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yansk指令俄罗斯军队搁置了Kamyanka，Kolodyazhn，Krasnaya Pershe，Novomolinsk，D ...</text:span>
</text:h>
      <text:p text:style-name="P4">
作者: liveuamap (Language: en)</text:p>
      <text:p text:style-name="P4">
时间: 2023-04-11T-52:15:00</text:p>
      <text:p text:style-name="P4">
地点: Svatove (Latitude:49.53824 Longtitude:37.89803)</text:p>
      <text:p text:style-name="P4">
视频: []</text:p>
      <text:p text:style-name="P4">
图片: []</text:p>
      <text:p text:style-name="P4">
标签: ["Russia"]</text:p>
      <text:p text:style-name="P4">
Id: 22555236</text:p>
      <!--METADATA-->
      <text:p text:style-name="P4">
在Kupiansk的方向，俄罗斯军队炮击了Kamyanka，Kolodyazne，Krasnepershe，Novomlynsk，Dvorichna，Vilshana，Vilshana，Kindrashivka，Kyslivka，Kyslivka和Berestoveof Kharkiv地区 - 乌克兰武装部队的武装部队报告</text:p>
      <text:p text:style-name="P4">
新闻集链接：<text:a xlink:type="simple" xlink:href="https://liveuamap.com/en/2023/11-april-at-kupiansk-direction-russian-army-shelled-kamyanka" text:style-name="Internet_20_link" text:visited-style-name="Visited_20_Internet_20_Link">
https://liveuamap.com/en/2023/11-april-at-kupiansk-direction-russian-army-army-shelled-kamyanka</text:a>
</text:p>
      <text:p text:style-name="P4">
News Source: <text:a xlink:type="simple" xlink:href="https://t.me/lumsrc/4463" text:style-name="Internet_20_link" text:visited-style-name="Visited_20_Internet_20_Link">
https://t.me/lumsrc/4463</text:a>
</text:p>
      <!--NEWS-->
      <text:h text:style-name="P10" text:outline-level="1">
<text:span text:style-name="T4">
在利马指令，俄罗斯军队搁置了Novoenorivka，Makeevka，Nevsk，Lucha的Bilonorivka ...</text:span>
</text:h>
      <text:p text:style-name="P4">
作者: liveuamap (Language: en)</text:p>
      <text:p text:style-name="P4">
时间: 2023-04-11T-54:15:00</text:p>
      <text:p text:style-name="P4">
地点: Donetsk (Latitude:48.7537 Longtitude:38.24015)</text:p>
      <text:p text:style-name="P4">
视频: []</text:p>
      <text:p text:style-name="P4">
图片: []</text:p>
      <text:p text:style-name="P4">
标签: ["Russia"]</text:p>
      <text:p text:style-name="P4">
Id: 22555235</text:p>
      <!--METADATA-->
      <text:p text:style-name="P4">
俄罗斯武装部队的武装部队在上午的报告中说</text:p>
      <text:p text:style-name="P4">
新闻集链接：<text:a xlink:type="simple" xlink:href="https://liveuamap.com/en/2023/11-april-at-lyman-direction-russian-army-shelled-novoyehorivka" text:style-name="Internet_20_link" text:visited-style-name="Visited_20_Internet_20_Link">
https://liveuamap.com/en/2023/11-april-at-lyman-direction-russian-army-shelled-novoyehorivka</text:a>
</text:p>
      <text:p text:style-name="P4">
News Source: <text:a xlink:type="simple" xlink:href="https://t.me/lumsrc/4464" text:style-name="Internet_20_link" text:visited-style-name="Visited_20_Internet_20_Link">
https://t.me/lumsrc/4464</text:a>
</text:p>
      <!--NEWS-->
      <text:h text:style-name="P10" text:outline-level="1">
<text:span text:style-name="T4">
巴赫穆特（Bakhmut Directio Rusian）军队炮击了Vasukivka，Zaliznyanske，Minkivka，Orikhovo-Basil ...</text:span>
</text:h>
      <text:p text:style-name="P4">
作者: liveuamap (Language: en)</text:p>
      <text:p text:style-name="P4">
时间: 2023-04-11T-56:15:00</text:p>
      <text:p text:style-name="P4">
地点: Donetsk Oblast (Latitude:48.40573 Longtitude:37.91039)</text:p>
      <text:p text:style-name="P4">
视频: []</text:p>
      <text:p text:style-name="P4">
图片: []</text:p>
      <text:p text:style-name="P4">
标签: ["Russia"]</text:p>
      <text:p text:style-name="P4">
Id: 22555234</text:p>
      <!--METADATA-->
      <text:p text:style-name="P4">
At Bakhmut direction Russian army shelled Vasukivka, Zaliznyanske, Minkivka,Orikhovo-Vasylivka, Bakhmut, Khromove, Ivanivske, Predtechyne, Chasiv Yar,Ozaryanivka, Druzhba and New York of Donetsk region, - General Staff of ArmedForces of Ukraine says in the morning report</text:p>
      <text:p text:style-name="P4">
新闻集链接：<text:a xlink:type="simple" xlink:href="https://liveuamap.com/en/2023/11-april-at-bakhmut-direction-russian-army-shelled-vasukivka" text:style-name="Internet_20_link" text:visited-style-name="Visited_20_Internet_20_Link">
https://liveuamap.com/en/2023/2023/11-pril-t-bakhmut-direction-direction-arussian-arsy-arsy-shelled-vasukivka</text:a>
</text:p>
      <text:p text:style-name="P4">
News Source: <text:a xlink:type="simple" xlink:href="https://t.me/lumsrc/4465" text:style-name="Internet_20_link" text:visited-style-name="Visited_20_Internet_20_Link">
https://t.me/lumsrc/4465</text:a>
</text:p>
      <!--NEWS-->
      <text:h text:style-name="P10" text:outline-level="1">
<text:span text:style-name="T4">
JSC Avdiivka和Marynka方向Ruscian军队炮击了Novokalinova，Avdiivka，Pervomaisk ...</text:span>
</text:h>
      <text:p text:style-name="P4">
作者: liveuamap (Language: en)</text:p>
      <text:p text:style-name="P4">
时间: 2023-04-11T-58:15:00</text:p>
      <text:p text:style-name="P4">
地点: Donetsk Oblast (Latitude:47.91531 Longtitude:37.45874)</text:p>
      <text:p text:style-name="P4">
视频: []</text:p>
      <text:p text:style-name="P4">
图片: []</text:p>
      <text:p text:style-name="P4">
标签: ["Russia"]</text:p>
      <text:p text:style-name="P4">
Id: 22555233</text:p>
      <!--METADATA-->
      <text:p text:style-name="P4">
在Avdiyivka和Maryinka的指示，俄罗斯军队向Novokalynove，Avdiyivka，Pervomayske，Krasnohorivka，Hostre，Hostre，Heorhiyivka，Maryhiyivka，Maryinka and Maryinka andPobyeda，Donetsk地区，乌克兰林业报道说</text:p>
      <text:p text:style-name="P4">
新闻集链接：<text:a xlink:type="simple" xlink:href="https://liveuamap.com/en/2023/11-april-at-avdiyivka-and-maryinka-directions-russian-army" text:style-name="Internet_20_link" text:visited-style-name="Visited_20_Internet_20_Link">
https://liveuamap.com/en/2023/11-april-at-avdiyivka-and-maryinka-directions-russian-army</text:a>
</text:p>
      <text:p text:style-name="P4">
News Source: <text:a xlink:type="simple" xlink:href="https://t.me/lumsrc/4466" text:style-name="Internet_20_link" text:visited-style-name="Visited_20_Internet_20_Link">
https://t.me/lumsrc/4466</text:a>
</text:p>
      <!--NEWS-->
      <text:h text:style-name="P10" text:outline-level="1">
<text:span text:style-name="T4">
俄罗斯军队的指导太多了，俄罗斯军队，沃拉达尔，比哈莱卡和维利...</text:span>
</text:h>
      <text:p text:style-name="P4">
作者: liveuamap (Language: en)</text:p>
      <text:p text:style-name="P4">
时间: 2023-04-11T-60:15:00</text:p>
      <text:p text:style-name="P4">
地点: Velyka Novosilka (Latitude:47.84024 Longtitude:36.83475)</text:p>
      <text:p text:style-name="P4">
视频: []</text:p>
      <text:p text:style-name="P4">
图片: []</text:p>
      <text:p text:style-name="P4">
标签: ["Russia"]</text:p>
      <text:p text:style-name="P4">
Id: 22555232</text:p>
      <!--METADATA-->
      <text:p text:style-name="P4">
在沙克塔克(Shaktarske)的指示，俄罗斯军队炮击了诺茨克地区的诺茨克地区的Novomykhaylivka，Vuhledar，Vuhledar，Bohoyavlenka和Velyka Novosilka-乌克兰的Armedforces的总参谋长在早晨的报告中说</text:p>
      <text:p text:style-name="P4">
新闻集链接：<text:a xlink:type="simple" xlink:href="https://liveuamap.com/en/2023/11-april-at-shaktarske-direction-russian-army-shelled-novomykhaylivka" text:style-name="Internet_20_link" text:visited-style-name="Visited_20_Internet_20_Link">
https://liveuamap.com/en/2023/11-april-at-shaktarske-direction-russian-army-army-shelled-novomykhaylivka</text:a>
</text:p>
      <text:p text:style-name="P4">
News Source: <text:a xlink:type="simple" xlink:href="https://t.me/lumsrc/4467" text:style-name="Internet_20_link" text:visited-style-name="Visited_20_Internet_20_Link">
https://t.me/lumsrc/4467</text:a>
</text:p>
      <!--NEWS-->
      <text:h text:style-name="P10" text:outline-level="1">
<text:span text:style-name="T4">
在Zaporizhzhia和Kherson的指示，俄罗斯军队炮击了Donetsk地区的Vremivka； 诺诺德...</text:span>
</text:h>
      <text:p text:style-name="P4">
作者: liveuamap (Language: en)</text:p>
      <text:p text:style-name="P4">
时间: 2023-04-11T-62:15:00</text:p>
      <text:p text:style-name="P4">
地点: Kam'yans'ke,Zaporiz'ka oblast (Latitude:47.5383 Longtitude:35.37289)</text:p>
      <text:p text:style-name="P4">
视频: []</text:p>
      <text:p text:style-name="P4">
图片: []</text:p>
      <text:p text:style-name="P4">
标签: ["Russia"]</text:p>
      <text:p text:style-name="P4">
Id: 22555231</text:p>
      <!--METADATA-->
      <text:p text:style-name="P4">
在Zaporizhzhia和Kherson的指示，俄罗斯军队炮击了Vremivka Ofdonetsk地区； Novodanylivka，Orikhiv，Novoandriyivka和Kamyanske Ofzaporizhzhia地区，乌克兰武装部队的总参谋长在主题报告中说</text:p>
      <text:p text:style-name="P4">
新闻集链接：<text:a xlink:type="simple" xlink:href="https://liveuamap.com/en/2023/11-april-at-zaporizhzhia-and-kherson-directions-russian-army" text:style-name="Internet_20_link" text:visited-style-name="Visited_20_Internet_20_Link">
https://liveuamap.com/en/2023/11-april-at-april-at-zaporizhzhzhia-and-kherson-directions-russian-army-my</text:a>
</text:p>
      <text:p text:style-name="P4">
News Source: <text:a xlink:type="simple" xlink:href="https://t.me/lumsrc/4468" text:style-name="Internet_20_link" text:visited-style-name="Visited_20_Internet_20_Link">
https://t.me/lumsrc/4468</text:a>
</text:p>
      <!--NEWS-->
      <text:h text:style-name="P10" text:outline-level="1">
<text:span text:style-name="T4">
俄罗斯部队在Lyman，Bakhmut，Avdiivka和Maryinka Directio进行进攻行动...</text:span>
</text:h>
      <text:p text:style-name="P4">
作者: liveuamap (Language: en)</text:p>
      <text:p text:style-name="P4">
时间: 2023-04-11T-64:15:00</text:p>
      <text:p text:style-name="P4">
地点: Marinka, Donetsk Oblast (Latitude:47.93969 Longtitude:37.49891)</text:p>
      <text:p text:style-name="P4">
视频: []</text:p>
      <text:p text:style-name="P4">
图片: []</text:p>
      <text:p text:style-name="P4">
标签: ["Russia"]</text:p>
      <text:p text:style-name="P4">
Id: 22555230</text:p>
      <!--METADATA-->
      <text:p text:style-name="P4">
俄罗斯部队在莱曼，巴赫穆特，阿夫迪夫卡和玛丽卡执行进攻行动。 乌克兰军方击退了52次俄罗斯袭击。</text:p>
      <text:p text:style-name="P4">
新闻集链接：<text:a xlink:type="simple" xlink:href="https://liveuamap.com/en/2023/11-april-russian-forces-conducting-offensive-actions-at-lyman" text:style-name="Internet_20_link" text:visited-style-name="Visited_20_Internet_20_Link">
https://liveuamap.com/en/2023/11-April-russian-forces-conducting-conducting-contridend-actions-actions-at-lyman</text:a>
</text:p>
      <text:p text:style-name="P4">
News Source: <text:a xlink:type="simple" xlink:href="https://t.me/lumsrc/4469" text:style-name="Internet_20_link" text:visited-style-name="Visited_20_Internet_20_Link">
https://t.me/lumsrc/4469</text:a>
</text:p>
      <!--NEWS-->
      <text:h text:style-name="P10" text:outline-level="1">
<text:span text:style-name="T4">
哈尔基夫，哈尔基夫斯卡的持久性（22:03）。 红色警报：空中威胁。 警笛声。 立即掩盖！</text:span>
</text:h>
      <text:p text:style-name="P4">
作者: liveuamap (Language: en)</text:p>
      <text:p text:style-name="P4">
时间: 2023-04-11T16:04:00</text:p>
      <text:p text:style-name="P4">
地点: Kharkiv (Latitude:49.98091 Longtitude:36.25292)</text:p>
      <text:p text:style-name="P4">
视频: []</text:p>
      <text:p text:style-name="P4">
图片: []</text:p>
      <text:p text:style-name="P4">
标签: ["Europe", "Central and Eastern Europe"]</text:p>
      <text:p text:style-name="P4">
Id: 22555400</text:p>
      <!--METADATA-->
      <text:p text:style-name="P4">
哈尔基夫(Kharkiv)，哈尔基夫地区(22:03). Red Alert: aerial threat. Sirens sounding.Take cover now!</text:p>
      <text:p text:style-name="P4">
News Collection Link: <text:a xlink:type="simple" xlink:href="https://liveuamap.com/en/2023/11-april-kharkiv-kharkivska-oblast2203-red-alg" text:style-name="Internet_20_link" text:visited-style-name="Visited_20_Internet_20_Link">
https://liveuamap.com/en/2023/11-april-kharkiv-kharkivska-oblast2203-red-alg</text:a>
</text:p>
      <text:p text:style-name="P4">
News Source: <text:a xlink:type="simple" xlink:href="https://t.me/air_alert_ua/42906" text:style-name="Internet_20_link" text:visited-style-name="Visited_20_Internet_20_Link">
https://t.me/air_alert_ua/42906</text:a>
</text:p>
      <!--NEWS-->
      <text:h text:style-name="P10" text:outline-level="1">
<text:span text:style-name="T4">
Sumska Oblast（22:05）。 红色警报：空中威胁。 警笛声。 立即掩盖！</text:span>
</text:h>
      <text:p text:style-name="P4">
作者: liveuamap (Language: en)</text:p>
      <text:p text:style-name="P4">
时间: 2023-04-11T16:06:00</text:p>
      <text:p text:style-name="P4">
地点: Sumska Oblast (Latitude:50.99898 Longtitude:33.99881)</text:p>
      <text:p text:style-name="P4">
视频: []</text:p>
      <text:p text:style-name="P4">
图片: []</text:p>
      <text:p text:style-name="P4">
标签: ["Europe", "Central and Eastern Europe"]</text:p>
      <text:p text:style-name="P4">
Id: 22555401</text:p>
      <!--METADATA-->
      <text:p text:style-name="P4">
Sumy地区(22:05). Red Alert: aerial threat. Sirens sounding. Take covernow!</text:p>
      <text:p text:style-name="P4">
News Collection Link: <text:a xlink:type="simple" xlink:href="https://liveuamap.com/en/2023/11-april-sumska-oblast2205-red-alert-aerial-tg" text:style-name="Internet_20_link" text:visited-style-name="Visited_20_Internet_20_Link">
https://liveuamap.com/en/2023/11-april-sumska-oblast2205-red-alert-aerial-tg</text:a>
</text:p>
      <text:p text:style-name="P4">
News Source: <text:a xlink:type="simple" xlink:href="https://t.me/air_alert_ua/42907" text:style-name="Internet_20_link" text:visited-style-name="Visited_20_Internet_20_Link">
https://t.me/air_alert_ua/42907</text:a>
</text:p>
      <!--NEWS-->
      <text:h text:style-name="P10" text:outline-level="1">
<text:span text:style-name="T4">
Poltavska Oblast（22:13）。 红色警报：空中威胁。 警笛声。 立即掩盖！</text:span>
</text:h>
      <text:p text:style-name="P4">
作者: liveuamap (Language: en)</text:p>
      <text:p text:style-name="P4">
时间: 2023-04-11T16:14:00</text:p>
      <text:p text:style-name="P4">
地点: Poltavska Oblast (Latitude:49.47705000 Longtitude:33.81866000)</text:p>
      <text:p text:style-name="P4">
视频: []</text:p>
      <text:p text:style-name="P4">
图片: []</text:p>
      <text:p text:style-name="P4">
标签: ["Europe", "Central and Eastern Europe"]</text:p>
      <text:p text:style-name="P4">
Id: 22555402</text:p>
      <!--METADATA-->
      <text:p text:style-name="P4">
poltava(22:13). Red Alert: aerial threat. Sirens sounding. Take covernow!</text:p>
      <text:p text:style-name="P4">
News Collection Link: <text:a xlink:type="simple" xlink:href="https://liveuamap.com/en/2023/11-april-poltavska-oblast2213-red-alert-aeriag" text:style-name="Internet_20_link" text:visited-style-name="Visited_20_Internet_20_Link">
https://liveuamap.com/en/2023/11-april-poltavska-oblast2213-red-alert-aeriag</text:a>
</text:p>
      <text:p text:style-name="P4">
News Source: <text:a xlink:type="simple" xlink:href="https://t.me/suspilnepoltava/10751" text:style-name="Internet_20_link" text:visited-style-name="Visited_20_Internet_20_Link">
https://t.me/suspilnepoltava/10751</text:a>
</text:p>
      <!--NEWS-->
      <text:h text:style-name="P10" text:outline-level="1">
<text:span text:style-name="T4">
Dnipro，Dnipropetrovska Oblast（22:14）。 红色警报：空中威胁。 警笛声。 掩护...</text:span>
</text:h>
      <text:p text:style-name="P4">
作者: liveuamap (Language: en)</text:p>
      <text:p text:style-name="P4">
时间: 2023-04-11T16:15:00</text:p>
      <text:p text:style-name="P4">
地点: Dnipro (Latitude:48.45930000 Longtitude:35.03865000)</text:p>
      <text:p text:style-name="P4">
视频: []</text:p>
      <text:p text:style-name="P4">
图片: []</text:p>
      <text:p text:style-name="P4">
标签: ["Europe", "Central and Eastern Europe"]</text:p>
      <text:p text:style-name="P4">
Id: 22555403</text:p>
      <!--METADATA-->
      <text:p text:style-name="P4">
dnipro，dnipropetrovsk区域(22:14). Red Alert: aerial threat. Sirenssounding. Take cover now!</text:p>
      <text:p text:style-name="P4">
News Collection Link: <text:a xlink:type="simple" xlink:href="https://liveuamap.com/en/2023/11-april-dnipro-dnipropetrovska-oblast2214-reg" text:style-name="Internet_20_link" text:visited-style-name="Visited_20_Internet_20_Link">
https://liveuamap.com/en/2023/11-april-dnipro-dnipropetrovska-oblast2214-reg</text:a>
</text:p>
      <text:p text:style-name="P4">
News Source: <text:a xlink:type="simple" xlink:href="https://t.me/air_alert_ua/42909" text:style-name="Internet_20_link" text:visited-style-name="Visited_20_Internet_20_Link">
https://t.me/air_alert_ua/42909</text:a>
</text:p>
      <!--NEWS-->
      <text:h text:style-name="P10" text:outline-level="1">
<text:span text:style-name="T4">
布莱恩斯克州边境地区的居民要求撤离。 他们说有检查...</text:span>
</text:h>
      <text:p text:style-name="P4">
作者: liveuamap (Language: en)</text:p>
      <text:p text:style-name="P4">
时间: 2023-04-11T16:42:00</text:p>
      <text:p text:style-name="P4">
地点: Bryansk (Latitude:52.38896 Longtitude:33.41582)</text:p>
      <text:p text:style-name="P4">
视频: []</text:p>
      <text:p text:style-name="P4">
图片: []</text:p>
      <text:p text:style-name="P4">
标签: ["Russia", "Central and Eastern Europe"]</text:p>
      <text:p text:style-name="P4">
Id: 22555519</text:p>
      <!--METADATA-->
      <text:p text:style-name="P4">
布莱恩斯克州边境地区的居民要求撤离。 他们说，有检查站和交火，以及最近的入侵，并希望赔偿</text:p>
      <text:p text:style-name="P4">
新闻集链接：<text:a xlink:type="simple" xlink:href="https://liveuamap.com/en/2023/11-april-residents-of-a-border-region-in-bryansk-oblast-demand" text:style-name="Internet_20_link" text:visited-style-name="Visited_20_Internet_20_Link">
https://liveuamap.com/en/2023/11-april-residents-of-a-border-region-ingion-in-bryansk-oblast-demand</text:a>
</text:p>
      <text:p text:style-name="P4">
News Source: <text:a xlink:type="simple" xlink:href="https://twitter.com/XSovietNews/status/1645874942163193871" text:style-name="Internet_20_link" text:visited-style-name="Visited_20_Internet_20_Link">
https://twitter.com/XSovietNews/status/1645874942163193871</text:a>
</text:p>
      <!--NEWS-->
      <text:h text:style-name="P10" text:outline-level="1">
<text:span text:style-name="T4">
美国国防部长：我们非常重视泄漏机密文件的问题</text:span>
</text:h>
      <text:p text:style-name="P4">
作者: liveuamap (Language: en)</text:p>
      <text:p text:style-name="P4">
时间: 2023-04-11T17:15:00</text:p>
      <text:p text:style-name="P4">
地点: Arlington, Virginia (Latitude:38.87122 Longtitude:-77.05529)</text:p>
      <text:p text:style-name="P4">
视频: []</text:p>
      <text:p text:style-name="P4">
图片: []</text:p>
      <text:p text:style-name="P4">
标签: ["USA"]</text:p>
      <text:p text:style-name="P4">
Id: 22555529</text:p>
      <!--METADATA-->
      <text:p text:style-name="P4">
美国国防部长：我们认真对待泄漏机密文件的问题</text:p>
      <text:p text:style-name="P4">
新闻集链接：[https://liveuamap.com/en/2023/11-april-us-secretry-of-defense-we-we-we-take-take-the--------------------------------------------------------------------(https://liveuamap.com/en/2023/11-april-us-secretary-of-defense-we-take-the-issue-of-leaking)</text:p>
      <text:p text:style-name="P4">
News Source: <text:a xlink:type="simple" xlink:href="https://twitter.com/AJABreaking/status/1645883304304885760" text:style-name="Internet_20_link" text:visited-style-name="Visited_20_Internet_20_Link">
https://twitter.com/AJABreaking/status/1645883304304885760</text:a>
</text:p>
      <!--NEWS-->
      <text:h text:style-name="P10" text:outline-level="1">
<text:span text:style-name="T4">
Odeska Oblast（23:34）。 红色警报：空中威胁。 警笛声。 立即掩盖！</text:span>
</text:h>
      <text:p text:style-name="P4">
作者: liveuamap (Language: en)</text:p>
      <text:p text:style-name="P4">
时间: 2023-04-11T17:35:00</text:p>
      <text:p text:style-name="P4">
地点: Odeska Oblast (Latitude:46.75000000 Longtitude:30.25000000)</text:p>
      <text:p text:style-name="P4">
视频: []</text:p>
      <text:p text:style-name="P4">
图片: []</text:p>
      <text:p text:style-name="P4">
标签: ["Europe", "Central and Eastern Europe"]</text:p>
      <text:p text:style-name="P4">
Id: 22555404</text:p>
      <!--METADATA-->
      <text:p text:style-name="P4">
ODESA地区(23:34). Red Alert: aerial threat. Sirens sounding. Take covernow!</text:p>
      <text:p text:style-name="P4">
News Collection Link: <text:a xlink:type="simple" xlink:href="https://liveuamap.com/en/2023/11-april-odeska-oblast2334-red-alert-aerial-tg" text:style-name="Internet_20_link" text:visited-style-name="Visited_20_Internet_20_Link">
https://liveuamap.com/en/2023/11-april-odeska-oblast2334-red-alert-aerial-tg</text:a>
</text:p>
      <text:p text:style-name="P4">
News Source: <text:a xlink:type="simple" xlink:href="https://t.me/suspilneodesa/22413" text:style-name="Internet_20_link" text:visited-style-name="Visited_20_Internet_20_Link">
https://t.me/suspilneodesa/22413</text:a>
</text:p>
      <!--NEWS-->
      <text:h text:style-name="P10" text:outline-level="1">
<text:span text:style-name="T4">
Donetsk Oblast（23:37）。 红色警报：空中威胁。 警笛声。 立即掩盖！</text:span>
</text:h>
      <text:p text:style-name="P4">
作者: liveuamap (Language: en)</text:p>
      <text:p text:style-name="P4">
时间: 2023-04-11T17:39:00</text:p>
      <text:p text:style-name="P4">
地点: Donetsk Oblast (Latitude:48.72744 Longtitude:37.5781)</text:p>
      <text:p text:style-name="P4">
视频: []</text:p>
      <text:p text:style-name="P4">
图片: []</text:p>
      <text:p text:style-name="P4">
标签: ["Europe", "Central and Eastern Europe"]</text:p>
      <text:p text:style-name="P4">
Id: 22555405</text:p>
      <!--METADATA-->
      <text:p text:style-name="P4">
Donetsk Oblast(23:37). Red Alert: aerial threat. Sirens sounding. Take covernow!</text:p>
      <text:p text:style-name="P4">
News Collection Link: <text:a xlink:type="simple" xlink:href="https://liveuamap.com/en/2023/11-april-donetsk-oblast2337-red-alert-aerial-g" text:style-name="Internet_20_link" text:visited-style-name="Visited_20_Internet_20_Link">
https://liveuamap.com/en/2023/11-april-donetsk-oblast2337-red-alert-aerial-g</text:a>
</text:p>
      <text:p text:style-name="P4">
News Source: <text:a xlink:type="simple" xlink:href="https://t.me/air_alert_ua/42915" text:style-name="Internet_20_link" text:visited-style-name="Visited_20_Internet_20_Link">
https://t.me/air_alert_ua/42915</text:a>
</text:p>
      <!--NEWS-->
      <text:h text:style-name="P10" text:outline-level="1">
<text:span text:style-name="T4">
Zaporizka Oblast（00:06）。 红色警报：空中威胁。 警笛声。 立即掩盖！</text:span>
</text:h>
      <text:p text:style-name="P4">
作者: liveuamap (Language: en)</text:p>
      <text:p text:style-name="P4">
时间: 2023-04-11T18:07:00</text:p>
      <text:p text:style-name="P4">
地点: Zaporizka Oblast (Latitude:47.612021 Longtitude:35.765261)</text:p>
      <text:p text:style-name="P4">
视频: []</text:p>
      <text:p text:style-name="P4">
图片: []</text:p>
      <text:p text:style-name="P4">
标签: ["Europe", "Central and Eastern Europe"]</text:p>
      <text:p text:style-name="P4">
Id: 22555407</text:p>
      <!--METADATA-->
      <text:p text:style-name="P4">
Zaporizhzhia地区(00:06). Red Alert: aerial threat. Sirens sounding. Take covernow!</text:p>
      <text:p text:style-name="P4">
News Collection Link: <text:a xlink:type="simple" xlink:href="https://liveuamap.com/en/2023/11-april-zaporizka-oblast0006-red-alert-aeriag" text:style-name="Internet_20_link" text:visited-style-name="Visited_20_Internet_20_Link">
https://liveuamap.com/en/2023/11-april-zaporizka-oblast0006-red-alert-aeriag</text:a>
</text:p>
      <text:p text:style-name="P4">
News Source: <text:a xlink:type="simple" xlink:href="https://t.me/air_alert_ua/42918" text:style-name="Internet_20_link" text:visited-style-name="Visited_20_Internet_20_Link">
https://t.me/air_alert_ua/42918</text:a>
</text:p>
      <!--NEWS-->
      <text:h text:style-name="P10" text:outline-level="1">
<text:span text:style-name="T4">
Kharkiv，Kharkivska Oblast（00:15）。 红色警报：空中威胁。 警笛声。 立即掩盖！</text:span>
</text:h>
      <text:p text:style-name="P4">
作者: liveuamap (Language: en)</text:p>
      <text:p text:style-name="P4">
时间: 2023-04-11T18:15:00</text:p>
      <text:p text:style-name="P4">
地点: Kharkiv (Latitude:49.98081000 Longtitude:36.25272000)</text:p>
      <text:p text:style-name="P4">
视频: []</text:p>
      <text:p text:style-name="P4">
图片: []</text:p>
      <text:p text:style-name="P4">
标签: ["Europe", "Central and Eastern Europe"]</text:p>
      <text:p text:style-name="P4">
Id: 22555408</text:p>
      <!--METADATA-->
      <text:p text:style-name="P4">
哈尔基夫(Kharkiv)，哈尔基夫地区(00:15). Red Alert: aerial threat. Sirens sounding.Take cover now!</text:p>
      <text:p text:style-name="P4">
News Collection Link: <text:a xlink:type="simple" xlink:href="https://liveuamap.com/en/2023/11-april-kharkiv-kharkivska-oblast0015-red-alg" text:style-name="Internet_20_link" text:visited-style-name="Visited_20_Internet_20_Link">
https://liveuamap.com/en/2023/11-april-kharkiv-kharkivska-oblast0015-red-alg</text:a>
</text:p>
      <text:p text:style-name="P4">
News Source: <text:a xlink:type="simple" xlink:href="https://t.me/air_alert_ua/42919" text:style-name="Internet_20_link" text:visited-style-name="Visited_20_Internet_20_Link">
https://t.me/air_alert_ua/42919</text:a>
</text:p>
      <!--NEWS-->
      <text:h text:style-name="P10" text:outline-level="1">
<text:span text:style-name="T4">
Donetsk Oblast（00:23）。 红色警报：空中威胁。 警笛声。 立即掩盖！</text:span>
</text:h>
      <text:p text:style-name="P4">
作者: liveuamap (Language: en)</text:p>
      <text:p text:style-name="P4">
时间: 2023-04-11T18:29:00</text:p>
      <text:p text:style-name="P4">
地点: Donetsk Oblast (Latitude:48.72725 Longtitude:37.57885)</text:p>
      <text:p text:style-name="P4">
视频: []</text:p>
      <text:p text:style-name="P4">
图片: []</text:p>
      <text:p text:style-name="P4">
标签: ["Europe", "Central and Eastern Europe"]</text:p>
      <text:p text:style-name="P4">
Id: 22555409</text:p>
      <!--METADATA-->
      <text:p text:style-name="P4">
Donetsk Oblast(00:23). Red Alert: aerial threat. Sirens sounding. Take covernow!</text:p>
      <text:p text:style-name="P4">
News Collection Link: <text:a xlink:type="simple" xlink:href="https://liveuamap.com/en/2023/11-april-donetsk-oblast0023-red-alert-aerial-g" text:style-name="Internet_20_link" text:visited-style-name="Visited_20_Internet_20_Link">
https://liveuamap.com/en/2023/11-april-donetsk-oblast0023-red-alert-aerial-g</text:a>
</text:p>
      <text:p text:style-name="P4">
News Source: <text:a xlink:type="simple" xlink:href="https://t.me/air_alert_ua/42920" text:style-name="Internet_20_link" text:visited-style-name="Visited_20_Internet_20_Link">
https://t.me/air_alert_ua/42920</text:a>
</text:p>
      <!--NEWS-->
      <text:h text:style-name="P10" text:outline-level="1">
<text:span text:style-name="T4">
Sumska Oblast（00:57）。 红色警报：空中威胁。 警笛声。 立即掩盖！</text:span>
</text:h>
      <text:p text:style-name="P4">
作者: liveuamap (Language: en)</text:p>
      <text:p text:style-name="P4">
时间: 2023-04-11T18:59:00</text:p>
      <text:p text:style-name="P4">
地点: Sumska Oblast (Latitude:51.00078 Longtitude:33.99972)</text:p>
      <text:p text:style-name="P4">
视频: []</text:p>
      <text:p text:style-name="P4">
图片: []</text:p>
      <text:p text:style-name="P4">
标签: ["Europe", "Central and Eastern Europe"]</text:p>
      <text:p text:style-name="P4">
Id: 22555410</text:p>
      <!--METADATA-->
      <text:p text:style-name="P4">
Sumy地区(00:57). Red Alert: aerial threat. Sirens sounding. Take covernow!</text:p>
      <text:p text:style-name="P4">
News Collection Link: <text:a xlink:type="simple" xlink:href="https://liveuamap.com/en/2023/11-april-sumska-oblast0057-red-alert-aerial-tg" text:style-name="Internet_20_link" text:visited-style-name="Visited_20_Internet_20_Link">
https://liveuamap.com/en/2023/11-april-sumska-oblast0057-red-alert-aerial-tg</text:a>
</text:p>
      <text:p text:style-name="P4">
News Source: <text:a xlink:type="simple" xlink:href="https://t.me/air_alert_ua/42923" text:style-name="Internet_20_link" text:visited-style-name="Visited_20_Internet_20_Link">
https://t.me/air_alert_ua/42923</text:a>
</text:p>
      <!--NEWS-->
      <text:h text:style-name="P10" text:outline-level="1">
<text:span text:style-name="T4">
有一段视频在线流传，上面宣布俄罗斯雇佣军斩首乌克兰士兵ISI ...</text:span>
</text:h>
      <text:p text:style-name="P4">
作者: liveuamap (Language: en)</text:p>
      <text:p text:style-name="P4">
时间: 2023-04-11T20:05:00</text:p>
      <text:p text:style-name="P4">
地点: Donetsk (Latitude:48.52886 Longtitude:38.29151)</text:p>
      <text:p text:style-name="P4">
视频: []</text:p>
      <text:p text:style-name="P4">
图片: []</text:p>
      <text:p text:style-name="P4">
标签: ["Russia", "Minsk Monitor"]</text:p>
      <text:p text:style-name="P4">
Id: 22555415</text:p>
      <!--METADATA-->
      <text:p text:style-name="P4">
有一段视频在线流传着俄罗斯雇佣军斩首的乌克兰士兵，ISIS风格</text:p>
      <text:p text:style-name="P4">
新闻集链接：<text:a xlink:type="simple" xlink:href="https://liveuamap.com/en/2023/12-april-there-is-a-video-circulating-online-of-russian-mercenaries" text:style-name="Internet_20_link" text:visited-style-name="Visited_20_Internet_20_Link">
https://liveuamap.com/en/2023/2023/12-april-there-is-a-a-video-circulating-circulating-online-online of Russian-Mercenaries</text:a>
</text:p>
      <text:p text:style-name="P4">
News Source: <text:a xlink:type="simple" xlink:href="https://twitter.com/michaeldweiss/status/1645926063380508673" text:style-name="Internet_20_link" text:visited-style-name="Visited_20_Internet_20_Link">
https://twitter.com/michaeldweiss/status/1645926063380508673</text:a>
</text:p>
      <!--NEWS-->
      <text:h text:style-name="P10" text:outline-level="1">
<text:span text:style-name="T4">
乌克兰计划至少吸引5000个袋子来开采乌克兰领土-Alexei Reznikov</text:span>
</text:h>
      <text:p text:style-name="P4">
作者: ['Алла Рядинська']</text:p>
      <text:p text:style-name="P4">
时间: 2023-04-11T36:00:00-04:00</text:p>
      <text:p text:style-name="P4">
描述: 在乌克兰媒体中心的乌克兰卫生乌克兰人 - 乌克兰 - 奥德萨...与乌克兰2022年的战争，与乌克兰与乌克兰的最新新闻，与乌克兰2022年的新闻战争，今天将有一个将有一个将有一个将会有一个将会有一个将会有一个将会有一个将会有一个将会有一个将会有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ministr_result.jpg" text:style-name="Internet_20_link" text:visited-style-name="Visited_20_Internet_20_Link">
ministr_result.jpg</text:a>
']</text:p>
      <text:p text:style-name="P4">
标签: ['STOPRUSSIA', 'АГРЕСІЯ РФ', 'ВТОРГНЕННЯ РФ', 'МІНІСТР ОБОРОНИ УКРАЇНИ ОЛЕКСІЙ РЕЗНІКОВ']</text:p>
      <text:p text:style-name="P4">
类别: News</text:p>
      <!--METADATA-->
      <text:p text:style-name="P4">
<draw:frame draw:style-name="fr1" draw:name="Image2" text:anchor-type="as-char" svg:width="6.9236in" svg:height="4.615733in" draw:z-index="0">
<draw:image xlink:href="../Images/AРМІЯINFORM/2023-04-11T36-00-00-04-00/ministr_result.jpg" xlink:type="simple" xlink:show="embed" xlink:actuate="onLoad" draw:mime-type="image/jpeg"/>
</draw:frame>
在媒体中心 - 奥德萨(Alexei Reznikov)的媒体中心国防部和丹麦国王王国的简报中，分享了保护平民公民免受俄罗斯大规模入侵的后果的计划，即释放领土。 他指出，该过程将由几个区别组成。</text:p>
      <ul>
        <li>
将在占领之后对地球和水进行审核。 如今，在某些情况下，即使是海滩也落在海滩上，而不仅仅是乌克兰人。 第二个是我的设备。 它不仅是标识，安装和固定，而且是交换元素的可能性。 他解释说，丹麦王国可以帮助我们。</li>
      </ul>
      <text:p text:style-name="P4">
据他说，丹麦拥有专门的无人机 - 潜艇，可以检测，记录和将坐标传输到Sappers，这些无人机可以在水下进行Sapper工作。 自2014年以来，在乌克兰，该公司一直在运营，由丹麦王国代表。 该公司具有强大的专业知识来执行人道主义的魔术，即不在战区的地区的变化。</text:p>
      <text:p text:style-name="P4">
SES是乌克兰的另一个Demining的机构。 他们对平民基础设施的贬低感兴趣。</text:p>
      <ul>
        <li>
SES是Demining的领导者，但它们确实提示了我。 但这是一个运营的矿山。 部长说，当我们的农民乞求时，同一农业部门的全面变化是：“可以托管，以便我们可以播种和种植食物”是一项巨大的任务。”</li>
      </ul>
      <text:p text:style-name="P4">
目前，有一个由尤利亚·斯维里德科(Yulia Sviridenko)领导的机构间小组，他是第一任牧师和经济部长。 作为一名经济学家，它了解哪些行业在此问题上。 丹麦王国的经验对于我们的祖先的有效工作是必不可少的。</text:p>
      <ul>
        <li>
在我们的计划中，至少有5,000名乌克兰人将自己的潜力。 亚历山大·雷兹尼科夫(Alexei Reznikov)说，这是其他国家的专家也将参与其中的计算。 - 在克罗地亚，战争结束了28年前。 到这个时候，克罗地亚的领土还没有完全不变。 也就是说，克罗地亚国家中心仍然有工作。 它们平均可以最多50平方公里的土地，包括崎rough的地形 - 岩石，森林小屋等 - 总结了Rennikov。</li>
      </ul>
      <text:p text:style-name="P4">
News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暴露了欺诈者，他们从想离开巴赫穆特的人那里幸运的钱</text:span>
</text:h>
      <text:p text:style-name="P4">
作者: ['АРМІЯINFORM']</text:p>
      <text:p text:style-name="P4">
时间: 2023-04-11T37:00:00-04:00</text:p>
      <text:p text:style-name="P4">
描述: Bezpeki的KESBERFAKHIVTSI服务与Polshchi Polshchi的法律主体...与乌克兰2022年的战争，与乌克兰与乌克兰的最新新闻，《与乌克兰新闻》的战争，今天与乌克兰2022年的《新闻战》，今天，乌克兰和俄罗斯之间的战争以及战争时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标签: ['STOPRUSSIA', 'АГРЕСІЯ РФ', 'ВТОРГНЕННЯ РФ', 'СБУ']</text:p>
      <text:p text:style-name="P4">
类别: News</text:p>
      <!--METADATA-->
      <text:p text:style-name="P4">
<draw:frame draw:style-name="fr1" draw:name="Image3" text:anchor-type="as-char" svg:width="6.9236in" svg:height="4.615733in" draw:z-index="0">
<draw:image xlink:href="../Images/AРМІЯINFORM/2023-04-11T37-00-00-04-00/sbu11.jpeg" xlink:type="simple" xlink:show="embed" xlink:actuate="onLoad" draw:mime-type="image/jpeg"/>
</draw:frame>
安全部门的网络法学委员会以及共和党Kaya的执法机构中和跨国欺诈者。</text:p>
      <text:p text:style-name="P4">
关于它<text:a xlink:type="simple" xlink:href="https://ssu.gov.ua/novyny/sbu-ta-pravookhorontsi-polshchi-likviduvaly-shakhraisku-skhemu-vymaniuvannia-hroshei-iz-myrnykh-zhyteliv-yaki-khochut-vyikhaty-z-bakhmuta" text:style-name="Internet_20_link" text:visited-style-name="Visited_20_Internet_20_Link">
报告</text:a>
SBU新闻服务。</text:p>
      <text:p text:style-name="P4">
恶性因素从乌克兰的居民那里徘徊，乌克兰的居民计划离开战争区，包括巴赫穆特和煤炭。 当地人“保证”当地人将他们带到我们国家最安全的地区“保证”。 这种“服务”的平均成本为3万UAH。</text:p>
      <text:p text:style-name="P4">
基本上，欺诈者将其承诺“分发”给幼儿的残疾和父母。 为此，他们使用了社交网络和受欢迎的使者的团体。他们将客户的“预付款”占据了50％的宣布金额。 金钱存放在为假人发行的银行卡上。 收到书籍后，经销商停止与受害者交流，不再打电话。 这样，欺诈者在人类中的欺诈者超过150万。</text:p>
      <text:p text:style-name="P4">
<draw:frame draw:style-name="fr1" draw:name="Image4" text:anchor-type="as-char" svg:width="6.9236in" svg:height="4.615733in" draw:z-index="0">
<draw:image xlink:href="../Images/AРМІЯINFORM/2023-04-11T37-00-00-04-00/sbu33.jpeg" xlink:type="simple" xlink:show="embed" xlink:actuate="onLoad" draw:mime-type="image/jpeg"/>
</draw:frame>
另一个欺诈者的“目标受众”是应征年龄的男人。 为了获得“费用”，入侵者答应军方出国出国旅行的虚假费用。</text:p>
      <text:p text:style-name="P4">
由于在乌克兰不同地区的特殊行动，一名组织者被拘留。 他是Zhytomyr地区的居民，他正在与客户联系并为他们提供“条件”以进行撤离。在调查中，另外两个乌克兰公民，即犯罪集团的组织者，目前正在欧盟国家之一中。</text:p>
      <text:p text:style-name="P4">
SBU的工作人员与欧洲合作伙伴一起对拘留入侵者及其引渡到乌克兰进行全面拘留。</text:p>
      <text:p text:style-name="P4">
<text:span text:style-name="T4">
在搜索乌克兰几个地区的人的地址的搜索过程中，揭示了：</text:span>
</text:p>
      <text:p text:style-name="P4">
<text:span text:style-name="T5">
手机具有非法活动的证据； </text:span>
攻击者从受害者那里收到钱的10张银行卡。</text:p>
      <text:p text:style-name="P4">
<draw:frame draw:style-name="fr1" draw:name="Image5" text:anchor-type="as-char" svg:width="6.9236in" svg:height="4.615733in" draw:z-index="0">
<draw:image xlink:href="../Images/AРМІЯINFORM/2023-04-11T37-00-00-04-00/sbu22.jpeg" xlink:type="simple" xlink:show="embed" xlink:actuate="onLoad" draw:mime-type="image/jpeg"/>
</draw:frame>
目前，其中一种恶性因素是Zhytomyr地区的居民，报告怀疑艺术的第3部分。 乌克兰《刑法》 190(欺诈罪).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乌克兰已将五名重伤囚犯交给了俄罗斯一方</text:span>
</text:h>
      <text:p text:style-name="P4">
作者: ['АРМІЯINFORM']</text:p>
      <text:p text:style-name="P4">
时间: 2023-04-11T38:00:00-04:00</text:p>
      <text:p text:style-name="P4">
描述: ZGISDNO与《一般公约》的规范，乌克兰方面的repatrius为Terito ...与乌克兰2022的战争，与乌克兰的最新新闻，与乌克兰的新闻战争，与乌克兰2022年的《新闻战》，乌克兰和乌克兰之间的战争是否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koooord.jpeg" text:style-name="Internet_20_link" text:visited-style-name="Visited_20_Internet_20_Link">
koooord.jpeg</text:a>
']</text:p>
      <text:p text:style-name="P4">
标签: ['STOPRUSSIA', 'АГРЕСІЯ РФ', 'ВТОРГНЕННЯ РФ', 'КООРДИНАЦІЙНИЙ ШТАБ']</text:p>
      <text:p text:style-name="P4">
类别: News</text:p>
      <!--METADATA-->
      <text:p text:style-name="P4">
<draw:frame draw:style-name="fr1" draw:name="Image6" text:anchor-type="as-char" svg:width="6.9236in" svg:height="3.894525in" draw:z-index="0">
<draw:image xlink:href="../Images/AРМІЯINFORM/2023-04-11T38-00-00-04-00/koooord.jpeg" xlink:type="simple" xlink:show="embed" xlink:actuate="onLoad" draw:mime-type="image/jpeg"/>
</draw:frame>
根据日内瓦公约的规范，乌克兰方面重新观察了侵略者五个侵略者的竞争者的竞争者，其中包括唯一被乌克兰囚禁的女性。</text:p>
      <text:p text:style-name="P4">
关于它<text:a xlink:type="simple" xlink:href="https://koordshtab.gov.ua/archive/1368" text:style-name="Internet_20_link" text:visited-style-name="Visited_20_Internet_20_Link">
报告</text:a>
协调在战俘上。</text:p>
      <text:p text:style-name="P4">
这些人的状况设法稳定了他们适合运输的状况。 正如设想的国际人道主义法所设想的，遣返没有任何条件的俄罗斯方面。</text:p>
      <text:p text:style-name="P4">
此外，斋月是所有穆斯林的神圣月亮 - 乌克兰追捕在占领军中作战的穆斯林。 Tsebulo是为了证实侵略者国家在文化和传统方面“全部”“全部”交换穆斯林的提议。</text:p>
      <text:p text:style-name="P4">
应该提醒的是，3月24日，乌克兰方面已经重复了五名可承受的俄罗斯入侵者。 但是，在俄罗斯和暂时占领的领土上维护的地方，现在有很多受伤的战俘，应立即在没有事先条件的情况下立即将占领国归还。</text:p>
      <text:p text:style-name="P4">
News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NEWS-->
      <text:h text:style-name="P10" text:outline-level="1">
<text:span text:style-name="T4">
议会建议整体和整体采用</text:span>
</text:h>
      <text:p text:style-name="P4">
作者: ['АРМІЯINFORM']</text:p>
      <text:p text:style-name="P4">
时间: 2023-04-11T39:00:00-04:00</text:p>
      <text:p text:style-name="P4">
描述: 关于在Facebook上为乌克兰的Storinzi Verkhno办公室的立方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verhovna-rada-rekomenduvala.jpg" text:style-name="Internet_20_link" text:visited-style-name="Visited_20_Internet_20_Link">
verhovna-rada-rekomenduvala.jpg</text:a>
']</text:p>
      <text:p text:style-name="P4">
标签: ['STOPRUSSIA', 'ВЕРХОВНА РАДА УКРАЇНИ', 'ВІЙНА', 'ВТОРГНЕННЯ РФ', 'ЗАКОНОПРОЄКТИ', 'ОБОРОНА']</text:p>
      <text:p text:style-name="P4">
类别: News</text:p>
      <!--METADATA-->
      <text:p text:style-name="P4">
<draw:frame draw:style-name="fr1" draw:name="Image7" text:anchor-type="as-char" svg:width="6.9236in" svg:height="5.804039in" draw:z-index="0">
<draw:image xlink:href="../Images/AРМІЯINFORM/2023-04-11T39-00-00-04-00/verhovna-rada-rekomenduvala.jpg" xlink:type="simple" xlink:show="embed" xlink:actuate="onLoad" draw:mime-type="image/jpeg"/>
</draw:frame>
关于它<text:a xlink:type="simple" xlink:href="https://www.facebook.com/verkhovna.rada.ukraine/posts/pfbid0aGYhaUnrJS9sK3FJgVytTqQrZGfvvWYmeAcur6QqvZrTsQV4DmHwgJsZwrGgkJMPl" text:style-name="Internet_20_link" text:visited-style-name="Visited_20_Internet_20_Link">
报告</text:a>
[S)(https://www.facebook.com/verkhovna.rada.ukraine/posts/pfbid0aGYhaUnrJS9sK3FJgVytTqQrZGfvvWYmeAcur6QqvZrTsQV4DmHwgJsZwrGgkJMPl)在Facebook上的乌克兰Verkhovna Rada的官方页面上。</text:p>
      <text:p text:style-name="P4">
<text:span text:style-name="T5">
第9061号关于在戒严令中对安全和辩护的供应/进口操作的价值免税税的第9061号； </text:span>
№9062关于武术期间的安全和国防需求，进口到乌克兰海关领土的特殊性</text:p>
      <text:p text:style-name="P4">
该法律规定，免除对进口交易的应用到乌克兰海关领土和乌克兰国防货物的串珠领土的供应，这是乌克兰第1条第1部分的第29款确定的。 “国防”。</text:p>
      <text:p text:style-name="P4">
此外，它们提高了国防结构需求的运营满意度标准，并确保有效击退侵略者。</text:p>
      <text:p text:style-name="P4">
News Source: <text:a xlink:type="simple" xlink:href="https://armyinform.com.ua/2023/04/11/parlament-rekomenduvav-pryjnyaty-za-osnovu-ta-v-czilomu-zakonoproyekty-na-pidtrymku-potreb-oborony/" text:style-name="Internet_20_link" text:visited-style-name="Visited_20_Internet_20_Link">
https://armyinform.com.ua/2023/04/11/parlament-rekomenduvav-pryjnyaty-za-osnovu-ta-v-czilomu-zakonoproyekty-na-pidtrymku-potreb-oborony/</text:a>
</text:p>
      <!--NEWS-->
      <text:h text:style-name="P10" text:outline-level="1">
<text:span text:style-name="T4">
TOT毕业生有资格接受大学免费教育</text:span>
</text:h>
      <text:p text:style-name="P4">
作者: ['АРМІЯINFORM']</text:p>
      <text:p text:style-name="P4">
时间: 2023-04-11T40:00:00-04:00</text:p>
      <text:p text:style-name="P4">
描述: Teriye i Ti的Timchasovo Dub的阀门人，HTOS离开了Teritator Pizlya ...与乌克兰2022年的战争，与乌克兰的最新消息，今天与乌克兰的新闻，今天与乌克兰2022年的新闻，今天，乌克兰和俄罗斯和俄罗斯和俄罗斯之间以及乌克兰和俄罗斯之间的战争将会，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4/vnzzz.png" text:style-name="Internet_20_link" text:visited-style-name="Visited_20_Internet_20_Link">
vnzzz.png</text:a>
']</text:p>
      <text:p text:style-name="P4">
标签: ['STOPRUSSIA', 'АГРЕСІЯ РФ', 'ВТОРГНЕННЯ РФ', 'МІНРЕІНТЕГРАЦІЇ']</text:p>
      <text:p text:style-name="P4">
类别: News</text:p>
      <!--METADATA-->
      <text:p text:style-name="P4">
<draw:frame draw:style-name="fr1" draw:name="Image8" text:anchor-type="as-char" svg:width="6.9236in" svg:height="4.615733in" draw:z-index="0">
<draw:image xlink:href="../Images/AРМІЯINFORM/2023-04-11T40-00-00-04-00/vnzzz.png" xlink:type="simple" xlink:show="embed" xlink:actuate="onLoad" draw:mime-type="image/png"/>
</draw:frame>
来自临时占领地区的毕业生和2023年1月1日之后离开此类领土的人有权接受高等教育机构的政府命令培训。</text:p>
      <text:p text:style-name="P4">
关于它<text:a xlink:type="simple" xlink:href="https://minre.gov.ua/2023/04/10/vypusknyky-z-tot-mayut-pravo-na-bezkoshtovne-navchannya-u-vyshah/" text:style-name="Internet_20_link" text:visited-style-name="Visited_20_Internet_20_Link">
报告</text:a>
乌克兰被占领领土的重返社会部。</text:p>
      <text:p text:style-name="P4">
其中包括在配额2的教育机构的入学人数。</text:p>
      <text:p text:style-name="P4">
可以使用E -Cabinet在线提交入学申请。</text:p>
      <text:p text:style-name="P4">
个人电子办公室的注册将于2023年7月1日在以下<text:span text:style-name="T4">
 [link]中开始(https://vstup.edbo.gov.ua/)</text:span>
。</text:p>
      <text:p text:style-name="P4">
注册并在TOT上的参赛者将能够远程传播介绍性活动的所有问题。</text:p>
      <text:p text:style-name="P4">
入学后，TOT的参赛者可以在未来三个月内与培训机构达成协议。</text:p>
      <text:p text:style-name="P4">
News Source: <text:a xlink:type="simple" xlink:href="https://armyinform.com.ua/2023/04/11/vypusknyky-z-tot-mayut-pravo-na-bezkoshtovne-navchannya-u-vyshah/" text:style-name="Internet_20_link" text:visited-style-name="Visited_20_Internet_20_Link">
https://armyinform.com.ua/2023/04/11/vypusknyky-z-tot-mayut-pravo-na-bezkoshtovne-navchannya-u-vyshah/</text:a>
</text:p>
      <!--NEWS-->
      <text:h text:style-name="P10" text:outline-level="1">
<text:span text:style-name="T4">
“没有坦克，放弃机器，说我们现在是步兵”  - 拦截古尔</text:span>
</text:h>
      <text:p text:style-name="P4">
作者: ['АРМІЯINFORM']</text:p>
      <text:p text:style-name="P4">
时间: 2023-04-11T41:00:00-04:00</text:p>
      <text:p text:style-name="P4">
描述: 戈洛夫纳（Golovna）由罗斯维斯（Rosveski）管理着自己的迷你国防部建设……与乌克兰2022年的战争，与乌克兰与乌克兰的最新新闻，《与乌克兰的新闻战》，2022年的新闻战争，今天的最后一次战争，乌克兰和俄罗斯之间的战争，乌克兰和俄罗斯之间的战争，他们说，与乌克兰的战争将在不久的将来与乌克兰发生战争时，他们说，与乌克兰与乌克兰的战争今天，今天的乌克兰新闻，乌克兰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ІЙНА', 'ГУР ПЕРЕХОПЛЕННЯ']</text:p>
      <text:p text:style-name="P4">
类别: News</text:p>
      <!--METADATA-->
      <text:p text:style-name="P4">
<draw:frame draw:style-name="fr1" draw:name="Image9" text:anchor-type="as-char" svg:width="6.9236in" svg:height="3.894525in" draw:z-index="0">
<draw:image xlink:href="../Images/AРМІЯINFORM/2023-04-11T41-00-00-04-00/337531944_232614265847457_8544501692430122370_n.jpg" xlink:type="simple" xlink:show="embed" xlink:actuate="onLoad" draw:mime-type="image/jpeg"/>
</draw:frame>
国防部YouTube频道上的智能智能局主要局<text:a xlink:type="simple" xlink:href="https://www.youtube.com/watch" text:style-name="Internet_20_link" text:visited-style-name="Visited_20_Internet_20_Link">
出版</text:a>
另一个拦截。 这位俄罗斯军人向他的母亲介绍了俄罗斯军队的迅速表现：</text:p>
      <text:p text:style-name="P4">
<text:span text:style-name="T5">
“第146团是给我们的……他们被派去了，喝醉了，全都喝醉了。 好吧，我不知道该团的一半在哪里”； </text:span>
“他们被告知油轮没有坦克，你现在是步兵”； *“他没有腿，在医院里躺在谎言。”</text:p>
      <text:p text:style-name="P4">
News Source: <text:a xlink:type="simple" xlink:href="https://armyinform.com.ua/2023/04/11/ony-tankyst%d1%8b-ym-skazaly-chto-tankov-net-v%d1%8b-teper-pehota-avtomat%d1%8b-v%d1%8bdaly-perehoplennya-gur/" text:style-name="Internet_20_link" text:visited-style-name="Visited_20_Internet_20_Link">
https://armyinform.com.ua/2023/04/11/ony-tankyst%d1%8b-ym-skazaly-chto-tankov-net-v%d1%8b-teper-pehota-avtomat%d1%8b-v%d1%8bdaly-perehoplennya-gur/</text:a>
</text:p>
      <!--NEWS-->
      <text:h text:style-name="P10" text:outline-level="1">
<text:span text:style-name="T4">
56俄罗斯联邦杜马州的其他代表将对认可“ LNR”和“ DNR”投票。</text:span>
</text:h>
      <text:p text:style-name="P4">
作者: ['АРМІЯINFORM']</text:p>
      <text:p text:style-name="P4">
时间: 2023-04-11T42:00:00-04:00</text:p>
      <text:p text:style-name="P4">
描述: 服务Bezpeques Zibrala Bezini Propesi Vini Shchel 56代表俄罗斯联合会的Dumi代表，Yaki，Yaki ...与乌克兰2022年的战争，与乌克兰的最新新闻，今天与乌克兰的新闻战争，与乌克兰2022年的新闻战争，今天将在乌克兰之间进行战争，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sudd-e1681138106263.jpeg" text:style-name="Internet_20_link" text:visited-style-name="Visited_20_Internet_20_Link">
sudd-e1681138106263.jpeg</text:a>
']</text:p>
      <text:p text:style-name="P4">
标签: ['STOPRUSSIA', 'АГРЕСІЯ РФ', 'ВТОРГНЕННЯ РФ', 'СЛУЖБА БЕЗПЕКИ УКРАЇНИ']</text:p>
      <text:p text:style-name="P4">
类别: News</text:p>
      <!--METADATA-->
      <text:p text:style-name="P4">
<draw:frame draw:style-name="fr1" draw:name="Image10" text:anchor-type="as-char" svg:width="6.9236in" svg:height="6.072622in" draw:z-index="0">
<draw:image xlink:href="../Images/AРМІЯINFORM/2023-04-11T42-00-00-04-00/sudd-e1681138106263.jpeg" xlink:type="simple" xlink:show="embed" xlink:actuate="onLoad" draw:mime-type="image/jpeg"/>
</draw:frame>
安全部门收集了无条件的证据表明，该州另外56名代表的过错，他们为占领乌克兰东部地区的一部分做出了贡献。</text:p>
      <text:p text:style-name="P4">
关于它<text:a xlink:type="simple" xlink:href="https://ssu.gov.ua/novyny/za-materialamy-sbu-sudytymut-shche-56-deputativ-derzhdumy-rf-yaki-holosuvaly-za-vyznannia-ldnr" text:style-name="Internet_20_link" text:visited-style-name="Visited_20_Internet_20_Link">
报告</text:a>
SBU新闻服务。</text:p>
      <text:p text:style-name="P4">
2022年2月15日，他们支持对总统呼吁的决议，以表彰士兵和卢汉斯克地区暂时占领地区的“独立性”。 2月22日，他们投票决定批准侵略者国家恐怖组织“ l/dnr”之间的“友谊，合作和互助条约”。 第二天，根据通过的“合同”，恐怖分子领导人呼吁俄罗斯联邦总统提供“武装援助”。 因此，克里姆林宫以这些解决方案为正式理由开始对乌克兰的全面入侵并为武装侵略辩护。</text:p>
      <text:p text:style-name="P4">
根据收集的证据，SBU的调查人员得到了俄罗斯代表根据《艺术》第3部分的宣传。 《乌克兰刑法》 110(侵犯). Наразі Служба безпекизавершила розслідування і направила до суду обвинувальні акти.</text:p>
      <text:p text:style-name="P4">
Посадовцям загрожує покарання до 15 років ув’язнення або довічне позбавленняволі з конфіскацією майна. Тривають комплексні заходи для притягнення виннихдо відповідальності за злочини проти України.</text:p>
      <text:p text:style-name="P4">
Розслідування проводили співробітники СБУ у Тернопільській, Хмельницькій,Івано-Франківській та Вінницькій областях за процесуального керівництваорганів прокуратури.</text:p>
      <text:p text:style-name="P4">
News Source: <text:a xlink:type="simple" xlink:href="https://armyinform.com.ua/2023/04/11/sudytymut-shhe-56-deputativ-derzhdumy-rf-yaki-golosuvaly-za-vyznannya-lnr-ta-dnr/" text:style-name="Internet_20_link" text:visited-style-name="Visited_20_Internet_20_Link">
https://armyinform.com.ua/2023/04/11/sudytymut-shhe-56-deputativ-derzhdumy-rf-yaki-golosuvaly-za-vyznannya-lnr-ta-dnr/</text:a>
</text:p>
      <!--NEWS-->
      <text:h text:style-name="P10" text:outline-level="1">
<text:span text:style-name="T4">
Erobota：新的赠款或退伍军人的业务发展</text:span>
</text:h>
      <text:p text:style-name="P4">
作者: ['АРМІЯINFORM']</text:p>
      <text:p text:style-name="P4">
时间: 2023-04-11T43:00:00-04:00</text:p>
      <text:p text:style-name="P4">
描述: Rosshitshitshevsky Prochkt，Z 10 Kviteni侵入参与者的零件...与乌克兰2022年的战争，与乌克兰的最新新闻战争，今天与乌克兰2022年的新闻战争，乌克兰和俄罗斯之间的战争以及与俄罗斯之间的战争以及何时与In In In In In In In In In In In 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yerobota.jpg" text:style-name="Internet_20_link" text:visited-style-name="Visited_20_Internet_20_Link">
yerobota.jpg</text:a>
']</text:p>
      <text:p text:style-name="P4">
标签: ['STOPRUSSIA', 'АГРЕСІЯ РФ', 'ВЕТЕРАНИ', 'ВТОРГНЕННЯ РФ', 'СОЦІАЛЬНИЙ ЗАХИСТ ПІД ЧАС ВІЙНИ']</text:p>
      <text:p text:style-name="P4">
类别: News</text:p>
      <!--METADATA-->
      <text:p text:style-name="P4">
<draw:frame draw:style-name="fr1" draw:name="Image11" text:anchor-type="as-char" svg:width="6.9236in" svg:height="6.9236in" draw:z-index="0">
<draw:image xlink:href="../Images/AРМІЯINFORM/2023-04-11T43-00-00-04-00/yerobota.jpg" xlink:type="simple" xlink:show="embed" xlink:actuate="onLoad" draw:mime-type="image/jpeg"/>
</draw:frame>
政府正在扩大该项目，自4月10日以来，可以为敌对行动的参与者提供新的计划。 有了Erobot的赠款，退伍军人可以开始或发展自己的业务。</text:p>
      <text:p text:style-name="P4">
这在[消息]中说明了(https://t.me/mintsyfra/3967)以及乌克兰数字化转型部的官方电报通道。</text:p>
      <text:p text:style-name="P4">
填写申请并在链接上下载业务计划。</text:p>
      <ul>
        <li>
          <text:p text:style-name="P4">
拥有完美的业务声誉；</text:p>
        </li>
        <li>
          <text:p text:style-name="P4">
对银行没有债务；</text:p>
        </li>
        <li>
          <text:p text:style-name="P4">
您将成功采访区域就业中心；</text:p>
        </li>
        <li>
          <text:p text:style-name="P4">
声明中指示的信息将被验证以确保准确性。</text:p>
        </li>
      </ul>
      <text:p text:style-name="P4">
授予赠款的决定是由国家就业中心做出的。</text:p>
      <text:p text:style-name="P4">
现在有关每个程序的更多信息：</text:p>
      <text:p text:style-name="P4">
<text:span text:style-name="T4">
* 2.5万。 嗯</text:span>
</text:p>
      <text:p text:style-name="P4">
只有退伍军人才能申请。 业务可以是任何人，但是您必须至少工作一名新员工。</text:p>
      <text:p text:style-name="P4">
<text:span text:style-name="T4">
* 5000。 嗯</text:span>
</text:p>
      <text:p text:style-name="P4">
参与者的丈夫或妻子或敌对行动的参与者可以服务。 该计划的项目占据了该项目成本的70％，赠款的接收者应创建2个工作场所。</text:p>
      <text:p text:style-name="P4">
<text:span text:style-name="T4">
* 1mln UAH </text:span>
</text:p>
      <text:p text:style-name="P4">
可以申请资深票房。 该计划涵盖了项目成本的70％。赠款持有人必须创建4个工作场所，其中两个应由战斗的参与者进行。</text:p>
      <text:p text:style-name="P4">
赠款的接收者还将能够接受企业家的免费培训。关于赠款&lt;https://erobota.diia.gov.ua/&gt;
</text:p>
      <text:p text:style-name="P4">
该项目是由乌克兰经济部乌克兰丹尼斯·施米加尔总理与乌克兰数字化转型部，乌克兰政策和乌克兰食品部，国家就业服务财务支持的乌克兰经济部的倡议发起的。 。</text:p>
      <text:p text:style-name="P4">
News Source: <text:a xlink:type="simple" xlink:href="https://armyinform.com.ua/2023/04/11/yerobota-novi-granty-na-start-chy-rozvytok-biznesu-dlya-veteraniv/" text:style-name="Internet_20_link" text:visited-style-name="Visited_20_Internet_20_Link">
https://armyinform.com.ua/2023/04/11/yerobota-novi-granty-na-start-chy-rozvytok-biznesu-dlya-veteraniv/</text:a>
</text:p>
      <!--NEWS-->
      <text:h text:style-name="P10" text:outline-level="1">
<text:span text:style-name="T4">
克里姆林宫正试图将俄罗斯人团结在“神圣战争” -CPD</text:span>
</text:h>
      <text:p text:style-name="P4">
作者: ['АРМІЯINFORM']</text:p>
      <text:p text:style-name="P4">
时间: 2023-04-11T44:00:00-04:00</text:p>
      <text:p text:style-name="P4">
描述: Wizin -Format中心在乌克兰人的RNBO中击败了高程的基础知识，Yakiy被吃掉了...与乌克兰2022年的战争，与乌克兰的战争是今天的最新消息，今天是与乌克兰的新闻战争，是今天的最后一次，乌克兰与俄罗斯之间是否会发生战争，当与乌克兰与乌克兰的战争何时会发生？ ，乌克兰媒体的乌克兰新闻将在俄罗斯</text:p>
      <text:p text:style-name="P4">
图片: ['<text:a xlink:type="simple" xlink:href="https://armyinform.com.ua/wp-content/uploads/2023/04/gundyayev.jpeg" text:style-name="Internet_20_link" text:visited-style-name="Visited_20_Internet_20_Link">
gundyayev.jpeg</text:a>
']</text:p>
      <text:p text:style-name="P4">
标签: ['STOPRUSSIA', 'АГРЕСІЯ РФ', 'ВТОРГНЕННЯ РФ', 'ЦПД РНБО']</text:p>
      <text:p text:style-name="P4">
类别: News</text:p>
      <!--METADATA-->
      <text:p text:style-name="P4">
<draw:frame draw:style-name="fr1" draw:name="Image12" text:anchor-type="as-char" svg:width="6.9236in" svg:height="6.9236in" draw:z-index="0">
<draw:image xlink:href="../Images/AРМІЯINFORM/2023-04-11T44-00-00-04-00/gundyayev.jpeg" xlink:type="simple" xlink:show="embed" xlink:actuate="onLoad" draw:mime-type="image/jpeg"/>
</draw:frame>
在NSDC乌克兰打击错误信息的中心<text:a xlink:type="simple" xlink:href="https://www.facebook.com/protydiyadezinformatsiyi.cpd/posts/pfbid02VhiDNZ27jYMXu4MGCKrhqngGPdEVX7zY8miiQSqiGumJ1qvSUPyy485yQWpHMuu4l" text:style-name="Internet_20_link" text:visited-style-name="Visited_20_Internet_20_Link">
公开</text:a>
俄罗斯媒体推广的主要叙述。</text:p>
      <text:p text:style-name="P4">
“俄罗斯在光线。 而且这很容易证明，因为俄罗斯不寻求更富有，不寻求占领其他国家，也不会寻求征服某人，” Kirill Gundyaev大胆地说。</text:p>
      <text:p text:style-name="P4">
甘迪耶夫(Gundyayev)的愤世嫉俗的言论是用乌克兰战争是“上帝的墓地”的话来补充的，只有俄罗斯才能找到承受邪恶的力量。</text:p>
      <text:p text:style-name="P4">
同样，根据莫斯科流行音乐的说法，乌克兰战争的原因是普京的非帝国欲望，西方和俄罗斯的冲突在缺乏“共同基督教价值观”的背景下。</text:p>
      <text:p text:style-name="P4">
宗教领袖的陈述旨在加热乌克兰的内部冲突，以在过渡到PCU的背景下。</text:p>
      <text:p text:style-name="P4">
声明说：“克里姆林宫将战争与宗教调和，试图证明自己的罪行是合理的，并将俄罗斯人团结在“圣战”上，他们认为这应该有助于自愿动员。”</text:p>
      <text:p text:style-name="P4">
News Source: <text:a xlink:type="simple" xlink:href="https://armyinform.com.ua/2023/04/11/kreml-namagayetsya-obyednaty-rosiyan-navkolo-svyashhennoyi-vijny-czpd/" text:style-name="Internet_20_link" text:visited-style-name="Visited_20_Internet_20_Link">
https://armyinform.com.ua/2023/04/11/kreml-namagayetsya-obyednaty-rosiyan-navkolo-svyashhennoyi-vijny-czpd/</text:a>
</text:p>
      <!--NEWS-->
      <text:h text:style-name="P10" text:outline-level="1">
<text:span text:style-name="T4">
援助平台 - 战争导致受害者的主要支持支持受害者</text:span>
</text:h>
      <text:p text:style-name="P4">
作者: ['АРМІЯINFORM']</text:p>
      <text:p text:style-name="P4">
时间: 2023-04-11T45:00:00-04:00</text:p>
      <text:p text:style-name="P4">
描述: Prazuu，Idini，乌克兰在线迈丹（Maidan），充满活力的izhormati，涉及全部...与乌克兰2022年的战争，与乌克兰的最新新闻战争，今天与乌克兰2022年的新闻战争，乌克兰和俄罗斯之间的战争将是一场战争他们说，战争，与乌克兰的战争将在2022年，是否在不久的将来与乌克兰进行战争</text:p>
      <text:p text:style-name="P4">
图片: ['<text:a xlink:type="simple" xlink:href="https://armyinform.com.ua/wp-content/uploads/2023/04/minsoczpolityky-platforma.jpg" text:style-name="Internet_20_link" text:visited-style-name="Visited_20_Internet_20_Link">
minsoczpolityky-platforma.jpg</text:a>
']</text:p>
      <text:p text:style-name="P4">
标签: ['STOPRUSSIA', 'АГРЕСІЯ РФ', 'ВІЙНА', 'ВТОРГНЕННЯ РФ', 'ДОПОМОГА ВРЯТОВАНИМ', 'МІНСОЦПОЛІТИКИ']</text:p>
      <text:p text:style-name="P4">
类别: News</text:p>
      <!--METADATA-->
      <text:p text:style-name="P4">
<draw:frame draw:style-name="fr1" draw:name="Image13" text:anchor-type="as-char" svg:width="6.9236in" svg:height="6.9236in" draw:z-index="0">
<draw:image xlink:href="../Images/AРМІЯINFORM/2023-04-11T45-00-00-04-00/minsoczpolityky-platforma.jpg" xlink:type="simple" xlink:show="embed" xlink:actuate="onLoad" draw:mime-type="image/jpeg"/>
</draw:frame>
乌克兰的第一个也是唯一的在线网站是在战争期间为受害者提供所有基本援助服务的完整信息 - 被救出的帮助平台。</text:p>
      <text:p text:style-name="P4">
在您的官方网站上有关它<text:a xlink:type="simple" xlink:href="https://www.msp.gov.ua/news/22727.html" text:style-name="Internet_20_link" text:visited-style-name="Visited_20_Internet_20_Link">
报告</text:a>
社会政策部。</text:p>
      <text:p text:style-name="P4">
该平台包含为乌克兰人提供心理，法律tasotal援助的服务。</text:p>
      <text:p text:style-name="P4">
此外，该网站还具有小册子和信息材料，以帮助公民及时地认识到暴力的负面影响并应对它们。</text:p>
      <text:p text:style-name="P4">
该平台还提供了被救出的护理中心的心理学家的建议，对于那些被迫改变其居住地等的人，这将对每个乌克兰人的反应。</text:p>
      <text:p text:style-name="P4">
所有平台计划旨在在该国和其他地区的任何角落为乌克兰人提供支持。</text:p>
      <text:p text:style-name="P4">
服务经过证明，机密和免费。 该列表在平台上并不全面，因此其他酸奶服务也可能加入。</text:p>
      <text:p text:style-name="P4">
救出的援助平台是在欧洲和欧洲 - 大西洋融合办公室的倡议下创建的，在政府的性别政策和人口基金支持的协助下，联合国乌克兰人口基金会</text:p>
      <text:p text:style-name="P4">
参考帮助平台：&lt;https：//www.help-platform.in.ua/&gt;
</text:p>
      <text:p text:style-name="P4">
News Source: <text:a xlink:type="simple" xlink:href="https://armyinform.com.ua/2023/04/11/platforma-dopomogy-vryatovanym-klyuchovi-servisy-pidtrymky-postrazhdalyh-vnaslidok-vijny-v-odnomu-misczi/" text:style-name="Internet_20_link" text:visited-style-name="Visited_20_Internet_20_Link">
https://armyinform.com.ua/2023/04/11/platforma-dopomogy-vryatovanym-klyuchovi-servisy-pidtrymky-postrazhdalyh-vnaslidok-vijny-v-odnomu-misczi/</text:a>
</text:p>
      <!--NEWS-->
      <text:h text:style-name="P10" text:outline-level="1">
<text:span text:style-name="T4">
国防军击倒了敌方直升机MI-24和9 UAV</text:span>
</text:h>
      <text:p text:style-name="P4">
作者: ['АРМІЯINFORM']</text:p>
      <text:p text:style-name="P4">
时间: 2023-04-11T46: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mi-24-znyshheno.jpg" text:style-name="Internet_20_link" text:visited-style-name="Visited_20_Internet_20_Link">
mi-24-znyshheno.jpg</text:a>
']</text:p>
      <text:p text:style-name="P4">
标签: ['STOPRUSSIA', 'АГРЕСІЯ РФ', 'ВІЙНА', 'ВТОРГНЕННЯ РФ', 'ГШ ЗС УКРАЇНИ', 'РАНКОВЕ ЗВЕДЕННЯ', 'СИЛИ ОБОРОНИ УКРАЇНИ']</text:p>
      <text:p text:style-name="P4">
类别: News</text:p>
      <!--METADATA-->
      <text:p text:style-name="P4">
<draw:frame draw:style-name="fr1" draw:name="Image14" text:anchor-type="as-char" svg:width="6.9236in" svg:height="4.538804in" draw:z-index="0">
<draw:image xlink:href="../Images/AРМІЯINFORM/2023-04-11T46-00-00-04-00/mi-24-znyshheno.jpg" xlink:type="simple" xlink:show="embed" xlink:actuate="onLoad" draw:mime-type="image/jpeg"/>
</draw:frame>
<text:span text:style-name="T4">
🔥俄罗斯入侵的情况</text:span>
</text:p>
      <text:p text:style-name="P4">
在过去的24小时内，防御力量在侵略者的个人工作人员和军事装备方面造成了8次，并对敌人的防空导弹系统产生了影响。</text:p>
      <text:p text:style-name="P4">
关于您早上的摘要<text:a xlink:type="simple" xlink:href="https://www.facebook.com/GeneralStaff.ua/posts/pfbid02Nws9sP2kk34ZiQzntd3L12BCeDLm7W88SYHJb624Pv6zYDmKWt2nJypTfzS5hzWcl" text:style-name="Internet_20_link" text:visited-style-name="Visited_20_Internet_20_Link">
报告</text:a>
乌克兰武装部队的总参谋部。</text:p>
      <text:p text:style-name="P4">
在最后一天，已射击了敌人的MI-24直升机以及9种不同类型的无人机。</text:p>
      <text:p text:style-name="P4">
火箭部队和炮兵部门袭击了活力，武器和军事装备的集中地区，以及敌方弹药的组成。</text:p>
      <text:p text:style-name="P4">
News Source: <text:a xlink:type="simple" xlink:href="https://armyinform.com.ua/2023/04/11/syly-oborony-zbyly-vorozhyj-gelikopter-mi-24-ta-9-bpla/" text:style-name="Internet_20_link" text:visited-style-name="Visited_20_Internet_20_Link">
https://armyinform.com.ua/2023/04/11/syly-oborony-zbyly-vorozhyj-gelikopter-mi-24-ta-9-bpla/</text:a>
</text:p>
      <!--NEWS-->
      <text:h text:style-name="P10" text:outline-level="1">
<text:span text:style-name="T4">
在最后一天，冲刺人以60个定居点开火</text:span>
</text:h>
      <text:p text:style-name="P4">
作者: ['АРМІЯINFORM']</text:p>
      <text:p text:style-name="P4">
时间: 2023-04-11T47:00:00-04:00</text:p>
      <text:p text:style-name="P4">
描述: 借出了当时的39个Aviaciyni的对手，这是7个火箭中风，4 Siza -...与乌克兰2022年战争，与乌克兰与乌克兰的最新消息，今天与乌克兰的新闻战争，今天与乌克兰的新闻战争，今天与乌克兰的新闻战，乌克兰会在乌克兰之间发生战争和俄罗斯，以及何时，何时，何时，何时，何时，何时，何时，何时，2022年与乌克兰的战争将是与乌克兰的战争俄罗斯的乌克兰媒体</text:p>
      <text:p text:style-name="P4">
图片: ['<text:a xlink:type="simple" xlink:href="https://armyinform.com.ua/wp-content/uploads/2023/04/kramatorsk.jpeg" text:style-name="Internet_20_link" text:visited-style-name="Visited_20_Internet_20_Link">
kramatorsk.jpeg</text:a>
']</text:p>
      <text:p text:style-name="P4">
标签: ['STOPRUSSIA', 'АГРЕСІЯ РФ', 'ВІЙНА', 'ВОРОЖІ ОБСТРІЛИ', 'ВТОРГНЕННЯ РФ', 'ГШ ЗС УКРАЇНИ', 'РАНКОВЕ ЗВЕДЕННЯ']</text:p>
      <text:p text:style-name="P4">
类别: News</text:p>
      <!--METADATA-->
      <text:p text:style-name="P4">
<draw:frame draw:style-name="fr1" draw:name="Image15" text:anchor-type="as-char" svg:width="6.9236in" svg:height="4.32725in" draw:z-index="0">
<draw:image xlink:href="../Images/AРМІЯINFORM/2023-04-11T47-00-00-04-00/kramatorsk.jpeg" xlink:type="simple" xlink:show="embed" xlink:actuate="onLoad" draw:mime-type="image/jpeg"/>
</draw:frame>
<text:span text:style-name="T4">
🔥俄罗斯入侵的情况</text:span>
</text:p>
      <text:p text:style-name="P4">
在过去的一天中，敌人撞上了39架飞机和7架火箭中风，并从C-300 SPR中的4个排水沟击中了宁静的Kramatorsk的C-300 SPR。 他在我们部队的位置和定居点的民用基础设施的位置上对射击大火的反应系统进行了47次炮击。</text:p>
      <text:p text:style-name="P4">
关于这个<text:a xlink:type="simple" xlink:href="https://www.facebook.com/GeneralStaff.ua/posts/pfbid02Nws9sP2kk34ZiQzntd3L12BCeDLm7W88SYHJb624Pv6zYDmKWt2nJypTfzS5hzWcl" text:style-name="Internet_20_link" text:visited-style-name="Visited_20_Internet_20_Link">
被引用</text:a>
在早晨，运营总结了乌克兰武装部队的总人员，乌克兰是最高官方的Facebook页面。</text:p>
      <text:p text:style-name="P4">
俄罗斯联邦继续忽略战争的法律和习俗，因此，在整个乌克兰，导弹和航空罢工的任务仍然很高。</text:p>
      <text:p text:style-name="P4">
在最后一天，敌人解雇了切尔尼希夫地区格拉米亚·塔卡米斯克定居点的定居点。 Sumy地区的Katerynivka，Volfine，Andriyivka Tapopivka以及Kharkiv地区的兽医，射手，Staritsa，Gatyshche，Vovchansky Farms，Okhrimivka，Mala Volcha和Vilkhvatka。</text:p>
      <text:p text:style-name="P4">
在敌人炮击的库皮斯克(Kupyansk)方向上，卡米安卡(Kamianka)的定居点，克拉斯尼(Krasne)第一，诺沃特林斯克(Novomlinsk)，两年，维尔山(Vilshan)，kindrashivka，kislivka，kislivka和kharkiv地区的布雷斯特(Kharkiv)地区受苦。</text:p>
      <text:p text:style-name="P4">
在利马炮弹的利马方向上，Novoyogorovka，Makeevka，Nevskoye，Bigorivka，Luhansk地区以及龙卷风，有争议的Iberestovo，Donetsk地区。</text:p>
      <text:p text:style-name="P4">
在Bakhmut的方向，Vasyukivka，Zaliznyanske，Minakivka，Orikhovo-Vasylivka，Bakhmut，Chrome，Chrome，Ivanovsk，Predict，Yar，Yar，Yarivka，Yarivka，友谊，友谊和纽约州的纽约州地区受伤。</text:p>
      <text:p text:style-name="P4">
在敌对炮击的Avdeevsky和Marinsky的指示中，Novokalinovo，Avdiivka，Pervomaisko，Krasnogorivka，Acute，St. George，St. George，Marinka，Marinka和Donetsk地区的胜利受到了苦难。</text:p>
      <text:p text:style-name="P4">
在Shakhtar的方向上，在过去的一天中，敌人被解雇向Novomykhailivka，Khaledar，Bogoyavlenka和Veliky Novosilka Novosilka Nadonechyna。</text:p>
      <text:p text:style-name="P4">
在Zaporizhzhya和Kherson的指示中，敌人向战斗碰撞线附近的庇护所开火。 其中包括顿涅茨克地区的Vramivka； Novodanylivka，Orikhiv，Novoandriivka和Kamianskayapozhye地区。</text:p>
      <text:p text:style-name="P4">
News Source: <text:a xlink:type="simple" xlink:href="https://armyinform.com.ua/2023/04/11/protyagom-mynulogo-dnya-vorog-zdijsnyv-obstrily-60-naselenyh-punktiv-ukrayiny/" text:style-name="Internet_20_link" text:visited-style-name="Visited_20_Internet_20_Link">
https://armyinform.com.ua/2023/04/11/protyagom-mynulogo-dnya-vorog-zdijsnyv-obstrily-60-naselenyh-punktiv-ukrayiny/</text:a>
</text:p>
      <!--NEWS-->
      <text:h text:style-name="P10" text:outline-level="1">
<text:span text:style-name="T4">
我们的后卫在利马，巴赫穆特，阿夫迪夫和玛丽斯基的指示中击退了52次敌人袭击</text:span>
</text:h>
      <text:p text:style-name="P4">
作者: ['АРМІЯINFORM']</text:p>
      <text:p text:style-name="P4">
时间: 2023-04-11T48:00:00-04:00</text:p>
      <text:p text:style-name="P4">
描述: 敌人没有被称为活力技术的数字，敌人与乌克兰2022年的战争，与乌克兰的最新新闻，今天与乌克兰2022年的新闻战争，今天将会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4/arta-1.jpg" text:style-name="Internet_20_link" text:visited-style-name="Visited_20_Internet_20_Link">
arta-1.jpg</text:a>
']</text:p>
      <text:p text:style-name="P4">
标签: ['STOPRUSSIA', 'АВДІЇВСЬКИЙ НАПРЯМОК', 'БАХМУТСЬКИЙ НАПРЯМОК', 'ВІЙНА', 'ВТОРГНЕННЯ РФ', 'ГШ ЗС УКРАЇНИ', 'ЛИМАНСЬКИЙ НАПРЯМОК', 'МАР’ЇНКА', 'РАНКОВЕ ЗВЕДЕННЯ']</text:p>
      <text:p text:style-name="P4">
类别: News</text:p>
      <!--METADATA-->
      <text:p text:style-name="P4">
<draw:frame draw:style-name="fr1" draw:name="Image16" text:anchor-type="as-char" svg:width="6.9236in" svg:height="4.615733in" draw:z-index="0">
<draw:image xlink:href="../Images/AРМІЯINFORM/2023-04-11T48-00-00-04-00/arta-1.jpg" xlink:type="simple" xlink:show="embed" xlink:actuate="onLoad" draw:mime-type="image/jpeg"/>
</draw:frame>
<text:span text:style-name="T4">
🔥俄罗斯入侵的情况</text:span>
</text:p>
      <text:p text:style-name="P4">
尽管技术和活力造成了许多损失，但警告战争并没有实现敌人。 他继续专注于对利曼，巴赫穆特，阿夫迪夫斯基和玛丽斯基的指示的主要攻击。 最后一天，我们的捍卫者在这些地区反映了52名敌人的上诉。</text:p>
      <text:p text:style-name="P4">
关于您早上的摘要<text:a xlink:type="simple" xlink:href="https://www.facebook.com/GeneralStaff.ua/posts/pfbid02Nws9sP2kk34ZiQzntd3L12BCeDLm7W88SYHJb624Pv6zYDmKWt2nJypTfzS5hzWcl" text:style-name="Internet_20_link" text:visited-style-name="Visited_20_Internet_20_Link">
报告</text:a>
武装部队的总人员。</text:p>
      <text:p text:style-name="P4">
在最后一天，在利马方向上，敌人在Makiivka，Red Poopivka Tabulogogovka的定居点附近进行了连续的连续行动。</text:p>
      <text:p text:style-name="P4">
在巴赫穆特的方向上，敌人继续采取进攻行动，试图完全控制巴赫穆特市，战斗仍在继续。 在过去，对手在格里戈罗洛夫卡和铬的定居点附近进行了不成功的进攻行动。</text:p>
      <text:p text:style-name="P4">
在Avdeevsky和Marinsky的指示中，敌人遵循Avdiivka，Severene，Nevelske和Marinka Donetsk地区定居点的进攻行动，没有成功。</text:p>
      <text:p text:style-name="P4">
在Zaporizhzhya和Kherson的指示中，敌人继续捍卫。</text:p>
      <text:p text:style-name="P4">
News Source: <text:a xlink:type="simple" xlink:href="https://armyinform.com.ua/2023/04/11/nashi-zahysnyky-vidbyly-52-ataky-protyvnyka-na-lymanskomu-bahmutskomu-avdiyivskomu-ta-maryinskomu-napryamkah/" text:style-name="Internet_20_link" text:visited-style-name="Visited_20_Internet_20_Link">
https://armyinform.com.ua/2023/04/11/nashi-zahysnyky-vidbyly-52-ataky-protyvnyka-na-lymanskomu-bahmutskomu-avdiyivskomu-ta-maryinskomu-napryamkah/</text:a>
</text:p>
      <!--NEWS-->
      <text:h text:style-name="P10" text:outline-level="1">
<text:span text:style-name="T4">
敌人在与乌克兰边境地区保留军事存在</text:span>
</text:h>
      <text:p text:style-name="P4">
作者: ['АРМІЯINFORM']</text:p>
      <text:p text:style-name="P4">
时间: 2023-04-11T49:00:00-04:00</text:p>
      <text:p text:style-name="P4">
描述: 乌克兰Zbroyni部队的总参谋部摧毁了Rosiysky的信息……与乌克兰2022年的战争，与乌克兰与乌克兰的最新新闻，今天与乌克兰的新闻战争，今天与乌克兰2022年的新闻战争，将在今天与乌克兰2022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2/10/20221027-2.jpg" text:style-name="Internet_20_link" text:visited-style-name="Visited_20_Internet_20_Link">
20221027-2.jpg</text:a>
']</text:p>
      <text:p text:style-name="P4">
标签: ['STOPRUSSIA', 'АГРЕСІЯ РФ', 'БІЛОРУСЬ', 'ВІЙНА', 'ВТОРГНЕННЯ РФ', 'ГШ ЗС УКРАЇНИ', 'ОПЕРАТИВНА ІНФОРМАЦІЯ', 'РАНКОВЕ ЗВЕДЕННЯ']</text:p>
      <text:p text:style-name="P4">
类别: News</text:p>
      <!--METADATA-->
      <text:p text:style-name="P4">
<draw:frame draw:style-name="fr1" draw:name="Image17" text:anchor-type="as-char" svg:width="6.9236in" svg:height="4.367194in" draw:z-index="0">
<draw:image xlink:href="../Images/AРМІЯINFORM/2023-04-11T49-00-00-04-00/20221027-2.jpg" xlink:type="simple" xlink:show="embed" xlink:actuate="onLoad" draw:mime-type="image/jpeg"/>
</draw:frame>
说明性照片</text:p>
      <text:p text:style-name="P4">
<text:span text:style-name="T4">
🔥俄罗斯入侵的情况</text:span>
</text:p>
      <text:p text:style-name="P4">
乌克兰武装部队的总参谋部<text:a xlink:type="simple" xlink:href="https://www.facebook.com/GeneralStaff.ua/posts/pfbid02Nws9sP2kk34ZiQzntd3L12BCeDLm7W88SYHJb624Pv6zYDmKWt2nJypTfzS5hzWcl" text:style-name="Internet_20_link" text:visited-style-name="Visited_20_Internet_20_Link">
公开</text:a>
及时有关4月11日上午入侵的俄罗斯入侵的信息。</text:p>
      <text:p text:style-name="P4">
武装部队武装部队官方页面上的报告指出，敌人和Superlice保留了与库尔斯克·塔布尔戈罗德地区乌克兰地区的边境地区的军事存在，继续执行工程设备。</text:p>
      <text:p text:style-name="P4">
在Volyn，Polissya，Siversky和Slobozhansky的指示中，操作且没有重大变化。 俄罗斯联邦领土兵役部队的确定部队继续留在白俄罗斯共和国领土。</text:p>
      <text:p text:style-name="P4">
News Source: <text:a xlink:type="simple" xlink:href="https://armyinform.com.ua/2023/04/11/vorog-zberigaye-vijskovu-prysutnist-u-prykordonnyh-z-ukrayinoyu-rajonah/" text:style-name="Internet_20_link" text:visited-style-name="Visited_20_Internet_20_Link">
https://armyinform.com.ua/2023/04/11/vorog-zberigaye-vijskovu-prysutnist-u-prykordonnyh-z-ukrayinoyu-rajonah/</text:a>
</text:p>
      <!--NEWS-->
      <text:h text:style-name="P10" text:outline-level="1">
<text:span text:style-name="T4">
在暂时占领的领土上，入侵者增加对平民的压力</text:span>
</text:h>
      <text:p text:style-name="P4">
作者: ['АРМІЯINFORM']</text:p>
      <text:p text:style-name="P4">
时间: 2023-04-11T50:00:00-04:00</text:p>
      <text:p text:style-name="P4">
描述: Rosisski Piaspanti将在乌克兰大部分的乌克兰（Timchasovo）上的维斯克（Visk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4/okupanty.jpg" text:style-name="Internet_20_link" text:visited-style-name="Visited_20_Internet_20_Link">
okupanty.jpg</text:a>
']</text:p>
      <text:p text:style-name="P4">
标签: ['STOPRUSSIA', 'АГРЕСІЯ РФ', 'ВІЙНА', 'ВТОРГНЕННЯ РФ', 'ГЕНЕРАЛЬНИЙ ШТАБ ЗС УКРАЇНИ', 'РАНКОВЕ ЗВЕДЕННЯ', 'ТИМЧАСОВО ОКУПОВАНІ ТЕРИТОРІЇ']</text:p>
      <text:p text:style-name="P4">
类别: News</text:p>
      <!--METADATA-->
      <text:p text:style-name="P4">
<draw:frame draw:style-name="fr1" draw:name="Image18" text:anchor-type="as-char" svg:width="6.9236in" svg:height="3.896222in" draw:z-index="0">
<draw:image xlink:href="../Images/AРМІЯINFORM/2023-04-11T50-00-00-04-00/okupanty.jpg" xlink:type="simple" xlink:show="embed" xlink:actuate="onLoad" draw:mime-type="image/jpeg"/>
</draw:frame>
照片：盖蒂图像</text:p>
      <text:p text:style-name="P4">
俄罗斯入侵者继续增加对乌克兰乌克兰公民的压力。 最近，在Snezhny Donetsk地区，城市医院的员工没有收到俄罗斯护照。</text:p>
      <text:p text:style-name="P4">
关于这个<text:a xlink:type="simple" xlink:href="https://www.facebook.com/GeneralStaff.ua/posts/pfbid02Nws9sP2kk34ZiQzntd3L12BCeDLm7W88SYHJb624Pv6zYDmKWt2nJypTfzS5hzWcl" text:style-name="Internet_20_link" text:visited-style-name="Visited_20_Internet_20_Link">
被引用</text:a>
早晨，总结了乌克兰武装部队的总人员。</text:p>
      <text:p text:style-name="P4">
在Zaporizhhya地区的Energodar市，当地人应获得壁架以移动该地区的领土。 那些申请接收通行证的人会受到入侵者对乌克兰国防军主题的增强检查。 在某些地方，入侵者甚至在寻找人类的前提。</text:p>
      <text:p text:style-name="P4">
News Source: <text:a xlink:type="simple" xlink:href="https://armyinform.com.ua/2023/04/11/na-tymchasovo-okupovanyh-terytoriyah-zagarbnyky-posylyuyut-tysk-na-myrnyh-zhyteliv/" text:style-name="Internet_20_link" text:visited-style-name="Visited_20_Internet_20_Link">
https://armyinform.com.ua/2023/04/11/na-tymchasovo-okupovanyh-terytoriyah-zagarbnyky-posylyuyut-tysk-na-myrnyh-zhyteliv/</text:a>
</text:p>
      <!--NEWS-->
      <text:h text:style-name="P10" text:outline-level="1">
<text:span text:style-name="T4">
每天敌人的损失：消除了500名占领者，销毁了7个坦克和10 bbm</text:span>
</text:h>
      <text:p text:style-name="P4">
作者: ['АРМІЯINFORM']</text:p>
      <text:p text:style-name="P4">
时间: 2023-04-11T51:00:00-04:00</text:p>
      <text:p text:style-name="P4">
描述: Zagalni Boyov，在02/24/22至04/11/23 Orintovo成为：...与乌克兰2022的战争，与乌克兰的战争，今天与乌克兰的最新消息，今天与乌克兰的新闻战争，今天与乌克兰2022年的新闻战争，今天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cd31358d-e18c-4aeb-9db2-4d18c0a07122-scaled.jpg" text:style-name="Internet_20_link" text:visited-style-name="Visited_20_Internet_20_Link">
cd31358d-e18c-4aeb-9db2-4d18c0a07122-scaled.jpg</text:a>
']</text:p>
      <text:p text:style-name="P4">
标签: ['STOPRUSSIA', 'АГРЕСІЯ РФ', 'ВТОРГНЕННЯ РФ', 'ВТРАТИ ВОРОГА', 'ГШ ЗСУ']</text:p>
      <text:p text:style-name="P4">
类别: News</text:p>
      <!--METADATA-->
      <text:p text:style-name="P4">
<draw:frame draw:style-name="fr1" draw:name="Image19" text:anchor-type="as-char" svg:width="6.9236in" svg:height="6.975527in" draw:z-index="0">
<draw:image xlink:href="../Images/AРМІЯINFORM/2023-04-11T51-00-00-04-00/cd31358d-e18c-4aeb-9db2-4d18c0a07122-scaled.jpg" xlink:type="simple" xlink:show="embed" xlink:actuate="onLoad" draw:mime-type="image/jpeg"/>
</draw:frame>
敌人的总损失从24.02.22到11.04.23将以朝向：</text:p>
      <text:p text:style-name="P4">
<text:span text:style-name="T4">
<text:span text:style-name="T5">
人员 -  </text:span>
* 179320(+500)淘汰的人</text:span>
<text:span text:style-name="T5">
坦克 -  </text:span>
<text:span text:style-name="T5">
 3644(+7)</text:span>
<text:span text:style-name="T4">
战斗装甲车 -  </text:span>
 7038(+10)<text:span text:style-name="T4">
<text:span text:style-name="T5">
炮兵系统 -  </text:span>
<text:span text:style-name="T5">
 2765(+15)</text:span>
 </text:span>
 rszv- <text:span text:style-name="T4">
 535(+1)</text:span>
<text:span text:style-name="T5">
防空 -  </text:span>
<text:span text:style-name="T5">
 282(0)</text:span>
<text:span text:style-name="T4">
飞机 -  </text:span>
 307(0)<text:span text:style-name="T4">
<text:span text:style-name="T5">
直升机 -  </text:span>
* 293(+1)</text:span>
<text:span text:style-name="T5">
无用的手术级别 -  </text:span>
<text:span text:style-name="T5">
 2332(+9)</text:span>
<text:span text:style-name="T4">
有翼的导弹 -  </text:span>
 911(0)<text:span text:style-name="T4">
<text:span text:style-name="T5">
船 /船 -  </text:span>
* 18(0)</text:span>
<text:span text:style-name="T5">
汽车设备和坦克 -  </text:span>
<text:span text:style-name="T5">
 5620(+13)</text:span>
<text:span text:style-name="T4">
特殊设备 -  </text:span>
 316(+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1日，23日。</text:p>
      <text:p text:style-name="P4">
News Source: <text:a xlink:type="simple" xlink:href="https://armyinform.com.ua/2023/04/11/vtraty-voroga-za-dobu-likvidovano-500-okupantiv-znyshheno-7-tankiv-i-10-bbm/" text:style-name="Internet_20_link" text:visited-style-name="Visited_20_Internet_20_Link">
https://armyinform.com.ua/2023/04/11/vtraty-voroga-za-dobu-likvidovano-500-okupantiv-znyshheno-7-tankiv-i-10-bbm/</text:a>
</text:p>
      <!--NEWS-->
      <text:h text:style-name="P10" text:outline-level="1">
<text:span text:style-name="T4">
国防部公共反卡雷拉德的组成已批准</text:span>
</text:h>
      <text:p text:style-name="P4">
作者: ['АРМІЯINFORM']</text:p>
      <text:p text:style-name="P4">
时间: 2023-04-11T52:00:00-04:00</text:p>
      <text:p text:style-name="P4">
描述: Minstro对乌克兰Oleksiy Reznikov的防御，经过“关于Solidennia Warehouse的命令……与乌克兰2022年的战争，与乌克兰与乌克兰的最新新闻进行战争，今天与乌克兰2022年的新闻战争，今天将在乌克兰和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АНТИКОРУПЦІЙНА РАДА ПРИ МОУ']</text:p>
      <text:p text:style-name="P4">
类别: News</text:p>
      <!--METADATA-->
      <text:p text:style-name="P4">
<draw:frame draw:style-name="fr1" draw:name="Image20" text:anchor-type="as-char" svg:width="6.9236in" svg:height="4.615733in" draw:z-index="0">
<draw:image xlink:href="../Images/AРМІЯINFORM/2023-04-11T52-00-00-04-00/77acfef9ac002e47cfc3020e10de49c60959d638.jpg" xlink:type="simple" xlink:show="embed" xlink:actuate="onLoad" draw:mime-type="image/jpeg"/>
</draw:frame>
乌克兰Oleksiy Reznikov国防部长签署了一项命令，“批准了乌克兰国防部的公共反腐败委员会的组成”。</text:p>
      <text:p text:style-name="P4">
该命令是根据乌克兰国防部在2023年3月31日的会议上根据民事反腐败委员会成立的一项决定签署的，并根据争议是由这一争议。塔萨尔公共倡议工作组](https://www.mil.gov.ua/content/Nakaz_2023_Antikaryp.pdf).</text:p>
      <text:p text:style-name="P4">
Склад Комісії також було визначено членами зазначеної громадської ініціативноїробочої групи з числа членів цієї групи, які вирішили не брати участі увиборах до Антикорради, аби уникнути конфлікту інтересів.</text:p>
      <text:p text:style-name="P4">
Відповідна Комісія на своєму засіданні 31 березня на підставі п. 17 Положенняпро Громадську антикорупційну раду при Міноборони, вирішила вважати обранимикандидатів до складу Громадської антикорупційної ради, які набрали найбільшукількість голосів за результатами голосування, а саме:</text:p>
      <ol>
        <li>
Геращенко Олександр Володимирович – від ГО «Центр протидії рейдерству та корупції»;  2. Григорян Артак Володійович – від ГО «Всеукраїнське об’єднання «Автомайдан»;  3. Грушовець Євген Анатолійович – від ВГО «Асоціація правників України»;  4. Кальницький Віталій Володимирович – від ГО «АНТИКОРУПЦІЙНА СОКИРА»;  5. Кривошея Геннадій Григорович – від ГО «Разом проти корупції»;  6. Масюк Віталій Володимирович – від ГО «НОВА ЧЕСНА Україна»;  7. Ніколаєнко Тетяна Володимирівна – від ГО «СОРОРІТАС»;  8. Оджиковський Віталій Олегович – від ВГО «Асоціація правників України»;  9. Остапенко Дмитро Миколайович – від ВГО «Асоціація правників України»;  10. Піонтковський Костянтин Анатолійович – від ГО «Всеукраїнське об’єднання «Автомайдан»;  11. Прудковських Віктор Вячеславович – від ГО «АНТИКОРУПЦІЙНА СОКИРА»;  12. Свірко Олег Станіславович – від ГО «СОРОРІТАС»;  13. Трегуб Олена Миколаївна – від ГО «Незалежна антикорупційна комісія»;  14. Шуба Анастасія Вадимівна від – ГО «АНТИКОРУПЦІЙНА СОКИРА»;  15. Ярова Богдана Едуардівна – від ГО «СОРОРІТАС».</li>
      </ol>
      <text:p text:style-name="P4">
Тож, сьогодні наказом затверджено відповідний Склад Громадської антикоррадипри Міноборони.</text:p>
      <text:p text:style-name="P4">
Установче засідання Громадської антикорупційної ради відбудеться найближчимчасом після узгодження дати засідання з усіма обраними членами Ради.</text:p>
      <text:p text:style-name="P4">
在会议期间，据报道，所有包含并提出竞争参与者投票结果的书面上诉，因此在适当的时候考虑了公共组织的生动。</text:p>
      <text:p text:style-name="P4">
根据会议的结果，并在控制局的开发人员期间通过计算非政府组织的“电子民主”信息的投票，以投票方面的投票，指出形成的过程影响或改变了最终评级的最终评级。候选人，未检测到。</text:p>
      <text:p text:style-name="P4">
我们将提醒，为了参加国防部的反卡拉多的竞争，有50多名候选人提交。</text:p>
      <text:p text:style-name="P4">
确保根据《反卡拉拉的法规》委员会竞争公共反腐败委员会的竞争，承认参加了29名候选人的参与，他们提交了符合定义要求的文件包。</text:p>
      <text:p text:style-name="P4">
2023年3月24日，全国性的在线投票在国家预防局的平台上进行(https://www.mil.gov.ua/news/2023/03/31/povidomlennya-shhodo-pidsumkiv-vidboru-chleniv-gromadskoi-antikorupczijnoi-radi-minoboroni/)15抗 - 沃拉多的成员。</text:p>
      <text:p text:style-name="P4">
每笔投票最多可以支持15名候选人。</text:p>
      <text:p text:style-name="P4">
News Source: <text:a xlink:type="simple" xlink:href="https://armyinform.com.ua/2023/04/11/zatverdzheno-sklad-gromadskoyi-antykorrady-pry-minoborony/" text:style-name="Internet_20_link" text:visited-style-name="Visited_20_Internet_20_Link">
https://armyinform.com.ua/2023/04/11/zatverdzheno-sklad-gromadskoyi-antykorrady-pry-minoborony/</text:a>
</text:p>
      <!--NEWS-->
      <text:h text:style-name="P10" text:outline-level="1">
<text:span text:style-name="T4">
国家负责人更改了最高指挥官的费率</text:span>
</text:h>
      <text:p text:style-name="P4">
作者: ['АРМІЯINFORM']</text:p>
      <text:p text:style-name="P4">
时间: 2023-04-11T53:00:00-04:00</text:p>
      <text:p text:style-name="P4">
描述: 乌克兰沃罗迪米尔（Volodymyr Zelensky Zmisni）总统在Supreme Stavka Stavka ...与乌克兰2022年的战争，与乌克兰的最新新闻战争，今天与乌克兰2022年的最新新闻，今天上次与乌克兰战争，乌克兰和俄罗斯之间的战争将与乌克兰之间发生战争他们说，在2022年，是否会在不久的将来与乌克兰发生战争</text:p>
      <text:p text:style-name="P4">
图片: ['<text:a xlink:type="simple" xlink:href="https://armyinform.com.ua/wp-content/uploads/2020/01/ukaz.jpg" text:style-name="Internet_20_link" text:visited-style-name="Visited_20_Internet_20_Link">
ukaz.jpg</text:a>
']</text:p>
      <text:p text:style-name="P4">
标签: ['СТАВКА ВЕРХОВНОГО ГОЛОВНОКОМАНДУВАЧА', 'УКАЗ ПРЕЗИДЕНТА УКРАЇНИ']</text:p>
      <text:p text:style-name="P4">
类别: News</text:p>
      <!--METADATA-->
      <text:p text:style-name="P4">
<draw:frame draw:style-name="fr1" draw:name="Image21" text:anchor-type="as-char" svg:width="6.9236in" svg:height="4.615733in" draw:z-index="0">
<draw:image xlink:href="../Images/AРМІЯINFORM/2023-04-11T53-00-00-04-00/ukaz.jpg" xlink:type="simple" xlink:show="embed" xlink:actuate="onLoad" draw:mime-type="image/jpeg"/>
</draw:frame>
乌克兰沃迪米尔·泽伦斯基(Ukraine Volodymyr Zelensky)总裁改变了高级总司令的比率。</text:p>
      <text:p text:style-name="P4">
这在相关法令[第205/2023号]中提到了这一点。(https://www.president.gov.ua/documents/2052023-46421).</text:p>
      <text:p text:style-name="P4">
Зокрема, Президент ввів до персонального складу Ставки Олександра Камишіна —Міністра з питань стратегічних галузей промисловості України.</text:p>
      <text:p text:style-name="P4">
Указ набирає чинності з дня його опублікування.</text:p>
      <text:p text:style-name="P4">
News Source: <text:a xlink:type="simple" xlink:href="https://armyinform.com.ua/2023/04/11/glava-derzhavy-vnis-zminy-do-skladu-stavky-verhovnogo-golovnokomanduvacha-4/" text:style-name="Internet_20_link" text:visited-style-name="Visited_20_Internet_20_Link">
https://armyinform.com.ua/2023/04/11/glava-derzhavy-vnis-zminy-do-skladu-stavky-verhovnogo-golovnokomanduvacha-4/</text:a>
</text:p>
      <!--NEWS-->
      <text:h text:style-name="P10" text:outline-level="1">
<text:span text:style-name="T4">
近几个月来，超过100,000人从乌克兰的危险地区撤离</text:span>
</text:h>
      <text:p text:style-name="P4">
作者: ['АРМІЯINFORM']</text:p>
      <text:p text:style-name="P4">
时间: 2023-04-11T95:00:00-04:00</text:p>
      <text:p text:style-name="P4">
描述: 在乌克兰臭名昭著的地区，对于剩下的Mysyatsi，它们比泰萨奇的领带还要多...与乌克兰2022年的战争，与乌克兰的最新新闻，今天与乌克兰2022年的新闻战争，今天将在乌克兰之间发生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630_360_1668265939-146.jpg" text:style-name="Internet_20_link" text:visited-style-name="Visited_20_Internet_20_Link">
630_360_1668265939-146.jpg</text:a>
']</text:p>
      <text:p text:style-name="P4">
标签: ['STOPRUSSIA', 'МІНРЕІНТЕГРАЦІЇ']</text:p>
      <text:p text:style-name="P4">
类别: News</text:p>
      <!--METADATA-->
      <text:p text:style-name="P4">
<draw:frame draw:style-name="fr1" draw:name="Image22" text:anchor-type="as-char" svg:width="6.9236in" svg:height="3.956343in" draw:z-index="0">
<draw:image xlink:href="../Images/AРМІЯINFORM/2023-04-11T95-00-00-04-00/630_360_1668265939-146.jpg" xlink:type="simple" xlink:show="embed" xlink:actuate="onLoad" draw:mime-type="image/jpeg"/>
</draw:frame>
最近几个月，有1万多名公民从乌克兰的危险地区撤离。</text:p>
      <text:p text:style-name="P4">
关于它<text:a xlink:type="simple" xlink:href="https://www.kmu.gov.ua/news/tryvaie-evakuatsiia-z1-nebezpechnykh-terytorii-ukrainy" text:style-name="Internet_20_link" text:visited-style-name="Visited_20_Internet_20_Link">
报告</text:a>
乌克兰暂时占领领土的重新融入部。</text:p>
      <text:p text:style-name="P4">
“自2022年8月以来，顿涅茨克地区的强制性撤离仍在继续。 因此，超过60,000名公民转移了好的地区。 其中有超过7,000名儿童和超过2.5,000个低型运动。</text:p>
      <text:p text:style-name="P4">
将近25,000人离开了哈尔基夫地区7个月。</text:p>
      <text:p text:style-name="P4">
该消息写道：“有21000多名公民撤离了赫森地区最近被解放的领土。”</text:p>
      <text:p text:style-name="P4">
重新融合部指出，对于公民的集中运动，乌克兰的安全地区得到了准备，并计划采取所有措施。 总统，政府，地方当局，国际组织和志愿者竭尽全力确保我们的公民安全。</text:p>
      <text:p text:style-name="P4">
News Source: <text:a xlink:type="simple" xlink:href="https://armyinform.com.ua/2023/04/11/z-nebezpechnyh-regioniv-ukrayiny-za-ostanni-misyaczi-evakuyuvaly-bilshe-sotni-tysyach-osib/" text:style-name="Internet_20_link" text:visited-style-name="Visited_20_Internet_20_Link">
https://armyinform.com.ua/2023/04/11/z-nebezpechnyh-regioniv-ukrayiny-za-ostanni-misyaczi-evakuyuvaly-bilshe-sotni-tysyach-osib/</text:a>
</text:p>
      <!--NEWS-->
      <text:h text:style-name="P10" text:outline-level="1">
<text:span text:style-name="T4">
在利马的领导下，乌克兰炮兵摧毁了两个俄罗斯坦克</text:span>
</text:h>
      <text:p text:style-name="P4">
作者: ['АРМІЯINFORM']</text:p>
      <text:p text:style-name="P4">
时间: 2023-04-11T96:00:00-04:00</text:p>
      <text:p text:style-name="P4">
描述: Artyeriyska旅Imeni Getman Taras摇摇晃晃的两个Rosiyski坦克，Yaki ...与乌克兰2022年的战争，与乌克兰的最新新闻战争，今天与乌克兰的新闻战争，今天与乌克兰的新闻战争，乌克兰和俄罗斯之间的战争将与乌克兰之间的战争在不久的将来，是否会与乌克兰进行战争，与乌克兰的战争，今天的乌克兰新闻，乌克兰新闻在俄罗斯的乌克兰新闻</text:p>
      <text:p text:style-name="P4">
图片: ['<text:a xlink:type="simple" xlink:href="https://armyinform.com.ua/wp-content/uploads/2023/04/screenshot_2-1.png" text:style-name="Internet_20_link" text:visited-style-name="Visited_20_Internet_20_Link">
screenshot_2-1.png</text:a>
']</text:p>
      <text:p text:style-name="P4">
标签: ['STOPRUSSIA', 'АГРЕСІЯ РФ']</text:p>
      <text:p text:style-name="P4">
类别: News</text:p>
      <!--METADATA-->
      <text:p text:style-name="P4">
<draw:frame draw:style-name="fr1" draw:name="Image23" text:anchor-type="as-char" svg:width="6.9236in" svg:height="4.269217in" draw:z-index="0">
<draw:image xlink:href="../Images/AРМІЯINFORM/2023-04-11T96-00-00-04-00/screenshot_2-1.png" xlink:type="simple" xlink:show="embed" xlink:actuate="onLoad" draw:mime-type="image/png"/>
</draw:frame>
赫特曼·塔拉斯(Hetman Taras)炮兵旅摇晃了两个俄罗斯-Kitanka，他们试图攻击河口下的乌克兰立场。</text:p>
      <text:p text:style-name="P4">
在Facebook上关于它<text:a xlink:type="simple" xlink:href="https://www.facebook.com/43oabr" text:style-name="Internet_20_link" text:visited-style-name="Visited_20_Internet_20_Link">
报告</text:a>
旅新闻服务。</text:p>
      <text:p text:style-name="P4">
他们甚至传统上也被写成愚蠢的写作：“基辅”或“纳伯林”。 无论如何，他们的铭文仍然只是与现实无关的铭文。</text:p>
      <text:p text:style-name="P4">
感谢我们的PZH 2000枪。</text:p>
      <text:p text:style-name="P4">
感谢我们的炮兵战士。</text:p>
      <text:p text:style-name="P4">
多亏了我们的乌克兰，这值得为之奋斗。</text:p>
      <text:p text:style-name="P4">
News Source: <text:a xlink:type="simple" xlink:href="https://armyinform.com.ua/2023/04/11/pid-lymanom-ukrayinski-artylerysty-znyshhyly-dva-rosijskyh-tanky/" text:style-name="Internet_20_link" text:visited-style-name="Visited_20_Internet_20_Link">
https://armyinform.com.ua/2023/04/11/pid-lymanom-ukrayinski-artylerysty-znyshhyly-dva-rosijskyh-tanky/</text:a>
</text:p>
      <!--NEWS-->
      <text:h text:style-name="P10" text:outline-level="1">
<text:span text:style-name="T4">
我们的勇敢的勇士第8个月限制了巴赫穆特（Bakhmut）的罗萨米亚（Rosarmia）</text:span>
</text:h>
      <text:p text:style-name="P4">
作者: ['АРМІЯINFORM']</text:p>
      <text:p text:style-name="P4">
时间: 2023-04-11T97:00:00-04:00</text:p>
      <text:p text:style-name="P4">
描述: 基尔卡·蒂兹尼夫（Kilka Tizhniv）的一部分是一半的战斗，不要蛇。 Epizenter boyovikhє滑雪....与乌克兰2022年的战争，与乌克兰的最新新闻，今天与乌克兰2022年的新闻战争，乌克兰和俄罗斯之间以及俄罗斯之间以及2022年与乌克兰的战争将发生战争他们说，不，在不久的将来会与乌克兰发动战争，他们说，今天与乌克兰的战争，今天的乌克兰新闻，乌克兰的新闻，乌克兰媒体在俄罗斯</text:p>
      <text:p text:style-name="P4">
图片: ['<text:a xlink:type="simple" xlink:href="https://armyinform.com.ua/wp-content/uploads/2022/12/photo_2022-12-15_12-35-57.jpg" text:style-name="Internet_20_link" text:visited-style-name="Visited_20_Internet_20_Link">
photo_2022-12-15_12-35-57.jpg</text:a>
']</text:p>
      <text:p text:style-name="P4">
标签: ['БАХМУТ', 'ГАННА МАЛЯР']</text:p>
      <text:p text:style-name="P4">
类别: News</text:p>
      <!--METADATA-->
      <text:p text:style-name="P4">
<draw:frame draw:style-name="fr1" draw:name="Image24" text:anchor-type="as-char" svg:width="6.9236in" svg:height="4.615733in" draw:z-index="0">
<draw:image xlink:href="../Images/AРМІЯINFORM/2023-04-11T97-00-00-04-00/photo_2022-12-15_12-35-57.jpg" xlink:type="simple" xlink:show="embed" xlink:actuate="onLoad" draw:mime-type="image/jpeg"/>
</draw:frame>
国防副部长安娜·马利亚(Anna Malyar)。 Dmitry Yurchenko摄影。</text:p>
      <text:p text:style-name="P4">
连续几个星期，战场上的情况不会改变。 战斗人员的中心是东方。 进攻同时持续了四个方向，武装部队与所有敌人一起持续，但巴赫穆特接管了主要打击。</text:p>
      <text:p text:style-name="P4">
关于<text:a xlink:type="simple" xlink:href="https://t.me/annamaliar/633" text:style-name="Internet_20_link" text:visited-style-name="Visited_20_Internet_20_Link">
告诉</text:a>
乌克兰国防部副部长安娜·马利亚(Anna Malyar)。</text:p>
      <text:p text:style-name="P4">
“在那里，敌人集中了最大的努力。 因此，我们必须为防御力量付出很多努力。”她说。</text:p>
      <text:p text:style-name="P4">
据她说，敌人通常在街头战斗中输给我们，因此俄罗斯人只是摧毁了所有建筑物和建筑物。 但是，我们勇敢的战士和专业指挥团队正在将巴赫穆特的敌人限制在晋升领土上。</text:p>
      <text:p text:style-name="P4">
“如果我们一直没有捍卫巴赫穆特(Bakhmut)，敌人将深入乌克兰，因此在这种情况下应理解该市辩护的重要性。</text:p>
      <text:p text:style-name="P4">
俄罗斯联邦集中了瓦格纳的私人军队。 在大多数情况下，他们已经被强迫拉动伊斯佩西斯的登陆单位的敌人摧毁。”</text:p>
      <text:p text:style-name="P4">
News Source: <text:a xlink:type="simple" xlink:href="https://armyinform.com.ua/2023/04/11/nashi-muzhni-voyiny-8-j-misyacz-strymuyut-rosarmiyu-u-bahmuti-vid-prosuvannya-vglyb-ganna-malyar/" text:style-name="Internet_20_link" text:visited-style-name="Visited_20_Internet_20_Link">
https://armyinform.com.ua/2023/04/11/nashi-muzhni-voyiny-8-j-misyacz-strymuyut-rosarmiyu-u-bahmuti-vid-prosuvannya-vglyb-ganna-malyar/</text:a>
</text:p>
      <!--NEWS-->
      <text:h text:style-name="P10" text:outline-level="1">
<text:span text:style-name="T4">
现在重要的是不要失去我们必须经历的道路的感觉 - 乌克兰总统</text:span>
</text:h>
      <text:p text:style-name="P4">
作者: ['АРМІЯINFORM']</text:p>
      <text:p text:style-name="P4">
时间: 2023-04-11T98:00:00-04:00</text:p>
      <text:p text:style-name="P4">
描述: 乌克兰总统沃罗迪米尔·泽伦斯基（Volodymyr Zelensky）在第412天的国防上喂给了乌克兰人...与乌克兰2022年的战争，与乌克兰的最新新闻战争，今天与乌克兰的新闻，乌克兰2022年的新闻战争，乌克兰和俄罗斯和俄罗斯之间以及战争之间将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8e664e67a43e9d5c9c8387bea8a1bca1_1681241138_extra_large.png" text:style-name="Internet_20_link" text:visited-style-name="Visited_20_Internet_20_Link">
8e664e67a43e9d5c9c8387bea8a1bca1_1681241138_extra_large.png</text:a>
']</text:p>
      <text:p text:style-name="P4">
标签: ['STOPRUSSIA', 'ВОЛОДИМИР ЗЕЛЕНСЬКИЙ']</text:p>
      <text:p text:style-name="P4">
类别: News</text:p>
      <!--METADATA-->
      <text:p text:style-name="P4">
<draw:frame draw:style-name="fr1" draw:name="Image25" text:anchor-type="as-char" svg:width="6.9236in" svg:height="4.095236in" draw:z-index="0">
<draw:image xlink:href="../Images/AРМІЯINFORM/2023-04-11T98-00-00-04-00/8e664e67a43e9d5c9c8387bea8a1bca1_1681241138_extra_large.png" xlink:type="simple" xlink:show="embed" xlink:actuate="onLoad" draw:mime-type="image/png"/>
</draw:frame>
乌克兰Volodymyr Zelenskyy总裁<text:a xlink:type="simple" xlink:href="https://www.president.gov.ua/news/mi-zaraz-na-takomu-etapi-vijni-koli-vazhlivo-ne-vtrachati-vi-82205" text:style-name="Internet_20_link" text:visited-style-name="Visited_20_Internet_20_Link">
应用</text:a>
在第412届国防日到乌克兰人：</text:p>
      <text:p text:style-name="P4">
<text:span text:style-name="T4">
 <text:span text:style-name="T5">
我希望健康，亲爱的乌克兰人!</text:span>
 </text:span>
</text:p>
      <text:p text:style-name="P4">
他今天举行了一场常规费用会议。 首先，他们考虑了战斗。 主要方向是在严重的方向上，例如Bakhmut和Avdiivka，总体上，顿涅茨克地区，例如Kreminna和Luhansk。</text:p>
      <text:p text:style-name="P4">
他们还考虑了只能完成的事实。 我们从事的工作。</text:p>
      <text:p text:style-name="P4">
有报道称Syrsky将军，Tarnavsky将军，主要委员会，GUR。</text:p>
      <text:p text:style-name="P4">
总参谋长和内政部长报告说，我们国防军的新单位 - 新旅。</text:p>
      <text:p text:style-name="P4">
Malyuk将军的SBU负责人就自己的内在稳定性，对内部敌人的保护以及对合作者的Protidius的报告。</text:p>
      <text:p text:style-name="P4">
现在，我们正处于战争阶段，当时对我们的社会和伴侣很重要，失去了我们必须走的道路的感觉。 这就是方式。 前进的路径。</text:p>
      <text:p text:style-name="P4">
与去年相比，许多地方现在更安静。 但这并不意味着您可以忽略某个地方的战争，或者不太专注于援助。</text:p>
      <text:p text:style-name="P4">
我们设法与合作伙伴做了很多事情，以保护乌克兰的人民，整个欧洲。 但这并不意味着该是时候休息了。 路径在前进。 运动在前方。 我们需要的同样统一，更少。 不亚于以前的重点。</text:p>
      <text:p text:style-name="P4">
和以前一样，我们在前线的立场，我们所有的勇士在政治和非正式，力量，力量以及我们社会团结的力量，乌克兰对世界的内在稳定性上都得到了乌克兰的立场的支持。 这就是国家的任务，因此，乌克兰和世界上所有人都在国家，他们都根据规则重视国际秩序的自由生活。</text:p>
      <text:p text:style-name="P4">
只是希望只是希望现在正在袭击中的战es中的其他人将带来胜利是不合理的。 这是一个普遍的任务。 每个人都赢了。 那些为之奋斗的人和赋予武器的人。 那些是恐怖分子国家的可能性和提高乌克兰能力的人。感谢我们世界上所有没有帮助活动的合作伙伴。</text:p>
      <text:p text:style-name="P4">
我感谢所有了解我们必须一起走这条路的乌克兰人和乌克兰人 - 取得胜利，真正的团结，互相支持和国家。</text:p>
      <text:p text:style-name="P4">
<text:span text:style-name="T4">
 <text:span text:style-name="T5">
对我们所有士兵的荣耀!</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armyinform.com.ua/2023/04/11/zaraz-vazhlyvo-ne-vtrachaty-vidchuttya-shlyahu-yakym-mayemo-projty-zvernennya-prezydenta-ukrayiny/" text:style-name="Internet_20_link" text:visited-style-name="Visited_20_Internet_20_Link">
https://armyinform.com.ua/2023/04/11/zaraz-vazhlyvo-ne-vtrachaty-vidchuttya-shlyahu-yakym-mayemo-projty-zvernennya-prezydenta-ukrayiny/</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2T-11:19:00</text:p>
      <text:p text:style-name="P4">
地点: Kherson (Latitude:46.63863 Longtitude:32.61265)</text:p>
      <text:p text:style-name="P4">
视频: []</text:p>
      <text:p text:style-name="P4">
图片: []</text:p>
      <text:p text:style-name="P4">
标签: ["Russia"]</text:p>
      <text:p text:style-name="P4">
Id: 22555555</text:p>
      <!--METADATA-->
      <text:p text:style-name="P4">
在Zaporizhzhia和Kherson的指示，俄罗斯军队炮击了Novopilof Donetsk地区的Vremivka； Novosilka，Olhivske，Malynivka，Chervone，Huliaipole，Charivne，Mala Tokmachka，Zaporizhzhia地区的Orikhiv； Zolota Balka，Kachkarivka，Beryslav，Kozatske，Burhunka，Ivanivka，Mykilske，Mykilske，Antonivka，Bilozerka，Dniprovske，Dniprovske，Kherson地区的Veletenske，Kherson地区和Kherson City，Kherson City，Kherson City，乌克兰及其乌克兰武装部队的工作人员</text:p>
      <text:p text:style-name="P4">
新闻集链接：<text:a xlink:type="simple" xlink:href="https://liveuamap.com/en/2023/12-april-at-zaporizhzhia-and-kherson-directions-russian-army" text:style-name="Internet_20_link" text:visited-style-name="Visited_20_Internet_20_Link">
https://liveuamap.com/en/2023/12-pril-zaporizhia-kherson-directions-russian-army</text:a>
</text:p>
      <text:p text:style-name="P4">
News Source: <text:a xlink:type="simple" xlink:href="https://t.me/lumsrc/4476" text:style-name="Internet_20_link" text:visited-style-name="Visited_20_Internet_20_Link">
https://t.me/lumsrc/4476</text:a>
</text:p>
      <!--NEWS-->
      <text:h text:style-name="P10" text:outline-level="1">
<text:span text:style-name="T4">
欧洲欧洲冠军联赛：“米兰”是那不勒斯的最低限度扮演的</text:span>
</text:h>
      <text:p text:style-name="P4">
作者: Ukrinform (Person)</text:p>
      <text:p text:style-name="P4">
出版商: Укринформ (Organization)</text:p>
      <text:p text:style-name="P4">
出版时间: 2023-04-12T-12:59:00+03:00</text:p>
      <text:p text:style-name="P4">
修改时间: 2023-04-12T23:59:00+03:00</text:p>
      <text:p text:style-name="P4">
描述: 在欧洲冠军联赛中，第一个1/4季后赛决赛结束了。  - 乌克林。</text:p>
      <text:p text:style-name="P4">
图片: ["<text:a xlink:type="simple" xlink:href="https://static.ukrinform.com/photos/2023_04/thumb_files/630_360_1681333276-548.jpg" text:style-name="Internet_20_link" text:visited-style-name="Visited_20_Internet_20_Link">
630_360_16813...</text:a>
"]</text:p>
      <text:p text:style-name="P4">
标签: ['Футбол', 'Ліга чемпіонів', 'Мілан', 'Наполі']</text:p>
      <text:p text:style-name="P4">
类型: Article</text:p>
      <!--METADATA-->
      <text:p text:style-name="P4">
<draw:frame draw:style-name="fr1" draw:name="Image26" text:anchor-type="as-char" svg:width="6.9236in" svg:height="3.956343in" draw:z-index="0">
<draw:image xlink:href="../Images/yкринформ/2023-04-12T-12-59-00-03-00/630_360_1681333276-548.jpg" xlink:type="simple" xlink:show="embed" xlink:actuate="onLoad" draw:mime-type="image/jpeg"/>
</draw:frame>
UEFA Lizichampions结束了1/4季后赛决赛的第一场比赛。</text:p>
      <text:p text:style-name="P4">
据报道，在意大利德比，米兰在第一场比赛中赢得了那不勒斯-1：0。</text:p>
      <text:p text:style-name="P4">
在第40分钟，唯一目标的作者是米兰·伊斯梅尔·贝纳瑟(Milan Ismael Bennaser)圣西罗所有者的阿尔及利亚中场球员。</text:p>
      <text:p text:style-name="P4">
在马德里的圣地亚哥·伯纳布(Santiago Bernabeu)的平行会议上，Titulisan“ Real”的现任冠军被英国“切尔西”的球员击败(2：0).</text:p>
      <text:p text:style-name="P4">
Як повідомлялося, напередодні англійський «Манчестер Сіті» здобув перемогу наднімецькою «Баварію» (3：0)葡萄牙的“ Benfica”让位于意大利“ Inter”(0：2).</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战斗将于4月18日至19日举行。 这两场比赛的胜利将发布到半决赛。</text:p>
      <text:p text:style-name="P4">
1/2总决赛的第一次会议将于5月9日至10日举行，重复16-17。</text:p>
      <text:p text:style-name="P4">
回想一下，欧洲欧洲冠军联赛的最后一场比赛将于6月10日在伊斯坦布尔的阿塔图尔克奥林匹克体育场举行(火鸡).</text:p>
      <text:p text:style-name="P4">
Фото: Getty Images/Global Images Ukraine.</text:p>
      <text:p text:style-name="P4">
News Source: <text:a xlink:type="simple" xlink:href="https://www.ukrinform.ua/rubric-sports/3695125-liga-cempioniv-uefa-milan-minimalno-peregrav-napoli.html" text:style-name="Internet_20_link" text:visited-style-name="Visited_20_Internet_20_Link">
https://www.ukrinform.ua/rubric-sports/3695125-liga-cempioniv-uefa-milan-minimalno-peregrav-napoli.html</text:a>
</text:p>
      <!--NEWS-->
      <text:h text:style-name="P10" text:outline-level="1">
<text:span text:style-name="T4">
在Dnipropetrovsk中</text:span>
</text:h>
      <text:p text:style-name="P4">
作者: Ukrinform (Person)</text:p>
      <text:p text:style-name="P4">
出版商: Укринформ (Organization)</text:p>
      <text:p text:style-name="P4">
出版时间: 2023-04-12T-134:32:00+03:00</text:p>
      <text:p text:style-name="P4">
修改时间: 2023-04-12T16:32:00+03:00</text:p>
      <text:p text:style-name="P4">
描述: 来自Bakhmut的奶牛场被撤离到Dnipropetrovsk地区。  - 乌克林。</text:p>
      <text:p text:style-name="P4">
图片: ["<text:a xlink:type="simple" xlink:href="https://static.ukrinform.com/photos/2023_04/thumb_files/630_360_1681306005-555.jpg" text:style-name="Internet_20_link" text:visited-style-name="Visited_20_Internet_20_Link">
630_360_16813...</text:a>
"]</text:p>
      <text:p text:style-name="P4">
标签: ['Бахмут', 'Дніпропетровщина', 'Евакуація', 'Релокація підприємств']</text:p>
      <text:p text:style-name="P4">
类型: Article</text:p>
      <!--METADATA-->
      <text:p text:style-name="P4">
<draw:frame draw:style-name="fr1" draw:name="Image27" text:anchor-type="as-char" svg:width="6.9236in" svg:height="3.956343in" draw:z-index="0">
<draw:image xlink:href="../Images/yкринформ/2023-04-12T-134-32-00-03-00/630_360_1681306005-555.jpg" xlink:type="simple" xlink:show="embed" xlink:actuate="onLoad" draw:mime-type="image/jpeg"/>
</draw:frame>
DNIEPER地区从Bakhmut撤离了奶牛场。</text:p>
      <text:p text:style-name="P4">
关于<text:a xlink:type="simple" xlink:href="https://t.me/dnipropetrovskaODA/4062" text:style-name="Internet_20_link" text:visited-style-name="Visited_20_Internet_20_Link">
</text:a>
乌克林福姆报道，请告知酋长 - 帕特罗夫斯克·奥瓦·谢尔盖·利萨克(Ova S​​ergei Lisak)。</text:p>
      <text:p text:style-name="P4">
“帮助了OVA。以及来自Davydararen Dniep​​er区的农民。在两个企业350公里之间，他免费提供了他，但他免费提供了，直接从[]下方从[]下方救出了牲畜。(https://www.ukrinform.ua/tag-obstril)。 然而 - 前提。 介绍说：“仅在最后几天，就从战区运输了近400只动物。”</text:p>
      <text:p text:style-name="P4">
<text:span text:style-name="T4">
另请阅读：</text:span>
 <text:a xlink:type="simple" xlink:href="https://www.ukrinform.ua/rubric-economy/3645635-ebrr-kompensue-biznesu-vitrati-na-relokaciu-pidpriemstv.html" text:style-name="Internet_20_link" text:visited-style-name="Visited_20_Internet_20_Link">
<text:span text:style-name="T4">
 recocation </text:span>
</text:a>
自战争开始以来，Dnipropetrovsk已经接受了顿涅茨克，卢坎克，Zaporizhzhya，Kharkiv地区的数十家搬迁企业。</text:p>
      <text:p text:style-name="P4">
<text:span text:style-name="T5">
foto：Sergey Lisak / Dnipropetrovsk区域政府(这)</text:span>
</text:p>
      <text:p text:style-name="P4">
News Source: <text:a xlink:type="simple" xlink:href="https://www.ukrinform.ua/rubric-economy/3694971-na-dnipropetrovsinu-evakuuvali-molocne-gospodarstvo-zpid-bahmuta.html" text:style-name="Internet_20_link" text:visited-style-name="Visited_20_Internet_20_Link">
https://www.ukrinform.ua/rubric-economy/3694971-na-dnipropetrovsinu-evakuuvali-molocne-gospodarstvo-zpid-bahmuta.html</text:a>
</text:p>
      <!--NEWS-->
      <text:h text:style-name="P10" text:outline-level="1">
<text:span text:style-name="T4">
在乌克兰西部的九个社区中，将引入能源管理系统</text:span>
</text:h>
      <text:p text:style-name="P4">
作者: Ukrinform (Person)</text:p>
      <text:p text:style-name="P4">
出版商: Укринформ (Organization)</text:p>
      <text:p text:style-name="P4">
出版时间: 2023-04-12T-136:29:58+03:00</text:p>
      <text:p text:style-name="P4">
修改时间: 2023-04-12T16:29:58+03:00</text:p>
      <text:p text:style-name="P4">
描述: 在接下来的六个月中，在U欧洲的U-Lead计划的支持下，三个Ivano-Frankivsk，三卫生和三个跨性别地区的社区将引入有效的能源管理系统。  - 乌克林。</text:p>
      <text:p text:style-name="P4">
图片: ["<text:a xlink:type="simple" xlink:href="https://static.ukrinform.com/photos/2023_04/thumb_files/630_360_1681305982-893.jpg" text:style-name="Internet_20_link" text:visited-style-name="Visited_20_Internet_20_Link">
630_360_16813...</text:a>
"]</text:p>
      <text:p text:style-name="P4">
标签: ['Енергетика', 'Тергромада', 'U-LEAD з Європою']</text:p>
      <text:p text:style-name="P4">
类型: Article</text:p>
      <!--METADATA-->
      <text:p text:style-name="P4">
<draw:frame draw:style-name="fr1" draw:name="Image28" text:anchor-type="as-char" svg:width="6.9236in" svg:height="3.956343in" draw:z-index="0">
<draw:image xlink:href="../Images/yкринформ/2023-04-12T-136-29-58-03-00/630_360_1681305982-893.jpg" xlink:type="simple" xlink:show="embed" xlink:actuate="onLoad" draw:mime-type="image/jpeg"/>
</draw:frame>
在IVano-Frankivsk的三个社区中，在U-Lead Zevropovy计划的支持下，在三个月的三个社区中，三个月的六个月将引入有效的能源管理系统。</text:p>
      <text:p text:style-name="P4">
这报告了<text:a xlink:type="simple" xlink:href="https://u-lead.org.ua/news/182" text:style-name="Internet_20_link" text:visited-style-name="Visited_20_Internet_20_Link">
</text:a>
，报道乌克林福姆。</text:p>
      <text:p text:style-name="P4">
“在接下来的六个月中，来自三个领域的9个社区将在能源管理系统的开发和实施方面得到支持，这将能够有效地管理和监控其消费，”程序。</text:p>
      <text:p text:style-name="P4">
据她说，在我们国家的艰难时期，社区的韧性非常重要。 欧盟和其他国际伙伴继续强调社区在俄罗斯侵略的关键后果以及乌克兰统治的恢复方面的重要后果。</text:p>
      <text:p text:style-name="P4">
The introduction of energy management systems in Gorodenkovskaya, Galician Tadolinsk communities of Ivano-Frankivsk region, Hlybotsk, Novoselytsky Takhotinsky communities of Chernivtsi region and Gorinchivska, Svalyava Iyasinyan communities of the Transcarpathian region, envisages the preparation of municipal resources, utilities, utilities, utilities,公用事业，能源耗尽的建筑物。</text:p>
      <text:p text:style-name="P4">
<text:span text:style-name="T4">
另请阅读：</text:span>
 <text:a xlink:type="simple" xlink:href="https://www.ukrinform.ua/rubric-regions/3685504-ulead-dopomagae-12-gromadam-vdoskonaliti-upravlinna-vidhodami.html" text:style-name="Internet_20_link" text:visited-style-name="Visited_20_Internet_20_Link">
<text:span text:style-name="T4">
铅</text:span>
</text:a>
领导人塔蒂亚娜·丹尼洛夫(Tatiana Danilov)报道说：“我们将获得更有效的能源，以减少社区的负担。引入该系统应与消费法令结合在一起，并过渡到可再生能源。”</text:p>
      <text:p text:style-name="P4">
据地方安全机构当地协会执行董事说，“ Prykarpattya OTG的发展机构” Igor Melnychuk，这是一种基于权力下放的建立模型<text:a xlink:type="simple" xlink:href="https://www.ukrinform.ua/tag-energetika" text:style-name="Internet_20_link" text:visited-style-name="Visited_20_Internet_20_Link">
</text:a>
对于我们的社区以及法律朋友和合作伙伴而言，该行业变得越来越紧迫。据报道，欧洲U领导计划的专家<text:a xlink:type="simple" xlink:href="https://www.ukrinform.ua/rubric-economy/3578030-ulead-navcae-gromadi-ak-vprovadzuvati-energeticnij-menedzment.html" text:style-name="Internet_20_link" text:visited-style-name="Visited_20_Internet_20_Link">
</text:a>
如何在戒严令中建立有效的能源安全系统。</text:p>
      <text:p text:style-name="P4">
乌克兰计划在地方一级，问责制和发展方面扩大权利和机会的计划” <text:a xlink:type="simple" xlink:href="https://u-lead.org.ua/" text:style-name="Internet_20_link" text:visited-style-name="Visited_20_Internet_20_Link">
</text:a>
»德国，波兰，瑞典，丹麦，爱沙尼亚·塔斯洛维尼亚的宣传及其成员国，以支持乌克兰加强当地哺乳动物政府的途径。 U领导在乌克兰促进透明，负责和多层次的管理，这响应了公民的需求和社区。</text:p>
      <text:p text:style-name="P4">
News Source: <text:a xlink:type="simple" xlink:href="https://www.ukrinform.ua/rubric-regions/3694968-u-devati-gromadah-na-zahodi-ukraini-zaprovadat-sistemu-energeticnogo-menedzmentu.html" text:style-name="Internet_20_link" text:visited-style-name="Visited_20_Internet_20_Link">
https://www.ukrinform.ua/rubric-regions/3694968-u-devati-gromadah-na-zahodi-ukraini-zaprovadat-sistemu-energeticnogo-menedzmentu.html</text:a>
</text:p>
      <!--NEWS-->
      <text:h text:style-name="P10" text:outline-level="1">
<text:span text:style-name="T4">
俄罗斯部队在Lyman，Bakhmut，Avdiivka和Maryinka Directio进行进攻行动...</text:span>
</text:h>
      <text:p text:style-name="P4">
作者: liveuamap (Language: en)</text:p>
      <text:p text:style-name="P4">
时间: 2023-04-12T-13:19:00</text:p>
      <text:p text:style-name="P4">
地点: Marinka, Donetsk Oblast (Latitude:47.94349 Longtitude:37.50149)</text:p>
      <text:p text:style-name="P4">
视频: []</text:p>
      <text:p text:style-name="P4">
图片: []</text:p>
      <text:p text:style-name="P4">
标签: ["Russia"]</text:p>
      <text:p text:style-name="P4">
Id: 22555554</text:p>
      <!--METADATA-->
      <text:p text:style-name="P4">
俄罗斯部队在莱曼，巴赫穆特，阿夫迪夫卡和玛丽卡执行进攻行动。 乌克兰军方击退了72次俄罗斯袭击。 俄罗斯武装部队在早上报告中说，俄罗斯试图在Bilohorivka和Spirne，Bakhmut and Bohdanivka，Avdiyivka，Pervomayske，Nevelske，Nevelske和Maryinka的俄罗斯 - 乌克兰武装部队工作人员中</text:p>
      <text:p text:style-name="P4">
新闻集链接：<text:a xlink:type="simple" xlink:href="https://liveuamap.com/en/2023/12-april-russian-forces-conducting-offensive-actions-at-lyman" text:style-name="Internet_20_link" text:visited-style-name="Visited_20_Internet_20_Link">
https://liveuamap.com/en/2023/12-April-Russian-forces-conducting-Conducting-forctendion-actions-actions-at-lyman</text:a>
</text:p>
      <text:p text:style-name="P4">
News Source: <text:a xlink:type="simple" xlink:href="https://t.me/lumsrc/4477" text:style-name="Internet_20_link" text:visited-style-name="Visited_20_Internet_20_Link">
https://t.me/lumsrc/4477</text:a>
</text:p>
      <!--NEWS-->
      <text:h text:style-name="P10" text:outline-level="1">
<text:span text:style-name="T4">
华盛顿计划在9月之前向乌克兰提供新的赠款援助 - 美国财政部</text:span>
</text:h>
      <text:p text:style-name="P4">
作者: Ukrinform (Person)</text:p>
      <text:p text:style-name="P4">
出版商: Укринформ (Organization)</text:p>
      <text:p text:style-name="P4">
出版时间: 2023-04-12T-14:53:00+03:00</text:p>
      <text:p text:style-name="P4">
修改时间: 2023-04-12T23:53:00+03:00</text:p>
      <text:p text:style-name="P4">
描述: 美国财政部负责人珍妮特·埃伦（Janet Ellen）宣布华盛顿计划在今年9月之前提供乌克兰，并提供额外的财政支持以及其他形式的援助。  - 乌克林。</text:p>
      <text:p text:style-name="P4">
图片: ["<text:a xlink:type="simple" xlink:href="https://static.ukrinform.com/photos/2023_02/thumb_files/630_360_1677502946-733.jpg" text:style-name="Internet_20_link" text:visited-style-name="Visited_20_Internet_20_Link">
630_360_16775...</text:a>
"]</text:p>
      <text:p text:style-name="P4">
标签: ['Економіка', 'Мінфін', 'США', 'Україна', 'Гроші', 'Грант']</text:p>
      <text:p text:style-name="P4">
类型: Article</text:p>
      <!--METADATA-->
      <text:p text:style-name="P4">
<draw:frame draw:style-name="fr1" draw:name="Image29" text:anchor-type="as-char" svg:width="6.9236in" svg:height="3.956343in" draw:z-index="0">
<draw:image xlink:href="../Images/yкринформ/2023-04-12T-14-53-00-03-00/630_360_1677502946-733.jpg" xlink:type="simple" xlink:show="embed" xlink:actuate="onLoad" draw:mime-type="image/jpeg"/>
</draw:frame>
美国Glavinistry珍妮特·埃伦(Janet Ellen)宣布华盛顿州将于今年9月在今年9月提供额外的财政支持以及其他形式的援助。</text:p>
      <text:p text:style-name="P4">
她在周三的国际圆桌会议上说，这是由国际货币基金组织和世界银行组织的支持乌克兰的国际圆桌会议。</text:p>
      <text:p text:style-name="P4">
“我们目前有计划提供额外的帮助(乌克兰 - 编辑。)关于 - 所有这些<text:span text:style-name="T4">
 <text:a xlink:type="simple" xlink:href="https://www.ukrinform.ua/tag-grant" text:style-name="Internet_20_link" text:visited-style-name="Visited_20_Internet_20_Link">
</text:a>
</text:span>
，并确保在恢复早期阶段的能源安全支持。”美国财政部负责人说。</text:p>
      <text:p text:style-name="P4">
<text:span text:style-name="T4">
另请阅读：</text:span>
 <text:span text:style-name="T4">
 <text:a xlink:type="simple" xlink:href="https://www.ukrinform.ua/rubric-economy/3695113-smigal-u-vasingtoni-cogoric-ukraini-znadobitsa-sonajmense-141-milarda.html" text:style-name="Internet_20_link" text:visited-style-name="Visited_20_Internet_20_Link">
</text:a>
</text:span>
</text:p>
      <text:p text:style-name="P4">
她还强调，乌克兰的支持是一个普遍的问题。</text:p>
      <text:p text:style-name="P4">
部长强调说：“我们欢迎盟友和合作伙伴的努力提供大量，预期和及时的帮助，我们敦促所有人继续领带。”</text:p>
      <text:p text:style-name="P4">
<text:span text:style-name="T4">
另请阅读：</text:span>
 <text:span text:style-name="T4">
 <text:a xlink:type="simple" xlink:href="https://www.ukrinform.ua/rubric-economy/3694693-kostiv-donoriv-vistacit-ukraini-do-kinca-roku-minfin-ssa.html" text:style-name="Internet_20_link" text:visited-style-name="Visited_20_Internet_20_Link">
</text:a>
</text:span>
</text:p>
      <text:p text:style-name="P4">
同时，它强调了已经分析了对俄罗斯制裁的强大压力并继续加剧的国家的“国际联盟”的重要性。 她说，这限制了俄罗斯联合会对提供部队所需的技术和设备的通道。” 此外，由于国际禁运以及俄罗斯石油和石油产品价格的简介，俄罗斯失去了其关键收入，但在全球市场上保持稳定。</text:p>
      <text:p text:style-name="P4">
<text:span text:style-name="T4">
另请阅读：</text:span>
 <text:span text:style-name="T4">
 <text:a xlink:type="simple" xlink:href="https://www.ukrinform.ua/rubric-economy/3689215-stati-pererahuvali-do-derzbudzetu-ukraini-grant-u-rozmiri-125-milarda.html" text:style-name="Internet_20_link" text:visited-style-name="Visited_20_Internet_20_Link">
</text:a>
</text:span>
</text:p>
      <text:p text:style-name="P4">
在这种情况下，艾伦强调，与去年相比，俄罗斯税收税收的状态收入仅从引入石油轰炸的时候就下降了40％以上。</text:p>
      <text:p text:style-name="P4">
<text:span text:style-name="T4">
另请阅读：</text:span>
 <text:span text:style-name="T4">
 <text:a xlink:type="simple" xlink:href="https://www.ukrinform.ua/rubric-economy/3675993-ssa-ocikuut-provalu-ekonomicnoi-traektorii-rosii-cerez-pevnij-cas-ministerka-finansiv.html" text:style-name="Internet_20_link" text:visited-style-name="Visited_20_Internet_20_Link">
</text:a>
</text:span>
</text:p>
      <text:p text:style-name="P4">
根据乌克林的说法，IMF的国际货币基金组织IMF的华盛顿参与了政府的负责人，中央银行，世界上大多数国家的经济部门，华盛顿的大多数国家经济部门。 乌克兰代表团由总理丹尼斯·施米加尔(Denis Shmigal)领导。</text:p>
      <text:p text:style-name="P4">
News Source: <text:a xlink:type="simple" xlink:href="https://www.ukrinform.ua/rubric-economy/3695122-vasington-planue-do-veresna-nadati-novu-grantovu-dopomogu-ukraini-minfin-ssa.html" text:style-name="Internet_20_link" text:visited-style-name="Visited_20_Internet_20_Link">
https://www.ukrinform.ua/rubric-economy/3695122-vasington-planue-do-veresna-nadati-novu-grantovu-dopomogu-ukraini-minfin-ssa.html</text:a>
</text:p>
      <!--NEWS-->
      <text:h text:style-name="P10" text:outline-level="1">
<text:span text:style-name="T4">
UOC MP Theodosius的Cherkasy Metropolitan被逮捕</text:span>
</text:h>
      <text:p text:style-name="P4">
作者: Ukrinform (Person)</text:p>
      <text:p text:style-name="P4">
出版商: Укринформ (Organization)</text:p>
      <text:p text:style-name="P4">
出版时间: 2023-04-12T-166:00:00+03:00</text:p>
      <text:p text:style-name="P4">
修改时间: 2023-04-12T15:00:00+03:00</text:p>
      <text:p text:style-name="P4">
描述: Cherkasy和Kaniv UOC MP Theodosius的大都市选择了Cherkasy的约束措施 - 房屋被捕60天。  - 乌克林。</text:p>
      <text:p text:style-name="P4">
图片: ["<text:a xlink:type="simple" xlink:href="https://static.ukrinform.com/photos/2023_04/thumb_files/630_360_1681302336-426.jpg" text:style-name="Internet_20_link" text:visited-style-name="Visited_20_Internet_20_Link">
630_360_16813...</text:a>
"]</text:p>
      <text:p text:style-name="P4">
标签: ['Черкащина', 'Домашній арешт', 'Релігія', 'УПЦ МП']</text:p>
      <text:p text:style-name="P4">
类型: Article</text:p>
      <!--METADATA-->
      <text:p text:style-name="P4">
<draw:frame draw:style-name="fr1" draw:name="Image30" text:anchor-type="as-char" svg:width="6.9236in" svg:height="3.949857in" draw:z-index="0">
<draw:image xlink:href="../Images/yкринформ/2023-04-12T-166-00-00-03-00/630_360_1681302336-426.jpg" xlink:type="simple" xlink:show="embed" xlink:actuate="onLoad" draw:mime-type="image/jpeg"/>
</draw:frame>
Cherkasy的大都市和Kaniv Uoc -MP Theodosius在Cherkasy Predrease Evert the Cherkasy Everne -the Cherkasy the -Mouse逮捕了60天。</text:p>
      <text:p text:style-name="P4">
Cherkasy地区检察官办公室的发言人Bogdan Kulik向Ukrinform通讯员报告了这一点。</text:p>
      <text:p text:style-name="P4">
“大都会将在[]之下(https://www.ukrinform.ua/tag-arest)60天。”库里克说。</text:p>
      <text:p text:style-name="P4">
Cherkasy和Kaniv的大都市涉嫌发炎的宗派化和理由，承认合法，否认俄罗斯对乌克兰的武装侵略，对其参与者的荣耀。</text:p>
      <text:p text:style-name="P4">
<text:span text:style-name="T4">
另请阅读：</text:span>
 <text:a xlink:type="simple" xlink:href="https://www.ukrinform.ua/rubric-society/3693051-onufrij-ta-se-ponad-20-svasennikiv-upc-mp-maut-rosijske-gromadanstvo-zurnalisti.html" text:style-name="Internet_20_link" text:visited-style-name="Visited_20_Internet_20_Link">
<text:span text:style-name="T4">
 uoc </text:span>
</text:a>
2月20日宣布了对大都会的第一次怀疑。 4月，SBU宣布了第二次支持俄罗斯侵略及其参与者的荣耀。</text:p>
      <text:p text:style-name="P4">
_foto：UOC MP_的Cherkasy教区</text:p>
      <text:p text:style-name="P4">
News Source: <text:a xlink:type="simple" xlink:href="https://www.ukrinform.ua/rubric-regions/3694929-cerkaskogo-mitropolita-upc-mp-feodosia-vidpravili-pid-domasnij-arest.html" text:style-name="Internet_20_link" text:visited-style-name="Visited_20_Internet_20_Link">
https://www.ukrinform.ua/rubric-regions/3694929-cerkaskogo-mitropolita-upc-mp-feodosia-vidpravili-pid-domasnij-arest.html</text:a>
</text:p>
      <!--NEWS-->
      <text:h text:style-name="P10" text:outline-level="1">
<text:span text:style-name="T4">
皇家马德里在欧洲欧洲冠军联赛的1/4决赛的第一场比赛中击败切尔西</text:span>
</text:h>
      <text:p text:style-name="P4">
作者: Ukrinform (Person)</text:p>
      <text:p text:style-name="P4">
出版商: Укринформ (Organization)</text:p>
      <text:p text:style-name="P4">
出版时间: 2023-04-12T-16:44:00+03:00</text:p>
      <text:p text:style-name="P4">
修改时间: 2023-04-12T23:44:00+03:00</text:p>
      <text:p text:style-name="P4">
描述: 在欧洲冠军联赛中，接下来的1/4季后赛决赛结束了。  - 乌克林。</text:p>
      <text:p text:style-name="P4">
图片: ["<text:a xlink:type="simple" xlink:href="https://static.ukrinform.com/photos/2023_04/thumb_files/630_360_1681332199-533.jpg" text:style-name="Internet_20_link" text:visited-style-name="Visited_20_Internet_20_Link">
630_360_16813...</text:a>
"]</text:p>
      <text:p text:style-name="P4">
标签: ['Челсі', 'Футбол', 'Ліга чемпіонів', 'Реал Мадрид']</text:p>
      <text:p text:style-name="P4">
类型: Article</text:p>
      <!--METADATA-->
      <text:p text:style-name="P4">
<draw:frame draw:style-name="fr1" draw:name="Image31" text:anchor-type="as-char" svg:width="6.9236in" svg:height="3.956343in" draw:z-index="0">
<draw:image xlink:href="../Images/yкринформ/2023-04-12T-16-44-00-03-00/630_360_1681332199-533.jpg" xlink:type="simple" xlink:show="embed" xlink:actuate="onLoad" draw:mime-type="image/jpeg"/>
</draw:frame>
UEFA Lisichampions完成了接下来的1/4季后赛决赛。</text:p>
      <text:p text:style-name="P4">
据报道，在圣地亚哥·伯纳乌(Santiago Bernabeu)的第一节四分之一决赛中，西班牙“皇家”(Real)冠军的目前获胜者被足球运动员“切尔西”(Chelsea)击败-2-0。</text:p>
      <text:p text:style-name="P4">
真正的成功在第22分钟带来了Karim Benzema和Marco Asensio的目标(74).</text:p>
      <text:p text:style-name="P4">
«Челсі» догравав матч у меншості - на 59-й хвилині Бен Чілвелл за затримкусуперника отримав червону картку.</text:p>
      <text:p text:style-name="P4">
У паралельній зустрічі італійського дербі «Мілан» мінімально переміг «Наполі»- 1:0.</text:p>
      <text:p text:style-name="P4">
Як повідомлялося, напередодні англійський «Манчестер Сіті» здобув перемогу наднімецькою «Баварію» (3：0)葡萄牙的“ Benfica”让位于意大利“ Inter”(0：2).</text:p>
      <text:p text:style-name="P4">
<text:span text:style-name="T4">
Читайте також:</text:span>
 <text:a xlink:type="simple" xlink:href="https://www.ukrinform.ua/rubric-sports/3694658-mancester-siti-peregrav-bavariu-u-persomu-matci-14-finalu-ligi-cempioniv-uefa.html" text:style-name="Internet_20_link" text:visited-style-name="Visited_20_Internet_20_Link">
 </text:a>
战斗将于4月18日至19日举行。 这两场比赛的胜利将发布到半决赛。</text:p>
      <text:p text:style-name="P4">
1/2总决赛的第一次会议将于5月9日至10日举行，重复16-17。</text:p>
      <text:p text:style-name="P4">
回想一下，欧洲冠军联赛的最后一场比赛将于6月10日在伊斯坦布尔的阿塔图尔克奥林匹克体育场举行。</text:p>
      <text:p text:style-name="P4">
照片：法新社。</text:p>
      <text:p text:style-name="P4">
News Source: <text:a xlink:type="simple" xlink:href="https://www.ukrinform.ua/rubric-sports/3695124-real-obigrav-celsi-u-persomu-matci-14-finalu-ligi-cempioniv-uefa.html" text:style-name="Internet_20_link" text:visited-style-name="Visited_20_Internet_20_Link">
https://www.ukrinform.ua/rubric-sports/3695124-real-obigrav-celsi-u-persomu-matci-14-finalu-ligi-cempioniv-uefa.html</text:a>
</text:p>
      <!--NEWS-->
      <text:h text:style-name="P10" text:outline-level="1">
<text:span text:style-name="T4">
外交部和罗马尼亚，乌克兰和摩尔多瓦国防部的领导将在布加勒斯特见面</text:span>
</text:h>
      <text:p text:style-name="P4">
作者: Ukrinform (Person)</text:p>
      <text:p text:style-name="P4">
出版商: Укринформ (Organization)</text:p>
      <text:p text:style-name="P4">
出版时间: 2023-04-12T-18:39:00+03:00</text:p>
      <text:p text:style-name="P4">
修改时间: 2023-04-12T23:39:00+03:00</text:p>
      <text:p text:style-name="P4">
描述: 外交部和罗马尼亚，乌克兰和摩尔多瓦政府部门的领导将于周四在罗马尼亚首都布加勒斯特举行三方会议。  - 乌克林。</text:p>
      <text:p text:style-name="P4">
图片: ["<text:a xlink:type="simple" xlink:href="https://static.ukrinform.com/photos/2016_07/thumb_files/630_360_1468094495-6827.jpg" text:style-name="Internet_20_link" text:visited-style-name="Visited_20_Internet_20_Link">
630_360_14680...</text:a>
"]</text:p>
      <text:p text:style-name="P4">
标签: ['Міноборони', 'Молдова', 'МЗС', 'Румунія']</text:p>
      <text:p text:style-name="P4">
类型: Article</text:p>
      <!--METADATA-->
      <text:p text:style-name="P4">
<draw:frame draw:style-name="fr1" draw:name="Image32" text:anchor-type="as-char" svg:width="6.9236in" svg:height="3.956343in" draw:z-index="0">
<draw:image xlink:href="../Images/yкринформ/2023-04-12T-18-39-00-03-00/630_360_1468094495-6827.jpg" xlink:type="simple" xlink:show="embed" xlink:actuate="onLoad" draw:mime-type="image/jpeg"/>
</draw:frame>
乌克兰·塔莫尔多夫(Ukraine Tamoldov)的外交部和罗马尼亚国防部的领导将于周四在罗马尼亚首都布加勒斯特举行三方会议。</text:p>
      <text:p text:style-name="P4">
据乌克林福音通讯员称，周三，记者在晚上报告了这一点<text:a xlink:type="simple" xlink:href="https://www.mae.ro/" text:style-name="Internet_20_link" text:visited-style-name="Visited_20_Internet_20_Link">
</text:a>
。</text:p>
      <text:p text:style-name="P4">
罗马尼亚外交部大楼举行的会议将在克里米亚平台举行的第一次黑海安全会议上举行，该会议在布加勒斯特举行，尤其是参与者是外交事务和Moremunia部的负责人，[] <text:a xlink:type="simple" xlink:href="https://www.ukrinform.ua/tag-ukraina" text:style-name="Internet_20_link" text:visited-style-name="Visited_20_Internet_20_Link">
</text:a>
和摩尔多瓦。</text:p>
      <text:p text:style-name="P4">
罗马尼亚外交部尚未报告罗马尼亚 - 乌克兰 - 摩尔多瓦共和国的三方会议的主要主题，但预计该地区的安全状况将成为人们关注的焦点。 计划在谈判完成后，其参与者将充当媒体报告。</text:p>
      <text:p text:style-name="P4">
预计乌克兰外交部将在第一次黑海安全会议上与国际克里米亚平台的普拉维德(Pravid)举行，部长德米特里·库莱巴(Dmitry Kuleba)将代表，但在周三晚上，罗马尼亚方面告诉记者，相反，第一任副外交大臣Emine Japarov会。</text:p>
      <text:p text:style-name="P4">
因此，第一任外交事务副部长Eminzhaparov，乌克兰国防部长Alexei Reznikov，外国董事部长Bohdan Aursku，罗马尼亚国防部长，外交部，外交部部长，外交部部长，外交部部长，外交部长外交部，外国国防部长，外国国防部长Oleksiy Reznikov的Oleksiy Aurskcu将参加在罗马尼亚举行的三方会议 - 乌克兰 - 摩尔多瓦大臣和国防部的Anatoly Anatoly Nosyaty。</text:p>
      <text:p text:style-name="P4">
<text:span text:style-name="T4">
另请阅读：</text:span>
 <text:a xlink:type="simple" xlink:href="https://www.ukrinform.ua/rubric-crimea/3695002-cornomorska-bezpekova-konferencia-zaversila-arhitekturu-miznarodnoi-krimskoi-platformi-mzs.html" text:style-name="Internet_20_link" text:visited-style-name="Visited_20_Internet_20_Link">
</text:a>
正如乌克林福姆报道的那样，乌克兰外交部长德米特里·库莱布(Dmitry Kuleb)在与罗马尼亚同事博丹·艾尔斯克(Bohdan Aursk)的对话中间。海洋地区。</text:p>
      <text:p text:style-name="P4">
News Source: <text:a xlink:type="simple" xlink:href="https://www.ukrinform.ua/rubric-polytics/3695121-kerivnictvo-mzs-ta-minoboroni-rumunii-ukraini-i-moldovi-provede-zustric-u-buharesti.html" text:style-name="Internet_20_link" text:visited-style-name="Visited_20_Internet_20_Link">
https://www.ukrinform.ua/rubric-polytics/3695121-kerivnictvo-mzs-ta-minoboroni-rumunii-ukraini-i-moldovi-provede-zustric-u-buharesti.html</text:a>
</text:p>
      <!--NEWS-->
      <text:h text:style-name="P10" text:outline-level="1">
<text:span text:style-name="T4">
没有SES和警察的勤奋工作</text:span>
</text:h>
      <text:p text:style-name="P4">
作者: Ukrinform (Person)</text:p>
      <text:p text:style-name="P4">
出版商: Укринформ (Organization)</text:p>
      <text:p text:style-name="P4">
出版时间: 2023-04-12T-20:23:00+03:00</text:p>
      <text:p text:style-name="P4">
修改时间: 2023-04-12T23:23:00+03:00</text:p>
      <text:p text:style-name="P4">
描述: 沃迪米尔总统Zelenskyy强调，如果没有SES和警察的勤奋工作，就不会想象正常的生活，也不会拯救许多人。  - 乌克林。</text:p>
      <text:p text:style-name="P4">
图片: ["<text:a xlink:type="simple" xlink:href="https://static.ukrinform.com/photos/2023_04/thumb_files/630_360_1681297550-9850.jpeg" text:style-name="Internet_20_link" text:visited-style-name="Visited_20_Internet_20_Link">
630_360_16812...</text:a>
"]</text:p>
      <text:p text:style-name="P4">
标签: ['ДСНС', 'МВС', 'Звернення', 'Зеленський']</text:p>
      <text:p text:style-name="P4">
类型: Article</text:p>
      <!--METADATA-->
      <text:p text:style-name="P4">
<draw:frame draw:style-name="fr1" draw:name="Image33" text:anchor-type="as-char" svg:width="6.9236in" svg:height="3.956343in" draw:z-index="0">
<draw:image xlink:href="../Images/yкринформ/2023-04-12T-20-23-00-03-00/630_360_1681297550-9850.jpeg" xlink:type="simple" xlink:show="embed" xlink:actuate="onLoad" draw:mime-type="image/jpeg"/>
</draw:frame>
沃迪米尔总统Zelenskyy强调，如果没有希波尔西氏症的勤奋工作，就不会想象正常的生活，也不要拯救许多人。</text:p>
      <text:p text:style-name="P4">
他在他的[]中说了这一点(https://t.me/V_Zelenskiy_official/5837)谈到参加培训的年轻警察和DSN救援人员的问候。</text:p>
      <text:p text:style-name="P4">
<text:span text:style-name="T5">
viso：<text:a xlink:type="simple" xlink:href="https://t.me/OP_UA/9222" text:style-name="Internet_20_link" text:visited-style-name="Visited_20_Internet_20_Link">
</text:a>
</text:span>
</text:p>
      <text:p text:style-name="P4">
“今天完成学习，祝贺我们的年轻警察和SES的救援人员对我来说是非常情感和光荣的。 Zelensky说：“超过3000名青年人 - 专业和爱国 - 现在加入那些想要保护生活安全性和正常性的人。”</text:p>
      <text:p text:style-name="P4">
<text:span text:style-name="T4">
另请阅读：</text:span>
 <text:span text:style-name="T4">
 <text:a xlink:type="simple" xlink:href="https://www.ukrinform.ua/rubric-ato/3695108-zelenskij-zodnoi-ruini-v-ukraini-ne-bude-ce-nasa-meta.html" text:style-name="Internet_20_link" text:visited-style-name="Visited_20_Internet_20_Link">
</text:a>
</text:span>
</text:p>
      <text:p text:style-name="P4">
总统说，他们将在最危险的地区工作。 特别是，该分布将在前线地区 - 苏米(Sumy)地区Nakarkiv地区。 他说，还有一些人将在我们的新攻击队中战斗。</text:p>
      <text:p text:style-name="P4">
“我感谢所有现在选择的人以及直接帮助的道路。 没有SES和警察的认真工作，根本就不会想象正常的生活，而不是为了拯救许多人。 实际上，这是他们工作的本质是对人们的直接帮助。 我相信，今天的内政部教育机构的毕业生为人类的希望辩护。</text:p>
      <text:p text:style-name="P4">
他还在讲话中提到了几个救援人员，并感谢他们的工作。</text:p>
      <text:p text:style-name="P4">
“我现在想庆祝这样的后卫 - 我们的救援人员，包括尼科波尔。 Artem Shuldyakova少校的SES，Fyodor中尉Zaykina，高级中士Vasyl Muzychenko，初级抗击者Vitaliy Bulkin。 谢谢大家的救助 - 俄罗斯火箭发射器的乌克兰人。”总统说。</text:p>
      <text:p text:style-name="P4">
<text:span text:style-name="T4">
另请阅读：</text:span>
 <text:span text:style-name="T4">
 <text:a xlink:type="simple" xlink:href="https://www.ukrinform.ua/rubric-polytics/3695104-zelenskij-dovga-istoria-bezkarnosti-rosii-povinna-pripinitisa.html" text:style-name="Internet_20_link" text:visited-style-name="Visited_20_Internet_20_Link">
</text:a>
</text:span>
</text:p>
      <text:p text:style-name="P4">
此外，他还指出，警察人员 - “白天使”，羞愧我们在顿涅茨克地区的人民，撤离，更名为人道主义援助，复苏了受伤的人……”。<text:span text:style-name="T4">
另请阅读：</text:span>
 <text:span text:style-name="T4">
 <text:a xlink:type="simple" xlink:href="https://www.ukrinform.ua/rubric-society/3694873-zelenskij-privitav-vipusknikiv-sistemi-mvs.html" text:style-name="Internet_20_link" text:visited-style-name="Visited_20_Internet_20_Link">
</text:a>
</text:span>
</text:p>
      <text:p text:style-name="P4">
据报道，4月12日，沃迪米尔·泽伦斯基总统参加了内政部高等教育机构的成就。</text:p>
      <text:p text:style-name="P4">
News Source: <text:a xlink:type="simple" xlink:href="https://www.ukrinform.ua/rubric-society/3695115-bez-sumlinnoi-roboti-dsns-i-policii-ne-uaviti-normalnogo-zitta-zelenskij.html" text:style-name="Internet_20_link" text:visited-style-name="Visited_20_Internet_20_Link">
https://www.ukrinform.ua/rubric-society/3695115-bez-sumlinnoi-roboti-dsns-i-policii-ne-uaviti-normalnogo-zitta-zelenskij.html</text:a>
</text:p>
      <!--NEWS-->
      <text:h text:style-name="P10" text:outline-level="1">
<text:span text:style-name="T4">
逮捕记者WSJ允许普京亲自 - 彭博</text:span>
</text:h>
      <text:p text:style-name="P4">
作者: Ukrinform (Person)</text:p>
      <text:p text:style-name="P4">
出版商: Укринформ (Organization)</text:p>
      <text:p text:style-name="P4">
出版时间: 2023-04-12T-22:10:00+03:00</text:p>
      <text:p text:style-name="P4">
修改时间: 2023-04-12T23:10:00+03:00</text:p>
      <text:p text:style-name="P4">
描述: 俄罗斯联邦总统亲自允许在俄罗斯逮捕《记者华尔街日报》埃文·格什科维奇。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Арешт', 'путін', 'Журналіст', 'росія']</text:p>
      <text:p text:style-name="P4">
类型: Article</text:p>
      <!--METADATA-->
      <text:p text:style-name="P4">
<draw:frame draw:style-name="fr1" draw:name="Image34" text:anchor-type="as-char" svg:width="6.9236in" svg:height="3.956343in" draw:z-index="0">
<draw:image xlink:href="../Images/yкринформ/2023-04-12T-22-10-00-03-00/630_360_1680228306-496.jpg" xlink:type="simple" xlink:show="embed" xlink:actuate="onLoad" draw:mime-type="image/jpeg"/>
</draw:frame>
总统罗夫亲自允许在俄罗斯逮捕，记者华尔街杂志埃文纳格斯科维奇。</text:p>
      <text:p text:style-name="P4">
根据乌克林的通讯员的说法，关于自我信息的消息来源撰写<text:a xlink:type="simple" xlink:href="https://www.bnnbloomberg.ca/putin-approved-arrest-of-us-reporter-on-spying-charges-1.1906948" text:style-name="Internet_20_link" text:visited-style-name="Visited_20_Internet_20_Link">
</text:a>
。</text:p>
      <text:p text:style-name="P4">
该材料写道：“俄罗斯总统弗拉基米尔·普京(Vladimir Putin)亲自批准了被指控间谍活动的一名美国记者的逮捕。”</text:p>
      <text:p text:style-name="P4">
<text:span text:style-name="T4">
另请阅读：</text:span>
 <text:span text:style-name="T4">
 <text:a xlink:type="simple" xlink:href="https://www.ukrinform.ua/rubric-world/3694193-derzdep-zaklikav-rf-zvilniti-zurnalista-wsj-ta-vimagae-dostupu-do-nogo.html" text:style-name="Internet_20_link" text:visited-style-name="Visited_20_Internet_20_Link">
</text:a>
</text:span>
</text:p>
      <text:p text:style-name="P4">
根据该机构的对话者的说法，这越来越受“僵化线”的支持者的影响，这些支持者倾向于加深与华盛顿的对抗，认为这是不可逆转的。</text:p>
      <text:p text:style-name="P4">
彭博社说：“逮捕美国安全记者的提议近40年来首次来自霍克斯(Hawks)，俄罗斯在俄罗斯设施的最高领导地位。”</text:p>
      <text:p text:style-name="P4">
<text:span text:style-name="T4">
另请阅读：</text:span>
 <text:span text:style-name="T4">
 <text:a xlink:type="simple" xlink:href="https://www.ukrinform.ua/rubric-world/3691132-zatrimanij-u-rosii-zurnalist-wsj-ne-mav-zodnogo-vidnosenna-do-spigunstva-bilij-dim.html" text:style-name="Internet_20_link" text:visited-style-name="Visited_20_Internet_20_Link">
</text:a>
</text:span>
</text:p>
      <text:p text:style-name="P4">
正如乌克林福姆报道的那样，WSJ记者Evan Gershkovich在Yekaterinburg的新闻商务旅行中被拘留在俄罗斯联邦29 Bier中。 他成为美国媒体的第一位代表，自1986年以来被俄罗斯当局逮捕，并且是在俄罗斯过去几年被非法拘留的几个美国人之一。</text:p>
      <text:p text:style-name="P4">
News Source: <text:a xlink:type="simple" xlink:href="https://www.ukrinform.ua/rubric-world/3695114-arest-zurnalista-wsj-dozvoliv-osobisto-putin-bloomberg.html" text:style-name="Internet_20_link" text:visited-style-name="Visited_20_Internet_20_Link">
https://www.ukrinform.ua/rubric-world/3695114-arest-zurnalista-wsj-dozvoliv-osobisto-putin-bloomberg.html</text:a>
</text:p>
      <!--NEWS-->
      <text:h text:style-name="P10" text:outline-level="1">
<text:span text:style-name="T4">
华盛顿的Shmigal：今年乌克兰至少需要141亿美元</text:span>
</text:h>
      <text:p text:style-name="P4">
作者: Ukrinform (Person)</text:p>
      <text:p text:style-name="P4">
出版商: Укринформ (Organization)</text:p>
      <text:p text:style-name="P4">
出版时间: 2023-04-12T-24:02:00+03:00</text:p>
      <text:p text:style-name="P4">
修改时间: 2023-04-12T23:02:00+03:00</text:p>
      <text:p text:style-name="P4">
描述: 乌克兰今年对乌克兰恢复的迫切需求是141亿美元，为人们提供最低水平的社会和人道主义服务。  - 乌克林。</text:p>
      <text:p text:style-name="P4">
图片: ["<text:a xlink:type="simple" xlink:href="https://static.ukrinform.com/photos/2023_04/thumb_files/630_360_1681324938-4356.jpeg" text:style-name="Internet_20_link" text:visited-style-name="Visited_20_Internet_20_Link">
630_360_16813...</text:a>
"]</text:p>
      <text:p text:style-name="P4">
标签: ['МВФ', 'Україна', 'Світовий банк', 'Шмигаль']</text:p>
      <text:p text:style-name="P4">
类型: Article</text:p>
      <!--METADATA-->
      <text:p text:style-name="P4">
<draw:frame draw:style-name="fr1" draw:name="Image35" text:anchor-type="as-char" svg:width="6.9236in" svg:height="3.956343in" draw:z-index="0">
<draw:image xlink:href="../Images/yкринформ/2023-04-12T-24-02-00-03-00/630_360_1681324938-4356.jpeg" xlink:type="simple" xlink:show="embed" xlink:actuate="onLoad" draw:mime-type="image/jpeg"/>
</draw:frame>
乌克兰今年恢复的迫切需求是141亿美元，以为人们提供最低水平的社会igumantarantian服务。</text:p>
      <text:p text:style-name="P4">
乌克林福音通讯员报告称，乌克兰丹尼斯·施密列尔总理在周三在国际货币基金组织和世界银行举行的圆桌会议上指出，这是由乌克林福音通讯员报告的。</text:p>
      <text:p text:style-name="P4">
“根据第二份报告(世界银行和欧洲委员会 - 编辑。)乌克兰负责人说：“乌克兰重建和恢复战争第一年后果的长期需求估计为4110亿美元。”</text:p>
      <text:p text:style-name="P4">
他还强调，为此目的<text:a xlink:type="simple" xlink:href="https://www.ukrinform.ua/tag-ukraina" text:style-name="Internet_20_link" text:visited-style-name="Visited_20_Internet_20_Link">
</text:a>
到2023年底，有必要巩固约140亿美元的捐助者援助。</text:p>
      <text:p text:style-name="P4">
乌克兰的恢复将是欧洲最大的投资项目之一。 但是现在，我们需要对终端需求和恢复的满意度最大程度地关注。 我的意思是，在世界银行的估计中，这是141亿美元，这是我国确保拥有最低社会和人道主义服务水平的人们的首要任务。”乌克兰总理强调。</text:p>
      <text:p text:style-name="P4">
在这种情况下，他感谢国际货币基金组织，世界银行，欧盟，联合国，七国集团，美国政府，他们已经采取的步骤提供了重要的一部分基本援助。 他还敦促国际合伙人考虑其他倡议，包括填补目标基金支持，恢复，改革和改革(urtf)，由世界银行创建。</text:p>
      <text:p text:style-name="P4">
在这方面，政府负责人保证乌克兰在财务责任制方面完全开放且透明，并向捐助者提供所有必要的信息。</text:p>
      <text:p text:style-name="P4">
<text:span text:style-name="T4">
另请阅读：</text:span>
 <text:a xlink:type="simple" xlink:href="https://www.ukrinform.ua/rubric-economy/3695097-svitovij-bank-nadae-ukraini-200-miljoniv-na-vidnovlenna-energetiki.html" text:style-name="Internet_20_link" text:visited-style-name="Visited_20_Internet_20_Link">
</text:a>
乌克兰福姆(Ukrinform)表示，乌克兰总理周三启动了他访问美国的基本部分。 丹尼斯·施米加尔(Denis Shmigal)在华盛顿的逗留涉及他参加世界银行集团和国际货币基金组织举行的年度春季会议论坛。 此外，他与美国国防部长劳埃德·奥斯丁(Lloyd Austin)，美国商务部长吉娜·雷蒙蒙德(Gina Raymomond)，财政部长珍妮特·埃伦(Janet Ellen)以及国际货币基金组织，世界银行和欧洲投资银行的会议被辩护。</text:p>
      <text:p text:style-name="P4">
News Source: <text:a xlink:type="simple" xlink:href="https://www.ukrinform.ua/rubric-economy/3695113-smigal-u-vasingtoni-cogoric-ukraini-znadobitsa-sonajmense-141-milarda.html" text:style-name="Internet_20_link" text:visited-style-name="Visited_20_Internet_20_Link">
https://www.ukrinform.ua/rubric-economy/3695113-smigal-u-vasingtoni-cogoric-ukraini-znadobitsa-sonajmense-141-milarda.html</text:a>
</text:p>
      <!--NEWS-->
      <text:h text:style-name="P10" text:outline-level="1">
<text:span text:style-name="T4">
在篮球欧洲杯的1/4决赛中确定了“普罗米修斯”竞争对手</text:span>
</text:h>
      <text:p text:style-name="P4">
作者: Ukrinform (Person)</text:p>
      <text:p text:style-name="P4">
出版商: Укринформ (Organization)</text:p>
      <text:p text:style-name="P4">
出版时间: 2023-04-12T-27:59:00+03:00</text:p>
      <text:p text:style-name="P4">
修改时间: 2023-04-12T22:59:00+03:00</text:p>
      <text:p text:style-name="P4">
描述: 欧洲杯四分之一决赛中乌克兰“普罗米修斯”的篮球运动员将与希腊俱乐部“ Internetaas”一起比赛。  - 乌克林。</text:p>
      <text:p text:style-name="P4">
图片: ["<text:a xlink:type="simple" xlink:href="https://static.ukrinform.com/photos/2023_04/thumb_files/630_360_1681329383-255.jpg" text:style-name="Internet_20_link" text:visited-style-name="Visited_20_Internet_20_Link">
630_360_16813...</text:a>
"]</text:p>
      <text:p text:style-name="P4">
标签: ['Баскетбол']</text:p>
      <text:p text:style-name="P4">
类型: Article</text:p>
      <!--METADATA-->
      <text:p text:style-name="P4">
<draw:frame draw:style-name="fr1" draw:name="Image36" text:anchor-type="as-char" svg:width="6.9236in" svg:height="3.956343in" draw:z-index="0">
<draw:image xlink:href="../Images/yкринформ/2023-04-12T-27-59-00-03-00/630_360_1681329383-255.jpg" xlink:type="simple" xlink:show="embed" xlink:actuate="onLoad" draw:mime-type="image/jpeg"/>
</draw:frame>
乌克兰“普罗米修斯”的篮球运动员在欧洲杯的四分之一决赛中将参加希腊俱乐部“ Internetaas”。</text:p>
      <text:p text:style-name="P4">
在比赛中迪米特里斯·托法洛斯竞技场(Dimitris Tofalos Arena)的巡回赛锦标赛的1/8决赛中，帕特拉的内容被法国队“ bur”击败-89:75(24：13，17：20,20：22，28：20)，报道乌克林福姆。</text:p>
      <text:p text:style-name="P4">
半决赛的比赛将于4月18日/19日举行。</text:p>
      <text:p text:style-name="P4">
正如乌克林福姆报道的那样，普罗米修斯在前往欧元欧洲的四分之一决赛的途中被德国俱乐部“ Weolia Tauers Hamburg”击败(87:79).</text:p>
      <text:p text:style-name="P4">
<text:span text:style-name="T4">
Читайте також:</text:span>
 <text:a xlink:type="simple" xlink:href="https://www.ukrinform.ua/rubric-sports/3694618-prometej-vijsov-do-14-finalu-basketbolnogo-evrokubka-obigravsi-gamburg.html" text:style-name="Internet_20_link" text:visited-style-name="Visited_20_Internet_20_Link">
 <text:span text:style-name="T4">
баскетбол</text:span>
 </text:a>
应当指出的是，所有在欧洲杯中胜利的申请人都由季后赛土耳其人的网推进，只有一场比赛与对手打球。</text:p>
      <text:p text:style-name="P4">
照片：Prometeybc.com。</text:p>
      <text:p text:style-name="P4">
News Source: <text:a xlink:type="simple" xlink:href="https://www.ukrinform.ua/rubric-sports/3695112-viznacivsa-supernik-prometea-v-14-finalu-basketbolnogo-evrokubka.html" text:style-name="Internet_20_link" text:visited-style-name="Visited_20_Internet_20_Link">
https://www.ukrinform.ua/rubric-sports/3695112-viznacivsa-supernik-prometea-v-14-finalu-basketbolnogo-evrokubka.html</text:a>
</text:p>
      <!--NEWS-->
      <text:h text:style-name="P10" text:outline-level="1">
<text:span text:style-name="T4">
火箭和太空行业一直荣耀乌克兰，并将成为总统</text:span>
</text:h>
      <text:p text:style-name="P4">
作者: Ukrinform (Person)</text:p>
      <text:p text:style-name="P4">
出版商: Укринформ (Organization)</text:p>
      <text:p text:style-name="P4">
出版时间: 2023-04-12T-29:42:00+03:00</text:p>
      <text:p text:style-name="P4">
修改时间: 2023-04-12T22:42:00+03:00</text:p>
      <text:p text:style-name="P4">
描述: 沃迪米尔·泽伦斯基（Volodymyr Zelensky）总统表示，乌克兰融入国际关系的水平以及人民的水平将使我们的国家能够与先进的国家一起参与外太空的发展。  - 乌克林。</text:p>
      <text:p text:style-name="P4">
图片: ["<text:a xlink:type="simple" xlink:href="https://static.ukrinform.com/photos/2023_01/thumb_files/630_360_1674289634-963.jpeg" text:style-name="Internet_20_link" text:visited-style-name="Visited_20_Internet_20_Link">
630_360_16742...</text:a>
"]</text:p>
      <text:p text:style-name="P4">
标签: ['Космос', 'Ракета', 'Технології', 'Зеленський']</text:p>
      <text:p text:style-name="P4">
类型: Article</text:p>
      <!--METADATA-->
      <text:p text:style-name="P4">
<draw:frame draw:style-name="fr1" draw:name="Image37" text:anchor-type="as-char" svg:width="6.9236in" svg:height="3.956343in" draw:z-index="0">
<draw:image xlink:href="../Images/yкринформ/2023-04-12T-29-42-00-03-00/630_360_1674289634-963.jpeg" xlink:type="simple" xlink:show="embed" xlink:actuate="onLoad" draw:mime-type="image/jpeg"/>
</draw:frame>
沃迪米尔总统Zelenskyy表示，乌克兰的先发制关系和人民水平的整合水平将使我们的国家能够与领先的州一起参加邪恶的外太空。</text:p>
      <text:p text:style-name="P4">
他在晚上说了这个<text:a xlink:type="simple" xlink:href="https://www.youtube.com/watch" text:style-name="Internet_20_link" text:visited-style-name="Visited_20_Internet_20_Link">
</text:a>
乌克林福姆报道，在战争的第413天结束时。</text:p>
      <text:p text:style-name="P4">
“今天在我们国家，传统上庆祝火箭工人的日子<text:a xlink:type="simple" xlink:href="https://www.ukrinform.ua/tag-kosmos" text:style-name="Internet_20_link" text:visited-style-name="Visited_20_Internet_20_Link">
</text:a>
行业。 总是从事拉斯拉夫乌克兰的行业。 我确定他会做的。 我感谢所有保持我们潜力的人。” Zelensky说。</text:p>
      <text:p text:style-name="P4">
<text:span text:style-name="T5">
viso：<text:a xlink:type="simple" xlink:href="https://www.youtube.com/watch" text:style-name="Internet_20_link" text:visited-style-name="Visited_20_Internet_20_Link">
</text:a>
</text:span>
</text:p>
      <text:p text:style-name="P4">
据他说，“我们目前在国际关系中的整合水平，我们的武力水平 - 乌克兰应得的国家和社会，所有这些人 - 所有这些都将使乌克兰能够参与与与与与同等的平等发展的发展高级国家和我们的业务“与高级公司一起”。</text:p>
      <text:p text:style-name="P4">
“但是首先 - 我们将赢!特别是要归功于乌克兰火箭，”总统说。</text:p>
      <text:p text:style-name="P4">
<text:span text:style-name="T4">
另请阅读：</text:span>
 <text:a xlink:type="simple" xlink:href="https://www.ukrinform.ua/rubric-regions/3676207-prikarpatskij-universitet-uvijsov-do-konsorciumu-akij-doslidzue-kosmos.html" text:style-name="Internet_20_link" text:visited-style-name="Visited_20_Internet_20_Link">
<text:span text:style-name="T4">
空间</text:span>
</text:a>
众所周知，4月12日，庆祝火箭和太空行业的员工以及国际航空和太空日的日子。</text:p>
      <text:p text:style-name="P4">
_foto：op _</text:p>
      <text:p text:style-name="P4">
News Source: <text:a xlink:type="simple" xlink:href="https://www.ukrinform.ua/rubric-technology/3695110-zelenskij-raketnokosmicna-galuz-zavzdi-robila-slavu-ukraini-j-robitime.html" text:style-name="Internet_20_link" text:visited-style-name="Visited_20_Internet_20_Link">
https://www.ukrinform.ua/rubric-technology/3695110-zelenskij-raketnokosmicna-galuz-zavzdi-robila-slavu-ukraini-j-robitime.html</text:a>
</text:p>
      <!--NEWS-->
      <text:h text:style-name="P10" text:outline-level="1">
<text:span text:style-name="T4">
自战争开始以来，Cherkasy地区的24个教堂社区已从莫斯科教堂转到PCU</text:span>
</text:h>
      <text:p text:style-name="P4">
作者: Ukrinform (Person)</text:p>
      <text:p text:style-name="P4">
出版商: Укринформ (Organization)</text:p>
      <text:p text:style-name="P4">
出版时间: 2023-04-12T-31:35:00+03:00</text:p>
      <text:p text:style-name="P4">
修改时间: 2023-04-12T22:35:00+03:00</text:p>
      <text:p text:style-name="P4">
描述: 自从全面入侵俄罗斯进入乌克兰以来，来自莫斯科父权制UOC的24个教会社区已转移到PCU的Cherkasy教区。  - 乌克林。</text:p>
      <text:p text:style-name="P4">
图片: ["<text:a xlink:type="simple" xlink:href="https://static.ukrinform.com/photos/2019_12/thumb_files/630_360_1576413849-187.jpg" text:style-name="Internet_20_link" text:visited-style-name="Visited_20_Internet_20_Link">
630_360_15764...</text:a>
"]</text:p>
      <text:p text:style-name="P4">
标签: ['Церква', 'УПЦ МП', 'Православна церква України', 'Війна з росією']</text:p>
      <text:p text:style-name="P4">
类型: Article</text:p>
      <!--METADATA-->
      <text:p text:style-name="P4">
<draw:frame draw:style-name="fr1" draw:name="Image38" text:anchor-type="as-char" svg:width="6.9236in" svg:height="3.956343in" draw:z-index="0">
<draw:image xlink:href="../Images/yкринформ/2023-04-12T-31-35-00-03-00/630_360_1576413849-187.jpg" xlink:type="simple" xlink:show="embed" xlink:actuate="onLoad" draw:mime-type="image/jpeg"/>
</draw:frame>
从全面入侵俄罗斯进入乌克兰的开始，PCU的Cherkasy教区从莫斯科的主人公的UOC通过了24个教堂社区。</text:p>
      <text:p text:style-name="P4">
PCU Sergey Zako的Cherkasy Parchy的负责人讲述了乌克林形式的通讯员。</text:p>
      <text:p text:style-name="P4">
“自全面入侵俄罗斯以来，UOC议员的24个教堂单位已移交给我们。有16个社区与祭司一起过去，还有8个社区，没有他们。没有他们。自战争开始以来，这一过程已经加速。我们期待新的尖峰。”办公室负责人说。</text:p>
      <text:p text:style-name="P4">
<text:span text:style-name="T4">
另请阅读：</text:span>
 <text:span text:style-name="T4">
 <text:a xlink:type="simple" xlink:href="https://www.ukrinform.ua/rubric-society/3695094-danilov-institucii-aki-maut-vidnosenna-do-moskvi-ne-pracuvatimut-na-teritorii-ukraini.html" text:style-name="Internet_20_link" text:visited-style-name="Visited_20_Internet_20_Link">
</text:a>
</text:span>
</text:p>
      <text:p text:style-name="P4">
根据Zaik的说法，他仅列出了完成所有法律程序的社区。 其他人只宣布要去的意图，有些是首先提出的。</text:p>
      <text:p text:style-name="P4">
Zico说：“我不会称这些社区为例，以免破坏聚会而不损害这一过程。”</text:p>
      <text:p text:style-name="P4">
<text:span text:style-name="T4">
另请阅读：</text:span>
 <text:span text:style-name="T4">
 <text:a xlink:type="simple" xlink:href="https://www.ukrinform.ua/rubric-society/3695085-vseukrainska-rada-cerkov-pidtrimue-zakonoproekt-pro-zaboronu-religijnih-organizacij-povazanih-iz-rf.html" text:style-name="Internet_20_link" text:visited-style-name="Visited_20_Internet_20_Link">
</text:a>
</text:span>
</text:p>
      <text:p text:style-name="P4">
根据监视乌克兰公司在Cherkasy Ompast的开放式登记册的注册数据，负责<text:span text:style-name="T4">
 <text:a xlink:type="simple" xlink:href="https://www.ukrinform.ua/tag-upc-mp" text:style-name="Internet_20_link" text:visited-style-name="Visited_20_Internet_20_Link">
</text:a>
</text:span>
有195个教会社区。</text:p>
      <text:p text:style-name="P4">
News Source: <text:a xlink:type="simple" xlink:href="https://www.ukrinform.ua/rubric-society/3695109-z-pocatku-vijni-z-moskovskoi-cerkvi-do-pcu-perejsli-24-cerkovni-gromadi-cerkasini.html" text:style-name="Internet_20_link" text:visited-style-name="Visited_20_Internet_20_Link">
https://www.ukrinform.ua/rubric-society/3695109-z-pocatku-vijni-z-moskovskoi-cerkvi-do-pcu-perejsli-24-cerkovni-gromadi-cerkasini.html</text:a>
</text:p>
      <!--NEWS-->
      <text:h text:style-name="P10" text:outline-level="1">
<text:span text:style-name="T4">
Zelensky：乌克兰不会有废墟 - 这是我们的目标</text:span>
</text:h>
      <text:p text:style-name="P4">
作者: Ukrinform (Person)</text:p>
      <text:p text:style-name="P4">
出版商: Укринформ (Organization)</text:p>
      <text:p text:style-name="P4">
出版时间: 2023-04-12T-33:29:00+03:00</text:p>
      <text:p text:style-name="P4">
修改时间: 2023-04-12T22:29:00+03:00</text:p>
      <text:p text:style-name="P4">
描述: 乌克兰将不会有废墟，俄罗斯的资产应该用于恢复我国。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Україна', 'Звернення', 'Агресія РФ', 'Зеленський', 'Війна з росією']</text:p>
      <text:p text:style-name="P4">
类型: Article</text:p>
      <!--METADATA-->
      <text:p text:style-name="P4">
<draw:frame draw:style-name="fr1" draw:name="Image39" text:anchor-type="as-char" svg:width="6.9236in" svg:height="3.956343in" draw:z-index="0">
<draw:image xlink:href="../Images/yкринформ/2023-04-12T-33-29-00-03-00/630_360_1678738078-322.jpeg" xlink:type="simple" xlink:show="embed" xlink:actuate="onLoad" draw:mime-type="image/jpeg"/>
</draw:frame>
乌克兰不会有废墟，并且假定我们国家的恢复是pry。</text:p>
      <text:p text:style-name="P4">
在您的[]中(https://www.youtube.com/watch?v=BA2uXe4RDfg)乌克林福姆报道说，在战争的第413天结束时。</text:p>
      <text:p text:style-name="P4">
<text:span text:style-name="T5">
viso：<text:a xlink:type="simple" xlink:href="https://www.youtube.com/watch" text:style-name="Internet_20_link" text:visited-style-name="Visited_20_Internet_20_Link">
</text:a>
</text:span>
</text:p>
      <text:p text:style-name="P4">
<text:span text:style-name="T4">
 <text:span text:style-name="T5">
我希望健康，亲爱的乌克兰人!</text:span>
 </text:span>
</text:p>
      <text:p text:style-name="P4">
他刚刚参加了乌克兰财务支持的特殊支持形式。 这项活动在华盛顿举行，联合金融民主国家 - 我们的合作伙伴，欧洲委员会，国际金融机构的负责人：国际货币基金组织，世界银行，欧洲重建和发展银行。 主题是首先恢复。 战场之后我们国家的恢复。</text:p>
      <text:p text:style-name="P4">
我感谢我的合作伙伴帮助我们维持可持续性和财务稳定性。 他敦促更加活跃，以便乌克兰人可以更积极地重建，使乌克兰人正常生活。</text:p>
      <text:p text:style-name="P4">
乌克兰不会有废墟。 这是我们的目标。 这将是恐怖分子全部损失的特定二氧化碳。</text:p>
      <text:p text:style-name="P4">
此外，世界知道解决方案 - 关于俄罗斯的资产，俄罗斯官员，富裕的寡头，而他们的国家成为恐怖分子……所有这些都被激活，以弥补俄罗斯带来痛苦和痛苦的损失。 。 对于侵略者来说，战争应该是最昂贵的。 我们为此做了一切。 感谢支持我们的合作伙伴。</text:p>
      <text:p text:style-name="P4">
他今天在基辅举行了美国参议院的代表团 - 一个两党代表团。我告知战场上正在发生的事情，以及我们的机会。以及我们始终，我们已经证明了我们与美国的关系武器的供应是完全干净的，完全透明的。 合作伙伴对每个单元和每个武器的每个单位都有完整的视野。 重要的是，没有人工操作会被我们的信任宠坏。</text:p>
      <text:p text:style-name="P4">
当然，我很高兴听到来自美国的客人对乌克兰的积极话语以及我们设法实现恐怖命运的目标。我感谢所有现在选择的人以及直接帮助的道路。 没有SES和警察的认真工作，根本就不会想象正常的生活，而不是为了拯救许多人。 实际上，这是他们工作的本质是对人们的直接帮助。</text:p>
      <text:p text:style-name="P4">
我相信，今天内政部的毕业生在为人类的希望辩护。</text:p>
      <text:p text:style-name="P4">
顺便说一句，我现在想庆祝这样的后卫 - 尤其是来自尼科波尔的救援人员。 Artem Shuldyakova少校的SES，Fyodor中尉Zaykina，高级中士Vasyl Muzychenko，初级抗击者Vitaliy Bulkin。 谢谢大家的救助 - 俄罗斯火箭中风的乌克兰人!</text:p>
      <text:p text:style-name="P4">
我还将注意到警察人员 - “白人”，他们在粉丝中拯救我们的人民，撤离，发送人道主义援助，复活...</text:p>
      <text:p text:style-name="P4">
我感谢Avdiivka的警察Gennady Yudin对儿童的救赎，医护人员Popi，Popi是Mariinsky Frort的白人天使之一。 他们已经救出了我们数百名人民，包括重伤。</text:p>
      <text:p text:style-name="P4">
今天，我也要感谢在赫尔森地区工作的国家警察弗拉基米尔·佩雷塞特(Vladimir Perepelytsya)的爆炸，他的工作非常有效。</text:p>
      <text:p text:style-name="P4">
还有一个。</text:p>
      <text:p text:style-name="P4">
今天，在我们国家，传统上，庆祝火箭和太空行业员工的日子。 总是荣耀乌克兰的行业。 我确定他会做的!</text:p>
      <text:p text:style-name="P4">
谢谢所有保留我们潜力的人。 我们目前的融合水平是国际关系，我们的权力水平(无论是国家还是社会)，乌克兰应得的，我们的人民水平 - 所有这一切都将使乌克兰能够与先进的国家一起发展外太空，以及我们的业务 - 以及高级公司。</text:p>
      <text:p text:style-name="P4">
但是首先 - 我们将赢!特别是要归功于乌克兰火箭。</text:p>
      <text:p text:style-name="P4">
荣耀现在我们现在正在战斗的所有士兵!</text:p>
      <text:p text:style-name="P4">
谢谢所有帮助乌克兰的人!</text:p>
      <text:p text:style-name="P4">
感谢所有保护我们人民并保护乌克兰生活的人!</text:p>
      <text:p text:style-name="P4">
<text:span text:style-name="T4">
 <text:span text:style-name="T5">
荣耀与乌克兰!</text:span>
 </text:span>
</text:p>
      <text:p text:style-name="P4">
News Source: <text:a xlink:type="simple" xlink:href="https://www.ukrinform.ua/rubric-ato/3695108-zelenskij-zodnoi-ruini-v-ukraini-ne-bude-ce-nasa-meta.html" text:style-name="Internet_20_link" text:visited-style-name="Visited_20_Internet_20_Link">
https://www.ukrinform.ua/rubric-ato/3695108-zelenskij-zodnoi-ruini-v-ukraini-ne-bude-ce-nasa-meta.html</text:a>
</text:p>
      <!--NEWS-->
      <text:h text:style-name="P10" text:outline-level="1">
<text:span text:style-name="T4">
联合国秘书 - 乌克兰囚犯处决视频中的“恐怖”</text:span>
</text:h>
      <text:p text:style-name="P4">
作者: Ukrinform (Person)</text:p>
      <text:p text:style-name="P4">
出版商: Укринформ (Organization)</text:p>
      <text:p text:style-name="P4">
出版时间: 2023-04-12T-35:19:00+03:00</text:p>
      <text:p text:style-name="P4">
修改时间: 2023-04-12T22:19:00+03:00</text:p>
      <text:p text:style-name="P4">
描述: 联合国秘书长安东尼·古特雷斯（Anthony Guterres）的“恐怖”（Horror）是社交网络上广泛传播的视频，俄罗斯入侵者切断了乌克兰战俘的负责人。  - 乌克林。</text:p>
      <text:p text:style-name="P4">
图片: ["<text:a xlink:type="simple" xlink:href="https://static.ukrinform.com/photos/2023_03/thumb_files/630_360_1678288128-890.jpg" text:style-name="Internet_20_link" text:visited-style-name="Visited_20_Internet_20_Link">
630_360_16782...</text:a>
"]</text:p>
      <text:p text:style-name="P4">
标签: ['Гутерреш', 'ООН', 'Страта', 'Воєнні злочини', 'Війна з росією']</text:p>
      <text:p text:style-name="P4">
类型: Article</text:p>
      <!--METADATA-->
      <text:p text:style-name="P4">
<draw:frame draw:style-name="fr1" draw:name="Image40" text:anchor-type="as-char" svg:width="6.9236in" svg:height="3.956343in" draw:z-index="0">
<draw:image xlink:href="../Images/yкринформ/2023-04-12T-35-19-00-03-00/630_360_1678288128-890.jpg" xlink:type="simple" xlink:show="embed" xlink:actuate="onLoad" draw:mime-type="image/jpeg"/>
</draw:frame>
联合国秘书长安东尼·古特雷斯(Anthony Guterres)的“恐怖”来自社会网络中广泛的社会网络，俄罗斯入侵者切断了乌克兰 - 穆兹扬(Ukrainian -Muzyan)的负责人。</text:p>
      <text:p text:style-name="P4">
据纽约乌克林事物通讯员说，秘书长发言人斯特凡·杜扎里克(Stefan Duzharik)在秘书长中说。</text:p>
      <text:p text:style-name="P4">
根据发言人的说法，联合国首领要求犯罪者负责。</text:p>
      <text:p text:style-name="P4">
“不幸的是，这不是一个案例，”杜扎里克补充说。</text:p>
      <text:p text:style-name="P4">
<text:span text:style-name="T4">
另请阅读：</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他指出，联合国在乌克兰的人权使命“被苏格里恐怖的视频感到震惊，并在其最新报告中记录了包括Drival在内的几项国际人道主义法律。</text:p>
      <text:p text:style-name="P4">
他说：“必须对最小的违规行为进行适当的调查，有罪应征收责任。”</text:p>
      <text:p text:style-name="P4">
<text:span text:style-name="T4">
另请阅读：</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正如乌克林福姆报道的那样，互联网上出现了两个视频<text:span text:style-name="T4">
 []。(https://www.ukrinform.ua/tag-strata)</text:span>
乌克兰捍卫者。 乌克兰的服务进行了一项预审调查，介绍了一段视频，该视频涉及俄罗斯 - 俄罗斯囚犯如何切断乌克兰囚犯的负责人。 执法机构正在采取措施确定犯下这种可怕拉链的人。</text:p>
      <text:p text:style-name="P4">
<text:span text:style-name="T4">
另请阅读：</text:span>
 <text:span text:style-name="T4">
 <text:a xlink:type="simple" xlink:href="https://www.ukrinform.ua/rubric-ato/3694875-lubinec-zaklikae-oon-ta-cervonij-hrest-pokarati-rosiu-pisla-video-strati-ukrainskogo-bijca.html" text:style-name="Internet_20_link" text:visited-style-name="Visited_20_Internet_20_Link">
</text:a>
</text:span>
</text:p>
      <text:p text:style-name="P4">
乌克兰外交部向国际刑事法院的检察官上诉，要求俄罗斯军方在俄罗斯侵害俄罗斯侵略者在乌克兰犯下的人类侵害人类的军事犯罪的背景下，乌克兰士兵死亡。</text:p>
      <text:p text:style-name="P4">
News Source: <text:a xlink:type="simple" xlink:href="https://www.ukrinform.ua/rubric-polytics/3695103-gensek-oon-u-zahu-vid-video-zi-stratou-ukrainskogo-polonenogo.html" text:style-name="Internet_20_link" text:visited-style-name="Visited_20_Internet_20_Link">
https://www.ukrinform.ua/rubric-polytics/3695103-gensek-oon-u-zahu-vid-video-zi-stratou-ukrainskogo-polonenogo.html</text:a>
</text:p>
      <!--NEWS-->
      <text:h text:style-name="P10" text:outline-level="1">
<text:span text:style-name="T4">
Nabu将重复以使Kobolev继续进行调查时间</text:span>
</text:h>
      <text:p text:style-name="P4">
作者: Ukrinform (Person)</text:p>
      <text:p text:style-name="P4">
出版商: Укринформ (Organization)</text:p>
      <text:p text:style-name="P4">
出版时间: 2023-04-12T-37:05:00+03:00</text:p>
      <text:p text:style-name="P4">
修改时间: 2023-04-12T22:05:00+03:00</text:p>
      <text:p text:style-name="P4">
描述: 纳布代表介绍了乌克兰安德里·科博尔夫（Andriy Andriy Kobolev）在案件中延长调查的要求，此前最高反腐败法院的调查法官拒绝延长调查条款。  - 乌克林。</text:p>
      <text:p text:style-name="P4">
图片: ["<text:a xlink:type="simple" xlink:href="https://static.ukrinform.com/photos/2023_03/thumb_files/630_360_1677697128-577.jpg" text:style-name="Internet_20_link" text:visited-style-name="Visited_20_Internet_20_Link">
630_360_16776...</text:a>
"]</text:p>
      <text:p text:style-name="P4">
标签: ['Коболєв', 'НАБУ', 'Нафтогаз', 'Антикорупційний суд', 'Розслідування']</text:p>
      <text:p text:style-name="P4">
类型: Article</text:p>
      <!--METADATA-->
      <text:p text:style-name="P4">
<draw:frame draw:style-name="fr1" draw:name="Image41" text:anchor-type="as-char" svg:width="6.9236in" svg:height="3.956343in" draw:z-index="0">
<draw:image xlink:href="../Images/yкринформ/2023-04-12T-37-05-00-03-00/630_360_1677697128-577.jpg" xlink:type="simple" xlink:show="embed" xlink:actuate="onLoad" draw:mime-type="image/jpeg"/>
</draw:frame>
纳布代表提出了乌克兰安德里·科博尔夫(Andriy Kobolev)的纳夫司可兹(Naftogaz)的远派。</text:p>
      <text:p text:style-name="P4">
对这个 <text:a xlink:type="simple" xlink:href="https://www.facebook.com/story.php" text:style-name="Internet_20_link" text:visited-style-name="Visited_20_Internet_20_Link">
</text:a>
在他的Facebook页面Andrey Kobolev上。</text:p>
      <text:p text:style-name="P4">
“纳布侦探刚刚递给我一份新请求的副本，以继续进行我的案件进行预审，这与法院的旧裁决直接相反，法院不接受上诉。 对KPK的解释是多么有趣的解释。”他写道。</text:p>
      <text:p text:style-name="P4">
<text:span text:style-name="T4">
另请阅读：</text:span>
 <text:span text:style-name="T4">
 <text:a xlink:type="simple" xlink:href="https://www.ukrinform.ua/rubric-economy/3695043-vaks-vidmovivsa-prodovzuvati-slidstvo-u-spravi-koboleva.html" text:style-name="Internet_20_link" text:visited-style-name="Visited_20_Internet_20_Link">
</text:a>
</text:span>
</text:p>
      <text:p text:style-name="P4">
正如乌克林福姆报道的那样，4月12日，高反腐败司法的调查法官对延长对NAFTOGAZ NJSC NJSC NJSC Export Andrei Kobolev的刑事诉讼的要求感到满意。</text:p>
      <text:p text:style-name="P4">
调查法官的决定不接受上诉。 预审调查的条款将于4月19日到期。</text:p>
      <text:p text:style-name="P4">
鉴于法院的裁决，该案的调查必须由法院进行调查以审议或关闭案件。</text:p>
      <text:p text:style-name="P4">
<text:span text:style-name="T4">
另请阅读：</text:span>
 <text:span text:style-name="T4">
 <text:a xlink:type="simple" xlink:href="https://www.ukrinform.ua/rubric-economy/3682426-sud-zobovazav-koboleva-nositi-elektronnij-braslet.html" text:style-name="Internet_20_link" text:visited-style-name="Visited_20_Internet_20_Link">
</text:a>
</text:span>
</text:p>
      <text:p text:style-name="P4">
乌克林福姆(Ukrinform)的SAP报道说，检方方将评估证据的好处，以表彰其上诉并派遣法院的福利。</text:p>
      <text:p text:style-name="P4">
交换NJSC“乌克兰naftogaz” <text:span text:style-name="T4">
 <text:a xlink:type="simple" xlink:href="https://www.ukrinform.ua/tag-kobolev" text:style-name="Internet_20_link" text:visited-style-name="Visited_20_Internet_20_Link">
</text:a>
</text:span>
怀疑1月19日。 根据调查，确保支付超过UAH的2.29亿美元的奖金是非法的。</text:p>
      <text:p text:style-name="P4">
<text:span text:style-name="T4">
另请阅读：</text:span>
 <text:span text:style-name="T4">
 <text:a xlink:type="simple" xlink:href="https://www.ukrinform.ua/rubric-economy/3679370-kobolev-nazvav-zaavu-sap-sodo-jogo-rahunkiv-manipulativnou.html" text:style-name="Internet_20_link" text:visited-style-name="Visited_20_Internet_20_Link">
</text:a>
</text:span>
</text:p>
      <text:p text:style-name="P4">
Coblev采用了预防措施，其形式为2.29亿克戴着电子手镯的义务。</text:p>
      <text:p text:style-name="P4">
News Source: <text:a xlink:type="simple" xlink:href="https://www.ukrinform.ua/rubric-economy/3695105-nabu-povtorno-klopotatime-pro-prodovzenna-terminiv-slidstva-u-spravi-koboleva.html" text:style-name="Internet_20_link" text:visited-style-name="Visited_20_Internet_20_Link">
https://www.ukrinform.ua/rubric-economy/3695105-nabu-povtorno-klopotatime-pro-prodovzenna-terminiv-slidstva-u-spravi-koboleva.html</text:a>
</text:p>
      <!--NEWS-->
      <text:h text:style-name="P10" text:outline-level="1">
<text:span text:style-name="T4">
JSC Kupiansk Directio Rusian军队炮击得很好，卡梅卡，白杨，红，很少...</text:span>
</text:h>
      <text:p text:style-name="P4">
作者: liveuamap (Language: en)</text:p>
      <text:p text:style-name="P4">
时间: 2023-04-12T-3:19:00</text:p>
      <text:p text:style-name="P4">
地点: Kharkiv (Latitude:49.51875 Longtitude:37.95467)</text:p>
      <text:p text:style-name="P4">
视频: []</text:p>
      <text:p text:style-name="P4">
图片: []</text:p>
      <text:p text:style-name="P4">
标签: ["Russia"]</text:p>
      <text:p text:style-name="P4">
Id: 22555560</text:p>
      <!--METADATA-->
      <text:p text:style-name="P4">
新闻集链接：<text:a xlink:type="simple" xlink:href="https://liveuamap.com/en/2023/12-april-at-kupiansk-direction-russian-army-shelled-kolodyazne" text:style-name="Internet_20_link" text:visited-style-name="Visited_20_Internet_20_Link">
https://liveuamap.com/en/2023/2023/12-april-at-kupiansk-direction-russian-army-army-shelled-kolodyazne</text:a>
</text:p>
      <text:p text:style-name="P4">
News Source: <text:a xlink:type="simple" xlink:href="https://t.me/lumsrc/4471" text:style-name="Internet_20_link" text:visited-style-name="Visited_20_Internet_20_Link">
https://t.me/lumsrc/4471</text:a>
</text:p>
      <!--NEWS-->
      <text:h text:style-name="P10" text:outline-level="1">
<text:span text:style-name="T4">
Zelensky：俄罗斯有罪不罚的悠久历史必须停止</text:span>
</text:h>
      <text:p text:style-name="P4">
作者: Ukrinform (Person)</text:p>
      <text:p text:style-name="P4">
出版商: Укринформ (Organization)</text:p>
      <text:p text:style-name="P4">
出版时间: 2023-04-12T-40:54:00+03:00</text:p>
      <text:p text:style-name="P4">
修改时间: 2023-04-12T21:54:00+03:00</text:p>
      <text:p text:style-name="P4">
描述: 乌克兰沃罗迪米尔·泽伦斯基（Ukraine Volodymyr Zelensky）总统呼吁全世界协助，以结束俄罗斯人在乌克兰继续做的暴行的悠久历史。  - 乌克林。</text:p>
      <text:p text:style-name="P4">
图片: ["<text:a xlink:type="simple" xlink:href="https://static.ukrinform.com/photos/2022_12/thumb_files/630_360_1671070621-277.png" text:style-name="Internet_20_link" text:visited-style-name="Visited_20_Internet_20_Link">
630_360_16710...</text:a>
"]</text:p>
      <text:p text:style-name="P4">
标签: ['МВФ', 'Світовий банк', 'Зеленський', 'Війна з росією']</text:p>
      <text:p text:style-name="P4">
类型: Article</text:p>
      <!--METADATA-->
      <text:p text:style-name="P4">
<draw:frame draw:style-name="fr1" draw:name="Image42" text:anchor-type="as-char" svg:width="6.9236in" svg:height="3.956343in" draw:z-index="0">
<draw:image xlink:href="../Images/yкринформ/2023-04-12T-40-54-00-03-00/630_360_1671070621-277.png" xlink:type="simple" xlink:show="embed" xlink:actuate="onLoad" draw:mime-type="image/png"/>
</draw:frame>
乌克兰沃迪米尔·泽伦斯基(Ukraine Volodymyr Zelensky)总统呼吁全世界协助，以使俄罗斯人对自己的暴行的不受惩罚的极端历史，他们继续在乌克兰。</text:p>
      <text:p text:style-name="P4">
他在周三的一次圆桌会议上说，这是由IMF组织的，这是IMF，这是华盛顿的一家存在银行。</text:p>
      <text:p text:style-name="P4">
“乌克兰将赢得这场战争只是时间问题<text:a xlink:type="simple" xlink:href="https://www.ukrinform.ua/tag-russian-aggression" text:style-name="Internet_20_link" text:visited-style-name="Visited_20_Internet_20_Link">
</text:a>
乌克兰国家负责人宣布。</text:p>
      <text:p text:style-name="P4">
他回忆起俄罗斯联邦残酷的新人员的出现，俄罗斯人民被乌克兰人的囚徒阻止了俄罗斯人民。</text:p>
      <text:p text:style-name="P4">
“每当他们做这样的事情时，您都会感到震惊，好像是第一次，因此，俄罗斯人带来的不应该是普遍的。 乌克兰总统强调。</text:p>
      <text:p text:style-name="P4">
<text:span text:style-name="T4">
另请阅读：</text:span>
 <text:a xlink:type="simple" xlink:href="https://www.ukrinform.ua/rubric-ato/3694808-zelenskij-pro-stratu-ukrainskogo-voina-ce-video-rosii-akou-vona-e.html" text:style-name="Internet_20_link" text:visited-style-name="Visited_20_Internet_20_Link">
<text:span text:style-name="T4">
 Zelensky </text:span>
</text:a>
他呼吁在圆桌会议上出席的国际代表，以纪念遭受酷刑和堕落的乌克兰人。</text:p>
      <text:p text:style-name="P4">
乌克兰总统强调，俄罗斯在乌克兰的侵略也追求破坏民用基础设施的目的，数千和数千人被摧毁。 在这方面，他感谢合作伙伴的协助，他们指的是乌克兰的修复和重建。</text:p>
      <text:p text:style-name="P4">
同时，他敦促通过没收俄罗斯资产来重建乌克兰。</text:p>
      <text:p text:style-name="P4">
泽伦斯基强调说：“俄罗斯必须为其侵略性支付全价。”</text:p>
      <text:p text:style-name="P4">
据报道，互联网上有两个有关乌克兰防御保护的视频。</text:p>
      <text:p text:style-name="P4">
根据美国有线电视新闻网(CNN)的说法，第一个视频于4月8日发布在 - 俄罗斯 - 俄罗斯频道上。 它是由“瓦格纳”故意将其拆除的，并显示了乌克兰军队的两个领导尸体，这些尸体位于受伤的军车附近的地面上。 俄罗斯帐户声称该视频是在巴赫穆特附近拍摄的。</text:p>
      <text:p text:style-name="P4">
鉴于框架中的植被，第二个视频出现在Twitter上并故意模糊的视频可能是在夏天录制的。 在上面，乌克兰军方斩首了一个用刀的俄罗斯男孩，他以奈迪迪多的声音来斩首，在大屠杀开始时可能还活着。乌克兰执法机构采取措施确定犯罪的人。  _foto：op _</text:p>
      <text:p text:style-name="P4">
News Source: <text:a xlink:type="simple" xlink:href="https://www.ukrinform.ua/rubric-polytics/3695104-zelenskij-dovga-istoria-bezkarnosti-rosii-povinna-pripinitisa.html" text:style-name="Internet_20_link" text:visited-style-name="Visited_20_Internet_20_Link">
https://www.ukrinform.ua/rubric-polytics/3695104-zelenskij-dovga-istoria-bezkarnosti-rosii-povinna-pripinitisa.html</text:a>
</text:p>
      <!--NEWS-->
      <text:h text:style-name="P10" text:outline-level="1">
<text:span text:style-name="T4">
俄罗斯人一天在苏米地区开火</text:span>
</text:h>
      <text:p text:style-name="P4">
作者: Ukrinform (Person)</text:p>
      <text:p text:style-name="P4">
出版商: Укринформ (Organization)</text:p>
      <text:p text:style-name="P4">
出版时间: 2023-04-12T-42:48:00+03:00</text:p>
      <text:p text:style-name="P4">
修改时间: 2023-04-12T21:48:00+03:00</text:p>
      <text:p text:style-name="P4">
描述: 白天，俄罗斯军队向Sumy Oblast边界开火了七次，共75次命中并造成破坏。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43" text:anchor-type="as-char" svg:width="6.9236in" svg:height="3.956343in" draw:z-index="0">
<draw:image xlink:href="../Images/yкринформ/2023-04-12T-42-48-00-03-00/630_360_1669987737-966.jpg" xlink:type="simple" xlink:show="embed" xlink:actuate="onLoad" draw:mime-type="image/jpeg"/>
</draw:frame>
白天，俄罗斯边境在白天在苏米地区的边界开火，总共命中了75次，并造成了破坏。</text:p>
      <text:p text:style-name="P4">
根据乌克林福姆的说法，Sumy地区军事行政部门在[]中报道了(https://t.me/Sumy_news_ODA/15411)。</text:p>
      <text:p text:style-name="P4">
在敌对下<text:a xlink:type="simple" xlink:href="https://www.ukrinform.ua/tag-obstril" text:style-name="Internet_20_link" text:visited-style-name="Visited_20_Internet_20_Link">
</text:a>
4月12日，星期三，该地区有Belopilsk，Novoslobidskaya，Seredi-Buda，Miropil Yesman社区。 入侵者是由火箭发射器炮兵迫击炮制成的。</text:p>
      <text:p text:style-name="P4">
在埃斯曼社区，炮兵向敌人打击(两个命中)加油站损坏了损坏。</text:p>
      <text:p text:style-name="P4">
由于Miropil社区炮击(十点命中)损坏了两个私人家庭。</text:p>
      <text:p text:style-name="P4">
<text:span text:style-name="T4">
另请阅读：</text:span>
 <text:a xlink:type="simple" xlink:href="https://www.ukrinform.ua/rubric-ato/3695072-rosiani-obstrilali-nikopolskij-rajon-cetvero-poranenih.html" text:style-name="Internet_20_link" text:visited-style-name="Visited_20_Internet_20_Link">
<text:span text:style-name="T4">
射击</text:span>
</text:a>
“军方认为，没有发现国家边界附近的敌方进攻团体，”总编辑中添加了总编辑。</text:p>
      <text:p text:style-name="P4">
据乌克林福姆称，4月11日，俄罗斯军人向苏米地区边境社区开火，造成了许多破坏。</text:p>
      <text:p text:style-name="P4">
News Source: <text:a xlink:type="simple" xlink:href="https://www.ukrinform.ua/rubric-ato/3695100-rosiani-za-dobu-sim-raziv-obstrilali-sumsinu.html" text:style-name="Internet_20_link" text:visited-style-name="Visited_20_Internet_20_Link">
https://www.ukrinform.ua/rubric-ato/3695100-rosiani-za-dobu-sim-raziv-obstrilali-sumsinu.html</text:a>
</text:p>
      <!--NEWS-->
      <text:h text:style-name="P10" text:outline-level="1">
<text:span text:style-name="T4">
“ Zhitichi”在决赛开始时让位于排球超级行的“铜牌”之初</text:span>
</text:h>
      <text:p text:style-name="P4">
作者: Ukrinform (Person)</text:p>
      <text:p text:style-name="P4">
出版商: Укринформ (Organization)</text:p>
      <text:p text:style-name="P4">
出版时间: 2023-04-12T-44:42:39+03:00</text:p>
      <text:p text:style-name="P4">
修改时间: 2023-04-12T21:42:39+03:00</text:p>
      <text:p text:style-name="P4">
描述: 乌克兰超级联赛的铜奖颁奖典礼2022/23扮演Zhytomyr Zhytomyr Zhytomyr-Polissya和VSC“ Law Academy”的Zhytomyr Zhytomyr Zhytomyr Zharkytomyr奖。  - 乌克林。</text:p>
      <text:p text:style-name="P4">
图片: ["<text:a xlink:type="simple" xlink:href="https://static.ukrinform.com/photos/2023_04/thumb_files/630_360_1681324888-896.jpg" text:style-name="Internet_20_link" text:visited-style-name="Visited_20_Internet_20_Link">
630_360_16813...</text:a>
"]</text:p>
      <text:p text:style-name="P4">
标签: ['Волейбол']</text:p>
      <text:p text:style-name="P4">
类型: Article</text:p>
      <!--METADATA-->
      <text:p text:style-name="P4">
<draw:frame draw:style-name="fr1" draw:name="Image44" text:anchor-type="as-char" svg:width="6.9236in" svg:height="3.956343in" draw:z-index="0">
<draw:image xlink:href="../Images/yкринформ/2023-04-12T-44-42-39-03-00/630_360_1681324888-896.jpg" xlink:type="simple" xlink:show="embed" xlink:actuate="onLoad" draw:mime-type="image/jpeg"/>
</draw:frame>
排球季2022/23乌克兰的布朗佐维那罗达超级联赛播放Zhytomyr Zhytomyr Zhytomyr-Polissya和Kharkiv的VSC“ Law Academy”。</text:p>
      <text:p text:style-name="P4">
在系列赛的第一场比赛中，最高两场胜利，Zhytomyr团队被击败(25：19，23：25，19：25，20：25)，报道乌克林福姆。</text:p>
      <text:p text:style-name="P4">
“铜牌”系列的下一场比赛将于4月14日举行。</text:p>
      <text:p text:style-name="P4">
正如乌克林福姆报道的那样，“金”超级联赛的所有者由dnieper的VC“ Prometheus”和Khmelnytsky地区Gorodok的“ Prometheus”和“ Epicenter-Podolyany”确定。</text:p>
      <text:p text:style-name="P4">
<text:span text:style-name="T4">
另请阅读：</text:span>
 <text:a xlink:type="simple" xlink:href="https://www.ukrinform.ua/rubric-sports/3694628-epicentrpodolani-obigrali-prometej-na-starti-finalu-superligi-ukraini-z-volejbolu.html" text:style-name="Internet_20_link" text:visited-style-name="Visited_20_Internet_20_Link">
<text:span text:style-name="T4">
排球</text:span>
</text:a>
在第一场比赛中，“ Epicenter -podolyany”赢得了Prometheus的自愿胜利-3：1(18：25，25：21，25：23，25：18).</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我们会提醒，女子超级利马的获胜者是DNIEPER地区的排球运动员“ Prometheus”，他们在决赛中被Vinnitsa俱乐部“ Charles-Medunover-Schvsm”所克服。</text:p>
      <text:p text:style-name="P4">
照片：pvlu.org。</text:p>
      <text:p text:style-name="P4">
News Source: <text:a xlink:type="simple" xlink:href="https://www.ukrinform.ua/rubric-sports/3695099-zitici-postupilisa-urakademii-na-starti-finalu-za-bronzu-volejbolnoi-superligi.html" text:style-name="Internet_20_link" text:visited-style-name="Visited_20_Internet_20_Link">
https://www.ukrinform.ua/rubric-sports/3695099-zitici-postupilisa-urakademii-na-starti-finalu-za-bronzu-volejbolnoi-superligi.html</text:a>
</text:p>
      <!--NEWS-->
      <text:h text:style-name="P10" text:outline-level="1">
<text:span text:style-name="T4">
世界银行为乌克兰提供了2亿美元的能源回收</text:span>
</text:h>
      <text:p text:style-name="P4">
作者: Ukrinform (Person)</text:p>
      <text:p text:style-name="P4">
出版商: Укринформ (Organization)</text:p>
      <text:p text:style-name="P4">
出版时间: 2023-04-12T-46:35:00+03:00</text:p>
      <text:p text:style-name="P4">
修改时间: 2023-04-12T21:35:00+03:00</text:p>
      <text:p text:style-name="P4">
描述: 世界银行将额外的2亿美元分配给乌克兰以进行能源回收。  - 乌克林。</text:p>
      <text:p text:style-name="P4">
图片: ["<text:a xlink:type="simple" xlink:href="https://static.ukrinform.com/photos/2023_04/thumb_files/630_360_1681324649-804.jpg" text:style-name="Internet_20_link" text:visited-style-name="Visited_20_Internet_20_Link">
630_360_16813...</text:a>
", "<text:a xlink:type="simple" xlink:href="https://static.ukrinform.com/photos/2023_04/thumb_files/630_360_1681324937-1125.jpeg" text:style-name="Internet_20_link" text:visited-style-name="Visited_20_Internet_20_Link">
630_360_16813...</text:a>
", "<text:a xlink:type="simple" xlink:href="https://static.ukrinform.com/photos/2023_04/thumb_files/630_360_1681324937-8195.jpeg" text:style-name="Internet_20_link" text:visited-style-name="Visited_20_Internet_20_Link">
630_360_16813...</text:a>
", "<text:a xlink:type="simple" xlink:href="https://static.ukrinform.com/photos/2023_04/thumb_files/630_360_1681324937-5505.jpeg" text:style-name="Internet_20_link" text:visited-style-name="Visited_20_Internet_20_Link">
630_360_16813...</text:a>
", "<text:a xlink:type="simple" xlink:href="https://static.ukrinform.com/photos/2023_04/thumb_files/630_360_1681324937-4759.jpeg" text:style-name="Internet_20_link" text:visited-style-name="Visited_20_Internet_20_Link">
630_360_16813...</text:a>
", "<text:a xlink:type="simple" xlink:href="https://static.ukrinform.com/photos/2023_04/thumb_files/630_360_1681324937-4536.jpeg" text:style-name="Internet_20_link" text:visited-style-name="Visited_20_Internet_20_Link">
630_360_16813...</text:a>
", "<text:a xlink:type="simple" xlink:href="https://static.ukrinform.com/photos/2023_04/thumb_files/630_360_1681324938-4356.jpeg" text:style-name="Internet_20_link" text:visited-style-name="Visited_20_Internet_20_Link">
630_360_16813...</text:a>
", "<text:a xlink:type="simple" xlink:href="https://static.ukrinform.com/photos/2023_04/thumb_files/630_360_1681324938-3491.jpeg" text:style-name="Internet_20_link" text:visited-style-name="Visited_20_Internet_20_Link">
630_360_16813...</text:a>
"]</text:p>
      <text:p text:style-name="P4">
标签: ['Енергетика', 'Світовий банк', 'Шмигаль']</text:p>
      <text:p text:style-name="P4">
类型: Article</text:p>
      <!--METADATA-->
      <text:p text:style-name="P4">
<draw:frame draw:style-name="fr1" draw:name="Image45" text:anchor-type="as-char" svg:width="6.9236in" svg:height="3.956343in" draw:z-index="0">
<draw:image xlink:href="../Images/yкринформ/2023-04-12T-46-35-00-03-00/630_360_1681324649-804.jpg" xlink:type="simple" xlink:show="embed" xlink:actuate="onLoad" draw:mime-type="image/jpeg"/>
</draw:frame>
世界银行将额外的2亿美元分配给乌克兰以进行能源回收。</text:p>
      <text:p text:style-name="P4">
乌克兰丹尼斯·施米加尔(Denis Schmigal)总理由世界银行签署了华盛顿的一项协议，由乌克兰法律负责人安娜·比尔德(Anna Bierde)<text:a xlink:type="simple" xlink:href="https://t.me/Denys_Smyhal/4958" text:style-name="Internet_20_link" text:visited-style-name="Visited_20_Internet_20_Link">
</text:a>
。</text:p>
      <text:p text:style-name="P4">
“被[]吸引(https://www.ukrinform.ua/tag-svitovij-bank)这些资金将指向基辅，哈尔基夫，尼古拉，苏米和切尼希夫地区的电力网和热供应系统的重建，”他说。</text:p>
      <text:p text:style-name="P4">
<draw:frame draw:style-name="fr1" draw:name="Image46" text:anchor-type="as-char" svg:width="6.9236in" svg:height="3.956343in" draw:z-index="0">
<draw:image xlink:href="../Images/yкринформ/2023-04-12T-46-35-00-03-00/630_360_1681324937-1125.jpeg" xlink:type="simple" xlink:show="embed" xlink:actuate="onLoad" draw:mime-type="image/jpeg"/>
</draw:frame>
乌克兰丹尼斯·施米加尔(Denis Shmigal)总理在华盛顿与安娜·比尔德(Anna Bierde) /照片签署了世界银行协议：丹尼斯·史密斯(Denis Shmigal)<text:a xlink:type="simple" xlink:href="https://static.ukrinform.com/photos/2023_04/1681324937-1125.jpeg" text:style-name="Internet_20_link" text:visited-style-name="Visited_20_Internet_20_Link">
<draw:frame draw:style-name="fr1" draw:name="Image47" text:anchor-type="as-char" svg:width="6.9236in" svg:height="3.956343in" draw:z-index="0">
<draw:image xlink:href="../Images/yкринформ/2023-04-12T-46-35-00-03-00/630_360_1681324937-1125.jpeg" xlink:type="simple" xlink:show="embed" xlink:actuate="onLoad" draw:mime-type="image/jpeg"/>
</draw:frame>
</text:a>
 <text:a xlink:type="simple" xlink:href="https://static.ukrinform.com/photos/2023_04/1681324937-8195.jpeg" text:style-name="Internet_20_link" text:visited-style-name="Visited_20_Internet_20_Link">
<draw:frame draw:style-name="fr1" draw:name="Image48" text:anchor-type="as-char" svg:width="6.9236in" svg:height="3.956343in" draw:z-index="0">
<draw:image xlink:href="../Images/yкринформ/2023-04-12T-46-35-00-03-00/630_360_1681324937-8195.jpeg" xlink:type="simple" xlink:show="embed" xlink:actuate="onLoad" draw:mime-type="image/jpeg"/>
</draw:frame>
</text:a>
 <text:a xlink:type="simple" xlink:href="https://static.ukrinform.com/photos/2023_04/1681324937-5505.jpeg" text:style-name="Internet_20_link" text:visited-style-name="Visited_20_Internet_20_Link">
<draw:frame draw:style-name="fr1" draw:name="Image49" text:anchor-type="as-char" svg:width="6.9236in" svg:height="3.956343in" draw:z-index="0">
<draw:image xlink:href="../Images/yкринформ/2023-04-12T-46-35-00-03-00/630_360_1681324937-5505.jpeg" xlink:type="simple" xlink:show="embed" xlink:actuate="onLoad" draw:mime-type="image/jpeg"/>
</draw:frame>
</text:a>
 <text:a xlink:type="simple" xlink:href="https://static.ukrinform.com/photos/2023_04/1681324937-4759.jpeg" text:style-name="Internet_20_link" text:visited-style-name="Visited_20_Internet_20_Link">
<draw:frame draw:style-name="fr1" draw:name="Image50" text:anchor-type="as-char" svg:width="6.9236in" svg:height="3.956343in" draw:z-index="0">
<draw:image xlink:href="../Images/yкринформ/2023-04-12T-46-35-00-03-00/630_360_1681324937-4759.jpeg" xlink:type="simple" xlink:show="embed" xlink:actuate="onLoad" draw:mime-type="image/jpeg"/>
</draw:frame>
</text:a>
 <text:a xlink:type="simple" xlink:href="https://static.ukrinform.com/photos/2023_04/1681324937-4536.jpeg" text:style-name="Internet_20_link" text:visited-style-name="Visited_20_Internet_20_Link">
<draw:frame draw:style-name="fr1" draw:name="Image51" text:anchor-type="as-char" svg:width="6.9236in" svg:height="3.956343in" draw:z-index="0">
<draw:image xlink:href="../Images/yкринформ/2023-04-12T-46-35-00-03-00/630_360_1681324937-4536.jpeg" xlink:type="simple" xlink:show="embed" xlink:actuate="onLoad" draw:mime-type="image/jpeg"/>
</draw:frame>
</text:a>
 <text:a xlink:type="simple" xlink:href="https://static.ukrinform.com/photos/2023_04/1681324938-4356.jpeg" text:style-name="Internet_20_link" text:visited-style-name="Visited_20_Internet_20_Link">
<draw:frame draw:style-name="fr1" draw:name="Image52" text:anchor-type="as-char" svg:width="6.9236in" svg:height="3.956343in" draw:z-index="0">
<draw:image xlink:href="../Images/yкринформ/2023-04-12T-46-35-00-03-00/630_360_1681324938-4356.jpeg" xlink:type="simple" xlink:show="embed" xlink:actuate="onLoad" draw:mime-type="image/jpeg"/>
</draw:frame>
</text:a>
 <text:a xlink:type="simple" xlink:href="https://static.ukrinform.com/photos/2023_04/1681324938-3491.jpeg" text:style-name="Internet_20_link" text:visited-style-name="Visited_20_Internet_20_Link">
<draw:frame draw:style-name="fr1" draw:name="Image53" text:anchor-type="as-char" svg:width="6.9236in" svg:height="3.956343in" draw:z-index="0">
<draw:image xlink:href="../Images/yкринформ/2023-04-12T-46-35-00-03-00/630_360_1681324938-3491.jpeg" xlink:type="simple" xlink:show="embed" xlink:actuate="onLoad" draw:mime-type="image/jpeg"/>
</draw:frame>
</text:a>
在与世界银行代表会面时，政府负责人也由机构间捐助者协调平台讨论(金融罗斯坦).</text:p>
      <text:p text:style-name="P4">
"Спільно зі Світовим банком готуємо до реалізації і проєкт страхування воєннихризиків для іноземних інвестицій. Це ключовий інструмент, аби залучити ціінвестиції вже зараз, не чекаючи завершення війни", — зауважив Прем'єр.</text:p>
      <text:p text:style-name="P4">
<text:span text:style-name="T4">
Читайте також:</text:span>
 <text:a xlink:type="simple" xlink:href="https://www.ukrinform.ua/rubric-economy/3694693-kostiv-donoriv-vistacit-ukraini-do-kinca-roku-minfin-ssa.html" text:style-name="Internet_20_link" text:visited-style-name="Visited_20_Internet_20_Link">
 </text:a>
他感谢世界银行的合作伙伴对乌克兰和续签计划的支持，该计划将成为自第二次世界大战以来欧洲最大的重建项目。<text:span text:style-name="T5">
foto：Denis Schmigal/Telegram</text:span>
</text:p>
      <text:p text:style-name="P4">
News Source: <text:a xlink:type="simple" xlink:href="https://www.ukrinform.ua/rubric-economy/3695097-svitovij-bank-nadae-ukraini-200-miljoniv-na-vidnovlenna-energetiki.html" text:style-name="Internet_20_link" text:visited-style-name="Visited_20_Internet_20_Link">
https://www.ukrinform.ua/rubric-economy/3695097-svitovij-bank-nadae-ukraini-200-miljoniv-na-vidnovlenna-energetiki.html</text:a>
</text:p>
      <!--NEWS-->
      <text:h text:style-name="P10" text:outline-level="1">
<text:span text:style-name="T4">
匈牙利在瑞典的会员资格烦人的盟友北约</text:span>
</text:h>
      <text:p text:style-name="P4">
作者: Ukrinform (Person)</text:p>
      <text:p text:style-name="P4">
出版商: Укринформ (Organization)</text:p>
      <text:p text:style-name="P4">
出版时间: 2023-04-12T-48:30:00+03:00</text:p>
      <text:p text:style-name="P4">
修改时间: 2023-04-12T21:30:00+03:00</text:p>
      <text:p text:style-name="P4">
描述: 匈牙利盖尔登加入北约的申请是令人惊讶和烦人的西方官员。  - 乌克林。</text:p>
      <text:p text:style-name="P4">
图片: ["<text:a xlink:type="simple" xlink:href="https://static.ukrinform.com/photos/2020_05/thumb_files/630_360_1589214027-326.jpg" text:style-name="Internet_20_link" text:visited-style-name="Visited_20_Internet_20_Link">
630_360_15892...</text:a>
"]</text:p>
      <text:p text:style-name="P4">
标签: ['НАТО', 'Швеція', 'Угорщина']</text:p>
      <text:p text:style-name="P4">
类型: Article</text:p>
      <!--METADATA-->
      <text:p text:style-name="P4">
<draw:frame draw:style-name="fr1" draw:name="Image54" text:anchor-type="as-char" svg:width="6.9236in" svg:height="3.956343in" draw:z-index="0">
<draw:image xlink:href="../Images/yкринформ/2023-04-12T-48-30-00-03-00/630_360_1589214027-326.jpg" xlink:type="simple" xlink:show="embed" xlink:actuate="onLoad" draw:mime-type="image/jpeg"/>
</draw:frame>
匈牙利封锁瑞典加入北约的申请是令人惊奇而烦人的西方官员。</text:p>
      <text:p text:style-name="P4">
正如乌克林福姆报道的那样，它写道<text:a xlink:type="simple" xlink:href="https://www.politico.eu/article/hungary-nato-sweden-bid-accession-block-democracy-viktor-orban/" text:style-name="Internet_20_link" text:visited-style-name="Visited_20_Internet_20_Link">
</text:a>
。</text:p>
      <text:p text:style-name="P4">
议会<text:a xlink:type="simple" xlink:href="https://www.ukrinform.ua/tag-ugorsina" text:style-name="Internet_20_link" text:visited-style-name="Visited_20_Internet_20_Link">
</text:a>
不支持该申请，因为斯德哥尔摩先前批评了该国民主的局势。在后台，官员和专家说，除了内部政治定居点外，布达佩斯的这种立场与他与Ankara Tamoskva的联系也有联系。</text:p>
      <text:p text:style-name="P4">
该出版物指出，西方盟友认为匈牙利总理奥尔班(Orban)比土耳其总统瑞科·塔帕尔多曼(Recep Taipaerdogan)认真对待。 此外，盟友很难理解匈牙利的言论，这正在不断变化。</text:p>
      <text:p text:style-name="P4">
一位高级的欧洲外交官说，布达佩斯对瑞典在北约成员的地位的立场“零了解”，他谈到了烦恼的条件。</text:p>
      <text:p text:style-name="P4">
同时，报纸指出，虽然许多北约成员考虑北约的局外人，但匈牙利看到了一个盟友和榜样。</text:p>
      <text:p text:style-name="P4">
“我认为奥班深信西方的衰落。由于匈牙利已经为东部和南部的不民主国家实现，因此肠道的关系非常重要，”政治资本总监彼得·克雷科(Peter Kreko)说。</text:p>
      <text:p text:style-name="P4">
据报道，匈牙利维克多·奥尔班总理办公室表示，匈牙利和瑞典之间的双向关系很低。</text:p>
      <text:p text:style-name="P4">
<text:span text:style-name="T4">
另请阅读：</text:span>
 <text:a xlink:type="simple" xlink:href="https://www.ukrinform.ua/rubric-polytics/3695059-reznikov-sprostuvav-naavnist-vijsk-nato-v-ukraini.html" text:style-name="Internet_20_link" text:visited-style-name="Visited_20_Internet_20_Link">
<text:span text:style-name="T4">
北约</text:span>
</text:a>
在俄罗斯对乌克兰的全面入侵开始后，中立和芬兰申请了北约加入。 在2022年6月的马德里萨米特期间，这些国家被邀请加入所有30名成员的联盟。 同时，在马德里签署了三方备忘录，以反映土耳其对瑞典芬兰恐怖主义的关注。</text:p>
      <text:p text:style-name="P4">
瑞典总理乌尔夫·克里斯顿森(Ulf Kristersys)表示，他将要求匈牙利解释为什么她会推迟北约对瑞典申请的批准。4月4日，布鲁塞尔于4月4日举行了芬兰正式转会仪式到北约。</text:p>
      <text:p text:style-name="P4">
News Source: <text:a xlink:type="simple" xlink:href="https://www.ukrinform.ua/rubric-world/3695095-pozicia-ugorsini-sodo-clenstva-svecii-dratue-souznikiv-u-nato-politico.html" text:style-name="Internet_20_link" text:visited-style-name="Visited_20_Internet_20_Link">
https://www.ukrinform.ua/rubric-world/3695095-pozicia-ugorsini-sodo-clenstva-svecii-dratue-souznikiv-u-nato-politico.html</text:a>
</text:p>
      <!--NEWS-->
      <text:h text:style-name="P10" text:outline-level="1">
<text:span text:style-name="T4">
Danilov：与莫斯科有关的机构将不在乌克兰领土上工作</text:span>
</text:h>
      <text:p text:style-name="P4">
作者: Ukrinform (Person)</text:p>
      <text:p text:style-name="P4">
出版商: Укринформ (Organization)</text:p>
      <text:p text:style-name="P4">
出版时间: 2023-04-12T-50:28:00+03:00</text:p>
      <text:p text:style-name="P4">
修改时间: 2023-04-12T21:28:00+03:00</text:p>
      <text:p text:style-name="P4">
描述: 国家将同样地对待在我国注册的所有宗教和机构，但是与莫斯科相关的机构不能也不会在乌克兰工作。  - 乌克林。</text:p>
      <text:p text:style-name="P4">
图片: ["<text:a xlink:type="simple" xlink:href="https://static.ukrinform.com/photos/2023_03/thumb_files/630_360_1677827515-830.jpg" text:style-name="Internet_20_link" text:visited-style-name="Visited_20_Internet_20_Link">
630_360_16778...</text:a>
"]</text:p>
      <text:p text:style-name="P4">
标签: ['Церква', 'РНБО', 'УПЦ МП', 'Агресія РФ', 'росія', 'Данілов', 'Війна з росією', 'Єдині новини']</text:p>
      <text:p text:style-name="P4">
类型: Article</text:p>
      <!--METADATA-->
      <text:p text:style-name="P4">
<draw:frame draw:style-name="fr1" draw:name="Image55" text:anchor-type="as-char" svg:width="6.9236in" svg:height="3.956343in" draw:z-index="0">
<draw:image xlink:href="../Images/yкринформ/2023-04-12T-50-28-00-03-00/630_360_1677827515-830.jpg" xlink:type="simple" xlink:show="embed" xlink:actuate="onLoad" draw:mime-type="image/jpeg"/>
</draw:frame>
州对待在乌克兰领土上注册的所有宗教和机构的国家，但与莫斯科相关的机构将不会也不会在乌克兰工作。</text:p>
      <text:p text:style-name="P4">
乌克兰阿列克谢·丹尼洛夫(Alexei Danilov)国家安全和国防部长的秘书在统一新闻的广播中说。</text:p>
      <text:p text:style-name="P4">
“我想指出的是，现在是信徒，圣周的人，本周我不建议任何人就与其他公民有关的国家采取任何激进的行动，并避免任何Activa精确行为。 国家将对待在我们国家正式注册的所有宗教，机构，也是如此。 我们不会有一个我们爱或不爱的人。 这不是国家的状态。 任何人都可以选择他可以走路的教堂，但是与注册文件有关的是什么 - 所有机构，并不重要 - 这些都是教堂或与莫斯科有关的其他人，与他们建立了联系 - 它们无法在我们的国家。 而且，它们将在这里不工作。” Danilov强调。</text:p>
      <text:p text:style-name="P4">
<text:span text:style-name="T4">
另请阅读：</text:span>
 <text:span text:style-name="T4">
 <text:a xlink:type="simple" xlink:href="https://www.ukrinform.ua/rubric-ato/3695075-danilov-pro-video-zi-stratou-ukrainskogo-vijskovogo-znajti-neludiv-e-spravou-cesti.html" text:style-name="Internet_20_link" text:visited-style-name="Visited_20_Internet_20_Link">
</text:a>
</text:span>
</text:p>
      <text:p text:style-name="P4">
他说：“这不适用于相信祈祷的上帝的信徒，对他们没有态度。”</text:p>
      <text:p text:style-name="P4">
“那些与莫斯科和有共同文件或联合机构有关的人是直接相关的。 他们必须根据监管文件，机构中的法定文件停止这些联合联系人，然后没有问题。 但是到这个时候，他们不想这样做。 我们将看到一切。 我再次强调 - 国家将平静地履行国家的职能，在我国领土上，我们国家的法律将对我国所有公民具有约束力。” NSDC秘书强调。</text:p>
      <text:p text:style-name="P4">
<text:span text:style-name="T4">
另请阅读：</text:span>
 <text:span text:style-name="T4">
 <text:a xlink:type="simple" xlink:href="https://www.ukrinform.ua/rubric-polytics/3694923-svit-otrimae-vijnu-z-cetvertim-rejhom-akso-obere-ganebnij-mir-z-rf-danilov.html" text:style-name="Internet_20_link" text:visited-style-name="Visited_20_Internet_20_Link">
</text:a>
 </text:span>
</text:p>
      <text:p text:style-name="P4">
News Source: <text:a xlink:type="simple" xlink:href="https://www.ukrinform.ua/rubric-society/3695094-danilov-institucii-aki-maut-vidnosenna-do-moskvi-ne-pracuvatimut-na-teritorii-ukraini.html" text:style-name="Internet_20_link" text:visited-style-name="Visited_20_Internet_20_Link">
https://www.ukrinform.ua/rubric-society/3695094-danilov-institucii-aki-maut-vidnosenna-do-moskvi-ne-pracuvatimut-na-teritorii-ukraini.html</text:a>
</text:p>
      <!--NEWS-->
      <text:h text:style-name="P10" text:outline-level="1">
<text:span text:style-name="T4">
土耳其开始向保加利亚供应天然气</text:span>
</text:h>
      <text:p text:style-name="P4">
作者: Ukrinform (Person)</text:p>
      <text:p text:style-name="P4">
出版商: Укринформ (Organization)</text:p>
      <text:p text:style-name="P4">
出版时间: 2023-04-12T-52:20:00+03:00</text:p>
      <text:p text:style-name="P4">
修改时间: 2023-04-12T21:20:00+03:00</text:p>
      <text:p text:style-name="P4">
描述: 如今，根据今年1月初签署的协议，已经启动了从土耳其到保加利亚的天然气供应。  - 乌克林。</text:p>
      <text:p text:style-name="P4">
图片: ["<text:a xlink:type="simple" xlink:href="https://static.ukrinform.com/photos/2023_04/thumb_files/630_360_1681323422-249.jpg" text:style-name="Internet_20_link" text:visited-style-name="Visited_20_Internet_20_Link">
630_360_16813...</text:a>
", "<text:a xlink:type="simple" xlink:href="https://static.ukrinform.com/photos/2023_04/1681323422-132.jpg" text:style-name="Internet_20_link" text:visited-style-name="Visited_20_Internet_20_Link">
1681323422-13...</text:a>
", "<text:a xlink:type="simple" xlink:href="https://static.ukrinform.com/photos/2023_04/1681323422-505.jpeg" text:style-name="Internet_20_link" text:visited-style-name="Visited_20_Internet_20_Link">
1681323422-50...</text:a>
", "<text:a xlink:type="simple" xlink:href="https://static.ukrinform.com/photos/2023_04/1681323421-672.jpg" text:style-name="Internet_20_link" text:visited-style-name="Visited_20_Internet_20_Link">
1681323421-67...</text:a>
"]</text:p>
      <text:p text:style-name="P4">
标签: ['Болгарія', 'Газ', 'Туреччина']</text:p>
      <text:p text:style-name="P4">
类型: Article</text:p>
      <!--METADATA-->
      <text:p text:style-name="P4">
<draw:frame draw:style-name="fr1" draw:name="Image56" text:anchor-type="as-char" svg:width="6.9236in" svg:height="3.956343in" draw:z-index="0">
<draw:image xlink:href="../Images/yкринформ/2023-04-12T-52-20-00-03-00/630_360_1681323422-249.jpg" xlink:type="simple" xlink:show="embed" xlink:actuate="onLoad" draw:mime-type="image/jpeg"/>
</draw:frame>
如今，从今年1月的那天开始，从土耳其到保加利亚的天然气供应。</text:p>
      <text:p text:style-name="P4">
关于它报告了乌克林福姆，参考了<text:a xlink:type="simple" xlink:href="https://www.botas.gov.tr/Icerik/turkiyeden-bulgaristana-doga/774" text:style-name="Internet_20_link" text:visited-style-name="Visited_20_Internet_20_Link">
</text:a>
。</text:p>
      <text:p text:style-name="P4">
“这种合作对[]至关重要(https://www.ukrinform.ua/tag-energetika)保加利亚的安全。 这不仅对保加利亚，而且对所有东南和中欧都很重要。 我们将土耳其视为可靠的合作伙伴，我们一定会扩大我们的合作。</text:p>
      <text:p text:style-name="P4">
<draw:frame draw:style-name="fr1" draw:name="Image57" text:anchor-type="as-char" svg:width="6.9236in" svg:height="5.198195in" draw:z-index="0">
<draw:image xlink:href="../Images/yкринформ/2023-04-12T-52-20-00-03-00/1681323422-132.jpg" xlink:type="simple" xlink:show="embed" xlink:actuate="onLoad" draw:mime-type="image/jpeg"/>
</draw:frame>
该协议于2023年1月3日签署，规定每年15亿立方米的天然气运输13年。</text:p>
      <text:p text:style-name="P4">
<draw:frame draw:style-name="fr1" draw:name="Image58" text:anchor-type="as-char" svg:width="6.9236in" svg:height="5.198195in" draw:z-index="0">
<draw:image xlink:href="../Images/yкринформ/2023-04-12T-52-20-00-03-00/1681323422-505.jpeg" xlink:type="simple" xlink:show="embed" xlink:actuate="onLoad" draw:mime-type="image/jpeg"/>
</draw:frame>
“今天的交付将约为5500万立方米，但Alem每年总共有15亿立方米。 随着需求的增加，这种力量可以朝着增加体积的方向发展。 从技术上讲，这是一个机会。</text:p>
      <text:p text:style-name="P4">
<draw:frame draw:style-name="fr1" draw:name="Image59" text:anchor-type="as-char" svg:width="6.9236in" svg:height="4.297028in" draw:z-index="0">
<draw:image xlink:href="../Images/yкринформ/2023-04-12T-52-20-00-03-00/1681323421-672.jpg" xlink:type="simple" xlink:show="embed" xlink:actuate="onLoad" draw:mime-type="image/jpeg"/>
</draw:frame>
据他介绍，目前来到土耳其的PPG量为每天1.61亿立方米，这是每年500亿立方米的天然气的Tedystems。</text:p>
      <text:p text:style-name="P4">
<text:span text:style-name="T4">
另请阅读：</text:span>
 <text:a xlink:type="simple" xlink:href="https://www.ukrinform.ua/rubric-economy/3695063-niderlandi-planuut-pripiniti-import-rosijskogo-skraplenogo-gazu.html" text:style-name="Internet_20_link" text:visited-style-name="Visited_20_Internet_20_Link">
<text:span text:style-name="T4">
 als </text:span>
</text:a>
根据乌克林福姆的说法，12月在土耳其西北部开设了一个新的地下燃气存储设施，这使Sylivrian存储设施具有最大的UEVROP，其46亿立方米。</text:p>
      <text:p text:style-name="P4">
<text:span text:style-name="T5">
foto：www.botas.gov.tr</text:span>
</text:p>
      <text:p text:style-name="P4">
News Source: <text:a xlink:type="simple" xlink:href="https://www.ukrinform.ua/rubric-economy/3695093-tureccina-pocala-postacati-prirodnij-gaz-u-bolgariu.html" text:style-name="Internet_20_link" text:visited-style-name="Visited_20_Internet_20_Link">
https://www.ukrinform.ua/rubric-economy/3695093-tureccina-pocala-postacati-prirodnij-gaz-u-bolgariu.html</text:a>
</text:p>
      <!--NEWS-->
      <text:h text:style-name="P10" text:outline-level="1">
<text:span text:style-name="T4">
在波兰，告诉何时收到116个艾布拉姆斯坦克</text:span>
</text:h>
      <text:p text:style-name="P4">
作者: Ukrinform (Person)</text:p>
      <text:p text:style-name="P4">
出版商: Укринформ (Organization)</text:p>
      <text:p text:style-name="P4">
出版时间: 2023-04-12T-54:13:00+03:00</text:p>
      <text:p text:style-name="P4">
修改时间: 2023-04-12T21:13:00+03:00</text:p>
      <text:p text:style-name="P4">
描述: 到波兰，华沙在美国购买的老年一代的116个艾布拉姆斯M1A1坦克将在今年年底之前由三方交付。  - 乌克林。</text:p>
      <text:p text:style-name="P4">
图片: ["<text:a xlink:type="simple" xlink:href="https://static.ukrinform.com/photos/2016_03/thumb_files/630_360_1459395029-2600-abrams-ssa-tank-foto-nuinanet.jpg" text:style-name="Internet_20_link" text:visited-style-name="Visited_20_Internet_20_Link">
630_360_14593...</text:a>
"]</text:p>
      <text:p text:style-name="P4">
标签: ['Польща', 'США', 'Танк', 'Abrams ']</text:p>
      <text:p text:style-name="P4">
类型: Article</text:p>
      <!--METADATA-->
      <text:p text:style-name="P4">
<draw:frame draw:style-name="fr1" draw:name="Image60" text:anchor-type="as-char" svg:width="6.9236in" svg:height="3.956343in" draw:z-index="0">
<draw:image xlink:href="../Images/yкринформ/2023-04-12T-54-13-00-03-00/630_360_1459395029-2600-abrams-ssa-tank-foto-nuinanet.jpg" xlink:type="simple" xlink:show="embed" xlink:actuate="onLoad" draw:mime-type="image/jpeg"/>
</draw:frame>
去波兰，华沙于去年在美国购买的高级一代的116辆坦克艾布拉姆斯M1A1将于今年年底由三方交付。</text:p>
      <text:p text:style-name="P4">
关于Nova Dembe垃圾填埋场的媒体简报(在Zokraina边界附近)波兰武装部队总指挥官马特塞伊·雅布隆斯基(Matsei Yablonsky)的总司令部总司令陆军检查员说，在波兰裔美国人进行演习的地方。</text:p>
      <text:p text:style-name="P4">
据波兰将军称，前14个坦克已准备好出发ID，甚至在上半年结束之前，武装部队的第一华沙布朗宁旅将采用<text:a xlink:type="simple" xlink:href="https://www.ukrinform.ua/tag-polsa" text:style-name="Internet_20_link" text:visited-style-name="Visited_20_Internet_20_Link">
</text:a>
。 9月底至9月底，将将42个单位的第二方坦克运送到波兰，他们还将与1-ivarshav装甲布朗尼装备。 取而代之的是，第三方将在12月底到达波兰，并于2024年2月上旬将其分配到Zhuravykinzene Przemysl的第19机械旅。</text:p>
      <text:p text:style-name="P4">
<text:span text:style-name="T4">
另请阅读：</text:span>
 <text:a xlink:type="simple" xlink:href="https://www.ukrinform.ua/rubric-ato/3691644-navcanna-vijskovih-zsu-na-tankah-abrams-u-pentagoni-nazvali-priblizni-stroki.html" text:style-name="Internet_20_link" text:visited-style-name="Visited_20_Internet_20_Link">
<text:span text:style-name="T4">
艾布拉姆斯</text:span>
</text:a>
Yablonsky报道说，艾布拉姆斯M1A1的116个坦克的供应不会影响主要订单的条款-250个新的艾布拉姆斯M1A2坦克为波兰军队。 用言语，这些坦克的两个营将于2025年进入波兰，即2026年的慷慨的其他营，他们将与驻扎在波兰东部的第18机械师一起武装，尤其是在与白俄罗斯边界附近。</text:p>
      <text:p text:style-name="P4">
正如该机构报道的那样，国防部长Mariusz Blaschak部长Viceremier-Minister周三表示<text:a xlink:type="simple" xlink:href="https://www.ukrinform.ua/rubric-ato/3695062-polsa-moze-stati-regionalnim-centrom-obslugovuvanna-tankiv-abrams.html" text:style-name="Internet_20_link" text:visited-style-name="Visited_20_Internet_20_Link">
</text:a>
将在波兰和其他国家(包括乌克兰)服务的艾布拉姆斯(Abrams)。</text:p>
      <text:p text:style-name="P4">
News Source: <text:a xlink:type="simple" xlink:href="https://www.ukrinform.ua/rubric-world/3695092-u-polsi-rozpovili-koli-otrimaut-116-tankiv-abrams.html" text:style-name="Internet_20_link" text:visited-style-name="Visited_20_Internet_20_Link">
https://www.ukrinform.ua/rubric-world/3695092-u-polsi-rozpovili-koli-otrimaut-116-tankiv-abrams.html</text:a>
</text:p>
      <!--NEWS-->
      <text:h text:style-name="P10" text:outline-level="1">
<text:span text:style-name="T4">
美国不是在乌克兰花钱，而是投资民主 - 基辅参议院代表团</text:span>
</text:h>
      <text:p text:style-name="P4">
作者: Ukrinform (Person)</text:p>
      <text:p text:style-name="P4">
出版商: Укринформ (Organization)</text:p>
      <text:p text:style-name="P4">
出版时间: 2023-04-12T-57:59:47+03:00</text:p>
      <text:p text:style-name="P4">
修改时间: 2023-04-12T20:59:47+03:00</text:p>
      <text:p text:style-name="P4">
描述: 在与乌克兰团队弗拉基米尔·泽伦斯基（Vladimir Zelensky）的总统会面后，美国参议院参议院代表团对美国援助的问责制和透明度仍然满意。  - 乌克林。</text:p>
      <text:p text:style-name="P4">
图片: ["<text:a xlink:type="simple" xlink:href="https://static.ukrinform.com/photos/2023_04/thumb_files/630_360_1681322026-846.jpg" text:style-name="Internet_20_link" text:visited-style-name="Visited_20_Internet_20_Link">
630_360_16813...</text:a>
", "<text:a xlink:type="simple" xlink:href="https://static.ukrinform.com/photos/2023_04/1681322027-713.jpg" text:style-name="Internet_20_link" text:visited-style-name="Visited_20_Internet_20_Link">
1681322027-71...</text:a>
", "<text:a xlink:type="simple" xlink:href="https://static.ukrinform.com/photos/2023_04/1681322068-995.jpg" text:style-name="Internet_20_link" text:visited-style-name="Visited_20_Internet_20_Link">
1681322068-99...</text:a>
", "<text:a xlink:type="simple" xlink:href="https://static.ukrinform.com/photos/2023_04/1681322093-568.jpg" text:style-name="Internet_20_link" text:visited-style-name="Visited_20_Internet_20_Link">
1681322093-56...</text:a>
"]</text:p>
      <text:p text:style-name="P4">
标签: ['США', 'Україна', 'Сенат']</text:p>
      <text:p text:style-name="P4">
类型: Article</text:p>
      <!--METADATA-->
      <text:p text:style-name="P4">
<draw:frame draw:style-name="fr1" draw:name="Image61" text:anchor-type="as-char" svg:width="6.9236in" svg:height="3.956343in" draw:z-index="0">
<draw:image xlink:href="../Images/yкринформ/2023-04-12T-57-59-47-03-00/630_360_1681322026-846.jpg" xlink:type="simple" xlink:show="embed" xlink:actuate="onLoad" draw:mime-type="image/jpeg"/>
</draw:frame>
在与乌克兰总统团队，Zelensky的团队会面之后，美国参议院的两个参与者代表团仍然是满意的问责制和透明的美国援助。</text:p>
      <text:p text:style-name="P4">
这是代表团成员参议员乔·蒙钦(Joe Menchin)所说的(来自韦萨尔希尼尼亚州的民主党人)，马克·凯利(来自亚利桑那州的民主党人)Ta Lisa Merkavsky(阿拉斯加共和党)在基辅的简报期间，乌克利福通讯员报告。</text:p>
      <text:p text:style-name="P4">
Menchin参议员报告说，该代表团最初是由美国军人在波兰举行的，然后在乌克兰总统的一次会议上获悉协调援助，他们仍然可以在与[]的战斗中取得胜利。(https://www.ukrinform.ua/tag-rosia) .</text:p>
      <text:p text:style-name="P4">
<draw:frame draw:style-name="fr1" draw:name="Image62" text:anchor-type="as-char" svg:width="6.9236in" svg:height="4.615733in" draw:z-index="0">
<draw:image xlink:href="../Images/yкринформ/2023-04-12T-57-59-47-03-00/1681322027-713.jpg" xlink:type="simple" xlink:show="embed" xlink:actuate="onLoad" draw:mime-type="image/jpeg"/>
</draw:frame>
“他们以一个好地方的状态，在战场上收到了Zelensky总裁及其团队的信息，他们需要哪种类型的武器或系统才能取得成功。 对我来说，这对我来说是非常有价值的，因为我担任飞机飞机亚麻的董事长，可以清楚地了解乌克兰的需求。”参议员凯利说。</text:p>
      <text:p text:style-name="P4">
<draw:frame draw:style-name="fr1" draw:name="Image63" text:anchor-type="as-char" svg:width="6.9236in" svg:height="4.615733in" draw:z-index="0">
<draw:image xlink:href="../Images/yкринформ/2023-04-12T-57-59-47-03-00/1681322068-995.jpg" xlink:type="simple" xlink:show="embed" xlink:actuate="onLoad" draw:mime-type="image/jpeg"/>
</draw:frame>
据他说，华盛顿不断监视乌克兰所需的东西，这些想法将把美国国防部传播到基辅的信息。</text:p>
      <text:p text:style-name="P4">
就她而言，共和党默卡夫斯基指出，代表团也是通过美国的监督错误。</text:p>
      <text:p text:style-name="P4">
“我们在这里更好地了解问责制，透明度的水平。 她与他们合作的任何人都直接在桌子上教导美国所做的事情，他们的parters做了什么，它在哪里，将去哪里以及如何帮助大厅。”她说。</text:p>
      <text:p text:style-name="P4">
<draw:frame draw:style-name="fr1" draw:name="Image64" text:anchor-type="as-char" svg:width="6.9236in" svg:height="4.615733in" draw:z-index="0">
<draw:image xlink:href="../Images/yкринформ/2023-04-12T-57-59-47-03-00/1681322093-568.jpg" xlink:type="simple" xlink:show="embed" xlink:actuate="onLoad" draw:mime-type="image/jpeg"/>
</draw:frame>
最后，Menchin强调，代表团了解了美国，IMF提供的武器和金钱报告的透明度，并且是众所周知的。</text:p>
      <text:p text:style-name="P4">
“他们(乌克兰人 -  ed。)他们做令人难以置信的工作，并认为每一美元都是明智的，并带有利益。 我们不会在乌克兰花钱，我们正在投资民主。 如果我们不在这里获胜，那么上帝会帮助我们。”政客说。</text:p>
      <text:p text:style-name="P4">
<text:span text:style-name="T4">
另请阅读：</text:span>
 <text:a xlink:type="simple" xlink:href="https://www.ukrinform.ua/rubric-ato/3695024-smigal-zustrivsa-z-glavou-pentagona-j-zaklikav-ssa-nadati-litaki.html" text:style-name="Internet_20_link" text:visited-style-name="Visited_20_Internet_20_Link">
<text:span text:style-name="T4">
 shmigal </text:span>
</text:a>
</text:p>
      <text:p text:style-name="P4">
News Source: <text:a xlink:type="simple" xlink:href="https://www.ukrinform.ua/rubric-polytics/3695087-ssa-ne-vitracaut-grosi-v-ukraini-a-investuut-u-demokratiu-delegacia-senatu-v-kievi.html" text:style-name="Internet_20_link" text:visited-style-name="Visited_20_Internet_20_Link">
https://www.ukrinform.ua/rubric-polytics/3695087-ssa-ne-vitracaut-grosi-v-ukraini-a-investuut-u-demokratiu-delegacia-senatu-v-kievi.html</text:a>
</text:p>
      <!--NEWS-->
      <text:h text:style-name="P10" text:outline-level="1">
<text:span text:style-name="T4">
所有 - 乌克兰教会理事会支持与俄罗斯联邦有关的禁止宗教组织的法案</text:span>
</text:h>
      <text:p text:style-name="P4">
作者: Ukrinform (Person)</text:p>
      <text:p text:style-name="P4">
出版商: Укринформ (Organization)</text:p>
      <text:p text:style-name="P4">
出版时间: 2023-04-12T-59:54:00+03:00</text:p>
      <text:p text:style-name="P4">
修改时间: 2023-04-12T20:54:00+03:00</text:p>
      <text:p text:style-name="P4">
描述: Verkhovna Rada Ruslan Stefanchuk的主席告知，全乌克兰教会和宗教组织理事会（VRSSIRO）支持该法案议会中的考虑，这将不允许任何宗教组织在俄罗斯有影响力的任何宗教组织的活动。  - 乌克林。</text:p>
      <text:p text:style-name="P4">
图片: ["<text:a xlink:type="simple" xlink:href="https://static.ukrinform.com/photos/2023_04/thumb_files/630_360_1680610780-609.jpg" text:style-name="Internet_20_link" text:visited-style-name="Visited_20_Internet_20_Link">
630_360_16806...</text:a>
", "<text:a xlink:type="simple" xlink:href="https://static.ukrinform.com/photos/2023_04/1681322047-877.jpg" text:style-name="Internet_20_link" text:visited-style-name="Visited_20_Internet_20_Link">
1681322047-87...</text:a>
", "<text:a xlink:type="simple" xlink:href="https://static.ukrinform.com/photos/2023_04/1681322047-577.jpg" text:style-name="Internet_20_link" text:visited-style-name="Visited_20_Internet_20_Link">
1681322047-57...</text:a>
"]</text:p>
      <text:p text:style-name="P4">
标签: ['УПЦ МП', 'Верховна Рада', 'Стефанчук', 'Всеукраїнська рада церков']</text:p>
      <text:p text:style-name="P4">
类型: Article</text:p>
      <!--METADATA-->
      <text:p text:style-name="P4">
<draw:frame draw:style-name="fr1" draw:name="Image65" text:anchor-type="as-char" svg:width="6.9236in" svg:height="3.956343in" draw:z-index="0">
<draw:image xlink:href="../Images/yкринформ/2023-04-12T-59-54-00-03-00/630_360_1680610780-609.jpg" xlink:type="simple" xlink:show="embed" xlink:actuate="onLoad" draw:mime-type="image/jpeg"/>
</draw:frame>
Ruslan Stefanchuk Ruslan Stefanchuk报告说，所有乌克兰教会理事会是无宗教组织的(vrziro)她支持法律议会中的考虑，这将不允许在俄罗斯中心影响任何宗教组织的活动。</text:p>
      <text:p text:style-name="P4">
正如Ukrinform报道的那样，他告知了这一点<text:a xlink:type="simple" xlink:href="https://www.facebook.com/stefanchuk.official/posts/pfbid0iWEUqRHGfqUZK6gkmYaZhzLywDNnC7288M4UhGWuxKyiYwxHWBWmQazKP5HwbArMl" text:style-name="Internet_20_link" text:visited-style-name="Visited_20_Internet_20_Link">
</text:a>
“昨天，我与宗教组织教会教会理事会的成员进行了坦率的对话。 今天，我们都担心乌克兰社区，俄罗斯敌人不会渗透到我们的心中。 微培养了今天提交给[]的许多立法举措(https://www.ukrinform.ua/tag-verhovna-rada)。 除其他外，还特别关注了法律项目“关于乌克兰某些法律有关乌克兰宗教组织活动的修正案”。(№8371)”， - 提醒Stefanchuk。</text:p>
      <text:p text:style-name="P4">
他规定，上述法案“将不允许与宗教组织影响中心相关的任何宗教组织的活动，宗教组织的管理中心在该州乌克兰以外，该组织在该州对乌克兰进行了军事侵略。”</text:p>
      <text:p text:style-name="P4">
<text:span text:style-name="T4">
另请阅读：</text:span>
 <text:a xlink:type="simple" xlink:href="https://www.ukrinform.ua/rubric-other_news/3694969-u-lavri-zafiksuvali-rujnuvanna-knizkovogo-skladu-akij-buv-u-koristuvanni-upc-mp-tkacenko.html" text:style-name="Internet_20_link" text:visited-style-name="Visited_20_Internet_20_Link">
<text:span text:style-name="T4">
 uoc </text:span>
</text:a>
“今天与VRSCRIR成员会面后，我收到了一封信，将加深教会和宗教组织支持对乌克兰议会的考虑并采用作为该文件的基础。 他们都承认，这些关系应受法律的监管，” Verkhovna Rada主席说。</text:p>
      <text:p text:style-name="P4">
他还补充说：“ Vrziro-反对乌克兰的俄罗斯教会，所有人都意识到俄罗斯无权影响乌克兰宗教组织。”</text:p>
      <text:p text:style-name="P4">
<draw:frame draw:style-name="fr1" draw:name="Image66" text:anchor-type="as-char" svg:width="6.9236in" svg:height="9.481486in" draw:z-index="0">
<draw:image xlink:href="../Images/yкринформ/2023-04-12T-59-54-00-03-00/1681322047-877.jpg" xlink:type="simple" xlink:show="embed" xlink:actuate="onLoad" draw:mime-type="image/jpeg"/>
</draw:frame>
<draw:frame draw:style-name="fr1" draw:name="Image67" text:anchor-type="as-char" svg:width="6.9236in" svg:height="9.718683in" draw:z-index="0">
<draw:image xlink:href="../Images/yкринформ/2023-04-12T-59-54-00-03-00/1681322047-577.jpg" xlink:type="simple" xlink:show="embed" xlink:actuate="onLoad" draw:mime-type="image/jpeg"/>
</draw:frame>
</text:p>
      <text:p text:style-name="P4">
<text:span text:style-name="T4">
另请阅读：</text:span>
 <text:a xlink:type="simple" xlink:href="https://www.ukrinform.ua/rubric-culture/3694900-u-kiivskij-lavri-pocala-robotu-komisia-mkip-aki-porusenna-viavila-perevirka.html" text:style-name="Internet_20_link" text:visited-style-name="Visited_20_Internet_20_Link">
</text:a>
正如乌克林福姆报道的那样，2023年1月，部长的内阁在乌克兰的宗教组织的活动中注册了裸露的勇敢的8371号，UOC的活动可以终止(MP).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News Source: <text:a xlink:type="simple" xlink:href="https://www.ukrinform.ua/rubric-society/3695085-vseukrainska-rada-cerkov-pidtrimue-zakonoproekt-pro-zaboronu-religijnih-organizacij-povazanih-iz-rf.html" text:style-name="Internet_20_link" text:visited-style-name="Visited_20_Internet_20_Link">
https://www.ukrinform.ua/rubric-society/3695085-vseukrainska-rada-cerkov-pidtrimue-zakonoproekt-pro-zaboronu-religijnih-organizacij-povazanih-iz-rf.html</text:a>
</text:p>
      <!--NEWS-->
      <text:h text:style-name="P10" text:outline-level="1">
<text:span text:style-name="T4">
在莱曼（Lyman）的指示，俄罗斯军队炮击Makiyivka，Nevske，Luhansk地区的Bilohorivka和...</text:span>
</text:h>
      <text:p text:style-name="P4">
作者: liveuamap (Language: en)</text:p>
      <text:p text:style-name="P4">
时间: 2023-04-12T-5:19:00</text:p>
      <text:p text:style-name="P4">
地点: Bakhmut (Latitude:48.80607 Longtitude:38.24444)</text:p>
      <text:p text:style-name="P4">
视频: []</text:p>
      <text:p text:style-name="P4">
图片: []</text:p>
      <text:p text:style-name="P4">
标签: ["Russia"]</text:p>
      <text:p text:style-name="P4">
Id: 22555559</text:p>
      <!--METADATA-->
      <text:p text:style-name="P4">
在莱曼指示俄罗斯军队在乌克兰武装部队的武装部队的托尔斯克地区炮击了卢汉斯克地区的马基伊夫卡，诺夫斯克地区和Yampolivka，托尔斯克地区 - 乌克兰武装部队</text:p>
      <text:p text:style-name="P4">
新闻集链接：<text:a xlink:type="simple" xlink:href="https://liveuamap.com/en/2023/12-april-at-lyman-direction-russian-army-shelled-makiyivka" text:style-name="Internet_20_link" text:visited-style-name="Visited_20_Internet_20_Link">
https://liveuamap.com/en/2023/12-APRIL-AT-LYMAN-DIRECTION-RUSSIAN-RUSSIAN-ARMY-SHELLED-MAKIYIVKA</text:a>
</text:p>
      <text:p text:style-name="P4">
News Source: <text:a xlink:type="simple" xlink:href="https://t.me/lumsrc/4472" text:style-name="Internet_20_link" text:visited-style-name="Visited_20_Internet_20_Link">
https://t.me/lumsrc/4472</text:a>
</text:p>
      <!--NEWS-->
      <text:h text:style-name="P10" text:outline-level="1">
<text:span text:style-name="T4">
马克龙：成为美国的盟友并不意味着要成为一个附庸</text:span>
</text:h>
      <text:p text:style-name="P4">
作者: Ukrinform (Person)</text:p>
      <text:p text:style-name="P4">
出版商: Укринформ (Organization)</text:p>
      <text:p text:style-name="P4">
出版时间: 2023-04-12T-61:50:00+03:00</text:p>
      <text:p text:style-name="P4">
修改时间: 2023-04-12T20:50:00+03:00</text:p>
      <text:p text:style-name="P4">
描述: 法国总统马克龙在阿姆斯特丹举行的关于台湾的新闻发布会上说，成为美国的盟友并不意味着是一个附庸。  - 乌克林。</text:p>
      <text:p text:style-name="P4">
图片: ["<text:a xlink:type="simple" xlink:href="https://static.ukrinform.com/photos/2022_04/thumb_files/630_360_1650640402-467.jpg" text:style-name="Internet_20_link" text:visited-style-name="Visited_20_Internet_20_Link">
630_360_16506...</text:a>
"]</text:p>
      <text:p text:style-name="P4">
标签: ['Франція', 'Макрон', 'США', 'Тайвань']</text:p>
      <text:p text:style-name="P4">
类型: Article</text:p>
      <!--METADATA-->
      <text:p text:style-name="P4">
<draw:frame draw:style-name="fr1" draw:name="Image68" text:anchor-type="as-char" svg:width="6.9236in" svg:height="3.956343in" draw:z-index="0">
<draw:image xlink:href="../Images/yкринформ/2023-04-12T-61-50-00-03-00/630_360_1650640402-467.jpg" xlink:type="simple" xlink:show="embed" xlink:actuate="onLoad" draw:mime-type="image/jpeg"/>
</draw:frame>
伊曼纽尔·马克龙(Emmanuel Macron)总统在阿姆斯特丹举行的关于台湾的新闻发布会上，这是美国的盟友，并不意味着是一个附庸。</text:p>
      <text:p text:style-name="P4">
关于它报告了乌克林福姆，参考了Twitter <text:a xlink:type="simple" xlink:href="https://twitter.com/AFP/status/1646194054303039501" text:style-name="Internet_20_link" text:visited-style-name="Visited_20_Internet_20_Link">
</text:a>
.</text:p>
      <text:p text:style-name="P4">
“Бути союзником не означає бути васалом... не означає, що ми не маємо правадумати самостійно”, - сказав він.</text:p>
      <text:p text:style-name="P4">
Як повідомляв Укрінформ, президент Франції Емману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Президент Франції Еммануель Макрон після повернення з триденного державноговізиту до КНР заявив, що Європа не зацікавлена в ескалації кризи навколоТайваню і повинна дотримуватися власної стратегії у відносинах з островом,незалежної як від Сполучених Штатів, так і від Китаю.</text:p>
      <text:p text:style-name="P4">
<text:span text:style-name="T4">
Читайте також:</text:span>
 <text:a xlink:type="simple" xlink:href="https://www.ukrinform.ua/rubric-world/3694660-u-es-bilsae-simpatikiv-idei-makrona-sodo-strategicnoi-avtonomii-vid-ssa-misel.html" text:style-name="Internet_20_link" text:visited-style-name="Visited_20_Internet_20_Link">
 <text:span text:style-name="T4">
Макрон</text:span>
 </text:a>
德国和捷克共和国批评了台湾法国总统伊曼纽亚克隆的陈述，以及欧洲国家对美国的依赖。</text:p>
      <text:p text:style-name="P4">
波兰政府Mateusz Moravetsky的负责人警告欧洲领导人不要尝试<text:a xlink:type="simple" xlink:href="https://www.ukrinform.ua/rubric-world/3694372-moraveckij-makronu-zamist-strategicnoi-avtonomii-treba-buduvati-strategicnij-souz-iz-ssa.html" text:style-name="Internet_20_link" text:visited-style-name="Visited_20_Internet_20_Link">
</text:a>
相反，呼吁发展欧洲与华盛顿的战略合作。  照片：Ouest-France _</text:p>
      <text:p text:style-name="P4">
News Source: <text:a xlink:type="simple" xlink:href="https://www.ukrinform.ua/rubric-world/3695084-makron-buti-souznikom-ssa-ne-oznacae-buti-vasalom.html" text:style-name="Internet_20_link" text:visited-style-name="Visited_20_Internet_20_Link">
https://www.ukrinform.ua/rubric-world/3695084-makron-buti-souznikom-ssa-ne-oznacae-buti-vasalom.html</text:a>
</text:p>
      <!--NEWS-->
      <text:h text:style-name="P10" text:outline-level="1">
<text:span text:style-name="T4">
联合国乌克兰：总统职位</text:span>
</text:h>
      <text:p text:style-name="P4">
作者: Ukrinform (Person)</text:p>
      <text:p text:style-name="P4">
出版商: Укринформ (Organization)</text:p>
      <text:p text:style-name="P4">
出版时间: 2023-04-12T-63:42:51+03:00</text:p>
      <text:p text:style-name="P4">
修改时间: 2023-04-12T20:42:51+03:00</text:p>
      <text:p text:style-name="P4">
描述: 俄罗斯在联合国安理会的同时担任总统和俄罗斯军事乌克兰战俘的残酷处决大大降低了联合国的权威。  - 乌克林。</text:p>
      <text:p text:style-name="P4">
图片: ["<text:a xlink:type="simple" xlink:href="https://static.ukrinform.com/photos/2022_01/thumb_files/630_360_1643665289-546.jpeg" text:style-name="Internet_20_link" text:visited-style-name="Visited_20_Internet_20_Link">
630_360_16436...</text:a>
"]</text:p>
      <text:p text:style-name="P4">
标签: ['ООН', 'Страта', 'Україна', 'росія']</text:p>
      <text:p text:style-name="P4">
类型: Article</text:p>
      <!--METADATA-->
      <text:p text:style-name="P4">
<draw:frame draw:style-name="fr1" draw:name="Image69" text:anchor-type="as-char" svg:width="6.9236in" svg:height="3.956343in" draw:z-index="0">
<draw:image xlink:href="../Images/yкринформ/2023-04-12T-63-42-51-03-00/630_360_1643665289-546.jpeg" xlink:type="simple" xlink:show="embed" xlink:actuate="onLoad" draw:mime-type="image/jpeg"/>
</draw:frame>
俄罗斯安全理事会的同时担任总统和俄罗斯军事乌克兰战俘的残酷处决大大降低了联合国的权威。</text:p>
      <text:p text:style-name="P4">
根据乌克林通讯员的说法，这是在乌克兰的联合国代表性的。</text:p>
      <text:p text:style-name="P4">
“在犯罪的背景下，俄罗斯联邦在安全理事会中的总统职位看上去非常愤世嫉俗，并损害了该机构的权威和能力，”  - 在广泛的声明中说。</text:p>
      <text:p text:style-name="P4">
外交官强调说：“一个被大会承认为侵略者的国家，这个国家继续进行侵略，战争犯罪和人类犯罪的国家不应由联合国机构领导，并承担着支持国际和平与安全的关键责任。” “我们依靠成员的坚实而决定性的立场<text:a xlink:type="simple" xlink:href="https://www.ukrinform.ua/tag-oon" text:style-name="Internet_20_link" text:visited-style-name="Visited_20_Internet_20_Link">
</text:a>
联合国 - 联合国任务在联合国的任务说。</text:p>
      <text:p text:style-name="P4">
声明指出：“俄罗斯有意识地实施其酷刑，身体暴力，不人道待遇，故意重力的原因，严重的身体伤害以及故意谋杀乌克兰的俘虏，平民和平民的政策。” "This shocking incident has left our determination to hold all the horrific crimes involved in Ukraine, including the highest leadership of the Russian Tabeszzzzzzzzzzz -in perpetrators," the diplomats summed up.</text:p>
      <text:p text:style-name="P4">
<text:span text:style-name="T4">
另请阅读：</text:span>
 <text:a xlink:type="simple" xlink:href="https://www.ukrinform.ua/rubric-ato/3695075-danilov-pro-video-zi-stratou-ukrainskogo-vijskovogo-znajti-neludiv-e-spravou-cesti.html" text:style-name="Internet_20_link" text:visited-style-name="Visited_20_Internet_20_Link">
<text:span text:style-name="T4">
 strato </text:span>
</text:a>
据报道，互联网上有两个有关乌克兰防御保护的视频。</text:p>
      <text:p text:style-name="P4">
根据美国有线电视新闻网(CNN)的说法，第一个视频于4月8日发布在 - 俄罗斯 - 俄罗斯频道上。 它是由“瓦格纳”故意将其拆除的，并显示了乌克兰军队的两个领导尸体，这些尸体位于受伤的军车附近的地面上。 俄罗斯帐户声称该视频是在巴赫穆特附近拍摄的。</text:p>
      <text:p text:style-name="P4">
鉴于框架中的植被，在Twitter上出现并故意模糊的第二个视频可能在夏天记录。 在上面，乌克兰军方斩首了一个用刀的俄罗斯男孩，他以奈迪迪多的声音来斩首，在大屠杀开始时可能还活着。乌克兰执法机构采取措施确定犯罪的人。</text:p>
      <text:p text:style-name="P4">
News Source: <text:a xlink:type="simple" xlink:href="https://www.ukrinform.ua/rubric-polytics/3695079-ukraina-v-oon-golovuvanna-rosii-u-radbezi-na-tli-zorstokoi-strati-vijskovogo-e-nasmiskou.html" text:style-name="Internet_20_link" text:visited-style-name="Visited_20_Internet_20_Link">
https://www.ukrinform.ua/rubric-polytics/3695079-ukraina-v-oon-golovuvanna-rosii-u-radbezi-na-tli-zorstokoi-strati-vijskovogo-e-nasmiskou.html</text:a>
</text:p>
      <!--NEWS-->
      <text:h text:style-name="P10" text:outline-level="1">
<text:span text:style-name="T4">
哈萨克斯坦在丰富的铀市场中取代俄罗斯 - 彭博</text:span>
</text:h>
      <text:p text:style-name="P4">
作者: Ukrinform (Person)</text:p>
      <text:p text:style-name="P4">
出版商: Укринформ (Organization)</text:p>
      <text:p text:style-name="P4">
出版时间: 2023-04-12T-65:35:00+03:00</text:p>
      <text:p text:style-name="P4">
修改时间: 2023-04-12T20:35:00+03:00</text:p>
      <text:p text:style-name="P4">
描述: 以前已经从俄罗斯获得了浓缩天王星的东欧的核站试图减少其对莫斯科的依赖，并计划早在2025年就与哈萨克斯坦的天王星同伴签订合同。  - 乌克林。</text:p>
      <text:p text:style-name="P4">
图片: ["<text:a xlink:type="simple" xlink:href="https://static.ukrinform.com/photos/2019_03/thumb_files/630_360_1553192719-759.jpg" text:style-name="Internet_20_link" text:visited-style-name="Visited_20_Internet_20_Link">
630_360_15531...</text:a>
"]</text:p>
      <text:p text:style-name="P4">
标签: ['Казахстан', 'росія', 'Уран', 'Ринок']</text:p>
      <text:p text:style-name="P4">
类型: Article</text:p>
      <!--METADATA-->
      <text:p text:style-name="P4">
<draw:frame draw:style-name="fr1" draw:name="Image70" text:anchor-type="as-char" svg:width="6.9236in" svg:height="3.956343in" draw:z-index="0">
<draw:image xlink:href="../Images/yкринформ/2023-04-12T-65-35-00-03-00/630_360_1553192719-759.jpg" xlink:type="simple" xlink:show="embed" xlink:actuate="onLoad" draw:mime-type="image/jpeg"/>
</draw:frame>
以前已经从俄罗斯获得了富裕的天王星的东欧原子异族，试图减少其对莫斯科的依赖，并计划早在2025年就与Zuran生产公司哈萨克斯坦签署合同。</text:p>
      <text:p text:style-name="P4">
正如乌克林福姆报道的那样，它报告了<text:a xlink:type="simple" xlink:href="https://www.bloomberg.com/news/articles/2023-04-11/world-s-top-uranium-miner-sees-clients-switching-from-russia" text:style-name="Internet_20_link" text:visited-style-name="Visited_20_Internet_20_Link">
</text:a>
。</text:p>
      <text:p text:style-name="P4">
东欧的一些核站以前收到(https://www.ukrinform.ua/tag-rosia)Kazatotomprom首席执行官Jerzhan Mukanov说，自2015年以来寻求收到我们的合同。</text:p>
      <text:p text:style-name="P4">
特别是，kamatoprom预测铀的需求会大大增加，并且已经准备好生产。 他们还计划开放中国需求的第三次出口常规。</text:p>
      <text:p text:style-name="P4">
穆卡诺夫在接受彭博社的采访时说：“我们正在为采矿的用品做准备，以便我们可以回应市场要求。”</text:p>
      <text:p text:style-name="P4">
美国是寻求减少对俄罗斯铀供应的依赖的国家之一，俄罗斯是世界上最大的核燃料供应商。这还不足以防止入侵乌克兰后俄罗斯的快速增长，这增加了克里姆林宫的利润。</text:p>
      <text:p text:style-name="P4">
<text:span text:style-name="T4">
另请阅读：</text:span>
 <text:a xlink:type="simple" xlink:href="https://www.ukrinform.ua/rubric-economy/3694781-energoatom-pidpisav-ugodu-z-kanadskou-kompanieu-pro-vikoristanna-ukrainskogo-uranu.html" text:style-name="Internet_20_link" text:visited-style-name="Visited_20_Internet_20_Link">
<text:span text:style-name="T4">
铀</text:span>
</text:a>
预计到2030年，对天王星的需求预计将增加约三分之一，核协会宣布，世界上世界权力的可预测增加16％。 哈萨克斯坦生产超过40％的世界铀，计划今年将产量保持在约22,000吨。</text:p>
      <text:p text:style-name="P4">
穆卡诺夫说：“我们预测对铀的需求会增加，但我们对价格的爆炸性增长不感兴趣。”</text:p>
      <text:p text:style-name="P4">
卡马托普龙计划今年开放第三条出口路线，将天王星带到中国。 目前，该国正在通过俄罗斯通过里海将原子燃料运送到黑海。</text:p>
      <text:p text:style-name="P4">
News Source: <text:a xlink:type="simple" xlink:href="https://www.ukrinform.ua/rubric-economy/3695078-kazahstan-vitisnae-rosiu-na-rinku-zbagacenogo-uranu-bloomberg.html" text:style-name="Internet_20_link" text:visited-style-name="Visited_20_Internet_20_Link">
https://www.ukrinform.ua/rubric-economy/3695078-kazahstan-vitisnae-rosiu-na-rinku-zbagacenogo-uranu-bloomberg.html</text:a>
</text:p>
      <!--NEWS-->
      <text:h text:style-name="P10" text:outline-level="1">
<text:span text:style-name="T4">
在乌克兰，预测小雨，白天升至+15°</text:span>
</text:h>
      <text:p text:style-name="P4">
作者: Ukrinform (Person)</text:p>
      <text:p text:style-name="P4">
出版商: Укринформ (Organization)</text:p>
      <text:p text:style-name="P4">
出版时间: 2023-04-12T-67:33:00+03:00</text:p>
      <text:p text:style-name="P4">
修改时间: 2023-04-12T20:33:00+03:00</text:p>
      <text:p text:style-name="P4">
描述: 在乌克兰，周四将在东部，南部，基洛维格拉德和dniproperovsk地区几乎没有降雨，预计中度会降雨，晚上5-10°，西部地区的1-6°热，10-15°热量在10-15°这个下午。  - 乌克林。</text:p>
      <text:p text:style-name="P4">
图片: ["<text:a xlink:type="simple" xlink:href="https://static.ukrinform.com/photos/2019_08/thumb_files/630_360_1565425943-564.jpg" text:style-name="Internet_20_link" text:visited-style-name="Visited_20_Internet_20_Link">
630_360_15654...</text:a>
"]</text:p>
      <text:p text:style-name="P4">
标签: ['Дощ', 'Погода', 'Прогноз', 'Весна']</text:p>
      <text:p text:style-name="P4">
类型: Article</text:p>
      <!--METADATA-->
      <text:p text:style-name="P4">
<draw:frame draw:style-name="fr1" draw:name="Image71" text:anchor-type="as-char" svg:width="6.9236in" svg:height="3.956343in" draw:z-index="0">
<draw:image xlink:href="../Images/yкринформ/2023-04-12T-67-33-00-03-00/630_360_1565425943-564.jpg" xlink:type="simple" xlink:show="embed" xlink:actuate="onLoad" draw:mime-type="image/jpeg"/>
</draw:frame>
在乌克兰，星期四，在东部，南部，基洛维格拉德tadniproperovsk地区将很少有雨水。</text:p>
      <text:p text:style-name="P4">
乌克兰形式在乌克兰水文气象学中心报道。</text:p>
      <text:p text:style-name="P4">
“在乌克兰，除了西方地区，夜间，夜间的小雨和库德，基洛维格拉德和dniproperovsk地区适度<text:a xlink:type="simple" xlink:href="https://www.ukrinform.ua/tag-dos" text:style-name="Internet_20_link" text:visited-style-name="Visited_20_Internet_20_Link">
</text:a>
。 晚上和早晨，在该国西部，当地。 东风，东北，5-10 m/s。 晚上5-10°的温度，1-6°热的环面积(在喀尔巴阡山脉大约0°); 下午10-15°热”， - 在消息中go。</text:p>
      <text:p text:style-name="P4">
在基辅和该地区，4月13日将是小雨。 东北风，5-10 m/s。 在资本中，晚上的温度为7-9°，下午11-13°，在基辅地区为5-10°，下午10-15°。</text:p>
      <text:p text:style-name="P4">
预报员将于4月14日在左岸的左岸，下午在Transcarpathia和vacarpathia，4月15日晚上在乌克兰的下午，除了东方的东部，除了东方的东部，小，有时是中度的下雨; 在非降低降水的其余领域。</text:p>
      <text:p text:style-name="P4">
4月14日3-8 m/s的风，最好是东南，5-10 m/s。</text:p>
      <text:p text:style-name="P4">
4月15日晚上4-9°晚上的温度在0-5°热的东部和Sumy区域；在4月14日，南部和该国西部13-18°的下午10-15°。</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a>
在4月14日的基辅和该地区，没有大降雨，预计下午将在4月15日下雨。 4月14日，4月15日，东南部3-8 m/s的可变方向的风，5-10 m/s。 在首都，晚上的温度为6-8°，下午12-14°，晚上4-9°，下午10-15°。</text:p>
      <text:p text:style-name="P4">
根据预测，在乌克兰，4月16日，晚上，下午，小天，只有在东南和东部地区，它将是温和的。 4月17日，它在邪恶和西南地区的其余领土上下雨。 除西部13-19°以外，晚上的温度在4月17日下午9-15°，在9-15°下午温暖。</text:p>
      <text:p text:style-name="P4">
在基辅和该地区，4月16日，下午将在下午降雨； 4月17日没有降水。 在首都，晚上的温度为4-6°，下午在1611  -  13年4月17日至17日°； 4月16日，4月16日至14°13-18°，晚上2-7°温暖的夜晚在基辅地区。</text:p>
      <text:p text:style-name="P4">
News Source: <text:a xlink:type="simple" xlink:href="https://www.ukrinform.ua/rubric-regions/3694947-v-ukraini-prognozuut-neveliki-dosi-vden-progrie-do-15.html" text:style-name="Internet_20_link" text:visited-style-name="Visited_20_Internet_20_Link">
https://www.ukrinform.ua/rubric-regions/3694947-v-ukraini-prognozuut-neveliki-dosi-vden-progrie-do-15.html</text:a>
</text:p>
      <!--NEWS-->
      <text:h text:style-name="P10" text:outline-level="1">
<text:span text:style-name="T4">
在Avdiyivka和Maryinka的指示，俄罗斯军队炮击了Novokalynove，Orlivka，Avdiyivka，T ...</text:span>
</text:h>
      <text:p text:style-name="P4">
作者: liveuamap (Language: en)</text:p>
      <text:p text:style-name="P4">
时间: 2023-04-12T-7:19:00</text:p>
      <text:p text:style-name="P4">
地点: Donetsk Oblast (Latitude:47.91588 Longtitude:37.46441)</text:p>
      <text:p text:style-name="P4">
视频: []</text:p>
      <text:p text:style-name="P4">
图片: []</text:p>
      <text:p text:style-name="P4">
标签: ["Russia"]</text:p>
      <text:p text:style-name="P4">
Id: 22555557</text:p>
      <!--METADATA-->
      <text:p text:style-name="P4">
新闻集链接：[https://liveuamap.com/en/2023/12-april-at-avdiyivka-and-maryinka-directions-russian-army]](https://liveuamap.com/en/2023/12-april-at-avdiyivka-and-maryinka-directions-russian-army)</text:p>
      <text:p text:style-name="P4">
News Source: <text:a xlink:type="simple" xlink:href="https://t.me/lumsrc/4474" text:style-name="Internet_20_link" text:visited-style-name="Visited_20_Internet_20_Link">
https://t.me/lumsrc/4474</text:a>
</text:p>
      <!--NEWS-->
      <text:h text:style-name="P10" text:outline-level="1">
<text:span text:style-name="T4">
战俘的处决证明了俄罗斯联邦的不人道性质 - 欧洲委员会的女发言人</text:span>
</text:h>
      <text:p text:style-name="P4">
作者: Ukrinform (Person)</text:p>
      <text:p text:style-name="P4">
出版商: Укринформ (Organization)</text:p>
      <text:p text:style-name="P4">
出版时间: 2023-04-12T-92:50:00+03:00</text:p>
      <text:p text:style-name="P4">
修改时间: 2023-04-12T18:50:00+03:00</text:p>
      <text:p text:style-name="P4">
描述: 如果在社交网络上传播的犯罪录像带通过另一种证明俄罗斯对俄罗斯侵略乌克兰的非人性本质证实，俄罗斯军方处决乌克兰战俘，那么所有犯有战争罪的罪名都将被承担责任。  - 乌克林。</text:p>
      <text:p text:style-name="P4">
图片: ["<text:a xlink:type="simple" xlink:href="https://static.ukrinform.com/photos/2017_03/thumb_files/630_360_1489664494-4392.jpg" text:style-name="Internet_20_link" text:visited-style-name="Visited_20_Internet_20_Link">
630_360_14896...</text:a>
"]</text:p>
      <text:p text:style-name="P4">
标签: ['Єврокомісія', 'Полонені', 'Війна з росією']</text:p>
      <text:p text:style-name="P4">
类型: Article</text:p>
      <!--METADATA-->
      <text:p text:style-name="P4">
<draw:frame draw:style-name="fr1" draw:name="Image72" text:anchor-type="as-char" svg:width="6.9236in" svg:height="3.956343in" draw:z-index="0">
<draw:image xlink:href="../Images/yкринформ/2023-04-12T-92-50-00-03-00/630_360_1489664494-4392.jpg" xlink:type="simple" xlink:show="embed" xlink:actuate="onLoad" draw:mime-type="image/jpeg"/>
</draw:frame>
如果确认在社交网络上传播的犯罪视频，则执行乌克兰军方的执行是对俄罗斯对乌克兰侵略的有意识性质的另一种证词，因此所有侵略者，葡萄酒战争罪将负责。</text:p>
      <text:p text:style-name="P4">
乌克林传闻记者报道，这是由马斯拉莱在布鲁塞尔的一份简报中指出的。</text:p>
      <text:p text:style-name="P4">
“目前，我们尚未确认视频的有效性。 但是，如果得到确认，这将是对不人道崩溃的另一个残酷提醒<text:a xlink:type="simple" xlink:href="https://www.ukrinform.ua/tag-russian-aggression" text:style-name="Internet_20_link" text:visited-style-name="Visited_20_Internet_20_Link">
</text:a>
。 谋杀军队是对日内瓦公约的一个非常严重的侵犯，进一步拆除了俄罗斯对国际立法的完全不尊重，尤其是国际人道主义法。”欧洲委员会发言人说。</text:p>
      <text:p text:style-name="P4">
她强调，俄罗斯应该按照人道主义法遵守其自身的义务，并确保人性化对福利的待遇，在任何情况下，根据日内瓦公约，不要对他们的生命危险。</text:p>
      <text:p text:style-name="P4">
马斯拉拉说：“我想再次重申欧盟的决定性义务，以引起与乌克兰一场剧烈战争有关的所有有罪犯罪的参考。”</text:p>
      <text:p text:style-name="P4">
<text:span text:style-name="T4">
另请阅读：</text:span>
 <text:a xlink:type="simple" xlink:href="https://www.ukrinform.ua/rubric-polytics/3694939-video-zi-stratou-polonenogo-malo-nalakati-ale-vijslo-navpaki-posol-britanii.html" text:style-name="Internet_20_link" text:visited-style-name="Visited_20_Internet_20_Link">
<text:span text:style-name="T4">
大使</text:span>
</text:a>
根据乌克林福姆的说法，互联网上出现了两个有关乌克兰防御区的视频。 乌克兰的安全局已经对视频进行了预审，因为俄罗斯入侵者切断了乌克兰囚犯的负责人。乌克兰的权利翼尸体采取措施建立犯罪的人。</text:p>
      <text:p text:style-name="P4">
乌克兰外交部<text:a xlink:type="simple" xlink:href="https://www.ukrinform.ua/rubric-ato/3694863-ukraina-zaklikae-ofis-prokurora-mks-nevidkladno-zvernuti-uvagu-na-stratu-ukrainskogo-bijca.html" text:style-name="Internet_20_link" text:visited-style-name="Visited_20_Internet_20_Link">
</text:a>
在国际刑事法院的检察官中，在调查俄罗斯俄罗斯入侵者在乌克兰犯下的战争罪和犯罪的背景下，立即关注了俄罗斯囚犯死亡的事实。</text:p>
      <text:p text:style-name="P4">
News Source: <text:a xlink:type="simple" xlink:href="https://www.ukrinform.ua/rubric-polytics/3695040-strata-ukrainskogo-vijskovopolonenogo-e-svidcennam-neludskoi-prirodi-rf-recnica-evrokomisii.html" text:style-name="Internet_20_link" text:visited-style-name="Visited_20_Internet_20_Link">
https://www.ukrinform.ua/rubric-polytics/3695040-strata-ukrainskogo-vijskovopolonenogo-e-svidcennam-neludskoi-prirodi-rf-recnica-evrokomisii.html</text:a>
</text:p>
      <!--NEWS-->
      <text:h text:style-name="P10" text:outline-level="1">
<text:span text:style-name="T4">
在Shakhtarsk指令，俄罗斯军队搁置了Novomikhailivka，Shakhotrsk，Novooorokanka，领导...</text:span>
</text:h>
      <text:p text:style-name="P4">
作者: liveuamap (Language: en)</text:p>
      <text:p text:style-name="P4">
时间: 2023-04-12T-9:19:00</text:p>
      <text:p text:style-name="P4">
地点: Vuhledar (Latitude:47.83229 Longtitude:37.10289)</text:p>
      <text:p text:style-name="P4">
视频: []</text:p>
      <text:p text:style-name="P4">
图片: []</text:p>
      <text:p text:style-name="P4">
标签: ["Russia"]</text:p>
      <text:p text:style-name="P4">
Id: 22555556</text:p>
      <!--METADATA-->
      <text:p text:style-name="P4">
乌克兰武装部队的乌克兰武装部队在《上午报告》中说</text:p>
      <text:p text:style-name="P4">
新闻集链接：<text:a xlink:type="simple" xlink:href="https://liveuamap.com/en/2023/12-april-at-shaktarske-direction-russian-army-shelled-novomykhaylivka" text:style-name="Internet_20_link" text:visited-style-name="Visited_20_Internet_20_Link">
https://liveuamap.com/en/2023/12-april-at-shaktarske-direction-russian-army-army-shelled-novomykhaylivka</text:a>
</text:p>
      <text:p text:style-name="P4">
News Source: <text:a xlink:type="simple" xlink:href="https://t.me/lumsrc/4475" text:style-name="Internet_20_link" text:visited-style-name="Visited_20_Internet_20_Link">
https://t.me/lumsrc/4475</text:a>
</text:p>
      <!--NEWS-->
      <text:h text:style-name="P10" text:outline-level="1">
<text:span text:style-name="T4">
新德里：印度 - 乌克兰联合委员会将在印度召集，基辅要求我...</text:span>
</text:h>
      <text:p text:style-name="P4">
作者: liveuamap (Language: en)</text:p>
      <text:p text:style-name="P4">
时间: 2023-04-12T00:16:00</text:p>
      <text:p text:style-name="P4">
地点: New Delhi, Delhi (Latitude:28.61168 Longtitude:77.20303)</text:p>
      <text:p text:style-name="P4">
视频: []</text:p>
      <text:p text:style-name="P4">
图片: []</text:p>
      <text:p text:style-name="P4">
标签: ["India", "Asia"]</text:p>
      <text:p text:style-name="P4">
Id: 22555537</text:p>
      <!--METADATA-->
      <text:p text:style-name="P4">
新德里：印度 - 乌克兰联合委员会将在印度召集，基辅要求药品和医疗设备</text:p>
      <text:p text:style-name="P4">
新闻集链接：<text:a xlink:type="simple" xlink:href="https://liveuamap.com/en/2023/12-april-new-delhi-the-indoukrainian-joint-committee-will" text:style-name="Internet_20_link" text:visited-style-name="Visited_20_Internet_20_Link">
https://liveuamap.com/en/2023/2023/12-APRIL-NEW-DELHI-THE-INDOUKRAINIAN-JOINE-JOINT-COMMITTEE-WILL</text:a>
</text:p>
      <text:p text:style-name="P4">
News Source: <text:a xlink:type="simple" xlink:href="https://twitter.com/AlArabiya_Brk/status/1645989234254258179" text:style-name="Internet_20_link" text:visited-style-name="Visited_20_Internet_20_Link">
https://twitter.com/AlArabiya_Brk/status/1645989234254258179</text:a>
</text:p>
      <!--NEWS-->
      <text:h text:style-name="P10" text:outline-level="1">
<text:span text:style-name="T4">
印度外交大臣：乌克兰副外交大臣移交了Zel的信...</text:span>
</text:h>
      <text:p text:style-name="P4">
作者: liveuamap (Language: en)</text:p>
      <text:p text:style-name="P4">
时间: 2023-04-12T00:19:00</text:p>
      <text:p text:style-name="P4">
地点: New Delhi, Delhi (Latitude:28.6124 Longtitude:77.20307)</text:p>
      <text:p text:style-name="P4">
视频: []</text:p>
      <text:p text:style-name="P4">
图片: []</text:p>
      <text:p text:style-name="P4">
标签: ["India", "Asia"]</text:p>
      <text:p text:style-name="P4">
Id: 22555536</text:p>
      <!--METADATA-->
      <text:p text:style-name="P4">
印度外交大臣：乌克兰副外交大臣从Zelensky移交给莫迪总理</text:p>
      <text:p text:style-name="P4">
新闻集链接：<text:a xlink:type="simple" xlink:href="https://liveuamap.com/en/2023/12-april-indian-foreign-minister-the-deputy-foreign-minister" text:style-name="Internet_20_link" text:visited-style-name="Visited_20_Internet_20_Link">
https://liveuamap.com/en/2023/12-APRIL-indian-foreign-foreign-minister-the-deputy-foreign-foreign-minister</text:a>
</text:p>
      <text:p text:style-name="P4">
News Source: <text:a xlink:type="simple" xlink:href="https://twitter.com/AJABreaking/status/1645990049089978370" text:style-name="Internet_20_link" text:visited-style-name="Visited_20_Internet_20_Link">
https://twitter.com/AJABreaking/status/1645990049089978370</text:a>
</text:p>
      <!--NEWS-->
      <text:h text:style-name="P10" text:outline-level="1">
<text:span text:style-name="T4">
乌克兰总参谋部估计俄罗斯损失在180050</text:span>
</text:h>
      <text:p text:style-name="P4">
作者: liveuamap (Language: en)</text:p>
      <text:p text:style-name="P4">
时间: 2023-04-12T00:57:00</text:p>
      <text:p text:style-name="P4">
地点: Kyiv, Kyiv city (Latitude:50.44425 Longtitude:30.52903)</text:p>
      <text:p text:style-name="P4">
视频: []</text:p>
      <text:p text:style-name="P4">
图片: ["<text:a xlink:type="simple" xlink:href="https://liveuamap.com/pics/2023/04/12/22555544_0.jpg" text:style-name="Internet_20_link" text:visited-style-name="Visited_20_Internet_20_Link">
22555544_0.jpg</text:a>
"]</text:p>
      <text:p text:style-name="P4">
标签: ["Russia", "Europe"]</text:p>
      <text:p text:style-name="P4">
Id: 22555544</text:p>
      <!--METADATA-->
      <text:p text:style-name="P4">
乌克兰总参谋部估计俄罗斯损失在180050</text:p>
      <text:p text:style-name="P4">
<draw:frame draw:style-name="fr1" draw:name="Image73" text:anchor-type="as-char" svg:width="6.9236in" svg:height="9.200797in" draw:z-index="0">
<draw:image xlink:href="../Images/liveuamap/2023-04-12T00-57-00/22555544_0.jpg" xlink:type="simple" xlink:show="embed" xlink:actuate="onLoad" draw:mime-type="image/jpeg"/>
</draw:frame>
新闻集链接：<text:a xlink:type="simple" xlink:href="https://liveuamap.com/en/2023/12-april-ukrainian-general-staff-estimates-russian-losses" text:style-name="Internet_20_link" text:visited-style-name="Visited_20_Internet_20_Link">
https://liveuamap.com/en/2023/12-April-ukrainian-general-staff-estimates-russian-losses</text:a>
</text:p>
      <text:p text:style-name="P4">
News Source: <text:a xlink:type="simple" xlink:href="https://t.me/GeneralStaffZSU/7499" text:style-name="Internet_20_link" text:visited-style-name="Visited_20_Internet_20_Link">
https://t.me/GeneralStaffZSU/7499</text:a>
</text:p>
      <!--NEWS-->
      <text:h text:style-name="P10" text:outline-level="1">
<text:span text:style-name="T4">
Donetsk Oblast（08:33）。 红色警报：空中威胁。 警笛声。 立即掩盖！</text:span>
</text:h>
      <text:p text:style-name="P4">
作者: liveuamap (Language: en)</text:p>
      <text:p text:style-name="P4">
时间: 2023-04-12T02:34:00</text:p>
      <text:p text:style-name="P4">
地点: Donetsk Oblast (Latitude:48.72749 Longtitude:37.5793)</text:p>
      <text:p text:style-name="P4">
视频: []</text:p>
      <text:p text:style-name="P4">
图片: []</text:p>
      <text:p text:style-name="P4">
标签: ["Europe", "Central and Eastern Europe"]</text:p>
      <text:p text:style-name="P4">
Id: 22555470</text:p>
      <!--METADATA-->
      <text:p text:style-name="P4">
Donetsk Oblast(08:33). Red Alert: aerial threat. Sirens sounding. Take covernow!</text:p>
      <text:p text:style-name="P4">
News Collection Link: <text:a xlink:type="simple" xlink:href="https://liveuamap.com/en/2023/12-april-donetsk-oblast0833-red-alert-aerial-g" text:style-name="Internet_20_link" text:visited-style-name="Visited_20_Internet_20_Link">
https://liveuamap.com/en/2023/12-april-donetsk-oblast0833-red-alert-aerial-g</text:a>
</text:p>
      <text:p text:style-name="P4">
News Source: <text:a xlink:type="simple" xlink:href="https://t.me/air_alert_ua/42927" text:style-name="Internet_20_link" text:visited-style-name="Visited_20_Internet_20_Link">
https://t.me/air_alert_ua/42927</text:a>
</text:p>
      <!--NEWS-->
      <text:h text:style-name="P10" text:outline-level="1">
<text:span text:style-name="T4">
Zaporizka Oblast（08:55）。 红色警报：空中威胁。 警笛声。 立即掩盖！</text:span>
</text:h>
      <text:p text:style-name="P4">
作者: liveuamap (Language: en)</text:p>
      <text:p text:style-name="P4">
时间: 2023-04-12T02:56:00</text:p>
      <text:p text:style-name="P4">
地点: Zaporizka Oblast (Latitude:47.612511 Longtitude:35.766511)</text:p>
      <text:p text:style-name="P4">
视频: []</text:p>
      <text:p text:style-name="P4">
图片: []</text:p>
      <text:p text:style-name="P4">
标签: ["Europe", "Central and Eastern Europe"]</text:p>
      <text:p text:style-name="P4">
Id: 22555498</text:p>
      <!--METADATA-->
      <text:p text:style-name="P4">
Zaporizhzhia地区(08:55). Red Alert: aerial threat. Sirens sounding. Take covernow!</text:p>
      <text:p text:style-name="P4">
News Collection Link: <text:a xlink:type="simple" xlink:href="https://liveuamap.com/en/2023/12-april-zaporizka-oblast0855-red-alert-aeriag" text:style-name="Internet_20_link" text:visited-style-name="Visited_20_Internet_20_Link">
https://liveuamap.com/en/2023/12-april-zaporizka-oblast0855-red-alert-aeriag</text:a>
</text:p>
      <text:p text:style-name="P4">
News Source: <text:a xlink:type="simple" xlink:href="https://t.me/suspilnezaporizhzhya/12040" text:style-name="Internet_20_link" text:visited-style-name="Visited_20_Internet_20_Link">
https://t.me/suspilnezaporizhzhya/12040</text:a>
</text:p>
      <!--NEWS-->
      <text:h text:style-name="P10" text:outline-level="1">
<text:span text:style-name="T4">
塞尔维亚国防部长否认向乌克兰提供武器供应的报告，将报告驳回为...</text:span>
</text:h>
      <text:p text:style-name="P4">
作者: liveuamap (Language: en)</text:p>
      <text:p text:style-name="P4">
时间: 2023-04-12T02:59:00</text:p>
      <text:p text:style-name="P4">
地点: Beograd (Latitude:44.81947 Longtitude:20.42753)</text:p>
      <text:p text:style-name="P4">
视频: []</text:p>
      <text:p text:style-name="P4">
图片: []</text:p>
      <text:p text:style-name="P4">
标签: ["Balkans", "Europe"]</text:p>
      <text:p text:style-name="P4">
Id: 22555547</text:p>
      <!--METADATA-->
      <text:p text:style-name="P4">
塞尔维亚国防部长否认向乌克兰提供的武器供应报告，解雇是假的</text:p>
      <text:p text:style-name="P4">
新闻集链接：<text:a xlink:type="simple" xlink:href="https://liveuamap.com/en/2023/12-april-serbian-defense-minister-denies-reports-of-arms" text:style-name="Internet_20_link" text:visited-style-name="Visited_20_Internet_20_Link">
https://liveuamap.com/en/2023/2023/12-April-serbian-defense-minister-minister-denies-reports-reports-oarms</text:a>
</text:p>
      <text:p text:style-name="P4">
News Source: <text:a xlink:type="simple" xlink:href="https://t.me/bbbreaking/152747" text:style-name="Internet_20_link" text:visited-style-name="Visited_20_Internet_20_Link">
https://t.me/bbbreaking/152747</text:a>
</text:p>
      <!--NEWS-->
      <text:h text:style-name="P10" text:outline-level="1">
<text:span text:style-name="T4">
据报道，一架无人机袭击了俄罗斯贝尔戈罗德地区的猪农场，杀死了多个动物</text:span>
</text:h>
      <text:p text:style-name="P4">
作者: liveuamap (Language: en)</text:p>
      <text:p text:style-name="P4">
时间: 2023-04-12T04:00:00</text:p>
      <text:p text:style-name="P4">
地点: Oktyabrskiy, Belgorod (Latitude:50.42942 Longtitude:36.35718)</text:p>
      <text:p text:style-name="P4">
视频: []</text:p>
      <text:p text:style-name="P4">
图片: []</text:p>
      <text:p text:style-name="P4">
标签: ["Russia", "Europe"]</text:p>
      <text:p text:style-name="P4">
Id: 22555550</text:p>
      <!--METADATA-->
      <text:p text:style-name="P4">
据报道，一架无人驾驶飞机袭击了俄罗斯贝尔戈罗德地区的猪农场杀害动物</text:p>
      <text:p text:style-name="P4">
新闻集链接：<text:a xlink:type="simple" xlink:href="https://liveuamap.com/en/2023/12-april-a-drone-reportedly-hit-swine-farm-in-belgorod-region" text:style-name="Internet_20_link" text:visited-style-name="Visited_20_Internet_20_Link">
https://liveuamap.com/en/2023/2023/12-APRIL-A-DRONE-REPORTENDERMEND- HIT-SWINE-SWINE-SWINE-FARM-IN-IN-BELGOROD-REGION</text:a>
</text:p>
      <text:p text:style-name="P4">
News Source: <text:a xlink:type="simple" xlink:href="https://t.me/bbbreaking/152751" text:style-name="Internet_20_link" text:visited-style-name="Visited_20_Internet_20_Link">
https://t.me/bbbreaking/152751</text:a>
</text:p>
      <!--NEWS-->
      <text:h text:style-name="P10" text:outline-level="1">
<text:span text:style-name="T4">
乌克兰外交大臣：俄罗斯军队斩首乌克兰私人的恐怖片...</text:span>
</text:h>
      <text:p text:style-name="P4">
作者: liveuamap (Language: en)</text:p>
      <text:p text:style-name="P4">
时间: 2023-04-12T04:35:57</text:p>
      <text:p text:style-name="P4">
地点: Kyiv, Kyiv city (Latitude:50.45662 Longtitude:30.52176)</text:p>
      <text:p text:style-name="P4">
视频: []</text:p>
      <text:p text:style-name="P4">
图片: []</text:p>
      <text:p text:style-name="P4">
标签: ["Russia"]</text:p>
      <text:p text:style-name="P4">
Id: 22555527</text:p>
      <!--METADATA-->
      <text:p text:style-name="P4">
乌克兰外交大臣：俄罗斯军队斩首澳克里亚人战俘的恐怖片正在网上流传。 荒谬的是，俄罗斯比ISIS更糟，主持了UNSC。 俄罗斯武装分子必须从乌克兰和联合国踢出，并对他们的罪行负责</text:p>
      <text:p text:style-name="P4">
新闻集链接：<text:a xlink:type="simple" xlink:href="https://liveuamap.com/en/2023/12-april-foreign-minister-of-ukraine-a-horrific-video-of" text:style-name="Internet_20_link" text:visited-style-name="Visited_20_Internet_20_Link">
https://liveuamap.com/en/2023/2023/12-APRIL-FOREING-MINISTER-EF--UKRAINE-A-HORRIFIFIFIFIC-VIDEO-of</text:a>
</text:p>
      <text:p text:style-name="P4">
News Source: <text:a xlink:type="simple" xlink:href="https://twitter.com/DmytroKuleba/status/1646055701318365184" text:style-name="Internet_20_link" text:visited-style-name="Visited_20_Internet_20_Link">
https://twitter.com/DmytroKuleba/status/1646055701318365184</text:a>
</text:p>
      <!--NEWS-->
      <text:h text:style-name="P10" text:outline-level="1">
<text:span text:style-name="T4">
在Sivershchyna和Slobozhanshchyna的指示俄罗斯军队炮击了Blesnya，Kamyanka Slobo ...</text:span>
</text:h>
      <text:p text:style-name="P4">
作者: liveuamap (Language: en)</text:p>
      <text:p text:style-name="P4">
时间: 2023-04-12T05:19:00</text:p>
      <text:p text:style-name="P4">
地点: Vovchansk (Latitude:50.18503 Longtitude:37.46012)</text:p>
      <text:p text:style-name="P4">
视频: []</text:p>
      <text:p text:style-name="P4">
图片: []</text:p>
      <text:p text:style-name="P4">
标签: ["Russia"]</text:p>
      <text:p text:style-name="P4">
Id: 22555561</text:p>
      <!--METADATA-->
      <text:p text:style-name="P4">
在Sivershchyna和Slbozhanschyna的指示，俄罗斯军队炮击了Bloshnya，Kamyanska Sloboda，Chernihiv地区的Hremyach； Volfyne, Katerynivka of Sumyregion, also Veterynarne, Hlyboke, Hatysche, Vovchansk, Zybyne, Volokhivka,Okhrimivka, Chernyakiv, Komisarove, Budarky and Dovzhanka of Kharkiv region, -General Staff of Armed Forces of Ukraine says in the morning report</text:p>
      <text:p text:style-name="P4">
新闻集链接：(https://liveuamap.com/en/2023/12-april-at-sivershchyna-and-slobozhanschyna-directions-russian)</text:p>
      <text:p text:style-name="P4">
News Source: <text:a xlink:type="simple" xlink:href="https://t.me/lumsrc/4470" text:style-name="Internet_20_link" text:visited-style-name="Visited_20_Internet_20_Link">
https://t.me/lumsrc/4470</text:a>
</text:p>
      <!--NEWS-->
      <text:h text:style-name="P10" text:outline-level="1">
<text:span text:style-name="T4">
Kharkiv，Kharkivska Oblast（12:14）。 红色警报：空中威胁。 警笛声。 立即掩盖！</text:span>
</text:h>
      <text:p text:style-name="P4">
作者: liveuamap (Language: en)</text:p>
      <text:p text:style-name="P4">
时间: 2023-04-12T06:15:00</text:p>
      <text:p text:style-name="P4">
地点: Kharkiv (Latitude:49.97982 Longtitude:36.25373)</text:p>
      <text:p text:style-name="P4">
视频: []</text:p>
      <text:p text:style-name="P4">
图片: []</text:p>
      <text:p text:style-name="P4">
标签: ["Europe", "Central and Eastern Europe"]</text:p>
      <text:p text:style-name="P4">
Id: 22555564</text:p>
      <!--METADATA-->
      <text:p text:style-name="P4">
哈尔基夫(Kharkiv)，哈尔基夫地区(12:14). Red Alert: aerial threat. Sirens sounding.Take cover now!</text:p>
      <text:p text:style-name="P4">
News Collection Link: <text:a xlink:type="simple" xlink:href="https://liveuamap.com/en/2023/12-april-kharkiv-kharkivska-oblast1214-red-alg" text:style-name="Internet_20_link" text:visited-style-name="Visited_20_Internet_20_Link">
https://liveuamap.com/en/2023/12-april-kharkiv-kharkivska-oblast1214-red-alg</text:a>
</text:p>
      <text:p text:style-name="P4">
News Source: <text:a xlink:type="simple" xlink:href="https://t.me/air_alert_ua/42933" text:style-name="Internet_20_link" text:visited-style-name="Visited_20_Internet_20_Link">
https://t.me/air_alert_ua/42933</text:a>
</text:p>
      <!--NEWS-->
      <text:h text:style-name="P10" text:outline-level="1">
<text:span text:style-name="T4">
Poltavska Oblast（12:17）。 红色警报：空中威胁。 警笛声。 立即掩盖！</text:span>
</text:h>
      <text:p text:style-name="P4">
作者: liveuamap (Language: en)</text:p>
      <text:p text:style-name="P4">
时间: 2023-04-12T06:18:00</text:p>
      <text:p text:style-name="P4">
地点: Poltavska Oblast (Latitude:49.47582 Longtitude:33.81924)</text:p>
      <text:p text:style-name="P4">
视频: []</text:p>
      <text:p text:style-name="P4">
图片: []</text:p>
      <text:p text:style-name="P4">
标签: ["Europe", "Central and Eastern Europe"]</text:p>
      <text:p text:style-name="P4">
Id: 22555565</text:p>
      <!--METADATA-->
      <text:p text:style-name="P4">
poltava(12:17). Red Alert: aerial threat. Sirens sounding. Take covernow!</text:p>
      <text:p text:style-name="P4">
News Collection Link: <text:a xlink:type="simple" xlink:href="https://liveuamap.com/en/2023/12-april-poltavska-oblast1217-red-alert-aeriag" text:style-name="Internet_20_link" text:visited-style-name="Visited_20_Internet_20_Link">
https://liveuamap.com/en/2023/12-april-poltavska-oblast1217-red-alert-aeriag</text:a>
</text:p>
      <text:p text:style-name="P4">
News Source: <text:a xlink:type="simple" xlink:href="https://t.me/suspilnepoltava/10755" text:style-name="Internet_20_link" text:visited-style-name="Visited_20_Internet_20_Link">
https://t.me/suspilnepoltava/10755</text:a>
</text:p>
      <!--NEWS-->
      <text:h text:style-name="P10" text:outline-level="1">
<text:span text:style-name="T4">
Donetsk Oblast（13:16）。 红色警报：空中威胁。 警笛声。 立即掩盖！</text:span>
</text:h>
      <text:p text:style-name="P4">
作者: liveuamap (Language: en)</text:p>
      <text:p text:style-name="P4">
时间: 2023-04-12T07:18:00</text:p>
      <text:p text:style-name="P4">
地点: Donetsk Oblast (Latitude:48.72709 Longtitude:37.5774)</text:p>
      <text:p text:style-name="P4">
视频: []</text:p>
      <text:p text:style-name="P4">
图片: []</text:p>
      <text:p text:style-name="P4">
标签: ["Europe", "Central and Eastern Europe"]</text:p>
      <text:p text:style-name="P4">
Id: 22555582</text:p>
      <!--METADATA-->
      <text:p text:style-name="P4">
Donetsk Oblast(13:16). Red Alert: aerial threat. Sirens sounding. Take covernow!</text:p>
      <text:p text:style-name="P4">
News Collection Link: <text:a xlink:type="simple" xlink:href="https://liveuamap.com/en/2023/12-april-donetsk-oblast1316-red-alert-aerial-g" text:style-name="Internet_20_link" text:visited-style-name="Visited_20_Internet_20_Link">
https://liveuamap.com/en/2023/12-april-donetsk-oblast1316-red-alert-aerial-g</text:a>
</text:p>
      <text:p text:style-name="P4">
News Source: <text:a xlink:type="simple" xlink:href="https://t.me/air_alert_ua/42937" text:style-name="Internet_20_link" text:visited-style-name="Visited_20_Internet_20_Link">
https://t.me/air_alert_ua/42937</text:a>
</text:p>
      <!--NEWS-->
      <text:h text:style-name="P10" text:outline-level="1">
<text:span text:style-name="T4">
俄罗斯大炮在哈尔基夫地区炮击了dvorichna</text:span>
</text:h>
      <text:p text:style-name="P4">
作者: liveuamap (Language: en)</text:p>
      <text:p text:style-name="P4">
时间: 2023-04-12T08:16:00</text:p>
      <text:p text:style-name="P4">
地点: Dvorichna (Latitude:49.84961 Longtitude:37.68105)</text:p>
      <text:p text:style-name="P4">
视频: []</text:p>
      <text:p text:style-name="P4">
图片: []</text:p>
      <text:p text:style-name="P4">
标签: ["Europe", "Central and Eastern Europe"]</text:p>
      <text:p text:style-name="P4">
Id: 22555585</text:p>
      <!--METADATA-->
      <text:p text:style-name="P4">
俄罗斯大炮在哈尔基夫地区炮击了dvorichna</text:p>
      <text:p text:style-name="P4">
新闻集链接：<text:a xlink:type="simple" xlink:href="https://liveuamap.com/en/2023/12-april-russian-artillery-shelled-dvorichna-in-kharkiv-region" text:style-name="Internet_20_link" text:visited-style-name="Visited_20_Internet_20_Link">
https://liveuamap.com/en/2023/2023/12-April-Russian-Artillery-shelled-dvorichna-in-kharkiv-rigion</text:a>
</text:p>
      <text:p text:style-name="P4">
News Source: <text:a xlink:type="simple" xlink:href="https://t.me/hromadske_ua/31473" text:style-name="Internet_20_link" text:visited-style-name="Visited_20_Internet_20_Link">
https://t.me/hromadske_ua/31473</text:a>
</text:p>
      <!--NEWS-->
      <text:h text:style-name="P10" text:outline-level="1">
<text:span text:style-name="T4">
Zaporizka Oblast（14:25）。 红色警报：空中威胁。 警笛声。 立即掩盖！</text:span>
</text:h>
      <text:p text:style-name="P4">
作者: liveuamap (Language: en)</text:p>
      <text:p text:style-name="P4">
时间: 2023-04-12T08:26:00</text:p>
      <text:p text:style-name="P4">
地点: Zaporizka Oblast (Latitude:47.611911 Longtitude:35.765801)</text:p>
      <text:p text:style-name="P4">
视频: []</text:p>
      <text:p text:style-name="P4">
图片: []</text:p>
      <text:p text:style-name="P4">
标签: ["Europe", "Central and Eastern Europe"]</text:p>
      <text:p text:style-name="P4">
Id: 22555583</text:p>
      <!--METADATA-->
      <text:p text:style-name="P4">
Zaporizhzhia地区(14:25). Red Alert: aerial threat. Sirens sounding. Take covernow!</text:p>
      <text:p text:style-name="P4">
News Collection Link: <text:a xlink:type="simple" xlink:href="https://liveuamap.com/en/2023/12-april-zaporizka-oblast1425-red-alert-aeriag" text:style-name="Internet_20_link" text:visited-style-name="Visited_20_Internet_20_Link">
https://liveuamap.com/en/2023/12-april-zaporizka-oblast1425-red-alert-aeriag</text:a>
</text:p>
      <text:p text:style-name="P4">
News Source: <text:a xlink:type="simple" xlink:href="https://t.me/air_alert_ua/42939" text:style-name="Internet_20_link" text:visited-style-name="Visited_20_Internet_20_Link">
https://t.me/air_alert_ua/42939</text:a>
</text:p>
      <!--NEWS-->
      <text:h text:style-name="P10" text:outline-level="1">
<text:span text:style-name="T4">
4人因尼科波尔的俄罗斯炮击而丧生</text:span>
</text:h>
      <text:p text:style-name="P4">
作者: liveuamap (Language: en)</text:p>
      <text:p text:style-name="P4">
时间: 2023-04-12T09:32:07</text:p>
      <text:p text:style-name="P4">
地点: Zaporizhia (Latitude:47.5646 Longtitude:34.39939)</text:p>
      <text:p text:style-name="P4">
视频: []</text:p>
      <text:p text:style-name="P4">
图片: ["<text:a xlink:type="simple" xlink:href="https://liveuamap.com/pics/2023/04/12/22555584_0.jpg" text:style-name="Internet_20_link" text:visited-style-name="Visited_20_Internet_20_Link">
22555584_0.jpg</text:a>
", "<text:a xlink:type="simple" xlink:href="https://liveuamap.com/pics/2023/04/12/22555584_1.jpg" text:style-name="Internet_20_link" text:visited-style-name="Visited_20_Internet_20_Link">
22555584_1.jpg</text:a>
", "<text:a xlink:type="simple" xlink:href="https://liveuamap.com/pics/2023/04/12/22555584_2.jpg" text:style-name="Internet_20_link" text:visited-style-name="Visited_20_Internet_20_Link">
22555584_2.jpg</text:a>
"]</text:p>
      <text:p text:style-name="P4">
标签: ["Europe", "Central and Eastern Europe"]</text:p>
      <text:p text:style-name="P4">
Id: 22555584</text:p>
      <!--METADATA-->
      <text:p text:style-name="P4">
4人因尼科波尔的俄罗斯炮击而丧生</text:p>
      <text:p text:style-name="P4">
<draw:frame draw:style-name="fr1" draw:name="Image74" text:anchor-type="as-char" svg:width="6.9236in" svg:height="5.123464in" draw:z-index="0">
<draw:image xlink:href="../Images/liveuamap/2023-04-12T09-32-07/22555584_0.jpg" xlink:type="simple" xlink:show="embed" xlink:actuate="onLoad" draw:mime-type="image/jpeg"/>
</draw:frame>
<draw:frame draw:style-name="fr1" draw:name="Image75" text:anchor-type="as-char" svg:width="6.9236in" svg:height="5.1927in" draw:z-index="0">
<draw:image xlink:href="../Images/liveuamap/2023-04-12T09-32-07/22555584_1.jpg" xlink:type="simple" xlink:show="embed" xlink:actuate="onLoad" draw:mime-type="image/jpeg"/>
</draw:frame>
<draw:frame draw:style-name="fr1" draw:name="Image76" text:anchor-type="as-char" svg:width="6.9236in" svg:height="5.1927in" draw:z-index="0">
<draw:image xlink:href="../Images/liveuamap/2023-04-12T09-32-07/22555584_2.jpg" xlink:type="simple" xlink:show="embed" xlink:actuate="onLoad" draw:mime-type="image/jpeg"/>
</draw:frame>
新闻集链接：<text:a xlink:type="simple" xlink:href="https://liveuamap.com/en/2023/12-april-4-person-killed-as-result-of-russian-shelling-in" text:style-name="Internet_20_link" text:visited-style-name="Visited_20_Internet_20_Link">
https://liveuamap.com/en/2023/12-april-4-person-kill-kill-kill-as-result-ouss of俄罗斯 - 俄罗斯 - 苏格兰语</text:a>
</text:p>
      <text:p text:style-name="P4">
News Source: <text:a xlink:type="simple" xlink:href="https://t.me/UkraineNow/31595" text:style-name="Internet_20_link" text:visited-style-name="Visited_20_Internet_20_Link">
https://t.me/UkraineNow/31595</text:a>
</text:p>
      <!--NEWS-->
      <text:h text:style-name="P10" text:outline-level="1">
<text:span text:style-name="T4">
基辅出现了新的迷你票房 - 甜菜</text:span>
</text:h>
      <text:p text:style-name="P4">
作者: Ukrinform (Person)</text:p>
      <text:p text:style-name="P4">
出版商: Укринформ (Organization)</text:p>
      <text:p text:style-name="P4">
出版时间: 2023-04-12T15:00:00+03:00</text:p>
      <text:p text:style-name="P4">
修改时间: 2023-04-12T15:00:00+03:00</text:p>
      <text:p text:style-name="P4">
描述: 在首都，第39个迷你栽培在项目“外观！”项目中开放。  - 甜菜放在国家技术大学“基夫理工学院以西科斯基命名”的外观上。  - 乌克林。</text:p>
      <text:p text:style-name="P4">
图片: ["<text:a xlink:type="simple" xlink:href="https://static.ukrinform.com/photos/2023_04/thumb_files/630_360_1681300587-363.jpg" text:style-name="Internet_20_link" text:visited-style-name="Visited_20_Internet_20_Link">
630_360_16813...</text:a>
"]</text:p>
      <text:p text:style-name="P4">
标签: ['Київ', 'Мініскульптура ']</text:p>
      <text:p text:style-name="P4">
类型: Article</text:p>
      <!--METADATA-->
      <text:p text:style-name="P4">
<draw:frame draw:style-name="fr1" draw:name="Image77" text:anchor-type="as-char" svg:width="6.9236in" svg:height="3.956343in" draw:z-index="0">
<draw:image xlink:href="../Images/yкринформ/2023-04-12T15-00-00-03-00/630_360_1681300587-363.jpg" xlink:type="simple" xlink:show="embed" xlink:actuate="onLoad" draw:mime-type="image/jpeg"/>
</draw:frame>
在首都，项目“外观!”中的第39个米斯列列。  - 甜菜放在国家技术大学“基夫理工学院以西科斯基命名”的外观上。</text:p>
      <text:p text:style-name="P4">
报告乌克林通讯员。</text:p>
      <text:p text:style-name="P4">
Yulia Bevzenko项目的发起人说：“在XX世纪初期，迷你养殖是致力于制糖厂的。基辅，尤其是基辅理工学院的发展，该研究所今年庆祝其125周年。”</text:p>
      <text:p text:style-name="P4">
<text:span text:style-name="T4">
另请阅读：</text:span>
 <text:a xlink:type="simple" xlink:href="https://www.ukrinform.ua/rubric-kyiv/3694568-u-kiivskomu-metro-zapracuvala-ditaca-lokacia-vid-unisef.html" text:style-name="Internet_20_link" text:visited-style-name="Visited_20_Internet_20_Link">
<text:span text:style-name="T4">
 Kiev </text:span>
</text:a>
与微型文化一起，放置了一个QR码，您可以移动项目站点并了解有关该项目和历史记录的更多信息<text:a xlink:type="simple" xlink:href="https://www.ukrinform.ua/tag-kiiv" text:style-name="Internet_20_link" text:visited-style-name="Visited_20_Internet_20_Link">
</text:a>
。</text:p>
      <text:p text:style-name="P4">
Dmitry Sinenko-企业家和KPI的毕业生成为了少年的赞助人。 您可以在内部法院的第一座建筑物的立面上找到一个小isculpath路。</text:p>
      <text:p text:style-name="P4">
<text:span text:style-name="T4">
另请阅读：</text:span>
 <text:a xlink:type="simple" xlink:href="https://www.ukrinform.ua/rubric-culture/3694900-u-kiivskij-lavri-pocala-robotu-komisia-mkip-aki-porusenna-viavila-perevirka.html" text:style-name="Internet_20_link" text:visited-style-name="Visited_20_Internet_20_Link">
<text:span text:style-name="T4">
 Kiev </text:span>
</text:a>
据报道，该项目的存在将近五年“外观!” 已经有39次灌木丛。 这些尤其是“基辅”，“基辅栗子”，“阿莫索夫的心”，“ hryvnia”，“基辅”，“帕利亚尼察”。</text:p>
      <text:p text:style-name="P4">
<text:span text:style-name="T5">
foto：Natalka Markov</text:span>
</text:p>
      <text:p text:style-name="P4">
News Source: <text:a xlink:type="simple" xlink:href="https://www.ukrinform.ua/rubric-kyiv/3694906-u-kievi-zavilasa-nova-miniskulptura-cukrovij-buracok.html" text:style-name="Internet_20_link" text:visited-style-name="Visited_20_Internet_20_Link">
https://www.ukrinform.ua/rubric-kyiv/3694906-u-kievi-zavilasa-nova-miniskulptura-cukrovij-buracok.html</text:a>
</text:p>
      <!--NEWS-->
      <text:h text:style-name="P10" text:outline-level="1">
<text:span text:style-name="T4">
对于参赛者，创建了“ NMT参与者指南”</text:span>
</text:h>
      <text:p text:style-name="P4">
作者: Ukrinform (Person)</text:p>
      <text:p text:style-name="P4">
出版商: Укринформ (Organization)</text:p>
      <text:p text:style-name="P4">
出版时间: 2023-04-12T15:08:00+03:00</text:p>
      <text:p text:style-name="P4">
修改时间: 2023-04-12T15:08:00+03:00</text:p>
      <text:p text:style-name="P4">
描述: 在今年的参赛者中，他们创建了一个特别指南，以帮助了解国家多季度测试系统。  - 乌克林。</text:p>
      <text:p text:style-name="P4">
图片: ["<text:a xlink:type="simple" xlink:href="https://static.ukrinform.com/photos/2017_11/thumb_files/630_360_1512071662-2314.jpg" text:style-name="Internet_20_link" text:visited-style-name="Visited_20_Internet_20_Link">
630_360_15120...</text:a>
"]</text:p>
      <text:p text:style-name="P4">
标签: ['Міносвіти', 'Вступна кампанія', 'Мультипредметний тест']</text:p>
      <text:p text:style-name="P4">
类型: Article</text:p>
      <!--METADATA-->
      <text:p text:style-name="P4">
<draw:frame draw:style-name="fr1" draw:name="Image78" text:anchor-type="as-char" svg:width="6.9236in" svg:height="3.956343in" draw:z-index="0">
<draw:image xlink:href="../Images/yкринформ/2023-04-12T15-08-00-03-00/630_360_1512071662-2314.jpg" xlink:type="simple" xlink:show="embed" xlink:actuate="onLoad" draw:mime-type="image/jpeg"/>
</draw:frame>
今年，创建了一个特别指南，以帮助您了解国家多季度测试系统。</text:p>
      <text:p text:style-name="P4">
关于它报告<text:a xlink:type="simple" xlink:href="https://mon.gov.ua/ua/news/dlya-vstupnikiv-stvorili-putivnik-uchasnika-nmt-2023" text:style-name="Internet_20_link" text:visited-style-name="Visited_20_Internet_20_Link">
</text:a>
，报道乌克林福姆。</text:p>
      <text:p text:style-name="P4">
“对UCEA团队协助国家多ENTHUIASM的参与者进行了测试，这将回答参与者指南之前，期间或测试后可能可能发生的任何问题<text:a xlink:type="simple" xlink:href="https://www.ukrinform.ua/tag-zno" text:style-name="Internet_20_link" text:visited-style-name="Visited_20_Internet_20_Link">
</text:a>
“， - 消息说。</text:p>
      <text:p text:style-name="P4">
如图所述，该目录包含必要的信息，该信息用于“问题 - 答案”格式中的方便登台。 为了促进网站上所需页面的搜索，指南中的文本已链接。 也在目录QR码中。</text:p>
      <text:p text:style-name="P4">
<text:span text:style-name="T4">
另请阅读：</text:span>
 <text:a xlink:type="simple" xlink:href="https://www.ukrinform.ua/rubric-society/3693237-de-mozna-sklasti-multipredmetnij-test-minosviti-rozsirilo-perelik-krain.html" text:style-name="Internet_20_link" text:visited-style-name="Visited_20_Internet_20_Link">
</text:a>
据报道，4月3日，参赛者的注册开始参加联盟多次介绍。</text:p>
      <text:p text:style-name="P4">
News Source: <text:a xlink:type="simple" xlink:href="https://www.ukrinform.ua/rubric-society/3694912-dla-vstupnikiv-stvorili-putivnik-ucasnika-nmt.html" text:style-name="Internet_20_link" text:visited-style-name="Visited_20_Internet_20_Link">
https://www.ukrinform.ua/rubric-society/3694912-dla-vstupnikiv-stvorili-putivnik-ucasnika-nmt.html</text:a>
</text:p>
      <!--NEWS-->
      <text:h text:style-name="P10" text:outline-level="1">
<text:span text:style-name="T4">
亚洲巡回演出期间的贝尔博克还将讨论俄罗斯联邦对乌克兰的战争</text:span>
</text:h>
      <text:p text:style-name="P4">
作者: Ukrinform (Person)</text:p>
      <text:p text:style-name="P4">
出版商: Укринформ (Organization)</text:p>
      <text:p text:style-name="P4">
出版时间: 2023-04-12T15:09:27+03:00</text:p>
      <text:p text:style-name="P4">
修改时间: 2023-04-12T15:09:27+03:00</text:p>
      <text:p text:style-name="P4">
描述: 德国外交大臣安娜伦·贝伯克（Annalen Berbok）将于4月12日进行巡回演出，在此期间，中国，韩国和日本将访问，尤其将讨论俄罗斯对乌克兰的侵略。  - 乌克林。</text:p>
      <text:p text:style-name="P4">
图片: ["<text:a xlink:type="simple" xlink:href="https://static.ukrinform.com/photos/2022_05/thumb_files/630_360_1652193160-444.jpg" text:style-name="Internet_20_link" text:visited-style-name="Visited_20_Internet_20_Link">
630_360_16521...</text:a>
"]</text:p>
      <text:p text:style-name="P4">
标签: ['Велика сімка', 'Бербок', 'Війна з росією']</text:p>
      <text:p text:style-name="P4">
类型: Article</text:p>
      <!--METADATA-->
      <text:p text:style-name="P4">
<draw:frame draw:style-name="fr1" draw:name="Image79" text:anchor-type="as-char" svg:width="6.9236in" svg:height="3.956343in" draw:z-index="0">
<draw:image xlink:href="../Images/yкринформ/2023-04-12T15-09-27-03-00/630_360_1652193160-444.jpg" xlink:type="simple" xlink:show="embed" xlink:actuate="onLoad" draw:mime-type="image/jpeg"/>
</draw:frame>
德国部长安雅利亚·贝伯克(Annalya Berbok)将于4月12日进行巡回演出，将访问中国，韩国和日本，在那里他将讨论俄罗斯对乌克兰的侵略。</text:p>
      <text:p text:style-name="P4">
这是德国外交部发言人安德里亚·Zaty(Andrea Zaty)在乌克利芬通讯员的简报中报道的。</text:p>
      <text:p text:style-name="P4">
根据Zese的说法，在访问[]期间(https://www.ukrinform.ua/tag-kitaj)Berb将与中国对甘恩的定价和州议会的成员会面。台湾原始人，俄罗斯联邦针对乌克兰的战争，中华人民共和国的人权局势。</text:p>
      <text:p text:style-name="P4">
<text:span text:style-name="T4">
另请阅读：</text:span>
 <text:a xlink:type="simple" xlink:href="https://www.ukrinform.ua/rubric-world/3694691-blinken-prokomentuvav-mozlivist-svogo-vizitu-do-kitau.html" text:style-name="Internet_20_link" text:visited-style-name="Visited_20_Internet_20_Link">
<text:span text:style-name="T4">
眨眼</text:span>
</text:a>
在大韩民国，4月15日，贝尔布将在首尔进行谈判，并参观一个非军事化的地区。</text:p>
      <text:p text:style-name="P4">
第二天在日本，她将参加七国集团外交部和持有的会议。 在3天之内，部长们将讨论俄罗斯反乌克兰联合会，与中国的关系，阿富汗和伊朗的局势以及其他地理问题。</text:p>
      <text:p text:style-name="P4">
对中国和韩国的访问将是第一个从事部长职位的工作。</text:p>
      <text:p text:style-name="P4">
_foto：Getty Images _</text:p>
      <text:p text:style-name="P4">
News Source: <text:a xlink:type="simple" xlink:href="https://www.ukrinform.ua/rubric-world/3694913-berbok-pid-cas-azijskogo-turne-obgovoruvatime-j-vijnu-rf-proti-ukraini.html" text:style-name="Internet_20_link" text:visited-style-name="Visited_20_Internet_20_Link">
https://www.ukrinform.ua/rubric-world/3694913-berbok-pid-cas-azijskogo-turne-obgovoruvatime-j-vijnu-rf-proti-ukraini.html</text:a>
</text:p>
      <!--NEWS-->
      <text:h text:style-name="P10" text:outline-level="1">
<text:span text:style-name="T4">
大约有950名平民乌克兰人在俄罗斯囚禁 - 人权活动家</text:span>
</text:h>
      <text:p text:style-name="P4">
作者: Ukrinform (Person)</text:p>
      <text:p text:style-name="P4">
出版商: Укринформ (Organization)</text:p>
      <text:p text:style-name="P4">
出版时间: 2023-04-12T15:12:10+03:00</text:p>
      <text:p text:style-name="P4">
修改时间: 2023-04-12T15:12:10+03:00</text:p>
      <text:p text:style-name="P4">
描述: 迄今为止，乌克兰暂时占领领土和俄罗斯联邦的一百个地方，那里占据了大约一千名乌克兰人。  - 乌克林。</text:p>
      <text:p text:style-name="P4">
图片: ["<text:a xlink:type="simple" xlink:href="https://static.ukrinform.com/photos/2023_04/thumb_files/630_360_1681301255-710.jpg" text:style-name="Internet_20_link" text:visited-style-name="Visited_20_Internet_20_Link">
630_360_16813...</text:a>
", "<text:a xlink:type="simple" xlink:href="https://static.ukrinform.com/photos/2023_04/1681301215-362.jpg" text:style-name="Internet_20_link" text:visited-style-name="Visited_20_Internet_20_Link">
1681301215-36...</text:a>
"]</text:p>
      <text:p text:style-name="P4">
标签: ['Правозахисники', 'Полонені', 'Війна з росією']</text:p>
      <text:p text:style-name="P4">
类型: Article</text:p>
      <!--METADATA-->
      <text:p text:style-name="P4">
<draw:frame draw:style-name="fr1" draw:name="Image80" text:anchor-type="as-char" svg:width="6.9236in" svg:height="3.956343in" draw:z-index="0">
<draw:image xlink:href="../Images/yкринформ/2023-04-12T15-12-10-03-00/630_360_1681301255-710.jpg" xlink:type="simple" xlink:show="embed" xlink:actuate="onLoad" draw:mime-type="image/jpeg"/>
</draw:frame>
如今，确定了乌克兰和URF暂时占领领土的一百个位置，其中约有一千名平民被保留在其中。</text:p>
      <text:p text:style-name="P4">
这是由媒体人权倡议的代表在乌克兰 - 乌克林福姆媒体中心(Ukraine-Ikrinform Media Center)举行的媒体人权和平民囚禁期间被囚禁的。</text:p>
      <text:p text:style-name="P4">
<draw:frame draw:style-name="fr1" draw:name="Image81" text:anchor-type="as-char" svg:width="6.9236in" svg:height="4.615733in" draw:z-index="0">
<draw:image xlink:href="../Images/yкринформ/2023-04-12T15-12-10-03-00/1681301215-362.jpg" xlink:type="simple" xlink:show="embed" xlink:actuate="onLoad" draw:mime-type="image/jpeg"/>
</draw:frame>
“根据重返社会部的说法，截至950年2月底，平民正在加强。人数， - 协调员Mipl Tatiana Katrychenko说。</text:p>
      <text:p text:style-name="P4">
根据专家的说法，地图上的工作持续了一年。 特别是，对社交网络和站点进行了监控，以确定在职业期间消失的人。 同时，他们采访了被囚禁的人。 根据Mipp的说法，有948名人质 - 在TOT和俄罗斯的平民被确定。</text:p>
      <text:p text:style-name="P4">
该地图显示了一百个平民和军人维护的地方 - 斧头-donetsk地区和赫森地区以及伊尔库茨克地区。 也是德国地区的本地囚犯-Kyiv地区，<text:a xlink:type="simple" xlink:href="https://www.ukrinform.ua/tag-sumsina" text:style-name="Internet_20_link" text:visited-style-name="Visited_20_Internet_20_Link">
</text:a>
。</text:p>
      <text:p text:style-name="P4">
根据Katrychenko的说法，每天未检测到新的监狱，因此它们的总体意义可以是数百，人质 - 最高可达15,000。</text:p>
      <text:p text:style-name="P4">
她强调说：“乌克兰的庞大领土仍然被占领。每天都有拘留，我们找到了新的维护场所。因此，不能说当前的地图是执法的完整镜头。”</text:p>
      <text:p text:style-name="P4">
<text:span text:style-name="T4">
另请阅读：</text:span>
 <text:a xlink:type="simple" xlink:href="https://www.ukrinform.ua/rubric-ato/3691183-ak-viziti-v-poloni-poradi-vid-volonterki-kotra-tri-roki-provela-u-doneckomu-sizo.html" text:style-name="Internet_20_link" text:visited-style-name="Visited_20_Internet_20_Link">
<text:span text:style-name="T4">
俘虏</text:span>
</text:a>
反过来，Mipp Anastasia Panteleevasaszaszasniachya的文件负责人，被占领地带的拘留和酷刑场所通常站在警察，行政建筑和地窖，娱乐中心。(赫尔森地区)在工作底部的每个结构中，有4到10人。 同时，来自赫森地区DNIEPER被占领的海岸的一些人被转移到两个Sizo Simforopol。据她说，任何对乌罗西亚人“可疑”的人，特别是在试图撤离时，都可以进入这样的地方。</text:p>
      <text:p text:style-name="P4">
<text:span text:style-name="T4">
另请阅读：</text:span>
 <text:a xlink:type="simple" xlink:href="https://www.ukrinform.ua/rubric-ato/3694816-rosia-u-bilsosti-vipadkiv-ne-pidtverdzue-perebuvanna-u-poloni-ukrainskih-bijciv-gur.html" text:style-name="Internet_20_link" text:visited-style-name="Visited_20_Internet_20_Link">
<text:span text:style-name="T4">
俘虏</text:span>
</text:a>
人类媒体倡议(mplex) - 乌克兰非政府组织，始于2016年9月，记者玛丽亚·托马克(Maria Tomak)和奥尔加列赛(Olgaretylova)。 该组织通过武装侵略监视和记录侵犯人权的行为<text:a xlink:type="simple" xlink:href="https://www.ukrinform.ua/tag-rosia" text:style-name="Internet_20_link" text:visited-style-name="Visited_20_Internet_20_Link">
</text:a>
，涵盖和研究各个事件，分析收集的数据并倡导。</text:p>
      <text:p text:style-name="P4">
News Source: <text:a xlink:type="simple" xlink:href="https://www.ukrinform.ua/rubric-ato/3694915-u-rosijskomu-poloni-perebuvaut-blizko-950-civilnih-ukrainciv-pravozahisniki.html" text:style-name="Internet_20_link" text:visited-style-name="Visited_20_Internet_20_Link">
https://www.ukrinform.ua/rubric-ato/3694915-u-rosijskomu-poloni-perebuvaut-blizko-950-civilnih-ukrainciv-pravozahisniki.html</text:a>
</text:p>
      <!--NEWS-->
      <text:h text:style-name="P10" text:outline-level="1">
<text:span text:style-name="T4">
乌克兰经过近10年的休息后将返回双年展Architettura</text:span>
</text:h>
      <text:p text:style-name="P4">
作者: Ukrinform (Person)</text:p>
      <text:p text:style-name="P4">
出版商: Укринформ (Organization)</text:p>
      <text:p text:style-name="P4">
出版时间: 2023-04-12T15:14:17+03:00</text:p>
      <text:p text:style-name="P4">
修改时间: 2023-04-12T15:14:17+03:00</text:p>
      <text:p text:style-name="P4">
描述: 乌克兰将参加世界上最大的建筑展览会，该展览每两年在威尼斯 - 双年展Architettura 2023举行，该展览会由未来的项目提出。  - 乌克林。</text:p>
      <text:p text:style-name="P4">
图片: ["<text:a xlink:type="simple" xlink:href="https://static.ukrinform.com/photos/2023_04/thumb_files/630_360_1681301441-728.jpg" text:style-name="Internet_20_link" text:visited-style-name="Visited_20_Internet_20_Link">
630_360_16813...</text:a>
"]</text:p>
      <text:p text:style-name="P4">
标签: ['Україна', 'Виставка', 'Венеція', 'Кубраков', 'Відбудова', 'Biennale Architettura']</text:p>
      <text:p text:style-name="P4">
类型: Article</text:p>
      <!--METADATA-->
      <text:p text:style-name="P4">
<draw:frame draw:style-name="fr1" draw:name="Image82" text:anchor-type="as-char" svg:width="6.9236in" svg:height="3.956343in" draw:z-index="0">
<draw:image xlink:href="../Images/yкринформ/2023-04-12T15-14-17-03-00/630_360_1681301441-728.jpg" xlink:type="simple" xlink:show="embed" xlink:actuate="onLoad" draw:mime-type="image/jpeg"/>
</draw:frame>
乌克兰人将参加世界上最大的建筑展览，该展览每两年在威尼斯 - 双年展Architettura 2023举行，该展览会由The Fefuture Project提出。</text:p>
      <text:p text:style-name="P4">
乌克林福姆(Ukrinform)报道了这一点，该报道是由Viceremier-Minister用于社区，领土和基础设施发展亚历山大·库布拉科夫(Alexander Kubrakov)的恢复，并参考了该部事工部新闻服务<text:a xlink:type="simple" xlink:href="https://www.facebook.com/MinInfra.UA/posts/pfbid04WUwDnV56katHBtvrLbqRXsG2wj1tvkLqosEct9rQy9Cwd84cPPzZ6XBaUD15riyl" text:style-name="Internet_20_link" text:visited-style-name="Visited_20_Internet_20_Link">
</text:a>
.</text:p>
      <text:p text:style-name="P4">
«Відбудова України – це не тільки про повоєнне відновлення зруйнованого, але йпро нові можливості для архітектурних рішень та загалом переосмислення образусучасного українського міста чи села. Biennale Architettura — це майданчик, деми можемо показати наш архітектурний потенціал та нашу візію як для України,так і для всього світу», - зазначив міністр.</text:p>
      <text:p text:style-name="P4">
Передбачається, що на виставці презентують український проєкт Before theFuture. Комісаром українського павільйону виступить голова Державногоагентства розвитку туризму України Мар'яна Олеськів. Захід розпочне своюроботу 20 травня та триватиме до 26 листопада.</text:p>
      <text:p text:style-name="P4">
«Запрошуємо українських архітекторів взяти участь у Biennale. Адже сучаснаукраїнська архітектурна думка, попри війну, рухається спільно зі світовимконтекстом і має що запропонувати міжнародній спільноті», - додав Кубраков.</text:p>
      <text:p text:style-name="P4">
<text:span text:style-name="T4">
Читайте також:</text:span>
 <text:a xlink:type="simple" xlink:href="https://www.ukrinform.ua/rubric-vidbudova/3694679-italia-naprikinci-misaca-prezentue-plan-vidbudovi-ukraini.html" text:style-name="Internet_20_link" text:visited-style-name="Visited_20_Internet_20_Link">
 <text:span text:style-name="T4">
Італії</text:span>
 </text:a>
准备成为乌克兰馆公共计划参与者的建筑师已经可以将其提案发送给：<text:a xlink:type="simple" xlink:href="mailto：dart@tourism.gov.ua" text:style-name="Internet_20_link" text:visited-style-name="Visited_20_Internet_20_Link">
</text:a>
。</text:p>
      <text:p text:style-name="P4">
据报道，双年展ArchiteTura是国际的<text:a xlink:type="simple" xlink:href="https://www.ukrinform.ua/tag-vistavka" text:style-name="Internet_20_link" text:visited-style-name="Visited_20_Internet_20_Link">
</text:a>
建筑，每2年在威尼斯举行。 它的主要目标是展示对现代社会，技术和文化挑战的反应的建筑解决方案。</text:p>
      <text:p text:style-name="P4">
乌克兰在缺席了将近10年后返回展览 - 最后一个州于2014年在双年展Architetura举行。</text:p>
      <text:p text:style-name="P4">
<text:span text:style-name="T5">
foto：亚历山大·库布拉科夫(Alexander Kubrakov)，Facebook</text:span>
</text:p>
      <text:p text:style-name="P4">
News Source: <text:a xlink:type="simple" xlink:href="https://www.ukrinform.ua/rubric-vidbudova/3694919-ukraina-pisla-majze-10ricnoi-perervi-povertaetsa-na-biennale-architettura.html" text:style-name="Internet_20_link" text:visited-style-name="Visited_20_Internet_20_Link">
https://www.ukrinform.ua/rubric-vidbudova/3694919-ukraina-pisla-majze-10ricnoi-perervi-povertaetsa-na-biennale-architettura.html</text:a>
</text:p>
      <!--NEWS-->
      <text:h text:style-name="P10" text:outline-level="1">
<text:span text:style-name="T4">
英国对梅德维奇克的妻子和其他13家公司实施了制裁</text:span>
</text:h>
      <text:p text:style-name="P4">
作者: Ukrinform (Person)</text:p>
      <text:p text:style-name="P4">
出版商: Укринформ (Organization)</text:p>
      <text:p text:style-name="P4">
出版时间: 2023-04-12T15:19:00+03:00</text:p>
      <text:p text:style-name="P4">
修改时间: 2023-04-12T15:19:00+03:00</text:p>
      <text:p text:style-name="P4">
描述: 英国财政部对14个个人和法人实体进行了制裁，其中包括俄罗斯政策的妻子维克多·梅德维奇克 - 奥克萨纳·马尔森科。  - 乌克林。</text:p>
      <text:p text:style-name="P4">
图片: ["<text:a xlink:type="simple" xlink:href="https://static.ukrinform.com/photos/2018_08/thumb_files/630_360_1533766038-5110-oksana-marcenko.jpg" text:style-name="Internet_20_link" text:visited-style-name="Visited_20_Internet_20_Link">
630_360_15337...</text:a>
"]</text:p>
      <text:p text:style-name="P4">
标签: ['Британія', 'Санкції', 'Оксана Марченко']</text:p>
      <text:p text:style-name="P4">
类型: Article</text:p>
      <!--METADATA-->
      <text:p text:style-name="P4">
<draw:frame draw:style-name="fr1" draw:name="Image83" text:anchor-type="as-char" svg:width="6.9236in" svg:height="3.956343in" draw:z-index="0">
<draw:image xlink:href="../Images/yкринформ/2023-04-12T15-19-00-03-00/630_360_1533766038-5110-oksana-marcenko.jpg" xlink:type="simple" xlink:show="embed" xlink:actuate="onLoad" draw:mime-type="image/jpeg"/>
</draw:frame>
英国财政部对14个个人和法人实体实施了制裁，其中包括俄罗斯政治家梅德维奇克(Medvedchuk -Oksana Marchenko)的妻子。</text:p>
      <text:p text:style-name="P4">
这在[]中指出(http://assets.publishing.service.gov.uk/government/uploads/system/uploads/attachment_data/file/1149706/Notice_Russia_120423.pdf)据报道，在英国国库下实施金融制裁办公室。</text:p>
      <text:p text:style-name="P4">
“在2023年4月12日，外交部，社区用品和开发列表中的更新信息。此列表包含有关根据制裁法规范行为添加的人的信息。 该文件写道：“ 14个职位被添加到合并列表中，现在它们属于资产的冻结。”</text:p>
      <text:p text:style-name="P4">
值得注意的是，在副个人主义者和法人实体中，是亲俄罗斯政策的妻子维克多·梅德维奇克(Viktor Medvedchuk)-Oksana Marchenko。</text:p>
      <text:p text:style-name="P4">
制裁清单还包括俄罗斯寡头的亲戚Suleimanacryimov，Andriy Skoch和Vladimir Yevtushenko。</text:p>
      <text:p text:style-name="P4">
此外， <text:a xlink:type="simple" xlink:href="https://www.ukrinform.ua/tag-britania" text:style-name="Internet_20_link" text:visited-style-name="Visited_20_Internet_20_Link">
 </text:a>
针对与俄罗斯寡头Alishemusman和Roman Abramovich有关的四家公司提出了限制性措施。</text:p>
      <text:p text:style-name="P4">
<text:span text:style-name="T4">
另请阅读：</text:span>
 <text:a xlink:type="simple" xlink:href="https://www.ukrinform.ua/rubric-ato/3691784-u-lvivskij-oblasti-arestuvali-zemlu-druzini-medvedcuka-se-majze-na-175-miljona.html" text:style-name="Internet_20_link" text:visited-style-name="Visited_20_Internet_20_Link">
<text:span text:style-name="T4">
 Medvedchuk </text:span>
</text:a>
据报道，4月5日，SBU表示，法院逮捕了更多的两个地面区域，其房地产物品是由Marchenko Oxani非法拥有的。 被捕财产的总价值接近1750万。</text:p>
      <text:p text:style-name="P4">
4月11日，Oksana Marchenko通知乌克兰安全局。</text:p>
      <text:p text:style-name="P4">
News Source: <text:a xlink:type="simple" xlink:href="https://www.ukrinform.ua/rubric-world/3694921-britania-zaprovadila-sankcii-proti-druzini-medvedcuka-ta-se-13-osib-i-kompanij.html" text:style-name="Internet_20_link" text:visited-style-name="Visited_20_Internet_20_Link">
https://www.ukrinform.ua/rubric-world/3694921-britania-zaprovadila-sankcii-proti-druzini-medvedcuka-ta-se-13-osib-i-kompanij.html</text:a>
</text:p>
      <!--NEWS-->
      <text:h text:style-name="P10" text:outline-level="1">
<text:span text:style-name="T4">
如果您从俄罗斯联合会中选择可耻的和平 -  Danilov，世界将与第四帝国进行战争</text:span>
</text:h>
      <text:p text:style-name="P4">
作者: Ukrinform (Person)</text:p>
      <text:p text:style-name="P4">
出版商: Укринформ (Organization)</text:p>
      <text:p text:style-name="P4">
出版时间: 2023-04-12T15:22:17+03:00</text:p>
      <text:p text:style-name="P4">
修改时间: 2023-04-12T15:22:17+03:00</text:p>
      <text:p text:style-name="P4">
描述: 国家安全与国防委员会秘书亚历克西·丹尼洛夫（Alexei Danilov）坚信，如果俄罗斯联合会选择可耻的和平，世界将与俄罗斯第四帝国进行战争。  - 乌克林。</text:p>
      <text:p text:style-name="P4">
图片: ["<text:a xlink:type="simple" xlink:href="https://static.ukrinform.com/photos/2023_04/thumb_files/630_360_1680783781-501.jpg" text:style-name="Internet_20_link" text:visited-style-name="Visited_20_Internet_20_Link">
630_360_16807...</text:a>
"]</text:p>
      <text:p text:style-name="P4">
标签: ['ООН', 'путін', 'РНБО', 'Данілов', 'Війна з росією']</text:p>
      <text:p text:style-name="P4">
类型: Article</text:p>
      <!--METADATA-->
      <text:p text:style-name="P4">
<draw:frame draw:style-name="fr1" draw:name="Image84" text:anchor-type="as-char" svg:width="6.9236in" svg:height="3.956343in" draw:z-index="0">
<draw:image xlink:href="../Images/yкринформ/2023-04-12T15-22-17-03-00/630_360_1680783781-501.jpg" xlink:type="simple" xlink:show="embed" xlink:actuate="onLoad" draw:mime-type="image/jpeg"/>
</draw:frame>
国家安全与国防部秘书Oleksiy Danilov坚信，如果他从俄罗斯联邦中选择了可耻的和平，那么俄罗斯第四帝国的世界就是一个世界。</text:p>
      <text:p text:style-name="P4">
他在<text:a xlink:type="simple" xlink:href="https://www.facebook.com/100012127781936/posts/pfbid02jTVVdWdy9usVGX4QuJobzLVTrdh5RjvqkxVw9fmtBJfBnbwmLxtMFTpcoJPnbFa4l/" text:style-name="Internet_20_link" text:visited-style-name="Visited_20_Internet_20_Link">
</text:a>
报道乌克林福姆。</text:p>
      <text:p text:style-name="P4">
达尼洛夫说：“如果世界选择一个可耻的和平，它将与俄罗斯四帝国进行新的战争。”</text:p>
      <text:p text:style-name="P4">
据他说，可以讨论乌克兰和民主的胜利公式，但失败是所有人都知道的。</text:p>
      <text:p text:style-name="P4">
<text:span text:style-name="T4">
另请阅读：</text:span>
 <text:a xlink:type="simple" xlink:href="https://www.ukrinform.ua/rubric-ato/3694340-ukraina-uhvalit-risenna-pro-kontrnastup-v-ostannij-moment-danilov.html" text:style-name="Internet_20_link" text:visited-style-name="Visited_20_Internet_20_Link">
<text:span text:style-name="T4">
 danilov </text:span>
</text:a>
“历史教学：没有侵略者的完整和无条件投降。直到1941年，将帝国留在边界，直到1941年与吞并和被占领的领土，捷克斯洛伐克，波兰，法国。无辜的儿童，被摧毁...并继续在各种峰会，会议和谈判中握住普京的手，”秘书写道<text:a xlink:type="simple" xlink:href="https://www.ukrinform.ua/tag-rnbo" text:style-name="Internet_20_link" text:visited-style-name="Visited_20_Internet_20_Link">
</text:a>
。</text:p>
      <text:p text:style-name="P4">
<text:span text:style-name="T4">
另请阅读：</text:span>
 <text:a xlink:type="simple" xlink:href="https://www.ukrinform.ua/rubric-world/3694327-u-ssa-vidpovili-na-zaavu-medvedeva-pro-zniknenna-ukraini-z-mapi-svitu.html" text:style-name="Internet_20_link" text:visited-style-name="Visited_20_Internet_20_Link">
</text:a>
据报道，11月，总统沃迪米尔·泽伦斯基(Volodymyr Zelenskyy)提出了乌克兰和平公式。 特别是，它是关于提供辐射，核，食品，能源安全，释放所有伊德囚犯的释放，联合国宪章的实施以及乌克兰领土完整和世界秩序的恢复战斗人员，司法归来，对灭绝的反对，缺乏升级。</text:p>
      <text:p text:style-name="P4">
News Source: <text:a xlink:type="simple" xlink:href="https://www.ukrinform.ua/rubric-polytics/3694923-svit-otrimae-vijnu-z-cetvertim-rejhom-akso-obere-ganebnij-mir-z-rf-danilov.html" text:style-name="Internet_20_link" text:visited-style-name="Visited_20_Internet_20_Link">
https://www.ukrinform.ua/rubric-polytics/3694923-svit-otrimae-vijnu-z-cetvertim-rejhom-akso-obere-ganebnij-mir-z-rf-danilov.html</text:a>
</text:p>
      <!--NEWS-->
      <text:h text:style-name="P10" text:outline-level="1">
<text:span text:style-name="T4">
naftogaz和加油媒体客户将以一次付款收到帐户</text:span>
</text:h>
      <text:p text:style-name="P4">
作者: Ukrinform (Person)</text:p>
      <text:p text:style-name="P4">
出版商: Укринформ (Organization)</text:p>
      <text:p text:style-name="P4">
出版时间: 2023-04-12T15:22:41+03:00</text:p>
      <text:p text:style-name="P4">
修改时间: 2023-04-12T15:22:41+03:00</text:p>
      <text:p text:style-name="P4">
描述: 乌克兰和有限责任公司的Naftogaz和“乌克兰的天然气开发网络”合并了所有纸质收据，以消费和分配一个文件中的天然气。  - 乌克林。</text:p>
      <text:p text:style-name="P4">
图片: ["<text:a xlink:type="simple" xlink:href="https://static.ukrinform.com/photos/2018_12/thumb_files/630_360_1546112975-801.jpg" text:style-name="Internet_20_link" text:visited-style-name="Visited_20_Internet_20_Link">
630_360_15461...</text:a>
"]</text:p>
      <text:p text:style-name="P4">
标签: ['Газ', 'Комунальні послуги', 'Нафтогаз', 'Платіжка']</text:p>
      <text:p text:style-name="P4">
类型: Article</text:p>
      <!--METADATA-->
      <text:p text:style-name="P4">
<draw:frame draw:style-name="fr1" draw:name="Image85" text:anchor-type="as-char" svg:width="6.9236in" svg:height="3.956343in" draw:z-index="0">
<draw:image xlink:href="../Images/yкринформ/2023-04-12T15-22-41-03-00/630_360_1546112975-801.jpg" xlink:type="simple" xlink:show="embed" xlink:actuate="onLoad" draw:mime-type="image/jpeg"/>
</draw:frame>
乌克兰和有限责任公司的Naftogaz和“乌克兰的天然气开发网络”合并了所有纸质收据，以消费和分配一个文件中的天然气。</text:p>
      <text:p text:style-name="P4">
根据乌克林福姆的说法，乌克兰的纳夫塔氏症报告在<text:a xlink:type="simple" xlink:href="https://www.facebook.com/NaftogazGasSupply/videos/988418792566699" text:style-name="Internet_20_link" text:visited-style-name="Visited_20_Internet_20_Link">
</text:a>
。</text:p>
      <text:p text:style-name="P4">
“已经在4月，CC的客户” <text:a xlink:type="simple" xlink:href="https://www.ukrinform.ua/tag-naftogaz" text:style-name="Internet_20_link" text:visited-style-name="Visited_20_Internet_20_Link">
</text:a>
Gazetrozh，JSC Dniprogaz，JSC Kharkivgas，JSC Kharkivmiskgaz，JSC Kryvorizhgaz和JSC Donetsk Blgaz将获得3月的帐户，并有机会查看如何享受和舒适的机会。 毕竟，在一个地方收集了所有详细信息，单个QR码和有关证词和付款的数据。”演讲写道。</text:p>
      <text:p text:style-name="P4">
该公司强调，这还将减少纸张付款的数量，并大大降低印刷和交付收据的成本。</text:p>
      <text:p text:style-name="P4">
<text:span text:style-name="T4">
另请阅读：</text:span>
 <text:a xlink:type="simple" xlink:href="https://www.ukrinform.ua/rubric-economy/3691934-ukrnafta-vidnovlue-funkciu-rozvidki-ta-posuku-rodovis.html" text:style-name="Internet_20_link" text:visited-style-name="Visited_20_Internet_20_Link">
</text:a>
据报道，乌克兰的naftogaz继续开放联系中心。 特别是，来自波兰，Vinnytsia和Volyn地区的客户提供38个此类中心。</text:p>
      <text:p text:style-name="P4">
News Source: <text:a xlink:type="simple" xlink:href="https://www.ukrinform.ua/rubric-economy/3694925-klienti-naftogazu-ta-gazmerez-otrimuvatimut-rahunki-v-odnij-platizci.html" text:style-name="Internet_20_link" text:visited-style-name="Visited_20_Internet_20_Link">
https://www.ukrinform.ua/rubric-economy/3694925-klienti-naftogazu-ta-gazmerez-otrimuvatimut-rahunki-v-odnij-platizci.html</text:a>
</text:p>
      <!--NEWS-->
      <text:h text:style-name="P10" text:outline-level="1">
<text:span text:style-name="T4">
Frankivsk戏剧剧院正在准备Klechevskaya“ Dyad”的波兰导演的制作</text:span>
</text:h>
      <text:p text:style-name="P4">
作者: Ukrinform (Person)</text:p>
      <text:p text:style-name="P4">
出版商: Укринформ (Organization)</text:p>
      <text:p text:style-name="P4">
出版时间: 2023-04-12T15:24:12+03:00</text:p>
      <text:p text:style-name="P4">
修改时间: 2023-04-12T15:24:12+03:00</text:p>
      <text:p text:style-name="P4">
描述: 在Frankivsk戏剧剧院中，波兰导演Maya Klechevska开始在Adam Mickiewicz的诗歌上创作Dzaadi。  - 乌克林。</text:p>
      <text:p text:style-name="P4">
图片: ["<text:a xlink:type="simple" xlink:href="https://static.ukrinform.com/photos/2023_04/thumb_files/630_360_1681302005-848.jpg" text:style-name="Internet_20_link" text:visited-style-name="Visited_20_Internet_20_Link">
630_360_16813...</text:a>
"]</text:p>
      <text:p text:style-name="P4">
标签: ['Івано-Франківськ', 'Театр']</text:p>
      <text:p text:style-name="P4">
类型: Article</text:p>
      <!--METADATA-->
      <text:p text:style-name="P4">
<draw:frame draw:style-name="fr1" draw:name="Image86" text:anchor-type="as-char" svg:width="6.9236in" svg:height="3.956343in" draw:z-index="0">
<draw:image xlink:href="../Images/yкринформ/2023-04-12T15-24-12-03-00/630_360_1681302005-848.jpg" xlink:type="simple" xlink:show="embed" xlink:actuate="onLoad" draw:mime-type="image/jpeg"/>
</draw:frame>
Ufranko Dramater波兰总监Maya Klechevska开始在Adam Mickiewicz的诗中创作“ Dzada”。</text:p>
      <text:p text:style-name="P4">
关于<text:a xlink:type="simple" xlink:href="https://www.facebook.com/dramteatr.if/posts/pfbid02xLGfFMWsLxmbK3pW3JLUiqwyapvXbNJDmwjLqQSPTRtqzFp1qnHXrYRVxaXBQny2l" text:style-name="Internet_20_link" text:visited-style-name="Visited_20_Internet_20_Link">
</text:a>
报道说，富兰克斯克戏剧剧院报道。</text:p>
      <text:p text:style-name="P4">
“我们有个好消息!前几天，Maya Klechevskaya是Zizovov的同事，并与我们的团队一起<text:a xlink:type="simple" xlink:href="https://www.ukrinform.ua/tag-teatr" text:style-name="Internet_20_link" text:visited-style-name="Visited_20_Internet_20_Link">
</text:a>
他们开始在Mickiewicz的同一首诗上创作新作品的“ Dzaadi”，这是消息所读的。</text:p>
      <text:p text:style-name="P4">
值得注意的是，浪漫的戏剧“ dyadi”将对仍然说“这不是我们的战争”或“ yapacifist”的人发出反俄罗斯的无薪无薪信息。</text:p>
      <text:p text:style-name="P4">
据注意，首映式计划于5月27日和28日举行。</text:p>
      <text:p text:style-name="P4">
<text:span text:style-name="T4">
另请阅读：</text:span>
 <text:a xlink:type="simple" xlink:href="https://www.ukrinform.ua/rubric-culture/3689777-nacopera-u-kvitni-pokaze-baaderku-aidu-i-lubovnij-napij.html" text:style-name="Internet_20_link" text:visited-style-name="Visited_20_Internet_20_Link">
</text:a>
正如乌克林福姆(Ukrinform(https://www.ukrinform.ua/rubric-culture/3688099-ukrainska-reziserka-postavila-vistavu-pogani-dorogi-u-litvi.html) (“不良道路”).</text:p>
      <text:p text:style-name="P4">
News Source: <text:a xlink:type="simple" xlink:href="https://www.ukrinform.ua/rubric-culture/3694926-frankivskij-dramteatr-gotue-postanovku-polskoi-reziserki-klecevskoi-dzadi.html" text:style-name="Internet_20_link" text:visited-style-name="Visited_20_Internet_20_Link">
https://www.ukrinform.ua/rubric-culture/3694926-frankivskij-dramteatr-gotue-postanovku-polskoi-reziserki-klecevskoi-dzadi.html</text:a>
</text:p>
      <!--NEWS-->
      <text:h text:style-name="P10" text:outline-level="1">
<text:span text:style-name="T4">
乌克兰教练关于与爱斯顿比赛的比赛：必须得分多个球</text:span>
</text:h>
      <text:p text:style-name="P4">
作者: Ukrinform (Person)</text:p>
      <text:p text:style-name="P4">
出版商: Укринформ (Organization)</text:p>
      <text:p text:style-name="P4">
出版时间: 2023-04-12T15:24:23+03:00</text:p>
      <text:p text:style-name="P4">
修改时间: 2023-04-12T15:24:23+03:00</text:p>
      <text:p text:style-name="P4">
描述: 乌克兰路易斯·科尔特斯国家女子团队的总教练评论了他2023年病房的第一场胜利。 我们的团队在控制比赛中击败了爱沙尼亚（1：0）。  - 乌克林。</text:p>
      <text:p text:style-name="P4">
图片: ["<text:a xlink:type="simple" xlink:href="https://static.ukrinform.com/photos/2023_04/thumb_files/630_360_1681301608-942.jpg" text:style-name="Internet_20_link" text:visited-style-name="Visited_20_Internet_20_Link">
630_360_16813...</text:a>
"]</text:p>
      <text:p text:style-name="P4">
标签: ['Естонія', 'Футбол', 'Збірна України', 'Жінки']</text:p>
      <text:p text:style-name="P4">
类型: Article</text:p>
      <!--METADATA-->
      <text:p text:style-name="P4">
<draw:frame draw:style-name="fr1" draw:name="Image87" text:anchor-type="as-char" svg:width="6.9236in" svg:height="3.956343in" draw:z-index="0">
<draw:image xlink:href="../Images/yкринформ/2023-04-12T15-24-23-03-00/630_360_1681301608-942.jpg" xlink:type="simple" xlink:show="embed" xlink:actuate="onLoad" draw:mime-type="image/jpeg"/>
</draw:frame>
乌克兰国家妇女团队在足球路易斯·皮尔特(Luis Cortex)的首席指挥家在2023年的第一场胜利。 我们在控制比赛中的球队击败了爱沙尼亚国家队(1：0).</text:p>
      <text:p text:style-name="P4">
Наставник <text:a xlink:type="simple" xlink:href="https://uaf.ua/article/48003" text:style-name="Internet_20_link" text:visited-style-name="Visited_20_Internet_20_Link">
 </text:a>
报道说，他对比赛感到满意，但应该锤击一个以上的球。</text:p>
      <text:p text:style-name="P4">
“很高兴在六个多月内完成我们的第一份培训费。 我对与爱沙尼亚的比赛感到满意，因为女孩们使用了我们上周训练的所有阴影。</text:p>
      <text:p text:style-name="P4">
我们几乎没有做任何竞争对手，很快就参加了选拔赛，经过良好的时间，并且有很多时刻可以带走。 但是，当攻击完成后，团队必须提高他们的决策技巧。 在这样的笔中，我们必须得分多个球。 Orhorosh的竞争对手行动的一个也是唯一的简单错误可以消除我们的所有努力。 在官方垫子中，这是不可接受的，可能太贵了。”教练说。</text:p>
      <text:p text:style-name="P4">
<text:span text:style-name="T4">
另请阅读：</text:span>
 <text:a xlink:type="simple" xlink:href="https://www.ukrinform.ua/rubric-sports/3694617-zinoca-zbirna-ukraini-z-futbolu-obigrala-estoniu-u-kontrolnomu-matci.html" text:style-name="Internet_20_link" text:visited-style-name="Visited_20_Internet_20_Link">
</text:a>
乌克兰女子国家队的下一个挑战是国际联盟，其平局将于5月2日达成。</text:p>
      <text:p text:style-name="P4">
照片：uaf.ua。</text:p>
      <text:p text:style-name="P4">
News Source: <text:a xlink:type="simple" xlink:href="https://www.ukrinform.ua/rubric-sports/3694927-trener-ukraini-pro-gru-z-estonkami-mali-zabivati-bilse-odnogo-maca.html" text:style-name="Internet_20_link" text:visited-style-name="Visited_20_Internet_20_Link">
https://www.ukrinform.ua/rubric-sports/3694927-trener-ukraini-pro-gru-z-estonkami-mali-zabivati-bilse-odnogo-maca.html</text:a>
</text:p>
      <!--NEWS-->
      <text:h text:style-name="P10" text:outline-level="1">
<text:span text:style-name="T4">
柏林还没有准备好评论有关乌克兰辩护人处决的视频</text:span>
</text:h>
      <text:p text:style-name="P4">
作者: Ukrinform (Person)</text:p>
      <text:p text:style-name="P4">
出版商: Укринформ (Organization)</text:p>
      <text:p text:style-name="P4">
出版时间: 2023-04-12T15:25:14+03:00</text:p>
      <text:p text:style-name="P4">
修改时间: 2023-04-12T15:25:14+03:00</text:p>
      <text:p text:style-name="P4">
描述: 德国政客们还没有准备好与乌克兰军方的残酷大屠杀的丑闻录像发表评论，但通常坚持对战俘的人道处理。  - 乌克林。</text:p>
      <text:p text:style-name="P4">
图片: ["<text:a xlink:type="simple" xlink:href="https://static.ukrinform.com/photos/2022_05/thumb_files/630_360_1653312915-647.jpg" text:style-name="Internet_20_link" text:visited-style-name="Visited_20_Internet_20_Link">
630_360_16533...</text:a>
"]</text:p>
      <text:p text:style-name="P4">
标签: ['Німеччина', 'Страта', 'росія', 'Військові']</text:p>
      <text:p text:style-name="P4">
类型: Article</text:p>
      <!--METADATA-->
      <text:p text:style-name="P4">
<draw:frame draw:style-name="fr1" draw:name="Image88" text:anchor-type="as-char" svg:width="6.9236in" svg:height="3.956343in" draw:z-index="0">
<draw:image xlink:href="../Images/yкринформ/2023-04-12T15-25-14-03-00/630_360_1653312915-647.jpg" xlink:type="simple" xlink:show="embed" xlink:actuate="onLoad" draw:mime-type="image/jpeg"/>
</draw:frame>
德国政客还没有准备好与乌克兰军方残酷大屠杀的丑闻录像发表评论，但总的来说，坚持人道的待遇。</text:p>
      <text:p text:style-name="P4">
记者报道，记者要求情况在周三的简报上对联邦政府联邦戈夫曼发表评论。</text:p>
      <text:p text:style-name="P4">
“我们以惊人的方式考虑了这段视频。 但是我们没有自己的数据，包括该视频的准确性。”霍夫曼说。</text:p>
      <text:p text:style-name="P4">
同时，她强调，所有战俘都应处理日内瓦公约和国际人道主义法。</text:p>
      <text:p text:style-name="P4">
<text:span text:style-name="T4">
另请阅读：</text:span>
 <text:a xlink:type="simple" xlink:href="https://www.ukrinform.ua/rubric-ato/3694808-zelenskij-pro-stratu-ukrainskogo-voina-ce-video-rosii-akou-vona-e.html" text:style-name="Internet_20_link" text:visited-style-name="Visited_20_Internet_20_Link">
<text:span text:style-name="T4">
执行</text:span>
</text:a>
正如乌克林福姆报道的那样，据称乌克兰辩护人主管的两个视频出现在互联网上。 根据CNN的说法，该视频可能描绘了个别事件。 其中一个可能是最近记录的，另一种是从蔬菜数量来看 - 可能在夏天被删除。 乌克兰政客敦促世界对另一种军事犯罪作出回应<text:a xlink:type="simple" xlink:href="https://www.ukrinform.ua/tag-rosia" text:style-name="Internet_20_link" text:visited-style-name="Visited_20_Internet_20_Link">
</text:a>
 .</text:p>
      <text:p text:style-name="P4">
News Source: <text:a xlink:type="simple" xlink:href="https://www.ukrinform.ua/rubric-world/3694928-u-berlini-ne-gotovi-komentuvati-video-pro-stratu-ukrainskih-zahisnikiv.html" text:style-name="Internet_20_link" text:visited-style-name="Visited_20_Internet_20_Link">
https://www.ukrinform.ua/rubric-world/3694928-u-berlini-ne-gotovi-komentuvati-video-pro-stratu-ukrainskih-zahisnikiv.html</text:a>
</text:p>
      <!--NEWS-->
      <text:h text:style-name="P10" text:outline-level="1">
<text:span text:style-name="T4">
乌克兰和欧洲议员首次举行联合会议</text:span>
</text:h>
      <text:p text:style-name="P4">
作者: Ukrinform (Person)</text:p>
      <text:p text:style-name="P4">
出版商: Укринформ (Organization)</text:p>
      <text:p text:style-name="P4">
出版时间: 2023-04-12T15:33:19+03:00</text:p>
      <text:p text:style-name="P4">
修改时间: 2023-04-12T15:33:19+03:00</text:p>
      <text:p text:style-name="P4">
描述: 4月12日，星期三，乌克兰议会议员与欧洲议会代表举行了首次联合共同体会议。  - 乌克林。</text:p>
      <text:p text:style-name="P4">
图片: ["<text:a xlink:type="simple" xlink:href="https://static.ukrinform.com/photos/2023_04/thumb_files/630_360_1681302627-259.jpg" text:style-name="Internet_20_link" text:visited-style-name="Visited_20_Internet_20_Link">
630_360_16813...</text:a>
", "<text:a xlink:type="simple" xlink:href="https://static.ukrinform.com/photos/2023_04/1681302627-281.jpg" text:style-name="Internet_20_link" text:visited-style-name="Visited_20_Internet_20_Link">
1681302627-28...</text:a>
", "<text:a xlink:type="simple" xlink:href="https://static.ukrinform.com/photos/2023_04/1681302627-512.jpg" text:style-name="Internet_20_link" text:visited-style-name="Visited_20_Internet_20_Link">
1681302627-51...</text:a>
", "<text:a xlink:type="simple" xlink:href="https://static.ukrinform.com/photos/2023_04/1681302626-889.jpg" text:style-name="Internet_20_link" text:visited-style-name="Visited_20_Internet_20_Link">
1681302626-88...</text:a>
", "<text:a xlink:type="simple" xlink:href="https://static.ukrinform.com/photos/2023_04/1681302627-145.jpg" text:style-name="Internet_20_link" text:visited-style-name="Visited_20_Internet_20_Link">
1681302627-14...</text:a>
"]</text:p>
      <text:p text:style-name="P4">
标签: ['Європарламент', 'Верховна Рада', 'Стефанчук']</text:p>
      <text:p text:style-name="P4">
类型: Article</text:p>
      <!--METADATA-->
      <text:p text:style-name="P4">
<draw:frame draw:style-name="fr1" draw:name="Image89" text:anchor-type="as-char" svg:width="6.9236in" svg:height="3.956343in" draw:z-index="0">
<draw:image xlink:href="../Images/yкринформ/2023-04-12T15-33-19-03-00/630_360_1681302627-259.jpg" xlink:type="simple" xlink:show="embed" xlink:actuate="onLoad" draw:mime-type="image/jpeg"/>
</draw:frame>
4月12日，星期三，乌克兰议会议员与欧洲议会代表举行了首次联合共同体会议。</text:p>
      <text:p text:style-name="P4">
Ruslan Stefanchuk在[]中报道了这一点(https://www.facebook.com/100058105416952/posts/pfbid02FvQNvw2vWqJ2k9mWkmcuE8CALHLV91uNmsYkDWPfzpfoEDrUr4J6ZHrVa9phVkmpl/)，报道乌克林福姆。</text:p>
      <text:p text:style-name="P4">
“乌克兰和欧洲议会的历史日。(4月12日 -  ed。)他们在乌克兰议员与代表的委员会会议之间举行了第一个共同的共同事件<text:a xlink:type="simple" xlink:href="https://www.ukrinform.ua/tag-evroparlament" text:style-name="Internet_20_link" text:visited-style-name="Visited_20_Internet_20_Link">
</text:a>
“， - 他说。</text:p>
      <text:p text:style-name="P4">
<draw:frame draw:style-name="fr1" draw:name="Image90" text:anchor-type="as-char" svg:width="6.666667in" svg:height="10.0in" draw:z-index="0">
<draw:image xlink:href="../Images/yкринформ/2023-04-12T15-33-19-03-00/1681302627-281.jpg" xlink:type="simple" xlink:show="embed" xlink:actuate="onLoad" draw:mime-type="image/jpeg"/>
</draw:frame>
Stefanchuk表示，他的意图是欧洲议会领导人罗伯蒂·梅佐利扎(Roberti Metzoliza)的倡议，并支持我们对乌克兰的渴望成为一个完整的欧盟。</text:p>
      <text:p text:style-name="P4">
<draw:frame draw:style-name="fr1" draw:name="Image91" text:anchor-type="as-char" svg:width="6.9236in" svg:height="4.615733in" draw:z-index="0">
<draw:image xlink:href="../Images/yкринформ/2023-04-12T15-33-19-03-00/1681302627-512.jpg" xlink:type="simple" xlink:show="embed" xlink:actuate="onLoad" draw:mime-type="image/jpeg"/>
</draw:frame>
<text:span text:style-name="T4">
另请阅读：</text:span>
 <text:a xlink:type="simple" xlink:href="https://www.ukrinform.ua/rubric-polytics/3693991-rada-zaklikala-kraini-nato-priskoriti-vstup-ukraini-do-alansu.html" text:style-name="Internet_20_link" text:visited-style-name="Visited_20_Internet_20_Link">
</text:a>
“加入欧盟的过程是一项艰巨的工作，努力适应欧盟法律，我很感激欧洲议会准备与乌克兰进行挑战。因此，今天我们已经开始了我们的议会委员会之间的结构合作，“乌克兰议会议长。</text:p>
      <text:p text:style-name="P4">
<draw:frame draw:style-name="fr1" draw:name="Image92" text:anchor-type="as-char" svg:width="6.9236in" svg:height="4.615733in" draw:z-index="0">
<draw:image xlink:href="../Images/yкринформ/2023-04-12T15-33-19-03-00/1681302626-889.jpg" xlink:type="simple" xlink:show="embed" xlink:actuate="onLoad" draw:mime-type="image/jpeg"/>
</draw:frame>
他解释说，从现在起，在乌克兰议会的每个委员会中，实际上都会融合，每个立法倡议都将被考虑，因为它遵守欧洲标准。 斯特凡库强调说：“这应该成为乌克兰议会主义的新任意性。”</text:p>
      <text:p text:style-name="P4">
<draw:frame draw:style-name="fr1" draw:name="Image93" text:anchor-type="as-char" svg:width="6.9236in" svg:height="4.615733in" draw:z-index="0">
<draw:image xlink:href="../Images/yкринформ/2023-04-12T15-33-19-03-00/1681302627-145.jpg" xlink:type="simple" xlink:show="embed" xlink:actuate="onLoad" draw:mime-type="image/jpeg"/>
</draw:frame>
Verkhovna Rada的主席指出，定期的会议，合资企业，议员之间的工作联系，将不断互动。</text:p>
      <text:p text:style-name="P4">
Verkhovna Rada补充说：“社区间对话的基础和议程应该是欧洲一体化方向的“路线图”措施。因此，这促进了乌克兰的正式成员资格。”</text:p>
      <text:p text:style-name="P4">
他感谢欧洲议会的乌克兰支持。</text:p>
      <text:p text:style-name="P4">
<text:span text:style-name="T4">
另请阅读：</text:span>
 <text:a xlink:type="simple" xlink:href="https://www.ukrinform.ua/rubric-polytics/3690948-u-radi-gotuut-vizit-parlamentskoi-delegacii-do-ssa.html" text:style-name="Internet_20_link" text:visited-style-name="Visited_20_Internet_20_Link">
</text:a>
</text:p>
      <text:p text:style-name="P4">
据报道，沃迪米尔·泽伦斯基总统于2022年2月28日<text:a xlink:type="simple" xlink:href="https://www.ukrinform.ua/rubric-ato/3416117-prezident-pidpisav-zaavku-na-clenstvo-ukraini-v-es.html" text:style-name="Internet_20_link" text:visited-style-name="Visited_20_Internet_20_Link">
</text:a>
。</text:p>
      <text:p text:style-name="P4">
去年6月23日，欧盟国家和政府负责人批准了候选国家进入欧盟的地位。</text:p>
      <text:p text:style-name="P4">
<text:span text:style-name="T5">
foto：Ruslan Stefanchuk/Facebook</text:span>
</text:p>
      <text:p text:style-name="P4">
News Source: <text:a xlink:type="simple" xlink:href="https://www.ukrinform.ua/rubric-polytics/3694931-ukrainski-ta-evropejski-deputati-vperse-proveli-spilne-zasidanna.html" text:style-name="Internet_20_link" text:visited-style-name="Visited_20_Internet_20_Link">
https://www.ukrinform.ua/rubric-polytics/3694931-ukrainski-ta-evropejski-deputati-vperse-proveli-spilne-zasidanna.html</text:a>
</text:p>
      <!--NEWS-->
      <text:h text:style-name="P10" text:outline-level="1">
<text:span text:style-name="T4">
下个赛季，乌克兰国家队的组成</text:span>
</text:h>
      <text:p text:style-name="P4">
作者: Ukrinform (Person)</text:p>
      <text:p text:style-name="P4">
出版商: Укринформ (Organization)</text:p>
      <text:p text:style-name="P4">
出版时间: 2023-04-12T15:39:21+03:00</text:p>
      <text:p text:style-name="P4">
修改时间: 2023-04-12T15:39:21+03:00</text:p>
      <text:p text:style-name="P4">
描述: 乌克兰竞技场联合会主席伊万·克鲁尔科（Ivan Krulko）将在下个赛季称为仓库。  - 乌克林。</text:p>
      <text:p text:style-name="P4">
图片: ["<text:a xlink:type="simple" xlink:href="https://static.ukrinform.com/photos/2023_04/thumb_files/630_360_1681298569-305.jpg" text:style-name="Internet_20_link" text:visited-style-name="Visited_20_Internet_20_Link">
630_360_16812...</text:a>
"]</text:p>
      <text:p text:style-name="P4">
标签: ['Біатлон', 'Збірна України', 'Кубок світу з біатлону', 'Жінки', 'Чоловіки']</text:p>
      <text:p text:style-name="P4">
类型: Article</text:p>
      <!--METADATA-->
      <text:p text:style-name="P4">
<draw:frame draw:style-name="fr1" draw:name="Image94" text:anchor-type="as-char" svg:width="6.9236in" svg:height="3.956343in" draw:z-index="0">
<draw:image xlink:href="../Images/yкринформ/2023-04-12T15-39-21-03-00/630_360_1681298569-305.jpg" xlink:type="simple" xlink:show="embed" xlink:actuate="onLoad" draw:mime-type="image/jpeg"/>
</draw:frame>
乌克兰双亚龙队总统弗雷德(Ivan Krulko)在下一埃斯森(Seeson)打电话给团队团队。</text:p>
      <text:p text:style-name="P4">
在女性<text:a xlink:type="simple" xlink:href="https://www.biathlon.com.ua/comments/12884-%D1%96van-krulyko-nazvav-skladi-komand-na-nastupniy-sezon" text:style-name="Internet_20_link" text:visited-style-name="Visited_20_Internet_20_Link">
</text:a>
据报道，只有在本赛季才能分为世界杯和IBU杯的参与者​​之前。</text:p>
      <text:p text:style-name="P4">
因此，女子国家队包括Anastasia Merkushina，Oleksandramerkushina，Darya Blashko，Lyubov Kipyachenko，Christina Dmitrenko，Annakrivonos，Irina Petrenko，Darina Petrenko，Darina Chalyk，Darina Chalyk，Yulia Gorodna，Yulia Gorodna，Yulena Gorodna，Olena Gorodna，Kesenia prikea prikeko，Oksko，Okkko，Okkkoko，Okkko。</text:p>
      <text:p text:style-name="P4">
两名经验丰富的运动员将分别工作：朱莉娅·吉姆(Julia Jim)在尤拉·萨尼里(Yurai Saniri)的领导下与兹梅洛维克(Zhmelovik)一起，但根据乌拉什·韦尔佩(Urosh Welpets)的计划，奥利伦·贝洛西约克(Aolen Bilosyuk)的计划 - 在她的个人教练亚历山大·克拉夫奇科(Alexander Kravchenko)的指导下。</text:p>
      <text:p text:style-name="P4">
<text:span text:style-name="T4">
另请阅读：</text:span>
 <text:a xlink:type="simple" xlink:href="https://www.ukrinform.ua/rubric-sports/3694879-mikola-zoc-stav-novim-starsij-trener-zinocoi-zbirnoi-ukraini-z-biatlonu.html" text:style-name="Internet_20_link" text:visited-style-name="Visited_20_Internet_20_Link">
<text:span text:style-name="T4">
双重竞争</text:span>
</text:a>
在男性中，分布更为标准。 Yurai Sanitra和他的助手Oleksikravchenko和Roman Leibuk将与八名运动员合作。 这些是Dmitry Podruchny，Artem Prima，Anton Dudchenko，Bogdan Tsymbal，Artem Tyshchenko，Denisnasiko，Taras Lesyuk，Vitaliy Mandzin。 在Oleksrakravchenko和Roman Prima的指导下，B团队将在：Ruslan Tkalenko，Stepan Kinash，Dmitry Hrushchak，Roman Borovyk和Vladislav Chichar。</text:p>
      <text:p text:style-name="P4">
照片：biathlon.com.ua。</text:p>
      <text:p text:style-name="P4">
News Source: <text:a xlink:type="simple" xlink:href="https://www.ukrinform.ua/rubric-sports/3694935-stali-vidomi-skladi-zbirnih-ukraini-z-biatlonu-na-nastupnij-sezon.html" text:style-name="Internet_20_link" text:visited-style-name="Visited_20_Internet_20_Link">
https://www.ukrinform.ua/rubric-sports/3694935-stali-vidomi-skladi-zbirnih-ukraini-z-biatlonu-na-nastupnij-sezon.html</text:a>
</text:p>
      <!--NEWS-->
      <text:h text:style-name="P10" text:outline-level="1">
<text:span text:style-name="T4">
Borrel通过对Covid-19的积极测试推迟了对中国的访问</text:span>
</text:h>
      <text:p text:style-name="P4">
作者: Ukrinform (Person)</text:p>
      <text:p text:style-name="P4">
出版商: Укринформ (Organization)</text:p>
      <text:p text:style-name="P4">
出版时间: 2023-04-12T15:39:23+03:00</text:p>
      <text:p text:style-name="P4">
修改时间: 2023-04-12T15:39:23+03:00</text:p>
      <text:p text:style-name="P4">
描述: 欧洲委员会欧盟委员会副总裁乔塞普·博雷尔（Josep Borrel）的高级代表推迟了他对中国计划的访问，该访问是由于2019年共同测试的积极考验。  - 乌克林。</text:p>
      <text:p text:style-name="P4">
图片: ["<text:a xlink:type="simple" xlink:href="https://static.ukrinform.com/photos/2021_02/thumb_files/630_360_1613983608-121.jpg" text:style-name="Internet_20_link" text:visited-style-name="Visited_20_Internet_20_Link">
630_360_16139...</text:a>
"]</text:p>
      <text:p text:style-name="P4">
标签: ['Китай', 'Візит', 'Боррель', 'Коронавірус']</text:p>
      <text:p text:style-name="P4">
类型: Article</text:p>
      <!--METADATA-->
      <text:p text:style-name="P4">
<draw:frame draw:style-name="fr1" draw:name="Image95" text:anchor-type="as-char" svg:width="6.9236in" svg:height="3.956343in" draw:z-index="0">
<draw:image xlink:href="../Images/yкринформ/2023-04-12T15-39-23-03-00/630_360_1613983608-121.jpg" xlink:type="simple" xlink:show="embed" xlink:actuate="onLoad" draw:mime-type="image/jpeg"/>
</draw:frame>
欧盟高级代表/副总裁欧洲委员会Josep Borrel已将SNR推迟到中国，这是由于COVID-19的积极测试，该计划是在本周计划的。</text:p>
      <text:p text:style-name="P4">
博雷本人在[]中报告了这一点(http://twitter.com/JosepBorrellF/status/1646102661240946689?fbclid=IwAR0xyIUw64Cuxd4Oi2zSB88IlD3g6XFfv31_S7tewv8QxNEKtswKcyS5rDA)，报道乌克林福姆。</text:p>
      <text:p text:style-name="P4">
“我们对Covid-19进行了积极的测试，因此，不幸的是，我们必须推迟这座城市。 我感觉很好，没有症状。”博雷尔写道。</text:p>
      <text:p text:style-name="P4">
<text:span text:style-name="T4">
另请阅读：</text:span>
 <text:a xlink:type="simple" xlink:href="https://www.ukrinform.ua/rubric-world/3694442-u-nimeccini-ta-cehii-rozkritikuvali-zaavi-makrona-sodo-tajvanu.html" text:style-name="Internet_20_link" text:visited-style-name="Visited_20_Internet_20_Link">
<text:span text:style-name="T4">
 MACRON </text:span>
</text:a>
上周，法国总统伊曼纽尔·马克龙(Emmanuel Macron)欧洲委员会主席Ursula von der Lyen同时进行了拜访<text:a xlink:type="simple" xlink:href="https://www.ukrinform.ua/tag-kitaj" text:style-name="Internet_20_link" text:visited-style-name="Visited_20_Internet_20_Link">
</text:a>
，在那里他们与中华人民共和国森林共和国总统举行了联合会议。 在与中国政府的政治领导人的谈判中，欧洲领导人讨论了欧洲与中国之间关系的进一步发展，以及终止俄罗斯对乌克兰的侵略的方式。</text:p>
      <text:p text:style-name="P4">
<text:span text:style-name="T5">
foto：dpa</text:span>
</text:p>
      <text:p text:style-name="P4">
News Source: <text:a xlink:type="simple" xlink:href="https://www.ukrinform.ua/rubric-world/3694936-borrel-vidklav-vizit-do-kitau-cerez-pozitivnij-test-na-covid19.html" text:style-name="Internet_20_link" text:visited-style-name="Visited_20_Internet_20_Link">
https://www.ukrinform.ua/rubric-world/3694936-borrel-vidklav-vizit-do-kitau-cerez-pozitivnij-test-na-covid19.html</text:a>
</text:p>
      <!--NEWS-->
      <text:h text:style-name="P10" text:outline-level="1">
<text:span text:style-name="T4">
囚犯被处决的视频必须吓到，但事实证明是相反的 - 英国大使</text:span>
</text:h>
      <text:p text:style-name="P4">
作者: Ukrinform (Person)</text:p>
      <text:p text:style-name="P4">
出版商: Укринформ (Organization)</text:p>
      <text:p text:style-name="P4">
出版时间: 2023-04-12T15:45:00+03:00</text:p>
      <text:p text:style-name="P4">
修改时间: 2023-04-12T15:45:00+03:00</text:p>
      <text:p text:style-name="P4">
描述: 英国驻乌克兰梅琳达·西蒙斯（Melinda Simmons）的大使表示，乌克兰俘虏的处决正在补充俄罗斯需要在乌克兰面临犯罪的指控清单。  - 乌克林。</text:p>
      <text:p text:style-name="P4">
图片: ["<text:a xlink:type="simple" xlink:href="https://static.ukrinform.com/photos/2021_02/thumb_files/630_360_1614342512-741.jpg" text:style-name="Internet_20_link" text:visited-style-name="Visited_20_Internet_20_Link">
630_360_16143...</text:a>
"]</text:p>
      <text:p text:style-name="P4">
标签: ['Британія', 'Страта', 'Мелінда Сіммонс', 'Війна з росією']</text:p>
      <text:p text:style-name="P4">
类型: Article</text:p>
      <!--METADATA-->
      <text:p text:style-name="P4">
<draw:frame draw:style-name="fr1" draw:name="Image96" text:anchor-type="as-char" svg:width="6.9236in" svg:height="3.956343in" draw:z-index="0">
<draw:image xlink:href="../Images/yкринформ/2023-04-12T15-45-00-03-00/630_360_1614342512-741.jpg" xlink:type="simple" xlink:show="embed" xlink:actuate="onLoad" draw:mime-type="image/jpeg"/>
</draw:frame>
英国驻乌克兰梅琳达·西蒙斯(Melinda Simmons)的英国大使表示，乌克兰Polovnene的处决补充了俄罗斯将需要在乌克兰面临其罪行的指控清单。</text:p>
      <text:p text:style-name="P4">
她在[]中说明了这一点(https://twitter.com/MelSimmonsFCDO/status/1646106543203528707)，报道乌克林福姆。</text:p>
      <text:p text:style-name="P4">
“我不会看这个可怕的视频。 我不再需要任何原因。 但这附在俄罗斯需要为反对[]的罪行而建立的指控清单上(https://www.ukrinform.ua/tag-ukraina)。如果打算被吓倒，一切都相反。”西蒙斯说。</text:p>
      <text:p text:style-name="P4">
正如乌克林福姆报道的那样，据称乌克兰辩护人主管的两个视频出现在互联网上。</text:p>
      <text:p text:style-name="P4">
第一个视频于4月8日在社交网络上的俄罗斯频道上发布。该视频是由“瓦格纳”故意拍摄的，显示了两名居住在损坏的军用车辆旁边的乌克兰军队的尸体。 似乎两个人都被炸毁了。俄罗斯的帐户说该视频是在巴赫穆特附近拍摄的。</text:p>
      <text:p text:style-name="P4">
<text:span text:style-name="T4">
另请阅读：</text:span>
 <text:a xlink:type="simple" xlink:href="https://www.ukrinform.ua/rubric-ato/3694856-minoboroni-zaklikae-ne-posiruvati-video-z-vidrizannam-golovi-ukrainskomu-vijskovomu.html" text:style-name="Internet_20_link" text:visited-style-name="Visited_20_Internet_20_Link">
<text:span text:style-name="T4">
头</text:span>
</text:a>
鉴于框架中的植物数量，第二个视频出现在Twitter上并故意模糊。</text:p>
      <text:p text:style-name="P4">
<text:a xlink:type="simple" xlink:href="https://www.ukrinform.ua/rubric-ato/3694771-sbu-vidkrila-spravu-sodo-video-z-vidrizannam-golovi-ukrainskomu-vijskovomu.html" text:style-name="Internet_20_link" text:visited-style-name="Visited_20_Internet_20_Link">
</text:a>
至于俄罗斯入侵者的视频，切断了乌克兰囚犯的头。</text:p>
      <text:p text:style-name="P4">
乌克兰执法机构采取措施来确定犯罪的人。</text:p>
      <text:p text:style-name="P4">
_foto：Twitter / Melinda Simmons _</text:p>
      <text:p text:style-name="P4">
News Source: <text:a xlink:type="simple" xlink:href="https://www.ukrinform.ua/rubric-polytics/3694939-video-zi-stratou-polonenogo-malo-nalakati-ale-vijslo-navpaki-posol-britanii.html" text:style-name="Internet_20_link" text:visited-style-name="Visited_20_Internet_20_Link">
https://www.ukrinform.ua/rubric-polytics/3694939-video-zi-stratou-polonenogo-malo-nalakati-ale-vijslo-navpaki-posol-britani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12T15:49:00+03:00</text:p>
      <text:p text:style-name="P4">
修改时间: 2023-04-12T15:49: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97" text:anchor-type="as-char" svg:width="6.9236in" svg:height="3.956343in" draw:z-index="0">
<draw:image xlink:href="../Images/yкринформ/2023-04-12T15-49-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98" text:anchor-type="as-char" svg:width="6.9236in" svg:height="6.9236in" draw:z-index="0">
<draw:image xlink:href="../Images/yкринформ/2023-04-12T15-49-00-03-00/1659527406-459.jpg" xlink:type="simple" xlink:show="embed" xlink:actuate="onLoad" draw:mime-type="image/jpeg"/>
</draw:frame>
2022年3月12日，乌金(Uchin)在玛丽奥波(Mariupol)爆炸后，4岁的阿纳斯塔西娅·托尔斯托科夫(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99" text:anchor-type="as-char" svg:width="6.9236in" svg:height="6.9236in" draw:z-index="0">
<draw:image xlink:href="../Images/yкринформ/2023-04-12T15-49-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00" text:anchor-type="as-char" svg:width="6.9236in" svg:height="6.9236in" draw:z-index="0">
<draw:image xlink:href="../Images/yкринформ/2023-04-12T15-49-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01" text:anchor-type="as-char" svg:width="6.9236in" svg:height="6.9236in" draw:z-index="0">
<draw:image xlink:href="../Images/yкринформ/2023-04-12T15-49-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身高180-190厘米，薄，黑发</text:p>
      <text:p text:style-name="P4">
灰色的眼睛。</text:p>
      <text:p text:style-name="P4">
<text:span text:style-name="T4">
 Andriy Kadigrob，13岁</text:span>
</text:p>
      <text:p text:style-name="P4">
<draw:frame draw:style-name="fr1" draw:name="Image102" text:anchor-type="as-char" svg:width="6.9236in" svg:height="6.9236in" draw:z-index="0">
<draw:image xlink:href="../Images/yкринформ/2023-04-12T15-49-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孩子的迹象：看起来13  -  14年，直至140厘米，薄，头发。</text:p>
      <text:p text:style-name="P4">
衣服：白色T衬衫，黑色裤子，蓝色拖鞋。</text:p>
      <text:p text:style-name="P4">
<text:span text:style-name="T4">
伊丽莎白·曼迪克(Elizabeth Mandic)，16岁</text:span>
</text:p>
      <text:p text:style-name="P4">
<draw:frame draw:style-name="fr1" draw:name="Image103" text:anchor-type="as-char" svg:width="6.9236in" svg:height="6.9236in" draw:z-index="0">
<draw:image xlink:href="../Images/yкринформ/2023-04-12T15-49-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04" text:anchor-type="as-char" svg:width="6.9236in" svg:height="6.9236in" draw:z-index="0">
<draw:image xlink:href="../Images/yкринформ/2023-04-12T15-49-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05" text:anchor-type="as-char" svg:width="6.9236in" svg:height="6.9236in" draw:z-index="0">
<draw:image xlink:href="../Images/yкринформ/2023-04-12T15-49-00-03-00/1668596593-534.jpg" xlink:type="simple" xlink:show="embed" xlink:actuate="onLoad" draw:mime-type="image/jpeg"/>
</draw:frame>
11岁的Gleb Cherepanov在顿涅茨克地区消失了。</text:p>
      <text:p text:style-name="P4">
早在2022年3月12日，这个男孩和他的祖母都在玛丽upol(Mariupol)招募。 从那时起，就没有关于他们的消息。 他们和他们在一起的地方 - 这是未知的!</text:p>
      <text:p text:style-name="P4">
<draw:frame draw:style-name="fr1" draw:name="Image106" text:anchor-type="as-char" svg:width="6.9236in" svg:height="6.9236in" draw:z-index="0">
<draw:image xlink:href="../Images/yкринформ/2023-04-12T15-49-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07" text:anchor-type="as-char" svg:width="6.9236in" svg:height="6.9236in" draw:z-index="0">
<draw:image xlink:href="../Images/yкринформ/2023-04-12T15-49-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Khlan确定今年会有Kherson Watermelons</text:span>
</text:h>
      <text:p text:style-name="P4">
作者: Ukrinform (Person)</text:p>
      <text:p text:style-name="P4">
出版商: Укринформ (Organization)</text:p>
      <text:p text:style-name="P4">
出版时间: 2023-04-12T15:52:03+03:00</text:p>
      <text:p text:style-name="P4">
修改时间: 2023-04-12T15:52:03+03:00</text:p>
      <text:p text:style-name="P4">
描述: 在右岸，从赫尔森地区的敌人部分解放出来，有瓜。  - 乌克林。</text:p>
      <text:p text:style-name="P4">
图片: ["<text:a xlink:type="simple" xlink:href="https://static.ukrinform.com/photos/2018_08/thumb_files/630_360_1533462289-8485.jpg" text:style-name="Internet_20_link" text:visited-style-name="Visited_20_Internet_20_Link">
630_360_15334...</text:a>
"]</text:p>
      <text:p text:style-name="P4">
标签: ['Херсонщина', 'Кавун', 'Аграрії']</text:p>
      <text:p text:style-name="P4">
类型: Article</text:p>
      <!--METADATA-->
      <text:p text:style-name="P4">
<draw:frame draw:style-name="fr1" draw:name="Image108" text:anchor-type="as-char" svg:width="6.9236in" svg:height="3.956343in" draw:z-index="0">
<draw:image xlink:href="../Images/yкринформ/2023-04-12T15-52-03-03-00/630_360_1533462289-8485.jpg" xlink:type="simple" xlink:show="embed" xlink:actuate="onLoad" draw:mime-type="image/jpeg"/>
</draw:frame>
确切地说，从赫尔森地区的敌人部分解放出来，有瓜。</text:p>
      <text:p text:style-name="P4">
正如乌克林福姆报道的那样，他在[]中报道(https://www.facebook.com/sergey.khlan/posts/pfbid02A564ZF5A58E6JLTQEjsFu8gp7ruMqCJMexv1V4DBxEx5fjsGj9cChrfVZ4ecveRSl)赫尔森地区委员会谢尔盖·赫兰(Sergey Khlan)的代理。</text:p>
      <text:p text:style-name="P4">
在电视频道的空中<text:a xlink:type="simple" xlink:href="https://www.youtube.com/watch" text:style-name="Internet_20_link" text:visited-style-name="Visited_20_Internet_20_Link">
</text:a>
赫兰报道说，阿格拉里亚人开始了进行变化的春场工作。 据他说，目前在正确的银行上交换了10％以上的工厂。 农业人将无法沿着狗狗工作。</text:p>
      <text:p text:style-name="P4">
代理人保证：“这更象征性和非常重要，尤其是在Osokorivka发行后，Kherson Watermelons今年将是今年。”</text:p>
      <text:p text:style-name="P4">
如你所知， <text:a xlink:type="simple" xlink:href="https://uk.wikipedia.org/wiki/%D0%9F%D0%B0%D0%BC%27%D1%8F%D1%82%D0%BD%D0%B8%D0%BA_%D1%85%D0%B5%D1%80%D1%81%D0%BE%D0%BD%D1%81%D1%8C%D0%BA%D0%BE%D0%BC%D1%83_%D0%BA%D0%B0%D0%B2%D1%83%D0%BD%D1%83" text:style-name="Internet_20_link" text:visited-style-name="Visited_20_Internet_20_Link">
</text:a>
位于Osokorivka村附近。</text:p>
      <text:p text:style-name="P4">
正如乌克林福姆报道的那样，区域委员会谢尔盖·赫兰(Sergey Khlan)的代表呼吁仅在进行矿山的情况下工作。</text:p>
      <text:p text:style-name="P4">
<text:span text:style-name="T4">
另请阅读：</text:span>
 <text:a xlink:type="simple" xlink:href="https://www.ukrinform.ua/rubric-regions/3692927-okupanti-na-hersonsini-grabuut-agrariiv-aki-vidmovlautsa-pracuvati-za-zakonami-rf-hlan.html" text:style-name="Internet_20_link" text:visited-style-name="Visited_20_Internet_20_Link">
<text:span text:style-name="T4">
 hlan </text:span>
</text:a>
武装部队解放了包括城市在内的赫尔森地区的权利 - 银行部分<text:a xlink:type="simple" xlink:href="https://www.ukrinform.ua/tag-herson" text:style-name="Internet_20_link" text:visited-style-name="Visited_20_Internet_20_Link">
</text:a>
。 该地区的部分位于DNIEPER的左侧，被俄罗斯军队暂时捕获。</text:p>
      <text:p text:style-name="P4">
News Source: <text:a xlink:type="simple" xlink:href="https://www.ukrinform.ua/rubric-society/3694943-hlan-upevnenij-so-cogoric-budut-hersonski-kavuni.html" text:style-name="Internet_20_link" text:visited-style-name="Visited_20_Internet_20_Link">
https://www.ukrinform.ua/rubric-society/3694943-hlan-upevnenij-so-cogoric-budut-hersonski-kavuni.html</text:a>
</text:p>
      <!--NEWS-->
      <text:h text:style-name="P10" text:outline-level="1">
<text:span text:style-name="T4">
韩国“借用”美国艺术品 - 媒体</text:span>
</text:h>
      <text:p text:style-name="P4">
作者: Ukrinform (Person)</text:p>
      <text:p text:style-name="P4">
出版商: Укринформ (Organization)</text:p>
      <text:p text:style-name="P4">
出版时间: 2023-04-12T15:52:22+03:00</text:p>
      <text:p text:style-name="P4">
修改时间: 2023-04-12T15:52:22+03:00</text:p>
      <text:p text:style-name="P4">
描述: 韩国打算以贷款的形式向美国提供炮弹，以抵制华盛顿为获得弹药来帮助乌克兰的努力。  - 乌克林。</text:p>
      <text:p text:style-name="P4">
图片: ["<text:a xlink:type="simple" xlink:href="https://static.ukrinform.com/photos/2023_04/thumb_files/630_360_1681303931-677.jpg" text:style-name="Internet_20_link" text:visited-style-name="Visited_20_Internet_20_Link">
630_360_16813...</text:a>
"]</text:p>
      <text:p text:style-name="P4">
标签: ['Корея', 'США', 'Боєприпаси']</text:p>
      <text:p text:style-name="P4">
类型: Article</text:p>
      <!--METADATA-->
      <text:p text:style-name="P4">
<draw:frame draw:style-name="fr1" draw:name="Image109" text:anchor-type="as-char" svg:width="6.9236in" svg:height="3.956343in" draw:z-index="0">
<draw:image xlink:href="../Images/yкринформ/2023-04-12T15-52-22-03-00/630_360_1681303931-677.jpg" xlink:type="simple" xlink:show="embed" xlink:actuate="onLoad" draw:mime-type="image/jpeg"/>
</draw:frame>
南韩国打算在Imagington努力的背景下以贷款的形式提供炮弹，以获取弹药来帮助乌克兰。</text:p>
      <text:p text:style-name="P4">
关于它报告<text:a xlink:type="simple" xlink:href="http://world.kbs.co.kr/service/news_view.htm" text:style-name="Internet_20_link" text:visited-style-name="Visited_20_Internet_20_Link">
</text:a>
，报道乌克林福姆。</text:p>
      <text:p text:style-name="P4">
根据LCD政府的说法，韩国最近从美国签署了155毫米壳的租赁 - 而不是直接出售。</text:p>
      <text:p text:style-name="P4">
根据可用数据，可能是韩国“借用” <text:a xlink:type="simple" xlink:href="https://www.ukrinform.ua/tag-ssa" text:style-name="Internet_20_link" text:visited-style-name="Visited_20_Internet_20_Link">
</text:a>
2008年购买了33万至50万壳。</text:p>
      <text:p text:style-name="P4">
根据观察家的说法，首尔和华盛顿已同意留下灵活的终止贷款，并考虑了贝壳返回的各种选择，包括转移在美国或第三国制造的可能性。</text:p>
      <text:p text:style-name="P4">
去年11月，《华尔街日报》报道说，美国在韩国购买了1万155毫米炮弹，以提供乌克兰。</text:p>
      <text:p text:style-name="P4">
<text:span text:style-name="T4">
另请阅读：</text:span>
 <text:a xlink:type="simple" xlink:href="https://www.ukrinform.ua/rubric-ato/3692889-miljon-snaradiv-dla-ukraini-estonia-ne-viklucae-kupivlu-boepripasiv-za-mezami-es.html" text:style-name="Internet_20_link" text:visited-style-name="Visited_20_Internet_20_Link">
</text:a>
此前，韩国政府批准了波兰 - 乌克兰人AHS KRAB的供应，并提供了波兰的韩国细节。</text:p>
      <text:p text:style-name="P4">
照片：Yonhap新闻</text:p>
      <text:p text:style-name="P4">
News Source: <text:a xlink:type="simple" xlink:href="https://www.ukrinform.ua/rubric-world/3694944-pivdenna-korea-pozicit-ssa-artsnaradi-zmi.html" text:style-name="Internet_20_link" text:visited-style-name="Visited_20_Internet_20_Link">
https://www.ukrinform.ua/rubric-world/3694944-pivdenna-korea-pozicit-ssa-artsnaradi-zmi.html</text:a>
</text:p>
      <!--NEWS-->
      <text:h text:style-name="P10" text:outline-level="1">
<text:span text:style-name="T4">
在Lavra中记录了使用UOC MP -TKACHENKO的书作品的破坏</text:span>
</text:h>
      <text:p text:style-name="P4">
作者: Ukrinform (Person)</text:p>
      <text:p text:style-name="P4">
出版商: Укринформ (Organization)</text:p>
      <text:p text:style-name="P4">
出版时间: 2023-04-12T15:53:05+03:00</text:p>
      <text:p text:style-name="P4">
修改时间: 2023-04-12T15:53:05+03:00</text:p>
      <text:p text:style-name="P4">
描述: ICIP接受和转让国家预备役“基夫 - 佩奇克·拉夫拉”的财产的委员会记录了紧急立场和毁灭的迹象，该军团第112号书籍仓库”正在使用UOC-MP。  - 乌克林。</text:p>
      <text:p text:style-name="P4">
图片: ["<text:a xlink:type="simple" xlink:href="https://static.ukrinform.com/photos/2023_04/thumb_files/630_360_1681303813-385.jpg" text:style-name="Internet_20_link" text:visited-style-name="Visited_20_Internet_20_Link">
630_360_16813...</text:a>
", "<text:a xlink:type="simple" xlink:href="https://static.ukrinform.com/photos/2023_04/1681303813-595.jpg" text:style-name="Internet_20_link" text:visited-style-name="Visited_20_Internet_20_Link">
1681303813-59...</text:a>
", "<text:a xlink:type="simple" xlink:href="https://static.ukrinform.com/photos/2023_04/1681303813-158.jpg" text:style-name="Internet_20_link" text:visited-style-name="Visited_20_Internet_20_Link">
1681303813-15...</text:a>
", "<text:a xlink:type="simple" xlink:href="https://static.ukrinform.com/photos/2023_04/1681303814-526.jpg" text:style-name="Internet_20_link" text:visited-style-name="Visited_20_Internet_20_Link">
1681303814-52...</text:a>
"]</text:p>
      <text:p text:style-name="P4">
标签: ['Ткаченко', 'УПЦ МП', 'Київська Лавра', 'МКІП ']</text:p>
      <text:p text:style-name="P4">
类型: Article</text:p>
      <!--METADATA-->
      <text:p text:style-name="P4">
<draw:frame draw:style-name="fr1" draw:name="Image110" text:anchor-type="as-char" svg:width="6.9236in" svg:height="3.956343in" draw:z-index="0">
<draw:image xlink:href="../Images/yкринформ/2023-04-12T15-53-05-03-00/630_360_1681303813-385.jpg" xlink:type="simple" xlink:show="embed" xlink:actuate="onLoad" draw:mime-type="image/jpeg"/>
</draw:frame>
国家储备“基辅 - 佩奇斯卡雅湖”财产的委员会记录了正在使用UOC-MP的112“书仓库”的紧急立场和破坏的迹象。</text:p>
      <text:p text:style-name="P4">
文化和信息政策部长亚历山大·特卡肯科夫(Alexander Tkachenkov)报告了这一点<text:a xlink:type="simple" xlink:href="https://t.me/otkachenkokyiv/3412" text:style-name="Internet_20_link" text:visited-style-name="Visited_20_Internet_20_Link">
</text:a>
，报道乌克林福姆。</text:p>
      <text:p text:style-name="P4">
他写道：“在照片中 - 使用UOC -MP“书籍构图”的后果 - 建于19世纪下半叶，这是当地重要性建筑的纪念碑。”</text:p>
      <text:p text:style-name="P4">
<text:span text:style-name="T4">
另请阅读：</text:span>
 <text:a xlink:type="simple" xlink:href="https://www.ukrinform.ua/rubric-culture/3694900-u-kiivskij-lavri-pocala-robotu-komisia-mkip-aki-porusenna-viavila-perevirka.html" text:style-name="Internet_20_link" text:visited-style-name="Visited_20_Internet_20_Link">
<text:span text:style-name="T4">
 mkip </text:span>
</text:a>
</text:p>
      <text:p text:style-name="P4">
<draw:frame draw:style-name="fr1" draw:name="Image111" text:anchor-type="as-char" svg:width="6.9236in" svg:height="9.231467in" draw:z-index="0">
<draw:image xlink:href="../Images/yкринформ/2023-04-12T15-53-05-03-00/1681303813-595.jpg" xlink:type="simple" xlink:show="embed" xlink:actuate="onLoad" draw:mime-type="image/jpeg"/>
</draw:frame>
Tkachenko指出，尽管有障碍，MKIP委员会到达了#112大楼，并记录了该场所的紧急状况，不适合纹身的运作，这有明显的破坏迹象。</text:p>
      <text:p text:style-name="P4">
<draw:frame draw:style-name="fr1" draw:name="Image112" text:anchor-type="as-char" svg:width="6.9236in" svg:height="5.1927in" draw:z-index="0">
<draw:image xlink:href="../Images/yкринформ/2023-04-12T15-53-05-03-00/1681303813-158.jpg" xlink:type="simple" xlink:show="embed" xlink:actuate="onLoad" draw:mime-type="image/jpeg"/>
</draw:frame>
«根据对被摧毁的房屋调查的结果，我们记录了Art下的Prozlochin声明。 他强调的是，《刑法》的298“非法进行搜索工作有关对象遗产，破坏，破坏或损害的物体文化遗产”。</text:p>
      <text:p text:style-name="P4">
这位部长还指出，超过100年来，第112军是基辅 - 佩奇斯克·拉夫拉(Kiev-Pechersk Lavra)的空间组成的组成部分，这是一种以古典主义风格的社会和社会建筑模型，它是由一个很好的善良的已知的Mimarkhitist Pi。 Sparro。 按照他的说法， <text:a xlink:type="simple" xlink:href="https://www.ukrinform.ua/tag-upc-mp" text:style-name="Internet_20_link" text:visited-style-name="Visited_20_Internet_20_Link">
</text:a>
在几十年中，使用了怀疑条件的前提。</text:p>
      <text:p text:style-name="P4">
<draw:frame draw:style-name="fr1" draw:name="Image113" text:anchor-type="as-char" svg:width="6.9236in" svg:height="9.231467in" draw:z-index="0">
<draw:image xlink:href="../Images/yкринформ/2023-04-12T15-53-05-03-00/1681303814-526.jpg" xlink:type="simple" xlink:show="embed" xlink:actuate="onLoad" draw:mime-type="image/jpeg"/>
</draw:frame>
“本书作品的前提是由保护区的代表密封的。 调查从检查房间进行表演进行了所有必要的程序行动，” Mkip负责人写道。</text:p>
      <text:p text:style-name="P4">
正如乌克林福姆报道的，国家预备队“基辅 - 佩奇克斯克·拉维拉” <text:a xlink:type="simple" xlink:href="https://www.ukrinform.ua/rubric-society/3690030-zapovidnik-kievopecerska-lavra-podav-pozov-proti-upc-mp.html" text:style-name="Internet_20_link" text:visited-style-name="Visited_20_Internet_20_Link">
</text:a>
从2023年3月29日起，但长期以来，UOC的支持者(MP)他们阻碍了物业委员会的开始。  照片：Tkachenko/Telegram</text:p>
      <text:p text:style-name="P4">
News Source: <text:a xlink:type="simple" xlink:href="https://www.ukrinform.ua/rubric-culture/3694946-u-lavri-zafiksuvali-rujnuvanna-knizkovogo-skladu-akij-buv-u-koristuvanni-upc-mp-tkacenko.html" text:style-name="Internet_20_link" text:visited-style-name="Visited_20_Internet_20_Link">
https://www.ukrinform.ua/rubric-culture/3694946-u-lavri-zafiksuvali-rujnuvanna-knizkovogo-skladu-akij-buv-u-koristuvanni-upc-mp-tkacenko.html</text:a>
</text:p>
      <!--NEWS-->
      <text:h text:style-name="P10" text:outline-level="1">
<text:span text:style-name="T4">
Shakhtar在英超联赛中撕裂利维夫的胜利</text:span>
</text:h>
      <text:p text:style-name="P4">
作者: Ukrinform (Person)</text:p>
      <text:p text:style-name="P4">
出版商: Укринформ (Organization)</text:p>
      <text:p text:style-name="P4">
出版时间: 2023-04-12T15:58:00+03:00</text:p>
      <text:p text:style-name="P4">
修改时间: 2023-04-12T15:58:00+03:00</text:p>
      <text:p text:style-name="P4">
描述: 沙赫塔尔（Shakhtar）的顿涅茨克足球运动员在第6轮首相俱乐部的第6轮转会中赢得了利维夫（2：1）。  - 乌克林。</text:p>
      <text:p text:style-name="P4">
图片: ["<text:a xlink:type="simple" xlink:href="https://static.ukrinform.com/photos/2023_04/thumb_files/630_360_1681286864-626.jpg" text:style-name="Internet_20_link" text:visited-style-name="Visited_20_Internet_20_Link">
630_360_16812...</text:a>
"]</text:p>
      <text:p text:style-name="P4">
标签: ['Футбол', "Прем'єр-ліга", 'Шахтар', 'ФК Львів']</text:p>
      <text:p text:style-name="P4">
类型: Article</text:p>
      <!--METADATA-->
      <text:p text:style-name="P4">
<draw:frame draw:style-name="fr1" draw:name="Image114" text:anchor-type="as-char" svg:width="6.9236in" svg:height="3.956343in" draw:z-index="0">
<draw:image xlink:href="../Images/yкринформ/2023-04-12T15-58-00-03-00/630_360_1681286864-626.jpg" xlink:type="simple" xlink:show="embed" xlink:actuate="onLoad" draw:mime-type="image/jpeg"/>
</draw:frame>
Shakhtar的足球运动员赢得了“ LVIV”(2：1)在英超俱乐部中，乌克兰第六托埃的转让。</text:p>
      <text:p text:style-name="P4">
竞技场上的球只得分：gorga goholyishvili(56下载)，进入您自己的大门)，Georgy Sudakov(61)和凯文·凯尔西(Kevin Kelsey)(90+5)，报道乌克林福姆。</text:p>
      <text:p text:style-name="P4">
Donetsk居民在UPL冠军赛中领先。 他们有49分(经过20场比赛).</text:p>
      <text:p text:style-name="P4">
Інші претенденти на нагороди розташувалися у турнірній таблиці так: «Дніпро-1»- 45 (19)，Zorya -40(20)，«dynamo»-39(20)，亚历山大-32(19)，克里夫巴斯-28(20)和“ Kolos” -27(20).</text:p>
      <text:p text:style-name="P4">
«Львів» продовжує перебувати на останньому, 16-у місці - 13 очок (20场游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第21轮UPL将于4月14日至16日举行。 Shakhtar将再次与LVIV玩家一起发展。</text:p>
      <text:p text:style-name="P4">
照片：lvivfc.com。</text:p>
      <text:p text:style-name="P4">
News Source: <text:a xlink:type="simple" xlink:href="https://www.ukrinform.ua/rubric-sports/3694948-sahtar-virvav-peremogu-u-lvova-u-matci-premerligi.html" text:style-name="Internet_20_link" text:visited-style-name="Visited_20_Internet_20_Link">
https://www.ukrinform.ua/rubric-sports/3694948-sahtar-virvav-peremogu-u-lvova-u-matci-premerligi.html</text:a>
</text:p>
      <!--NEWS-->
      <text:h text:style-name="P10" text:outline-level="1">
<text:span text:style-name="T4">
乌克兰需要更改立法以加速俄罗斯联邦资产的撤离 - 专家</text:span>
</text:h>
      <text:p text:style-name="P4">
作者: Ukrinform (Person)</text:p>
      <text:p text:style-name="P4">
出版商: Укринформ (Organization)</text:p>
      <text:p text:style-name="P4">
出版时间: 2023-04-12T16:04:00+03:00</text:p>
      <text:p text:style-name="P4">
修改时间: 2023-04-12T16:04:00+03:00</text:p>
      <text:p text:style-name="P4">
描述: 为了加快俄罗斯资产的撤销，提高了该财产的管理效率并简化了其出售程序，有必要修改立法。  - 乌克林。</text:p>
      <text:p text:style-name="P4">
图片: ["<text:a xlink:type="simple" xlink:href="https://static.ukrinform.com/photos/2023_04/thumb_files/630_360_1681288827-985.jpg" text:style-name="Internet_20_link" text:visited-style-name="Visited_20_Internet_20_Link">
630_360_16812...</text:a>
"]</text:p>
      <text:p text:style-name="P4">
标签: ['Україна', 'Законопроєкт', 'росія', 'Конфіскація активів', 'StateWatch']</text:p>
      <text:p text:style-name="P4">
类型: Article</text:p>
      <!--METADATA-->
      <text:p text:style-name="P4">
<draw:frame draw:style-name="fr1" draw:name="Image115" text:anchor-type="as-char" svg:width="6.9236in" svg:height="3.956343in" draw:z-index="0">
<draw:image xlink:href="../Images/yкринформ/2023-04-12T16-04-00-03-00/630_360_1681288827-985.jpg" xlink:type="simple" xlink:show="embed" xlink:actuate="onLoad" draw:mime-type="image/jpeg"/>
</draw:frame>
为了加快俄罗斯资产的撤离，提高管理财产的效率并简化其出售程序，有必要修改Dosecor。</text:p>
      <text:p text:style-name="P4">
在[]中的这种观点(https://www.ukrinform.ua/rubric-economy/3694788-glib-kanevskij-golova-statewatch.html)专家组织Statawatch Gleb Kanevsky的负责人表示。</text:p>
      <text:p text:style-name="P4">
据他说，为了改善乌克兰领土俄罗斯资产的搜索，撤回和管理，Verkhovna Rada应该批准许多重要的变化。 此外，如果立法将生效，则应该全面地进行，以免延迟将来的错误，矛盾和不同的阅读过程。</text:p>
      <text:p text:style-name="P4">
“从腐败和其他犯罪中获得的国家检测，调查和管理活动的国家机构的现任管理(Arma)宣布准备多达10个法律。 我认为这种方法从一开始就有一个错误。 代表将不会分别在每个项目上工作。 因此，这样的决定是由一个包做出的。 特别是有好主意(我存在，我们很快将看到这样的立法举措)为了通过透明的加速程序实施俄罗斯资产，”专家说。</text:p>
      <text:p text:style-name="P4">
他还尽快交谈以创建被捕财产的登记册。 “ Varma声称两个月前，在2月，创建了这样的登记册。 但是它不能以各种方式显示，因为它继续<text:a xlink:type="simple" xlink:href="https://www.ukrinform.ua/tag-vijna" text:style-name="Internet_20_link" text:visited-style-name="Visited_20_Internet_20_Link">
</text:a>
。 我不承诺驳斥有关登记册形成的信息主管：也许已经是范围。我不是，现在并非全部打开和平时期的信息都可以发表。管理权(镜头投入了哪些镜头)和实现(售出的东西，每单位商品的价格以及该网站竞标的全部内容)”， - 肯尼夫斯基强调。</text:p>
      <text:p text:style-name="P4">
<text:span text:style-name="T4">
另请阅读：</text:span>
 <text:a xlink:type="simple" xlink:href="https://www.ukrinform.ua/rubric-economy/3694491-ukraina-rozrahovue-za-57-rokiv-otrimati-do-100-milardiv-iz-zaarestovanih-u-sviti-aktiviv-rf.html" text:style-name="Internet_20_link" text:visited-style-name="Visited_20_Internet_20_Link">
</text:a>
</text:p>
      <text:p text:style-name="P4">
州观察局长还谈到了对注册总部或总司令-in -in -in -in -in -in -in -in -in -in -in -in -in -in -in -In the Whow访问，他们可以使用此财产或资产来提高乌克兰的国防能力。</text:p>
      <text:p text:style-name="P4">
据报道，在乌克兰全面入侵的两年前，有13,000家公司直接或间接地与侵略者国家相关。 根据YouControl的数据，2021年，乌克兰与俄罗斯或受益人的总资产总量为90亿美元。</text:p>
      <text:p text:style-name="P4">
News Source: <text:a xlink:type="simple" xlink:href="https://www.ukrinform.ua/rubric-economy/3694950-ukraini-potribni-zmini-do-zakonodavstva-sob-prisvidsiti-vilucenna-aktiviv-rf-ekspert.html" text:style-name="Internet_20_link" text:visited-style-name="Visited_20_Internet_20_Link">
https://www.ukrinform.ua/rubric-economy/3694950-ukraini-potribni-zmini-do-zakonodavstva-sob-prisvidsiti-vilucenna-aktiviv-rf-ekspert.html</text:a>
</text:p>
      <!--NEWS-->
      <text:h text:style-name="P10" text:outline-level="1">
<text:span text:style-name="T4">
日本创业公司计划在4月26日种植一个月一个月</text:span>
</text:h>
      <text:p text:style-name="P4">
作者: Ukrinform (Person)</text:p>
      <text:p text:style-name="P4">
出版商: Укринформ (Organization)</text:p>
      <text:p text:style-name="P4">
出版时间: 2023-04-12T16:05:48+03:00</text:p>
      <text:p text:style-name="P4">
修改时间: 2023-04-12T16:05:48+03:00</text:p>
      <text:p text:style-name="P4">
描述: 日本太空创业公司ISPACE Inc. 他周三说，他的着陆模块可以在4月26日降落在月球上，这将使他成为世界上第一家到达地球卫星的私人公司。  - 乌克林。</text:p>
      <text:p text:style-name="P4">
图片: ["<text:a xlink:type="simple" xlink:href="https://static.ukrinform.com/photos/2020_04/thumb_files/630_360_1586284734-277.jpg" text:style-name="Internet_20_link" text:visited-style-name="Visited_20_Internet_20_Link">
630_360_15862...</text:a>
", "<text:a xlink:type="simple" xlink:href="https://static.ukrinform.com/photos/2023_04/1681304647-699.jpg" text:style-name="Internet_20_link" text:visited-style-name="Visited_20_Internet_20_Link">
1681304647-69...</text:a>
"]</text:p>
      <text:p text:style-name="P4">
标签: ['Японія', 'Космос', 'Місяць']</text:p>
      <text:p text:style-name="P4">
类型: Article</text:p>
      <!--METADATA-->
      <text:p text:style-name="P4">
<draw:frame draw:style-name="fr1" draw:name="Image116" text:anchor-type="as-char" svg:width="6.9236in" svg:height="3.956343in" draw:z-index="0">
<draw:image xlink:href="../Images/yкринформ/2023-04-12T16-05-48-03-00/630_360_1586284734-277.jpg" xlink:type="simple" xlink:show="embed" xlink:actuate="onLoad" draw:mime-type="image/jpeg"/>
</draw:frame>
日本Cossive Startup Ispace Inc. 他周三表示，他的着陆模块可能在4月26日落在月球上，这将使他成为世界上第一家到达地球卫星的私人公司。</text:p>
      <text:p text:style-name="P4">
正如乌克林福姆报道的那样，它报告了<text:a xlink:type="simple" xlink:href="https://english.kyodonews.net/news/2023/04/8eac94c5df98-japan-startup-lander-may-reach-moon-on-apr-26-in-world-1st.html" text:style-name="Internet_20_link" text:visited-style-name="Visited_20_Internet_20_Link">
</text:a>
。</text:p>
      <text:p text:style-name="P4">
“我期待有机会见证这个历史日，这将指出[]的新时代商业任务的新时代的开始(https://www.ukrinform.ua/tag-misac)»， -  Ispace Tasshi Khakamada的创始人兼总监说。</text:p>
      <text:p text:style-name="P4">
<text:span text:style-name="T4">
另请阅读：</text:span>
 <text:a xlink:type="simple" xlink:href="https://www.ukrinform.ua/rubric-technology/3691170-ssa-j-kanada-ogolosili-imena-cotiroh-astronavtiv-aki-obletat-misac.html" text:style-name="Internet_20_link" text:visited-style-name="Visited_20_Internet_20_Link">
<text:span text:style-name="T4">
月</text:span>
</text:a>
在Hakuto-R研究计划的框架内，该初创公司推出了一个登陆模块来检查下降技术。 Ispace Inc.空间设备。 12月，佛罗里达州卡纳维拉尔角(Cape Canaveral)在佛罗里达州卡纳维拉尔角(Cape Canaveral)上的美国太空部队的ISBASIS于12月开始于12月开始，并于今年3月进入月球轨道。</text:p>
      <text:p text:style-name="P4">
<draw:frame draw:style-name="fr1" draw:name="Image117" text:anchor-type="as-char" svg:width="6.9236in" svg:height="8.510258in" draw:z-index="0">
<draw:image xlink:href="../Images/yкринформ/2023-04-12T16-05-48-03-00/1681304647-699.jpg" xlink:type="simple" xlink:show="embed" xlink:actuate="onLoad" draw:mime-type="image/jpeg"/>
</draw:frame>
<text:span text:style-name="T5">
foto：kyodo</text:span>
</text:p>
      <text:p text:style-name="P4">
2.3 x 2.6米的着陆模块运输货物，特别是日本航空航天研究局开发的相同变压器(Jaxa)和玩具制作公司Tomy Co.</text:p>
      <text:p text:style-name="P4">
<text:span text:style-name="T4">
另请阅读：</text:span>
 <text:a xlink:type="simple" xlink:href="https://www.ukrinform.ua/rubric-technology/3682924-nasa-obralo-kompaniu-dla-dostavki-vantaziv-na-zvorotnij-bik-misaca.html" text:style-name="Internet_20_link" text:visited-style-name="Visited_20_Internet_20_Link">
</text:a>
如果计划任务，则该模块应在4月26日在日本的标准时间01:40年坐在月球表面。</text:p>
      <text:p text:style-name="P4">
根据乌克林福姆的说法，将推迟了在土耳其发射的Falcon 9火箭的发射，该火箭是一条具有高分辨率的卫星，还有其他三颗卫星。</text:p>
      <text:p text:style-name="P4">
News Source: <text:a xlink:type="simple" xlink:href="https://www.ukrinform.ua/rubric-technology/3694952-aponskij-startap-planue-26-kvitna-posaditi-kosmicnij-aparat-na-misac.html" text:style-name="Internet_20_link" text:visited-style-name="Visited_20_Internet_20_Link">
https://www.ukrinform.ua/rubric-technology/3694952-aponskij-startap-planue-26-kvitna-posaditi-kosmicnij-aparat-na-misac.html</text:a>
</text:p>
      <!--NEWS-->
      <text:h text:style-name="P10" text:outline-level="1">
<text:span text:style-name="T4">
在乌克兰，白俄罗斯石油和天然气公司的董事未缴纳6000万税</text:span>
</text:h>
      <text:p text:style-name="P4">
作者: Ukrinform (Person)</text:p>
      <text:p text:style-name="P4">
出版商: Укринформ (Organization)</text:p>
      <text:p text:style-name="P4">
出版时间: 2023-04-12T16:17:45+03:00</text:p>
      <text:p text:style-name="P4">
修改时间: 2023-04-12T16:17:45+03:00</text:p>
      <text:p text:style-name="P4">
描述: 执法人员宣布涉嫌向在乌克兰领土上运营的白俄罗斯石油和天然气企业局长不偿还超过6000万税。  - 乌克林。</text:p>
      <text:p text:style-name="P4">
图片: ["<text:a xlink:type="simple" xlink:href="https://static.ukrinform.com/photos/2020_02/thumb_files/630_360_1582638299-922.jpg" text:style-name="Internet_20_link" text:visited-style-name="Visited_20_Internet_20_Link">
630_360_15826...</text:a>
"]</text:p>
      <text:p text:style-name="P4">
标签: ['білорусь', 'Газ', 'нафта', 'Податки']</text:p>
      <text:p text:style-name="P4">
类型: Article</text:p>
      <!--METADATA-->
      <text:p text:style-name="P4">
<draw:frame draw:style-name="fr1" draw:name="Image118" text:anchor-type="as-char" svg:width="6.9236in" svg:height="3.956343in" draw:z-index="0">
<draw:image xlink:href="../Images/yкринформ/2023-04-12T16-17-45-03-00/630_360_1582638299-922.jpg" xlink:type="simple" xlink:show="embed" xlink:actuate="onLoad" draw:mime-type="image/jpeg"/>
</draw:frame>
执法人员宣布涉嫌非付款超过6000万hryvnias对在乌克兰领土上运营的白俄罗斯石油和天然气企业的税务服务指挥官。</text:p>
      <text:p text:style-name="P4">
根据乌克林福姆的说法，基辅城市检察官办公室在[]中报道(http://t.me/kyiv_pro_office/1878)。</text:p>
      <text:p text:style-name="P4">
“在基夫市波迪尔斯基地区检察官办公室的程序领导下，据报道，涉嫌RB的公民 -  RB的居民企业RB的居民主任，并以邪恶的税收逃避税收实际上不收取资金预算，特别是大量资金(艺术的第3部分。 212，艺术第1部分。 366乌克兰的刑法)”， - 消息读取。</text:p>
      <text:p text:style-name="P4">
根据调查，乌克兰有一个白俄罗斯企业，该企业在生产领域提供服务<text:a xlink:type="simple" xlink:href="https://www.ukrinform.ua/tag-nafta" text:style-name="Internet_20_link" text:visited-style-name="Visited_20_Internet_20_Link">
</text:a>
和天然气。 它的最终所有者是白俄罗斯州财产委员会拥有的一家开放式股票公司。 此外，该公司在其活动中使用了共和党统一企业“ Belorussian”的设备。</text:p>
      <text:p text:style-name="P4">
调查显示，在2017  -  2020年期间，犯罪嫌疑人社区将超过4亿辆设备的Hryvnias转移到了“ Belorussian”账单上。</text:p>
      <text:p text:style-name="P4">
“在知道这些资金应受到外国法律实体税率的15％时，企业主任指出了关于在向非 - 向非 - 支付收入的税款的故意虚假信息的文档居民，检察官办公室说。</text:p>
      <text:p text:style-name="P4">
可以确定，未达到乌克兰州的国家预算，以超过6000万的Hryvnias以对外国法律实体收入的税收形式形式。</text:p>
      <text:p text:style-name="P4">
在出现Isostava时，选举可疑的预防措施的问题(将等于造成的损害)得到解决。</text:p>
      <text:p text:style-name="P4">
企业的房地产和可移动财产，以及大约40亿赫里维尼亚的公司的合适金额，法院被捕。 检察官已转移到乌克兰机构管理中指定财产和公司权利的转让，以检测，搜索和管理从腐败和其他犯罪中获得的资产(Arma).</text:p>
      <text:p text:style-name="P4">
<text:span text:style-name="T4">
Читайте також:</text:span>
 <text:a xlink:type="simple" xlink:href="https://www.ukrinform.ua/rubric-economy/3673473-kolisnogo-narodnogo-deputata-pidozruut-u-nesplati-ponad-42-miljoniv-podatkiv.html" text:style-name="Internet_20_link" text:visited-style-name="Visited_20_Internet_20_Link">
 <text:span text:style-name="T4">
несплаті</text:span>
 </text:a>
</text:p>
      <text:p text:style-name="P4">
<text:span text:style-name="T5">
foto：nbu</text:span>
</text:p>
      <text:p text:style-name="P4">
News Source: <text:a xlink:type="simple" xlink:href="https://www.ukrinform.ua/rubric-economy/3694959-v-ukraini-direktora-biloruskoi-naftogazovoi-kompanii-vikrili-u-nesplati-60-miljoniv-podatkiv.html" text:style-name="Internet_20_link" text:visited-style-name="Visited_20_Internet_20_Link">
https://www.ukrinform.ua/rubric-economy/3694959-v-ukraini-direktora-biloruskoi-naftogazovoi-kompanii-vikrili-u-nesplati-60-miljoniv-podatkiv.html</text:a>
</text:p>
      <!--NEWS-->
      <text:h text:style-name="P10" text:outline-level="1">
<text:span text:style-name="T4">
到达面具后，Twitter已发布超过80％的工人</text:span>
</text:h>
      <text:p text:style-name="P4">
作者: Ukrinform (Person)</text:p>
      <text:p text:style-name="P4">
出版商: Укринформ (Organization)</text:p>
      <text:p text:style-name="P4">
出版时间: 2023-04-12T16:17:47+03:00</text:p>
      <text:p text:style-name="P4">
修改时间: 2023-04-12T16:17:47+03:00</text:p>
      <text:p text:style-name="P4">
描述: 亿万富翁在10月以440亿美元的价格购买了社交网络后，Twitter Ilona Maska驳回了约81％的工人。  - 乌克林。</text:p>
      <text:p text:style-name="P4">
图片: ["<text:a xlink:type="simple" xlink:href="https://static.ukrinform.com/photos/2019_08/thumb_files/630_360_1565684892-811.jpg" text:style-name="Internet_20_link" text:visited-style-name="Visited_20_Internet_20_Link">
630_360_15656...</text:a>
"]</text:p>
      <text:p text:style-name="P4">
标签: ['Ілон Маск', 'Twitter', 'Звільнення']</text:p>
      <text:p text:style-name="P4">
类型: Article</text:p>
      <!--METADATA-->
      <text:p text:style-name="P4">
<draw:frame draw:style-name="fr1" draw:name="Image119" text:anchor-type="as-char" svg:width="6.9236in" svg:height="3.956343in" draw:z-index="0">
<draw:image xlink:href="../Images/yкринформ/2023-04-12T16-17-47-03-00/630_360_1565684892-811.jpg" xlink:type="simple" xlink:show="embed" xlink:actuate="onLoad" draw:mime-type="image/jpeg"/>
</draw:frame>
Twitter Ilon Maska于去年10月以440亿美元的价格购买了社交网络公司后，释放了约81％的员工。</text:p>
      <text:p text:style-name="P4">
正如乌克林福姆报道的那样，它报告了<text:a xlink:type="simple" xlink:href="http://www.bbc.com/news/business-65248196" text:style-name="Internet_20_link" text:visited-style-name="Visited_20_Internet_20_Link">
</text:a>
。</text:p>
      <text:p text:style-name="P4">
根据面具的说法，去年秋天，在公司时减少劳动力少于8,000人，大约不容易。</text:p>
      <text:p text:style-name="P4">
他承认，他没有亲自释放所有人，他说：“不可能与许多人面对面交谈。”</text:p>
      <text:p text:style-name="P4">
值得注意的是，许多Twitter工程师以440亿美元的价格离开了许多Twitter工程师，这引起了人们对平台稳定性的焦虑。</text:p>
      <text:p text:style-name="P4">
<text:span text:style-name="T4">
另请阅读：</text:span>
 <text:a xlink:type="simple" xlink:href="https://www.ukrinform.ua/rubric-polytics/3675413-v-op-vidreaguvali-na-zaavu-maska-sodo-revolucii-gidnosti.html" text:style-name="Internet_20_link" text:visited-style-name="Visited_20_Internet_20_Link">
<text:span text:style-name="T4">
麝香</text:span>
</text:a>
马斯克已经认识到一些社交网络失败，包括网站上的失败，但他指出，故障并没有持续很长时间，并且该站点目前正常工作。</text:p>
      <text:p text:style-name="P4">
在谈到公司的财务状况时，马斯克指出，Twitter今天是“粗糙的”，因为它的大多数广告商都回来了。</text:p>
      <text:p text:style-name="P4">
<text:span text:style-name="T4">
另请阅读：</text:span>
 <text:a xlink:type="simple" xlink:href="https://www.ukrinform.ua/rubric-technology/3693296-twitter-znav-obmezenna-na-oblikovi-zapisi-povazani-z-kremlem-zmi.html" text:style-name="Internet_20_link" text:visited-style-name="Visited_20_Internet_20_Link">
</text:a>
正如前首席执行官Ukrinform报告的<text:a xlink:type="simple" xlink:href="https://www.ukrinform.ua/tag-twitter" text:style-name="Internet_20_link" text:visited-style-name="Visited_20_Internet_20_Link">
</text:a>
Vidaja Gadde的专家法律顾问Parag Agraval和前Ned Cigal的财务总监已向该公司提交，并声称她的罪名超过100万美元。</text:p>
      <text:p text:style-name="P4">
News Source: <text:a xlink:type="simple" xlink:href="https://www.ukrinform.ua/rubric-technology/3694960-twitter-zvilniv-ponad-80-pracivnikiv-pisla-prihodu-maska.html" text:style-name="Internet_20_link" text:visited-style-name="Visited_20_Internet_20_Link">
https://www.ukrinform.ua/rubric-technology/3694960-twitter-zvilniv-ponad-80-pracivnikiv-pisla-prihodu-maska.html</text:a>
</text:p>
      <!--NEWS-->
      <text:h text:style-name="P10" text:outline-level="1">
<text:span text:style-name="T4">
乌克兰战斗机的处决：联合国人权任务呼吁惩罚肇事者</text:span>
</text:h>
      <text:p text:style-name="P4">
作者: Ukrinform (Person)</text:p>
      <text:p text:style-name="P4">
出版商: Укринформ (Organization)</text:p>
      <text:p text:style-name="P4">
出版时间: 2023-04-12T16:20:00+03:00</text:p>
      <text:p text:style-name="P4">
修改时间: 2023-04-12T16:20:00+03:00</text:p>
      <text:p text:style-name="P4">
描述: 乌克兰的联合国人权监测任务被周二在社交网络上发布的极残酷的视频所震惊。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Страта', 'Війна з росією']</text:p>
      <text:p text:style-name="P4">
类型: Article</text:p>
      <!--METADATA-->
      <text:p text:style-name="P4">
<draw:frame draw:style-name="fr1" draw:name="Image120" text:anchor-type="as-char" svg:width="6.9236in" svg:height="3.956343in" draw:z-index="0">
<draw:image xlink:href="../Images/yкринформ/2023-04-12T16-20-00-03-00/630_360_1643894096-658.jpg" xlink:type="simple" xlink:show="embed" xlink:actuate="onLoad" draw:mime-type="image/jpeg"/>
</draw:frame>
乌克兰的联合国人权监测任务已被周二在社交网络上发布的极度严格视频所震惊。</text:p>
      <text:p text:style-name="P4">
这在声明[]中说明了这一点(https://ukraine.un.org/uk/227267-%D0%B7%D0%B0%D1%8F%D0%B2%D0%B0-%D0%BC%D0%BE%D0%BD%D1%96%D1%82%D0%BE%D1%80%D0%B8%D0%BD%D0%B3%D0%BE%D0%B2%D0%BE%D1%97-%D0%BC%D1%96%D1%81%D1%96%D1%97-%D0%BE%D0%BE%D0%BD-%D0%B7-%D0%BF%D1%80%D0%B0%D0%B2-%D0%BB%D1%8E%D0%B4%D0%B8%D0%BD%D0%B8-%D0%B2-%D1%83%D0%BA%D1%80%D0%B0%D1%97%D0%BD%D1%96?fbclid=IwAR1SWlbn4D7nLdEU3QEQUodDdTOnOPKM_L-lMHTuIxonmzU1L5ZQHLJAeoE)，报道乌克林福姆。</text:p>
      <text:p text:style-name="P4">
据她说，其中一段视频显示了一个男人的残酷处决，可能是乌克兰战俘，而在另一个人中 - 肢体肢体，可能是乌克兰人<text:a xlink:type="simple" xlink:href="https://www.ukrinform.ua/tag-vijskovi" text:style-name="Internet_20_link" text:visited-style-name="Visited_20_Internet_20_Link">
</text:a>
。</text:p>
      <text:p text:style-name="P4">
“不幸的是，这不是一种情况。 在最新报告中，授予严重违反国际人道主义法的使命，包括针对战俘的人。 这些后一种违规行为必须与其他违规行为进行调查，并应对有罪的违规行为负责。</text:p>
      <text:p text:style-name="P4">
正如乌克林福姆报道的那样，乌克兰国防工作者的两个视频出现在互联网上。</text:p>
      <text:p text:style-name="P4">
根据信息<text:a xlink:type="simple" xlink:href="http://www.cnn.com/europe/live-news/russia-ukraine-war-news-04-11-23/index.html" text:style-name="Internet_20_link" text:visited-style-name="Visited_20_Internet_20_Link">
</text:a>
，“视频可能描绘了个别事件。 一个可能是最近记录的，另一个可以在夏天被删除。”</text:p>
      <text:p text:style-name="P4">
第一个视频于4月8日在社交网络上的俄罗斯频道上发布。该视频是由“瓦格纳”故意拍摄的，显示了两名居住在损坏的军用车辆旁边的乌克兰军队的尸体。 似乎两个人都被炸毁了。俄罗斯的帐户说该视频是在巴赫穆特附近拍摄的。</text:p>
      <text:p text:style-name="P4">
<text:span text:style-name="T4">
另请阅读：</text:span>
 <text:a xlink:type="simple" xlink:href="https://www.ukrinform.ua/rubric-polytics/3694939-video-zi-stratou-polonenogo-malo-nalakati-ale-vijslo-navpaki-posol-britanii.html" text:style-name="Internet_20_link" text:visited-style-name="Visited_20_Internet_20_Link">
<text:span text:style-name="T4">
大使</text:span>
</text:a>
鉴于框架中的植物数量，第二个视频出现在Twitter上并故意模糊。 “纳米人试图展示一名使用刀子来识别乌克兰军队负责人的俄罗斯战士。 视频开头的声音给出了这样一个建议，即在暴力开始时，受害者仍然可以活着。” CNN宣称。乌克兰执法机构采取措施确定犯下了这一可怕罪行的人。</text:p>
      <text:p text:style-name="P4">
News Source: <text:a xlink:type="simple" xlink:href="https://www.ukrinform.ua/rubric-polytics/3694961-strata-ukrainskogo-bijca-misia-oon-z-prav-ludini-zaklikae-pokarati-vinnih.html" text:style-name="Internet_20_link" text:visited-style-name="Visited_20_Internet_20_Link">
https://www.ukrinform.ua/rubric-polytics/3694961-strata-ukrainskogo-bijca-misia-oon-z-prav-ludini-zaklikae-pokarati-vinnih.html</text:a>
</text:p>
      <!--NEWS-->
      <text:h text:style-name="P10" text:outline-level="1">
<text:span text:style-name="T4">
在俄罗斯，宣布了阿拉·普加霍瓦（Alla Pugachova）检察长办公室的谴责</text:span>
</text:h>
      <text:p text:style-name="P4">
作者: Ukrinform (Person)</text:p>
      <text:p text:style-name="P4">
出版商: Укринформ (Organization)</text:p>
      <text:p text:style-name="P4">
出版时间: 2023-04-12T16:22:56+03:00</text:p>
      <text:p text:style-name="P4">
修改时间: 2023-04-12T16:22:56+03:00</text:p>
      <text:p text:style-name="P4">
描述: Prokremliv活动家Vitaliy Borodin撰写了另一项谴责 - 要求检察官俄罗斯办公室检查歌手Alla Pugachev，以资助乌克兰的武装部队。  - 乌克林。</text:p>
      <text:p text:style-name="P4">
图片: ["<text:a xlink:type="simple" xlink:href="https://static.ukrinform.com/photos/2023_04/thumb_files/630_360_1681305584-200.jpg" text:style-name="Internet_20_link" text:visited-style-name="Visited_20_Internet_20_Link">
630_360_16813...</text:a>
"]</text:p>
      <text:p text:style-name="P4">
标签: ['Ізраїль', 'росія', 'Війна з росією', 'Пугачова ']</text:p>
      <text:p text:style-name="P4">
类型: Article</text:p>
      <!--METADATA-->
      <text:p text:style-name="P4">
<draw:frame draw:style-name="fr1" draw:name="Image121" text:anchor-type="as-char" svg:width="6.9236in" svg:height="3.956343in" draw:z-index="0">
<draw:image xlink:href="../Images/yкринформ/2023-04-12T16-22-56-03-00/630_360_1681305584-200.jpg" xlink:type="simple" xlink:show="embed" xlink:actuate="onLoad" draw:mime-type="image/jpeg"/>
</draw:frame>
Prokremliv活动家Vitaliy Borodin撰写了另一种谴责 - 要求俄罗斯检察官办公室检查歌手Alla Pugachev的乌克兰装甲部队的融资。</text:p>
      <text:p text:style-name="P4">
正如乌克林福姆报道的那样，它报告了<text:a xlink:type="simple" xlink:href="https://t.me/tass_agency/187709" text:style-name="Internet_20_link" text:visited-style-name="Visited_20_Internet_20_Link">
</text:a>
俄罗斯塔斯(Tass)的俄罗斯新闻社，其名称是鲍里丹(Borodinan)的名字，是检察官伊戈尔·克拉斯诺夫(Igor Krasnov)的名字。</text:p>
      <text:p text:style-name="P4">
激进主义者特别写道，普加切娃(Pugacheva)居住在以色列时，继续批评所谓的“特殊军事行动”。 据他说，它支持离开俄罗斯，批评战争的文化人物，据称是为乌克兰提供财政援助。</text:p>
      <text:p text:style-name="P4">
<text:span text:style-name="T4">
另请阅读：</text:span>
 <text:a xlink:type="simple" xlink:href="https://www.ukrinform.ua/rubric-world/3694449-na-aktorku-liu-ahedzakovu-napisali-donos-u-genprokuraturu-rf.html" text:style-name="Internet_20_link" text:visited-style-name="Visited_20_Internet_20_Link">
</text:a>
他还指出，他的“联邦安全与战斗项目”建立了“对阿拉·普加切瓦(Alla Pugacheva)活动的外国融资及其与西方特种服务的沟通”。</text:p>
      <text:p text:style-name="P4">
据报道，4月11日，鲍罗丁(Borodin)要求检察官办公室违反有关莱伊·阿格沙科娃(Lyi Ageshakova)女演员的刑事案件。 在此之前，他对歌手戴安娜·阿尔本宁(Diana Arbenin)和歌手瓦莱里·梅拉德兹(Valery Meladze)撰写了形状的谴责。 2021年，在Vitaliy Borodin关于该项目记者的报告之后，这是俄罗斯的“不受欢迎”组织。</text:p>
      <text:p text:style-name="P4">
在俄罗斯对乌克兰的全面入侵开始之后，阿拉·普加沃兹(Alla Pugachozavaz)与家人一起离开了俄罗斯。 八月，歌手返回该国。 她不会去移民。</text:p>
      <text:p text:style-name="P4">
<text:span text:style-name="T4">
另请阅读：</text:span>
 <text:a xlink:type="simple" xlink:href="https://www.ukrinform.ua/rubric-world/3573202-u-rosii-ogolosili-inoagentom-maksima-galkina.html" text:style-name="Internet_20_link" text:visited-style-name="Visited_20_Internet_20_Link">
</text:a>
9月，公开反对战争的丈夫马克西姆·加尔金(Maxim Galkin)被列入“外国特工”登记册。 作为回应，普加切夫呼吁俄罗斯联邦司法部，要求他宣布一个归属人和她。 在她的帖子中，她写道，与丈夫的团结 - “诚实，体面和真诚”。</text:p>
      <text:p text:style-name="P4">
10月，普加切瓦报告说她离开了<text:a xlink:type="simple" xlink:href="https://www.ukrinform.ua/tag-rosia" text:style-name="Internet_20_link" text:visited-style-name="Visited_20_Internet_20_Link">
</text:a>
并在以色列。</text:p>
      <text:p text:style-name="P4">
_foto：instagram.com/alla.pugacheva__</text:p>
      <text:p text:style-name="P4">
News Source: <text:a xlink:type="simple" xlink:href="https://www.ukrinform.ua/rubric-world/3694963-u-rosii-napisali-donos-u-genprokuraturu-na-allu-pugacovu.html" text:style-name="Internet_20_link" text:visited-style-name="Visited_20_Internet_20_Link">
https://www.ukrinform.ua/rubric-world/3694963-u-rosii-napisali-donos-u-genprokuraturu-na-allu-pugacovu.html</text:a>
</text:p>
      <!--NEWS-->
      <text:h text:style-name="P10" text:outline-level="1">
<text:span text:style-name="T4">
在世界上，产品价格降低，但国内消费者仍然很高 - 国际货币基金组织</text:span>
</text:h>
      <text:p text:style-name="P4">
作者: Ukrinform (Person)</text:p>
      <text:p text:style-name="P4">
出版商: Укринформ (Organization)</text:p>
      <text:p text:style-name="P4">
出版时间: 2023-04-12T16:25:46+03:00</text:p>
      <text:p text:style-name="P4">
修改时间: 2023-04-12T16:25:46+03:00</text:p>
      <text:p text:style-name="P4">
描述: 去年在俄罗斯对乌克兰联邦的条件下，粮食价格急剧上涨，而在全球市场的后果背景下，食品价格在大流行的后果背景下却降低了，但对于国内消费者来说仍然很高。  - 乌克林。</text:p>
      <text:p text:style-name="P4">
图片: ["<text:a xlink:type="simple" xlink:href="https://static.ukrinform.com/photos/2022_01/thumb_files/630_360_1641465045-830.jpg" text:style-name="Internet_20_link" text:visited-style-name="Visited_20_Internet_20_Link">
630_360_16414...</text:a>
"]</text:p>
      <text:p text:style-name="P4">
标签: ['Ціни', 'Економіка', 'МВФ', 'Продукти']</text:p>
      <text:p text:style-name="P4">
类型: Article</text:p>
      <!--METADATA-->
      <text:p text:style-name="P4">
<draw:frame draw:style-name="fr1" draw:name="Image122" text:anchor-type="as-char" svg:width="6.9236in" svg:height="3.956343in" draw:z-index="0">
<draw:image xlink:href="../Images/yкринформ/2023-04-12T16-25-46-03-00/630_360_1641465045-830.jpg" xlink:type="simple" xlink:show="embed" xlink:actuate="onLoad" draw:mime-type="image/jpeg"/>
</draw:frame>
去年在俄罗斯对乌克兰的战争条件下，粮食价格急剧上涨，反对乌克兰的后果，在世界市场上减少了大流行的后果，但对于内部消费者来说仍然很高。</text:p>
      <text:p text:style-name="P4">
乌克林福姆报道，此类结论包含在国际货币基金组织“预算公告”的综述中，该公告在国际货币基金组织的金融部门维克多·加斯帕尔(Viktor Gaspar)内。</text:p>
      <text:p text:style-name="P4">
“乌克兰的战争在世界市场上增加了价格压力，因为食品已经快速上涨了商品价格的迅速上涨，并且由于供应链的需求恢复和供应链的失败而导致通货膨胀急剧增加，”  - 在[]中说(https://www.ukrinform.ua/tag-mvf)。</text:p>
      <text:p text:style-name="P4">
<text:span text:style-name="T4">
另请阅读：</text:span>
 <text:a xlink:type="simple" xlink:href="https://www.ukrinform.ua/rubric-economy/3694301-marcenko-proviv-zustrici-z-predstavnikami-mvf.html" text:style-name="Internet_20_link" text:visited-style-name="Visited_20_Internet_20_Link">
<text:span text:style-name="T4">
 imf </text:span>
</text:a>
尽管与2022年的峰值水平相比，世界产品的价格下跌，但“内部价格继续上涨，而食品生产的风险将继续威胁到2023年的食品价格稳定性。”</text:p>
      <text:p text:style-name="P4">
值得注意的是，在战争延续的条件下，将对谷物的生产和迷信成本过高产生负面影响。</text:p>
      <text:p text:style-name="P4">
<text:span text:style-name="T4">
另请阅读：</text:span>
 <text:a xlink:type="simple" xlink:href="https://www.ukrinform.ua/rubric-economy/3692601-mvf-ocikue-so-zrostanna-svitovogo-vvp-cogoric-ne-perevisit-3.html" text:style-name="Internet_20_link" text:visited-style-name="Visited_20_Internet_20_Link">
<text:span text:style-name="T4">
 imf </text:span>
</text:a>
据乌克林福姆(Ukrinform)报道，华盛顿世界银行的春季会议本周在华盛顿举行，几个世纪以来，政府负责人以及来自世界各地的国家经济和金融部门的代表。</text:p>
      <text:p text:style-name="P4">
News Source: <text:a xlink:type="simple" xlink:href="https://www.ukrinform.ua/rubric-economy/3694967-u-sviti-znizuutsa-cini-na-produkti-ale-vse-se-visoki-dla-vnutrisnogo-spozivaca-mvf.html" text:style-name="Internet_20_link" text:visited-style-name="Visited_20_Internet_20_Link">
https://www.ukrinform.ua/rubric-economy/3694967-u-sviti-znizuutsa-cini-na-produkti-ale-vse-se-visoki-dla-vnutrisnogo-spozivaca-mvf.html</text:a>
</text:p>
      <!--NEWS-->
      <text:h text:style-name="P10" text:outline-level="1">
<text:span text:style-name="T4">
在乌克兰西部的九个社区中，将引入能源管理系统</text:span>
</text:h>
      <text:p text:style-name="P4">
作者: Ukrinform (Person)</text:p>
      <text:p text:style-name="P4">
出版商: Укринформ (Organization)</text:p>
      <text:p text:style-name="P4">
出版时间: 2023-04-12T16:29:58+03:00</text:p>
      <text:p text:style-name="P4">
修改时间: 2023-04-12T16:29:58+03:00</text:p>
      <text:p text:style-name="P4">
描述: 在接下来的六个月中，在U欧洲的U-Lead计划的支持下，三个Ivano-Frankivsk，三卫生和三个跨性别地区的社区将引入有效的能源管理系统。  - 乌克林。</text:p>
      <text:p text:style-name="P4">
图片: ["<text:a xlink:type="simple" xlink:href="https://static.ukrinform.com/photos/2023_04/thumb_files/630_360_1681305982-893.jpg" text:style-name="Internet_20_link" text:visited-style-name="Visited_20_Internet_20_Link">
630_360_16813...</text:a>
"]</text:p>
      <text:p text:style-name="P4">
标签: ['Енергетика', 'Тергромада', 'U-LEAD з Європою']</text:p>
      <text:p text:style-name="P4">
类型: Article</text:p>
      <!--METADATA-->
      <text:p text:style-name="P4">
<draw:frame draw:style-name="fr1" draw:name="Image123" text:anchor-type="as-char" svg:width="6.9236in" svg:height="3.956343in" draw:z-index="0">
<draw:image xlink:href="../Images/yкринформ/2023-04-12T16-29-58-03-00/630_360_1681305982-893.jpg" xlink:type="simple" xlink:show="embed" xlink:actuate="onLoad" draw:mime-type="image/jpeg"/>
</draw:frame>
在IVano-Frankivsk的三个社区中，在U-Lead Zevropovy计划的支持下，在三个月的三个社区中，三个月的六个月将引入有效的能源管理系统。</text:p>
      <text:p text:style-name="P4">
这报告了<text:a xlink:type="simple" xlink:href="https://u-lead.org.ua/news/182" text:style-name="Internet_20_link" text:visited-style-name="Visited_20_Internet_20_Link">
</text:a>
，报道乌克林福姆。</text:p>
      <text:p text:style-name="P4">
“在接下来的六个月中，来自三个领域的9个社区将在能源管理系统的开发和实施方面得到支持，这将能够有效地管理和监控其消费，”程序。</text:p>
      <text:p text:style-name="P4">
据她说，在我们国家的艰难时期，社区的韧性非常重要。 欧盟和其他国际伙伴继续强调社区在俄罗斯侵略的关键后果以及乌克兰统治的恢复方面的重要后果。</text:p>
      <text:p text:style-name="P4">
The introduction of energy management systems in Gorodenkovskaya, Galician Tadolinsk communities of Ivano-Frankivsk region, Hlybotsk, Novoselytsky Takhotinsky communities of Chernivtsi region and Gorinchivska, Svalyava Iyasinyan communities of the Transcarpathian region, envisages the preparation of municipal resources, utilities, utilities, utilities,公用事业，能源耗尽的建筑物。</text:p>
      <text:p text:style-name="P4">
<text:span text:style-name="T4">
另请阅读：</text:span>
 <text:a xlink:type="simple" xlink:href="https://www.ukrinform.ua/rubric-regions/3685504-ulead-dopomagae-12-gromadam-vdoskonaliti-upravlinna-vidhodami.html" text:style-name="Internet_20_link" text:visited-style-name="Visited_20_Internet_20_Link">
<text:span text:style-name="T4">
铅</text:span>
</text:a>
领导人塔蒂亚娜·丹尼洛夫(Tatiana Danilov)报道说：“我们将获得更有效的能源，以减少社区的负担。引入该系统应与消费法令结合在一起，并过渡到可再生能源。”</text:p>
      <text:p text:style-name="P4">
据地方安全机构当地协会执行董事说，“ Prykarpattya OTG的发展机构” Igor Melnychuk，这是一种基于权力下放的建立模型<text:a xlink:type="simple" xlink:href="https://www.ukrinform.ua/tag-energetika" text:style-name="Internet_20_link" text:visited-style-name="Visited_20_Internet_20_Link">
</text:a>
对于我们的社区以及法律朋友和合作伙伴而言，该行业变得越来越紧迫。据报道，欧洲U领导计划的专家<text:a xlink:type="simple" xlink:href="https://www.ukrinform.ua/rubric-economy/3578030-ulead-navcae-gromadi-ak-vprovadzuvati-energeticnij-menedzment.html" text:style-name="Internet_20_link" text:visited-style-name="Visited_20_Internet_20_Link">
</text:a>
如何在戒严令中建立有效的能源安全系统。</text:p>
      <text:p text:style-name="P4">
乌克兰计划在地方一级，问责制和发展方面扩大权利和机会的计划” <text:a xlink:type="simple" xlink:href="https://u-lead.org.ua/" text:style-name="Internet_20_link" text:visited-style-name="Visited_20_Internet_20_Link">
</text:a>
»德国，波兰，瑞典，丹麦，爱沙尼亚·塔斯洛维尼亚的宣传及其成员国，以支持乌克兰加强当地哺乳动物政府的途径。 U领导在乌克兰促进透明，负责和多层次的管理，这响应了公民的需求和社区。</text:p>
      <text:p text:style-name="P4">
News Source: <text:a xlink:type="simple" xlink:href="https://www.ukrinform.ua/rubric-regions/3694968-u-devati-gromadah-na-zahodi-ukraini-zaprovadat-sistemu-energeticnogo-menedzmentu.html" text:style-name="Internet_20_link" text:visited-style-name="Visited_20_Internet_20_Link">
https://www.ukrinform.ua/rubric-regions/3694968-u-devati-gromadah-na-zahodi-ukraini-zaprovadat-sistemu-energeticnogo-menedzmentu.html</text:a>
</text:p>
      <!--NEWS-->
      <text:h text:style-name="P10" text:outline-level="1">
<text:span text:style-name="T4">
在Dnipropetrovsk中</text:span>
</text:h>
      <text:p text:style-name="P4">
作者: Ukrinform (Person)</text:p>
      <text:p text:style-name="P4">
出版商: Укринформ (Organization)</text:p>
      <text:p text:style-name="P4">
出版时间: 2023-04-12T16:32:00+03:00</text:p>
      <text:p text:style-name="P4">
修改时间: 2023-04-12T16:32:00+03:00</text:p>
      <text:p text:style-name="P4">
描述: 来自Bakhmut的奶牛场被撤离到Dnipropetrovsk地区。  - 乌克林。</text:p>
      <text:p text:style-name="P4">
图片: ["<text:a xlink:type="simple" xlink:href="https://static.ukrinform.com/photos/2023_04/thumb_files/630_360_1681306005-555.jpg" text:style-name="Internet_20_link" text:visited-style-name="Visited_20_Internet_20_Link">
630_360_16813...</text:a>
"]</text:p>
      <text:p text:style-name="P4">
标签: ['Бахмут', 'Дніпропетровщина', 'Евакуація', 'Релокація підприємств']</text:p>
      <text:p text:style-name="P4">
类型: Article</text:p>
      <!--METADATA-->
      <text:p text:style-name="P4">
<draw:frame draw:style-name="fr1" draw:name="Image124" text:anchor-type="as-char" svg:width="6.9236in" svg:height="3.956343in" draw:z-index="0">
<draw:image xlink:href="../Images/yкринформ/2023-04-12T16-32-00-03-00/630_360_1681306005-555.jpg" xlink:type="simple" xlink:show="embed" xlink:actuate="onLoad" draw:mime-type="image/jpeg"/>
</draw:frame>
DNIEPER地区从Bakhmut撤离了奶牛场。</text:p>
      <text:p text:style-name="P4">
关于<text:a xlink:type="simple" xlink:href="https://t.me/dnipropetrovskaODA/4062" text:style-name="Internet_20_link" text:visited-style-name="Visited_20_Internet_20_Link">
</text:a>
乌克林福姆报道，请告知酋长 - 帕特罗夫斯克·奥瓦·谢尔盖·利萨克(Ova S​​ergei Lisak)。</text:p>
      <text:p text:style-name="P4">
“帮助了OVA。以及来自Davydararen Dniep​​er区的农民。在两个企业350公里之间，他免费提供了他，但他免费提供了，直接从[]下方从[]下方救出了牲畜。(https://www.ukrinform.ua/tag-obstril)。 然而 - 前提。 介绍说：“仅在最后几天，就从战区运输了近400只动物。”</text:p>
      <text:p text:style-name="P4">
<text:span text:style-name="T4">
另请阅读：</text:span>
 <text:a xlink:type="simple" xlink:href="https://www.ukrinform.ua/rubric-economy/3645635-ebrr-kompensue-biznesu-vitrati-na-relokaciu-pidpriemstv.html" text:style-name="Internet_20_link" text:visited-style-name="Visited_20_Internet_20_Link">
<text:span text:style-name="T4">
 recocation </text:span>
</text:a>
自战争开始以来，Dnipropetrovsk已经接受了顿涅茨克，卢坎克，Zaporizhzhya，Kharkiv地区的数十家搬迁企业。</text:p>
      <text:p text:style-name="P4">
<text:span text:style-name="T5">
foto：Sergey Lisak / Dnipropetrovsk区域政府(这)</text:span>
</text:p>
      <text:p text:style-name="P4">
News Source: <text:a xlink:type="simple" xlink:href="https://www.ukrinform.ua/rubric-economy/3694971-na-dnipropetrovsinu-evakuuvali-molocne-gospodarstvo-zpid-bahmuta.html" text:style-name="Internet_20_link" text:visited-style-name="Visited_20_Internet_20_Link">
https://www.ukrinform.ua/rubric-economy/3694971-na-dnipropetrovsinu-evakuuvali-molocne-gospodarstvo-zpid-bahmuta.html</text:a>
</text:p>
      <!--NEWS-->
      <text:h text:style-name="P10" text:outline-level="1">
<text:span text:style-name="T4">
欧洲议会是在年底之前成立的，以开始就乌克兰加入欧盟的加入-Stefanchuk进行谈判</text:span>
</text:h>
      <text:p text:style-name="P4">
作者: Ukrinform (Person)</text:p>
      <text:p text:style-name="P4">
出版商: Укринформ (Organization)</text:p>
      <text:p text:style-name="P4">
出版时间: 2023-04-12T16:33:00+03:00</text:p>
      <text:p text:style-name="P4">
修改时间: 2023-04-12T16:33:00+03:00</text:p>
      <text:p text:style-name="P4">
描述: 欧洲议会将于今年年底成立，以开始就乌克兰在欧盟的正式成员身份进行谈判。  - 乌克林。</text:p>
      <text:p text:style-name="P4">
图片: ["<text:a xlink:type="simple" xlink:href="https://static.ukrinform.com/photos/2022_09/thumb_files/630_360_1663331049-251.jpg" text:style-name="Internet_20_link" text:visited-style-name="Visited_20_Internet_20_Link">
630_360_16633...</text:a>
"]</text:p>
      <text:p text:style-name="P4">
标签: ['Євроінтеграція', 'Європарламент', 'Україна', 'Стефанчук']</text:p>
      <text:p text:style-name="P4">
类型: Article</text:p>
      <!--METADATA-->
      <text:p text:style-name="P4">
<draw:frame draw:style-name="fr1" draw:name="Image125" text:anchor-type="as-char" svg:width="6.9236in" svg:height="3.956343in" draw:z-index="0">
<draw:image xlink:href="../Images/yкринформ/2023-04-12T16-33-00-03-00/630_360_1663331049-251.jpg" xlink:type="simple" xlink:show="embed" xlink:actuate="onLoad" draw:mime-type="image/jpeg"/>
</draw:frame>
欧洲议会将于今年年底成立，以开始以乌克兰在欧盟的全部成员身份开始奖金。</text:p>
      <text:p text:style-name="P4">
这是由Verkhovna Rada Ruslan Stefanchuk的主席在乌克林代表通讯员报告的乌克兰议会乌克兰人民代表第一次交流会议的情况下进行的。</text:p>
      <text:p text:style-name="P4">
“欧洲议会的所有机构都证实了乌克兰关于我们未来在欧盟的正式会员资格的高水平和进步。 每个人都确认，到今年年底，他们已经开始就开始就乌克兰的正式成员进行谈判<text:a xlink:type="simple" xlink:href="https://www.ukrinform.ua/tag-evrosouz" text:style-name="Internet_20_link" text:visited-style-name="Visited_20_Internet_20_Link">
</text:a>
”， - 演讲者说。</text:p>
      <text:p text:style-name="P4">
他表达了信念，即支持和与参数间的高水平合作必然会带来结果。</text:p>
      <text:p text:style-name="P4">
Stefanchuk感谢欧洲议会罗伯蒂·莫佐利(Roberti Motzoli)和乌克兰支持乌克兰的所有成员。</text:p>
      <text:p text:style-name="P4">
反过来，欧洲议会主席罗伯特·莫佐尔(Robert Motzol)<text:a xlink:type="simple" xlink:href="https://audiovisual.ec.europa.eu/en/video/I-239892" text:style-name="Internet_20_link" text:visited-style-name="Visited_20_Internet_20_Link">
</text:a>
欧洲工人协助乌克兰制定欧洲一体化的道路。</text:p>
      <text:p text:style-name="P4">
“关于乌克兰的未来是Vevra Union的成员，没有任何疑问。 欧洲议会对瓦沙拉(Vashara)在实施欧洲委员会的七个建议方面取得的进展令与乌克兰的欧盟成员申请有关的七个建议取得了成功……我希望与乌克兰的谈判能够在今年开始。 确保您将永远在欧洲议会中找到朋友和盟友。”  - 强调。</text:p>
      <text:p text:style-name="P4">
她指出，EP看到了乌克兰的无私努力，包括吉里德总统，他们在非常困难的条件下“日夜”工作，以使乌克兰的法律与欧洲一致(尊敬的社区).На переконання президента ЄП, контакти між комітетами Європарламенту та ВРдадуть змогу просунутися в окремих напрямках, обмінятися досвідом.</text:p>
      <text:p text:style-name="P4">
За словами президента Європарламенту, набуття Україною статусу країни-кандидата на вступ у ЄС спричинило трансформацію всієї країни. Водночаснабуття членства в ЄС не обмежується лише прийняттям законодавства, воно маєнабагато глибший вимір.</text:p>
      <text:p text:style-name="P4">
«Європейський парламент робитиме все можливе, щоб допомогти вам у процесіінтеграції України в ЄС... Всі наші інституційні спроможності будутьдоступними для вас. Але ми знаємо, що процес не буде простим», - сказалапрезидент Європарламенту.</text:p>
      <text:p text:style-name="P4">
“我们...准备在这条道路的每个步骤中与您合作。 荣耀乌克兰!”  -  EP的总统。</text:p>
      <text:p text:style-name="P4">
<text:span text:style-name="T4">
另请阅读：</text:span>
 <text:a xlink:type="simple" xlink:href="https://www.ukrinform.ua/rubric-polytics/3689805-smigal-obgovoriv-iz-premerom-horvatii-evrointegraciu-i-povoenne-vidnovlenna.html" text:style-name="Internet_20_link" text:visited-style-name="Visited_20_Internet_20_Link">
<text:span text:style-name="T4">
欧洲整合</text:span>
</text:a>
如报道<text:a xlink:type="simple" xlink:href="https://www.ukrinform.ua/rubric-polytics/3694931-ukrainski-ta-evropejski-deputati-vperse-proveli-spilne-zasidanna.html" text:style-name="Internet_20_link" text:visited-style-name="Visited_20_Internet_20_Link">
</text:a>
在4月12日，参加了欧洲议会泰奇莱内维人民人民代表的第一次联合共同体会议。</text:p>
      <text:p text:style-name="P4">
News Source: <text:a xlink:type="simple" xlink:href="https://www.ukrinform.ua/rubric-polytics/3694972-u-evroparlamenti-nalastovani-do-kinca-roku-pocati-peregovori-pro-vstup-ukraini-v-es-stefancuk.html" text:style-name="Internet_20_link" text:visited-style-name="Visited_20_Internet_20_Link">
https://www.ukrinform.ua/rubric-polytics/3694972-u-evroparlamenti-nalastovani-do-kinca-roku-pocati-peregovori-pro-vstup-ukraini-v-es-stefancuk.html</text:a>
</text:p>
      <!--NEWS-->
      <text:h text:style-name="P10" text:outline-level="1">
<text:span text:style-name="T4">
美国正在大规模森林大火 - 撤离了近200栋房屋</text:span>
</text:h>
      <text:p text:style-name="P4">
作者: Ukrinform (Person)</text:p>
      <text:p text:style-name="P4">
出版商: Укринформ (Organization)</text:p>
      <text:p text:style-name="P4">
出版时间: 2023-04-12T16:37:45+03:00</text:p>
      <text:p text:style-name="P4">
修改时间: 2023-04-12T16:37:45+03:00</text:p>
      <text:p text:style-name="P4">
描述: 由于美国新泽西州南部的森林大火，该地区在夜晚扩大了1000公顷的土地，撤离了170座房屋的居民。  - 乌克林。</text:p>
      <text:p text:style-name="P4">
图片: ["<text:a xlink:type="simple" xlink:href="https://static.ukrinform.com/photos/2023_04/thumb_files/630_360_1681306487-731.jpg" text:style-name="Internet_20_link" text:visited-style-name="Visited_20_Internet_20_Link">
630_360_16813...</text:a>
"]</text:p>
      <text:p text:style-name="P4">
标签: ['Евакуація', 'Ліс', 'Пожежа', 'США']</text:p>
      <text:p text:style-name="P4">
类型: Article</text:p>
      <!--METADATA-->
      <text:p text:style-name="P4">
<draw:frame draw:style-name="fr1" draw:name="Image126" text:anchor-type="as-char" svg:width="6.9236in" svg:height="3.956343in" draw:z-index="0">
<draw:image xlink:href="../Images/yкринформ/2023-04-12T16-37-45-03-00/630_360_1681306487-731.jpg" xlink:type="simple" xlink:show="embed" xlink:actuate="onLoad" draw:mime-type="image/jpeg"/>
</draw:frame>
由于美国新泽西州南部的森林大火，该地区的夜晚已扩大了1000公顷，因此撤离了170座房屋的居民。</text:p>
      <text:p text:style-name="P4">
正如乌克林福姆报道的那样，它报告了<text:a xlink:type="simple" xlink:href="https://edition.cnn.com/2023/04/12/weather/new-jersey-manchester-township-jimmys-waterhole-fire/index.html" text:style-name="Internet_20_link" text:visited-style-name="Visited_20_Internet_20_Link">
</text:a>
.</text:p>
      <text:p text:style-name="P4">
Згідно з інформацією служби лісових пожеж штату Нью-Джерсі, пожежа зросла уп’ять разів приблизно за чотири години після виникнення у Манчестер Тауншип увівторок.</text:p>
      <text:p text:style-name="P4">
Станом на 22:00 за місцевим часом, <text:a xlink:type="simple" xlink:href="https://www.ukrinform.ua/tag-pozeza" text:style-name="Internet_20_link" text:visited-style-name="Visited_20_Internet_20_Link">
 </text:a>
在200公顷和10％的火焰上运行。 大约在02:00，大火蔓延到1000公顷以上的领土，而押韵的水平保持不变。</text:p>
      <text:p text:style-name="P4">
<text:span text:style-name="T4">
另请阅读：</text:span>
 <text:a xlink:type="simple" xlink:href="https://www.ukrinform.ua/rubric-world/3694239-u-pivdennij-korei-lisova-pozeza-vognem-zniseni-do-100-budinkiv-ludi-evakujovuutsa.html" text:style-name="Internet_20_link" text:visited-style-name="Visited_20_Internet_20_Link">
<text:span text:style-name="T4">
 fire </text:span>
</text:a>
大火主要涵盖乌曼斯特宗教的联邦，州和私有财产。</text:p>
      <text:p text:style-name="P4">
根据森林大火，大约有170座建筑物已被撤离，至少有75座受到威胁。 被撤离的人在曼彻斯特中学，并获得当地机构的援助。</text:p>
      <text:p text:style-name="P4">
由于预计会持续的风，新泽西州塔德拉瓦拉(Tadelavara)的森林大火风险增加。</text:p>
      <text:p text:style-name="P4">
<text:span text:style-name="T4">
另请阅读：</text:span>
 <text:a xlink:type="simple" xlink:href="https://www.ukrinform.ua/rubric-world/3694194-bajden-skasuvav-nadzvicajnij-stan-u-ssa-vvedenij-u-2020-roci-cerez-covid19.html" text:style-name="Internet_20_link" text:visited-style-name="Visited_20_Internet_20_Link">
<text:span text:style-name="T4">
美国</text:span>
</text:a>
与该地区的大火有关，道路越来越堵塞。</text:p>
      <text:p text:style-name="P4">
根据乌克林福姆的说法，在周二在印第安纳州东部的美国里士满市，垃圾回收厂发生了大火，导致大约2000人撤离。</text:p>
      <text:p text:style-name="P4">
<text:span text:style-name="T5">
照片：CNN</text:span>
</text:p>
      <text:p text:style-name="P4">
News Source: <text:a xlink:type="simple" xlink:href="https://www.ukrinform.ua/rubric-world/3694974-u-ssa-virue-masstabna-lisova-pozeza-evakuuvali-majze-200-budinkiv.html" text:style-name="Internet_20_link" text:visited-style-name="Visited_20_Internet_20_Link">
https://www.ukrinform.ua/rubric-world/3694974-u-ssa-virue-masstabna-lisova-pozeza-evakuuvali-majze-200-budinkiv.html</text:a>
</text:p>
      <!--NEWS-->
      <text:h text:style-name="P10" text:outline-level="1">
<text:span text:style-name="T4">
巴基斯坦将为乌克兰提供230个集装箱和军事设备</text:span>
</text:h>
      <text:p text:style-name="P4">
作者: Ukrinform (Person)</text:p>
      <text:p text:style-name="P4">
出版商: Укринформ (Organization)</text:p>
      <text:p text:style-name="P4">
出版时间: 2023-04-12T16:39:28+03:00</text:p>
      <text:p text:style-name="P4">
修改时间: 2023-04-12T16:39:28+03:00</text:p>
      <text:p text:style-name="P4">
描述: 巴基斯坦将于4月向乌克兰发送230台国防设备。  - 乌克林。</text:p>
      <text:p text:style-name="P4">
图片: ["<text:a xlink:type="simple" xlink:href="https://static.ukrinform.com/photos/2023_04/thumb_files/630_360_1681306627-913.jpg" text:style-name="Internet_20_link" text:visited-style-name="Visited_20_Internet_20_Link">
630_360_16813...</text:a>
"]</text:p>
      <text:p text:style-name="P4">
标签: ['Пакистан', 'допомога', 'Війна з росією']</text:p>
      <text:p text:style-name="P4">
类型: Article</text:p>
      <!--METADATA-->
      <text:p text:style-name="P4">
<draw:frame draw:style-name="fr1" draw:name="Image127" text:anchor-type="as-char" svg:width="6.9236in" svg:height="3.956343in" draw:z-index="0">
<draw:image xlink:href="../Images/yкринформ/2023-04-12T16-39-28-03-00/630_360_1681306627-913.jpg" xlink:type="simple" xlink:show="embed" xlink:actuate="onLoad" draw:mime-type="image/jpeg"/>
</draw:frame>
巴基斯坦鲜花将向乌克兰发送230个国防设备容器。</text:p>
      <text:p text:style-name="P4">
正如乌克林福姆报道的那样，它报告了<text:a xlink:type="simple" xlink:href="http://m.economictimes.com/news/defence/pakistan-to-ship-230-containers-of-arms-to-ukraine/amp_articleshow/99362810.cms" text:style-name="Internet_20_link" text:visited-style-name="Visited_20_Internet_20_Link">
</text:a>
。</text:p>
      <text:p text:style-name="P4">
值得注意的是，MV Bokram和MV Kherson的船只带有军事装备，将离开卡拉奇港。</text:p>
      <text:p text:style-name="P4">
如意识到这些问题的ET报道，从巴基斯坦到乌克兰携带武器的船只在美国和欧洲国家越来越有用。 EAR，ET报道说，波兰和德国的港口是从巴基斯坦运输武器的主要道路，包括坦克和导弹。</text:p>
      <text:p text:style-name="P4">
<text:span text:style-name="T4">
另请阅读：</text:span>
 <text:a xlink:type="simple" xlink:href="https://www.ukrinform.ua/rubric-ato/3692358-litva-nadast-ukraini-novij-paket-vijskovoi-dopomogi.html" text:style-name="Internet_20_link" text:visited-style-name="Visited_20_Internet_20_Link">
<text:span text:style-name="T4">
将给予</text:span>
</text:a>
正如出版物所指出的那样，<text:a xlink:type="simple" xlink:href="https://www.ukrinform.ua/tag-pakistan" text:style-name="Internet_20_link" text:visited-style-name="Visited_20_Internet_20_Link">
</text:a>
他成为乌克兰国防设备的主要供应商。 去年，英国曾经将巴基斯坦用作乌克兰国家的武器飞机。</text:p>
      <text:p text:style-name="P4">
《经济时报》指出，即使巴基斯坦在俄罗斯寻求帮助以现代化自己的航空发动机时，他也为乌克兰提供援助。</text:p>
      <text:p text:style-name="P4">
News Source: <text:a xlink:type="simple" xlink:href="https://www.ukrinform.ua/rubric-ato/3694975-pakistan-nadast-ukraini-230-kontejneriv-z-vijskovim-sporadzennam.html" text:style-name="Internet_20_link" text:visited-style-name="Visited_20_Internet_20_Link">
https://www.ukrinform.ua/rubric-ato/3694975-pakistan-nadast-ukraini-230-kontejneriv-z-vijskovim-sporadzennam.html</text:a>
</text:p>
      <!--NEWS-->
      <text:h text:style-name="P10" text:outline-level="1">
<text:span text:style-name="T4">
乌克兰和印度已同意续签政府间委员会的工作 - 外交部</text:span>
</text:h>
      <text:p text:style-name="P4">
作者: Ukrinform (Person)</text:p>
      <text:p text:style-name="P4">
出版商: Укринформ (Organization)</text:p>
      <text:p text:style-name="P4">
出版时间: 2023-04-12T16:40:19+03:00</text:p>
      <text:p text:style-name="P4">
修改时间: 2023-04-12T16:40:19+03:00</text:p>
      <text:p text:style-name="P4">
描述: 乌克兰和印度已同意进行外交政策咨询，恢复政府间委员会的工作并增加人道主义援助。  - 乌克林。</text:p>
      <text:p text:style-name="P4">
图片: ["<text:a xlink:type="simple" xlink:href="https://static.ukrinform.com/photos/2023_04/thumb_files/630_360_1681306487-873.jpg" text:style-name="Internet_20_link" text:visited-style-name="Visited_20_Internet_20_Link">
630_360_16813...</text:a>
", "<text:a xlink:type="simple" xlink:href="https://static.ukrinform.com/photos/2023_04/1681306486-486.jpg" text:style-name="Internet_20_link" text:visited-style-name="Visited_20_Internet_20_Link">
1681306486-48...</text:a>
", "<text:a xlink:type="simple" xlink:href="https://static.ukrinform.com/photos/2023_04/1681306486-946.jpg" text:style-name="Internet_20_link" text:visited-style-name="Visited_20_Internet_20_Link">
1681306486-94...</text:a>
", "<text:a xlink:type="simple" xlink:href="https://static.ukrinform.com/photos/2023_04/1681306487-582.jpg" text:style-name="Internet_20_link" text:visited-style-name="Visited_20_Internet_20_Link">
1681306487-58...</text:a>
"]</text:p>
      <text:p text:style-name="P4">
标签: ['Джапарова', 'Індія', 'МЗС', 'Візит']</text:p>
      <text:p text:style-name="P4">
类型: Article</text:p>
      <!--METADATA-->
      <text:p text:style-name="P4">
<draw:frame draw:style-name="fr1" draw:name="Image128" text:anchor-type="as-char" svg:width="6.9236in" svg:height="3.956343in" draw:z-index="0">
<draw:image xlink:href="../Images/yкринформ/2023-04-12T16-40-19-03-00/630_360_1681306487-873.jpg" xlink:type="simple" xlink:show="embed" xlink:actuate="onLoad" draw:mime-type="image/jpeg"/>
</draw:frame>
乌克兰和印度已同意进行外交政策咨询，恢复政府间委员会的工作并增加人道主义援助。</text:p>
      <text:p text:style-name="P4">
据报道<text:a xlink:type="simple" xlink:href="https://mfa.gov.ua/news/emine-dzhaparova-zdijsnila-dvodennij-vizit-v-indiyu" text:style-name="Internet_20_link" text:visited-style-name="Visited_20_Internet_20_Link">
</text:a>
据报道，根据第一任副外交大臣艾米娜·贾帕罗夫(Emina Japarov)对印度共和国的两天访问的结果。</text:p>
      <text:p text:style-name="P4">
<draw:frame draw:style-name="fr1" draw:name="Image129" text:anchor-type="as-char" svg:width="6.9236in" svg:height="5.187958in" draw:z-index="0">
<draw:image xlink:href="../Images/yкринформ/2023-04-12T16-40-19-03-00/1681306486-486.jpg" xlink:type="simple" xlink:show="embed" xlink:actuate="onLoad" draw:mime-type="image/jpeg"/>
</draw:frame>
“根据这次访问的结果，双方达成了有关进行公共政治咨询的协议，恢复了政府间乌克兰 - 印度 - 印度贸易委员会，经济，科学，科学，技术，工业和文化合作，并增加了人道主义援助的数量， “外交政策说。</text:p>
      <text:p text:style-name="P4">
<draw:frame draw:style-name="fr1" draw:name="Image130" text:anchor-type="as-char" svg:width="6.9236in" svg:height="5.975162in" draw:z-index="0">
<draw:image xlink:href="../Images/yкринформ/2023-04-12T16-40-19-03-00/1681306486-946.jpg" xlink:type="simple" xlink:show="embed" xlink:actuate="onLoad" draw:mime-type="image/jpeg"/>
</draw:frame>
外交部回忆说，第一任副部长讨论了国家之间的合作加强与国务事务部长和印度国家文化部长Minakashi Lekhi和<text:a xlink:type="simple" xlink:href="https://www.ukrinform.ua/rubric-polytics/3694566-dzaparova-peredala-premeru-indii-lista-vid-zelenskogo.html" text:style-name="Internet_20_link" text:visited-style-name="Visited_20_Internet_20_Link">
</text:a>
 .</text:p>
      <text:p text:style-name="P4">
<draw:frame draw:style-name="fr1" draw:name="Image131" text:anchor-type="as-char" svg:width="6.9236in" svg:height="5.187958in" draw:z-index="0">
<draw:image xlink:href="../Images/yкринформ/2023-04-12T16-40-19-03-00/1681306487-582.jpg" xlink:type="simple" xlink:show="embed" xlink:actuate="onLoad" draw:mime-type="image/jpeg"/>
</draw:frame>
与外交副部长<text:a xlink:type="simple" xlink:href="https://www.ukrinform.ua/tag-india" text:style-name="Internet_20_link" text:visited-style-name="Visited_20_Internet_20_Link">
</text:a>
Sanjai Verma Dzhaparov讨论了加强综合伙伴关系合作的方法，包括雄心勃勃的双边互动计划。</text:p>
      <text:p text:style-name="P4">
<text:span text:style-name="T4">
另请阅读：</text:span>
 <text:a xlink:type="simple" xlink:href="https://www.ukrinform.ua/rubric-polytics/3693897-dzaparova-zaprosila-indiu-priednatisa-do-formuli-miru-ta-iniciativi-grain-from-ukraine.html" text:style-name="Internet_20_link" text:visited-style-name="Visited_20_Internet_20_Link">
<text:span text:style-name="T4">
 giaparova </text:span>
</text:a>
“我们希望印度在俄罗斯侵略，确保和平并加入乌克兰的战后重建方面，将在G20中主持并成为有影响力的全球球员，将在终止俄罗斯的侵略中发挥积极作用，”这位部长的第一次 - 。</text:p>
      <text:p text:style-name="P4">
正如乌克兰乌克兰(Ukrinform)报道的那样，乌克兰吉亚帕罗娃(Ukraine Giaparova)的第一任外交部长告知乌克兰总统<text:a xlink:type="simple" xlink:href="https://www.ukrinform.ua/rubric-polytics/3694048-prezident-hoce-provesti-telefonni-peregovori-z-premerom-indii-dzaparova.html" text:style-name="Internet_20_link" text:visited-style-name="Visited_20_Internet_20_Link">
</text:a>
。</text:p>
      <text:p text:style-name="P4">
<text:span text:style-name="T5">
foto：外国</text:span>
</text:p>
      <text:p text:style-name="P4">
News Source: <text:a xlink:type="simple" xlink:href="https://www.ukrinform.ua/rubric-polytics/3694976-ukraina-j-india-domovilis-ponoviti-robotu-mizuradovoi-komisii-mzs.html" text:style-name="Internet_20_link" text:visited-style-name="Visited_20_Internet_20_Link">
https://www.ukrinform.ua/rubric-polytics/3694976-ukraina-j-india-domovilis-ponoviti-robotu-mizuradovoi-komisii-mzs.html</text:a>
</text:p>
      <!--NEWS-->
      <text:h text:style-name="P10" text:outline-level="1">
<text:span text:style-name="T4">
俄罗斯人解雇了Orshih和Guliaypole</text:span>
</text:h>
      <text:p text:style-name="P4">
作者: Ukrinform (Person)</text:p>
      <text:p text:style-name="P4">
出版商: Укринформ (Organization)</text:p>
      <text:p text:style-name="P4">
出版时间: 2023-04-12T16:41:18+03:00</text:p>
      <text:p text:style-name="P4">
修改时间: 2023-04-12T16:41:18+03:00</text:p>
      <text:p text:style-name="P4">
描述: 俄罗斯联邦的军队袭击了Zaporizhzhya地区，企业和私营部门的Orikhiv和Gulyaypol。  - 乌克林。</text:p>
      <text:p text:style-name="P4">
图片: ["<text:a xlink:type="simple" xlink:href="https://static.ukrinform.com/photos/2023_04/thumb_files/630_360_1681306782-796.jpg" text:style-name="Internet_20_link" text:visited-style-name="Visited_20_Internet_20_Link">
630_360_16813...</text:a>
"]</text:p>
      <text:p text:style-name="P4">
标签: ['Обстріл', 'Запоріжжя', 'Війна з росією']</text:p>
      <text:p text:style-name="P4">
类型: Article</text:p>
      <!--METADATA-->
      <text:p text:style-name="P4">
<draw:frame draw:style-name="fr1" draw:name="Image132" text:anchor-type="as-char" svg:width="6.9236in" svg:height="3.956343in" draw:z-index="0">
<draw:image xlink:href="../Images/yкринформ/2023-04-12T16-41-18-03-00/630_360_1681306782-796.jpg" xlink:type="simple" xlink:show="embed" xlink:actuate="onLoad" draw:mime-type="image/jpeg"/>
</draw:frame>
Zaporizhhya地区Orikhiv和Gulyaypol的Rffzava军队，受伤的企业和私营部门。</text:p>
      <text:p text:style-name="P4">
关于<text:a xlink:type="simple" xlink:href="http://t.me/zoda_gov_ua/18209" text:style-name="Internet_20_link" text:visited-style-name="Visited_20_Internet_20_Link">
</text:a>
乌克林福姆报道，Zaporizhzhiaov负责人尤里·马拉什科(Yuri Malashko)报道。</text:p>
      <text:p text:style-name="P4">
马拉什科说：“同样，敌人在漫长的城市中击败了 - 奥里基夫(Orikhiv)和古利亚波尔(Gulyaypole)在大火中击败。企业和私营部门的基础设施已经意识到。”</text:p>
      <text:p text:style-name="P4">
<text:span text:style-name="T4">
另请阅读：</text:span>
 <text:a xlink:type="simple" xlink:href="https://www.ukrinform.ua/rubric-regions/3694761-za-dobu-rosiani-obstrilali-devat-oblastej-ukraini-zvedenna-ova.html" text:style-name="Internet_20_link" text:visited-style-name="Visited_20_Internet_20_Link">
<text:span text:style-name="T4">
射击</text:span>
</text:a>
据报道，在4月11日上午，俄罗斯军方针对Zaporozhye地区的Orikhiv Iguliapole <text:a xlink:type="simple" xlink:href="https://www.ukrinform.ua/rubric-ato/3694323-rosiani-zranku-zavdali-aviaudaru-po-gulajpolu.html" text:style-name="Internet_20_link" text:visited-style-name="Visited_20_Internet_20_Link">
</text:a>
 .</text:p>
      <text:p text:style-name="P4">
News Source: <text:a xlink:type="simple" xlink:href="https://www.ukrinform.ua/rubric-ato/3694977-rosiani-obstrilali-orihiv-i-gulajpole.html" text:style-name="Internet_20_link" text:visited-style-name="Visited_20_Internet_20_Link">
https://www.ukrinform.ua/rubric-ato/3694977-rosiani-obstrilali-orihiv-i-gulajpole.html</text:a>
</text:p>
      <!--NEWS-->
      <text:h text:style-name="P10" text:outline-level="1">
<text:span text:style-name="T4">
俄罗斯黑客通过咖啡馆监视摄像头跟踪乌克兰的Gumkonova</text:span>
</text:h>
      <text:p text:style-name="P4">
作者: Ukrinform (Person)</text:p>
      <text:p text:style-name="P4">
出版商: Укринформ (Organization)</text:p>
      <text:p text:style-name="P4">
出版时间: 2023-04-12T16:46:00+03:00</text:p>
      <text:p text:style-name="P4">
修改时间: 2023-04-12T16:46:00+03:00</text:p>
      <text:p text:style-name="P4">
描述: 俄罗斯黑客已经访问了乌克兰咖啡店的私人安全室，以通过人道主义援助经过的方式收集有关车队的侦察信息。  - 乌克林。</text:p>
      <text:p text:style-name="P4">
图片: ["<text:a xlink:type="simple" xlink:href="https://static.ukrinform.com/photos/2019_12/thumb_files/630_360_1575644583-214.jpg" text:style-name="Internet_20_link" text:visited-style-name="Visited_20_Internet_20_Link">
630_360_15756...</text:a>
"]</text:p>
      <text:p text:style-name="P4">
标签: ['Гуманітарна допомога', 'Хакери', 'Камера', 'Війна з росією']</text:p>
      <text:p text:style-name="P4">
类型: Article</text:p>
      <!--METADATA-->
      <text:p text:style-name="P4">
<draw:frame draw:style-name="fr1" draw:name="Image133" text:anchor-type="as-char" svg:width="6.9236in" svg:height="3.956343in" draw:z-index="0">
<draw:image xlink:href="../Images/yкринформ/2023-04-12T16-46-00-03-00/630_360_1575644583-214.jpg" xlink:type="simple" xlink:show="embed" xlink:actuate="onLoad" draw:mime-type="image/jpeg"/>
</draw:frame>
俄罗斯黑客被访问乌克兰咖啡店的私人安全室，以选择有关车队的侦察信息，并通过他们通过的人道主义援助。</text:p>
      <text:p text:style-name="P4">
正如乌克林福姆报道的那样，它报告了<text:a xlink:type="simple" xlink:href="https://www.theguardian.com/world/2023/apr/11/russian-hackers-target-security-cameras-inside-ukraine-coffee-shops" text:style-name="Internet_20_link" text:visited-style-name="Visited_20_Internet_20_Link">
</text:a>
。</text:p>
      <text:p text:style-name="P4">
如图所述，美国安全的高级代表周二告知了这一点。</text:p>
      <text:p text:style-name="P4">
国家安全局网络安全部主任罗布·乔伊斯(Rob Joyce)表示，俄罗斯政府并得到了他的支持<text:a xlink:type="simple" xlink:href="https://www.ukrinform.ua/tag-hakeri" text:style-name="Internet_20_link" text:visited-style-name="Visited_20_Internet_20_Link">
</text:a>
他们继续在军事入侵乌克兰的框架内攻击乌克兰信息技术。</text:p>
      <text:p text:style-name="P4">
据他说，黑客关注的对象之一是相机，该摄像机被地方当局和私人企业用于该领土的监视。</text:p>
      <text:p text:style-name="P4">
乔伊斯说：“对乌克兰利益的攻击，无论是金融，州，个人还是个人业务，都在继续。”  - 创造性的事情发生。 当俄罗斯黑客在开放的网络摄像头上观看柱子并帮助火车时，我们绘画。”</text:p>
      <text:p text:style-name="P4">
国家安全局网络安全部主任还指出：“他们将打破这些网络摄像头……而不是使用城市(相机)它们在互联网上可用，他们可以查看自助餐厅坎波维，并看到他们需要看的道路。”</text:p>
      <text:p text:style-name="P4">
<text:span text:style-name="T4">
另请阅读：</text:span>
 <text:a xlink:type="simple" xlink:href="https://www.ukrinform.ua/rubric-uarazom/3694663-rosijski-kiberataki-ne-zavadat-kanadi-pidtrimuvati-ukrainu-trudo.html" text:style-name="Internet_20_link" text:visited-style-name="Visited_20_Internet_20_Link">
</text:a>
这位官员还报告说，俄罗斯人将努力集中在破坏美国国防制造商和物流运输公司，以更多地认识到乌克兰的武器供应链。</text:p>
      <text:p text:style-name="P4">
据报道，俄罗斯黑客暂时破坏了加拿大总理的地点，但这不会干扰加拿大对乌克兰的支持。</text:p>
      <text:p text:style-name="P4">
2月，Noname057 Hacker Group在总理 - 局部访问基辅乔治·梅洛尼(Keiev George Meloni)之际，在小型公司和机构上进行了DDOS攻击。</text:p>
      <text:p text:style-name="P4">
3月，同一团体袭击了意大利政府的网站，包括下部竞选和几个部委，自最近20名乌克兰军方接受了SAMP-T培训。</text:p>
      <text:p text:style-name="P4">
News Source: <text:a xlink:type="simple" xlink:href="https://www.ukrinform.ua/rubric-technology/3694978-rosijski-hakeri-vidstezuut-gumkonvoi-v-ukraini-cerez-kameri-sposterezenna-u-kafe.html" text:style-name="Internet_20_link" text:visited-style-name="Visited_20_Internet_20_Link">
https://www.ukrinform.ua/rubric-technology/3694978-rosijski-hakeri-vidstezuut-gumkonvoi-v-ukraini-cerez-kameri-sposterezenna-u-kafe.html</text:a>
</text:p>
      <!--NEWS-->
      <text:h text:style-name="P10" text:outline-level="1">
<text:span text:style-name="T4">
欧洲委员会秘书长谴责了乌克兰军事俄罗斯人的处决</text:span>
</text:h>
      <text:p text:style-name="P4">
作者: Ukrinform (Person)</text:p>
      <text:p text:style-name="P4">
出版商: Укринформ (Organization)</text:p>
      <text:p text:style-name="P4">
出版时间: 2023-04-12T16:47:35+03:00</text:p>
      <text:p text:style-name="P4">
修改时间: 2023-04-12T16:47:35+03:00</text:p>
      <text:p text:style-name="P4">
描述: 欧洲委员会秘书长由46个国家组成，玛丽亚·佩奇诺维奇·伯希（Maria Peychinovich-Burich）谴责了乌克兰军事俄罗斯人的处决。  - 乌克林。</text:p>
      <text:p text:style-name="P4">
图片: ["<text:a xlink:type="simple" xlink:href="https://static.ukrinform.com/photos/2022_10/thumb_files/630_360_1665180314-896.jpg" text:style-name="Internet_20_link" text:visited-style-name="Visited_20_Internet_20_Link">
630_360_16651...</text:a>
"]</text:p>
      <text:p text:style-name="P4">
标签: ['Страта', 'Рада Європи', 'Військові', 'Пейчинович-Бурич', 'Війна з росією']</text:p>
      <text:p text:style-name="P4">
类型: Article</text:p>
      <!--METADATA-->
      <text:p text:style-name="P4">
<draw:frame draw:style-name="fr1" draw:name="Image134" text:anchor-type="as-char" svg:width="6.9236in" svg:height="3.956343in" draw:z-index="0">
<draw:image xlink:href="../Images/yкринформ/2023-04-12T16-47-35-03-00/630_360_1665180314-896.jpg" xlink:type="simple" xlink:show="embed" xlink:actuate="onLoad" draw:mime-type="image/jpeg"/>
</draw:frame>
欧洲委员会秘书长由46个国家组成，玛丽亚皮诺维奇·伯希(Mariapichinovich-Burich)谴责了乌克兰军事俄罗斯人的处决。</text:p>
      <text:p text:style-name="P4">
正如乌克林福姆报道的那样，她在[]中报道(https://twitter.com/MarijaPBuric/status/1646125673885360129)。</text:p>
      <text:p text:style-name="P4">
“令人惊恐的视频中，俄罗斯军队由乌克兰战俘领导。 这不是人类的，我谴责它。” Peychinovich-Burich写道。</text:p>
      <text:p text:style-name="P4">
她还补充说，有罪应承担责任。</text:p>
      <text:p text:style-name="P4">
<text:span text:style-name="T4">
另请阅读：</text:span>
 <text:a xlink:type="simple" xlink:href="https://www.ukrinform.ua/rubric-polytics/3694961-strata-ukrainskogo-bijca-misia-oon-z-prav-ludini-zaklikae-pokarati-vinnih.html" text:style-name="Internet_20_link" text:visited-style-name="Visited_20_Internet_20_Link">
<text:span text:style-name="T4">
任务</text:span>
</text:a>
正如乌克林福姆报道的那样，据称乌克兰辩护人主管的两个视频出现在互联网上。</text:p>
      <text:p text:style-name="P4">
根据信息<text:a xlink:type="simple" xlink:href="http://www.cnn.com/europe/live-news/russia-ukraine-war-news-04-11-23/index.html" text:style-name="Internet_20_link" text:visited-style-name="Visited_20_Internet_20_Link">
</text:a>
，“视频可能描绘了个别事件。 一个可能是最近记录的，另一个可以在夏天被删除。”</text:p>
      <text:p text:style-name="P4">
第一个视频于4月8日在社交网络上的俄罗斯频道上发布。该视频是由“瓦格纳”故意拍摄的，显示了两名居住在损坏的军用车辆旁边的乌克兰军队的尸体。 似乎两个人都被炸毁了。俄罗斯的帐户说该视频是在巴赫穆特附近拍摄的。</text:p>
      <text:p text:style-name="P4">
鉴于框架中的植物数量，第二个视频出现在Twitter上并故意模糊。 纳米正在试图显示<text:a xlink:type="simple" xlink:href="https://www.ukrinform.ua/tag-rosijski-vijskovi" text:style-name="Internet_20_link" text:visited-style-name="Visited_20_Internet_20_Link">
</text:a>
，他用刀夺走了乌克兰军队的头。 视频开头的声音表明，当暴力解决时，受害者仍然可以活着。” CNN说。</text:p>
      <text:p text:style-name="P4">
乌克兰安全服务<text:a xlink:type="simple" xlink:href="https://www.ukrinform.ua/rubric-ato/3694771-sbu-vidkrila-spravu-sodo-video-z-vidrizannam-golovi-ukrainskomu-vijskovomu.html" text:style-name="Internet_20_link" text:visited-style-name="Visited_20_Internet_20_Link">
</text:a>
至于俄罗斯入侵者的录像，切断了乌克兰人的负责人。</text:p>
      <text:p text:style-name="P4">
乌克兰执法机构采取措施来确定犯罪的人。</text:p>
      <text:p text:style-name="P4">
<text:a xlink:type="simple" xlink:href="https://www.ukrinform.ua/rubric-ato/3694808-zelenskij-pro-stratu-ukrainskogo-voina-ce-video-rosii-akou-vona-e.html" text:style-name="Internet_20_link" text:visited-style-name="Visited_20_Internet_20_Link">
</text:a>
被切断的Strati -Ukrainian战士的视频应该看到整个世界，没有人不会理解世界领导人是否没有反应。</text:p>
      <text:p text:style-name="P4">
<text:span text:style-name="T5">
foto：coe.int</text:span>
</text:p>
      <text:p text:style-name="P4">
News Source: <text:a xlink:type="simple" xlink:href="https://www.ukrinform.ua/rubric-polytics/3694980-gensek-radi-evropi-zasudila-strati-ukrainskih-vijskovih-rosianami.html" text:style-name="Internet_20_link" text:visited-style-name="Visited_20_Internet_20_Link">
https://www.ukrinform.ua/rubric-polytics/3694980-gensek-radi-evropi-zasudila-strati-ukrainskih-vijskovih-rosianami.html</text:a>
</text:p>
      <!--NEWS-->
      <text:h text:style-name="P10" text:outline-level="1">
<text:span text:style-name="T4">
Shmigal开始访问美国</text:span>
</text:h>
      <text:p text:style-name="P4">
作者: Ukrinform (Person)</text:p>
      <text:p text:style-name="P4">
出版商: Укринформ (Organization)</text:p>
      <text:p text:style-name="P4">
出版时间: 2023-04-12T16:53:00+03:00</text:p>
      <text:p text:style-name="P4">
修改时间: 2023-04-12T16:53:00+03:00</text:p>
      <text:p text:style-name="P4">
描述: 乌克兰丹尼斯·施米加尔（Denis Shmigal）的总理开始对美国进行工作访问，该州计划讨论军事，财政援助，吸引投资和恢复方面的援助，以及增加对俄罗斯联邦的制裁压力的需求。  - 乌克林。</text:p>
      <text:p text:style-name="P4">
图片: ["<text:a xlink:type="simple" xlink:href="https://static.ukrinform.com/photos/2023_04/thumb_files/630_360_1681307679-894.jpg" text:style-name="Internet_20_link" text:visited-style-name="Visited_20_Internet_20_Link">
630_360_16813...</text:a>
"]</text:p>
      <text:p text:style-name="P4">
标签: ['Антиросійські санкції', 'МВФ', 'США', 'Візит', 'Світовий банк', 'Шмигаль']</text:p>
      <text:p text:style-name="P4">
类型: Article</text:p>
      <!--METADATA-->
      <text:p text:style-name="P4">
<draw:frame draw:style-name="fr1" draw:name="Image135" text:anchor-type="as-char" svg:width="6.9236in" svg:height="3.956343in" draw:z-index="0">
<draw:image xlink:href="../Images/yкринформ/2023-04-12T16-53-00-03-00/630_360_1681307679-894.jpg" xlink:type="simple" xlink:show="embed" xlink:actuate="onLoad" draw:mime-type="image/jpeg"/>
</draw:frame>
乌克兰丹尼斯·施米加尔(Denis Shmigal)总理开始对美国进行工作访问，在此期间，他计划讨论军事，财政援助，吸引投资和恢复方面的援助，以及遏制俄罗斯联邦的需求。</text:p>
      <text:p text:style-name="P4">
政府负责人在<text:a xlink:type="simple" xlink:href="https://t.me/Denys_Smyhal/4950" text:style-name="Internet_20_link" text:visited-style-name="Visited_20_Internet_20_Link">
</text:a>
，报道乌克林福姆。</text:p>
      <text:p text:style-name="P4">
“我们开始在美国工作。 军事，财务，制裁支持，吸引投资和恢复的援助。 让我们与国防，金融，贸易和运输部长，世界银行，国际货币基金组织，美国国际开发署，EIB等讨论所有这些问题。”他说<text:a xlink:type="simple" xlink:href="https://www.ukrinform.ua/tag-smigal" text:style-name="Internet_20_link" text:visited-style-name="Visited_20_Internet_20_Link">
</text:a>
。</text:p>
      <text:p text:style-name="P4">
他补充说，我们正在指望新的安排。</text:p>
      <text:p text:style-name="P4">
<text:span text:style-name="T4">
另请阅读：</text:span>
 <text:a xlink:type="simple" xlink:href="https://www.ukrinform.ua/rubric-polytics/3694732-vilna-torgivla-vijskova-dopomoga-ta-sankcii-smigal-pidsumuvav-vizit-do-kanadi.html" text:style-name="Internet_20_link" text:visited-style-name="Visited_20_Internet_20_Link">
<text:span text:style-name="T4">
 shmigal </text:span>
</text:a>
正如华盛顿政府负责人Ukrinform所报告的(美国)世界银行集团举行的春季会议将参加春季会议论坛。 他将与美国国防部长劳埃德·奥斯汀(Lloyd Austin)会面，美国商务部长吉娜·雷莫蒙德(Gina Raymomond)，财政部长珍妮特·埃伦(Janet Ellen)以及国际货币基金组织(IMF)的管理层，世界银行，欧洲投资银行的管理层。</text:p>
      <text:p text:style-name="P4">
4月11日，Denis Shmigal对加拿大进行了工作访问。 在那里，他遇到了加拿大总理贾斯汀·特鲁多(Justin Trudeau)和加拿大金融公司基督教弗里兰(Christ Friland)的维奇雷米尔(Viceremier)。</text:p>
      <text:p text:style-name="P4">
<text:span text:style-name="T5">
foto：Denis Shmigal/Telegram</text:span>
</text:p>
      <text:p text:style-name="P4">
News Source: <text:a xlink:type="simple" xlink:href="https://www.ukrinform.ua/rubric-polytics/3694984-smigal-rozpocav-robocij-vizit-u-ssa.html" text:style-name="Internet_20_link" text:visited-style-name="Visited_20_Internet_20_Link">
https://www.ukrinform.ua/rubric-polytics/3694984-smigal-rozpocav-robocij-vizit-u-ssa.html</text:a>
</text:p>
      <!--NEWS-->
      <text:h text:style-name="P10" text:outline-level="1">
<text:span text:style-name="T4">
U-Lead：引入最低纳税责任将增加社区预算</text:span>
</text:h>
      <text:p text:style-name="P4">
作者: Ukrinform (Person)</text:p>
      <text:p text:style-name="P4">
出版商: Укринформ (Organization)</text:p>
      <text:p text:style-name="P4">
出版时间: 2023-04-12T16:53:36+03:00</text:p>
      <text:p text:style-name="P4">
修改时间: 2023-04-12T16:53:36+03:00</text:p>
      <text:p text:style-name="P4">
描述: 《关于乌克兰税法修正案的法律和乌克兰的其他立法法案确保预算收入的平衡》（第1914-IX号）实质上更新了税法，并旨在促进竞争。  - 乌克林。</text:p>
      <text:p text:style-name="P4">
图片: ["<text:a xlink:type="simple" xlink:href="https://static.ukrinform.com/photos/2023_01/thumb_files/630_360_1673594754-631.jpg" text:style-name="Internet_20_link" text:visited-style-name="Visited_20_Internet_20_Link">
630_360_16735...</text:a>
"]</text:p>
      <text:p text:style-name="P4">
标签: ['Бюджет', 'Податки', 'Тергромада', 'Гроші', 'U-LEAD з Європою']</text:p>
      <text:p text:style-name="P4">
类型: Article</text:p>
      <!--METADATA-->
      <text:p text:style-name="P4">
<draw:frame draw:style-name="fr1" draw:name="Image136" text:anchor-type="as-char" svg:width="6.9236in" svg:height="3.956343in" draw:z-index="0">
<draw:image xlink:href="../Images/yкринформ/2023-04-12T16-53-36-03-00/630_360_1673594754-631.jpg" xlink:type="simple" xlink:show="embed" xlink:actuate="onLoad" draw:mime-type="image/jpeg"/>
</draw:frame>
法律“借鉴了《乌克兰税法修正案》和乌克兰的其他立法法案，以确保预算收入的平衡”(№1914-ix)显着更新税法，并旨在促进竞争。</text:p>
      <text:p text:style-name="P4">
该意见是由Cherkasy地区Mykola Gulko的区域办公室“ U欧洲U-Lead与欧洲”的市政财政和管理顾问表示的，并参考了<text:a xlink:type="simple" xlink:href="https://u-lead.org.ua/news/183" text:style-name="Internet_20_link" text:visited-style-name="Visited_20_Internet_20_Link">
</text:a>
根据专家的说法，该法律旨在消除或限制不合理的分支机构(从缴税中消除合法计划)，以及均等竞争条件。</text:p>
      <text:p text:style-name="P4">
《税法的修正案》规定了税收管理，税收偿还，所得税，增值税，个人收入税，简化税收制度，消费税和消费货物许可，租金的许可。</text:p>
      <text:p text:style-name="P4">
<text:span text:style-name="T4">
另请阅读：</text:span>
 <text:a xlink:type="simple" xlink:href="https://www.ukrinform.ua/rubric-regions/3694968-u-devati-gromadah-na-zahodi-ukraini-zaprovadat-sistemu-energeticnogo-menedzmentu.html" text:style-name="Internet_20_link" text:visited-style-name="Visited_20_Internet_20_Link">
</text:a>
“引入最低纳税责任的目的(MHA)阴影处理的肾脏和捐赠的额外收入<text:a xlink:type="simple" xlink:href="https://www.ukrinform.ua/tag-budzet" text:style-name="Internet_20_link" text:visited-style-name="Visited_20_Internet_20_Link">
</text:a>
。 如果一般IDP的金额少于支付的所有税款和租赁土地的费用，则纳税人宣布将军的MFA的负值，并且事实上不缴纳。” Gulko说。</text:p>
      <text:p text:style-name="P4">
他说，与此同时，如果纳税人比普通的MFA一年付费，那么他需要支付差额。 如果不付款或不合时宜地支付IPZ，则将受到罚款。</text:p>
      <text:p text:style-name="P4">
顾问强调：“对于社区而言，在农业土地农业用地的硕士学位内支付的大多数资金也将在现场地点获得国内预算。”<text:span text:style-name="T4">
另请阅读：</text:span>
 <text:a xlink:type="simple" xlink:href="https://www.ukrinform.ua/rubric-regions/3669385-gromada-na-odesini-stimulue-stvorenna-robocih-misc-dla-pereselenciv-ulead.html" text:style-name="Internet_20_link" text:visited-style-name="Visited_20_Internet_20_Link">
<text:span text:style-name="T4">
铅</text:span>
</text:a>
乌克兰在地方一级扩大权利和机遇的计划，“与欧洲的U-Lead”的问责制和发展由欧盟及其德国，波兰，瑞典，Denmia，爱沙尼亚和斯洛文尼亚的欧盟及其国家成员共同资助为了支持乌克兰加强当地自治的途径。U领导促进乌克兰透明，负责和多层次的管理，这对公民的需求做出了响应并扩大了社区。</text:p>
      <text:p text:style-name="P4">
News Source: <text:a xlink:type="simple" xlink:href="https://www.ukrinform.ua/rubric-economy/3694981-ulead-vvedenna-minimalnogo-podatkovogo-zobovazanna-zbilsit-nadhodzenna-do-budzetiv-gromad.html" text:style-name="Internet_20_link" text:visited-style-name="Visited_20_Internet_20_Link">
https://www.ukrinform.ua/rubric-economy/3694981-ulead-vvedenna-minimalnogo-podatkovogo-zobovazanna-zbilsit-nadhodzenna-do-budzetiv-gromad.html</text:a>
</text:p>
      <!--NEWS-->
      <text:h text:style-name="P10" text:outline-level="1">
<text:span text:style-name="T4">
“干ad。 森林歌曲»4月20日将在意大利发行</text:span>
</text:h>
      <text:p text:style-name="P4">
作者: Ukrinform (Person)</text:p>
      <text:p text:style-name="P4">
出版商: Укринформ (Organization)</text:p>
      <text:p text:style-name="P4">
出版时间: 2023-04-12T16:56:19+03:00</text:p>
      <text:p text:style-name="P4">
修改时间: 2023-04-12T16:56:19+03:00</text:p>
      <text:p text:style-name="P4">
描述: 动画电影“ Mavka。 Forest Song»将于4月20日发行在意大利的一个广泛的电影院。  - 乌克林。</text:p>
      <text:p text:style-name="P4">
图片: ["<text:a xlink:type="simple" xlink:href="https://static.ukrinform.com/photos/2023_02/thumb_files/630_360_1675255427-859.jpg" text:style-name="Internet_20_link" text:visited-style-name="Visited_20_Internet_20_Link">
630_360_16752...</text:a>
"]</text:p>
      <text:p text:style-name="P4">
标签: ['Італія', 'Держкіно', 'Мультик', 'MAVKA ']</text:p>
      <text:p text:style-name="P4">
类型: Article</text:p>
      <!--METADATA-->
      <text:p text:style-name="P4">
<draw:frame draw:style-name="fr1" draw:name="Image137" text:anchor-type="as-char" svg:width="6.9236in" svg:height="3.956343in" draw:z-index="0">
<draw:image xlink:href="../Images/yкринформ/2023-04-12T16-56-19-03-00/630_360_1675255427-859.jpg" xlink:type="simple" xlink:show="embed" xlink:actuate="onLoad" draw:mime-type="image/jpeg"/>
</draw:frame>
动画电影“ Mavka。 Forest Song»将于4月20日发行由意大利滚动的广泛电影院。</text:p>
      <text:p text:style-name="P4">
国家电影机构的新闻服务在[]中提供了信息。(https://www.facebook.com/watch/?v=1977969869214726)，报道乌克林福姆。</text:p>
      <text:p text:style-name="P4">
“ Mavka作者提出了一部官方录音带，Vitaly将被命名为Mavka E La Foresta Incantata，”该部门在该部门中说。</text:p>
      <text:p text:style-name="P4">
<text:span text:style-name="T4">
另请阅读：</text:span>
 <text:a xlink:type="simple" xlink:href="https://www.ukrinform.ua/rubric-regions/3689417-pro-mukacivskij-zamok-planok-stvorili-10serijnu-animaciu.html" text:style-name="Internet_20_link" text:visited-style-name="Visited_20_Internet_20_Link">
</text:a>
还指出，卡通的重复是由尾巴弗朗西斯·席蒂尼(Francesca Pasterini)的博客作者加入的，后者表达了美人鱼的水。</text:p>
      <text:p text:style-name="P4">
正如报道的那样，动画电影《马夫卡》。 森林歌曲»创建了Derzhkino和美国国际发展机构的股票(你说).Кінотеатральну дистрибуцію в Україні здійснює FILM.UA Distribution таKinomania Film Distribution.</text:p>
      <text:p text:style-name="P4">
<text:span text:style-name="T4">
Читайте також:</text:span>
 <text:a xlink:type="simple" xlink:href="https://www.ukrinform.ua/rubric-culture/3691494-mavka-lisova-pisna-stala-liderom-peregladiv-u-kinoteatrah-francii.html" text:style-name="Internet_20_link" text:visited-style-name="Visited_20_Internet_20_Link">
 </text:a>
该动画片已成为乌克兰独立的所有时代最休闲的缎带，聚集了<text:a xlink:type="simple" xlink:href="https://www.facebook.com/ukrainefilmagency/videos/3604866776504977/" text:style-name="Internet_20_link" text:visited-style-name="Visited_20_Internet_20_Link">
</text:a>
USHIROKI国家出租“Mavka。SorestSong”于3月2日发行。</text:p>
      <text:p text:style-name="P4">
News Source: <text:a xlink:type="simple" xlink:href="https://www.ukrinform.ua/rubric-culture/3694983-mavka-lisova-pisna-20-kvitna-vijde-u-prokat-v-italii.html" text:style-name="Internet_20_link" text:visited-style-name="Visited_20_Internet_20_Link">
https://www.ukrinform.ua/rubric-culture/3694983-mavka-lisova-pisna-20-kvitna-vijde-u-prokat-v-italii.html</text:a>
</text:p>
      <!--NEWS-->
      <text:h text:style-name="P10" text:outline-level="1">
<text:span text:style-name="T4">
救援人员收到11个Matrice 300 RTK四轮</text:span>
</text:h>
      <text:p text:style-name="P4">
作者: Ukrinform (Person)</text:p>
      <text:p text:style-name="P4">
出版商: Укринформ (Organization)</text:p>
      <text:p text:style-name="P4">
出版时间: 2023-04-12T16:59:00+03:00</text:p>
      <text:p text:style-name="P4">
修改时间: 2023-04-12T16:59:00+03:00</text:p>
      <text:p text:style-name="P4">
描述: 乌克兰州的州紧急服务为他们提供了11个Matrice 300 RTK四轮摩托车，并为他们提供了热imm疫苗，电池和充电站。  - 乌克林。</text:p>
      <text:p text:style-name="P4">
图片: ["<text:a xlink:type="simple" xlink:href="https://static.ukrinform.com/photos/2023_04/thumb_files/630_360_1681307768-188.jpg" text:style-name="Internet_20_link" text:visited-style-name="Visited_20_Internet_20_Link">
630_360_16813...</text:a>
"]</text:p>
      <text:p text:style-name="P4">
标签: ['Безпілотник', 'Дрон', 'допомога', 'Рятувальники']</text:p>
      <text:p text:style-name="P4">
类型: Article</text:p>
      <!--METADATA-->
      <text:p text:style-name="P4">
<draw:frame draw:style-name="fr1" draw:name="Image138" text:anchor-type="as-char" svg:width="6.9236in" svg:height="3.956343in" draw:z-index="0">
<draw:image xlink:href="../Images/yкринформ/2023-04-12T16-59-00-03-00/630_360_1681307768-188.jpg" xlink:type="simple" xlink:show="embed" xlink:actuate="onLoad" draw:mime-type="image/jpeg"/>
</draw:frame>
乌克兰州立中心紧急情况下，带有热图像，电池和充电站的11个Matrice 300rtk四轮驱动器。</text:p>
      <text:p text:style-name="P4">
SES在[]中报告了这一点(https://t.me/dsns_telegram/15745)，报道乌克林福姆。</text:p>
      <text:p text:style-name="P4">
如收到的服务中所述<text:a xlink:type="simple" xlink:href="https://www.ukrinform.ua/tag-bezpilotnik" text:style-name="Internet_20_link" text:visited-style-name="Visited_20_Internet_20_Link">
</text:a>
显着增强了单位防止紧急情况提高工作效率的能力。</text:p>
      <text:p text:style-name="P4">
设备的转移是在基辅地区进行的，这是实施规划诉讼的一部分，该措施是由一项备忘录批准了普通情况国家服务与强大乌克兰国际合作伙伴关系之间合作的备忘录。</text:p>
      <text:p text:style-name="P4">
该项目本身由英国，加拿大，美国，芬兰，瑞典和瑞士的政府资助。</text:p>
      <text:p text:style-name="P4">
<text:span text:style-name="T4">
另请阅读：</text:span>
 <text:a xlink:type="simple" xlink:href="https://www.ukrinform.ua/rubric-kyiv/3691012-stolicni-ratuvalniki-otrimali-vid-blagodijnikiv-pozezne-avto.html" text:style-name="Internet_20_link" text:visited-style-name="Visited_20_Internet_20_Link">
</text:a>
如报道<text:a xlink:type="simple" xlink:href="https://www.ukrinform.ua/rubric-society/3688087-pirotehniki-otrimali-visim-specavtomobiliv-toyota-vid-oon-ta-aponii.html" text:style-name="Internet_20_link" text:visited-style-name="Visited_20_Internet_20_Link">
</text:a>
联合国计划与日本政府合作，将八个专用汽车单位转移到了丰田Hilux双小屋。</text:p>
      <text:p text:style-name="P4">
_foto：乌克兰的SES _</text:p>
      <text:p text:style-name="P4">
News Source: <text:a xlink:type="simple" xlink:href="https://www.ukrinform.ua/rubric-society/3694987-ratuvalniki-otrimali-11-kvadrokopteriv-matrice-300-rtk.html" text:style-name="Internet_20_link" text:visited-style-name="Visited_20_Internet_20_Link">
https://www.ukrinform.ua/rubric-society/3694987-ratuvalniki-otrimali-11-kvadrokopteriv-matrice-300-rtk.html</text:a>
</text:p>
      <!--NEWS-->
      <text:h text:style-name="P10" text:outline-level="1">
<text:span text:style-name="T4">
在巴赫穆特（Bakhmut），边防卫队拒绝了“瓦格纳”试图突破防御线</text:span>
</text:h>
      <text:p text:style-name="P4">
作者: Ukrinform (Person)</text:p>
      <text:p text:style-name="P4">
出版商: Укринформ (Organization)</text:p>
      <text:p text:style-name="P4">
出版时间: 2023-04-12T17:02:00+03:00</text:p>
      <text:p text:style-name="P4">
修改时间: 2023-04-12T17:02:00+03:00</text:p>
      <text:p text:style-name="P4">
描述: 在顿涅茨克地区的巴赫穆特（Bakhmut），边境部队停止了打破俄罗斯怜悯的转折，并造成了损失的入侵者。  - 乌克林。</text:p>
      <text:p text:style-name="P4">
图片: ["<text:a xlink:type="simple" xlink:href="https://static.ukrinform.com/photos/2023_04/thumb_files/630_360_1681308262-366.jpeg" text:style-name="Internet_20_link" text:visited-style-name="Visited_20_Internet_20_Link">
630_360_16813...</text:a>
"]</text:p>
      <text:p text:style-name="P4">
标签: ['Бахмут', 'Донеччина', 'Прикордонники', 'Війна з росією']</text:p>
      <text:p text:style-name="P4">
类型: Article</text:p>
      <!--METADATA-->
      <text:p text:style-name="P4">
<draw:frame draw:style-name="fr1" draw:name="Image139" text:anchor-type="as-char" svg:width="6.9236in" svg:height="3.956343in" draw:z-index="0">
<draw:image xlink:href="../Images/yкринформ/2023-04-12T17-02-00-03-00/630_360_1681308262-366.jpeg" xlink:type="simple" xlink:show="embed" xlink:actuate="onLoad" draw:mime-type="image/jpeg"/>
</draw:frame>
在Bakhmutidnetsk地区，边境部门停止了企图打破国防边界的尝试，并向俄罗斯人民造成了入侵者。</text:p>
      <text:p text:style-name="P4">
据报道<text:a xlink:type="simple" xlink:href="https://dpsu.gov.ua/ua/news/U-Bahmuti-prikordonniki-strimali-ataku-ta-likviduvali-grupu-okupantiv/" text:style-name="Internet_20_link" text:visited-style-name="Visited_20_Internet_20_Link">
</text:a>
，报道乌克林福姆。</text:p>
      <text:p text:style-name="P4">
如前所述，最后一天有20多名来自<text:a xlink:type="simple" xlink:href="https://www.ukrinform.ua/tag-pvk-vagnera" text:style-name="Internet_20_link" text:visited-style-name="Visited_20_Internet_20_Link">
</text:a>
他们试图隐藏乌克兰的立场和进攻。</text:p>
      <text:p text:style-name="P4">
从他们的观察押金中发现了俄罗斯雇佣军的运动，之后他们在失败时开火。 在破旧的建筑物中寻找庇护敌军。 SPSU的士兵进行了操纵后，击中了集中击打的建筑物。</text:p>
      <text:p text:style-name="P4">
<text:span text:style-name="T4">
另请阅读：</text:span>
 <text:a xlink:type="simple" xlink:href="https://www.ukrinform.ua/rubric-ato/3694826-na-bahmutskomu-napramku-za-dobu-zsu-znisili-126-zagarbnikiv-i-6-skladiv-boepripasiv-cerevatij.html" text:style-name="Internet_20_link" text:visited-style-name="Visited_20_Internet_20_Link">
<text:span text:style-name="T4">
 bakhmut </text:span>
</text:a>
州边境管理局说：“在步枪战的过程中，一些风暴被清算了，其余的入侵者躲在其他结构中逃脱的。”</text:p>
      <text:p text:style-name="P4">
根据SSSU的说法，失去敌人步兵的损失达到了19人-Emerovsky，12人受伤。</text:p>
      <text:p text:style-name="P4">
正如乌克林福姆报道的，在巴赫穆特，<text:a xlink:type="simple" xlink:href="https://www.ukrinform.ua/rubric-ato/3694645-zagarbniki-peretvorili-castinu-bahmuta-na-sirijske-aleppo-malar.html" text:style-name="Internet_20_link" text:visited-style-name="Visited_20_Internet_20_Link">
</text:a>
。 俄罗斯军队采用了彻底破坏，建筑物和地位的毁灭的策略。 城市入侵者的行动已经转变为叙利亚阿勒颇。</text:p>
      <text:p text:style-name="P4">
<text:span text:style-name="T5">
foto：dpsu</text:span>
</text:p>
      <text:p text:style-name="P4">
News Source: <text:a xlink:type="simple" xlink:href="https://www.ukrinform.ua/rubric-ato/3694990-u-bahmuti-prikordonniki-vidbili-sprobu-vagnerivciv-prorvati-rubiz-oboroni.html" text:style-name="Internet_20_link" text:visited-style-name="Visited_20_Internet_20_Link">
https://www.ukrinform.ua/rubric-ato/3694990-u-bahmuti-prikordonniki-vidbili-sprobu-vagnerivciv-prorvati-rubiz-oboroni.html</text:a>
</text:p>
      <!--NEWS-->
      <text:h text:style-name="P10" text:outline-level="1">
<text:span text:style-name="T4">
在Melitopol，入侵者创建了“志愿营”</text:span>
</text:h>
      <text:p text:style-name="P4">
作者: Ukrinform (Person)</text:p>
      <text:p text:style-name="P4">
出版商: Укринформ (Organization)</text:p>
      <text:p text:style-name="P4">
出版时间: 2023-04-12T17:08:51+03:00</text:p>
      <text:p text:style-name="P4">
修改时间: 2023-04-12T17:08:51+03:00</text:p>
      <text:p text:style-name="P4">
描述: 自去年12月以来，俄罗斯入侵者在暂时占领的梅利托波尔（Melitopol）一直在动员隐藏的动员。 前几天，他们宣布了另一个“志愿营”。  - 乌克林。</text:p>
      <text:p text:style-name="P4">
图片: ["<text:a xlink:type="simple" xlink:href="https://static.ukrinform.com/photos/2019_03/thumb_files/630_360_1552330404-524.jpg" text:style-name="Internet_20_link" text:visited-style-name="Visited_20_Internet_20_Link">
630_360_15523...</text:a>
"]</text:p>
      <text:p text:style-name="P4">
标签: ['Мелітополь', 'Окупація', 'Війна з росією', 'Єдині новини']</text:p>
      <text:p text:style-name="P4">
类型: Article</text:p>
      <!--METADATA-->
      <text:p text:style-name="P4">
<draw:frame draw:style-name="fr1" draw:name="Image140" text:anchor-type="as-char" svg:width="6.9236in" svg:height="3.956343in" draw:z-index="0">
<draw:image xlink:href="../Images/yкринформ/2023-04-12T17-08-51-03-00/630_360_1552330404-524.jpg" xlink:type="simple" xlink:show="embed" xlink:actuate="onLoad" draw:mime-type="image/jpeg"/>
</draw:frame>
自从被占领的梅利托波尔(Melitopol)以来，俄罗斯入侵者自去年12月以来一直在动员隐藏的动员。 前几天，他们宣布了另一个“志愿营”。</text:p>
      <text:p text:style-name="P4">
关于<text:a xlink:type="simple" xlink:href="http://t.me/ivan_fedorov_melitopol/1708" text:style-name="Internet_20_link" text:visited-style-name="Visited_20_Internet_20_Link">
</text:a>
Melitopol市长Ivan Fedorov表示，国家Ttempron“统一新闻”。</text:p>
      <text:p text:style-name="P4">
“ []中隐藏动员(https://www.ukrinform.ua/tag-melitopol)有一个光束。 入侵者创建了军事入伍办公室，所有人都被迫注册该军事办公室。 我们了解这座建筑是遵循的。 他们还没有大量开始，因为他们知道人们不会与自己的战斗。”他说。</text:p>
      <text:p text:style-name="P4">
_viso：远镜“一个新闻” _</text:p>
      <text:p text:style-name="P4">
Fedorov还补充说，昨天，另一个被称为“志愿营”的形成 - “哥萨克志愿营”昨天开始了。 齐德科夫(Zidkov)的占领警察的“责任”开始形成。</text:p>
      <text:p text:style-name="P4">
<text:span text:style-name="T4">
另请阅读：</text:span>
 <text:a xlink:type="simple" xlink:href="https://www.ukrinform.ua/rubric-ato/3694743-rosiani-v-ocikuvanni-nastupu-zsu-na-melitopol-pobuduvali-tri-linii-oboroni-rozvidka-britanii.html" text:style-name="Internet_20_link" text:visited-style-name="Visited_20_Internet_20_Link">
<text:span text:style-name="T4">
 melitopol </text:span>
</text:a>
据报道，早些时候，合作主义者巴里茨基(Balytsky)收集了该营，该营在深处拍摄了“英雄”视频。</text:p>
      <text:p text:style-name="P4">
<text:span text:style-name="T5">
foto：ria-m.tv</text:span>
</text:p>
      <text:p text:style-name="P4">
News Source: <text:a xlink:type="simple" xlink:href="https://www.ukrinform.ua/rubric-ato/3694991-u-melitopoli-zagarbniki-stvoruut-dobrovolci-bataljoni.html" text:style-name="Internet_20_link" text:visited-style-name="Visited_20_Internet_20_Link">
https://www.ukrinform.ua/rubric-ato/3694991-u-melitopoli-zagarbniki-stvoruut-dobrovolci-bataljoni.html</text:a>
</text:p>
      <!--NEWS-->
      <text:h text:style-name="P10" text:outline-level="1">
<text:span text:style-name="T4">
Shakhtar中场球员Kryskiv受伤</text:span>
</text:h>
      <text:p text:style-name="P4">
作者: Ukrinform (Person)</text:p>
      <text:p text:style-name="P4">
出版商: Укринформ (Organization)</text:p>
      <text:p text:style-name="P4">
出版时间: 2023-04-12T17:09:16+03:00</text:p>
      <text:p text:style-name="P4">
修改时间: 2023-04-12T17:09:16+03:00</text:p>
      <text:p text:style-name="P4">
描述: Shakhtar中场球员Dmitry Kryskiv在乌克兰冠军赛的一半对阵Lviv的比赛中受伤。  - 乌克林。</text:p>
      <text:p text:style-name="P4">
图片: ["<text:a xlink:type="simple" xlink:href="https://static.ukrinform.com/photos/2023_04/thumb_files/630_360_1681308450-641.jpeg" text:style-name="Internet_20_link" text:visited-style-name="Visited_20_Internet_20_Link">
630_360_16813...</text:a>
"]</text:p>
      <text:p text:style-name="P4">
标签: ['Футбол', 'Шахтар']</text:p>
      <text:p text:style-name="P4">
类型: Article</text:p>
      <!--METADATA-->
      <text:p text:style-name="P4">
<draw:frame draw:style-name="fr1" draw:name="Image141" text:anchor-type="as-char" svg:width="6.9236in" svg:height="3.956343in" draw:z-index="0">
<draw:image xlink:href="../Images/yкринформ/2023-04-12T17-09-16-03-00/630_360_1681308450-641.jpeg" xlink:type="simple" xlink:show="embed" xlink:actuate="onLoad" draw:mime-type="image/jpeg"/>
</draw:frame>
Shakhtar中场球员Dmitry Kryskiv在乌克兰与LVIV的比赛的一半受伤。</text:p>
      <text:p text:style-name="P4">
根据乌克林福姆的说法，沙克塔尔以2：1的比分获胜。</text:p>
      <text:p text:style-name="P4">
在其中一集中，足球运动员未能在争夺球格里西奥(Maxim Grisio)的战斗中转动脚踝。 相反，Oleg Orthodko出现在现场。</text:p>
      <text:p text:style-name="P4">
<text:span text:style-name="T4">
另请阅读：</text:span>
 <text:a xlink:type="simple" xlink:href="https://www.ukrinform.ua/rubric-sports/3694948-sahtar-virvav-peremogu-u-lvova-u-matci-premerligi.html" text:style-name="Internet_20_link" text:visited-style-name="Visited_20_Internet_20_Link">
<text:span text:style-name="T4">
 shakhtar </text:span>
</text:a>
据报道，矿工由UPL领导，在20场比赛后，资产中有49分。</text:p>
      <text:p text:style-name="P4">
照片：shakhtar.com</text:p>
      <text:p text:style-name="P4">
News Source: <text:a xlink:type="simple" xlink:href="https://www.ukrinform.ua/rubric-sports/3694992-pivzahisnik-sahtara-kriskiv-otrimav-travmu.html" text:style-name="Internet_20_link" text:visited-style-name="Visited_20_Internet_20_Link">
https://www.ukrinform.ua/rubric-sports/3694992-pivzahisnik-sahtara-kriskiv-otrimav-travmu.html</text:a>
</text:p>
      <!--NEWS-->
      <text:h text:style-name="P10" text:outline-level="1">
<text:span text:style-name="T4">
在捷克共和国大使馆与乌克兰侨民代表的会议举行</text:span>
</text:h>
      <text:p text:style-name="P4">
作者: Ukrinform (Person)</text:p>
      <text:p text:style-name="P4">
出版商: Укринформ (Organization)</text:p>
      <text:p text:style-name="P4">
出版时间: 2023-04-12T17:11:00+03:00</text:p>
      <text:p text:style-name="P4">
修改时间: 2023-04-12T17:11:00+03:00</text:p>
      <text:p text:style-name="P4">
描述: 捷克共和国乌克兰的临时律师Vitaliy Usaty和大使馆大使馆Ostap Lukyanchuk于4月11日与欧洲乌克兰人Bogdan Raychynets的欧洲主席举行了一次会议。  - 乌克林。</text:p>
      <text:p text:style-name="P4">
图片: ["<text:a xlink:type="simple" xlink:href="https://static.ukrinform.com/photos/2023_04/thumb_files/630_360_1681308659-220.jpg" text:style-name="Internet_20_link" text:visited-style-name="Visited_20_Internet_20_Link">
630_360_16813...</text:a>
"]</text:p>
      <text:p text:style-name="P4">
标签: ['Чехія', 'Діаспора', 'Посольство']</text:p>
      <text:p text:style-name="P4">
类型: Article</text:p>
      <!--METADATA-->
      <text:p text:style-name="P4">
<draw:frame draw:style-name="fr1" draw:name="Image142" text:anchor-type="as-char" svg:width="6.9236in" svg:height="3.956343in" draw:z-index="0">
<draw:image xlink:href="../Images/yкринформ/2023-04-12T17-11-00-03-00/630_360_1681308659-220.jpg" xlink:type="simple" xlink:show="embed" xlink:actuate="onLoad" draw:mime-type="image/jpeg"/>
</draw:frame>
4月11日，捷克共和国乌克兰的临时代表Vitaliy Usaty和大使馆Ostaplukyanchuk的第一任秘书与乌克兰人的欧洲欧洲欧洲国会议会主席和NGO“ NGO”乌克兰贸易团队的主管举行了一次会议。</text:p>
      <text:p text:style-name="P4">
正如乌克林福姆报道的那样，关于<text:a xlink:type="simple" xlink:href="https://www.facebook.com/UkraineEmbassyinCzechia/posts/pfbid0en76q72Bb2bLzqcHRtBLggxWVtURPnF2Z8vyKP1Nfnc9ExE3yzrvb1hGkPdTxN5jl" text:style-name="Internet_20_link" text:visited-style-name="Visited_20_Internet_20_Link">
</text:a>
报道说，乌克兰大使馆在捷克共和国报道。</text:p>
      <text:p text:style-name="P4">
在会议期间，当事方讨论了在文化和教育右手少数民族满意领域的联合项目集结的进一步发展。</text:p>
      <text:p text:style-name="P4">
<text:span text:style-name="T4">
另请阅读：</text:span>
 <text:a xlink:type="simple" xlink:href="https://www.ukrinform.ua/rubric-society/3691340-timcasovij-zahist-u-cehii-vid-pocatku-vijni-otrimali-ponad-485-tisac-ukrainciv.html" text:style-name="Internet_20_link" text:visited-style-name="Visited_20_Internet_20_Link">
<text:span text:style-name="T4">
临时</text:span>
 <text:span text:style-name="T4">
 </text:span>
保护<text:span text:style-name="T4">
 </text:span>
 czechs <text:span text:style-name="T4">
 </text:span>
 <text:span text:style-name="T4">
 </text:span>
来自<text:span text:style-name="T4">
 </text:span>
 fast <text:span text:style-name="T4">
 fast </text:span>
<text:span text:style-name="T4">
 wars </text:span>
 <text:span text:style-name="T4">
 </text:span>
 got <text:span text:style-name="T4">
 </text:span>
 <text:span text:style-name="T4">
 </text:span>
 <text:span text:style-name="T4">
<text:span text:style-name="T5">
 </text:span>
超过</text:span>
 <text:span text:style-name="T4">
 </text:span>
 485 <text:span text:style-name="T4">
 </text:span>
千<text:span text:style-name="T4">
 </text:span>
乌克兰人**</text:a>
临时律师感谢欧洲乌克兰人和捷克共和国的乌克兰工会的积极活动，以支持乌克兰国民少数民族的代表和人道主义乌克兰人道主义的援助。</text:p>
      <text:p text:style-name="P4">
会议的参与者同意了捷克共和国乌克兰公共组织元首协调委员会下次会议的组织。</text:p>
      <text:p text:style-name="P4">
我们将于3月26日在布拉格的少数民族中提醒，捷克共和国的乌克兰组织的50多个代表<text:a xlink:type="simple" xlink:href="https://www.ukrinform.ua/rubric-diaspora/3688017-u-prazi-vidbulasa-zustric-ukrainskih-organizacij-cehii.html" text:style-name="Internet_20_link" text:visited-style-name="Visited_20_Internet_20_Link">
</text:a>
讨论在未来俄罗斯武装侵略的对抗中将其行为的紧急问题。</text:p>
      <text:p text:style-name="P4">
_foto：布拉格 / Facebook的乌克兰大使馆</text:p>
      <text:p text:style-name="P4">
News Source: <text:a xlink:type="simple" xlink:href="https://www.ukrinform.ua/rubric-diaspora/3694993-u-posolstvi-v-cehii-vidbulasa-zustric-z-predstavnikami-ukrainskoi-diaspori.html" text:style-name="Internet_20_link" text:visited-style-name="Visited_20_Internet_20_Link">
https://www.ukrinform.ua/rubric-diaspora/3694993-u-posolstvi-v-cehii-vidbulasa-zustric-z-predstavnikami-ukrainskoi-diaspori.html</text:a>
</text:p>
      <!--NEWS-->
      <text:h text:style-name="P10" text:outline-level="1">
<text:span text:style-name="T4">
FSB代理商将在监狱中度过15年 - 调整对尼古拉夫民用对象的罢工</text:span>
</text:h>
      <text:p text:style-name="P4">
作者: Ukrinform (Person)</text:p>
      <text:p text:style-name="P4">
出版商: Укринформ (Organization)</text:p>
      <text:p text:style-name="P4">
出版时间: 2023-04-12T17:16:48+03:00</text:p>
      <text:p text:style-name="P4">
修改时间: 2023-04-12T17:16:48+03:00</text:p>
      <text:p text:style-name="P4">
描述: 法院对俄罗斯特工没收财产，判处15年徒刑，该特工纠正了对尼古拉耶夫的入侵者的火箭攻击。  - 乌克林。</text:p>
      <text:p text:style-name="P4">
图片: ["<text:a xlink:type="simple" xlink:href="https://static.ukrinform.com/photos/2022_10/thumb_files/630_360_1665661130-141.jpg" text:style-name="Internet_20_link" text:visited-style-name="Visited_20_Internet_20_Link">
630_360_16656...</text:a>
", "<text:a xlink:type="simple" xlink:href="https://static.ukrinform.com/photos/2023_04/1681308701-496.jpeg" text:style-name="Internet_20_link" text:visited-style-name="Visited_20_Internet_20_Link">
1681308701-49...</text:a>
", "<text:a xlink:type="simple" xlink:href="https://static.ukrinform.com/photos/2023_04/1681308741-392.jpeg" text:style-name="Internet_20_link" text:visited-style-name="Visited_20_Internet_20_Link">
1681308741-39...</text:a>
", "<text:a xlink:type="simple" xlink:href="https://static.ukrinform.com/photos/2023_04/1681308747-450.jpeg" text:style-name="Internet_20_link" text:visited-style-name="Visited_20_Internet_20_Link">
1681308747-45...</text:a>
", "<text:a xlink:type="simple" xlink:href="https://static.ukrinform.com/photos/2023_04/1681308752-743.jpeg" text:style-name="Internet_20_link" text:visited-style-name="Visited_20_Internet_20_Link">
1681308752-74...</text:a>
"]</text:p>
      <text:p text:style-name="P4">
标签: ['Миколаїв', 'Держзрада', 'Вирок', 'Війна з росією', 'Ракетний удар']</text:p>
      <text:p text:style-name="P4">
类型: Article</text:p>
      <!--METADATA-->
      <text:p text:style-name="P4">
<draw:frame draw:style-name="fr1" draw:name="Image143" text:anchor-type="as-char" svg:width="6.9236in" svg:height="3.956343in" draw:z-index="0">
<draw:image xlink:href="../Images/yкринформ/2023-04-12T17-16-48-03-00/630_360_1665661130-141.jpg" xlink:type="simple" xlink:show="embed" xlink:actuate="onLoad" draw:mime-type="image/jpeg"/>
</draw:frame>
他以15年监禁的形式判断了一名魔术师特工，该判决纠正了对Muteloyev侵略者的火箭艺术攻击。</text:p>
      <text:p text:style-name="P4">
正如乌克林福姆报道的那样，它报道了<text:a xlink:type="simple" xlink:href="https://www.gp.gov.ua/ua/posts/do-15-rokiv-za-gratami-zasudzeno-meskancya-mikolajeva-za-derzzradu" text:style-name="Internet_20_link" text:visited-style-name="Visited_20_Internet_20_Link">
</text:a>
。</text:p>
      <text:p text:style-name="P4">
检察官证明了居民<text:a xlink:type="simple" xlink:href="https://www.ukrinform.ua/tag-mikolaiv" text:style-name="Internet_20_link" text:visited-style-name="Visited_20_Internet_20_Link">
</text:a>
自愿促进俄罗斯联邦在与乌克兰相反的颠覆性活动中进行颠覆性活动。</text:p>
      <text:p text:style-name="P4">
因此，在2022年5月，被定罪的人向管理员创建的电报特别服务的代表发送了一条消息。 在其中，该名词宣布了他与乌克兰国家安全学院的入侵者合作的意图，他得到了同意。</text:p>
      <text:p text:style-name="P4">
<draw:frame draw:style-name="fr1" draw:name="Image144" text:anchor-type="as-char" svg:width="6.66875in" svg:height="10.0in" draw:z-index="0">
<draw:image xlink:href="../Images/yкринформ/2023-04-12T17-16-48-03-00/1681308701-496.jpeg" xlink:type="simple" xlink:show="embed" xlink:actuate="onLoad" draw:mime-type="image/jpeg"/>
</draw:frame>
该男子开始收到转移给俄罗斯联邦代表的任务，以了解有关乌克兰·维科洛夫武装部队职位的行动和位置的信息。</text:p>
      <text:p text:style-name="P4">
事实证明，在2022年5月至7月期间，被定罪的人在尼古拉夫单位和偏移设备中的位置报告最少，因为他们在当地的身份证明了他们的身份。 随后，敌人使用信息进行了火箭架罢工。</text:p>
      <text:p text:style-name="P4">
<text:span text:style-name="T4">
另请阅读：</text:span>
 <text:a xlink:type="simple" xlink:href="https://www.ukrinform.ua/rubric-regions/3688266-koriguvalnik-vorozogo-vognu-po-aeroportu-krivogo-rogu-provede-za-gratami-15-rokiv.html" text:style-name="Internet_20_link" text:visited-style-name="Visited_20_Internet_20_Link">
<text:span text:style-name="T4">
调节器</text:span>
</text:a>
他还传播了材料，在这些材料中，他证明并承认对乌克兰的合法武装侵略。 这是关于代表俄罗斯代表的D -kukrainians的视频地址，在其中，作者代表了他们在乌克兰的气味中，“起草特定的军事行动时有需要的梅雷亚”。</text:p>
      <text:p text:style-name="P4">
当他们添加到<text:a xlink:type="simple" xlink:href="https://ssu.gov.ua/novyny/zavdiaky-sbu-15-rokiv-za-gratamy-provede-ahent-fsb-yakyi-skoryhuvav-10-vorozhykh-udariv-po-tsyvilnykh-obiektakh-mykolaieva" text:style-name="Internet_20_link" text:visited-style-name="Visited_20_Internet_20_Link">
</text:a>
，FSB代理商参与了一系列俄罗斯空气 - 达查(Nikolaev)。 2022年6月26日至30日，正是在他的“ Dug”上，十个城市遗址的入侵者，包括建设民用基础设施。</text:p>
      <text:p text:style-name="P4">
为了履行俄罗斯情报部门的任务，攻击者旅行了城市，并隐藏了乌克兰物体的照片。 收到的文件通过Messenger中的匿名聊天发送了FSB人员配备人员。在搜查过程中，被定罪的人删除了枪击枪支 - 机枪和270张弹药给他。</text:p>
      <text:p text:style-name="P4">
一个男子犯有国家叛国罪，俄罗斯武装侵略和非法处理武器有罪(艺术的第2部分。 111，第2部分，3汤匙。 436-2，h。 1汤匙。 《乌克兰刑法》 263).</text:p>
      <text:p text:style-name="P4">
Станом на цей час фігурант перебуває під вартою. Вирок стосовно нього набудезаконної сили після закінчення терміну, передбаченого для апеляційногооскарження.</text:p>
      <text:p text:style-name="P4">
<text:span text:style-name="T4">
Читайте також:</text:span>
 <text:a xlink:type="simple" xlink:href="https://www.ukrinform.ua/rubric-regions/3693223-koriguvav-vogon-po-zakladah-osviti-zitelu-mikolaeva-dali-visim-rokiv-za-gratami.html" text:style-name="Internet_20_link" text:visited-style-name="Visited_20_Internet_20_Link">
 </text:a>
正如乌克林福姆报道的，3月<text:a xlink:type="simple" xlink:href="https://www.ukrinform.ua/rubric-society/3682470-planuvav-ubivstvo-reznikova-ta-budanova-sud-dav-12-rokiv-turmi-kileru-specsluzb-rf.html" text:style-name="Internet_20_link" text:visited-style-name="Visited_20_Internet_20_Link">
</text:a>
随着财产没收，组织者俄罗斯的破坏与情报集团受到谴责，该组织计划谋杀乌克兰乌克兰·阿列克谢·雷兹尼科夫的国防部，以及情报国防国防部主要局长西里尔·布达诺夫(Cyril Budanov)负责人。</text:p>
      <text:p text:style-name="P4">
<text:span text:style-name="T5">
foto：SES，SBU</text:span>
</text:p>
      <text:p text:style-name="P4">
News Source: <text:a xlink:type="simple" xlink:href="https://www.ukrinform.ua/rubric-regions/3694997-agent-fsb-provede-za-gratami-15-rokiv-koriguvav-udari-po-civilnih-obektah-mikolaeva.html" text:style-name="Internet_20_link" text:visited-style-name="Visited_20_Internet_20_Link">
https://www.ukrinform.ua/rubric-regions/3694997-agent-fsb-provede-za-gratami-15-rokiv-koriguvav-udari-po-civilnih-obektah-mikolaeva.html</text:a>
</text:p>
      <!--NEWS-->
      <text:h text:style-name="P10" text:outline-level="1">
<text:span text:style-name="T4">
乌克兰和意大利将在欧盟市场上推广“乌克兰制造”品牌</text:span>
</text:h>
      <text:p text:style-name="P4">
作者: Ukrinform (Person)</text:p>
      <text:p text:style-name="P4">
出版商: Укринформ (Organization)</text:p>
      <text:p text:style-name="P4">
出版时间: 2023-04-12T17:21:14+03:00</text:p>
      <text:p text:style-name="P4">
修改时间: 2023-04-12T17:21:14+03:00</text:p>
      <text:p text:style-name="P4">
描述: 乌克兰和意大利将在欧洲市场一起推广“用乌克兰制造”的国家品牌。  - 乌克林。</text:p>
      <text:p text:style-name="P4">
图片: ["<text:a xlink:type="simple" xlink:href="https://static.ukrinform.com/photos/2023_04/thumb_files/630_360_1681309182-542.jpg" text:style-name="Internet_20_link" text:visited-style-name="Visited_20_Internet_20_Link">
630_360_16813...</text:a>
"]</text:p>
      <text:p text:style-name="P4">
标签: ['Економіка', 'Італія', 'Україна']</text:p>
      <text:p text:style-name="P4">
类型: Article</text:p>
      <!--METADATA-->
      <text:p text:style-name="P4">
<draw:frame draw:style-name="fr1" draw:name="Image145" text:anchor-type="as-char" svg:width="6.9236in" svg:height="3.956343in" draw:z-index="0">
<draw:image xlink:href="../Images/yкринформ/2023-04-12T17-21-14-03-00/630_360_1681309182-542.jpg" xlink:type="simple" xlink:show="embed" xlink:actuate="onLoad" draw:mime-type="image/jpeg"/>
</draw:frame>
乌克兰Tiataly将在欧洲市场推广“乌克兰制造”的国家品牌。</text:p>
      <text:p text:style-name="P4">
根据乌克兰乌克兰的第一位乌克兰经济少数乌克兰经济士兵的统治者的说法，乌克兰乌克兰尤利亚·斯维里德科(Yulia Sviridenko)在视频会议期间已同意。(http://www.me.gov.ua/News/Detail?lang=uk-UA&amp;id=17074119-5436-4e5f-8cca-fedc96eebf05&amp;title=zroblenoVUkraini)“乌克兰和<text:a xlink:type="simple" xlink:href="https://www.ukrinform.ua/tag-italia" text:style-name="Internet_20_link" text:visited-style-name="Visited_20_Internet_20_Link">
</text:a>
声明写道，在意大利中小企业的支持下，达成了初步协议，以创建和推广欧洲品牌的“制造乌克兰”市场。”</text:p>
      <text:p text:style-name="P4">
在谈判期间，双方专注于乌克兰生产者和出口商的支持。 他们还讨论了由于乌克兰和意大利工业协会的更广泛吸引力，因此在光行业领域开发合作国家的机会。</text:p>
      <text:p text:style-name="P4">
“即使在战争期间，乌克兰光明产业也在发展，并发布了新的水平。 我们看到了与乌克兰和意大利时装行业代表合作发展的巨大机会。</text:p>
      <text:p text:style-name="P4">
据阿道夫·乌尔索(Adolfo Urso)称，这种合作将有成功。 由于欧盟国家与乌克兰的团结，乌克兰的国家品牌可以促进乌克兰的国家品牌的粘附，这将促进其在欧洲市场的促销。</text:p>
      <text:p text:style-name="P4">
同样，在谈话中，双方讨论了将于今年4月26日在罗马举行的乌克兰 - 意大利人民会议举行。自入侵开始以来，意大利提供了乌克兰。</text:p>
      <text:p text:style-name="P4">
<text:span text:style-name="T4">
另请阅读：</text:span>
 <text:a xlink:type="simple" xlink:href="https://www.ukrinform.ua/rubric-economy/3691547-urad-pracue-nad-variantami-strahuvanna-voennih-rizikiv-sviridenko.html" text:style-name="Internet_20_link" text:visited-style-name="Visited_20_Internet_20_Link">
<text:span text:style-name="T4">
 sviridenko </text:span>
</text:a>
</text:p>
      <text:p text:style-name="P4">
News Source: <text:a xlink:type="simple" xlink:href="https://www.ukrinform.ua/rubric-economy/3694999-ukraina-ta-italia-razom-prosuvatimut-brend-zrobleno-v-ukraini-na-rinok-es.html" text:style-name="Internet_20_link" text:visited-style-name="Visited_20_Internet_20_Link">
https://www.ukrinform.ua/rubric-economy/3694999-ukraina-ta-italia-razom-prosuvatimut-brend-zrobleno-v-ukraini-na-rinok-es.html</text:a>
</text:p>
      <!--NEWS-->
      <text:h text:style-name="P10" text:outline-level="1">
<text:span text:style-name="T4">
黑海安全会议已经完成了国际克里米亚平台的建筑 - 外交部</text:span>
</text:h>
      <text:p text:style-name="P4">
作者: Ukrinform (Person)</text:p>
      <text:p text:style-name="P4">
出版商: Укринформ (Organization)</text:p>
      <text:p text:style-name="P4">
出版时间: 2023-04-12T17:25:19+03:00</text:p>
      <text:p text:style-name="P4">
修改时间: 2023-04-12T17:25:19+03:00</text:p>
      <text:p text:style-name="P4">
描述: 在50多个国家和组织的布加勒斯特代表中收集的国际克里米亚平台的第一次黑海安全会议表明，不仅该地区的国家，而且全世界都对黑人和亚齐夫海洋感兴趣。  - 乌克林。</text:p>
      <text:p text:style-name="P4">
图片: ["<text:a xlink:type="simple" xlink:href="https://static.ukrinform.com/photos/2023_02/thumb_files/630_360_1675274677-613.jpg" text:style-name="Internet_20_link" text:visited-style-name="Visited_20_Internet_20_Link">
630_360_16752...</text:a>
"]</text:p>
      <text:p text:style-name="P4">
标签: ['Джапарова', 'Кримська платформа', 'Чорноморська безпекова конференція']</text:p>
      <text:p text:style-name="P4">
类型: Article</text:p>
      <!--METADATA-->
      <text:p text:style-name="P4">
<draw:frame draw:style-name="fr1" draw:name="Image146" text:anchor-type="as-char" svg:width="6.9236in" svg:height="3.956343in" draw:z-index="0">
<draw:image xlink:href="../Images/yкринформ/2023-04-12T17-25-19-03-00/630_360_1675274677-613.jpg" xlink:type="simple" xlink:show="embed" xlink:actuate="onLoad" draw:mime-type="image/jpeg"/>
</draw:frame>
国际克里米亚平台的第一次人身安全会议是在50多个国家和组织的代表布加勒斯特的，这表明，不仅国家，而且全世界都对黑人和阿佐夫海感兴趣。</text:p>
      <text:p text:style-name="P4">
外国高管的第一任副部长埃米内·迪扎帕罗娃(Emine Dzhaparova)在对乌克林福姆的评论中表示了这一点。</text:p>
      <text:p text:style-name="P4">
她指出，黑海安全会议实际上是国际克里米亚平台建筑的爆发。</text:p>
      <text:p text:style-name="P4">
“这项活动已经汇集了许多到达的合作伙伴：我们很高兴欢迎将参加会议的50多个国家和组织的代表。 不仅该地区的国家，而且全世界在黑色和亚齐夫海中都是安全的。 毕竟，这是一个受管制的食品安全，航行自由和整个全球安全建筑的恢复。”  - 强调<text:a xlink:type="simple" xlink:href="https://www.ukrinform.ua/tag-dzaparova" text:style-name="Internet_20_link" text:visited-style-name="Visited_20_Internet_20_Link">
</text:a>
。</text:p>
      <text:p text:style-name="P4">
她感谢罗马尼亚对这次活动的共同组织，并对我们面对我们的联系有了清晰的了解。</text:p>
      <text:p text:style-name="P4">
第一任外交部长告知，今天在布加勒斯特举行了一个漫长的会议日，乌克兰和国际专业知识介绍了“和平，安全和潜在的黑海地区的愿景”的文件。 它提出了对未来地区的战略愿景，并提出了恢复黑海安全的综合措施。</text:p>
      <text:p text:style-name="P4">
<text:span text:style-name="T4">
另请阅读：</text:span>
 <text:a xlink:type="simple" xlink:href="https://www.ukrinform.ua/rubric-crimea/3675516-mi-nikoli-ne-viznaemo-aneksiu-krimu-ta-insih-teritorij-ukraini-ucasniki-krimskoi-platformi.html" text:style-name="Internet_20_link" text:visited-style-name="Visited_20_Internet_20_Link">
</text:a>
明天，在黑海安全会议的主要日子，将举行帕拉纳斯和许多重要的双边和三方会议，特别是以“乌克兰 - 罗马尼亚 - 莫尔多瓦”格式的会议。</text:p>
      <text:p text:style-name="P4">
据报道，4月12日至13日，国际克里米亚平台的第一次黑海安全会议将在布加勒斯特举行。 乌克兰外交事务论文会议的组织者，乌克兰国防部，罗马尼亚外交部，罗马尼亚国防部罗马尼亚部与国防战略中心合作(乌克兰).</text:p>
      <text:p text:style-name="P4">
Перший парламентський саміт міжнародної Кримської платформи відбувся у столиціХорватії Загребі у жовтні минулого року.</text:p>
      <text:p text:style-name="P4">
News Source: <text:a xlink:type="simple" xlink:href="https://www.ukrinform.ua/rubric-crimea/3695002-cornomorska-bezpekova-konferencia-zaversila-arhitekturu-miznarodnoi-krimskoi-platformi-mzs.html" text:style-name="Internet_20_link" text:visited-style-name="Visited_20_Internet_20_Link">
https://www.ukrinform.ua/rubric-crimea/3695002-cornomorska-bezpekova-konferencia-zaversila-arhitekturu-miznarodnoi-krimskoi-platformi-mzs.html</text:a>
</text:p>
      <!--NEWS-->
      <text:h text:style-name="P10" text:outline-level="1">
<text:span text:style-name="T4">
由于缅甸的空军，大约100人被杀</text:span>
</text:h>
      <text:p text:style-name="P4">
作者: Ukrinform (Person)</text:p>
      <text:p text:style-name="P4">
出版商: Укринформ (Organization)</text:p>
      <text:p text:style-name="P4">
出版时间: 2023-04-12T17:28:00+03:00</text:p>
      <text:p text:style-name="P4">
修改时间: 2023-04-12T17:28:00+03:00</text:p>
      <text:p text:style-name="P4">
描述: 由于空军，周二约有100人丧生，其中包括许多在军事政府对手组织的仪式上的孩子。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Мʼянма', 'Обстріл', 'Загибель']</text:p>
      <text:p text:style-name="P4">
类型: Article</text:p>
      <!--METADATA-->
      <text:p text:style-name="P4">
<draw:frame draw:style-name="fr1" draw:name="Image147" text:anchor-type="as-char" svg:width="6.9236in" svg:height="3.956343in" draw:z-index="0">
<draw:image xlink:href="../Images/yкринформ/2023-04-12T17-28-00-03-00/630_360_1667124180-530.jpg" xlink:type="simple" xlink:show="embed" xlink:actuate="onLoad" draw:mime-type="image/jpeg"/>
</draw:frame>
结果，周二约有100人被杀，其中包括许多在军事统治反对者组织的仪式上的孩子。</text:p>
      <text:p text:style-name="P4">
正如乌克林福姆报道的那样，它报告了<text:a xlink:type="simple" xlink:href="https://apnews.com/article/airstrikes-military-myanmar-village-918fd636bb81153928ab7481e06423e5" text:style-name="Internet_20_link" text:visited-style-name="Visited_20_Internet_20_Link">
</text:a>
关于本地资源。</text:p>
      <text:p text:style-name="P4">
目击者告诉美联社，战斗机已直接向萨奇地区坎巴尔镇当地办公室开设的当地办公室开幕时，炸弹直接向聚集的人扔了炸弹。 该地区位于曼达莱(Mandalai)以北约1,10公里，这是第二大谜。</text:p>
      <text:p text:style-name="P4">
大约半小时，一架直升机出现了<text:a xlink:type="simple" xlink:href="https://www.ukrinform.ua/tag-obstril" text:style-name="Internet_20_link" text:visited-style-name="Visited_20_Internet_20_Link">
</text:a>
希望不知道的证人说，这是一个地方。</text:p>
      <text:p text:style-name="P4">
根据初始报道，死亡人数约为50人，但后来，根据独立媒体的报道，他们的人数增加到100人。</text:p>
      <text:p text:style-name="P4">
缅甸军政府越来越多地利用空袭来面对与他们的统治的指挥武装斗争，该战斗始于2021年，当时军方从选出的政府澳大利亚圣苏兹(Aun San Suzi)迁出权力。 根据各种估计，此后有3,000多名平民被杀。</text:p>
      <text:p text:style-name="P4">
<text:span text:style-name="T4">
另请阅读：</text:span>
 <text:a xlink:type="simple" xlink:href="https://www.ukrinform.ua/rubric-ato/3683258-rosia-vede-peremovini-pro-postacanna-boepripasiv-z-manmou-krainami-afriki-i-blizkogo-shodu-gur.html" text:style-name="Internet_20_link" text:visited-style-name="Visited_20_Internet_20_Link">
<text:span text:style-name="T4">
 yanma </text:span>
</text:a>
据报道，在2021年2月，军事肌肌瘤倾倒了民主党ANU SAN SUHU ZHI，但在该国大部分地区面临严格的抵抗，在当地人的积极支持下，后卫后卫展开。 在与抵抗组织的战斗中，缅甸的军队被广泛使用的航空和重型武器，根据各种消息来源，经过转换后，杀死了1500多人。</text:p>
      <text:p text:style-name="P4">
据指控军政府对人类犯罪的联合国称，约有120万人被迫改变其在该国境内的居住地，超过70,000人出国。</text:p>
      <text:p text:style-name="P4">
News Source: <text:a xlink:type="simple" xlink:href="https://www.ukrinform.ua/rubric-world/3695003-vnaslidok-aviaudariv-u-manmi-zaginuli-blizko-100-osib.html" text:style-name="Internet_20_link" text:visited-style-name="Visited_20_Internet_20_Link">
https://www.ukrinform.ua/rubric-world/3695003-vnaslidok-aviaudariv-u-manmi-zaginuli-blizko-100-osib.html</text:a>
</text:p>
      <!--NEWS-->
      <text:h text:style-name="P10" text:outline-level="1">
<text:span text:style-name="T4">
Zelensky收到了Ichkeria共和国的“国家荣誉”和Johar Dudayev命令</text:span>
</text:h>
      <text:p text:style-name="P4">
作者: Ukrinform (Person)</text:p>
      <text:p text:style-name="P4">
出版商: Укринформ (Organization)</text:p>
      <text:p text:style-name="P4">
出版时间: 2023-04-12T17:32:00+03:00</text:p>
      <text:p text:style-name="P4">
修改时间: 2023-04-12T17:32:00+03:00</text:p>
      <text:p text:style-name="P4">
描述: 总统沃迪米尔·泽伦斯基（Volodymyr Zelensky）获得了车臣共和国政府政府的最高州奖项，这是国家西里（Sij）和杜达耶夫（Dudayev）秩序的命令。  - 乌克林。</text:p>
      <text:p text:style-name="P4">
图片: ["<text:a xlink:type="simple" xlink:href="https://static.ukrinform.com/photos/2023_04/thumb_files/630_360_1681309698-622.jpeg" text:style-name="Internet_20_link" text:visited-style-name="Visited_20_Internet_20_Link">
630_360_16813...</text:a>
", "<text:a xlink:type="simple" xlink:href="https://static.ukrinform.com/photos/2023_04/1681309692-532.jpeg" text:style-name="Internet_20_link" text:visited-style-name="Visited_20_Internet_20_Link">
1681309692-53...</text:a>
"]</text:p>
      <text:p text:style-name="P4">
标签: ['Нагорода', 'Зеленський', 'Ічкерія']</text:p>
      <text:p text:style-name="P4">
类型: Article</text:p>
      <!--METADATA-->
      <text:p text:style-name="P4">
<draw:frame draw:style-name="fr1" draw:name="Image148" text:anchor-type="as-char" svg:width="6.9236in" svg:height="3.956343in" draw:z-index="0">
<draw:image xlink:href="../Images/yкринформ/2023-04-12T17-32-00-03-00/630_360_1681309698-622.jpeg" xlink:type="simple" xlink:show="embed" xlink:actuate="onLoad" draw:mime-type="image/jpeg"/>
</draw:frame>
Zelensky的总统鸿沟从车臣共和国政府获得了最高的州奖 - 国家的秩序”(Qoman)和Ordenimen Dodaev。</text:p>
      <text:p text:style-name="P4">
正如乌克林福姆报道的那样，据报道<text:a xlink:type="simple" xlink:href="http://www.president.gov.ua/news/prezident-ukrayini-otrimav-orden-chechenskoyi-respubliki-ich-82229" text:style-name="Internet_20_link" text:visited-style-name="Visited_20_Internet_20_Link">
</text:a>
值得注意的是，乌克兰总统因Yasamovidan行动的杰出服务而被宣布，为了世界各地的自由和民主以及车臣人的个性。</text:p>
      <text:p text:style-name="P4">
“他的政治坚定和对他的祖国的忠诚能够团结乌克兰人民，从俄罗斯人及其血液怪物的年龄敌人及其血液怪物中的敌人团结在一起，他们通过恐怖主义方法夺取了权力。” 11月的车臣共和国负责人。</text:p>
      <text:p text:style-name="P4">
国家元首亲自授予西里尔·布达诺夫(Cyril Budanov)的负责人。</text:p>
      <text:p text:style-name="P4">
<draw:frame draw:style-name="fr1" draw:name="Image149" text:anchor-type="as-char" svg:width="6.9236in" svg:height="4.617948in" draw:z-index="0">
<draw:image xlink:href="../Images/yкринформ/2023-04-12T17-32-00-03-00/1681309692-532.jpeg" xlink:type="simple" xlink:show="embed" xlink:actuate="onLoad" draw:mime-type="image/jpeg"/>
</draw:frame>
<text:span text:style-name="T4">
另请阅读：</text:span>
 <text:a xlink:type="simple" xlink:href="https://www.ukrinform.ua/rubric-polytics/3691879-duda-nagorodiv-zelenskogo-najvisou-nagorodou-polsi.html" text:style-name="Internet_20_link" text:visited-style-name="Visited_20_Internet_20_Link">
<text:span text:style-name="T4">
 duda </text:span>
 <text:span text:style-name="T4">
 </text:span>
授予<text:span text:style-name="T4">
 </text:span>
 Zelensky <text:span text:style-name="T4">
 </text:span>
 <text:span text:style-name="T4">
 </text:span>
最高<text:span text:style-name="T4">
<text:span text:style-name="T5">
*奖励</text:span>
* </text:span>
 <text:span text:style-name="T4">
 </text:span>
 <text:span text:style-name="T4">
波兰</text:span>
</text:a>
乔哈尔·杜达耶夫(Johar Dudaev)的命令被授予国家秩序的狂热。 Thakimrden现在授予了车臣政治人物Aslan Mashadov和Zelim Khanodarbiyev，以及立陶宛政治家Vitutas Landsbergis。</text:p>
      <text:p text:style-name="P4">
_foto：op _</text:p>
      <text:p text:style-name="P4">
News Source: <text:a xlink:type="simple" xlink:href="https://www.ukrinform.ua/rubric-polytics/3695005-zelenskij-otrimav-orden-respubliki-ickeria-cest-nacii-ta-orden-imeni-dzohara-dudaeva.html" text:style-name="Internet_20_link" text:visited-style-name="Visited_20_Internet_20_Link">
https://www.ukrinform.ua/rubric-polytics/3695005-zelenskij-otrimav-orden-respubliki-ickeria-cest-nacii-ta-orden-imeni-dzohara-dudaeva.html</text:a>
</text:p>
      <!--NEWS-->
      <text:h text:style-name="P10" text:outline-level="1">
<text:span text:style-name="T4">
国家银行的负责人 - 关于与IMF的谈判：国际合作伙伴决心帮助乌克兰</text:span>
</text:h>
      <text:p text:style-name="P4">
作者: Ukrinform (Person)</text:p>
      <text:p text:style-name="P4">
出版商: Укринформ (Organization)</text:p>
      <text:p text:style-name="P4">
出版时间: 2023-04-12T17:37:40+03:00</text:p>
      <text:p text:style-name="P4">
修改时间: 2023-04-12T17:37:40+03:00</text:p>
      <text:p text:style-name="P4">
描述: 乌克兰的国际合作伙伴决心帮助我们进行战争和战后恢复。  - 乌克林。</text:p>
      <text:p text:style-name="P4">
图片: ["<text:a xlink:type="simple" xlink:href="https://static.ukrinform.com/photos/2023_04/thumb_files/630_360_1681310154-152.jpg" text:style-name="Internet_20_link" text:visited-style-name="Visited_20_Internet_20_Link">
630_360_16813...</text:a>
"]</text:p>
      <text:p text:style-name="P4">
标签: ['МВФ', 'Нацбанк', 'Андрій Пишний']</text:p>
      <text:p text:style-name="P4">
类型: Article</text:p>
      <!--METADATA-->
      <text:p text:style-name="P4">
<draw:frame draw:style-name="fr1" draw:name="Image150" text:anchor-type="as-char" svg:width="6.9236in" svg:height="3.956343in" draw:z-index="0">
<draw:image xlink:href="../Images/yкринформ/2023-04-12T17-37-40-03-00/630_360_1681310154-152.jpg" xlink:type="simple" xlink:show="embed" xlink:actuate="onLoad" draw:mime-type="image/jpeg"/>
</draw:frame>
乌克兰的国际合作伙伴决心帮助我们进行战争和战争。</text:p>
      <text:p text:style-name="P4">
国家银行的负责人安德里·皮什尼(Andriy Pishny)在[]中报道了这一点(https://www.facebook.com/pyshnyy/posts/pfbid02jZwDDUAfvh1xRF1RbeZeTsbvWYTRqsvGLBk2TdsG1zfpDEABKkpp2BmRJ7D33jDGl)，报道乌克林福姆。</text:p>
      <text:p text:style-name="P4">
“第二天，我们与国际货币基金的管理和专家合作。非常建设性和情感上的会议。我们的合作伙伴非常参与乌克兰问题，并着手帮助战争和战后康复的困难时期。实际上，实际上，他写道，确认是对这笔款项的扩大资金的四年计划的批准”。</text:p>
      <text:p text:style-name="P4">
他报告说，在乌克兰的正式代表团中，他们与第一位副董事管理董事吉塔霍普纳特(Gitahopinat)进行了交谈。(https://www.ukrinform.ua/tag-mvf)，并与欧洲国际货币基金组织部长Alfred Cammer分别与Alfred Cammer。 NBU的作品是根据《经济和金融政策备忘录》，经济状况，其参数的备忘录所提供的结构信标讨论的，其参数将很快通过宏观预测来展示。</text:p>
      <text:p text:style-name="P4">
国家银行的负责人强调，有一种减少通货膨胀的趋势。Hryvnia矿床的位置继续逐渐增长。 最近几个月比率提高的银行已经能够改善存款基础的结构。</text:p>
      <text:p text:style-name="P4">
<text:span text:style-name="T4">
另请阅读：</text:span>
 <text:a xlink:type="simple" xlink:href="https://www.ukrinform.ua/rubric-economy/3694498-mvf-prognozue-cogoric-v-ukraini-minus-3-vvp.html" text:style-name="Internet_20_link" text:visited-style-name="Visited_20_Internet_20_Link">
<text:span text:style-name="T4">
 imf </text:span>
</text:a>
“我们打算使用所有可用的工具和内部资源充分履行备忘录的立场。我们的IMF合作伙伴，IMF专家准备分享他们的经验和考试，以便乌克兰可以在某个时机上成功地完成该计划，” Pyshny强调。</text:p>
      <text:p text:style-name="P4">
正如乌克林福姆报道的那样，在对美国的工作访问期间，财政部长Sergeymarchenko和IMF Gita Hopinat的第一任副主任<text:a xlink:type="simple" xlink:href="https://www.ukrinform.ua/rubric-economy/3694877-marcenko-obgovoriv-iz-mvf-vikonanna-ukrainou-umov-novoi-programi.html" text:style-name="Internet_20_link" text:visited-style-name="Visited_20_Internet_20_Link">
</text:a>
 .</text:p>
      <text:p text:style-name="P4">
News Source: <text:a xlink:type="simple" xlink:href="https://www.ukrinform.ua/rubric-economy/3695006-glava-nacbanku-pro-peregovori-z-mvf-miznarodni-partneri-risuce-nalastovani-dopomogti-ukraini.html" text:style-name="Internet_20_link" text:visited-style-name="Visited_20_Internet_20_Link">
https://www.ukrinform.ua/rubric-economy/3695006-glava-nacbanku-pro-peregovori-z-mvf-miznarodni-partneri-risuce-nalastovani-dopomogti-ukraini.html</text:a>
</text:p>
      <!--NEWS-->
      <text:h text:style-name="P10" text:outline-level="1">
<text:span text:style-name="T4">
赫尔森地区的入侵者拘留了“政府的负责人”卡科夫卡 - 媒体</text:span>
</text:h>
      <text:p text:style-name="P4">
作者: Ukrinform (Person)</text:p>
      <text:p text:style-name="P4">
出版商: Укринформ (Organization)</text:p>
      <text:p text:style-name="P4">
出版时间: 2023-04-12T17:39:15+03:00</text:p>
      <text:p text:style-name="P4">
修改时间: 2023-04-12T17:39:15+03:00</text:p>
      <text:p text:style-name="P4">
描述: 在赫尔森地区暂时捕获的领土上，俄罗斯安全部队拘留了卡科夫卡政府所谓的负责人。  - 乌克林。</text:p>
      <text:p text:style-name="P4">
图片: ["<text:a xlink:type="simple" xlink:href="https://static.ukrinform.com/photos/2023_04/thumb_files/630_360_1681310147-107.png" text:style-name="Internet_20_link" text:visited-style-name="Visited_20_Internet_20_Link">
630_360_16813...</text:a>
"]</text:p>
      <text:p text:style-name="P4">
标签: ['Колаборант', 'Затримання', 'Каховка', 'Війна з росією']</text:p>
      <text:p text:style-name="P4">
类型: Article</text:p>
      <!--METADATA-->
      <text:p text:style-name="P4">
<draw:frame draw:style-name="fr1" draw:name="Image151" text:anchor-type="as-char" svg:width="6.9236in" svg:height="3.956343in" draw:z-index="0">
<draw:image xlink:href="../Images/yкринформ/2023-04-12T17-39-15-03-00/630_360_1681310147-107.png" xlink:type="simple" xlink:show="embed" xlink:actuate="onLoad" draw:mime-type="image/png"/>
</draw:frame>
Kakhovka行政管理主席Kherson地区的俄罗斯安全部门在Kherson地区。</text:p>
      <text:p text:style-name="P4">
关于它报告<text:a xlink:type="simple" xlink:href="http://investigator.org.ua/ua/news-2/253457/" text:style-name="Internet_20_link" text:visited-style-name="Visited_20_Internet_20_Link">
</text:a>
，报道乌克林福姆。</text:p>
      <text:p text:style-name="P4">
“据卡科夫卡的居民称，帕维尔·菲利普丘克市俄罗斯市于4月10日上午在通往斯卡多夫斯基区的道路上被拘留，据称他在那里与该地区“行政”的其他代表进行了会议。 ， - 消息说。</text:p>
      <text:p text:style-name="P4">
据CZHR称，菲利普楚克入侵者怀疑他的规定了100万卢布的溢价和欺诈，俄罗斯货币旨在支付养老金和社会援助，以及以投机价格供应蔬菜。</text:p>
      <text:p text:style-name="P4">
反过来，赫尔森地区委员会谢尔盖·赫兰(Sergey Khlan)的代表在[]中写道(http://www.facebook.com/sergey.khlan/posts/pfbid0KPa1XU9x1JkncfSYuTK7VWKq23cpwHSfBDSqj1RBbXqu4D1yMWTNxEyQaX4KFBMZl)“星期一是拘留的合作者”。</text:p>
      <text:p text:style-name="P4">
帕维尔·菲利普丘克(Pavel Filipchuk)直到2020年一直是预算委员会领导的“反对派集团”区域委员会的代表。</text:p>
      <text:p text:style-name="P4">
<text:span text:style-name="T4">
另请阅读：</text:span>
 <text:a xlink:type="simple" xlink:href="https://www.ukrinform.ua/rubric-regions/3692985-u-novij-kahovci-rosiani-zakopuut-na-perehrestah-bocki-z-nevidomim-vmistom.html" text:style-name="Internet_20_link" text:visited-style-name="Visited_20_Internet_20_Link">
</text:a>
2015年，在卡科夫卡委员会的会议上，赫兰用香肠袭击了菲利普奇克。</text:p>
      <text:p text:style-name="P4">
2013年，菲利普丘克(Filipchuk)通过“印章，邮票，官方文件的官方”(PR)的官方文件从“地区党”开除。 此外，他还被指控欺诈，会计和使用会员费。</text:p>
      <text:p text:style-name="P4">
<text:span text:style-name="T4">
另请阅读：</text:span>
 <text:a xlink:type="simple" xlink:href="https://www.ukrinform.ua/rubric-regions/3693112-na-zahoplenih-teritoriah-hersonsini-rosiani-posilili-primusovu-pasportizaciu-hlan.html" text:style-name="Internet_20_link" text:visited-style-name="Visited_20_Internet_20_Link">
<text:span text:style-name="T4">
 hlan </text:span>
</text:a>
大规模攻击之前的几天<text:a xlink:type="simple" xlink:href="https://www.ukrinform.ua/tag-rosia" text:style-name="Internet_20_link" text:visited-style-name="Visited_20_Internet_20_Link">
</text:a>
菲律宾人从俄罗斯索契(Russian Sochi)返回乌克兰(Filipchuk)，从第一次与占领者一起工作。</text:p>
      <text:p text:style-name="P4">
但是，占领“行政”卡科夫卡的实际负责人是Rosyanraushan Zharkobayev，他来自俄罗斯联邦的Tai -Krasnoyarsk地区的沮丧定居点。</text:p>
      <text:p text:style-name="P4">
News Source: <text:a xlink:type="simple" xlink:href="https://www.ukrinform.ua/rubric-regions/3695007-zagarbniki-na-hersonsini-zatrimali-glavu-administracii-kahovki-zmi.html" text:style-name="Internet_20_link" text:visited-style-name="Visited_20_Internet_20_Link">
https://www.ukrinform.ua/rubric-regions/3695007-zagarbniki-na-hersonsini-zatrimali-glavu-administracii-kahovki-zmi.html</text:a>
</text:p>
      <!--NEWS-->
      <text:h text:style-name="P10" text:outline-level="1">
<text:span text:style-name="T4">
今年，乌克兰作曲家和表演者的名字将在Kharkivmusicfest上发音</text:span>
</text:h>
      <text:p text:style-name="P4">
作者: Ukrinform (Person)</text:p>
      <text:p text:style-name="P4">
出版商: Укринформ (Organization)</text:p>
      <text:p text:style-name="P4">
出版时间: 2023-04-12T17:41:00+03:00</text:p>
      <text:p text:style-name="P4">
修改时间: 2023-04-12T17:41:00+03:00</text:p>
      <text:p text:style-name="P4">
描述: 哈尔基夫的音乐节将于4月13日至6月30日举行，将重点关注乌克兰表演者和作曲家。 特别是，KharkivMusicFest将开设乌克兰Virtuospus Bogdan Pivnenko。  - 乌克林。</text:p>
      <text:p text:style-name="P4">
图片: ["<text:a xlink:type="simple" xlink:href="https://static.ukrinform.com/photos/2019_10/thumb_files/630_360_1571404800-411.jpg" text:style-name="Internet_20_link" text:visited-style-name="Visited_20_Internet_20_Link">
630_360_15714...</text:a>
", "<text:a xlink:type="simple" xlink:href="https://static.ukrinform.com/photos/2023_04/1681310055-289.jpg" text:style-name="Internet_20_link" text:visited-style-name="Visited_20_Internet_20_Link">
1681310055-28...</text:a>
"]</text:p>
      <text:p text:style-name="P4">
标签: ['Фестиваль', 'Музика', 'KharkivMusicFest']</text:p>
      <text:p text:style-name="P4">
类型: Article</text:p>
      <!--METADATA-->
      <text:p text:style-name="P4">
<draw:frame draw:style-name="fr1" draw:name="Image152" text:anchor-type="as-char" svg:width="6.9236in" svg:height="3.956343in" draw:z-index="0">
<draw:image xlink:href="../Images/yкринформ/2023-04-12T17-41-00-03-00/630_360_1571404800-411.jpg" xlink:type="simple" xlink:show="embed" xlink:actuate="onLoad" draw:mime-type="image/jpeg"/>
</draw:frame>
哈尔基夫的音乐节将于4月13日至6月30日举行，将使乌克兰表演者和作曲家成为口音。 特别是，Kharkivmusicfest-Ikrainian Virtuospus Bogdan Pivnenko将打开Kharkivmusicfest。</text:p>
      <text:p text:style-name="P4">
告知<text:a xlink:type="simple" xlink:href="https://mkip.gov.ua/news/8950.html" text:style-name="Internet_20_link" text:visited-style-name="Visited_20_Internet_20_Link">
</text:a>
，报道乌克林福姆。</text:p>
      <text:p text:style-name="P4">
“今年计划的特殊性主要是乌克兰的名字<text:a xlink:type="simple" xlink:href="https://www.ukrinform.ua/tag-muzika" text:style-name="Internet_20_link" text:visited-style-name="Visited_20_Internet_20_Link">
</text:a>
，以及其创作的作曲家。 音乐节开幕的主要活动将是Kharkiv国家学术歌剧和芭蕾舞剧院舞台上的Bohdan Pivonencon演讲。 M. Lysenko/East Opera。 该信息写道，它被称为乌克兰最著名的小提琴家之一。</text:p>
      <text:p text:style-name="P4">
<draw:frame draw:style-name="fr1" draw:name="Image153" text:anchor-type="as-char" svg:width="6.9236in" svg:height="9.749404in" draw:z-index="0">
<draw:image xlink:href="../Images/yкринформ/2023-04-12T17-41-00-03-00/1681310055-289.jpg" xlink:type="simple" xlink:show="embed" xlink:actuate="onLoad" draw:mime-type="image/jpeg"/>
</draw:frame>
根据MKIP的说法，小提琴手的表演将在Kharkivmusicfest节日-orekestra陪同下进行，其中包括Khnatob的音乐家。 M. Lysenko，Kharkiv地区爱乐乐团，Kharkiv青年学术交响乐团和Kharkiv艺术大学。 I. Kotlyarevsky。 尊敬的艺术工人Yuriy Yakovenko将进行。</text:p>
      <text:p text:style-name="P4">
音乐会的节目联合了阿斯特·普亚佐拉(Astor Piazzola)的《阿尔马西现代作曲家》和《亚历山大·贡博林》现代作曲家的“季节”，以及亚历山大·冈诺博林的“季节”和著名的“布宜诺斯艾利斯”的“季节”安东尼奥·维瓦尔迪塔“季节”。 同时，将有一个展出的实验性舞蹈项目，并带有一位著名的德国编舞萨莎·沃尔兹(Sasha Waltz)，该项目将由不同年龄和培训水平的乌克兰舞者参加。</text:p>
      <text:p text:style-name="P4">
还报道说，4月20日和5月5日在Khnumim大厅举行的音乐节中。 I. Kotlyarevsky将举行室内音乐会“抵抗和希望的音乐”，旨在展示乌克兰作曲家的作品。 特别是，听到了2022年撰写的Kharkiv年轻作曲家的作品。</text:p>
      <text:p text:style-name="P4">
同样在6月，将举办音乐会摄影，结合乌克兰的塔格雷斯民俗与布祖基(Buzuki)和《内部战争音乐会》(Inside War Concert)，在那里将演出年轻的年轻作曲家国际比赛的冠军。 B. Lyatoshinsky。</text:p>
      <text:p text:style-name="P4">
“作品是战争期间写的音乐思考，” Mkip。</text:p>
      <text:p text:style-name="P4">
同时，计划于六月举行一场挪威独奏家独奏家的独奏音乐会，他计划于6月为6月撰写了40多种作品，独奏乐器和乐团。“音乐节的名片之一是艺术钢琴的彩绘钢琴，这是该节目的一部分。 该部门指出，今年将有6个工具，整夜将位于城市的安全地点 - 地铁，法国公牛购物中心等。</text:p>
      <text:p text:style-name="P4">
此外，在音乐节中，对Kharkivmusicfest演讲的广泛观众进行了一系列对话，在那里演讲者将由乌克兰，美国和欧洲的主要音乐人物进行。 值得注意的是，作曲家亚历山大·谢汀斯基(Alexander Schetinsky)，爵士艺术家莱昂尼德·奇希克(Leonid Chizhik)，美国作曲家理查德·卡梅隆·沃尔法(Richard Cameron Wulfa)被邀请到西方。</text:p>
      <text:p text:style-name="P4">
正如乌克林福姆在斯德哥尔摩报道的(瑞典)从4月14日至5月9日，欧洲节日：乌克兰春天将举行，在此期间将举行许多文化活动：戏剧表演，电影放映，音乐会，艺术展览，文学读物和公众讨论。</text:p>
      <text:p text:style-name="P4">
News Source: <text:a xlink:type="simple" xlink:href="https://www.ukrinform.ua/rubric-culture/3695008-cogoric-na-kharkivmusicfest-zvucatimut-imena-ukrainskih-kompozitoriv-i-vikonavciv.html" text:style-name="Internet_20_link" text:visited-style-name="Visited_20_Internet_20_Link">
https://www.ukrinform.ua/rubric-culture/3695008-cogoric-na-kharkivmusicfest-zvucatimut-imena-ukrainskih-kompozitoriv-i-vikonavciv.html</text:a>
</text:p>
      <!--NEWS-->
      <text:h text:style-name="P10" text:outline-level="1">
<text:span text:style-name="T4">
塞尔维亚否认将武器转移到乌克兰</text:span>
</text:h>
      <text:p text:style-name="P4">
作者: Ukrinform (Person)</text:p>
      <text:p text:style-name="P4">
出版商: Укринформ (Organization)</text:p>
      <text:p text:style-name="P4">
出版时间: 2023-04-12T17:48:25+03:00</text:p>
      <text:p text:style-name="P4">
修改时间: 2023-04-12T17:48:25+03:00</text:p>
      <text:p text:style-name="P4">
描述: 国防部长塞尔维亚·米洛斯·沃切维奇（Serbia Milos Vuchevich）强烈否认该国正在向乌克兰发送武器的媒体出版物。  - 乌克林。</text:p>
      <text:p text:style-name="P4">
图片: ["<text:a xlink:type="simple" xlink:href="https://static.ukrinform.com/photos/2023_04/thumb_files/630_360_1681310865-767.jpeg" text:style-name="Internet_20_link" text:visited-style-name="Visited_20_Internet_20_Link">
630_360_16813...</text:a>
"]</text:p>
      <text:p text:style-name="P4">
标签: ['Сербія', 'Україна', 'Зброя']</text:p>
      <text:p text:style-name="P4">
类型: Article</text:p>
      <!--METADATA-->
      <text:p text:style-name="P4">
<draw:frame draw:style-name="fr1" draw:name="Image154" text:anchor-type="as-char" svg:width="6.9236in" svg:height="3.956343in" draw:z-index="0">
<draw:image xlink:href="../Images/yкринформ/2023-04-12T17-48-25-03-00/630_360_1681310865-767.jpeg" xlink:type="simple" xlink:show="embed" xlink:actuate="onLoad" draw:mime-type="image/jpeg"/>
</draw:frame>
塞尔维亚部部米洛斯·沃切维奇(Milos Vuchevich)强烈否认乌克兰向乌克兰发送武器的媒体上的出版物。</text:p>
      <text:p text:style-name="P4">
正如乌克林福姆报道的那样，它报告了<text:a xlink:type="simple" xlink:href="http://www.b92.net/eng/news/politics.php" text:style-name="Internet_20_link" text:visited-style-name="Visited_20_Internet_20_Link">
</text:a>
.</text:p>
      <text:p text:style-name="P4">
«Вкотре опубліковано брехню про те, що <text:a xlink:type="simple" xlink:href="https://www.ukrinform.ua/tag-serbia" text:style-name="Internet_20_link" text:visited-style-name="Visited_20_Internet_20_Link">
 </text:a>
向乌克兰出售武器。 显然，某人的目标是破坏我们的乌克兰稳定，并参与我们不会参与的冲突。”</text:p>
      <text:p text:style-name="P4">
同时，部长指出，塞尔维亚当然向第三方出售武器，“谁不参加冲突，与他无关。”</text:p>
      <text:p text:style-name="P4">
“总是有可能以一种神奇的方式在冲突中找到武器，但这绝对没有相关。 对于那些不尊重国际规则，合同和商业惯例的国家来说，这是一个问题。 我再说一遍，塞尔维亚没有向乌克兰发送武器，而在此主题上发表的所有内容都是错误的猜测。”</text:p>
      <text:p text:style-name="P4">
<text:span text:style-name="T4">
另请阅读：</text:span>
 <text:a xlink:type="simple" xlink:href="https://www.ukrinform.ua/rubric-world/3686029-avstria-zaklikala-serbiu-dolucitisa-do-sankcij-es-proti-rosii.html" text:style-name="Internet_20_link" text:visited-style-name="Visited_20_Internet_20_Link">
<text:span text:style-name="T4">
塞尔维亚</text:span>
</text:a>
正如乌克林福姆报道的，路透社通讯社参考了五角大楼的合并秘密文件<text:a xlink:type="simple" xlink:href="https://www.ukrinform.ua/rubric-world/3694814-serbia-pogodilasa-peredati-abo-vze-peredala-zbrou-ukraini-reuters.html" text:style-name="Internet_20_link" text:visited-style-name="Visited_20_Internet_20_Link">
</text:a>
塞尔维亚同意放置基辅或开除它的武器的事实。</text:p>
      <text:p text:style-name="P4">
<text:span text:style-name="T5">
foto：epa/upg</text:span>
</text:p>
      <text:p text:style-name="P4">
News Source: <text:a xlink:type="simple" xlink:href="https://www.ukrinform.ua/rubric-world/3695011-u-serbii-zaperecili-peredacu-zbroi-ukraini.html" text:style-name="Internet_20_link" text:visited-style-name="Visited_20_Internet_20_Link">
https://www.ukrinform.ua/rubric-world/3695011-u-serbii-zaperecili-peredacu-zbroi-ukraini.html</text:a>
</text:p>
      <!--NEWS-->
      <text:h text:style-name="P10" text:outline-level="1">
<text:span text:style-name="T4">
利维夫地区发生了三道路事故，死亡和受伤</text:span>
</text:h>
      <text:p text:style-name="P4">
作者: Ukrinform (Person)</text:p>
      <text:p text:style-name="P4">
出版商: Укринформ (Organization)</text:p>
      <text:p text:style-name="P4">
出版时间: 2023-04-12T17:49:00+03:00</text:p>
      <text:p text:style-name="P4">
修改时间: 2023-04-12T17:49:00+03:00</text:p>
      <text:p text:style-name="P4">
描述: 在利维夫地区，在基辅chop高速公路上，由于三公路运输事故，一人丧生，两人受伤。  - 乌克林。</text:p>
      <text:p text:style-name="P4">
图片: ["<text:a xlink:type="simple" xlink:href="https://static.ukrinform.com/photos/2023_04/thumb_files/630_360_1681310845-264.jpg" text:style-name="Internet_20_link" text:visited-style-name="Visited_20_Internet_20_Link">
630_360_16813...</text:a>
", "<text:a xlink:type="simple" xlink:href="https://static.ukrinform.com/photos/2023_04/1681310845-609.jpg" text:style-name="Internet_20_link" text:visited-style-name="Visited_20_Internet_20_Link">
1681310845-60...</text:a>
"]</text:p>
      <text:p text:style-name="P4">
标签: ['Аварія', 'ДТП', 'Львівщина', 'Загибель']</text:p>
      <text:p text:style-name="P4">
类型: Article</text:p>
      <!--METADATA-->
      <text:p text:style-name="P4">
<draw:frame draw:style-name="fr1" draw:name="Image155" text:anchor-type="as-char" svg:width="6.9236in" svg:height="3.956343in" draw:z-index="0">
<draw:image xlink:href="../Images/yкринформ/2023-04-12T17-49-00-03-00/630_360_1681310845-264.jpg" xlink:type="simple" xlink:show="embed" xlink:actuate="onLoad" draw:mime-type="image/jpeg"/>
</draw:frame>
在乌尔维地区，由于三公路事故，在基辅谷高速公路上，一人丧生，两人受伤。</text:p>
      <text:p text:style-name="P4">
根据乌克林福姆的说法，利维夫地区的警察在[]中报告了(https://www.facebook.com/MVS.LVIV/posts/603234495181659) .</text:p>
      <text:p text:style-name="P4">
<text:a xlink:type="simple" xlink:href="https://www.ukrinform.ua/tag-dtp" text:style-name="Internet_20_link" text:visited-style-name="Visited_20_Internet_20_Link">
 </text:a>
它发生在4月12日，大约11.40，在Zolochiv区Yangelivka村附近的Kiev-Chop高速公路上。</text:p>
      <text:p text:style-name="P4">
<draw:frame draw:style-name="fr1" draw:name="Image156" text:anchor-type="as-char" svg:width="6.9236in" svg:height="2.519421in" draw:z-index="0">
<draw:image xlink:href="../Images/yкринформ/2023-04-12T17-49-00-03-00/1681310845-609.jpg" xlink:type="simple" xlink:show="embed" xlink:actuate="onLoad" draw:mime-type="image/jpeg"/>
</draw:frame>
由于先前安装了执法人员，发生了三辆运输工具的碰撞：梅赛德斯·奔驰ACTROS卡车，由一名56岁的男子管理，其个人数据被指定，DAF卡车在一名47岁居民的控制下Rivne地区和一辆由61号驾驶的丰田凯美瑞汽车。</text:p>
      <text:p text:style-name="P4">
汽车的驾驶员因受伤而在现场死亡。 61岁的基辅居民，Drivermercedes Benz Actros和Toyota Camry乘客受伤和住院。</text:p>
      <text:p text:style-name="P4">
实际上，运输警察领域犯罪调查部的调查人员根据第286条的第2部分开放了刑事诉讼(违反交通安全)乌克兰的刑法。 本文的制裁提供了惩罚 - 判处三到八年的监禁，并有权控制车辆的权利，最长为三年。</text:p>
      <text:p text:style-name="P4">
<text:span text:style-name="T4">
另请阅读：</text:span>
 <text:a xlink:type="simple" xlink:href="https://www.ukrinform.ua/rubric-regions/3692341-na-lvivsini-vnaslidok-dtp-na-trasi-kiiv-cop-zaginuv-vodij-mikroavtobusa.html" text:style-name="Internet_20_link" text:visited-style-name="Visited_20_Internet_20_Link">
<text:span text:style-name="T4">
事故</text:span>
</text:a>
执法人员建立了事件的情况。</text:p>
      <text:p text:style-name="P4">
如报道<text:a xlink:type="simple" xlink:href="https://www.ukrinform.ua/rubric-regions/3692757-na-lvivsini-vnaslidok-naizdu-avtomobila-zaginula-cotiriricna-ditina.html" text:style-name="Internet_20_link" text:visited-style-name="Visited_20_Internet_20_Link">
</text:a>
在LVIV地区的TVIZZHAVOVSKY村，由于汽车的汽车死亡4岁男孩的汽车，他的母亲在重症监护室。</text:p>
      <text:p text:style-name="P4">
<text:span text:style-name="T5">
foto：LVIV地区的警察</text:span>
</text:p>
      <text:p text:style-name="P4">
News Source: <text:a xlink:type="simple" xlink:href="https://www.ukrinform.ua/rubric-regions/3695012-na-lvivsini-stalas-potrijna-dtp-e-zagiblij-ta-poraneni.html" text:style-name="Internet_20_link" text:visited-style-name="Visited_20_Internet_20_Link">
https://www.ukrinform.ua/rubric-regions/3695012-na-lvivsini-stalas-potrijna-dtp-e-zagiblij-ta-poraneni.html</text:a>
</text:p>
      <!--NEWS-->
      <text:h text:style-name="P10" text:outline-level="1">
<text:span text:style-name="T4">
教皇称世界领导人不是通过武器解决争议，而是通过原因</text:span>
</text:h>
      <text:p text:style-name="P4">
作者: Ukrinform (Person)</text:p>
      <text:p text:style-name="P4">
出版商: Укринформ (Organization)</text:p>
      <text:p text:style-name="P4">
出版时间: 2023-04-12T17:50:52+03:00</text:p>
      <text:p text:style-name="P4">
修改时间: 2023-04-12T17:50:52+03:00</text:p>
      <text:p text:style-name="P4">
描述: 教皇方济各呼吁世界领导人利用思想，而不是武器来解决政治分歧。  - 乌克林。</text:p>
      <text:p text:style-name="P4">
图片: ["<text:a xlink:type="simple" xlink:href="https://static.ukrinform.com/photos/2021_04/thumb_files/630_360_1617541131-657.jpeg" text:style-name="Internet_20_link" text:visited-style-name="Visited_20_Internet_20_Link">
630_360_16175...</text:a>
"]</text:p>
      <text:p text:style-name="P4">
标签: ['Папа Франциск', 'Зброя', 'Війна']</text:p>
      <text:p text:style-name="P4">
类型: Article</text:p>
      <!--METADATA-->
      <text:p text:style-name="P4">
<draw:frame draw:style-name="fr1" draw:name="Image157" text:anchor-type="as-char" svg:width="6.9236in" svg:height="3.956343in" draw:z-index="0">
<draw:image xlink:href="../Images/yкринформ/2023-04-12T17-50-52-03-00/630_360_1617541131-657.jpeg" xlink:type="simple" xlink:show="embed" xlink:actuate="onLoad" draw:mime-type="image/jpeg"/>
</draw:frame>
爸爸弗朗西斯呼吁世界领导人利用思想，而不是武器来解决政治分歧。</text:p>
      <text:p text:style-name="P4">
正如乌克林福姆报道的那样，它报告了<text:a xlink:type="simple" xlink:href="https://apnews.com/article/pope-francis-ukraine-war-peace-a42c8afae077d96ed18552183ee168d7" text:style-name="Internet_20_link" text:visited-style-name="Visited_20_Internet_20_Link">
</text:a>
。</text:p>
      <text:p text:style-name="P4">
在他在圣彼得·弗朗西斯广场(St. Peter Francis Square)上的每周听众中，他说插入自《教皇信》发行以来60年 - 教皇约翰XXIII的百科全书，写在冷战中。</text:p>
      <text:p text:style-name="P4">
在古巴火箭危机几个月后，为天主教会和全世界设计的Terris百科全书中的Pacem发表了，这引起了人们对美国与当时的SSCSR之间核战争开始的担忧。</text:p>
      <text:p text:style-name="P4">
<text:span text:style-name="T4">
另请阅读：</text:span>
 <text:a xlink:type="simple" xlink:href="https://www.ukrinform.ua/rubric-society/3693586-papa-francisk-pomolivsa-za-mir-v-ukraini-ta-svitlo-pashi-dla-rosian.html" text:style-name="Internet_20_link" text:visited-style-name="Visited_20_Internet_20_Link">
<text:span text:style-name="T4">
弗朗西斯</text:span>
</text:a>
弗朗西斯回忆说，那时世界“在塞克称为冷战中的两个相对障碍之间充满了紧张”。 教皇指出，他的前任的信息包含了呼吁和平努力的呼吁，至今非常重要。</text:p>
      <text:p text:style-name="P4">
根据教皇的说法，百科全书“开放的视野可以谈论和平，建立和平”。 他召集了1963年4月11日发布的文件，“真实的 - 乌云中的无忧无虑的腔。”</text:p>
      <text:p text:style-name="P4">
弗朗西斯引用了一项经典摘录，“政治社区以及个人之间的关系不应受武器的力量来监管，而是根据思想的信仰，即真理，正义和有效的团结。”</text:p>
      <text:p text:style-name="P4">
如报道，<text:a xlink:type="simple" xlink:href="https://www.ukrinform.ua/tag-papa-francisk" text:style-name="Internet_20_link" text:visited-style-name="Visited_20_Internet_20_Link">
</text:a>
他在乌克兰祈祷一个漏斗，并向俄罗斯人民祈祷。 教皇复活节的世界复活节敦促俄罗斯人寻求其国家的真相奉献给乌克兰并结束所有冲突。</text:p>
      <text:p text:style-name="P4">
<text:span text:style-name="T5">
foto：vaticannews.va</text:span>
</text:p>
      <text:p text:style-name="P4">
News Source: <text:a xlink:type="simple" xlink:href="https://www.ukrinform.ua/rubric-world/3695013-papa-rimskij-zaklikav-svitovih-lideriv-virisuvati-superecki-ne-zbroeu-a-rozumom.html" text:style-name="Internet_20_link" text:visited-style-name="Visited_20_Internet_20_Link">
https://www.ukrinform.ua/rubric-world/3695013-papa-rimskij-zaklikav-svitovih-lideriv-virisuvati-superecki-ne-zbroeu-a-rozumom.html</text:a>
</text:p>
      <!--NEWS-->
      <text:h text:style-name="P10" text:outline-level="1">
<text:span text:style-name="T4">
从库萨克（Cossack）的科萨克（Cossack）撤离了最后一个孩子</text:span>
</text:h>
      <text:p text:style-name="P4">
作者: Ukrinform (Person)</text:p>
      <text:p text:style-name="P4">
出版商: Укринформ (Organization)</text:p>
      <text:p text:style-name="P4">
出版时间: 2023-04-12T17:51:50+03:00</text:p>
      <text:p text:style-name="P4">
修改时间: 2023-04-12T17:51:50+03:00</text:p>
      <text:p text:style-name="P4">
描述: 警方从哥萨克·赫尔森（Cossack Kherson）村撤离了一个17岁男孩，他的祖母与他的祖母一起撤离，到了这个时候，该定居点还没有留下任何孩子。  - 乌克林。</text:p>
      <text:p text:style-name="P4">
图片: ["<text:a xlink:type="simple" xlink:href="https://static.ukrinform.com/photos/2022_05/thumb_files/630_360_1653289692-302.jpg" text:style-name="Internet_20_link" text:visited-style-name="Visited_20_Internet_20_Link">
630_360_16532...</text:a>
"]</text:p>
      <text:p text:style-name="P4">
标签: ['Діти', 'Евакуація', 'Херсонщина']</text:p>
      <text:p text:style-name="P4">
类型: Article</text:p>
      <!--METADATA-->
      <text:p text:style-name="P4">
<draw:frame draw:style-name="fr1" draw:name="Image158" text:anchor-type="as-char" svg:width="6.9236in" svg:height="3.956343in" draw:z-index="0">
<draw:image xlink:href="../Images/yкринформ/2023-04-12T17-51-50-03-00/630_360_1653289692-302.jpg" xlink:type="simple" xlink:show="embed" xlink:actuate="onLoad" draw:mime-type="image/jpeg"/>
</draw:frame>
警方是来自科萨特科(Kozatkoe)村的瓦库卡(Vakauka)，科萨特科(Kozatkoe)是一个17岁的男孩，她和祖母一起。</text:p>
      <text:p text:style-name="P4">
正如乌克林福姆报道的那样，这已经报道了<text:a xlink:type="simple" xlink:href="http://www.npu.gov.ua/news/spilnymy-zusylliamy-politseiskykh-ta-volonteriv-z-kozatskoho-evakuiuvaly-vsikh-ditei" text:style-name="Internet_20_link" text:visited-style-name="Visited_20_Internet_20_Link">
</text:a>
。</text:p>
      <text:p text:style-name="P4">
这家男人和他的祖母的装甲车被带到一个更安全的地方。然后，执法人员将他们送到了库尔森，志愿者从那里运送后流。</text:p>
      <text:p text:style-name="P4">
国家警察说：“目前，少年和他的祖母的生活和健康没有受到威胁。但是，警察将继续撤离公民，尤其是儿童，从Zonays中撤离。”</text:p>
      <text:p text:style-name="P4">
执法人员敦促居民的定居点遭受发芽的炮击，而不是拖延和离开。 首先，它涉及家庭<text:a xlink:type="simple" xlink:href="https://www.ukrinform.ua/tag-diti" text:style-name="Internet_20_link" text:visited-style-name="Visited_20_Internet_20_Link">
</text:a>
。</text:p>
      <text:p text:style-name="P4">
<text:span text:style-name="T4">
另请阅读：</text:span>
 <text:a xlink:type="simple" xlink:href="https://www.ukrinform.ua/rubric-regions/3694474-z-avdiivki-evakuuvali-rodinu-z-dvoma-ditmi-aku-vmovlali-blizko-piv-roku.html" text:style-name="Internet_20_link" text:visited-style-name="Visited_20_Internet_20_Link">
<text:span text:style-name="T4">
撤离</text:span>
</text:a>
据报道，赫森地区每天都被俄罗斯军队击中。最常见的敌对大火位于附近的定居点，其中包括一系列战斗碰撞 - 其中 - 诺沃卡科夫斯卡亚市社区的科扎特斯卡亚村。</text:p>
      <text:p text:style-name="P4">
News Source: <text:a xlink:type="simple" xlink:href="https://www.ukrinform.ua/rubric-regions/3695014-z-kozackogo-na-hersonsini-evakuuvali-ostannu-ditinu.html" text:style-name="Internet_20_link" text:visited-style-name="Visited_20_Internet_20_Link">
https://www.ukrinform.ua/rubric-regions/3695014-z-kozackogo-na-hersonsini-evakuuvali-ostannu-ditinu.html</text:a>
</text:p>
      <!--NEWS-->
      <text:h text:style-name="P10" text:outline-level="1">
<text:span text:style-name="T4">
俄罗斯联邦使用罗萨托姆（Rosatom</text:span>
</text:h>
      <text:p text:style-name="P4">
作者: Ukrinform (Person)</text:p>
      <text:p text:style-name="P4">
出版商: Укринформ (Organization)</text:p>
      <text:p text:style-name="P4">
出版时间: 2023-04-12T17:58:34+03:00</text:p>
      <text:p text:style-name="P4">
修改时间: 2023-04-12T17:58:34+03:00</text:p>
      <text:p text:style-name="P4">
描述: 针对罗斯托马的引入欧盟制裁不仅会剥夺俄罗斯联邦每年的90亿美元利润，而且还通过许多微芯片和电子产品来阻止购买导弹和军事设备的漏洞。  - 乌克林。</text:p>
      <text:p text:style-name="P4">
图片: ["<text:a xlink:type="simple" xlink:href="https://static.ukrinform.com/photos/2022_05/thumb_files/630_360_1652062755-937.jpg" text:style-name="Internet_20_link" text:visited-style-name="Visited_20_Internet_20_Link">
630_360_16520...</text:a>
"]</text:p>
      <text:p text:style-name="P4">
标签: ['Ракета', 'Санкції', 'Росатом', 'Війна з росією']</text:p>
      <text:p text:style-name="P4">
类型: Article</text:p>
      <!--METADATA-->
      <text:p text:style-name="P4">
<draw:frame draw:style-name="fr1" draw:name="Image159" text:anchor-type="as-char" svg:width="6.9236in" svg:height="3.956343in" draw:z-index="0">
<draw:image xlink:href="../Images/yкринформ/2023-04-12T17-58-34-03-00/630_360_1652062755-937.jpg" xlink:type="simple" xlink:show="embed" xlink:actuate="onLoad" draw:mime-type="image/jpeg"/>
</draw:frame>
对罗斯托马的引入欧盟制裁不仅会剥夺俄罗斯联邦每年90亿美元的损失，而且还通过许多微芯片和电子设备的子公司来阻止购买漏洞，用于生产导弹和军事设备。</text:p>
      <text:p text:style-name="P4">
这是经济外交部和外交部外交部亚历山大·瓦西伦科(Alexander Vasilenko)在该主题上的圆桌会议期间所说的：</text:p>
      <text:p text:style-name="P4">
她指出，核电每年为俄罗斯联邦提供近90亿美元。 此外，俄罗斯使用Rosatom提供技术。</text:p>
      <text:p text:style-name="P4">
“由于Rosatom的结构具有300多个在不同司法管辖区中已知的不同法律实体，因此它允许Rosatom使用这些技术来购买这些技术，然后使用麦克风的Uecrace。 因此，我们始终强调国际伙伴的注意，这不仅是俄罗斯预算的收入，而且首先是对已经针对俄罗斯联邦实施的制裁的勒索巨大漏洞”  - ----------- avasilenko。</text:p>
      <text:p text:style-name="P4">
<text:span text:style-name="T4">
另请阅读：</text:span>
 <text:a xlink:type="simple" xlink:href="https://www.ukrinform.ua/rubric-economy/3682546-vidsutnist-sankcij-proti-rosatomu-zagrozue-adernij-bezpeci-evropi-predstavnik-ukraini-pri-es.html" text:style-name="Internet_20_link" text:visited-style-name="Visited_20_Internet_20_Link">
<text:span text:style-name="T4">
 rosatom </text:span>
</text:a>
她解释说，罗斯托米亚位于美国和欧洲的司法管辖区，在中东，可以购买，例如微芯片和电子产品，然后将其用于生产塔维亚技术导弹。</text:p>
      <text:p text:style-name="P4">
“乌克兰一直在各个层面上，从总统开始，并以级别的联系结束，呼吁进行简介<text:a xlink:type="simple" xlink:href="https://www.ukrinform.ua/tag-sankcii" text:style-name="Internet_20_link" text:visited-style-name="Visited_20_Internet_20_Link">
</text:a>
反对俄罗斯核能部门，直接一致地在乌克兰的平民核对象上保持一致，这是第一和第二，以确保已实施的制裁的有效性。</text:p>
      <text:p text:style-name="P4">
我们期望国际社会的毫不妥协和僵化的立场确保这种恐怖活动的政治，经济和法律后果。”外交部经济外交部主任说。</text:p>
      <text:p text:style-name="P4">
她回忆说，乌克兰已经对俄罗斯核工业的200个法人和200个实体人进行了制裁，尤其是罗斯托米亚和其他属于核能部门的企业。Vasylenko说：“我们还不断地通过合作伙伴的制裁政策提出了乌克兰制裁的反思问题。”</text:p>
      <text:p text:style-name="P4">
在这种情况下，她提醒人们，对这些州在英国制裁套餐的领土或管辖权的某些玫瑰经法人实体进行了一些制裁，这些国家于2023年2月24日实施。</text:p>
      <text:p text:style-name="P4">
根据Vasilenko的说法，这是一个积极动态的信号，因为没有针对俄罗斯联邦的核部门的段落。</text:p>
      <text:p text:style-name="P4">
根据欧洲联盟的子宫颈诉消息来源，法国，匈牙利和保加利亚 - 阻止了在俄罗斯核电部门面前实施制裁，尤其是国家关注的“罗萨托姆”。</text:p>
      <text:p text:style-name="P4">
News Source: <text:a xlink:type="simple" xlink:href="https://www.ukrinform.ua/rubric-ato/3695017-rf-vikoristovue-rosatom-ak-lazivku-abi-kupuvati-elektroniku-dla-raket-v-obhid-sankcij-mzs.html" text:style-name="Internet_20_link" text:visited-style-name="Visited_20_Internet_20_Link">
https://www.ukrinform.ua/rubric-ato/3695017-rf-vikoristovue-rosatom-ak-lazivku-abi-kupuvati-elektroniku-dla-raket-v-obhid-sankcij-mzs.html</text:a>
</text:p>
      <!--NEWS-->
      <text:h text:style-name="P10" text:outline-level="1">
<text:span text:style-name="T4">
警方因在基夫地区一名12岁女孩的死亡而开放此案</text:span>
</text:h>
      <text:p text:style-name="P4">
作者: Ukrinform (Person)</text:p>
      <text:p text:style-name="P4">
出版商: Укринформ (Organization)</text:p>
      <text:p text:style-name="P4">
出版时间: 2023-04-12T18:05:26+03:00</text:p>
      <text:p text:style-name="P4">
修改时间: 2023-04-12T18:05:26+03:00</text:p>
      <text:p text:style-name="P4">
描述: 基辅地区的警察由于一个12岁的女孩在奥布克霍夫地区的斯特里夫卡村的死亡而开了刑事诉讼。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Поліція', 'Самогубство', 'Київщина']</text:p>
      <text:p text:style-name="P4">
类型: Article</text:p>
      <!--METADATA-->
      <text:p text:style-name="P4">
<draw:frame draw:style-name="fr1" draw:name="Image160" text:anchor-type="as-char" svg:width="6.9236in" svg:height="3.956343in" draw:z-index="0">
<draw:image xlink:href="../Images/yкринформ/2023-04-12T18-05-26-03-00/630_360_1507654552-5163.jpeg" xlink:type="simple" xlink:show="embed" xlink:actuate="onLoad" draw:mime-type="image/jpeg"/>
</draw:frame>
基辅地区的警察因在奥布克霍夫地区Strivka村的一名12岁女孩的死亡而开放了刑事诉讼。</text:p>
      <text:p text:style-name="P4">
这是由基辅地区伊琳娜·普林尼什尼科夫(Irina Prynishnikov)的警方发言人在评论中报道的。</text:p>
      <text:p text:style-name="P4">
Prykrynishnikov说：“根据初步信息，死亡原因是自杀。”</text:p>
      <text:p text:style-name="P4">
<text:span text:style-name="T4">
另请阅读：</text:span>
 <text:a xlink:type="simple" xlink:href="https://www.ukrinform.ua/rubric-regions/3684808-u-lvovi-zaginuv-kursant-universitetu-mvs.html" text:style-name="Internet_20_link" text:visited-style-name="Visited_20_Internet_20_Link">
</text:a>
根据 <text:a xlink:type="simple" xlink:href="https://www.ukrinform.ua/tag-policia" text:style-name="Internet_20_link" text:visited-style-name="Visited_20_Internet_20_Link">
 </text:a>
，女孩去阁楼上，用一块布料勒死了自己。</text:p>
      <text:p text:style-name="P4">
这个家庭还有两个孩子，其中一个4年。</text:p>
      <text:p text:style-name="P4">
在 <text:a xlink:type="simple" xlink:href="https://t.me/policekyivregion/4175" text:style-name="Internet_20_link" text:visited-style-name="Visited_20_Internet_20_Link">
</text:a>
得知，孩子的死被告知一个女孩在房子阁楼中发现她的死亡。</text:p>
      <text:p text:style-name="P4">
News Source: <text:a xlink:type="simple" xlink:href="https://www.ukrinform.ua/rubric-regions/3695022-policia-vidkrila-spravu-cerez-smert-12ricnoi-divcinki-na-kiivsini.html" text:style-name="Internet_20_link" text:visited-style-name="Visited_20_Internet_20_Link">
https://www.ukrinform.ua/rubric-regions/3695022-policia-vidkrila-spravu-cerez-smert-12ricnoi-divcinki-na-kiivsini.html</text:a>
</text:p>
      <!--NEWS-->
      <text:h text:style-name="P10" text:outline-level="1">
<text:span text:style-name="T4">
西班牙将在未来几天派遣六个豹2A4到乌克兰 - 国防部长</text:span>
</text:h>
      <text:p text:style-name="P4">
作者: Ukrinform (Person)</text:p>
      <text:p text:style-name="P4">
出版商: Укринформ (Organization)</text:p>
      <text:p text:style-name="P4">
出版时间: 2023-04-12T18:08:44+03:00</text:p>
      <text:p text:style-name="P4">
修改时间: 2023-04-12T18:08:44+03:00</text:p>
      <text:p text:style-name="P4">
描述: 西班牙计划在未来几天将六个豹2A4坦克送往乌克兰，他们的交付应在4月底之前完成。  - 乌克林。</text:p>
      <text:p text:style-name="P4">
图片: ["<text:a xlink:type="simple" xlink:href="https://static.ukrinform.com/photos/2023_02/thumb_files/630_360_1677073795-317.jpg" text:style-name="Internet_20_link" text:visited-style-name="Visited_20_Internet_20_Link">
630_360_16770...</text:a>
"]</text:p>
      <text:p text:style-name="P4">
标签: ['Іспанія', 'Україна', ' танк Leopard']</text:p>
      <text:p text:style-name="P4">
类型: Article</text:p>
      <!--METADATA-->
      <text:p text:style-name="P4">
<draw:frame draw:style-name="fr1" draw:name="Image161" text:anchor-type="as-char" svg:width="6.9236in" svg:height="3.956343in" draw:z-index="0">
<draw:image xlink:href="../Images/yкринформ/2023-04-12T18-08-44-03-00/630_360_1677073795-317.jpg" xlink:type="simple" xlink:show="embed" xlink:actuate="onLoad" draw:mime-type="image/jpeg"/>
</draw:frame>
西班牙计划在未来几天将六个豹2A4坦克送往乌克兰，他们的捐赠将于4月底结束。</text:p>
      <text:p text:style-name="P4">
西班牙国防部长玛格丽塔塔·罗布尔斯(Margarita Robles)在与乌克兰形图的乌克兰同事Alexei Reznikov的联合新闻发布会上指出，这是<text:a xlink:type="simple" xlink:href="http://elpais.com/internacional/2023-04-12/guerra-ucrania-rusia-ultimas-noticias-en-directo.html" text:style-name="Internet_20_link" text:visited-style-name="Visited_20_Internet_20_Link">
</text:a>
。</text:p>
      <text:p text:style-name="P4">
“在接下来的几天里，六个豹2A4坦克将前往乌克兰，”  - 说。</text:p>
      <text:p text:style-name="P4">
据她说，战斗车的交付将由海洋进行，并将在4月底结束。 除了坦克<text:a xlink:type="simple" xlink:href="https://www.ukrinform.ua/tag-ispania" text:style-name="Internet_20_link" text:visited-style-name="Visited_20_Internet_20_Link">
</text:a>
还放置了20个装甲人员。</text:p>
      <text:p text:style-name="P4">
西班牙部长补充说：“还有四个“豹”已经在维修中，以便尽快使用它们。”</text:p>
      <text:p text:style-name="P4">
她指出，今天会议的目的是确定哪些领域可以继续向乌克兰提供帮助。</text:p>
      <text:p text:style-name="P4">
“当然，我们将继续培训工作。 在西班牙，已经训练了1000多名士兵。 我可以说，他们已经讲述了所有英雄主义和对乌克兰和和平的奉献的榜样，”罗伯斯说。</text:p>
      <text:p text:style-name="P4">
<text:span text:style-name="T4">
另请阅读：</text:span>
 <text:a xlink:type="simple" xlink:href="https://www.ukrinform.ua/rubric-ato/3694266-dla-sil-oboroni-vidvantazili-cergovu-partiu-125milimetrovih-tankovih-snaradiv-ukroboronprom.html" text:style-name="Internet_20_link" text:visited-style-name="Visited_20_Internet_20_Link">
<text:span text:style-name="T4">
 tank </text:span>
</text:a>
正如德国乌克林福姆报道的<text:a xlink:type="simple" xlink:href="https://www.ukrinform.ua/rubric-ato/3688202-solc-pidtverdiv-nimeccina-peredala-ukraini-18-tankiv-leopard.html" text:style-name="Internet_20_link" text:visited-style-name="Visited_20_Internet_20_Link">
</text:a>
乌克兰18坦克豹2A6。 乌克兰还从葡萄牙获得了2A6型号的三个坦克。</text:p>
      <text:p text:style-name="P4">
<text:span text:style-name="T5">
foto：kmweg.com</text:span>
</text:p>
      <text:p text:style-name="P4">
News Source: <text:a xlink:type="simple" xlink:href="https://www.ukrinform.ua/rubric-ato/3695023-ispania-vidpravit-sist-leopard-2a4-v-ukrainu-najblizcimi-dnami-ministr-oboroni.html" text:style-name="Internet_20_link" text:visited-style-name="Visited_20_Internet_20_Link">
https://www.ukrinform.ua/rubric-ato/3695023-ispania-vidpravit-sist-leopard-2a4-v-ukrainu-najblizcimi-dnami-ministr-oboroni.html</text:a>
</text:p>
      <!--NEWS-->
      <text:h text:style-name="P10" text:outline-level="1">
<text:span text:style-name="T4">
Shmigal会见五角大楼的头，并敦促美国提供飞机</text:span>
</text:h>
      <text:p text:style-name="P4">
作者: Ukrinform (Person)</text:p>
      <text:p text:style-name="P4">
出版商: Укринформ (Organization)</text:p>
      <text:p text:style-name="P4">
出版时间: 2023-04-12T18:09:00+03:00</text:p>
      <text:p text:style-name="P4">
修改时间: 2023-04-12T18:09:00+03:00</text:p>
      <text:p text:style-name="P4">
描述: 乌克兰丹尼斯·施米加尔（Denis Shmigal）的总理会见了美国国防部长劳埃德·奥斯汀（Lloyd Austin），并感谢美国在防御性支持方面的领导力，并呼吁提供更多武器，包括战士。  - 乌克林。</text:p>
      <text:p text:style-name="P4">
图片: ["<text:a xlink:type="simple" xlink:href="https://static.ukrinform.com/photos/2023_04/thumb_files/630_360_1681312545-192.jpg" text:style-name="Internet_20_link" text:visited-style-name="Visited_20_Internet_20_Link">
630_360_16813...</text:a>
", "<text:a xlink:type="simple" xlink:href="https://static.ukrinform.com/photos/2023_04/1681312604-401.jpg" text:style-name="Internet_20_link" text:visited-style-name="Visited_20_Internet_20_Link">
1681312604-40...</text:a>
", "<text:a xlink:type="simple" xlink:href="https://static.ukrinform.com/photos/2023_04/1681313328-179.jpg" text:style-name="Internet_20_link" text:visited-style-name="Visited_20_Internet_20_Link">
1681313328-17...</text:a>
", "<text:a xlink:type="simple" xlink:href="https://static.ukrinform.com/photos/2023_04/1681313351-818.jpg" text:style-name="Internet_20_link" text:visited-style-name="Visited_20_Internet_20_Link">
1681313351-81...</text:a>
", "<text:a xlink:type="simple" xlink:href="https://static.ukrinform.com/photos/2023_04/1681313283-370.jpg" text:style-name="Internet_20_link" text:visited-style-name="Visited_20_Internet_20_Link">
1681313283-37...</text:a>
", "<text:a xlink:type="simple" xlink:href="https://static.ukrinform.com/photos/2023_04/1681313351-654.jpg" text:style-name="Internet_20_link" text:visited-style-name="Visited_20_Internet_20_Link">
1681313351-65...</text:a>
", "<text:a xlink:type="simple" xlink:href="https://static.ukrinform.com/photos/2023_04/thumb_files/630_360_1681320452-6929.jpeg" text:style-name="Internet_20_link" text:visited-style-name="Visited_20_Internet_20_Link">
630_360_16813...</text:a>
", "<text:a xlink:type="simple" xlink:href="https://static.ukrinform.com/photos/2023_04/thumb_files/630_360_1681320452-5281.jpeg" text:style-name="Internet_20_link" text:visited-style-name="Visited_20_Internet_20_Link">
630_360_16813...</text:a>
", "<text:a xlink:type="simple" xlink:href="https://static.ukrinform.com/photos/2023_04/thumb_files/630_360_1681320452-6023.jpeg" text:style-name="Internet_20_link" text:visited-style-name="Visited_20_Internet_20_Link">
630_360_16813...</text:a>
", "<text:a xlink:type="simple" xlink:href="https://static.ukrinform.com/photos/2023_04/thumb_files/630_360_1681320452-6226.jpeg" text:style-name="Internet_20_link" text:visited-style-name="Visited_20_Internet_20_Link">
630_360_16813...</text:a>
", "<text:a xlink:type="simple" xlink:href="https://static.ukrinform.com/photos/2023_04/thumb_files/630_360_1681320452-2503.jpeg" text:style-name="Internet_20_link" text:visited-style-name="Visited_20_Internet_20_Link">
630_360_16813...</text:a>
", "<text:a xlink:type="simple" xlink:href="https://static.ukrinform.com/photos/2023_04/thumb_files/630_360_1681320452-7349.jpeg" text:style-name="Internet_20_link" text:visited-style-name="Visited_20_Internet_20_Link">
630_360_16813...</text:a>
"]</text:p>
      <text:p text:style-name="P4">
标签: ['Літак', 'США', 'Шмигаль', 'Остін']</text:p>
      <text:p text:style-name="P4">
类型: Article</text:p>
      <!--METADATA-->
      <text:p text:style-name="P4">
<draw:frame draw:style-name="fr1" draw:name="Image162" text:anchor-type="as-char" svg:width="6.9236in" svg:height="3.956343in" draw:z-index="0">
<draw:image xlink:href="../Images/yкринформ/2023-04-12T18-09-00-03-00/630_360_1681312545-192.jpg" xlink:type="simple" xlink:show="embed" xlink:actuate="onLoad" draw:mime-type="image/jpeg"/>
</draw:frame>
乌克兰总理丹尼斯·施米加尔(Denis Shmigal)会见了美国国防部长劳埃诺斯坦(Lloydomostone)，并感谢美国在国防支持方面的领导力，并质疑为乌克兰提供更多武器，包括战斗机。</text:p>
      <text:p text:style-name="P4">
会议于周三在五角大楼举行，报告了自己的记者。</text:p>
      <text:p text:style-name="P4">
“ <text:a xlink:type="simple" xlink:href="https://www.ukrinform.ua/tag-ssa" text:style-name="Internet_20_link" text:visited-style-name="Visited_20_Internet_20_Link">
</text:a>
会议开始时，政府负责人强调：“我们最大的军事计划计划合作伙伴。”</text:p>
      <text:p text:style-name="P4">
<draw:frame draw:style-name="fr1" draw:name="Image163" text:anchor-type="as-char" svg:width="6.9236in" svg:height="4.615733in" draw:z-index="0">
<draw:image xlink:href="../Images/yкринформ/2023-04-12T18-09-00-03-00/1681312604-401.jpg" xlink:type="simple" xlink:show="embed" xlink:actuate="onLoad" draw:mime-type="image/jpeg"/>
</draw:frame>
</text:p>
      <text:p text:style-name="P4">
<draw:frame draw:style-name="fr1" draw:name="Image164" text:anchor-type="as-char" svg:width="6.9236in" svg:height="4.596501in" draw:z-index="0">
<draw:image xlink:href="../Images/yкринформ/2023-04-12T18-09-00-03-00/1681313328-179.jpg" xlink:type="simple" xlink:show="embed" xlink:actuate="onLoad" draw:mime-type="image/jpeg"/>
</draw:frame>
他感谢乌克兰分配武器，这增加了该国的国防能力。 在这方面，Shmigal专门为提供现代防空，坦克，炮兵和导弹系统以及装甲而闻名。 总理强调，乌克兰军队确认了美国和其他武器伙伴的有效性。</text:p>
      <text:p text:style-name="P4">
Shmigal强调，乌克兰应该在这场战争中取得胜利。</text:p>
      <text:p text:style-name="P4">
政府负责人强调说：“为了实现这一目标，而不是减少损失，乌克兰将需要更多的军事支持。”</text:p>
      <text:p text:style-name="P4">
<draw:frame draw:style-name="fr1" draw:name="Image165" text:anchor-type="as-char" svg:width="6.9236in" svg:height="4.596501in" draw:z-index="0">
<draw:image xlink:href="../Images/yкринформ/2023-04-12T18-09-00-03-00/1681313351-818.jpg" xlink:type="simple" xlink:show="embed" xlink:actuate="onLoad" draw:mime-type="image/jpeg"/>
</draw:frame>
<text:span text:style-name="T4">
另请阅读：</text:span>
 <text:a xlink:type="simple" xlink:href="https://www.ukrinform.ua/rubric-ato/3694666-ukraina-vze-mae-bagato-mozlivostej-sobi-dosagti-uspihu-ostin.html" text:style-name="Internet_20_link" text:visited-style-name="Visited_20_Internet_20_Link">
<text:span text:style-name="T4">
 austin </text:span>
</text:a>
他指出，武装部队需要更多的反空系统来最大程度地减少俄罗斯空袭，更多的火炮和弹药的领导人。</text:p>
      <text:p text:style-name="P4">
“我还要求审查提供乌克兰的机会(导弹 - 埃德。)总理说。</text:p>
      <text:p text:style-name="P4">
Shmigal补充说，为了更好地保护自己和欧洲，乌克兰需要更多的重武器和飞机。 在这种情况下，他强调，战斗人员将有助于福利，并邀请美国加入其他国家的成见，这些国家宣布将战斗机转移到乌克兰。</text:p>
      <text:p text:style-name="P4">
总理说：“美国可以通过给乌克兰飞机F15或F16再次证明其领导。”</text:p>
      <text:p text:style-name="P4">
<draw:frame draw:style-name="fr1" draw:name="Image166" text:anchor-type="as-char" svg:width="6.9236in" svg:height="4.596501in" draw:z-index="0">
<draw:image xlink:href="../Images/yкринформ/2023-04-12T18-09-00-03-00/1681313283-370.jpg" xlink:type="simple" xlink:show="embed" xlink:actuate="onLoad" draw:mime-type="image/jpeg"/>
</draw:frame>
</text:p>
      <text:p text:style-name="P4">
<draw:frame draw:style-name="fr1" draw:name="Image167" text:anchor-type="as-char" svg:width="6.9236in" svg:height="4.596501in" draw:z-index="0">
<draw:image xlink:href="../Images/yкринформ/2023-04-12T18-09-00-03-00/1681313351-654.jpg" xlink:type="simple" xlink:show="embed" xlink:actuate="onLoad" draw:mime-type="image/jpeg"/>
</draw:frame>
<text:span text:style-name="T4">
另请阅读：</text:span>
 <text:a xlink:type="simple" xlink:href="https://www.ukrinform.ua/rubric-ato/3694621-ukraina-spodivaetsa-na-rozsirenna-postavok-vazkoi-zbroi-vid-kanadi-smigal.html" text:style-name="Internet_20_link" text:visited-style-name="Visited_20_Internet_20_Link">
<text:span text:style-name="T4">
 shmigal </text:span>
</text:a>
</text:p>
      <text:p text:style-name="P4">
<draw:frame draw:style-name="fr1" draw:name="Image168" text:anchor-type="as-char" svg:width="6.9236in" svg:height="3.956343in" draw:z-index="0">
<draw:image xlink:href="../Images/yкринформ/2023-04-12T18-09-00-03-00/630_360_1681320452-6929.jpeg" xlink:type="simple" xlink:show="embed" xlink:actuate="onLoad" draw:mime-type="image/jpeg"/>
</draw:frame>
Schmigalzust与美国国防部长劳埃德·奥斯汀(Lloyd Austin) /照片：Denis Shmigal <text:a xlink:type="simple" xlink:href="https://static.ukrinform.com/photos/2023_04/1681320452-6929.jpeg" text:style-name="Internet_20_link" text:visited-style-name="Visited_20_Internet_20_Link">
![] [] [](Images/yкринформ/2023-04-12T18-09-00-03-00/630_360_1681320452-6929.jpeg)</text:a>
 <text:a xlink:type="simple" xlink:href="https://static.ukrinform.com/photos/2023_04/1681320452-5281.jpeg" text:style-name="Internet_20_link" text:visited-style-name="Visited_20_Internet_20_Link">
<draw:frame draw:style-name="fr1" draw:name="Image169" text:anchor-type="as-char" svg:width="6.9236in" svg:height="3.956343in" draw:z-index="0">
<draw:image xlink:href="../Images/yкринформ/2023-04-12T18-09-00-03-00/630_360_1681320452-5281.jpeg" xlink:type="simple" xlink:show="embed" xlink:actuate="onLoad" draw:mime-type="image/jpeg"/>
</draw:frame>
</text:a>
 <text:a xlink:type="simple" xlink:href="https://static.ukrinform.com/photos/2023_04/1681320452-6023.jpeg" text:style-name="Internet_20_link" text:visited-style-name="Visited_20_Internet_20_Link">
<draw:frame draw:style-name="fr1" draw:name="Image170" text:anchor-type="as-char" svg:width="6.9236in" svg:height="3.956343in" draw:z-index="0">
<draw:image xlink:href="../Images/yкринформ/2023-04-12T18-09-00-03-00/630_360_1681320452-6023.jpeg" xlink:type="simple" xlink:show="embed" xlink:actuate="onLoad" draw:mime-type="image/jpeg"/>
</draw:frame>
</text:a>
 <text:a xlink:type="simple" xlink:href="https://static.ukrinform.com/photos/2023_04/1681320452-6226.jpeg" text:style-name="Internet_20_link" text:visited-style-name="Visited_20_Internet_20_Link">
<draw:frame draw:style-name="fr1" draw:name="Image171" text:anchor-type="as-char" svg:width="6.9236in" svg:height="3.956343in" draw:z-index="0">
<draw:image xlink:href="../Images/yкринформ/2023-04-12T18-09-00-03-00/630_360_1681320452-6226.jpeg" xlink:type="simple" xlink:show="embed" xlink:actuate="onLoad" draw:mime-type="image/jpeg"/>
</draw:frame>
</text:a>
 <text:a xlink:type="simple" xlink:href="https://static.ukrinform.com/photos/2023_04/1681320452-2503.jpeg" text:style-name="Internet_20_link" text:visited-style-name="Visited_20_Internet_20_Link">
<draw:frame draw:style-name="fr1" draw:name="Image172" text:anchor-type="as-char" svg:width="6.9236in" svg:height="3.956343in" draw:z-index="0">
<draw:image xlink:href="../Images/yкринформ/2023-04-12T18-09-00-03-00/630_360_1681320452-2503.jpeg" xlink:type="simple" xlink:show="embed" xlink:actuate="onLoad" draw:mime-type="image/jpeg"/>
</draw:frame>
</text:a>
 <text:a xlink:type="simple" xlink:href="https://static.ukrinform.com/photos/2023_04/1681320452-7349.jpeg" text:style-name="Internet_20_link" text:visited-style-name="Visited_20_Internet_20_Link">
<draw:frame draw:style-name="fr1" draw:name="Image173" text:anchor-type="as-char" svg:width="6.9236in" svg:height="3.956343in" draw:z-index="0">
<draw:image xlink:href="../Images/yкринформ/2023-04-12T18-09-00-03-00/630_360_1681320452-7349.jpeg" xlink:type="simple" xlink:show="embed" xlink:actuate="onLoad" draw:mime-type="image/jpeg"/>
</draw:frame>
</text:a>
Shmigal说：“与美国国防部长劳埃德·奥斯汀(Lloyd Austin)进行了一场重要的会议。感谢美国和强大的军事支持，以及成立乌克兰的联络小组。”</text:p>
      <text:p text:style-name="P4">
<text:span text:style-name="T5">
derello：<text:a xlink:type="simple" xlink:href="https://t.me/Denys_Smyhal/4957" text:style-name="Internet_20_link" text:visited-style-name="Visited_20_Internet_20_Link">
</text:a>
</text:span>
</text:p>
      <text:p text:style-name="P4">
根据乌克林福姆的说法，乌克兰总理于4月12日访问了美国内部的访问。 在Denis Shmigal的前夕，他正在访问Ukanad。 在那儿，他会见了加拿大总理贾斯汀·塔维蒂(Justin Tavitcepremier)加拿大金融基督弗里兰(Christ Friland)。</text:p>
      <text:p text:style-name="P4">
News Source: <text:a xlink:type="simple" xlink:href="https://www.ukrinform.ua/rubric-ato/3695024-smigal-zustrivsa-z-glavou-pentagona-j-zaklikav-ssa-nadati-litaki.html" text:style-name="Internet_20_link" text:visited-style-name="Visited_20_Internet_20_Link">
https://www.ukrinform.ua/rubric-ato/3695024-smigal-zustrivsa-z-glavou-pentagona-j-zaklikav-ssa-nadati-litaki.html</text:a>
</text:p>
      <!--NEWS-->
      <text:h text:style-name="P10" text:outline-level="1">
<text:span text:style-name="T4">
在哈尔基夫地区的两年中，两名平民通过俄罗斯炮击被杀</text:span>
</text:h>
      <text:p text:style-name="P4">
作者: Ukrinform (Person)</text:p>
      <text:p text:style-name="P4">
出版商: Укринформ (Organization)</text:p>
      <text:p text:style-name="P4">
出版时间: 2023-04-12T18:12:00+03:00</text:p>
      <text:p text:style-name="P4">
修改时间: 2023-04-12T18:12:00+03:00</text:p>
      <text:p text:style-name="P4">
描述: 在哈尔基夫地区，由于俄罗斯军队在两年库平地区的村庄罢工，两名平民被杀，一名平民受伤，执法人员开放了刑事诉讼。  - 乌克林。</text:p>
      <text:p text:style-name="P4">
图片: ["<text:a xlink:type="simple" xlink:href="https://static.ukrinform.com/photos/2023_04/thumb_files/630_360_1681312286-744.jpg" text:style-name="Internet_20_link" text:visited-style-name="Visited_20_Internet_20_Link">
630_360_16813...</text:a>
", "<text:a xlink:type="simple" xlink:href="https://static.ukrinform.com/photos/2023_04/1681312286-446.jpg" text:style-name="Internet_20_link" text:visited-style-name="Visited_20_Internet_20_Link">
1681312286-44...</text:a>
"]</text:p>
      <text:p text:style-name="P4">
标签: ['Обстріл', 'Загибель', 'Харківщина', 'Війна з росією']</text:p>
      <text:p text:style-name="P4">
类型: Article</text:p>
      <!--METADATA-->
      <text:p text:style-name="P4">
<draw:frame draw:style-name="fr1" draw:name="Image174" text:anchor-type="as-char" svg:width="6.9236in" svg:height="3.956343in" draw:z-index="0">
<draw:image xlink:href="../Images/yкринформ/2023-04-12T18-12-00-03-00/630_360_1681312286-744.jpg" xlink:type="simple" xlink:show="embed" xlink:actuate="onLoad" draw:mime-type="image/jpeg"/>
</draw:frame>
由于俄罗斯军队在两个年龄地区的庭院村的罢工，两名平民被杀，一名平民存在，执法人员开始了刑事诉讼。</text:p>
      <text:p text:style-name="P4">
根据乌克林福姆的说法，检察官办公室报告了<text:a xlink:type="simple" xlink:href="https://t.me/pgo_gov_ua/11207" text:style-name="Internet_20_link" text:visited-style-name="Visited_20_Internet_20_Link">
</text:a>
。</text:p>
      <text:p text:style-name="P4">
因此，根据调查，4月12日，星期三，西拉联合会武装部队的军人<text:a xlink:type="simple" xlink:href="https://www.ukrinform.ua/tag-obstril" text:style-name="Internet_20_link" text:visited-style-name="Visited_20_Internet_20_Link">
</text:a>
该村庄杀死了一名71岁的居民，并伤害了一名63岁的妇女。</text:p>
      <text:p text:style-name="P4">
<draw:frame draw:style-name="fr1" draw:name="Image175" text:anchor-type="as-char" svg:width="6.9236in" svg:height="5.199111in" draw:z-index="0">
<draw:image xlink:href="../Images/yкринформ/2023-04-12T18-12-00-03-00/1681312286-446.jpg" xlink:type="simple" xlink:show="embed" xlink:actuate="onLoad" draw:mime-type="image/jpeg"/>
</draw:frame>
在15:40，入侵者再次袭击了村庄，伤害了一名75岁的男子。姿势被带到医院，但不可能拯救他。</text:p>
      <text:p text:style-name="P4">
双年展的住房大火也损坏了住宅建筑物。</text:p>
      <text:p text:style-name="P4">
执法人员开始对违反战争法则的事实进行预审调查(艺术。 乌克兰《刑法》的438).</text:p>
      <text:p text:style-name="P4">
<text:span text:style-name="T4">
Читайте також:</text:span>
 <text:a xlink:type="simple" xlink:href="https://www.ukrinform.ua/rubric-ato/3694977-rosiani-obstrilali-orihiv-i-gulajpole.html" text:style-name="Internet_20_link" text:visited-style-name="Visited_20_Internet_20_Link">
 <text:span text:style-name="T4">
обстріл</text:span>
 </text:a>
据乌克林福姆报道，4月11日在俄罗斯边境，Kharkiv，Chuguev，Izium和Kupyansk地区的俄罗斯边境，边境和边境定居点遭受了苦难。</text:p>
      <text:p text:style-name="P4">
在Kindrashivka村，一名62岁的妇女是从火箭发射器的火箭发射器中获得的。</text:p>
      <text:p text:style-name="P4">
<text:span text:style-name="T5">
foto：检察官办公室</text:span>
</text:p>
      <text:p text:style-name="P4">
News Source: <text:a xlink:type="simple" xlink:href="https://www.ukrinform.ua/rubric-regions/3695026-u-dvoricnij-na-harkivsini-cerez-rosijskij-obstril-zaginuli-dvoe-civilnih.html" text:style-name="Internet_20_link" text:visited-style-name="Visited_20_Internet_20_Link">
https://www.ukrinform.ua/rubric-regions/3695026-u-dvoricnij-na-harkivsini-cerez-rosijskij-obstril-zaginuli-dvoe-civilnih.html</text:a>
</text:p>
      <!--NEWS-->
      <text:h text:style-name="P10" text:outline-level="1">
<text:span text:style-name="T4">
Molfar呼号：Halych Petro Tkachivsky的Plastuns的负责人在战争中被杀</text:span>
</text:h>
      <text:p text:style-name="P4">
作者: Ukrinform (Person)</text:p>
      <text:p text:style-name="P4">
出版商: Укринформ (Organization)</text:p>
      <text:p text:style-name="P4">
出版时间: 2023-04-12T18:14:00+03:00</text:p>
      <text:p text:style-name="P4">
修改时间: 2023-04-12T18:14:00+03:00</text:p>
      <text:p text:style-name="P4">
描述: 在战争中，Halych Petro Tkachivsky的塑料分支长期存在，呼叫标志“ Molfar”被杀死。  - 乌克林。</text:p>
      <text:p text:style-name="P4">
图片: ["<text:a xlink:type="simple" xlink:href="https://static.ukrinform.com/photos/2021_04/thumb_files/630_360_1617451171-445.jpg" text:style-name="Internet_20_link" text:visited-style-name="Visited_20_Internet_20_Link">
630_360_16174...</text:a>
", "<text:a xlink:type="simple" xlink:href="https://static.ukrinform.com/photos/2023_04/1681312268-637.jpg" text:style-name="Internet_20_link" text:visited-style-name="Visited_20_Internet_20_Link">
1681312268-63...</text:a>
"]</text:p>
      <text:p text:style-name="P4">
标签: ['Луганщина', 'Пластуни', 'Загибель', 'Війна з росією']</text:p>
      <text:p text:style-name="P4">
类型: Article</text:p>
      <!--METADATA-->
      <text:p text:style-name="P4">
<draw:frame draw:style-name="fr1" draw:name="Image176" text:anchor-type="as-char" svg:width="6.9236in" svg:height="3.956343in" draw:z-index="0">
<draw:image xlink:href="../Images/yкринформ/2023-04-12T18-14-00-03-00/630_360_1617451171-445.jpg" xlink:type="simple" xlink:show="embed" xlink:actuate="onLoad" draw:mime-type="image/jpeg"/>
</draw:frame>
在战争中，Halych Petro Tkachivsky的塑料分支的长长的负责人，默默“ Molfar”。</text:p>
      <text:p text:style-name="P4">
关于<text:a xlink:type="simple" xlink:href="https://www.facebook.com/PlastUA/posts/pfbid0fFjg7ccGJV8zHxRhKdy1RsFT2YtyKwG7w5wKVJafRfHCuz9cGYHtNpjinancumgUl" text:style-name="Internet_20_link" text:visited-style-name="Visited_20_Internet_20_Link">
</text:a>
乌克林福姆报道说，帕斯特 - 乌克兰侦察案报道。</text:p>
      <text:p text:style-name="P4">
“他是通过捍卫乌克兰·特卡乔夫斯基·彼得而被杀的。 塑料伪“ BRP”。军事呼号“ Molfar”。 Plastun劳工高级。 Halych及其长期经理的水库水库。 Novatsky和一位年轻的教育者。 水库，培训，营地的组织者。 在村庄开发了一个塑料住宅。 策展人，”消息读到。</text:p>
      <text:p text:style-name="P4">
<draw:frame draw:style-name="fr1" draw:name="Image177" text:anchor-type="as-char" svg:width="6.9236in" svg:height="6.9236in" draw:z-index="0">
<draw:image xlink:href="../Images/yкринформ/2023-04-12T18-14-00-03-00/1681312268-637.jpg" xlink:type="simple" xlink:show="embed" xlink:actuate="onLoad" draw:mime-type="image/jpeg"/>
</draw:frame>
值得注意的是，从2017年到2019年的Petro Tkachivskyi是Ivano-Frankivsk区。</text:p>
      <text:p text:style-name="P4">
<text:span text:style-name="T4">
另请阅读：</text:span>
 <text:a xlink:type="simple" xlink:href="https://www.ukrinform.ua/rubric-sports/3694204-pid-bahmutom-zaginuv-ukrainskij-velogonsik-kostantin-deneka.html" text:style-name="Internet_20_link" text:visited-style-name="Visited_20_Internet_20_Link">
<text:span text:style-name="T4">
死</text:span>
</text:a>
他于2022年3月5日向乌克兰军队宣布。 该服务由乌克兰国民警卫队精液鬣狗团的Diviskov部分№124150。 经过训练和培训，他在瓦拉什里夫市(Varashrivne Region)市进行了军事任务。 从4月4日起，他就在[]上奋斗(https://www.ukrinform.ua/tag-lugansina)。 他死于卢汉斯克地区Severodonetsk地区Lysychansk City级Shipylivka村附近的一场战斗。</text:p>
      <text:p text:style-name="P4">
彼得·特卡奇夫斯基(Peter Tkachivsky)有一个妻子和两个孩子。</text:p>
      <text:p text:style-name="P4">
News Source: <text:a xlink:type="simple" xlink:href="https://www.ukrinform.ua/rubric-regions/3695027-pozivnij-molfar-na-vijni-zaginuv-lider-plastuniv-u-galici-petro-tkacivskij.html" text:style-name="Internet_20_link" text:visited-style-name="Visited_20_Internet_20_Link">
https://www.ukrinform.ua/rubric-regions/3695027-pozivnij-molfar-na-vijni-zaginuv-lider-plastuniv-u-galici-petro-tkacivskij.html</text:a>
</text:p>
      <!--NEWS-->
      <text:h text:style-name="P10" text:outline-level="1">
<text:span text:style-name="T4">
治疗后，超过80％的受伤和生病的军队返回进餐 - 医生</text:span>
</text:h>
      <text:p text:style-name="P4">
作者: Ukrinform (Person)</text:p>
      <text:p text:style-name="P4">
出版商: Укринформ (Organization)</text:p>
      <text:p text:style-name="P4">
出版时间: 2023-04-12T18:25:00+03:00</text:p>
      <text:p text:style-name="P4">
修改时间: 2023-04-12T18:25:00+03:00</text:p>
      <text:p text:style-name="P4">
描述: 治疗后，约有82％的受伤和生病的乌克兰军队返回该系统。  - 乌克林。</text:p>
      <text:p text:style-name="P4">
图片: ["<text:a xlink:type="simple" xlink:href="https://static.ukrinform.com/photos/2022_11/thumb_files/630_360_1669729873-277.jpg" text:style-name="Internet_20_link" text:visited-style-name="Visited_20_Internet_20_Link">
630_360_16697...</text:a>
"]</text:p>
      <text:p text:style-name="P4">
标签: ['Медицина', 'Поранені', 'Військові', 'Війна з росією']</text:p>
      <text:p text:style-name="P4">
类型: Article</text:p>
      <!--METADATA-->
      <text:p text:style-name="P4">
<draw:frame draw:style-name="fr1" draw:name="Image178" text:anchor-type="as-char" svg:width="6.9236in" svg:height="3.956343in" draw:z-index="0">
<draw:image xlink:href="../Images/yкринформ/2023-04-12T18-25-00-03-00/630_360_1669729873-277.jpg" xlink:type="simple" xlink:show="embed" xlink:actuate="onLoad" draw:mime-type="image/jpeg"/>
</draw:frame>
在治疗后，约有82％的受伤和生病的乌克兰军队返回该系统。</text:p>
      <text:p text:style-name="P4">
关于<text:a xlink:type="simple" xlink:href="https://www.youtube.com/watch" text:style-name="Internet_20_link" text:visited-style-name="Visited_20_Internet_20_Link">
</text:a>
Vitaly Tsymbalyuk报道了总统医学科学院通讯。</text:p>
      <text:p text:style-name="P4">
“乌克兰的纳姆斯是军事的发起人和开发商 -  <text:a xlink:type="simple" xlink:href="https://www.ukrinform.ua/tag-medicina" text:style-name="Internet_20_link" text:visited-style-name="Visited_20_Internet_20_Link">
</text:a>
乌克兰的学说是基于以色列原则的，根据该原则，战争的所有民用医院都成为同一军事医院。 因此，由于军事和平民健康协会(一个单一的医疗空间)今天，多达82％的受伤军人返回了该系统。” Tsymbalyuk说。</text:p>
      <text:p text:style-name="P4">
据他介绍，在SO被称为黄金时段期间，有80％的受伤者收到了一项规定。</text:p>
      <text:p text:style-name="P4">
同时，撤离阶段军队的死亡率下降到1.35％。</text:p>
      <text:p text:style-name="P4">
NPO总统指出，在6-8小时内，心脏伤口的战斗人员被送往哈尔基夫的NAMS科学机构，并在12小时内将其送往首都。</text:p>
      <text:p text:style-name="P4">
根据Tsymbalyuk的说法，心血管手术研究所的医生以通用和急诊研究所的Amosovat命名，以Zaitsev的名字命名，救出了72名军人，患有战斗的心脏和大型船只。</text:p>
      <text:p text:style-name="P4">
总的来说，从阿莫索夫心血管手术研究所的俄罗斯联邦全面入侵开始，有537名军人接受了心脏和主血管的病理学治疗，其中38名因塔苏丁心脏的战斗伤害。</text:p>
      <text:p text:style-name="P4">
<text:span text:style-name="T4">
另请阅读：</text:span>
 <text:a xlink:type="simple" xlink:href="https://www.ukrinform.ua/rubric-society/3693715-v-ukraini-dopomogu-z-reabilitacii-nadaut-630-medzakladiv.html" text:style-name="Internet_20_link" text:visited-style-name="Visited_20_Internet_20_Link">
<text:span text:style-name="T4">
康复</text:span>
</text:a>
此外，在心脏和大血管中受伤的420多名患者进行了手术和治疗。</text:p>
      <text:p text:style-name="P4">
反过来，该名称的眼科疾病和组织疗法的医生将524的水库挽救给了服务人员，以kolomiychenko的名义保存并将901恢复给了服务员。</text:p>
      <text:p text:style-name="P4">
tsymbalyuk还指出了挫伤(准确的)它是矿山的主要爆炸之一，在卫生损失的总结构中为6.6％-7.1％，在ENT器官的所有病变中为39.5％。</text:p>
      <text:p text:style-name="P4">
这位专家说：“今天，作为主要或伴随的蔓越莓，有超过93％的住院受害者来自战区。”</text:p>
      <text:p text:style-name="P4">
News Source: <text:a xlink:type="simple" xlink:href="https://www.ukrinform.ua/rubric-ato/3695028-ponad-80-poranenih-i-hvorih-vijskovih-pisla-likuvanna-povertautsa-u-strij-mediki.html" text:style-name="Internet_20_link" text:visited-style-name="Visited_20_Internet_20_Link">
https://www.ukrinform.ua/rubric-ato/3695028-ponad-80-poranenih-i-hvorih-vijskovih-pisla-likuvanna-povertautsa-u-strij-mediki.html</text:a>
</text:p>
      <!--NEWS-->
      <text:h text:style-name="P10" text:outline-level="1">
<text:span text:style-name="T4">
去年的养老基金支出为5901亿</text:span>
</text:h>
      <text:p text:style-name="P4">
作者: Ukrinform (Person)</text:p>
      <text:p text:style-name="P4">
出版商: Укринформ (Organization)</text:p>
      <text:p text:style-name="P4">
出版时间: 2023-04-12T18:41:00+03:00</text:p>
      <text:p text:style-name="P4">
修改时间: 2023-04-12T18:41:00+03:00</text:p>
      <text:p text:style-name="P4">
描述: 去年，乌克兰养老基金的总支出为5901亿，总额的97.3％分配给了养老金支付。  - 乌克林。</text:p>
      <text:p text:style-name="P4">
图片: ["<text:a xlink:type="simple" xlink:href="https://static.ukrinform.com/photos/2016_09/thumb_files/630_360_1474057505-3433.jpg" text:style-name="Internet_20_link" text:visited-style-name="Visited_20_Internet_20_Link">
630_360_14740...</text:a>
"]</text:p>
      <text:p text:style-name="P4">
标签: ['Пенсія', 'Пенсійний фонд']</text:p>
      <text:p text:style-name="P4">
类型: Article</text:p>
      <!--METADATA-->
      <text:p text:style-name="P4">
<draw:frame draw:style-name="fr1" draw:name="Image179" text:anchor-type="as-char" svg:width="6.9236in" svg:height="3.956343in" draw:z-index="0">
<draw:image xlink:href="../Images/yкринформ/2023-04-12T18-41-00-03-00/630_360_1474057505-3433.jpg" xlink:type="simple" xlink:show="embed" xlink:actuate="onLoad" draw:mime-type="image/jpeg"/>
</draw:frame>
去年，乌克兰养老基金的总代表为UAH 5901亿，分配了总额的97.3％。</text:p>
      <text:p text:style-name="P4">
乌克林福姆(Ukrinform)表示，主席[]在公开报告中报告了这一点<text:a xlink:type="simple" xlink:href="https://www.pfu.gov.ua/2157200-zvit-pro-robotu-organiv-pensijnogo-fondu-ukrayiny-za-2022-rik/" text:style-name="Internet_20_link" text:visited-style-name="Visited_20_Internet_20_Link">
</text:a>
Eugene Kapinus。</text:p>
      <text:p text:style-name="P4">
该报告在2022年，乌克兰的养老基金的总支出为5901亿UAH，UAH为692亿或13.3％，超过2021年。”</text:p>
      <text:p text:style-name="P4">
<text:span text:style-name="T4">
另请阅读：</text:span>
 <text:a xlink:type="simple" xlink:href="https://www.ukrinform.ua/rubric-economy/3692567-urad-u-i-kvartali-spramuvav-na-socviplati-1173-milarda-minfin.html" text:style-name="Internet_20_link" text:visited-style-name="Visited_20_Internet_20_Link">
</text:a>
根据已发布的数据，从养老金薪资的总支出总额为5743亿UAH(97,3％)，支付Tapiligs住房补贴的支出-UAH 64亿(1,1％)，向退伍军人和纳粹迫害的受害者支付一年的一年货币援助的支出 -  uah 8亿(0.2％)，其他支出 -  UAH 86亿，包括UAH 25亿美元 - 付款(0.4％)，UAH 61亿美元 - 与分配给尸体的功能的绩效相关的行政费用<text:a xlink:type="simple" xlink:href="https://www.ukrinform.ua/tag-pensijnij-fond" text:style-name="Internet_20_link" text:visited-style-name="Visited_20_Internet_20_Link">
</text:a>
 (1,0％).</text:p>
      <text:p text:style-name="P4">
Наголошується, що у 2022 році видатки, які фінансуються за рахунок власнихкоштів, забезпечувались надходженням цих коштів на 100,1%, що на 9,1% більше,порівняно з 2021 роком.</text:p>
      <text:p text:style-name="P4">
<text:span text:style-name="T4">
Читайте також:</text:span>
 <text:a xlink:type="simple" xlink:href="https://www.ukrinform.ua/rubric-society/3685285-z-1-kvitna-pererahuut-viplati-pensioneram-aki-pracuut.html" text:style-name="Internet_20_link" text:visited-style-name="Visited_20_Internet_20_Link">
 <text:span text:style-name="T4">
пенсіонерам</text:span>
 </text:a>
“在2022年，乌克兰养老基金的总预算收入为UAH 6204亿(不考虑年初的余额). Порівняно з 2021роком загальні доходи зросли на 108,6 млрд грн, або на 21,2%», - йдеться узвіті.</text:p>
      <text:p text:style-name="P4">
У структурі загальних доходів 403,9 млрд грн (65,1％)到2021年，其收入量增加了698亿ua，或20.9％。</text:p>
      <text:p text:style-name="P4">
特别是，分配给强制性国家养老金保险的单一捐款获得了3754亿美元(92.9％的收入金额). Власні доходи, які адмініструє Пенсійний фонд України, становили 4,8млрд грн (1,2％). Кошти Державного бюджету України на сплату єдиного внеску задеякі категорії застрахованих осіб – 23,7 млрд грн (5,9％).</text:p>
      <text:p text:style-name="P4">
News Source: <text:a xlink:type="simple" xlink:href="https://www.ukrinform.ua/rubric-economy/3695036-vidatki-pensijnogo-fondu-torik-sklali-5901-milarda.html" text:style-name="Internet_20_link" text:visited-style-name="Visited_20_Internet_20_Link">
https://www.ukrinform.ua/rubric-economy/3695036-vidatki-pensijnogo-fondu-torik-sklali-5901-milarda.html</text:a>
</text:p>
      <!--NEWS-->
      <text:h text:style-name="P10" text:outline-level="1">
<text:span text:style-name="T4">
蜡拒绝继续对科博尔的调查</text:span>
</text:h>
      <text:p text:style-name="P4">
作者: Ukrinform (Person)</text:p>
      <text:p text:style-name="P4">
出版商: Укринформ (Organization)</text:p>
      <text:p text:style-name="P4">
出版时间: 2023-04-12T18:49:00+03:00</text:p>
      <text:p text:style-name="P4">
修改时间: 2023-04-12T18:49:00+03:00</text:p>
      <text:p text:style-name="P4">
描述: 最高反腐败法院拒绝批准提出对针对Naftogaz的出口Andrei Kobolev进行刑事诉讼前调查的时机的请求。  - 乌克林。</text:p>
      <text:p text:style-name="P4">
图片: ["<text:a xlink:type="simple" xlink:href="https://static.ukrinform.com/photos/2023_03/thumb_files/630_360_1678812223-274.jpeg" text:style-name="Internet_20_link" text:visited-style-name="Visited_20_Internet_20_Link">
630_360_16788...</text:a>
"]</text:p>
      <text:p text:style-name="P4">
标签: ['Коболєв', 'Нафтогаз', 'САП', 'Суд', 'Антикорупційний суд']</text:p>
      <text:p text:style-name="P4">
类型: Article</text:p>
      <!--METADATA-->
      <text:p text:style-name="P4">
<draw:frame draw:style-name="fr1" draw:name="Image180" text:anchor-type="as-char" svg:width="6.9236in" svg:height="3.956343in" draw:z-index="0">
<draw:image xlink:href="../Images/yкринформ/2023-04-12T18-49-00-03-00/630_360_1678812223-274.jpeg" xlink:type="simple" xlink:show="embed" xlink:actuate="onLoad" draw:mime-type="image/jpeg"/>
</draw:frame>
高反腐败法院拒绝批准继续对NAFTOGAZ NJSC ANDREI KOBOLEV的刑事诉讼进行调查。</text:p>
      <text:p text:style-name="P4">
适当的解决方案<text:a xlink:type="simple" xlink:href="https://www.youtube.com/watch" text:style-name="Internet_20_link" text:visited-style-name="Visited_20_Internet_20_Link">
</text:a>
乌克林福姆报道，调查性法官奥尔·费多罗夫(Oleg Fedorov)。</text:p>
      <text:p text:style-name="P4">
法官宣布：“法院批准了：侦探要求在刑事诉讼中扩大预审条款以拒绝。”</text:p>
      <text:p text:style-name="P4">
调查法官的决定不接受上诉。 预审调查的条款将于4月19日到期。</text:p>
      <text:p text:style-name="P4">
鉴于决定<text:a xlink:type="simple" xlink:href="https://www.ukrinform.ua/tag-sud" text:style-name="Internet_20_link" text:visited-style-name="Visited_20_Internet_20_Link">
</text:a>
，到这个时候，在这种情况下的例行工作必须完成并转让给法院以审理或关闭案件。</text:p>
      <text:p text:style-name="P4">
<text:span text:style-name="T4">
另请阅读：</text:span>
 <text:a xlink:type="simple" xlink:href="https://www.ukrinform.ua/rubric-economy/3679296-kobolev-ne-vnis-zastavu-ale-jogo-rahunki-sud-ne-arestovuvav-sap.html" text:style-name="Internet_20_link" text:visited-style-name="Visited_20_Internet_20_Link">
<text:span text:style-name="T4">
 kobolev </text:span>
</text:a>
乌克林福姆(Ukrinform)的SAP报告说，起诉方将评估证据的好处，以便将案件送往法院。</text:p>
      <text:p text:style-name="P4">
正如乌克林福姆报道的那样，乌克兰安德鲁的naftogaz的交流<text:a xlink:type="simple" xlink:href="https://www.ukrinform.ua/rubric-economy/3655231-eksglavu-pravlinna-naftogazu-pidozruut-u-privlasnenni-ponad-229-miljoniv.html" text:style-name="Internet_20_link" text:visited-style-name="Visited_20_Internet_20_Link">
</text:a>
。 根据调查，他非法获得了超过2.29亿UAH的奖金。</text:p>
      <text:p text:style-name="P4">
Coblev采用了预防措施，其形式为2.29亿克戴着电子手镯的义务。</text:p>
      <text:p text:style-name="P4">
News Source: <text:a xlink:type="simple" xlink:href="https://www.ukrinform.ua/rubric-economy/3695043-vaks-vidmovivsa-prodovzuvati-slidstvo-u-spravi-koboleva.html" text:style-name="Internet_20_link" text:visited-style-name="Visited_20_Internet_20_Link">
https://www.ukrinform.ua/rubric-economy/3695043-vaks-vidmovivsa-prodovzuvati-slidstvo-u-spravi-koboleva.html</text:a>
</text:p>
      <!--NEWS-->
      <text:h text:style-name="P10" text:outline-level="1">
<text:span text:style-name="T4">
欧盟正在寻找指导俄罗斯联邦冷冻资产重建乌克兰的合法途径</text:span>
</text:h>
      <text:p text:style-name="P4">
作者: Ukrinform (Person)</text:p>
      <text:p text:style-name="P4">
出版商: Укринформ (Organization)</text:p>
      <text:p text:style-name="P4">
出版时间: 2023-04-12T18:50:00+03:00</text:p>
      <text:p text:style-name="P4">
修改时间: 2023-04-12T18:50:00+03:00</text:p>
      <text:p text:style-name="P4">
描述: 欧盟和欧盟的瑞典总统正在努力寻找一条合法的途径，指导与俄罗斯侵略有关的俄罗斯资产。  - 乌克林。</text:p>
      <text:p text:style-name="P4">
图片: ["<text:a xlink:type="simple" xlink:href="https://static.ukrinform.com/photos/2023_04/thumb_files/630_360_1681314556-780.jpg" text:style-name="Internet_20_link" text:visited-style-name="Visited_20_Internet_20_Link">
630_360_16813...</text:a>
"]</text:p>
      <text:p text:style-name="P4">
标签: ['Євросоюз', 'Україна', 'Гроші', 'росія']</text:p>
      <text:p text:style-name="P4">
类型: Article</text:p>
      <!--METADATA-->
      <text:p text:style-name="P4">
<draw:frame draw:style-name="fr1" draw:name="Image181" text:anchor-type="as-char" svg:width="6.9236in" svg:height="3.956343in" draw:z-index="0">
<draw:image xlink:href="../Images/yкринформ/2023-04-12T18-50-00-03-00/630_360_1681314556-780.jpg" xlink:type="simple" xlink:show="embed" xlink:actuate="onLoad" draw:mime-type="image/jpeg"/>
</draw:frame>
欧盟和欧盟的瑞典总统正在努力寻找诉讼，要求重建俄罗斯资产，以恢复与俄罗斯侵略有关的乌克兰。</text:p>
      <text:p text:style-name="P4">
根据乌克林福姆的说法，今天发布的消息<text:a xlink:type="simple" xlink:href="http://swedish-presidency.consilium.europa.eu/en/news/intensive-efforts-to-enable-frozen-russian-assets-to-reach-ukraine/" text:style-name="Internet_20_link" text:visited-style-name="Visited_20_Internet_20_Link">
</text:a>
.</text:p>
      <text:p text:style-name="P4">
«Ми маємо допомогти Україні, і в той же час дотримуватися верховенства права,на якому оснований ЄС. Це також поширюється на часи кризи та війни», -зазначив з цього приводу генеральний директор Національної торговельної палатиШвеції, посол Андерс Анлід (安德斯·安利德(Anders Ahnlid))，这是在瑞典主席在欧盟努力的框架内寻找使用冷冻俄罗斯资金的领导者。</text:p>
      <text:p text:style-name="P4">
他指出，根据俄罗斯冷冻的俄罗斯资产的类型，应通过令人作呕的法律框架来考虑这一问题的解决。其中，受欧洲立法的各种监管机构的约束。 特别是，由于泥泞和法律保护的决定，私人资本一直是由于制裁而始终如一的私人资本。</text:p>
      <text:p text:style-name="P4">
“我们必须遵守立法<text:a xlink:type="simple" xlink:href="https://www.ukrinform.ua/tag-evrosouz" text:style-name="Internet_20_link" text:visited-style-name="Visited_20_Internet_20_Link">
</text:a>
和国际立法 - 这是挑战。与此同时，我想强调我们应该是创新的，并集中于寻求解决方案。 我们必须回答高期望，以说服我们尽可能移动的一切。</text:p>
      <text:p text:style-name="P4">
值得注意的是，欧盟认识到在重建中支持乌克兰的巨大需求，并正在积极努力寻找适当的解决方案。这种搜索是GCU旋转瑞典瑞典总统职位的关键任务之一。</text:p>
      <text:p text:style-name="P4">
<text:span text:style-name="T4">
另请阅读：</text:span>
 <text:a xlink:type="simple" xlink:href="https://www.ukrinform.ua/rubric-world/3687269-u-es-vkazuut-na-skladnist-konfiskacii-rosijskih-aktiviv.html" text:style-name="Internet_20_link" text:visited-style-name="Visited_20_Internet_20_Link">
</text:a>
</text:p>
      <text:p text:style-name="P4">
该工作组的主要目标之一是建立清晰的图片，Desam是俄罗斯冷冻资产，这是它们的总成本。此外，众所周知，俄罗斯中心资产的大约3000亿美元在七个群体国家被冻结。</text:p>
      <text:p text:style-name="P4">
预计在瑞典主席期间创建的一个工作组将以欧盟的欧盟冷冻俄罗斯资产转移材料，该资产将在当年下半年以旋转的方式履行表演。</text:p>
      <text:p text:style-name="P4">
目前，俄罗斯资产价值3.40-3.5亿美元在世界范围内已经冻结，包括俄罗斯央行和俄罗斯 - 霍尔加里的资产，支持普京政权以及他对乌克兰的刑事侵略。</text:p>
      <text:p text:style-name="P4">
照片：约翰内斯·弗兰森/政府办公室</text:p>
      <text:p text:style-name="P4">
News Source: <text:a xlink:type="simple" xlink:href="https://www.ukrinform.ua/rubric-vidbudova/3695039-v-es-sukaut-zakonnij-slah-spramuvanna-zamorozenih-aktiviv-rf-na-vidbudovu-ukraini.html" text:style-name="Internet_20_link" text:visited-style-name="Visited_20_Internet_20_Link">
https://www.ukrinform.ua/rubric-vidbudova/3695039-v-es-sukaut-zakonnij-slah-spramuvanna-zamorozenih-aktiviv-rf-na-vidbudovu-ukraini.html</text:a>
</text:p>
      <!--NEWS-->
      <text:h text:style-name="P10" text:outline-level="1">
<text:span text:style-name="T4">
乌克兰斯维托利纳（Svitolina）在重返比赛后赢得了第一场胜利</text:span>
</text:h>
      <text:p text:style-name="P4">
作者: Ukrinform (Person)</text:p>
      <text:p text:style-name="P4">
出版商: Укринформ (Organization)</text:p>
      <text:p text:style-name="P4">
出版时间: 2023-04-12T18:50:44+03:00</text:p>
      <text:p text:style-name="P4">
修改时间: 2023-04-12T18:50:44+03:00</text:p>
      <text:p text:style-name="P4">
描述: 乌克兰网球运动员Elina Svitolina（＃1344 WTA）在法令后举行了第二场比赛。  - 乌克林。</text:p>
      <text:p text:style-name="P4">
图片: ["<text:a xlink:type="simple" xlink:href="https://static.ukrinform.com/photos/2023_04/thumb_files/630_360_1681314573-596.jpg" text:style-name="Internet_20_link" text:visited-style-name="Visited_20_Internet_20_Link">
630_360_16813...</text:a>
"]</text:p>
      <text:p text:style-name="P4">
标签: ['Світоліна', 'Теніс']</text:p>
      <text:p text:style-name="P4">
类型: Article</text:p>
      <!--METADATA-->
      <text:p text:style-name="P4">
<draw:frame draw:style-name="fr1" draw:name="Image182" text:anchor-type="as-char" svg:width="6.9236in" svg:height="3.956343in" draw:z-index="0">
<draw:image xlink:href="../Images/yкринформ/2023-04-12T18-50-44-03-00/630_360_1681314573-596.jpg" xlink:type="simple" xlink:show="embed" xlink:actuate="onLoad" draw:mime-type="image/jpeg"/>
</draw:frame>
乌克兰Svina Svitolina(№1344WTA)她在法令之后度过了第二场比赛。</text:p>
      <text:p text:style-name="P4">
在瑞士的ITF锦标赛的第一个赛季中(№160WTA)-6：4，6：2，传输乌克林。</text:p>
      <text:p text:style-name="P4">
比赛持续了1小时23分钟。</text:p>
      <text:p text:style-name="P4">
Svitolina在与Rusa的个人会议上领先，得分为2：0。</text:p>
      <text:p text:style-name="P4">
最后的Elina参加了2013年的ITF巡回演出。 在第二个圈子里，乌克兰与比利时亚历山大·伊格纳蒂克(Alexander Ignatik)面对面(№216WTA).</text:p>
      <text:p text:style-name="P4">
<text:span text:style-name="T4">
Читайте також:</text:span>
 <text:a xlink:type="simple" xlink:href="https://www.ukrinform.ua/rubric-sports/3694709-stav-vidomij-rozklad-vistupiv-svitolinoi-na-najblizci-misaci.html" text:style-name="Internet_20_link" text:visited-style-name="Visited_20_Internet_20_Link">
 <text:span text:style-name="T4">
Світоліно</text:span>
 </text:a>
在查尔斯顿，斯维托林在女儿出生后举行了第一场比赛。</text:p>
      <text:p text:style-name="P4">
照片：Facebook.com</text:p>
      <text:p text:style-name="P4">
News Source: <text:a xlink:type="simple" xlink:href="https://www.ukrinform.ua/rubric-sports/3695041-ukrainka-svitolina-zdobula-persu-peremogu-pisla-povernenna-do-zmagan.html" text:style-name="Internet_20_link" text:visited-style-name="Visited_20_Internet_20_Link">
https://www.ukrinform.ua/rubric-sports/3695041-ukrainka-svitolina-zdobula-persu-peremogu-pisla-povernenna-do-zmagan.html</text:a>
</text:p>
      <!--NEWS-->
      <text:h text:style-name="P10" text:outline-level="1">
<text:span text:style-name="T4">
国防军反映了俄罗斯人在四个方向上的34次袭击</text:span>
</text:h>
      <text:p text:style-name="P4">
作者: Ukrinform (Person)</text:p>
      <text:p text:style-name="P4">
出版商: Укринформ (Organization)</text:p>
      <text:p text:style-name="P4">
出版时间: 2023-04-12T18:52:41+03:00</text:p>
      <text:p text:style-name="P4">
修改时间: 2023-04-12T18:52:41+03:00</text:p>
      <text:p text:style-name="P4">
描述: 当天乌克兰的防守部队击退了俄罗斯侵略者在莱曼，巴赫穆特，阿夫迪夫和玛丽斯基的34次袭击。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Генштаб', 'Оборона', 'ЗСУ', 'Війна з росією']</text:p>
      <text:p text:style-name="P4">
类型: Article</text:p>
      <!--METADATA-->
      <text:p text:style-name="P4">
<draw:frame draw:style-name="fr1" draw:name="Image183" text:anchor-type="as-char" svg:width="6.9236in" svg:height="3.956343in" draw:z-index="0">
<draw:image xlink:href="../Images/yкринформ/2023-04-12T18-52-41-03-00/630_360_1680240754-664.jpg" xlink:type="simple" xlink:show="embed" xlink:actuate="onLoad" draw:mime-type="image/jpeg"/>
</draw:frame>
白天，俄罗斯纳利曼斯克，巴赫穆特，阿维迪夫和玛丽斯基的34次袭击反映了白天。</text:p>
      <text:p text:style-name="P4">
根据乌克兰的说法，乌克兰武装部队的总参谋部在[]中报道(http://www.facebook.com/GeneralStaff.ua/posts/pfbid02tiNNw4Z8rmn7hnkNGBLtuPeLajrHiKU8nsAC89XmYKoRs3BUq2oD84u4nH8aejjNl)截至4月12日(星期三)18:00发布了及时的信息。</text:p>
      <text:p text:style-name="P4">
值得注意的是，尽管在技术和生计中遭受了许多损失，但在上述方向上，俄罗斯军队仍继续专注于进攻行动。</text:p>
      <text:p text:style-name="P4">
乌克兰国防军每天的航空在入侵者的人员和军事装备方面赢得了六杆。 另外，后卫击倒了一个敌人的ragone类型“奥兰-10”。</text:p>
      <text:p text:style-name="P4">
火箭部队的部队和武装部队的炮兵袭击了四个地区的生命力，武器和军事装备，以及俄罗斯塔拉迪卡尔车站的弹药组成。</text:p>
      <text:p text:style-name="P4">
俄罗斯联邦的部队在19天的飞机鞋上进行了，在国防和基础设施的位置上进行了10多次火箭发射器。 由于埃普兰(Eporanne)在平民中的敌人袭击。</text:p>
      <text:p text:style-name="P4">
总参谋部警告说，在乌克兰进行火箭和航空罢工的可能性仍然很高。</text:p>
      <text:p text:style-name="P4">
根据武装部队的说法，在<text:span text:style-name="T4">
 _ Volyn，Polissya，Siversky和Slobozhansky指示_ </text:span>
行动状况尚未发生重大变化。 俄罗斯武装部队领土部队的定义部队仍然是白俄罗斯共和国的吉拉斯。</text:p>
      <text:p text:style-name="P4">
对白俄罗斯武装部队的战斗准备的全面检查正在进行中。单独的单位和零件被赋予更高水平的战斗准备。</text:p>
      <text:p text:style-name="P4">
<text:span text:style-name="T4">
另请阅读：</text:span>
 <text:a xlink:type="simple" xlink:href="https://www.ukrinform.ua/rubric-ato/3694756-smuga-pereskod-odrazu-dla-kilkoh-pidrozdiliv-naev-pokazav-ak-zsu-trenuutsa-na-pivnoci.html" text:style-name="Internet_20_link" text:visited-style-name="Visited_20_Internet_20_Link">
<text:span text:style-name="T4">
 naev </text:span>
</text:a>
在与乌克兰的边界地区，库尔斯克和贝尔戈罗德地区一直在保留指定的单元并驾驶工程设备。在_ <text:span text:style-name="T4">
 kupyansk方向</text:span>
 _俄罗斯炮击是杨树，红色，两年，西方和Kharkiv地区的Kindrashivka。</text:p>
      <text:p text:style-name="P4">
在_ <text:span text:style-name="T4">
 Liman方向</text:span>
 _白天，入侵者在Bigorivka领域没有成功。 炮兵向卢汉斯克地区的敌人，尼夫斯科耶，沙，库兹明和比格里夫卡吹向敌人。</text:p>
      <text:p text:style-name="P4">
在_ <text:span text:style-name="T4">
 bakhmut方向</text:span>
 _ _ _俄罗斯人继续采取进攻行动，尝试完全控制巴赫穆特，并继续进行残酷的战斗。 俄罗斯联邦已诉诸于铬北部地区和Bogdanivka附近的该地区的未成功尝试。 在正面的指定部分，Siloborov的单位反映了大约18次敌人攻击。</text:p>
      <text:p text:style-name="P4">
<text:span text:style-name="T4">
另请阅读：</text:span>
 <text:a xlink:type="simple" xlink:href="https://www.ukrinform.ua/rubric-ato/3694850-rosiani-dosagli-okremih-uspihiv-na-bahmutskomu-napramku-viklucno-masnimi-sturmami-zsu.html" text:style-name="Internet_20_link" text:visited-style-name="Visited_20_Internet_20_Link">
</text:a>
特别是，Vasyukivka，Grigorivka，Bogdanivka，Bakhmut，Ivanivske，Kurdyumivka，友谊和铁顿夫人地区受伤。</text:p>
      <text:p text:style-name="P4">
在_ <text:span text:style-name="T4">
 avdiivsky和Marinski </text:span>
 _俄罗斯在顿涅茨克地区的Marinka，Viceda和Novomikhailivka地区的Velan Profital Actions军队，但没有成功。</text:p>
      <text:p text:style-name="P4">
总参谋长说：“在Marinka的前线指定区域中，最激烈的战斗继续前往Marinka，在那里反映了14次敌对袭击。”</text:p>
      <text:p text:style-name="P4">
同时，俄罗斯人向定居点开火，即：陶瓷，诺沃卡利诺诺沃，克拉斯诺利夫卡，阿夫迪夫卡，沃迪恩，netaylovo，nevelske，karlovka，georgiyivkut marinka Marinka Marinka，Donetsk地区。</text:p>
      <text:p text:style-name="P4">
在_ <text:span text:style-name="T4">
 shakhtar方向上</text:span>
 _ _在进攻行动的那天没有进行，而是在Novomykhailivka，Shakhtarsky，Novoukrainka，Veliky Novosilka，Village和Prykistivka []上击中。(https://www.ukrinform.ua/tag-doneccina)。</text:p>
      <text:p text:style-name="P4">
在_ <text:span text:style-name="T4">
 Zaporizhzhya和Kherson </text:span>
 _侵略者被辩护。 尤其是Donetsk地区的Vremivka和Novopol，Gulyaipole，Railway，White，Mala Tokmachka和Kamianske Zaporizhhzhya地区，Kherson，Kachkarkarivka，Vesele，Vesele，Vesele，Antonovka，Antonovka，Antonovka，Engineering和Zelenivka。</text:p>
      <text:p text:style-name="P4">
<text:span text:style-name="T4">
另请阅读：</text:span>
 <text:a xlink:type="simple" xlink:href="https://www.ukrinform.ua/rubric-ato/3694743-rosiani-v-ocikuvanni-nastupu-zsu-na-melitopol-pobuduvali-tri-linii-oboroni-rozvidka-britanii.html" text:style-name="Internet_20_link" text:visited-style-name="Visited_20_Internet_20_Link">
<text:span text:style-name="T4">
情报</text:span>
</text:a>
据总参谋部称，在临时被捕获的领土上，俄罗斯 - 通道继续为自己的目的使用教育机构，安排其军事设施，并掩盖“活盾”，学生和教学。同时，由于缺陷产品的增加，斯卡多夫斯克(Skadovsk)在斯卡多夫斯克(Skadovsk)引发了人道主义危机。 据总参谋部称，俄罗斯假单胞菌对所有类型药物的药房的供应量大大有限。</text:p>
      <text:p text:style-name="P4">
正如乌克林福姆报道的，在一场针对乌克兰的全面战争中<text:a xlink:type="simple" xlink:href="https://www.ukrinform.ua/rubric-ato/3694700-sili-oboroni-znisili-vze-180-50-rosijskih-zagarbnikiv.html" text:style-name="Internet_20_link" text:visited-style-name="Visited_20_Internet_20_Link">
</text:a>
已经大约有18万50名个人工作人员的代表和数千名军事设备。</text:p>
      <text:p text:style-name="P4">
News Source: <text:a xlink:type="simple" xlink:href="https://www.ukrinform.ua/rubric-ato/3695042-sili-oboroni-vidbili-34-ataki-rosian-na-cotiroh-napramkah.html" text:style-name="Internet_20_link" text:visited-style-name="Visited_20_Internet_20_Link">
https://www.ukrinform.ua/rubric-ato/3695042-sili-oboroni-vidbili-34-ataki-rosian-na-cotiroh-napramkah.html</text:a>
</text:p>
      <!--NEWS-->
      <text:h text:style-name="P10" text:outline-level="1">
<text:span text:style-name="T4">
巴西否认乌克兰武器出售-NYT</text:span>
</text:h>
      <text:p text:style-name="P4">
作者: Ukrinform (Person)</text:p>
      <text:p text:style-name="P4">
出版商: Укринформ (Organization)</text:p>
      <text:p text:style-name="P4">
出版时间: 2023-04-12T18:55:00+03:00</text:p>
      <text:p text:style-name="P4">
修改时间: 2023-04-12T18:55:00+03:00</text:p>
      <text:p text:style-name="P4">
描述: 乌克兰想在巴西购买武器以击退俄罗斯的军事侵略。 但是，拉丁美洲当局拒绝出售并坚持和平的会谈。  - 乌克林。</text:p>
      <text:p text:style-name="P4">
图片: ["<text:a xlink:type="simple" xlink:href="https://static.ukrinform.com/photos/2023_04/thumb_files/630_360_1681314870-416.jpg" text:style-name="Internet_20_link" text:visited-style-name="Visited_20_Internet_20_Link">
630_360_16813...</text:a>
"]</text:p>
      <text:p text:style-name="P4">
标签: ['Бразилія', 'Україна', 'Зброя', 'Війна з росією']</text:p>
      <text:p text:style-name="P4">
类型: Article</text:p>
      <!--METADATA-->
      <text:p text:style-name="P4">
<draw:frame draw:style-name="fr1" draw:name="Image184" text:anchor-type="as-char" svg:width="6.9236in" svg:height="3.956343in" draw:z-index="0">
<draw:image xlink:href="../Images/yкринформ/2023-04-12T18-55-00-03-00/630_360_1681314870-416.jpg" xlink:type="simple" xlink:show="embed" xlink:actuate="onLoad" draw:mime-type="image/jpeg"/>
</draw:frame>
乌克兰将在巴西购买武器，以击退俄罗斯的军事侵略。 但是，拉丁美洲国家的力量拒绝出售，并坚持和平赢家。</text:p>
      <text:p text:style-name="P4">
正如乌克林福姆报道的那样，它报告了<text:a xlink:type="simple" xlink:href="https://www.nytimes.com/2023/04/12/world/americas/brazil-ukraine-weapons.html" text:style-name="Internet_20_link" text:visited-style-name="Visited_20_Internet_20_Link">
</text:a>
。</text:p>
      <text:p text:style-name="P4">
当巴西为2014年世界杯和2016年夏季奥运会的登格格人做准备时，她在德国购买了34枪，以备受保护的天空。</text:p>
      <text:p text:style-name="P4">
去年，德国官员转向政府<text:a xlink:type="simple" xlink:href="https://www.ukrinform.ua/tag-brazilia" text:style-name="Internet_20_link" text:visited-style-name="Visited_20_Internet_20_Link">
</text:a>
要求转移未使用的弹药，该弹药以前是德国巴西。 但是，拉丁美洲国家领导人的反应是一个：如果武器去乌克兰，则不。</text:p>
      <text:p text:style-name="P4">
巴西呼吁和平，并在精心制定的陈述中批评俄罗斯对俄罗斯的入侵。 但是，依靠莫斯科，肥料和燃料的国家也明确表示，它不会将任何武器送到前线，而是坚持和平变化中的调解。</text:p>
      <text:p text:style-name="P4">
“我不想发动战争。 我想结束战争。</text:p>
      <text:p text:style-name="P4">
根据《纽约时报》获得的文件，乌克兰至少有两项要求购买一长串武器的请求，该武器已经开设了装甲车，飞机，防空系统，迫击炮，七支步枪，七支步枪，自动武器和弹药。</text:p>
      <text:p text:style-name="P4">
巴西主要忽略了请求。</text:p>
      <text:p text:style-name="P4">
特别是巴西是军用飞机的制造商，其中许多是由巴西航空工业公司制造的。 巴西说，其领先的原则政策长期以来一直是保留所有人的“朋友”的原则。</text:p>
      <text:p text:style-name="P4">
<text:span text:style-name="T4">
另请阅读：</text:span>
 <text:a xlink:type="simple" xlink:href="https://www.ukrinform.ua/rubric-world/3695011-u-serbii-zaperecili-peredacu-zbroi-ukraini.html" text:style-name="Internet_20_link" text:visited-style-name="Visited_20_Internet_20_Link">
</text:a>
但是，该国早些时候表示希望将设备出售给交战州。 自2014年也门战争开始以来，巴西将沙特阿拉伯和阿拉伯联合酋长国置于21,000吨武器和弹药中，金额为6.8亿美元，其中包括磁带弹药。</text:p>
      <text:p text:style-name="P4">
正如乌克林福姆报道的那一天，巴西总统路易斯·伊纳西奥·卢拉·达·西尔瓦萨(Luis Inasio Lula da Silvasa)与乌克兰交谈，向克里米亚承认结束战争。照片：www.nytimes.com</text:p>
      <text:p text:style-name="P4">
News Source: <text:a xlink:type="simple" xlink:href="https://www.ukrinform.ua/rubric-ato/3695044-brazilia-vidmovlae-ukraini-u-prodazi-zbroi-nyt.html" text:style-name="Internet_20_link" text:visited-style-name="Visited_20_Internet_20_Link">
https://www.ukrinform.ua/rubric-ato/3695044-brazilia-vidmovlae-ukraini-u-prodazi-zbroi-nyt.html</text:a>
</text:p>
      <!--NEWS-->
      <text:h text:style-name="P10" text:outline-level="1">
<text:span text:style-name="T4">
ODESA Opera撕毁了与主导体的合同</text:span>
</text:h>
      <text:p text:style-name="P4">
作者: Ukrinform (Person)</text:p>
      <text:p text:style-name="P4">
出版商: Укринформ (Organization)</text:p>
      <text:p text:style-name="P4">
出版时间: 2023-04-12T18:59:10+03:00</text:p>
      <text:p text:style-name="P4">
修改时间: 2023-04-12T18:59:10+03:00</text:p>
      <text:p text:style-name="P4">
描述: 敖德萨歌剧院和芭蕾舞剧院Vyacheslav Chernukho-Volich的首席指挥被从办公室释放。  - 乌克林。</text:p>
      <text:p text:style-name="P4">
图片: ["<text:a xlink:type="simple" xlink:href="https://static.ukrinform.com/photos/2021_08/thumb_files/630_360_1629291412-506.jpg" text:style-name="Internet_20_link" text:visited-style-name="Visited_20_Internet_20_Link">
630_360_16292...</text:a>
"]</text:p>
      <text:p text:style-name="P4">
标签: ['Одеса', 'Опера', 'Звільнення']</text:p>
      <text:p text:style-name="P4">
类型: Article</text:p>
      <!--METADATA-->
      <text:p text:style-name="P4">
<draw:frame draw:style-name="fr1" draw:name="Image185" text:anchor-type="as-char" svg:width="6.9236in" svg:height="3.956343in" draw:z-index="0">
<draw:image xlink:href="../Images/yкринформ/2023-04-12T18-59-10-03-00/630_360_1629291412-506.jpg" xlink:type="simple" xlink:show="embed" xlink:actuate="onLoad" draw:mime-type="image/jpeg"/>
</draw:frame>
敖德萨歌剧院和芭蕾舞剧院的首席主任Vyacheslav Chernukho-ger-edlibed Office办公室。</text:p>
      <text:p text:style-name="P4">
关于<text:a xlink:type="simple" xlink:href="http://www.facebook.com/100063485952677/posts/pfbid0HFqMNcQCKnK1z9j2KAc1ab2rU49yP8ztvTHrqNhzVEBMBVncdVihdKma3zRspfcCl/" text:style-name="Internet_20_link" text:visited-style-name="Visited_20_Internet_20_Link">
</text:a>
乌克林福姆报道说，剧院管理</text:p>
      <text:p text:style-name="P4">
“敖德萨国家歌剧院的政府报告了首席指挥家塔特里亚维亚斯拉夫·切尔努克·沃克(Tatriaviaslav Chernukho-Golych)的早期签约和解雇。 合同中断的原因是由Pan Volykh采用个人剧院董事会的不协调，决定在Baku Opera Opera中表演的决定(阿塞拜亚共和国)，在有人员变动的前一天，任命董事的职位被任命为Uzifa Aivazov。”该消息写道。</text:p>
      <text:p text:style-name="P4">
注意到政府<text:a xlink:type="simple" xlink:href="https://www.ukrinform.ua/tag-teatr" text:style-name="Internet_20_link" text:visited-style-name="Visited_20_Internet_20_Link">
</text:a>
在俄罗斯对乌克兰联邦的全面军事侵略时，国家歌剧院首席指挥的这种行动被认为是可以接受的。</text:p>
      <text:p text:style-name="P4">
<text:span text:style-name="T4">
另请阅读：</text:span>
 <text:a xlink:type="simple" xlink:href="https://www.ukrinform.ua/rubric-world/3691688-uzbekistan-skasuvav-gastroli-rosijskih-artistiv-aki-pidtrimali-vijnu-v-ukraini.html" text:style-name="Internet_20_link" text:visited-style-name="Visited_20_Internet_20_Link">
<text:span text:style-name="T4">
旅行</text:span>
</text:a>
据报道，敖德萨歌剧和芭蕾舞剧院早些时候表示，他正在考虑<text:a xlink:type="simple" xlink:href="https://www.ukrinform.ua/rubric-culture/3694901-golovnogo-dirigenta-odeskoi-operi-mozut-zvilniti-cerez-foto-z-colovikom-netrebko.html" text:style-name="Internet_20_link" text:visited-style-name="Visited_20_Internet_20_Link">
</text:a>
在巴库(Baku)演讲后，他与Chernukho -Volich的首席指挥家一起与Baku Opera Yusif Aivazov的负责人一起拍摄，他是纪律俄罗斯歌手Anna Netrebko的人。</text:p>
      <text:p text:style-name="P4">
<text:span text:style-name="T5">
foto：uk.wikipedia.org</text:span>
</text:p>
      <text:p text:style-name="P4">
News Source: <text:a xlink:type="simple" xlink:href="https://www.ukrinform.ua/rubric-culture/3695046-odeska-opera-rozirvala-kontrakt-iz-golovnim-dirigentom.html" text:style-name="Internet_20_link" text:visited-style-name="Visited_20_Internet_20_Link">
https://www.ukrinform.ua/rubric-culture/3695046-odeska-opera-rozirvala-kontrakt-iz-golovnim-dirigentom.html</text:a>
</text:p>
      <!--NEWS-->
      <text:h text:style-name="P10" text:outline-level="1">
<text:span text:style-name="T4">
美国驻乌克兰大使：俄罗斯军队的讨厌行动不会受到惩罚</text:span>
</text:h>
      <text:p text:style-name="P4">
作者: Ukrinform (Person)</text:p>
      <text:p text:style-name="P4">
出版商: Укринформ (Organization)</text:p>
      <text:p text:style-name="P4">
出版时间: 2023-04-12T19:04:46+03:00</text:p>
      <text:p text:style-name="P4">
修改时间: 2023-04-12T19:04:46+03:00</text:p>
      <text:p text:style-name="P4">
描述: 全面入侵开始后，俄罗斯军队的残酷行为越来越明显，他们的邪恶行为不会保持不受惩罚。  - 乌克林。</text:p>
      <text:p text:style-name="P4">
图片: ["<text:a xlink:type="simple" xlink:href="https://static.ukrinform.com/photos/2022_12/thumb_files/630_360_1669916886-339.jpg" text:style-name="Internet_20_link" text:visited-style-name="Visited_20_Internet_20_Link">
630_360_16699...</text:a>
"]</text:p>
      <text:p text:style-name="P4">
标签: ['США', 'Страта', 'росія']</text:p>
      <text:p text:style-name="P4">
类型: Article</text:p>
      <!--METADATA-->
      <text:p text:style-name="P4">
<draw:frame draw:style-name="fr1" draw:name="Image186" text:anchor-type="as-char" svg:width="6.9236in" svg:height="3.956343in" draw:z-index="0">
<draw:image xlink:href="../Images/yкринформ/2023-04-12T19-04-46-03-00/630_360_1669916886-339.jpg" xlink:type="simple" xlink:show="embed" xlink:actuate="onLoad" draw:mime-type="image/jpeg"/>
</draw:frame>
在全面入侵更明显的情况下，俄罗斯军队的残酷行为不会保持不受惩罚。</text:p>
      <text:p text:style-name="P4">
这是在[]中指出的(http://twitter.com/USAmbKyiv/status/1646150180868112384)乌克林福姆报道，美国驻乌克兰布里奇·布林克的大使。</text:p>
      <text:p text:style-name="P4">
“从全面入侵开始<text:a xlink:type="simple" xlink:href="https://www.ukrinform.ua/tag-rosia" text:style-name="Internet_20_link" text:visited-style-name="Visited_20_Internet_20_Link">
</text:a>
她的部队的残酷行为每天变得越来越明显。 他们的行为很糟糕，这种令人讨厌的行为不会受到惩罚。”外交官写道。</text:p>
      <text:p text:style-name="P4">
<text:span text:style-name="T4">
另请阅读：</text:span>
 <text:a xlink:type="simple" xlink:href="https://www.ukrinform.ua/rubric-polytics/3695040-strata-ukrainskogo-vijskovopolonenogo-e-svidcennam-neludskoi-prirodi-rf-recnica-evrokomisii.html" text:style-name="Internet_20_link" text:visited-style-name="Visited_20_Internet_20_Link">
<text:span text:style-name="T4">
死亡</text:span>
</text:a>
据报道，网络上出现了两个视频，据称被斩首乌克兰捍卫者。</text:p>
      <text:p text:style-name="P4">
根据信息<text:a xlink:type="simple" xlink:href="http://www.cnn.com/europe/live-news/russia-ukraine-war-news-04-11-23/index.html" text:style-name="Internet_20_link" text:visited-style-name="Visited_20_Internet_20_Link">
</text:a>
，第一个视频于4月8日在社交网络上的Pro-俄罗斯频道上发布。 它被“瓦格纳”故意将其拆除，并指出了两个斩首的乌克兰军队的尸体，这些尸体用损坏的军车在土地上。 俄罗斯的帐户辩称，该视频是在巴赫穆特附近拍摄的。</text:p>
      <text:p text:style-name="P4">
鉴于框架中的植被，第二个视频出现在Twitter上并故意模糊的视频可能是在夏天录制的。 在上面，乌克兰军方斩首了一个用刀的俄罗斯男孩，他以奈迪迪多的声音来斩首，在大屠杀开始时可能还活着。</text:p>
      <text:p text:style-name="P4">
乌克兰的安全局对一段视频进行了预审，俄罗斯入侵者切断了乌克兰囚犯的负责人。</text:p>
      <text:p text:style-name="P4">
乌克兰执法机构采取措施确定符合此罪行的人。</text:p>
      <text:p text:style-name="P4">
News Source: <text:a xlink:type="simple" xlink:href="https://www.ukrinform.ua/rubric-polytics/3695049-posol-ssa-v-ukraini-merzenni-vcinki-rosijskih-vijsk-ne-zalisatsa-bezkarnimi.html" text:style-name="Internet_20_link" text:visited-style-name="Visited_20_Internet_20_Link">
https://www.ukrinform.ua/rubric-polytics/3695049-posol-ssa-v-ukraini-merzenni-vcinki-rosijskih-vijsk-ne-zalisatsa-bezkarnimi.html</text:a>
</text:p>
      <!--NEWS-->
      <text:h text:style-name="P10" text:outline-level="1">
<text:span text:style-name="T4">
理事会呼吁欧洲议会继续为乌克兰商品的简化出口政权</text:span>
</text:h>
      <text:p text:style-name="P4">
作者: Ukrinform (Person)</text:p>
      <text:p text:style-name="P4">
出版商: Укринформ (Organization)</text:p>
      <text:p text:style-name="P4">
出版时间: 2023-04-12T19:19:00+03:00</text:p>
      <text:p text:style-name="P4">
修改时间: 2023-04-12T19:19:00+03:00</text:p>
      <text:p text:style-name="P4">
描述: Verkhovna RadA农业与土地政策委员会主席亚历山大·盖伊德（Alexander Gaid）呼吁欧洲议会和欧盟理事会继续为国内商品的简化出口政权。  - 乌克林。</text:p>
      <text:p text:style-name="P4">
图片: ["<text:a xlink:type="simple" xlink:href="https://static.ukrinform.com/photos/2019_12/thumb_files/630_360_1576709528-502.jpg" text:style-name="Internet_20_link" text:visited-style-name="Visited_20_Internet_20_Link">
630_360_15767...</text:a>
"]</text:p>
      <text:p text:style-name="P4">
标签: ['Експорт', 'Європарламент', 'Україна', 'Верховна Рада']</text:p>
      <text:p text:style-name="P4">
类型: Article</text:p>
      <!--METADATA-->
      <text:p text:style-name="P4">
<draw:frame draw:style-name="fr1" draw:name="Image187" text:anchor-type="as-char" svg:width="6.9236in" svg:height="3.956343in" draw:z-index="0">
<draw:image xlink:href="../Images/yкринформ/2023-04-12T19-19-00-03-00/630_360_1576709528-502.jpg" xlink:type="simple" xlink:show="embed" xlink:actuate="onLoad" draw:mime-type="image/jpeg"/>
</draw:frame>
Verkhovna Rada主席Alexandergayda呼吁欧洲议会和欧盟理事会继续进行简化的家庭货物出口。</text:p>
      <text:p text:style-name="P4">
他在乌克兰的欧洲议会欧洲议会的第一次社区间会议上说了这一点，乌克林福姆报告参考了<text:a xlink:type="simple" xlink:href="https://www.rada.gov.ua/news/news_kom/235389.html" text:style-name="Internet_20_link" text:visited-style-name="Visited_20_Internet_20_Link">
</text:a>
。</text:p>
      <text:p text:style-name="P4">
“欧盟目前是乌克兰最大的贸易伙伴。 2022年，我国总贸易量的63％在欧盟。 农产品最多出口。 这要归功于与欧盟的联合合作，我们维持世界上的粮食稳定性。 包括感谢简化模式<text:a xlink:type="simple" xlink:href="https://www.ukrinform.ua/tag-eksport" text:style-name="Internet_20_link" text:visited-style-name="Visited_20_Internet_20_Link">
</text:a>
欧盟的产品。”代理人说。</text:p>
      <text:p text:style-name="P4">
根据GAID的说法，废除欧盟职责的继续是对乌克兰农民的重要帮助。 毕竟，随着对俄罗斯的全面入侵，俄罗斯的入侵已经能够通过海上出口乌克兰产品。</text:p>
      <text:p text:style-name="P4">
<text:span text:style-name="T4">
另请阅读：</text:span>
 <text:a xlink:type="simple" xlink:href="https://www.ukrinform.ua/rubric-economy/3694846-protesti-proti-eksportu-ukrainskogo-zerna-v-es-maut-politicnij-harakter-ekspert.html" text:style-name="Internet_20_link" text:visited-style-name="Visited_20_Internet_20_Link">
<text:span text:style-name="T4">
导出</text:span>
</text:a>
2022年6月，欧盟正式废除了乌克兰出口的所有职责，该出口将前往欧洲市场，以帮助续签俄罗斯侵略的乌克兰业务。</text:p>
      <text:p text:style-name="P4">
在2022年春季，在俄罗斯对黑人海港的军事封锁的情况下，乌克兰农业和工业产品出口到欧洲和世界跑步市场。</text:p>
      <text:p text:style-name="P4">
News Source: <text:a xlink:type="simple" xlink:href="https://www.ukrinform.ua/rubric-economy/3695051-u-radi-zaklikali-evroparlament-prodovziti-sprosenij-rezim-eksportu-dla-ukrainskih-tovariv.html" text:style-name="Internet_20_link" text:visited-style-name="Visited_20_Internet_20_Link">
https://www.ukrinform.ua/rubric-economy/3695051-u-radi-zaklikali-evroparlament-prodovziti-sprosenij-rezim-eksportu-dla-ukrainskih-tovariv.html</text:a>
</text:p>
      <!--NEWS-->
      <text:h text:style-name="P10" text:outline-level="1">
<text:span text:style-name="T4">
乌克兰国家队将在少年柔道少年杯的波兰阶段演出</text:span>
</text:h>
      <text:p text:style-name="P4">
作者: Ukrinform (Person)</text:p>
      <text:p text:style-name="P4">
出版商: Укринформ (Organization)</text:p>
      <text:p text:style-name="P4">
出版时间: 2023-04-12T19:24:21+03:00</text:p>
      <text:p text:style-name="P4">
修改时间: 2023-04-12T19:24:21+03:00</text:p>
      <text:p text:style-name="P4">
描述: 4月15日至16日在波兹南（波兰）将在大三学生中举行欧洲柔道杯的另一个阶段。  - 乌克林。</text:p>
      <text:p text:style-name="P4">
图片: ["<text:a xlink:type="simple" xlink:href="https://static.ukrinform.com/photos/2023_04/thumb_files/630_360_1681316522-230.jpg" text:style-name="Internet_20_link" text:visited-style-name="Visited_20_Internet_20_Link">
630_360_16813...</text:a>
"]</text:p>
      <text:p text:style-name="P4">
标签: ['Дзюдо']</text:p>
      <text:p text:style-name="P4">
类型: Article</text:p>
      <!--METADATA-->
      <text:p text:style-name="P4">
<draw:frame draw:style-name="fr1" draw:name="Image188" text:anchor-type="as-char" svg:width="6.9236in" svg:height="3.956343in" draw:z-index="0">
<draw:image xlink:href="../Images/yкринформ/2023-04-12T19-24-21-03-00/630_360_1681316522-230.jpg" xlink:type="simple" xlink:show="embed" xlink:actuate="onLoad" draw:mime-type="image/jpeg"/>
</draw:frame>
在波兹南(波兰)4月15日至16日，将举行欧洲杯的下一阶段，在大三学生中与柔道举行。</text:p>
      <text:p text:style-name="P4">
正如官员通知<text:a xlink:type="simple" xlink:href="https://www.ijf.org/competition/2481" text:style-name="Internet_20_link" text:visited-style-name="Visited_20_Internet_20_Link">
</text:a>
国际柔道联合会(IJF)乌克林福姆报道，来自24个国家的439名运动员将在比赛中表演。</text:p>
      <text:p text:style-name="P4">
乌克兰国家队将由33位犹太教徒代表 -  24名男孩和9名女孩。</text:p>
      <text:p text:style-name="P4">
<text:span text:style-name="T4">
另请阅读：</text:span>
 <text:a xlink:type="simple" xlink:href="https://www.ukrinform.ua/rubric-sports/3692588-a-porvav-hrestopodibnu-zvazku-kolina-vidnovlenna-zajme-56-misaciv-hammo.html" text:style-name="Internet_20_link" text:visited-style-name="Visited_20_Internet_20_Link">
</text:a>
欧洲杯的下一阶段将于5月6日至7日在大都会奥运会-2024巴黎举行(法国).</text:p>
      <text:p text:style-name="P4">
Фото: НОК України.</text:p>
      <text:p text:style-name="P4">
News Source: <text:a xlink:type="simple" xlink:href="https://www.ukrinform.ua/rubric-sports/3695053-zbirna-ukraini-vistupit-na-polskomu-etapi-uniorskogo-kubka-evropi-z-dzudo.html" text:style-name="Internet_20_link" text:visited-style-name="Visited_20_Internet_20_Link">
https://www.ukrinform.ua/rubric-sports/3695053-zbirna-ukraini-vistupit-na-polskomu-etapi-uniorskogo-kubka-evropi-z-dzudo.html</text:a>
</text:p>
      <!--NEWS-->
      <text:h text:style-name="P10" text:outline-level="1">
<text:span text:style-name="T4">
波兰两年后将拥有欧洲最强大的土地部队 - 布拉斯查克</text:span>
</text:h>
      <text:p text:style-name="P4">
作者: Ukrinform (Person)</text:p>
      <text:p text:style-name="P4">
出版商: Укринформ (Organization)</text:p>
      <text:p text:style-name="P4">
出版时间: 2023-04-12T19:27:36+03:00</text:p>
      <text:p text:style-name="P4">
修改时间: 2023-04-12T19:27:36+03:00</text:p>
      <text:p text:style-name="P4">
描述: 波兰试图在欧洲创造最强大的土地部队，并打算实现两年的目标。  - 乌克林。</text:p>
      <text:p text:style-name="P4">
图片: ["<text:a xlink:type="simple" xlink:href="https://static.ukrinform.com/photos/2023_04/thumb_files/630_360_1681316733-421.jpg" text:style-name="Internet_20_link" text:visited-style-name="Visited_20_Internet_20_Link">
630_360_16813...</text:a>
"]</text:p>
      <text:p text:style-name="P4">
标签: None</text:p>
      <text:p text:style-name="P4">
类型: Article</text:p>
      <!--METADATA-->
      <text:p text:style-name="P4">
<draw:frame draw:style-name="fr1" draw:name="Image189" text:anchor-type="as-char" svg:width="6.9236in" svg:height="3.956343in" draw:z-index="0">
<draw:image xlink:href="../Images/yкринформ/2023-04-12T19-27-36-03-00/630_360_1681316733-421.jpg" xlink:type="simple" xlink:show="embed" xlink:actuate="onLoad" draw:mime-type="image/jpeg"/>
</draw:frame>
波兰将在欧洲创造最强大的土地部队，并打算到达两年。</text:p>
      <text:p text:style-name="P4">
乌克林福姆报道，这是由Viceremier-Minister-National国防部长Mariusblashchak在Nova Dembe垃圾填埋场的一份简报中指出的，波兰裔美国人的演习正在发生，包括艾布拉姆斯坦克的服务。</text:p>
      <text:p text:style-name="P4">
Blaschak说：“我们的目标是在欧洲建立最强大的土地部队，我们可以做到两年的疑问。”</text:p>
      <text:p text:style-name="P4">
他回忆说，加强波兰军队的过程始于Srkpatrot，Himars反应性系统，F-35飞机，艾布拉姆斯坦克和其他武器的命令。</text:p>
      <text:p text:style-name="P4">
这位部长报告说，波兰在美国和南韩国购买了去年开始的武器，今年将活跃起来。 Blaschak指出，波兰船员的积极准备工作被用来为艾布拉姆斯坦克提供服务，其中第一个将由第18个机械化部门的第一华沙贵重赛车将采用。</text:p>
      <text:p text:style-name="P4">
部长强调说：“这些单位和这些坦克的任务将是“布雷斯特大门”的关闭 - 障碍的创造，如果侵略者敢于阿帕辛，这将不会被克服。”</text:p>
      <text:p text:style-name="P4">
他指出，俄罗斯人在十六世纪和xx世纪中使用了从布雷斯特延伸到维斯提拉的平原。</text:p>
      <text:p text:style-name="P4">
“现在我们(这条路)我们要感谢属于最好的艾布拉姆斯坦克。”  - 波兰官员说。</text:p>
      <text:p text:style-name="P4">
<text:span text:style-name="T4">
另请阅读：</text:span>
 <text:a xlink:type="simple" xlink:href="https://www.ukrinform.ua/rubric-world/3688088-polsa-zbilsue-virobnictvo-boepripasiv-dla-potreb-zsu.html" text:style-name="Internet_20_link" text:visited-style-name="Visited_20_Internet_20_Link">
</text:a>
据报道，去年7月<text:a xlink:type="simple" xlink:href="https://www.ukrinform.ua/tag-polsa" text:style-name="Internet_20_link" text:visited-style-name="Visited_20_Internet_20_Link">
</text:a>
根据合同，它从美国收到了前28个艾布拉姆斯坦克，该合同可在M1A2 SEPV3版本中购买250个新坦克。 波兰还购买了已经在运作的美国116辆坦克艾布拉姆斯老一辈。</text:p>
      <text:p text:style-name="P4">
此外，波兰还与韩国签署了一项协议，以购买一千辆K2坦克，600多个自行式K9炮兵装置和约300 k239 SAU，以及48名FA-50战斗机。</text:p>
      <text:p text:style-name="P4">
这些坦克的第一方已经被带到了RP。</text:p>
      <text:p text:style-name="P4">
<text:span text:style-name="T5">
foto：@mblaszczak</text:span>
</text:p>
      <text:p text:style-name="P4">
News Source: <text:a xlink:type="simple" xlink:href="https://www.ukrinform.ua/rubric-world/3695055-polsa-za-dva-roki-matime-najsilnisi-suhoputni-vijska-v-evropi-blasak.html" text:style-name="Internet_20_link" text:visited-style-name="Visited_20_Internet_20_Link">
https://www.ukrinform.ua/rubric-world/3695055-polsa-za-dva-roki-matime-najsilnisi-suhoputni-vijska-v-evropi-blasak.html</text:a>
</text:p>
      <!--NEWS-->
      <text:h text:style-name="P10" text:outline-level="1">
<text:span text:style-name="T4">
美国宣布了针对的新制裁</text:span>
</text:h>
      <text:p text:style-name="P4">
作者: Ukrinform (Person)</text:p>
      <text:p text:style-name="P4">
出版商: Укринформ (Organization)</text:p>
      <text:p text:style-name="P4">
出版时间: 2023-04-12T19:28:00+03:00</text:p>
      <text:p text:style-name="P4">
修改时间: 2023-04-12T19:28:00+03:00</text:p>
      <text:p text:style-name="P4">
描述: 美国政府通过通过寡头阿利舍·乌斯曼诺夫（Alisher Usmanov）的调解对25人和数十个组织的几十个组织实施了制裁。  - 乌克林。</text:p>
      <text:p text:style-name="P4">
图片: ["<text:a xlink:type="simple" xlink:href="https://static.ukrinform.com/photos/2018_11/thumb_files/630_360_1543426059-237.jpg" text:style-name="Internet_20_link" text:visited-style-name="Visited_20_Internet_20_Link">
630_360_15434...</text:a>
"]</text:p>
      <text:p text:style-name="P4">
标签: ['Антиросійські санкції', 'США', 'Війна з росією']</text:p>
      <text:p text:style-name="P4">
类型: Article</text:p>
      <!--METADATA-->
      <text:p text:style-name="P4">
<draw:frame draw:style-name="fr1" draw:name="Image190" text:anchor-type="as-char" svg:width="6.9236in" svg:height="3.956343in" draw:z-index="0">
<draw:image xlink:href="../Images/yкринформ/2023-04-12T19-28-00-03-00/630_360_1543426059-237.jpg" xlink:type="simple" xlink:show="embed" xlink:actuate="onLoad" draw:mime-type="image/jpeg"/>
</draw:frame>
安全政府通过寡头阿利舍·乌斯曼诺夫(Alisher Usmanov)的调解，对25人和数十个组织的几十个组织产生了制裁。</text:p>
      <text:p text:style-name="P4">
这在[]中指出(https://home.treasury.gov/news/press-releases/jy1402)外国资产控制办公室(OFAC)美国财政部发表在内部，据报道。</text:p>
      <text:p text:style-name="P4">
“ OAC继续限制俄罗斯进入国际中介机构及其业务的通道。 该消息说：“美国与英国进行协调的针对Medisher Medisher Usmanov，该司法部在许多司法管辖区都受到了审判。”</text:p>
      <text:p text:style-name="P4">
<text:span text:style-name="T4">
另请阅读：</text:span>
 <text:a xlink:type="simple" xlink:href="https://www.ukrinform.ua/rubric-world/3694639-kanada-zaprovadila-sankci-sodo-kompanii-prigozina-i-nacbanku-bilorusi.html" text:style-name="Internet_20_link" text:visited-style-name="Visited_20_Internet_20_Link">
</text:a>
此外，注意到它们被引入<text:a xlink:type="simple" xlink:href="https://www.ukrinform.ua/tag-antirosijski-sankcii" text:style-name="Internet_20_link" text:visited-style-name="Visited_20_Internet_20_Link">
</text:a>
为了加强对在针对乌克兰战争中使用的玫瑰花合格技术进口的现有限制。</text:p>
      <text:p text:style-name="P4">
特别是，美国财政部对25人和29个组织实施了制裁，该组织在二十个司法管辖区中具有联系点。</text:p>
      <text:p text:style-name="P4">
此外，美国国务院对俄罗斯联邦的几个结构部门以及支持俄罗斯与反对乌克兰的俄罗斯战争的组织施加了限制，包括“罗斯托姆”。</text:p>
      <text:p text:style-name="P4">
同时，美国商务部也实施了制裁，在黑名单中增加了28个组织。</text:p>
      <text:p text:style-name="P4">
<text:span text:style-name="T4">
另请阅读：</text:span>
 <text:a xlink:type="simple" xlink:href="https://www.ukrinform.ua/rubric-world/3694065-aeroflot-cerez-sankcii-vperse-vimusenij-vidpraviti-svij-airbus-na-remont-do-iranu.html" text:style-name="Internet_20_link" text:visited-style-name="Visited_20_Internet_20_Link">
<text:span text:style-name="T4">
制裁</text:span>
</text:a>
据乌克林福姆(Ukrinform)报道，美国对鲁萨利什人乌斯曼诺夫(Usmanov)最富有的人之一的制裁是在2022年3月上旬引入的。 它在许多经济领域都有很大的重要性，包括冶金，采矿，电信和信息技术。</text:p>
      <text:p text:style-name="P4">
乌斯曼诺夫(Usmanov)被称为包括俄罗斯总统普京(Putin)在内的几位高级俄罗斯官员的亲密关系。</text:p>
      <text:p text:style-name="P4">
澳大利亚，加拿大，欧盟，日本，诺瓦兹，瑞士和英国被强加于乌斯曼诺夫。</text:p>
      <text:p text:style-name="P4">
News Source: <text:a xlink:type="simple" xlink:href="https://www.ukrinform.ua/rubric-world/3695057-ssa-ogolosili-novi-sankcii-proti-rosii.html" text:style-name="Internet_20_link" text:visited-style-name="Visited_20_Internet_20_Link">
https://www.ukrinform.ua/rubric-world/3695057-ssa-ogolosili-novi-sankcii-proti-rosii.html</text:a>
</text:p>
      <!--NEWS-->
      <text:h text:style-name="P10" text:outline-level="1">
<text:span text:style-name="T4">
在赫尔森，两个人爆炸了俄罗斯炸药</text:span>
</text:h>
      <text:p text:style-name="P4">
作者: Ukrinform (Person)</text:p>
      <text:p text:style-name="P4">
出版商: Укринформ (Organization)</text:p>
      <text:p text:style-name="P4">
出版时间: 2023-04-12T19:29:00+03:00</text:p>
      <text:p text:style-name="P4">
修改时间: 2023-04-12T19:29:00+03:00</text:p>
      <text:p text:style-name="P4">
描述: 在贝斯拉夫（Beryslav）区Tyaginka村附近的Kherson地区，一名64岁的和平居民被俄罗斯军事炸药炸毁，受害人受害人严重受伤。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Херсонщина', 'Поранені', 'Вибухівка', 'Війна з росією']</text:p>
      <text:p text:style-name="P4">
类型: Article</text:p>
      <!--METADATA-->
      <text:p text:style-name="P4">
<draw:frame draw:style-name="fr1" draw:name="Image191" text:anchor-type="as-char" svg:width="6.9236in" svg:height="3.956343in" draw:z-index="0">
<draw:image xlink:href="../Images/yкринформ/2023-04-12T19-29-00-03-00/630_360_1640330796-210.jpeg" xlink:type="simple" xlink:show="embed" xlink:actuate="onLoad" draw:mime-type="image/jpeg"/>
</draw:frame>
贝斯拉夫区的Tyaginka村附近的Uherson地区剩下的军事炸药爆炸了一名64岁的和平居民，受害人受伤，受伤。</text:p>
      <text:p text:style-name="P4">
乌克林福姆(Ukrinform(https://t.me/khersonskaODA/5111)。</text:p>
      <text:p text:style-name="P4">
根据OVA的说法，带有烧伤和<text:a xlink:type="simple" xlink:href="https://www.ukrinform.ua/tag-poraneni" text:style-name="Internet_20_link" text:visited-style-name="Visited_20_Internet_20_Link">
</text:a>
受害者的脸，手和脚被送到最近的医疗机构。</text:p>
      <text:p text:style-name="P4">
区域政府报道说：“现在医生正在为自己的生命而战。”</text:p>
      <text:p text:style-name="P4">
发现受害者遇到了一个爆炸物。</text:p>
      <text:p text:style-name="P4">
随后，OVA说，在他的职业生涯中，俄罗斯矿山是一个 - 西维利人。 一个人被杀，另一个人穿着。</text:p>
      <text:p text:style-name="P4">
<text:span text:style-name="T4">
另请阅读：</text:span>
 <text:a xlink:type="simple" xlink:href="https://www.ukrinform.ua/rubric-regions/3693293-na-harkivsini-dvoe-ludej-pidirvalisa-na-vibuhivci.html" text:style-name="Internet_20_link" text:visited-style-name="Visited_20_Internet_20_Link">
<text:span text:style-name="T4">
炸药</text:span>
</text:a>
如报道<text:a xlink:type="simple" xlink:href="https://www.ukrinform.ua/rubric-regions/3694506-na-harkivsini-traktor-pidirvavsa-na-vibuhivci-vodij-otrimav-kontuziu.html" text:style-name="Internet_20_link" text:visited-style-name="Visited_20_Internet_20_Link">
</text:a>
，在哈尔基夫地区，在春场工作期间，拖拉机司机耗尽并受伤。</text:p>
      <text:p text:style-name="P4">
News Source: <text:a xlink:type="simple" xlink:href="https://www.ukrinform.ua/rubric-regions/3695056-na-hersonsini-dvoe-ludej-pidirvalisa-na-rosijskij-vibuhivci.html" text:style-name="Internet_20_link" text:visited-style-name="Visited_20_Internet_20_Link">
https://www.ukrinform.ua/rubric-regions/3695056-na-hersonsini-dvoe-ludej-pidirvalisa-na-rosijskij-vibuhivci.html</text:a>
</text:p>
      <!--NEWS-->
      <text:h text:style-name="P10" text:outline-level="1">
<text:span text:style-name="T4">
雷兹尼科夫否认北约在乌克兰的存在</text:span>
</text:h>
      <text:p text:style-name="P4">
作者: Ukrinform (Person)</text:p>
      <text:p text:style-name="P4">
出版商: Укринформ (Organization)</text:p>
      <text:p text:style-name="P4">
出版时间: 2023-04-12T19:45:44+03:00</text:p>
      <text:p text:style-name="P4">
修改时间: 2023-04-12T19:45:44+03:00</text:p>
      <text:p text:style-name="P4">
描述: 乌克兰和西班牙的国防部长否认据称北约部队正在与乌克兰的俄罗斯军队作战。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НАТО', 'Україна', 'Резніков']</text:p>
      <text:p text:style-name="P4">
类型: Article</text:p>
      <!--METADATA-->
      <text:p text:style-name="P4">
<draw:frame draw:style-name="fr1" draw:name="Image192" text:anchor-type="as-char" svg:width="6.9236in" svg:height="3.956343in" draw:z-index="0">
<draw:image xlink:href="../Images/yкринформ/2023-04-12T19-45-44-03-00/630_360_1678276922-524.jpg" xlink:type="simple" xlink:show="embed" xlink:actuate="onLoad" draw:mime-type="image/jpeg"/>
</draw:frame>
乌克兰和西班牙部否认据称北约部队反对乌克兰的俄罗斯军队。</text:p>
      <text:p text:style-name="P4">
他们在马德里的一次联合新闻发布会上在五角大楼的秘密文件中包含的信息中表示，这是参考文献中的“融合”。(http://edition.cnn.com/europe/live-news/russia-ukraine-war-news-04-12-23/h_f555eb5c6fa8fbf581ffcbad6b870106)。</text:p>
      <text:p text:style-name="P4">
“乌克兰没有员工[]并非真的(https://www.ukrinform.ua/tag-nato)，通过期望军事依恋。”</text:p>
      <text:p text:style-name="P4">
反过来，他的西班牙同事玛格丽塔·罗伯斯(Margarita Robles)强调，“乌克兰有北约部队绝对是错误的。”</text:p>
      <text:p text:style-name="P4">
Reznikov还指出，在融合文件中，“许多不负责和无关紧要的数据”。</text:p>
      <text:p text:style-name="P4">
部长坚信，美国将努力“消除这种泄漏，以避免这种情况”。 据他说，尽管信息泄漏，乌克兰仍在“美国盟友”。</text:p>
      <text:p text:style-name="P4">
取而代之的是，西班牙国防部负责人强调，庞托和欧盟的盟友的统一仍然坚强，俄罗斯将无法打破它。</text:p>
      <text:p text:style-name="P4">
<text:span text:style-name="T4">
另请阅读：</text:span>
 <text:a xlink:type="simple" xlink:href="https://www.ukrinform.ua/rubric-ato/3695023-ispania-vidpravit-sist-leopard-2a4-v-ukrainu-najblizcimi-dnami-ministr-oboroni.html" text:style-name="Internet_20_link" text:visited-style-name="Visited_20_Internet_20_Link">
<text:span text:style-name="T4">
西班牙</text:span>
</text:a>
上周，《纽约时报》报道说，五角大楼正在调查社交网络上有关美国和北约计划在计划中的武装部队的泄漏。</text:p>
      <text:p text:style-name="P4">
总统办公室负责人Mikhail Podolyak的顾问表示，乌克兰反官方文件的出版是俄罗斯虚张声势。</text:p>
      <text:p text:style-name="P4">
美国司法部已开始调查文件泄漏。</text:p>
      <text:p text:style-name="P4">
News Source: <text:a xlink:type="simple" xlink:href="https://www.ukrinform.ua/rubric-polytics/3695059-reznikov-sprostuvav-naavnist-vijsk-nato-v-ukraini.html" text:style-name="Internet_20_link" text:visited-style-name="Visited_20_Internet_20_Link">
https://www.ukrinform.ua/rubric-polytics/3695059-reznikov-sprostuvav-naavnist-vijsk-nato-v-ukraini.html</text:a>
</text:p>
      <!--NEWS-->
      <text:h text:style-name="P10" text:outline-level="1">
<text:span text:style-name="T4">
波兰可以成为区域艾布拉姆斯坦克中心</text:span>
</text:h>
      <text:p text:style-name="P4">
作者: Ukrinform (Person)</text:p>
      <text:p text:style-name="P4">
出版商: Укринформ (Organization)</text:p>
      <text:p text:style-name="P4">
出版时间: 2023-04-12T19:52:50+03:00</text:p>
      <text:p text:style-name="P4">
修改时间: 2023-04-12T19:52:50+03:00</text:p>
      <text:p text:style-name="P4">
描述: 波兰可以成为区域艾布拉姆斯坦克中心。  - 乌克林。</text:p>
      <text:p text:style-name="P4">
图片: ["<text:a xlink:type="simple" xlink:href="https://static.ukrinform.com/photos/2023_04/thumb_files/630_360_1681318231-421.jpg" text:style-name="Internet_20_link" text:visited-style-name="Visited_20_Internet_20_Link">
630_360_16813...</text:a>
", "<text:a xlink:type="simple" xlink:href="https://static.ukrinform.com/photos/2023_04/1681318267-179.jpg" text:style-name="Internet_20_link" text:visited-style-name="Visited_20_Internet_20_Link">
1681318267-17...</text:a>
"]</text:p>
      <text:p text:style-name="P4">
标签: ['Польща', 'Танк', 'Abrams ']</text:p>
      <text:p text:style-name="P4">
类型: Article</text:p>
      <!--METADATA-->
      <text:p text:style-name="P4">
<draw:frame draw:style-name="fr1" draw:name="Image193" text:anchor-type="as-char" svg:width="6.9236in" svg:height="3.956343in" draw:z-index="0">
<draw:image xlink:href="../Images/yкринформ/2023-04-12T19-52-50-03-00/630_360_1681318231-421.jpg" xlink:type="simple" xlink:show="embed" xlink:actuate="onLoad" draw:mime-type="image/jpeg"/>
</draw:frame>
波兰是艾布拉姆斯坦克服务和维修中心。</text:p>
      <text:p text:style-name="P4">
乌克利·普曼(Ukrinform)的通讯员报道，这是由波兰国防部长Mariusblashchak Viceremier-Minister在Nova Dembe垃圾填埋场举行的。</text:p>
      <text:p text:style-name="P4">
这位部长指出，几周前，华沙访问了一家生产艾布拉姆斯坦克的公司副总监。</text:p>
      <text:p text:style-name="P4">
“我们谈论了在[]中创建的(https://www.ukrinform.ua/tag-polsa)艾布拉姆斯坦克的服务中心。</text:p>
      <text:p text:style-name="P4">
他补充说，这主要是为了为波兰坦克提供服务。 但是，有兴趣购买这些坦克的其他欧洲国家的坦克可能会被提供。 布拉沙克回忆说，美国政府长期以来一直被转移到乌克兰艾布拉姆斯。</text:p>
      <text:p text:style-name="P4">
<draw:frame draw:style-name="fr1" draw:name="Image194" text:anchor-type="as-char" svg:width="6.9236in" svg:height="4.115696in" draw:z-index="0">
<draw:image xlink:href="../Images/yкринформ/2023-04-12T19-52-50-03-00/1681318267-179.jpg" xlink:type="simple" xlink:show="embed" xlink:actuate="onLoad" draw:mime-type="image/jpeg"/>
</draw:frame>
波兰部长强调说：“波兰正在成为一个自然服务中心，可能在将来以及艾布拉姆斯坦克的生产。”</text:p>
      <text:p text:style-name="P4">
<text:span text:style-name="T4">
另请阅读：</text:span>
 <text:a xlink:type="simple" xlink:href="https://www.ukrinform.ua/rubric-world/3695055-polsa-za-dva-roki-matime-najsilnisi-suhoputni-vijska-v-evropi-blasak.html" text:style-name="Internet_20_link" text:visited-style-name="Visited_20_Internet_20_Link">
<text:span text:style-name="T4">
樱桃</text:span>
</text:a>
波兰报道说，在美国购买的366辆艾布拉姆斯坦克：最新的M1A2中有250辆，以及116辆M1A1高级一代的坦克，这已经令人烦恼。 第一批机器已经交付给该国。</text:p>
      <text:p text:style-name="P4">
照片：@mblaszczak</text:p>
      <text:p text:style-name="P4">
News Source: <text:a xlink:type="simple" xlink:href="https://www.ukrinform.ua/rubric-ato/3695062-polsa-moze-stati-regionalnim-centrom-obslugovuvanna-tankiv-abrams.html" text:style-name="Internet_20_link" text:visited-style-name="Visited_20_Internet_20_Link">
https://www.ukrinform.ua/rubric-ato/3695062-polsa-moze-stati-regionalnim-centrom-obslugovuvanna-tankiv-abrams.html</text:a>
</text:p>
      <!--NEWS-->
      <text:h text:style-name="P10" text:outline-level="1">
<text:span text:style-name="T4">
荷兰计划停止进口俄罗斯液化气体</text:span>
</text:h>
      <text:p text:style-name="P4">
作者: Ukrinform (Person)</text:p>
      <text:p text:style-name="P4">
出版商: Укринформ (Organization)</text:p>
      <text:p text:style-name="P4">
出版时间: 2023-04-12T19:58:00+03:00</text:p>
      <text:p text:style-name="P4">
修改时间: 2023-04-12T19:58:00+03:00</text:p>
      <text:p text:style-name="P4">
描述: 荷兰政府已停止签署新合同，并正在努力完全停止从俄罗斯进口液化天然气（LNG）。  - 乌克林。</text:p>
      <text:p text:style-name="P4">
图片: ["<text:a xlink:type="simple" xlink:href="https://static.ukrinform.com/photos/2017_06/thumb_files/630_360_1496929430-9660.jpg" text:style-name="Internet_20_link" text:visited-style-name="Visited_20_Internet_20_Link">
630_360_14969...</text:a>
"]</text:p>
      <text:p text:style-name="P4">
标签: ['Газ', 'Імпорт', 'Нідерланди', 'росія']</text:p>
      <text:p text:style-name="P4">
类型: Article</text:p>
      <!--METADATA-->
      <text:p text:style-name="P4">
<draw:frame draw:style-name="fr1" draw:name="Image195" text:anchor-type="as-char" svg:width="6.9236in" svg:height="3.956343in" draw:z-index="0">
<draw:image xlink:href="../Images/yкринформ/2023-04-12T19-58-00-03-00/630_360_1496929430-9660.jpg" xlink:type="simple" xlink:show="embed" xlink:actuate="onLoad" draw:mime-type="image/jpeg"/>
</draw:frame>
政府 - 政府停止签署新合同，并正在努力完全清除进口天然气(液化天然气)来自俄罗斯。</text:p>
      <text:p text:style-name="P4">
关于IT报告乌克林福姆，参考<text:a xlink:type="simple" xlink:href="https://www.bloomberg.com/news/articles/2023-04-12/netherlands-plans-to-end-lng-imports-from-russia-minister-says" text:style-name="Internet_20_link" text:visited-style-name="Visited_20_Internet_20_Link">
</text:a>
。</text:p>
      <text:p text:style-name="P4">
“荷兰停止就[]签订新合同(https://www.ukrinform.ua/tag-import)俄罗斯的液化天然气，不同意这一决定，并致力于终止现有合同。”荷兰气候和能源部长在接受采访时说。</text:p>
      <text:p text:style-name="P4">
根据乌克林福姆的说法，荷兰不再依赖煤炭，石油产品(柴油和煤油)和俄罗斯的原油。 荷兰对俄罗斯批准了与所有欧盟国家达成共识的俄罗斯。</text:p>
      <text:p text:style-name="P4">
<text:span text:style-name="T4">
另请阅读：</text:span>
 <text:a xlink:type="simple" xlink:href="https://www.ukrinform.ua/rubric-economy/3688403-es-sukae-sposib-blokuvati-import-rosijskogo-skraplenogo-gazu-bloomberg.html" text:style-name="Internet_20_link" text:visited-style-name="Visited_20_Internet_20_Link">
</text:a>
在将俄罗斯全面入侵乌克兰之后，实施了制裁。</text:p>
      <text:p text:style-name="P4">
<text:span text:style-name="T5">
foto：彭博</text:span>
</text:p>
      <text:p text:style-name="P4">
News Source: <text:a xlink:type="simple" xlink:href="https://www.ukrinform.ua/rubric-economy/3695063-niderlandi-planuut-pripiniti-import-rosijskogo-skraplenogo-gazu.html" text:style-name="Internet_20_link" text:visited-style-name="Visited_20_Internet_20_Link">
https://www.ukrinform.ua/rubric-economy/3695063-niderlandi-planuut-pripiniti-import-rosijskogo-skraplenogo-gazu.html</text:a>
</text:p>
      <!--NEWS-->
      <text:h text:style-name="P10" text:outline-level="1">
<text:span text:style-name="T4">
Zelensky会见了美国参议院的两项代表团</text:span>
</text:h>
      <text:p text:style-name="P4">
作者: Ukrinform (Person)</text:p>
      <text:p text:style-name="P4">
出版商: Укринформ (Organization)</text:p>
      <text:p text:style-name="P4">
出版时间: 2023-04-12T20:05:00+03:00</text:p>
      <text:p text:style-name="P4">
修改时间: 2023-04-12T20:05:00+03:00</text:p>
      <text:p text:style-name="P4">
描述: 沃迪米尔·泽伦斯基（Volodymyr Zelenskyy）总统与约瑟夫·曼钦（Joseph Manchin），丽莎·穆尔科夫斯基（Lisa Murkovsky）和马克·凯利（Mark Kelly）的一部分举行了两党代表团。  - 乌克林。</text:p>
      <text:p text:style-name="P4">
图片: ["<text:a xlink:type="simple" xlink:href="https://static.ukrinform.com/photos/2023_03/thumb_files/630_360_1679418231-6907.jpeg" text:style-name="Internet_20_link" text:visited-style-name="Visited_20_Internet_20_Link">
630_360_16794...</text:a>
"]</text:p>
      <text:p text:style-name="P4">
标签: ['Візит', 'Сенат', 'Конгрес США', 'Зеленський']</text:p>
      <text:p text:style-name="P4">
类型: Article</text:p>
      <!--METADATA-->
      <text:p text:style-name="P4">
<draw:frame draw:style-name="fr1" draw:name="Image196" text:anchor-type="as-char" svg:width="6.9236in" svg:height="3.956343in" draw:z-index="0">
<draw:image xlink:href="../Images/yкринформ/2023-04-12T20-05-00-03-00/630_360_1679418231-6907.jpeg" xlink:type="simple" xlink:show="embed" xlink:actuate="onLoad" draw:mime-type="image/jpeg"/>
</draw:frame>
总统沃迪米尔·泽伦斯基(Volodymyr Zelenskyy)是约瑟夫·曼钦(Joseph Manchin)，丽莎·默科夫斯基(Lisa Murkovsky)和马克·凯利(Mark Kelly)的一部分，与美国塞纳特拉司(Senateragress)举行了两项代表团。</text:p>
      <text:p text:style-name="P4">
正如乌克林福姆报道的那样，Zelensky在[]中写道(https://t.me/V_Zelenskiy_official/5836)。</text:p>
      <text:p text:style-name="P4">
总统向参议员通报了最前沿的情况，并分享了有关其发展前景的评估。</text:p>
      <text:p text:style-name="P4">
对话者在此过程中详细讨论了美国援助大会的进一步方向。</text:p>
      <text:p text:style-name="P4">
“我们正在争取共同的价值观 - 自由与民主。我们的胜利将被定义为欧洲和世界各地的局势的发展。持续的复杂支持 - 国防和财务 - 是我们对侵略者的赢家的关键， Zelensky强调。</text:p>
      <text:p text:style-name="P4">
他感谢议员的<text:a xlink:type="simple" xlink:href="https://www.ukrinform.ua/tag-vizit" text:style-name="Internet_20_link" text:visited-style-name="Visited_20_Internet_20_Link">
</text:a>
到乌克兰。</text:p>
      <text:p text:style-name="P4">
泽伦斯基强调说：“这是对我国和整个乌克兰纳罗德的重要信号。”</text:p>
      <text:p text:style-name="P4">
<text:span text:style-name="T4">
另请阅读：</text:span>
 <text:a xlink:type="simple" xlink:href="https://www.ukrinform.ua/rubric-society/3694629-zelenskij-obgovoriv-iz-govardom-baffetom-dopomogu-ukraini.html" text:style-name="Internet_20_link" text:visited-style-name="Visited_20_Internet_20_Link">
<text:span text:style-name="T4">
 Zelensky </text:span>
</text:a>
如报道<text:a xlink:type="simple" xlink:href="https://www.ukrinform.ua/rubric-society/3694629-zelenskij-obgovoriv-iz-govardom-baffetom-dopomogu-ukraini.html" text:style-name="Internet_20_link" text:visited-style-name="Visited_20_Internet_20_Link">
</text:a>
，4月11日，Zelensky与一位美国商人和慈善事业霍华德·巴菲特(Howard Buffett)援助一起燃烧。</text:p>
      <text:p text:style-name="P4">
_foto：op _</text:p>
      <text:p text:style-name="P4">
News Source: <text:a xlink:type="simple" xlink:href="https://www.ukrinform.ua/rubric-polytics/3695067-zelenskij-zustrivsa-iz-dvopartijnou-delegacieu-senatu-kongresu-ssa.html" text:style-name="Internet_20_link" text:visited-style-name="Visited_20_Internet_20_Link">
https://www.ukrinform.ua/rubric-polytics/3695067-zelenskij-zustrivsa-iz-dvopartijnou-delegacieu-senatu-kongresu-ssa.html</text:a>
</text:p>
      <!--NEWS-->
      <text:h text:style-name="P10" text:outline-level="1">
<text:span text:style-name="T4">
五角大楼的泄漏是“真实和虚假信息的混合” -Reznikov</text:span>
</text:h>
      <text:p text:style-name="P4">
作者: Ukrinform (Person)</text:p>
      <text:p text:style-name="P4">
出版商: Укринформ (Organization)</text:p>
      <text:p text:style-name="P4">
出版时间: 2023-04-12T20:09:22+03:00</text:p>
      <text:p text:style-name="P4">
修改时间: 2023-04-12T20:09:22+03:00</text:p>
      <text:p text:style-name="P4">
描述: 乌克兰乌克兰·阿列克谢·雷兹尼科夫（Alexei Reznikov）说，美国国防部秘密文件的泄漏包含了真实和虚假信息的混合。  - 乌克林。</text:p>
      <text:p text:style-name="P4">
图片: ["<text:a xlink:type="simple" xlink:href="https://static.ukrinform.com/photos/2023_02/thumb_files/630_360_1676580828-206.jpeg" text:style-name="Internet_20_link" text:visited-style-name="Visited_20_Internet_20_Link">
630_360_16765...</text:a>
"]</text:p>
      <text:p text:style-name="P4">
标签: ['Пентагон', 'Резніков', 'Документи']</text:p>
      <text:p text:style-name="P4">
类型: Article</text:p>
      <!--METADATA-->
      <text:p text:style-name="P4">
<draw:frame draw:style-name="fr1" draw:name="Image197" text:anchor-type="as-char" svg:width="6.9236in" svg:height="3.956343in" draw:z-index="0">
<draw:image xlink:href="../Images/yкринформ/2023-04-12T20-09-22-03-00/630_360_1676580828-206.jpeg" xlink:type="simple" xlink:show="embed" xlink:actuate="onLoad" draw:mime-type="image/jpeg"/>
</draw:frame>
乌克兰Oleksiy Reznikov说，美国国防部包含了真实的舞者信息。</text:p>
      <text:p text:style-name="P4">
正如乌克林福姆报道的那样，它报告了<text:a xlink:type="simple" xlink:href="http://news.sky.com/story/ukraine-russia-war-latest-putins-forces-have-built-formidable-obstacles-for-ukraine-in-regaining-territory-12541713" text:style-name="Internet_20_link" text:visited-style-name="Visited_20_Internet_20_Link">
</text:a>
。</text:p>
      <text:p text:style-name="P4">
Rennikov在与西班牙的Collegemargarit Robles在一次峰会上与新闻记者进行了交谈，他还指出，文件的任何真实信息都不再相关。</text:p>
      <text:p text:style-name="P4">
这位部长说，很明显，这种泄漏是对莫斯科及其盟友有利于信息的特定行动。</text:p>
      <text:p text:style-name="P4">
<text:span text:style-name="T4">
另请阅读：</text:span>
 <text:a xlink:type="simple" xlink:href="https://www.ukrinform.ua/rubric-world/3694189-deaki-zi-zlitih-dokumentiv-pentagonu-buli-pidrobleni-bilij-dim.html" text:style-name="Internet_20_link" text:visited-style-name="Visited_20_Internet_20_Link">
</text:a>
据报道，上周《纽约时报》报道了<text:a xlink:type="simple" xlink:href="https://www.ukrinform.ua/tag-pentagon" text:style-name="Internet_20_link" text:visited-style-name="Visited_20_Internet_20_Link">
</text:a>
调查了社交网络有关美国和北约计划的秘密文件泄漏。</text:p>
      <text:p text:style-name="P4">
总统办公室负责人Mikhail Podolyak的顾问表示，乌克兰反官方文件的出版是俄罗斯虚张声势。</text:p>
      <text:p text:style-name="P4">
美国司法部已开始调查文件泄漏。</text:p>
      <text:p text:style-name="P4">
<text:span text:style-name="T5">
foto：distry.cnn.com</text:span>
</text:p>
      <text:p text:style-name="P4">
News Source: <text:a xlink:type="simple" xlink:href="https://www.ukrinform.ua/rubric-polytics/3695069-vitik-dokumentiv-pentagonu-e-sumissu-pravdivoi-ta-nepravdivoi-informacii-reznikov.html" text:style-name="Internet_20_link" text:visited-style-name="Visited_20_Internet_20_Link">
https://www.ukrinform.ua/rubric-polytics/3695069-vitik-dokumentiv-pentagonu-e-sumissu-pravdivoi-ta-nepravdivoi-informacii-reznikov.html</text:a>
</text:p>
      <!--NEWS-->
      <text:h text:style-name="P10" text:outline-level="1">
<text:span text:style-name="T4">
俄罗斯人解雇了尼科波尔区，四人受伤</text:span>
</text:h>
      <text:p text:style-name="P4">
作者: Ukrinform (Person)</text:p>
      <text:p text:style-name="P4">
出版商: Укринформ (Organization)</text:p>
      <text:p text:style-name="P4">
出版时间: 2023-04-12T20:15:34+03:00</text:p>
      <text:p text:style-name="P4">
修改时间: 2023-04-12T20:15:34+03:00</text:p>
      <text:p text:style-name="P4">
描述: 俄罗斯军队向尼科波尔地区开火，有受害者。  - 乌克林。</text:p>
      <text:p text:style-name="P4">
图片: ["<text:a xlink:type="simple" xlink:href="https://static.ukrinform.com/photos/2023_04/thumb_files/630_360_1681319708-451.jpg" text:style-name="Internet_20_link" text:visited-style-name="Visited_20_Internet_20_Link">
630_360_16813...</text:a>
"]</text:p>
      <text:p text:style-name="P4">
标签: ['Дніпропетровщина', 'Обстріл', 'Поранені']</text:p>
      <text:p text:style-name="P4">
类型: Article</text:p>
      <!--METADATA-->
      <text:p text:style-name="P4">
<draw:frame draw:style-name="fr1" draw:name="Image198" text:anchor-type="as-char" svg:width="6.9236in" svg:height="3.956343in" draw:z-index="0">
<draw:image xlink:href="../Images/yкринформ/2023-04-12T20-15-34-03-00/630_360_1681319708-451.jpg" xlink:type="simple" xlink:show="embed" xlink:actuate="onLoad" draw:mime-type="image/jpeg"/>
</draw:frame>
俄罗斯军队向尼科波尔地区开火，有受害者。</text:p>
      <text:p text:style-name="P4">
关于<text:a xlink:type="simple" xlink:href="http://t.me/mykola_lukashuk/4097" text:style-name="Internet_20_link" text:visited-style-name="Visited_20_Internet_20_Link">
</text:a>
乌克林福姆报道，通知首席Properpetrovsk区域委员会Mykola Lukashuk。</text:p>
      <text:p text:style-name="P4">
“救援人员迅速到达，并于1944年和1946年从两个人的瓦砾中得出。他们住院了。</text:p>
      <text:p text:style-name="P4">
后果 <text:a xlink:type="simple" xlink:href="https://www.ukrinform.ua/tag-obstril" text:style-name="Internet_20_link" text:visited-style-name="Visited_20_Internet_20_Link">
</text:a>
私人仓库，13座住宅建筑物，2个附属建筑，1辆乘用车，3座燃气管道，1条输电线路损坏。</text:p>
      <text:p text:style-name="P4">
<text:span text:style-name="T4">
另请阅读：</text:span>
 <text:a xlink:type="simple" xlink:href="https://www.ukrinform.ua/rubric-ato/3694977-rosiani-obstrilali-orihiv-i-gulajpole.html" text:style-name="Internet_20_link" text:visited-style-name="Visited_20_Internet_20_Link">
<text:span text:style-name="T4">
射击</text:span>
</text:a>
据报道，敌人是从Zaporozhye地区临时占领的部分向Nikopol地区开火的。</text:p>
      <text:p text:style-name="P4">
News Source: <text:a xlink:type="simple" xlink:href="https://www.ukrinform.ua/rubric-ato/3695072-rosiani-obstrilali-nikopolskij-rajon-cetvero-poranenih.html" text:style-name="Internet_20_link" text:visited-style-name="Visited_20_Internet_20_Link">
https://www.ukrinform.ua/rubric-ato/3695072-rosiani-obstrilali-nikopolskij-rajon-cetvero-poranenih.html</text:a>
</text:p>
      <!--NEWS-->
      <text:h text:style-name="P10" text:outline-level="1">
<text:span text:style-name="T4">
在爱沙尼亚，FSB系统地召回了乌克兰难民</text:span>
</text:h>
      <text:p text:style-name="P4">
作者: Ukrinform (Person)</text:p>
      <text:p text:style-name="P4">
出版商: Укринформ (Organization)</text:p>
      <text:p text:style-name="P4">
出版时间: 2023-04-12T20:18:00+03:00</text:p>
      <text:p text:style-name="P4">
修改时间: 2023-04-12T20:18:00+03:00</text:p>
      <text:p text:style-name="P4">
描述: 爱沙尼亚安全警察（KAPO），俄罗斯FSB，正在系统地试图招募从俄罗斯到达爱沙尼亚的乌克兰军事难民。  - 乌克林。</text:p>
      <text:p text:style-name="P4">
图片: ["<text:a xlink:type="simple" xlink:href="https://static.ukrinform.com/photos/2022_09/thumb_files/630_360_1662635250-745.png" text:style-name="Internet_20_link" text:visited-style-name="Visited_20_Internet_20_Link">
630_360_16626...</text:a>
"]</text:p>
      <text:p text:style-name="P4">
标签: ['Естонія', 'фсб рф', 'Вербування']</text:p>
      <text:p text:style-name="P4">
类型: Article</text:p>
      <!--METADATA-->
      <text:p text:style-name="P4">
<draw:frame draw:style-name="fr1" draw:name="Image199" text:anchor-type="as-char" svg:width="6.9236in" svg:height="3.956343in" draw:z-index="0">
<draw:image xlink:href="../Images/yкринформ/2023-04-12T20-18-00-03-00/630_360_1662635250-745.png" xlink:type="simple" xlink:show="embed" xlink:actuate="onLoad" draw:mime-type="image/png"/>
</draw:frame>
爱沙尼亚安全警察(卡波)人们强调的是，俄罗斯的FSBBSYSYNATIANT试图招募从俄罗斯到爱沙尼亚就座的乌克兰军事难民。</text:p>
      <text:p text:style-name="P4">
根据乌克林福姆的说法，国家广播公司报告<text:a xlink:type="simple" xlink:href="https://rus.err.ee/1608945503/ezhegodnik-kapo-fsb-rossii-sistematicheski-pytaetsja-verbovat-v-jestonii-ukrainskih-bezhencev" text:style-name="Internet_20_link" text:visited-style-name="Visited_20_Internet_20_Link">
</text:a>
参考专用<text:a xlink:type="simple" xlink:href="https://kapo.ee/sites/default/files/content_page_attachments/Aastaraamat%202022-23.pdf" text:style-name="Internet_20_link" text:visited-style-name="Visited_20_Internet_20_Link">
</text:a>
.</text:p>
      <text:p text:style-name="P4">
КаПо нагадує, що з кінця лютого і до кінця 2022 року за захистом в <text:a xlink:type="simple" xlink:href="https://www.ukrinform.ua/tag-estonia" text:style-name="Internet_20_link" text:visited-style-name="Visited_20_Internet_20_Link">
</text:a>
4.5万个乌克兰中心提出上诉。 从与他们的对话中，明确概述了反对乌克兰FSB的FSB在俄罗斯领土和被占领领土上的积极活动。 “从过滤ta亵到边界的审讯，乌克兰人受到了增加，其中包括俄罗斯敌对和危险的人。 他们被要求，搜寻自己的财产，查看他们的交流，引起威胁和暴力。”年度说。</text:p>
      <text:p text:style-name="P4">
此外，安全警方报告说，军事难民和爱沙尼亚居民都已经联系了它，这有助于看到有指导的俄罗斯情报的规模，并开始了一场全面的战争。参加工作。 越过边界时，他们被问及对俄罗斯的态度和针对乌克兰进行的“特殊军事行动”，以及预测的爱沙尼亚俄罗斯人的迫害。 FSB代理商以边防卫队的形式公开或秘密或在房间上删除了这些对话。</text:p>
      <text:p text:style-name="P4">
根据情报服务，将来，此类活动可能会变得更加密集，因为在战时，在信息方面需要俄罗斯政治tavish领导才能比平常更高，而且期望的提高正在侦察。</text:p>
      <text:p text:style-name="P4">
<text:span text:style-name="T4">
另请阅读：</text:span>
 <text:a xlink:type="simple" xlink:href="https://www.ukrinform.ua/rubric-world/3668990-rf-verbue-spiguniv-u-britanii-the-sun.html" text:style-name="Internet_20_link" text:visited-style-name="Visited_20_Internet_20_Link">
<text:span text:style-name="T4">
招聘</text:span>
</text:a>
</text:p>
      <text:p text:style-name="P4">
“每年，我们涵盖了保护宪法权威和反情报领域的普通事件，以及网络vit的变化……俄罗斯 - 由许多生活领域形成。 塞尼斯尔说：“普通的公共宣传袭击，对秘密和隐藏信息的操纵和贬低在爱沙尼亚如此普遍，许多人已经发展出了免疫力。”</text:p>
      <text:p text:style-name="P4">
根据目前的立法，爱沙尼亚安全警察每年都会准备有关去年工作结果的报告。</text:p>
      <text:p text:style-name="P4">
<text:span text:style-name="T5">
foto：arvo soosolu/flickr.com</text:span>
</text:p>
      <text:p text:style-name="P4">
News Source: <text:a xlink:type="simple" xlink:href="https://www.ukrinform.ua/rubric-world/3695074-v-estonii-fsb-sistematicno-verbue-ukrainskih-bizenciv.html" text:style-name="Internet_20_link" text:visited-style-name="Visited_20_Internet_20_Link">
https://www.ukrinform.ua/rubric-world/3695074-v-estonii-fsb-sistematicno-verbue-ukrainskih-bizenciv.html</text:a>
</text:p>
      <!--NEWS-->
      <text:h text:style-name="P10" text:outline-level="1">
<text:span text:style-name="T4">
丹尼洛夫（Danilov</text:span>
</text:h>
      <text:p text:style-name="P4">
作者: Ukrinform (Person)</text:p>
      <text:p text:style-name="P4">
出版商: Укринформ (Organization)</text:p>
      <text:p text:style-name="P4">
出版时间: 2023-04-12T20:19:00+03:00</text:p>
      <text:p text:style-name="P4">
修改时间: 2023-04-12T20:19:00+03:00</text:p>
      <text:p text:style-name="P4">
描述: 国家安全与国防委员会秘书亚历克西·丹尼洛夫（Alexei Danilov）称，荣幸地找到了乌克兰战俘的处决，后者的视频散布在社交网络上。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РНБО', 'Страта', 'Данілов', 'Війна з росією', 'Єдині новини']</text:p>
      <text:p text:style-name="P4">
类型: Article</text:p>
      <!--METADATA-->
      <text:p text:style-name="P4">
<draw:frame draw:style-name="fr1" draw:name="Image200" text:anchor-type="as-char" svg:width="6.9236in" svg:height="3.956343in" draw:z-index="0">
<draw:image xlink:href="../Images/yкринформ/2023-04-12T20-19-00-03-00/630_360_1680783799-703.jpg" xlink:type="simple" xlink:show="embed" xlink:actuate="onLoad" draw:mime-type="image/jpeg"/>
</draw:frame>
国家安全与国防部秘书Oleksiy Danilov称乌克兰战俘的死亡为涉及该业务，该囚犯的视频在社交网络上得到了解决。</text:p>
      <text:p text:style-name="P4">
报道，他在唯一新闻的广播中说了这一点。</text:p>
      <text:p text:style-name="P4">
“在这种情况下，我们的特殊器官清楚地理解了他们需要做什么。 顶部，甚至是荣誉问题 - 找到这些人。 我很确定，这肯定会做到，因为它不能被原谅。”  -  Dzanilov。</text:p>
      <text:p text:style-name="P4">
他补充说，文明的世界观看了第四帝国的创建太长。</text:p>
      <text:p text:style-name="P4">
<text:span text:style-name="T4">
另请阅读：</text:span>
 <text:a xlink:type="simple" xlink:href="https://www.ukrinform.ua/rubric-polytics/3694923-svit-otrimae-vijnu-z-cetvertim-rejhom-akso-obere-ganebnij-mir-z-rf-danilov.html" text:style-name="Internet_20_link" text:visited-style-name="Visited_20_Internet_20_Link">
<text:span text:style-name="T4">
 danilov </text:span>
</text:a>
“而且不幸的是，今天没有消除第四帝国，他们的军事政治领导才能将其从权力中消除，这种癌症肿瘤在欧洲和其他国家的领土上进一步传播。 这对世界很固执。 我不知道这些不人道必须做什么，以使世界必须对所有这些事情尽可能积极地做出反应。”秘书说<text:a xlink:type="simple" xlink:href="https://www.ukrinform.ua/tag-rnbo" text:style-name="Internet_20_link" text:visited-style-name="Visited_20_Internet_20_Link">
</text:a>
。</text:p>
      <text:p text:style-name="P4">
据报道，网络上出现了两个视频，据称被斩首乌克兰捍卫者。</text:p>
      <text:p text:style-name="P4">
根据信息<text:a xlink:type="simple" xlink:href="http://www.cnn.com/europe/live-news/russia-ukraine-war-news-04-11-23/index.html" text:style-name="Internet_20_link" text:visited-style-name="Visited_20_Internet_20_Link">
</text:a>
，第一个视频于4月8日在社交网络上的Pro-俄罗斯频道上发布。 它被“瓦格纳”故意将其拆除，并指出了两个斩首的乌克兰军队的尸体，这些尸体用损坏的军车在土地上。 俄罗斯的帐户辩称，该视频是在巴赫穆特附近拍摄的。</text:p>
      <text:p text:style-name="P4">
<text:span text:style-name="T4">
另请阅读：</text:span>
 <text:a xlink:type="simple" xlink:href="https://www.ukrinform.ua/rubric-other_news/3694793-golova-sbu-pro-tih-hto-vidrizav-golovu-ukrainskomu-bijcu-mi-znajdemo-cih-neludiv.html" text:style-name="Internet_20_link" text:visited-style-name="Visited_20_Internet_20_Link">
<text:span text:style-name="T4">
 sbu </text:span>
</text:a>
鉴于框架中的植被，第二个视频出现在Twitter上并故意模糊的视频可能是在夏天录制的。 在上面，乌克兰军方斩首了一个用刀的俄罗斯男孩，他以奈迪迪多的声音来斩首，在大屠杀开始时可能还活着。</text:p>
      <text:p text:style-name="P4">
<text:span text:style-name="T4">
另请阅读：</text:span>
 <text:a xlink:type="simple" xlink:href="https://www.ukrinform.ua/rubric-ato/3694808-zelenskij-pro-stratu-ukrainskogo-voina-ce-video-rosii-akou-vona-e.html" text:style-name="Internet_20_link" text:visited-style-name="Visited_20_Internet_20_Link">
<text:span text:style-name="T4">
 Zelensky </text:span>
</text:a>
乌克兰的安全局对一段视频进行了预审，俄罗斯入侵者切断了乌克兰囚犯的负责人。</text:p>
      <text:p text:style-name="P4">
News Source: <text:a xlink:type="simple" xlink:href="https://www.ukrinform.ua/rubric-ato/3695075-danilov-pro-video-zi-stratou-ukrainskogo-vijskovogo-znajti-neludiv-e-spravou-cesti.html" text:style-name="Internet_20_link" text:visited-style-name="Visited_20_Internet_20_Link">
https://www.ukrinform.ua/rubric-ato/3695075-danilov-pro-video-zi-stratou-ukrainskogo-vijskovogo-znajti-neludiv-e-spravou-cesti.html</text:a>
</text:p>
      <!--NEWS-->
      <text:h text:style-name="P10" text:outline-level="1">
<text:span text:style-name="T4">
乌克兰海滩足球队失去了葡萄牙，为2023年世界杯的选择做准备</text:span>
</text:h>
      <text:p text:style-name="P4">
作者: Ukrinform (Person)</text:p>
      <text:p text:style-name="P4">
出版商: Укринформ (Organization)</text:p>
      <text:p text:style-name="P4">
出版时间: 2023-04-12T20:29:09+03:00</text:p>
      <text:p text:style-name="P4">
修改时间: 2023-04-12T20:29:09+03:00</text:p>
      <text:p text:style-name="P4">
描述: 国家橄榄球队的两场友好比赛中的第一场比赛中，葡萄牙队以7：4的成绩结束了伊比利亚人。  - 乌克林。</text:p>
      <text:p text:style-name="P4">
图片: ["<text:a xlink:type="simple" xlink:href="https://static.ukrinform.com/photos/2023_04/thumb_files/630_360_1681320430-400.jpg" text:style-name="Internet_20_link" text:visited-style-name="Visited_20_Internet_20_Link">
630_360_16813...</text:a>
"]</text:p>
      <text:p text:style-name="P4">
标签: ['Збірна України', 'пляжний футбол']</text:p>
      <text:p text:style-name="P4">
类型: Article</text:p>
      <!--METADATA-->
      <text:p text:style-name="P4">
<draw:frame draw:style-name="fr1" draw:name="Image201" text:anchor-type="as-char" svg:width="6.9236in" svg:height="3.956343in" draw:z-index="0">
<draw:image xlink:href="../Images/yкринформ/2023-04-12T20-29-09-03-00/630_360_1681320430-400.jpg" xlink:type="simple" xlink:show="embed" xlink:actuate="onLoad" draw:mime-type="image/jpeg"/>
</draw:frame>
第一个双重友好的国家橄榄球队与Potogugal Command的入场者比赛结束了，今天以7：4的成绩结束了伊比利亚人。</text:p>
      <text:p text:style-name="P4">
根据官方的说法(https://uaf.ua/article/48007)乌克兰足球协会(WAF)乌克林福姆报道，乌克兰人以安德烈·帕沙(Andrei Pasha)为代价在第一分钟被领导。</text:p>
      <text:p text:style-name="P4">
但是，在两分钟内，“蓝色 -  yellow”较低于-1：2。 尽管如此，亚历山大·波斯拉夫斯基(Alexander Poslavsky)还是恢复了平衡-2：2。 在第二个12分钟内，葡萄牙人更强。 只有两个Yaroslav Zavorotny的进球，乌克兰国家队。 最后一个时期几乎是分类单元。 但是，这次乌克兰错过了三次，只有一个得分。 Dmitry Voitenko被区分了。</text:p>
      <text:p text:style-name="P4">
与葡萄牙的第二场控制比赛将于4月13日举行乌克兰国家队。 会议从基辅时间开始于17.30。</text:p>
      <text:p text:style-name="P4">
<text:span text:style-name="T4">
另请阅读：</text:span>
 <text:a xlink:type="simple" xlink:href="https://www.ukrinform.ua/rubric-sports/3694554-zinoca-zbirna-ukraini-u19-z-futbolu-zaversila-vidbir-na-evro2023.html" text:style-name="Internet_20_link" text:visited-style-name="Visited_20_Internet_20_Link">
<text:span text:style-name="T4">
足球</text:span>
</text:a>
从4月10日到4月18日，国家队进行了Upotugal的培训费。 海滩足球赛季乌克兰国家队的首场正式锦标赛将是2023年的世界锦标赛(7月2日至9日).</text:p>
      <text:p text:style-name="P4">
Окрім європейської кваліфікації чемпіонату світу, підопічних Миколи Костенката Олександра Корнійчука цього сезону очікують Європейські ігри у Кракові(6月26日至30日)，选择欧洲天秤座超级决赛2023(日期和地方将在以后知道)和在巴厘岛举行的世界海滩比赛(8月6日至12日).</text:p>
      <text:p text:style-name="P4">
Також у разі успішних виступів у відборі на ЧС-2023 та Суперфіналу Євроліги«синьо-жовті» зіграють у фінальних турнірах цих змагань.</text:p>
      <text:p text:style-name="P4">
Фото: uaf.ua.</text:p>
      <text:p text:style-name="P4">
News Source: <text:a xlink:type="simple" xlink:href="https://www.ukrinform.ua/rubric-sports/3695076-zbirna-ukraini-z-plaznogo-futbolu-prograla-portugalii-gotuucis-do-vidboru-na-cs2023.html" text:style-name="Internet_20_link" text:visited-style-name="Visited_20_Internet_20_Link">
https://www.ukrinform.ua/rubric-sports/3695076-zbirna-ukraini-z-plaznogo-futbolu-prograla-portugalii-gotuucis-do-vidboru-na-cs2023.html</text:a>
</text:p>
      <!--NEWS-->
      <text:h text:style-name="P10" text:outline-level="1">
<text:span text:style-name="T4">
由于伊斯坦布尔街的阵雨变成了湖泊</text:span>
</text:h>
      <text:p text:style-name="P4">
作者: Ukrinform (Person)</text:p>
      <text:p text:style-name="P4">
出版商: Укринформ (Organization)</text:p>
      <text:p text:style-name="P4">
出版时间: 2023-04-12T20:30:31+03:00</text:p>
      <text:p text:style-name="P4">
修改时间: 2023-04-12T20:30:31+03:00</text:p>
      <text:p text:style-name="P4">
描述: 在伊斯坦布尔，Kuchukchekchekchekmed和Karakyoi地区的一些道路变成了湖泊，其中一条道路上的交通被停止了，由于旅行困难，行动密度达到了85％。  - 乌克林。</text:p>
      <text:p text:style-name="P4">
图片: ["<text:a xlink:type="simple" xlink:href="https://static.ukrinform.com/photos/2023_04/thumb_files/630_360_1681320454-886.jpg" text:style-name="Internet_20_link" text:visited-style-name="Visited_20_Internet_20_Link">
630_360_16813...</text:a>
", "<text:a xlink:type="simple" xlink:href="https://static.ukrinform.com/photos/2023_04/1681320462-568.jpg" text:style-name="Internet_20_link" text:visited-style-name="Visited_20_Internet_20_Link">
1681320462-56...</text:a>
"]</text:p>
      <text:p text:style-name="P4">
标签: ['Дороги', 'Дощ', 'Туреччина']</text:p>
      <text:p text:style-name="P4">
类型: Article</text:p>
      <!--METADATA-->
      <text:p text:style-name="P4">
<draw:frame draw:style-name="fr1" draw:name="Image202" text:anchor-type="as-char" svg:width="6.9236in" svg:height="3.956343in" draw:z-index="0">
<draw:image xlink:href="../Images/yкринформ/2023-04-12T20-30-31-03-00/630_360_1681320454-886.jpg" xlink:type="simple" xlink:show="embed" xlink:actuate="onLoad" draw:mime-type="image/jpeg"/>
</draw:frame>
在Kuchukchekchekmedzha和Karakyo地区的伊斯坦布利迪亚道路上，他们变成了湖泊，由于国会的困难，溜冰者被其中一条道路拦住了，运动密度达到了85％。</text:p>
      <text:p text:style-name="P4">
关于IT报告乌克林福姆，参考<text:a xlink:type="simple" xlink:href="http://www.cnnturk.com/turkiye/istanbulda-saganak-yagis-yollar-gole-dondu-trafik-durma-noktasina-geldi" text:style-name="Internet_20_link" text:visited-style-name="Visited_20_Internet_20_Link">
</text:a>
。</text:p>
      <text:p text:style-name="P4">
“强的 <text:a xlink:type="simple" xlink:href="https://www.ukrinform.ua/tag-dos" text:style-name="Internet_20_link" text:visited-style-name="Visited_20_Internet_20_Link">
</text:a>
在地区和卡拉基奥伊(Karakyoi)发生的情况下，将道路变成了湖泊。 由于大雨，一只蝴蝶，几个污水收集器的盖子破裂了，”电视频道报道。</text:p>
      <text:p text:style-name="P4">
<draw:frame draw:style-name="fr1" draw:name="Image203" text:anchor-type="as-char" svg:width="6.9236in" svg:height="5.199727in" draw:z-index="0">
<draw:image xlink:href="../Images/yкринформ/2023-04-12T20-30-31-03-00/1681320462-568.jpg" xlink:type="simple" xlink:show="embed" xlink:actuate="onLoad" draw:mime-type="image/jpeg"/>
</draw:frame>
BasınEkspres的交通停止，运动密度为85％。</text:p>
      <text:p text:style-name="P4">
<text:span text:style-name="T4">
另请阅读：</text:span>
 <text:a xlink:type="simple" xlink:href="https://www.ukrinform.ua/rubric-world/3693900-v-antalii-vipav-snig-ruh-okremimi-avtoslahami-zablokovanij.html" text:style-name="Internet_20_link" text:visited-style-name="Visited_20_Internet_20_Link">
</text:a>
正如乌克林福姆报道的，伊斯坦布尔的住房所有者和租户<text:a xlink:type="simple" xlink:href="https://www.ukrinform.ua/rubric-world/3694180-stambulci-pokidaut-stari-budinki-v-sejsmicno-nebezpecnih-rajonah.html" text:style-name="Internet_20_link" text:visited-style-name="Visited_20_Internet_20_Link">
</text:a>
带有土地的旧房屋的租赁和停止旧房屋的租约。</text:p>
      <text:p text:style-name="P4">
<text:span text:style-name="T5">
foto：CNNTürk</text:span>
</text:p>
      <text:p text:style-name="P4">
News Source: <text:a xlink:type="simple" xlink:href="https://www.ukrinform.ua/rubric-world/3695077-cerez-zlivi-u-stambuli-vulici-peretvorilisa-na-ozera.html" text:style-name="Internet_20_link" text:visited-style-name="Visited_20_Internet_20_Link">
https://www.ukrinform.ua/rubric-world/3695077-cerez-zlivi-u-stambuli-vulici-peretvorilisa-na-ozera.html</text:a>
</text:p>
      <!--NEWS-->
      <text:h text:style-name="P10" text:outline-level="1">
<text:span text:style-name="T4">
在乌克兰，预测小雨，白天升至+15°</text:span>
</text:h>
      <text:p text:style-name="P4">
作者: Ukrinform (Person)</text:p>
      <text:p text:style-name="P4">
出版商: Укринформ (Organization)</text:p>
      <text:p text:style-name="P4">
出版时间: 2023-04-12T20:33:00+03:00</text:p>
      <text:p text:style-name="P4">
修改时间: 2023-04-12T20:33:00+03:00</text:p>
      <text:p text:style-name="P4">
描述: 在乌克兰，周四将在东部，南部，基洛维格拉德和dniproperovsk地区几乎没有降雨，预计中度会降雨，晚上5-10°，西部地区的1-6°热，10-15°热量在10-15°这个下午。  - 乌克林。</text:p>
      <text:p text:style-name="P4">
图片: ["<text:a xlink:type="simple" xlink:href="https://static.ukrinform.com/photos/2019_08/thumb_files/630_360_1565425943-564.jpg" text:style-name="Internet_20_link" text:visited-style-name="Visited_20_Internet_20_Link">
630_360_15654...</text:a>
"]</text:p>
      <text:p text:style-name="P4">
标签: ['Дощ', 'Погода', 'Прогноз', 'Весна']</text:p>
      <text:p text:style-name="P4">
类型: Article</text:p>
      <!--METADATA-->
      <text:p text:style-name="P4">
<draw:frame draw:style-name="fr1" draw:name="Image204" text:anchor-type="as-char" svg:width="6.9236in" svg:height="3.956343in" draw:z-index="0">
<draw:image xlink:href="../Images/yкринформ/2023-04-12T20-33-00-03-00/630_360_1565425943-564.jpg" xlink:type="simple" xlink:show="embed" xlink:actuate="onLoad" draw:mime-type="image/jpeg"/>
</draw:frame>
在乌克兰，星期四，在东部，南部，基洛维格拉德tadniproperovsk地区将很少有雨水。</text:p>
      <text:p text:style-name="P4">
乌克兰形式在乌克兰水文气象学中心报道。</text:p>
      <text:p text:style-name="P4">
“在乌克兰，除了西方地区，夜间，夜间的小雨和库德，基洛维格拉德和dniproperovsk地区适度<text:a xlink:type="simple" xlink:href="https://www.ukrinform.ua/tag-dos" text:style-name="Internet_20_link" text:visited-style-name="Visited_20_Internet_20_Link">
</text:a>
。 晚上和早晨，在该国西部，当地。 东风，东北，5-10 m/s。 晚上5-10°的温度，1-6°热的环面积(在喀尔巴阡山脉大约0°); 下午10-15°热”， - 在消息中go。</text:p>
      <text:p text:style-name="P4">
在基辅和该地区，4月13日将是小雨。 东北风，5-10 m/s。 在资本中，晚上的温度为7-9°，下午11-13°，在基辅地区为5-10°，下午10-15°。</text:p>
      <text:p text:style-name="P4">
预报员将于4月14日在左岸的左岸，下午在Transcarpathia和vacarpathia，4月15日晚上在乌克兰的下午，除了东方的东部，除了东方的东部，小，有时是中度的下雨; 在非降低降水的其余领域。</text:p>
      <text:p text:style-name="P4">
4月14日3-8 m/s的风，最好是东南，5-10 m/s。</text:p>
      <text:p text:style-name="P4">
4月15日晚上4-9°晚上的温度在0-5°热的东部和Sumy区域；在4月14日，南部和该国西部13-18°的下午10-15°。</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a>
在4月14日的基辅和该地区，没有大降雨，预计下午将在4月15日下雨。 4月14日，4月15日，东南部3-8 m/s的可变方向的风，5-10 m/s。 在首都，晚上的温度为6-8°，下午12-14°，晚上4-9°，下午10-15°。</text:p>
      <text:p text:style-name="P4">
根据预测，在乌克兰，4月16日，晚上，下午，小天，只有在东南和东部地区，它将是温和的。 4月17日，它在邪恶和西南地区的其余领土上下雨。 除西部13-19°以外，晚上的温度在4月17日下午9-15°，在9-15°下午温暖。</text:p>
      <text:p text:style-name="P4">
在基辅和该地区，4月16日，下午将在下午降雨； 4月17日没有降水。 在首都，晚上的温度为4-6°，下午在1611  -  13年4月17日至17日°； 4月16日，4月16日至14°13-18°，晚上2-7°温暖的夜晚在基辅地区。</text:p>
      <text:p text:style-name="P4">
News Source: <text:a xlink:type="simple" xlink:href="https://www.ukrinform.ua/rubric-regions/3694947-v-ukraini-prognozuut-neveliki-dosi-vden-progrie-do-15.html" text:style-name="Internet_20_link" text:visited-style-name="Visited_20_Internet_20_Link">
https://www.ukrinform.ua/rubric-regions/3694947-v-ukraini-prognozuut-neveliki-dosi-vden-progrie-do-15.html</text:a>
</text:p>
      <!--NEWS-->
      <text:h text:style-name="P10" text:outline-level="1">
<text:span text:style-name="T4">
哈萨克斯坦在丰富的铀市场中取代俄罗斯 - 彭博</text:span>
</text:h>
      <text:p text:style-name="P4">
作者: Ukrinform (Person)</text:p>
      <text:p text:style-name="P4">
出版商: Укринформ (Organization)</text:p>
      <text:p text:style-name="P4">
出版时间: 2023-04-12T20:35:00+03:00</text:p>
      <text:p text:style-name="P4">
修改时间: 2023-04-12T20:35:00+03:00</text:p>
      <text:p text:style-name="P4">
描述: 以前已经从俄罗斯获得了浓缩天王星的东欧的核站试图减少其对莫斯科的依赖，并计划早在2025年就与哈萨克斯坦的天王星同伴签订合同。  - 乌克林。</text:p>
      <text:p text:style-name="P4">
图片: ["<text:a xlink:type="simple" xlink:href="https://static.ukrinform.com/photos/2019_03/thumb_files/630_360_1553192719-759.jpg" text:style-name="Internet_20_link" text:visited-style-name="Visited_20_Internet_20_Link">
630_360_15531...</text:a>
"]</text:p>
      <text:p text:style-name="P4">
标签: ['Казахстан', 'росія', 'Уран', 'Ринок']</text:p>
      <text:p text:style-name="P4">
类型: Article</text:p>
      <!--METADATA-->
      <text:p text:style-name="P4">
<draw:frame draw:style-name="fr1" draw:name="Image205" text:anchor-type="as-char" svg:width="6.9236in" svg:height="3.956343in" draw:z-index="0">
<draw:image xlink:href="../Images/yкринформ/2023-04-12T20-35-00-03-00/630_360_1553192719-759.jpg" xlink:type="simple" xlink:show="embed" xlink:actuate="onLoad" draw:mime-type="image/jpeg"/>
</draw:frame>
以前已经从俄罗斯获得了富裕的天王星的东欧原子异族，试图减少其对莫斯科的依赖，并计划早在2025年就与Zuran生产公司哈萨克斯坦签署合同。</text:p>
      <text:p text:style-name="P4">
正如乌克林福姆报道的那样，它报告了<text:a xlink:type="simple" xlink:href="https://www.bloomberg.com/news/articles/2023-04-11/world-s-top-uranium-miner-sees-clients-switching-from-russia" text:style-name="Internet_20_link" text:visited-style-name="Visited_20_Internet_20_Link">
</text:a>
。</text:p>
      <text:p text:style-name="P4">
东欧的一些核站以前收到(https://www.ukrinform.ua/tag-rosia)Kazatotomprom首席执行官Jerzhan Mukanov说，自2015年以来寻求收到我们的合同。</text:p>
      <text:p text:style-name="P4">
特别是，kamatoprom预测铀的需求会大大增加，并且已经准备好生产。 他们还计划开放中国需求的第三次出口常规。</text:p>
      <text:p text:style-name="P4">
穆卡诺夫在接受彭博社的采访时说：“我们正在为采矿的用品做准备，以便我们可以回应市场要求。”</text:p>
      <text:p text:style-name="P4">
美国是寻求减少对俄罗斯铀供应的依赖的国家之一，俄罗斯是世界上最大的核燃料供应商。这还不足以防止入侵乌克兰后俄罗斯的快速增长，这增加了克里姆林宫的利润。</text:p>
      <text:p text:style-name="P4">
<text:span text:style-name="T4">
另请阅读：</text:span>
 <text:a xlink:type="simple" xlink:href="https://www.ukrinform.ua/rubric-economy/3694781-energoatom-pidpisav-ugodu-z-kanadskou-kompanieu-pro-vikoristanna-ukrainskogo-uranu.html" text:style-name="Internet_20_link" text:visited-style-name="Visited_20_Internet_20_Link">
<text:span text:style-name="T4">
铀</text:span>
</text:a>
预计到2030年，对天王星的需求预计将增加约三分之一，核协会宣布，世界上世界权力的可预测增加16％。 哈萨克斯坦生产超过40％的世界铀，计划今年将产量保持在约22,000吨。</text:p>
      <text:p text:style-name="P4">
穆卡诺夫说：“我们预测对铀的需求会增加，但我们对价格的爆炸性增长不感兴趣。”</text:p>
      <text:p text:style-name="P4">
卡马托普龙计划今年开放第三条出口路线，将天王星带到中国。 目前，该国正在通过俄罗斯通过里海将原子燃料运送到黑海。</text:p>
      <text:p text:style-name="P4">
News Source: <text:a xlink:type="simple" xlink:href="https://www.ukrinform.ua/rubric-economy/3695078-kazahstan-vitisnae-rosiu-na-rinku-zbagacenogo-uranu-bloomberg.html" text:style-name="Internet_20_link" text:visited-style-name="Visited_20_Internet_20_Link">
https://www.ukrinform.ua/rubric-economy/3695078-kazahstan-vitisnae-rosiu-na-rinku-zbagacenogo-uranu-bloomberg.html</text:a>
</text:p>
      <!--NEWS-->
      <text:h text:style-name="P10" text:outline-level="1">
<text:span text:style-name="T4">
联合国乌克兰：总统职位</text:span>
</text:h>
      <text:p text:style-name="P4">
作者: Ukrinform (Person)</text:p>
      <text:p text:style-name="P4">
出版商: Укринформ (Organization)</text:p>
      <text:p text:style-name="P4">
出版时间: 2023-04-12T20:42:51+03:00</text:p>
      <text:p text:style-name="P4">
修改时间: 2023-04-12T20:42:51+03:00</text:p>
      <text:p text:style-name="P4">
描述: 俄罗斯在联合国安理会的同时担任总统和俄罗斯军事乌克兰战俘的残酷处决大大降低了联合国的权威。  - 乌克林。</text:p>
      <text:p text:style-name="P4">
图片: ["<text:a xlink:type="simple" xlink:href="https://static.ukrinform.com/photos/2022_01/thumb_files/630_360_1643665289-546.jpeg" text:style-name="Internet_20_link" text:visited-style-name="Visited_20_Internet_20_Link">
630_360_16436...</text:a>
"]</text:p>
      <text:p text:style-name="P4">
标签: ['ООН', 'Страта', 'Україна', 'росія']</text:p>
      <text:p text:style-name="P4">
类型: Article</text:p>
      <!--METADATA-->
      <text:p text:style-name="P4">
<draw:frame draw:style-name="fr1" draw:name="Image206" text:anchor-type="as-char" svg:width="6.9236in" svg:height="3.956343in" draw:z-index="0">
<draw:image xlink:href="../Images/yкринформ/2023-04-12T20-42-51-03-00/630_360_1643665289-546.jpeg" xlink:type="simple" xlink:show="embed" xlink:actuate="onLoad" draw:mime-type="image/jpeg"/>
</draw:frame>
联合国安理会的同时负责人和俄罗斯乌克兰战俘的残酷处决大大降低了联合国的权威。</text:p>
      <text:p text:style-name="P4">
根据乌克林通讯员的说法，这是在乌克兰的联合国代表性的。</text:p>
      <text:p text:style-name="P4">
“在犯罪的背景下，俄罗斯联邦在安全理事会中的总统职位看上去非常愤世嫉俗，并损害了该机构的权威和能力，”  - 在广泛的声明中说。</text:p>
      <text:p text:style-name="P4">
外交官强调说：“一个被大会承认为侵略者的国家，这个国家继续进行侵略，战争犯罪和人类犯罪的国家不应由联合国机构领导，并承担着支持国际和平与安全的关键责任。” “我们依靠成员的坚实而决定性的立场<text:a xlink:type="simple" xlink:href="https://www.ukrinform.ua/tag-oon" text:style-name="Internet_20_link" text:visited-style-name="Visited_20_Internet_20_Link">
</text:a>
联合国 - 联合国任务在联合国的任务说。</text:p>
      <text:p text:style-name="P4">
声明指出：“俄罗斯有意识地实施其酷刑，身体暴力，不人道待遇，故意重力的原因，严重的身体伤害以及故意谋杀乌克兰的俘虏，平民和平民的政策。” "This shocking incident has left our determination to hold all the horrific crimes involved in Ukraine, including the highest leadership of the Russian Tabeszzzzzzzzzzz -in perpetrators," the diplomats summed up.</text:p>
      <text:p text:style-name="P4">
<text:span text:style-name="T4">
另请阅读：</text:span>
 <text:a xlink:type="simple" xlink:href="https://www.ukrinform.ua/rubric-ato/3695075-danilov-pro-video-zi-stratou-ukrainskogo-vijskovogo-znajti-neludiv-e-spravou-cesti.html" text:style-name="Internet_20_link" text:visited-style-name="Visited_20_Internet_20_Link">
<text:span text:style-name="T4">
 strato </text:span>
</text:a>
据报道，互联网上有两个有关乌克兰防御保护的视频。</text:p>
      <text:p text:style-name="P4">
根据美国有线电视新闻网(CNN)的说法，第一个视频于4月8日发布在 - 俄罗斯 - 俄罗斯频道上。 它是由“瓦格纳”故意将其拆除的，并显示了乌克兰军队的两个领导尸体，这些尸体位于受伤的军车附近的地面上。 俄罗斯帐户声称该视频是在巴赫穆特附近拍摄的。</text:p>
      <text:p text:style-name="P4">
鉴于框架中的植被，在Twitter上出现并故意模糊的第二个视频可能在夏天记录。 在上面，乌克兰军方斩首了一个用刀的俄罗斯男孩，他以奈迪迪多的声音来斩首，在大屠杀开始时可能还活着。乌克兰执法机构采取措施确定犯罪的人。</text:p>
      <text:p text:style-name="P4">
News Source: <text:a xlink:type="simple" xlink:href="https://www.ukrinform.ua/rubric-polytics/3695079-ukraina-v-oon-golovuvanna-rosii-u-radbezi-na-tli-zorstokoi-strati-vijskovogo-e-nasmiskou.html" text:style-name="Internet_20_link" text:visited-style-name="Visited_20_Internet_20_Link">
https://www.ukrinform.ua/rubric-polytics/3695079-ukraina-v-oon-golovuvanna-rosii-u-radbezi-na-tli-zorstokoi-strati-vijskovogo-e-nasmiskou.html</text:a>
</text:p>
      <!--NEWS-->
      <text:h text:style-name="P10" text:outline-level="1">
<text:span text:style-name="T4">
马克龙：成为美国的盟友并不意味着要成为一个附庸</text:span>
</text:h>
      <text:p text:style-name="P4">
作者: Ukrinform (Person)</text:p>
      <text:p text:style-name="P4">
出版商: Укринформ (Organization)</text:p>
      <text:p text:style-name="P4">
出版时间: 2023-04-12T20:50:00+03:00</text:p>
      <text:p text:style-name="P4">
修改时间: 2023-04-12T20:50:00+03:00</text:p>
      <text:p text:style-name="P4">
描述: 法国总统马克龙在阿姆斯特丹举行的关于台湾的新闻发布会上说，成为美国的盟友并不意味着是一个附庸。  - 乌克林。</text:p>
      <text:p text:style-name="P4">
图片: ["<text:a xlink:type="simple" xlink:href="https://static.ukrinform.com/photos/2022_04/thumb_files/630_360_1650640402-467.jpg" text:style-name="Internet_20_link" text:visited-style-name="Visited_20_Internet_20_Link">
630_360_16506...</text:a>
"]</text:p>
      <text:p text:style-name="P4">
标签: ['Франція', 'Макрон', 'США', 'Тайвань']</text:p>
      <text:p text:style-name="P4">
类型: Article</text:p>
      <!--METADATA-->
      <text:p text:style-name="P4">
<draw:frame draw:style-name="fr1" draw:name="Image207" text:anchor-type="as-char" svg:width="6.9236in" svg:height="3.956343in" draw:z-index="0">
<draw:image xlink:href="../Images/yкринформ/2023-04-12T20-50-00-03-00/630_360_1650640402-467.jpg" xlink:type="simple" xlink:show="embed" xlink:actuate="onLoad" draw:mime-type="image/jpeg"/>
</draw:frame>
伊曼纽尔·马克龙(Emmanuel Macron)总统在阿姆斯特丹举行的关于台湾的新闻发布会上，这是美国的盟友，并不意味着是一个附庸。</text:p>
      <text:p text:style-name="P4">
关于它报告了乌克林福姆，参考了Twitter <text:a xlink:type="simple" xlink:href="https://twitter.com/AFP/status/1646194054303039501" text:style-name="Internet_20_link" text:visited-style-name="Visited_20_Internet_20_Link">
</text:a>
.</text:p>
      <text:p text:style-name="P4">
“Бути союзником не означає бути васалом... не означає, що ми не маємо правадумати самостійно”, - сказав він.</text:p>
      <text:p text:style-name="P4">
Як повідомляв Укрінформ, президент Франції Емману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Президент Франції Еммануель Макрон після повернення з триденного державноговізиту до КНР заявив, що Європа не зацікавлена в ескалації кризи навколоТайваню і повинна дотримуватися власної стратегії у відносинах з островом,незалежної як від Сполучених Штатів, так і від Китаю.</text:p>
      <text:p text:style-name="P4">
<text:span text:style-name="T4">
Читайте також:</text:span>
 <text:a xlink:type="simple" xlink:href="https://www.ukrinform.ua/rubric-world/3694660-u-es-bilsae-simpatikiv-idei-makrona-sodo-strategicnoi-avtonomii-vid-ssa-misel.html" text:style-name="Internet_20_link" text:visited-style-name="Visited_20_Internet_20_Link">
 <text:span text:style-name="T4">
Макрон</text:span>
 </text:a>
德国和捷克共和国批评了台湾法国总统伊曼纽亚克隆的陈述，以及欧洲国家对美国的依赖。</text:p>
      <text:p text:style-name="P4">
波兰政府Mateusz Moravetsky的负责人警告欧洲领导人不要尝试<text:a xlink:type="simple" xlink:href="https://www.ukrinform.ua/rubric-world/3694372-moraveckij-makronu-zamist-strategicnoi-avtonomii-treba-buduvati-strategicnij-souz-iz-ssa.html" text:style-name="Internet_20_link" text:visited-style-name="Visited_20_Internet_20_Link">
</text:a>
相反，呼吁发展欧洲与华盛顿的战略合作。  照片：Ouest-France _</text:p>
      <text:p text:style-name="P4">
News Source: <text:a xlink:type="simple" xlink:href="https://www.ukrinform.ua/rubric-world/3695084-makron-buti-souznikom-ssa-ne-oznacae-buti-vasalom.html" text:style-name="Internet_20_link" text:visited-style-name="Visited_20_Internet_20_Link">
https://www.ukrinform.ua/rubric-world/3695084-makron-buti-souznikom-ssa-ne-oznacae-buti-vasalom.html</text:a>
</text:p>
      <!--NEWS-->
      <text:h text:style-name="P10" text:outline-level="1">
<text:span text:style-name="T4">
所有 - 乌克兰教会理事会支持与俄罗斯联邦有关的禁止宗教组织的法案</text:span>
</text:h>
      <text:p text:style-name="P4">
作者: Ukrinform (Person)</text:p>
      <text:p text:style-name="P4">
出版商: Укринформ (Organization)</text:p>
      <text:p text:style-name="P4">
出版时间: 2023-04-12T20:54:00+03:00</text:p>
      <text:p text:style-name="P4">
修改时间: 2023-04-12T20:54:00+03:00</text:p>
      <text:p text:style-name="P4">
描述: Verkhovna Rada Ruslan Stefanchuk的主席告知，全乌克兰教会和宗教组织理事会（VRSSIRO）支持该法案议会中的考虑，这将不允许任何宗教组织在俄罗斯有影响力的任何宗教组织的活动。  - 乌克林。</text:p>
      <text:p text:style-name="P4">
图片: ["<text:a xlink:type="simple" xlink:href="https://static.ukrinform.com/photos/2023_04/thumb_files/630_360_1680610780-609.jpg" text:style-name="Internet_20_link" text:visited-style-name="Visited_20_Internet_20_Link">
630_360_16806...</text:a>
", "<text:a xlink:type="simple" xlink:href="https://static.ukrinform.com/photos/2023_04/1681322047-877.jpg" text:style-name="Internet_20_link" text:visited-style-name="Visited_20_Internet_20_Link">
1681322047-87...</text:a>
", "<text:a xlink:type="simple" xlink:href="https://static.ukrinform.com/photos/2023_04/1681322047-577.jpg" text:style-name="Internet_20_link" text:visited-style-name="Visited_20_Internet_20_Link">
1681322047-57...</text:a>
"]</text:p>
      <text:p text:style-name="P4">
标签: ['УПЦ МП', 'Верховна Рада', 'Стефанчук', 'Всеукраїнська рада церков']</text:p>
      <text:p text:style-name="P4">
类型: Article</text:p>
      <!--METADATA-->
      <text:p text:style-name="P4">
<draw:frame draw:style-name="fr1" draw:name="Image208" text:anchor-type="as-char" svg:width="6.9236in" svg:height="3.956343in" draw:z-index="0">
<draw:image xlink:href="../Images/yкринформ/2023-04-12T20-54-00-03-00/630_360_1680610780-609.jpg" xlink:type="simple" xlink:show="embed" xlink:actuate="onLoad" draw:mime-type="image/jpeg"/>
</draw:frame>
Ruslan Stefanchuk Ruslan Stefanchuk报告说，所有乌克兰教会理事会是无宗教组织的(vrziro)她支持法律议会中的考虑，这将不允许在俄罗斯中心影响任何宗教组织的活动。</text:p>
      <text:p text:style-name="P4">
正如Ukrinform报道的那样，他告知了这一点<text:a xlink:type="simple" xlink:href="https://www.facebook.com/stefanchuk.official/posts/pfbid0iWEUqRHGfqUZK6gkmYaZhzLywDNnC7288M4UhGWuxKyiYwxHWBWmQazKP5HwbArMl" text:style-name="Internet_20_link" text:visited-style-name="Visited_20_Internet_20_Link">
</text:a>
“昨天，我与宗教组织教会教会理事会的成员进行了坦率的对话。 今天，我们都担心乌克兰社区，俄罗斯敌人不会渗透到我们的心中。 微培养了今天提交给[]的许多立法举措(https://www.ukrinform.ua/tag-verhovna-rada)。 除其他外，还特别关注了法律项目“关于乌克兰某些法律有关乌克兰宗教组织活动的修正案”。(№8371)”， - 提醒Stefanchuk。</text:p>
      <text:p text:style-name="P4">
他规定，上述法案“将不允许与宗教组织影响中心相关的任何宗教组织的活动，宗教组织的管理中心在该州乌克兰以外，该组织在该州对乌克兰进行了军事侵略。”</text:p>
      <text:p text:style-name="P4">
<text:span text:style-name="T4">
另请阅读：</text:span>
 <text:a xlink:type="simple" xlink:href="https://www.ukrinform.ua/rubric-other_news/3694969-u-lavri-zafiksuvali-rujnuvanna-knizkovogo-skladu-akij-buv-u-koristuvanni-upc-mp-tkacenko.html" text:style-name="Internet_20_link" text:visited-style-name="Visited_20_Internet_20_Link">
<text:span text:style-name="T4">
 uoc </text:span>
</text:a>
“今天与VRSCRIR成员会面后，我收到了一封信，将加深教会和宗教组织支持对乌克兰议会的考虑并采用作为该文件的基础。 他们都承认，这些关系应受法律的监管，” Verkhovna Rada主席说。</text:p>
      <text:p text:style-name="P4">
他还补充说：“ Vrziro-反对乌克兰的俄罗斯教会，所有人都意识到俄罗斯无权影响乌克兰宗教组织。”</text:p>
      <text:p text:style-name="P4">
<draw:frame draw:style-name="fr1" draw:name="Image209" text:anchor-type="as-char" svg:width="6.9236in" svg:height="9.481486in" draw:z-index="0">
<draw:image xlink:href="../Images/yкринформ/2023-04-12T20-54-00-03-00/1681322047-877.jpg" xlink:type="simple" xlink:show="embed" xlink:actuate="onLoad" draw:mime-type="image/jpeg"/>
</draw:frame>
<draw:frame draw:style-name="fr1" draw:name="Image210" text:anchor-type="as-char" svg:width="6.9236in" svg:height="9.718683in" draw:z-index="0">
<draw:image xlink:href="../Images/yкринформ/2023-04-12T20-54-00-03-00/1681322047-577.jpg" xlink:type="simple" xlink:show="embed" xlink:actuate="onLoad" draw:mime-type="image/jpeg"/>
</draw:frame>
</text:p>
      <text:p text:style-name="P4">
<text:span text:style-name="T4">
另请阅读：</text:span>
 <text:a xlink:type="simple" xlink:href="https://www.ukrinform.ua/rubric-culture/3694900-u-kiivskij-lavri-pocala-robotu-komisia-mkip-aki-porusenna-viavila-perevirka.html" text:style-name="Internet_20_link" text:visited-style-name="Visited_20_Internet_20_Link">
</text:a>
正如乌克林福姆报道的那样，2023年1月，部长的内阁在乌克兰的宗教组织的活动中注册了裸露的勇敢的8371号，UOC的活动可以终止(MP).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News Source: <text:a xlink:type="simple" xlink:href="https://www.ukrinform.ua/rubric-society/3695085-vseukrainska-rada-cerkov-pidtrimue-zakonoproekt-pro-zaboronu-religijnih-organizacij-povazanih-iz-rf.html" text:style-name="Internet_20_link" text:visited-style-name="Visited_20_Internet_20_Link">
https://www.ukrinform.ua/rubric-society/3695085-vseukrainska-rada-cerkov-pidtrimue-zakonoproekt-pro-zaboronu-religijnih-organizacij-povazanih-iz-rf.html</text:a>
</text:p>
      <!--NEWS-->
      <text:h text:style-name="P10" text:outline-level="1">
<text:span text:style-name="T4">
美国不是在乌克兰花钱，而是投资民主 - 基辅参议院代表团</text:span>
</text:h>
      <text:p text:style-name="P4">
作者: Ukrinform (Person)</text:p>
      <text:p text:style-name="P4">
出版商: Укринформ (Organization)</text:p>
      <text:p text:style-name="P4">
出版时间: 2023-04-12T20:59:47+03:00</text:p>
      <text:p text:style-name="P4">
修改时间: 2023-04-12T20:59:47+03:00</text:p>
      <text:p text:style-name="P4">
描述: 在与乌克兰团队弗拉基米尔·泽伦斯基（Vladimir Zelensky）的总统会面后，美国参议院参议院代表团对美国援助的问责制和透明度仍然满意。  - 乌克林。</text:p>
      <text:p text:style-name="P4">
图片: ["<text:a xlink:type="simple" xlink:href="https://static.ukrinform.com/photos/2023_04/thumb_files/630_360_1681322026-846.jpg" text:style-name="Internet_20_link" text:visited-style-name="Visited_20_Internet_20_Link">
630_360_16813...</text:a>
", "<text:a xlink:type="simple" xlink:href="https://static.ukrinform.com/photos/2023_04/1681322027-713.jpg" text:style-name="Internet_20_link" text:visited-style-name="Visited_20_Internet_20_Link">
1681322027-71...</text:a>
", "<text:a xlink:type="simple" xlink:href="https://static.ukrinform.com/photos/2023_04/1681322068-995.jpg" text:style-name="Internet_20_link" text:visited-style-name="Visited_20_Internet_20_Link">
1681322068-99...</text:a>
", "<text:a xlink:type="simple" xlink:href="https://static.ukrinform.com/photos/2023_04/1681322093-568.jpg" text:style-name="Internet_20_link" text:visited-style-name="Visited_20_Internet_20_Link">
1681322093-56...</text:a>
"]</text:p>
      <text:p text:style-name="P4">
标签: ['США', 'Україна', 'Сенат']</text:p>
      <text:p text:style-name="P4">
类型: Article</text:p>
      <!--METADATA-->
      <text:p text:style-name="P4">
<draw:frame draw:style-name="fr1" draw:name="Image211" text:anchor-type="as-char" svg:width="6.9236in" svg:height="3.956343in" draw:z-index="0">
<draw:image xlink:href="../Images/yкринформ/2023-04-12T20-59-47-03-00/630_360_1681322026-846.jpg" xlink:type="simple" xlink:show="embed" xlink:actuate="onLoad" draw:mime-type="image/jpeg"/>
</draw:frame>
在与乌克兰总统团队，Zelensky的团队会面之后，美国参议院的两个参与者代表团仍然是满意的问责制和透明的美国援助。</text:p>
      <text:p text:style-name="P4">
这是代表团成员参议员乔·蒙钦(Joe Menchin)所说的(来自韦萨尔希尼尼亚州的民主党人)，马克·凯利(来自亚利桑那州的民主党人)Ta Lisa Merkavsky(阿拉斯加共和党)在基辅的简报期间，乌克利福通讯员报告。</text:p>
      <text:p text:style-name="P4">
Menchin参议员报告说，该代表团最初是由美国军人在波兰举行的，然后在乌克兰总统的一次会议上获悉协调援助，他们仍然可以在与[]的战斗中取得胜利。(https://www.ukrinform.ua/tag-rosia) .</text:p>
      <text:p text:style-name="P4">
<draw:frame draw:style-name="fr1" draw:name="Image212" text:anchor-type="as-char" svg:width="6.9236in" svg:height="4.615733in" draw:z-index="0">
<draw:image xlink:href="../Images/yкринформ/2023-04-12T20-59-47-03-00/1681322027-713.jpg" xlink:type="simple" xlink:show="embed" xlink:actuate="onLoad" draw:mime-type="image/jpeg"/>
</draw:frame>
“他们以一个好地方的状态，在战场上收到了Zelensky总裁及其团队的信息，他们需要哪种类型的武器或系统才能取得成功。 对我来说，这对我来说是非常有价值的，因为我担任飞机飞机亚麻的董事长，可以清楚地了解乌克兰的需求。”参议员凯利说。</text:p>
      <text:p text:style-name="P4">
<draw:frame draw:style-name="fr1" draw:name="Image213" text:anchor-type="as-char" svg:width="6.9236in" svg:height="4.615733in" draw:z-index="0">
<draw:image xlink:href="../Images/yкринформ/2023-04-12T20-59-47-03-00/1681322068-995.jpg" xlink:type="simple" xlink:show="embed" xlink:actuate="onLoad" draw:mime-type="image/jpeg"/>
</draw:frame>
据他说，华盛顿不断监视乌克兰所需的东西，这些想法将把美国国防部传播到基辅的信息。</text:p>
      <text:p text:style-name="P4">
就她而言，共和党默卡夫斯基指出，代表团也是通过美国的监督错误。</text:p>
      <text:p text:style-name="P4">
“我们在这里更好地了解问责制，透明度的水平。 她与他们合作的任何人都直接在桌子上教导美国所做的事情，他们的parters做了什么，它在哪里，将去哪里以及如何帮助大厅。”她说。</text:p>
      <text:p text:style-name="P4">
<draw:frame draw:style-name="fr1" draw:name="Image214" text:anchor-type="as-char" svg:width="6.9236in" svg:height="4.615733in" draw:z-index="0">
<draw:image xlink:href="../Images/yкринформ/2023-04-12T20-59-47-03-00/1681322093-568.jpg" xlink:type="simple" xlink:show="embed" xlink:actuate="onLoad" draw:mime-type="image/jpeg"/>
</draw:frame>
最后，Menchin强调，代表团了解了美国，IMF提供的武器和金钱报告的透明度，并且是众所周知的。</text:p>
      <text:p text:style-name="P4">
“他们(乌克兰人 -  ed。)他们做令人难以置信的工作，并认为每一美元都是明智的，并带有利益。 我们不会在乌克兰花钱，我们正在投资民主。 如果我们不在这里获胜，那么上帝会帮助我们。”政客说。</text:p>
      <text:p text:style-name="P4">
<text:span text:style-name="T4">
另请阅读：</text:span>
 <text:a xlink:type="simple" xlink:href="https://www.ukrinform.ua/rubric-ato/3695024-smigal-zustrivsa-z-glavou-pentagona-j-zaklikav-ssa-nadati-litaki.html" text:style-name="Internet_20_link" text:visited-style-name="Visited_20_Internet_20_Link">
<text:span text:style-name="T4">
 shmigal </text:span>
</text:a>
</text:p>
      <text:p text:style-name="P4">
News Source: <text:a xlink:type="simple" xlink:href="https://www.ukrinform.ua/rubric-polytics/3695087-ssa-ne-vitracaut-grosi-v-ukraini-a-investuut-u-demokratiu-delegacia-senatu-v-kievi.html" text:style-name="Internet_20_link" text:visited-style-name="Visited_20_Internet_20_Link">
https://www.ukrinform.ua/rubric-polytics/3695087-ssa-ne-vitracaut-grosi-v-ukraini-a-investuut-u-demokratiu-delegacia-senatu-v-kievi.html</text:a>
</text:p>
      <!--NEWS-->
      <text:h text:style-name="P10" text:outline-level="1">
<text:span text:style-name="T4">
在波兰，告诉何时收到116个艾布拉姆斯坦克</text:span>
</text:h>
      <text:p text:style-name="P4">
作者: Ukrinform (Person)</text:p>
      <text:p text:style-name="P4">
出版商: Укринформ (Organization)</text:p>
      <text:p text:style-name="P4">
出版时间: 2023-04-12T21:13:00+03:00</text:p>
      <text:p text:style-name="P4">
修改时间: 2023-04-12T21:13:00+03:00</text:p>
      <text:p text:style-name="P4">
描述: 到波兰，华沙在美国购买的老年一代的116个艾布拉姆斯M1A1坦克将在今年年底之前由三方交付。  - 乌克林。</text:p>
      <text:p text:style-name="P4">
图片: ["<text:a xlink:type="simple" xlink:href="https://static.ukrinform.com/photos/2016_03/thumb_files/630_360_1459395029-2600-abrams-ssa-tank-foto-nuinanet.jpg" text:style-name="Internet_20_link" text:visited-style-name="Visited_20_Internet_20_Link">
630_360_14593...</text:a>
"]</text:p>
      <text:p text:style-name="P4">
标签: ['Польща', 'США', 'Танк', 'Abrams ']</text:p>
      <text:p text:style-name="P4">
类型: Article</text:p>
      <!--METADATA-->
      <text:p text:style-name="P4">
<draw:frame draw:style-name="fr1" draw:name="Image215" text:anchor-type="as-char" svg:width="6.9236in" svg:height="3.956343in" draw:z-index="0">
<draw:image xlink:href="../Images/yкринформ/2023-04-12T21-13-00-03-00/630_360_1459395029-2600-abrams-ssa-tank-foto-nuinanet.jpg" xlink:type="simple" xlink:show="embed" xlink:actuate="onLoad" draw:mime-type="image/jpeg"/>
</draw:frame>
去波兰，华沙于去年在美国购买的高级一代的116辆坦克艾布拉姆斯M1A1将于今年年底由三方交付。</text:p>
      <text:p text:style-name="P4">
关于Nova Dembe垃圾填埋场的媒体简报(在Zokraina边界附近)波兰武装部队总指挥官马特塞伊·雅布隆斯基(Matsei Yablonsky)的总司令部总司令陆军检查员说，在波兰裔美国人进行演习的地方。</text:p>
      <text:p text:style-name="P4">
据波兰将军称，前14个坦克已准备好出发ID，甚至在上半年结束之前，武装部队的第一华沙布朗宁旅将采用<text:a xlink:type="simple" xlink:href="https://www.ukrinform.ua/tag-polsa" text:style-name="Internet_20_link" text:visited-style-name="Visited_20_Internet_20_Link">
</text:a>
。 9月底至9月底，将将42个单位的第二方坦克运送到波兰，他们还将与1-ivarshav装甲布朗尼装备。 取而代之的是，第三方将在12月底到达波兰，并于2024年2月上旬将其分配到Zhuravykinzene Przemysl的第19机械旅。</text:p>
      <text:p text:style-name="P4">
<text:span text:style-name="T4">
另请阅读：</text:span>
 <text:a xlink:type="simple" xlink:href="https://www.ukrinform.ua/rubric-ato/3691644-navcanna-vijskovih-zsu-na-tankah-abrams-u-pentagoni-nazvali-priblizni-stroki.html" text:style-name="Internet_20_link" text:visited-style-name="Visited_20_Internet_20_Link">
<text:span text:style-name="T4">
艾布拉姆斯</text:span>
</text:a>
Yablonsky报道说，艾布拉姆斯M1A1的116个坦克的供应不会影响主要订单的条款-250个新的艾布拉姆斯M1A2坦克为波兰军队。 用言语，这些坦克的两个营将于2025年进入波兰，即2026年的慷慨的其他营，他们将与驻扎在波兰东部的第18机械师一起武装，尤其是在与白俄罗斯边界附近。</text:p>
      <text:p text:style-name="P4">
正如该机构报道的那样，国防部长Mariusz Blaschak部长Viceremier-Minister周三表示<text:a xlink:type="simple" xlink:href="https://www.ukrinform.ua/rubric-ato/3695062-polsa-moze-stati-regionalnim-centrom-obslugovuvanna-tankiv-abrams.html" text:style-name="Internet_20_link" text:visited-style-name="Visited_20_Internet_20_Link">
</text:a>
将在波兰和其他国家(包括乌克兰)服务的艾布拉姆斯(Abrams)。</text:p>
      <text:p text:style-name="P4">
News Source: <text:a xlink:type="simple" xlink:href="https://www.ukrinform.ua/rubric-world/3695092-u-polsi-rozpovili-koli-otrimaut-116-tankiv-abrams.html" text:style-name="Internet_20_link" text:visited-style-name="Visited_20_Internet_20_Link">
https://www.ukrinform.ua/rubric-world/3695092-u-polsi-rozpovili-koli-otrimaut-116-tankiv-abrams.html</text:a>
</text:p>
      <!--NEWS-->
      <text:h text:style-name="P10" text:outline-level="1">
<text:span text:style-name="T4">
土耳其开始向保加利亚供应天然气</text:span>
</text:h>
      <text:p text:style-name="P4">
作者: Ukrinform (Person)</text:p>
      <text:p text:style-name="P4">
出版商: Укринформ (Organization)</text:p>
      <text:p text:style-name="P4">
出版时间: 2023-04-12T21:20:00+03:00</text:p>
      <text:p text:style-name="P4">
修改时间: 2023-04-12T21:20:00+03:00</text:p>
      <text:p text:style-name="P4">
描述: 如今，根据今年1月初签署的协议，已经启动了从土耳其到保加利亚的天然气供应。  - 乌克林。</text:p>
      <text:p text:style-name="P4">
图片: ["<text:a xlink:type="simple" xlink:href="https://static.ukrinform.com/photos/2023_04/thumb_files/630_360_1681323422-249.jpg" text:style-name="Internet_20_link" text:visited-style-name="Visited_20_Internet_20_Link">
630_360_16813...</text:a>
", "<text:a xlink:type="simple" xlink:href="https://static.ukrinform.com/photos/2023_04/1681323422-132.jpg" text:style-name="Internet_20_link" text:visited-style-name="Visited_20_Internet_20_Link">
1681323422-13...</text:a>
", "<text:a xlink:type="simple" xlink:href="https://static.ukrinform.com/photos/2023_04/1681323422-505.jpeg" text:style-name="Internet_20_link" text:visited-style-name="Visited_20_Internet_20_Link">
1681323422-50...</text:a>
", "<text:a xlink:type="simple" xlink:href="https://static.ukrinform.com/photos/2023_04/1681323421-672.jpg" text:style-name="Internet_20_link" text:visited-style-name="Visited_20_Internet_20_Link">
1681323421-67...</text:a>
"]</text:p>
      <text:p text:style-name="P4">
标签: ['Болгарія', 'Газ', 'Туреччина']</text:p>
      <text:p text:style-name="P4">
类型: Article</text:p>
      <!--METADATA-->
      <text:p text:style-name="P4">
<draw:frame draw:style-name="fr1" draw:name="Image216" text:anchor-type="as-char" svg:width="6.9236in" svg:height="3.956343in" draw:z-index="0">
<draw:image xlink:href="../Images/yкринформ/2023-04-12T21-20-00-03-00/630_360_1681323422-249.jpg" xlink:type="simple" xlink:show="embed" xlink:actuate="onLoad" draw:mime-type="image/jpeg"/>
</draw:frame>
如今，从今年1月的那天开始，从土耳其到保加利亚的天然气供应。</text:p>
      <text:p text:style-name="P4">
关于它报告了乌克林福姆，参考了<text:a xlink:type="simple" xlink:href="https://www.botas.gov.tr/Icerik/turkiyeden-bulgaristana-doga/774" text:style-name="Internet_20_link" text:visited-style-name="Visited_20_Internet_20_Link">
</text:a>
。</text:p>
      <text:p text:style-name="P4">
“这种合作对[]至关重要(https://www.ukrinform.ua/tag-energetika)保加利亚的安全。 这不仅对保加利亚，而且对所有东南和中欧都很重要。 我们将土耳其视为可靠的合作伙伴，我们一定会扩大我们的合作。</text:p>
      <text:p text:style-name="P4">
<draw:frame draw:style-name="fr1" draw:name="Image217" text:anchor-type="as-char" svg:width="6.9236in" svg:height="5.198195in" draw:z-index="0">
<draw:image xlink:href="../Images/yкринформ/2023-04-12T21-20-00-03-00/1681323422-132.jpg" xlink:type="simple" xlink:show="embed" xlink:actuate="onLoad" draw:mime-type="image/jpeg"/>
</draw:frame>
该协议于2023年1月3日签署，规定每年15亿立方米的天然气运输13年。</text:p>
      <text:p text:style-name="P4">
<draw:frame draw:style-name="fr1" draw:name="Image218" text:anchor-type="as-char" svg:width="6.9236in" svg:height="5.198195in" draw:z-index="0">
<draw:image xlink:href="../Images/yкринформ/2023-04-12T21-20-00-03-00/1681323422-505.jpeg" xlink:type="simple" xlink:show="embed" xlink:actuate="onLoad" draw:mime-type="image/jpeg"/>
</draw:frame>
“今天的交付将约为5500万立方米，但Alem每年总共有15亿立方米。 随着需求的增加，这种力量可以朝着增加体积的方向发展。 从技术上讲，这是一个机会。</text:p>
      <text:p text:style-name="P4">
<draw:frame draw:style-name="fr1" draw:name="Image219" text:anchor-type="as-char" svg:width="6.9236in" svg:height="4.297028in" draw:z-index="0">
<draw:image xlink:href="../Images/yкринформ/2023-04-12T21-20-00-03-00/1681323421-672.jpg" xlink:type="simple" xlink:show="embed" xlink:actuate="onLoad" draw:mime-type="image/jpeg"/>
</draw:frame>
据他介绍，目前来到土耳其的PPG量为每天1.61亿立方米，这是每年500亿立方米的天然气的Tedystems。</text:p>
      <text:p text:style-name="P4">
<text:span text:style-name="T4">
另请阅读：</text:span>
 <text:a xlink:type="simple" xlink:href="https://www.ukrinform.ua/rubric-economy/3695063-niderlandi-planuut-pripiniti-import-rosijskogo-skraplenogo-gazu.html" text:style-name="Internet_20_link" text:visited-style-name="Visited_20_Internet_20_Link">
<text:span text:style-name="T4">
 als </text:span>
</text:a>
根据乌克林福姆的说法，12月在土耳其西北部开设了一个新的地下燃气存储设施，这使Sylivrian存储设施具有最大的UEVROP，其46亿立方米。</text:p>
      <text:p text:style-name="P4">
<text:span text:style-name="T5">
foto：www.botas.gov.tr</text:span>
</text:p>
      <text:p text:style-name="P4">
News Source: <text:a xlink:type="simple" xlink:href="https://www.ukrinform.ua/rubric-economy/3695093-tureccina-pocala-postacati-prirodnij-gaz-u-bolgariu.html" text:style-name="Internet_20_link" text:visited-style-name="Visited_20_Internet_20_Link">
https://www.ukrinform.ua/rubric-economy/3695093-tureccina-pocala-postacati-prirodnij-gaz-u-bolgariu.html</text:a>
</text:p>
      <!--NEWS-->
      <text:h text:style-name="P10" text:outline-level="1">
<text:span text:style-name="T4">
Danilov：与莫斯科有关的机构将不在乌克兰领土上工作</text:span>
</text:h>
      <text:p text:style-name="P4">
作者: Ukrinform (Person)</text:p>
      <text:p text:style-name="P4">
出版商: Укринформ (Organization)</text:p>
      <text:p text:style-name="P4">
出版时间: 2023-04-12T21:28:00+03:00</text:p>
      <text:p text:style-name="P4">
修改时间: 2023-04-12T21:28:00+03:00</text:p>
      <text:p text:style-name="P4">
描述: 国家将同样地对待在我国注册的所有宗教和机构，但是与莫斯科相关的机构不能也不会在乌克兰工作。  - 乌克林。</text:p>
      <text:p text:style-name="P4">
图片: ["<text:a xlink:type="simple" xlink:href="https://static.ukrinform.com/photos/2023_03/thumb_files/630_360_1677827515-830.jpg" text:style-name="Internet_20_link" text:visited-style-name="Visited_20_Internet_20_Link">
630_360_16778...</text:a>
"]</text:p>
      <text:p text:style-name="P4">
标签: ['Церква', 'РНБО', 'УПЦ МП', 'Агресія РФ', 'росія', 'Данілов', 'Війна з росією', 'Єдині новини']</text:p>
      <text:p text:style-name="P4">
类型: Article</text:p>
      <!--METADATA-->
      <text:p text:style-name="P4">
<draw:frame draw:style-name="fr1" draw:name="Image220" text:anchor-type="as-char" svg:width="6.9236in" svg:height="3.956343in" draw:z-index="0">
<draw:image xlink:href="../Images/yкринформ/2023-04-12T21-28-00-03-00/630_360_1677827515-830.jpg" xlink:type="simple" xlink:show="embed" xlink:actuate="onLoad" draw:mime-type="image/jpeg"/>
</draw:frame>
州对待在乌克兰领土上注册的所有宗教和机构的国家，但与莫斯科相关的机构将不会也不会在乌克兰工作。</text:p>
      <text:p text:style-name="P4">
乌克兰阿列克谢·丹尼洛夫(Alexei Danilov)国家安全和国防部长的秘书在统一新闻的广播中说。</text:p>
      <text:p text:style-name="P4">
“我想指出的是，现在是信徒，圣周的人，本周我不建议任何人就与其他公民有关的国家采取任何激进的行动，并避免任何Activa精确行为。 国家将对待在我们国家正式注册的所有宗教，机构，也是如此。 我们不会有一个我们爱或不爱的人。 这不是国家的状态。 任何人都可以选择他可以走路的教堂，但是与注册文件有关的是什么 - 所有机构，并不重要 - 这些都是教堂或与莫斯科有关的其他人，与他们建立了联系 - 它们无法在我们的国家。 而且，它们将在这里不工作。” Danilov强调。</text:p>
      <text:p text:style-name="P4">
<text:span text:style-name="T4">
另请阅读：</text:span>
 <text:span text:style-name="T4">
 <text:a xlink:type="simple" xlink:href="https://www.ukrinform.ua/rubric-ato/3695075-danilov-pro-video-zi-stratou-ukrainskogo-vijskovogo-znajti-neludiv-e-spravou-cesti.html" text:style-name="Internet_20_link" text:visited-style-name="Visited_20_Internet_20_Link">
</text:a>
</text:span>
</text:p>
      <text:p text:style-name="P4">
他说：“这不适用于相信祈祷的上帝的信徒，对他们没有态度。”</text:p>
      <text:p text:style-name="P4">
“那些与莫斯科和有共同文件或联合机构有关的人是直接相关的。 他们必须根据监管文件，机构中的法定文件停止这些联合联系人，然后没有问题。 但是到这个时候，他们不想这样做。 我们将看到一切。 我再次强调 - 国家将平静地履行国家的职能，在我国领土上，我们国家的法律将对我国所有公民具有约束力。” NSDC秘书强调。</text:p>
      <text:p text:style-name="P4">
<text:span text:style-name="T4">
另请阅读：</text:span>
 <text:span text:style-name="T4">
 <text:a xlink:type="simple" xlink:href="https://www.ukrinform.ua/rubric-polytics/3694923-svit-otrimae-vijnu-z-cetvertim-rejhom-akso-obere-ganebnij-mir-z-rf-danilov.html" text:style-name="Internet_20_link" text:visited-style-name="Visited_20_Internet_20_Link">
</text:a>
 </text:span>
</text:p>
      <text:p text:style-name="P4">
News Source: <text:a xlink:type="simple" xlink:href="https://www.ukrinform.ua/rubric-society/3695094-danilov-institucii-aki-maut-vidnosenna-do-moskvi-ne-pracuvatimut-na-teritorii-ukraini.html" text:style-name="Internet_20_link" text:visited-style-name="Visited_20_Internet_20_Link">
https://www.ukrinform.ua/rubric-society/3695094-danilov-institucii-aki-maut-vidnosenna-do-moskvi-ne-pracuvatimut-na-teritorii-ukraini.html</text:a>
</text:p>
      <!--NEWS-->
      <text:h text:style-name="P10" text:outline-level="1">
<text:span text:style-name="T4">
匈牙利在瑞典的会员资格烦人的盟友北约</text:span>
</text:h>
      <text:p text:style-name="P4">
作者: Ukrinform (Person)</text:p>
      <text:p text:style-name="P4">
出版商: Укринформ (Organization)</text:p>
      <text:p text:style-name="P4">
出版时间: 2023-04-12T21:30:00+03:00</text:p>
      <text:p text:style-name="P4">
修改时间: 2023-04-12T21:30:00+03:00</text:p>
      <text:p text:style-name="P4">
描述: 匈牙利盖尔登加入北约的申请是令人惊讶和烦人的西方官员。  - 乌克林。</text:p>
      <text:p text:style-name="P4">
图片: ["<text:a xlink:type="simple" xlink:href="https://static.ukrinform.com/photos/2020_05/thumb_files/630_360_1589214027-326.jpg" text:style-name="Internet_20_link" text:visited-style-name="Visited_20_Internet_20_Link">
630_360_15892...</text:a>
"]</text:p>
      <text:p text:style-name="P4">
标签: ['НАТО', 'Швеція', 'Угорщина']</text:p>
      <text:p text:style-name="P4">
类型: Article</text:p>
      <!--METADATA-->
      <text:p text:style-name="P4">
<draw:frame draw:style-name="fr1" draw:name="Image221" text:anchor-type="as-char" svg:width="6.9236in" svg:height="3.956343in" draw:z-index="0">
<draw:image xlink:href="../Images/yкринформ/2023-04-12T21-30-00-03-00/630_360_1589214027-326.jpg" xlink:type="simple" xlink:show="embed" xlink:actuate="onLoad" draw:mime-type="image/jpeg"/>
</draw:frame>
匈牙利加入北约的瑞典锁定是惊人而烦人的西方官员。</text:p>
      <text:p text:style-name="P4">
正如乌克林福姆报道的那样，它写道<text:a xlink:type="simple" xlink:href="https://www.politico.eu/article/hungary-nato-sweden-bid-accession-block-democracy-viktor-orban/" text:style-name="Internet_20_link" text:visited-style-name="Visited_20_Internet_20_Link">
</text:a>
。</text:p>
      <text:p text:style-name="P4">
议会<text:a xlink:type="simple" xlink:href="https://www.ukrinform.ua/tag-ugorsina" text:style-name="Internet_20_link" text:visited-style-name="Visited_20_Internet_20_Link">
</text:a>
不支持该申请，因为斯德哥尔摩先前批评了该国民主的局势。在后台，官员和专家说，除了内部政治定居点外，布达佩斯的这种立场与他与Ankara Tamoskva的联系也有联系。</text:p>
      <text:p text:style-name="P4">
该出版物指出，西方盟友认为匈牙利总理奥尔班(Orban)比土耳其总统瑞科·塔帕尔多曼(Recep Taipaerdogan)认真对待。 此外，盟友很难理解匈牙利的言论，这正在不断变化。</text:p>
      <text:p text:style-name="P4">
一位高级的欧洲外交官说，布达佩斯对瑞典在北约成员的地位的立场“零了解”，他谈到了烦恼的条件。</text:p>
      <text:p text:style-name="P4">
同时，报纸指出，虽然许多北约成员考虑北约的局外人，但匈牙利看到了一个盟友和榜样。</text:p>
      <text:p text:style-name="P4">
“我认为奥班深信西方的衰落。由于匈牙利已经为东部和南部的不民主国家实现，因此肠道的关系非常重要，”政治资本总监彼得·克雷科(Peter Kreko)说。</text:p>
      <text:p text:style-name="P4">
据报道，匈牙利维克多·奥尔班总理办公室表示，匈牙利和瑞典之间的双向关系很低。</text:p>
      <text:p text:style-name="P4">
<text:span text:style-name="T4">
另请阅读：</text:span>
 <text:a xlink:type="simple" xlink:href="https://www.ukrinform.ua/rubric-polytics/3695059-reznikov-sprostuvav-naavnist-vijsk-nato-v-ukraini.html" text:style-name="Internet_20_link" text:visited-style-name="Visited_20_Internet_20_Link">
<text:span text:style-name="T4">
北约</text:span>
</text:a>
在俄罗斯对乌克兰的全面入侵开始后，中立和芬兰申请了北约加入。 在2022年6月的马德里萨米特期间，这些国家被邀请加入所有30名成员的联盟。 同时，在马德里签署了三方备忘录，以反映土耳其对瑞典芬兰恐怖主义的关注。</text:p>
      <text:p text:style-name="P4">
瑞典总理乌尔夫·克里斯顿森(Ulf Kristersys)表示，他将要求匈牙利解释为什么她会推迟北约对瑞典申请的批准。4月4日，布鲁塞尔于4月4日举行了芬兰正式转会仪式到北约。</text:p>
      <text:p text:style-name="P4">
News Source: <text:a xlink:type="simple" xlink:href="https://www.ukrinform.ua/rubric-world/3695095-pozicia-ugorsini-sodo-clenstva-svecii-dratue-souznikiv-u-nato-politico.html" text:style-name="Internet_20_link" text:visited-style-name="Visited_20_Internet_20_Link">
https://www.ukrinform.ua/rubric-world/3695095-pozicia-ugorsini-sodo-clenstva-svecii-dratue-souznikiv-u-nato-politico.html</text:a>
</text:p>
      <!--NEWS-->
      <text:h text:style-name="P10" text:outline-level="1">
<text:span text:style-name="T4">
世界银行为乌克兰提供了2亿美元的能源回收</text:span>
</text:h>
      <text:p text:style-name="P4">
作者: Ukrinform (Person)</text:p>
      <text:p text:style-name="P4">
出版商: Укринформ (Organization)</text:p>
      <text:p text:style-name="P4">
出版时间: 2023-04-12T21:35:00+03:00</text:p>
      <text:p text:style-name="P4">
修改时间: 2023-04-12T21:35:00+03:00</text:p>
      <text:p text:style-name="P4">
描述: 世界银行将额外的2亿美元分配给乌克兰以进行能源回收。  - 乌克林。</text:p>
      <text:p text:style-name="P4">
图片: ["<text:a xlink:type="simple" xlink:href="https://static.ukrinform.com/photos/2023_04/thumb_files/630_360_1681324649-804.jpg" text:style-name="Internet_20_link" text:visited-style-name="Visited_20_Internet_20_Link">
630_360_16813...</text:a>
", "<text:a xlink:type="simple" xlink:href="https://static.ukrinform.com/photos/2023_04/thumb_files/630_360_1681324937-1125.jpeg" text:style-name="Internet_20_link" text:visited-style-name="Visited_20_Internet_20_Link">
630_360_16813...</text:a>
", "<text:a xlink:type="simple" xlink:href="https://static.ukrinform.com/photos/2023_04/thumb_files/630_360_1681324937-8195.jpeg" text:style-name="Internet_20_link" text:visited-style-name="Visited_20_Internet_20_Link">
630_360_16813...</text:a>
", "<text:a xlink:type="simple" xlink:href="https://static.ukrinform.com/photos/2023_04/thumb_files/630_360_1681324937-5505.jpeg" text:style-name="Internet_20_link" text:visited-style-name="Visited_20_Internet_20_Link">
630_360_16813...</text:a>
", "<text:a xlink:type="simple" xlink:href="https://static.ukrinform.com/photos/2023_04/thumb_files/630_360_1681324937-4759.jpeg" text:style-name="Internet_20_link" text:visited-style-name="Visited_20_Internet_20_Link">
630_360_16813...</text:a>
", "<text:a xlink:type="simple" xlink:href="https://static.ukrinform.com/photos/2023_04/thumb_files/630_360_1681324937-4536.jpeg" text:style-name="Internet_20_link" text:visited-style-name="Visited_20_Internet_20_Link">
630_360_16813...</text:a>
", "<text:a xlink:type="simple" xlink:href="https://static.ukrinform.com/photos/2023_04/thumb_files/630_360_1681324938-4356.jpeg" text:style-name="Internet_20_link" text:visited-style-name="Visited_20_Internet_20_Link">
630_360_16813...</text:a>
", "<text:a xlink:type="simple" xlink:href="https://static.ukrinform.com/photos/2023_04/thumb_files/630_360_1681324938-3491.jpeg" text:style-name="Internet_20_link" text:visited-style-name="Visited_20_Internet_20_Link">
630_360_16813...</text:a>
"]</text:p>
      <text:p text:style-name="P4">
标签: ['Енергетика', 'Світовий банк', 'Шмигаль']</text:p>
      <text:p text:style-name="P4">
类型: Article</text:p>
      <!--METADATA-->
      <text:p text:style-name="P4">
<draw:frame draw:style-name="fr1" draw:name="Image222" text:anchor-type="as-char" svg:width="6.9236in" svg:height="3.956343in" draw:z-index="0">
<draw:image xlink:href="../Images/yкринформ/2023-04-12T21-35-00-03-00/630_360_1681324649-804.jpg" xlink:type="simple" xlink:show="embed" xlink:actuate="onLoad" draw:mime-type="image/jpeg"/>
</draw:frame>
世界银行将额外的2亿美元分配给乌克兰以进行能源回收。</text:p>
      <text:p text:style-name="P4">
乌克兰丹尼斯·施米加尔(Denis Schmigal)总理由世界银行签署了华盛顿的一项协议，由乌克兰法律负责人安娜·比尔德(Anna Bierde)<text:a xlink:type="simple" xlink:href="https://t.me/Denys_Smyhal/4958" text:style-name="Internet_20_link" text:visited-style-name="Visited_20_Internet_20_Link">
</text:a>
。</text:p>
      <text:p text:style-name="P4">
“被[]吸引(https://www.ukrinform.ua/tag-svitovij-bank)这些资金将指向基辅，哈尔基夫，尼古拉，苏米和切尼希夫地区的电力网和热供应系统的重建，”他说。</text:p>
      <text:p text:style-name="P4">
<draw:frame draw:style-name="fr1" draw:name="Image223" text:anchor-type="as-char" svg:width="6.9236in" svg:height="3.956343in" draw:z-index="0">
<draw:image xlink:href="../Images/yкринформ/2023-04-12T21-35-00-03-00/630_360_1681324937-1125.jpeg" xlink:type="simple" xlink:show="embed" xlink:actuate="onLoad" draw:mime-type="image/jpeg"/>
</draw:frame>
乌克兰总理丹尼斯·施米加尔(Denis Shmigal)与华盛顿与世界银行副总裁安娜·比尔德(Anna Bierde) /照片签署了一项协议：丹尼斯·施米加尔(Denis Shmigal)<text:a xlink:type="simple" xlink:href="https://static.ukrinform.com/photos/2023_04/1681324937-1125.jpeg" text:style-name="Internet_20_link" text:visited-style-name="Visited_20_Internet_20_Link">
<draw:frame draw:style-name="fr1" draw:name="Image224" text:anchor-type="as-char" svg:width="6.9236in" svg:height="3.956343in" draw:z-index="0">
<draw:image xlink:href="../Images/yкринформ/2023-04-12T21-35-00-03-00/630_360_1681324937-1125.jpeg" xlink:type="simple" xlink:show="embed" xlink:actuate="onLoad" draw:mime-type="image/jpeg"/>
</draw:frame>
</text:a>
 <text:a xlink:type="simple" xlink:href="https://static.ukrinform.com/photos/2023_04/1681324937-8195.jpeg" text:style-name="Internet_20_link" text:visited-style-name="Visited_20_Internet_20_Link">
<draw:frame draw:style-name="fr1" draw:name="Image225" text:anchor-type="as-char" svg:width="6.9236in" svg:height="3.956343in" draw:z-index="0">
<draw:image xlink:href="../Images/yкринформ/2023-04-12T21-35-00-03-00/630_360_1681324937-8195.jpeg" xlink:type="simple" xlink:show="embed" xlink:actuate="onLoad" draw:mime-type="image/jpeg"/>
</draw:frame>
</text:a>
 <text:a xlink:type="simple" xlink:href="https://static.ukrinform.com/photos/2023_04/1681324937-5505.jpeg" text:style-name="Internet_20_link" text:visited-style-name="Visited_20_Internet_20_Link">
<draw:frame draw:style-name="fr1" draw:name="Image226" text:anchor-type="as-char" svg:width="6.9236in" svg:height="3.956343in" draw:z-index="0">
<draw:image xlink:href="../Images/yкринформ/2023-04-12T21-35-00-03-00/630_360_1681324937-5505.jpeg" xlink:type="simple" xlink:show="embed" xlink:actuate="onLoad" draw:mime-type="image/jpeg"/>
</draw:frame>
</text:a>
 <text:a xlink:type="simple" xlink:href="https://static.ukrinform.com/photos/2023_04/1681324937-4759.jpeg" text:style-name="Internet_20_link" text:visited-style-name="Visited_20_Internet_20_Link">
<draw:frame draw:style-name="fr1" draw:name="Image227" text:anchor-type="as-char" svg:width="6.9236in" svg:height="3.956343in" draw:z-index="0">
<draw:image xlink:href="../Images/yкринформ/2023-04-12T21-35-00-03-00/630_360_1681324937-4759.jpeg" xlink:type="simple" xlink:show="embed" xlink:actuate="onLoad" draw:mime-type="image/jpeg"/>
</draw:frame>
</text:a>
 <text:a xlink:type="simple" xlink:href="https://static.ukrinform.com/photos/2023_04/1681324937-4536.jpeg" text:style-name="Internet_20_link" text:visited-style-name="Visited_20_Internet_20_Link">
<draw:frame draw:style-name="fr1" draw:name="Image228" text:anchor-type="as-char" svg:width="6.9236in" svg:height="3.956343in" draw:z-index="0">
<draw:image xlink:href="../Images/yкринформ/2023-04-12T21-35-00-03-00/630_360_1681324937-4536.jpeg" xlink:type="simple" xlink:show="embed" xlink:actuate="onLoad" draw:mime-type="image/jpeg"/>
</draw:frame>
</text:a>
 <text:a xlink:type="simple" xlink:href="https://static.ukrinform.com/photos/2023_04/1681324938-4356.jpeg" text:style-name="Internet_20_link" text:visited-style-name="Visited_20_Internet_20_Link">
<draw:frame draw:style-name="fr1" draw:name="Image229" text:anchor-type="as-char" svg:width="6.9236in" svg:height="3.956343in" draw:z-index="0">
<draw:image xlink:href="../Images/yкринформ/2023-04-12T21-35-00-03-00/630_360_1681324938-4356.jpeg" xlink:type="simple" xlink:show="embed" xlink:actuate="onLoad" draw:mime-type="image/jpeg"/>
</draw:frame>
</text:a>
 <text:a xlink:type="simple" xlink:href="https://static.ukrinform.com/photos/2023_04/1681324938-3491.jpeg" text:style-name="Internet_20_link" text:visited-style-name="Visited_20_Internet_20_Link">
<draw:frame draw:style-name="fr1" draw:name="Image230" text:anchor-type="as-char" svg:width="6.9236in" svg:height="3.956343in" draw:z-index="0">
<draw:image xlink:href="../Images/yкринформ/2023-04-12T21-35-00-03-00/630_360_1681324938-3491.jpeg" xlink:type="simple" xlink:show="embed" xlink:actuate="onLoad" draw:mime-type="image/jpeg"/>
</draw:frame>
</text:a>
在与世界银行代表会面时，政府负责人也由机构间捐助者协调平台讨论(金融罗斯坦).</text:p>
      <text:p text:style-name="P4">
"Спільно зі Світовим банком готуємо до реалізації і проєкт страхування воєннихризиків для іноземних інвестицій. Це ключовий інструмент, аби залучити ціінвестиції вже зараз, не чекаючи завершення війни", — зауважив Прем'єр.</text:p>
      <text:p text:style-name="P4">
<text:span text:style-name="T4">
Читайте також:</text:span>
 <text:a xlink:type="simple" xlink:href="https://www.ukrinform.ua/rubric-economy/3694693-kostiv-donoriv-vistacit-ukraini-do-kinca-roku-minfin-ssa.html" text:style-name="Internet_20_link" text:visited-style-name="Visited_20_Internet_20_Link">
 </text:a>
他感谢世界银行的合作伙伴对乌克兰和续签计划的支持，该计划将成为自第二次世界大战以来欧洲最大的重建项目。<text:span text:style-name="T5">
foto：Denis Schmigal/Telegram</text:span>
</text:p>
      <text:p text:style-name="P4">
News Source: <text:a xlink:type="simple" xlink:href="https://www.ukrinform.ua/rubric-economy/3695097-svitovij-bank-nadae-ukraini-200-miljoniv-na-vidnovlenna-energetiki.html" text:style-name="Internet_20_link" text:visited-style-name="Visited_20_Internet_20_Link">
https://www.ukrinform.ua/rubric-economy/3695097-svitovij-bank-nadae-ukraini-200-miljoniv-na-vidnovlenna-energetiki.html</text:a>
</text:p>
      <!--NEWS-->
      <text:h text:style-name="P10" text:outline-level="1">
<text:span text:style-name="T4">
“ Zhitichi”在决赛开始时让位于排球超级行的“铜牌”之初</text:span>
</text:h>
      <text:p text:style-name="P4">
作者: Ukrinform (Person)</text:p>
      <text:p text:style-name="P4">
出版商: Укринформ (Organization)</text:p>
      <text:p text:style-name="P4">
出版时间: 2023-04-12T21:42:39+03:00</text:p>
      <text:p text:style-name="P4">
修改时间: 2023-04-12T21:42:39+03:00</text:p>
      <text:p text:style-name="P4">
描述: 乌克兰超级联赛的铜奖颁奖典礼2022/23扮演Zhytomyr Zhytomyr Zhytomyr-Polissya和VSC“ Law Academy”的Zhytomyr Zhytomyr Zhytomyr Zharkytomyr奖。  - 乌克林。</text:p>
      <text:p text:style-name="P4">
图片: ["<text:a xlink:type="simple" xlink:href="https://static.ukrinform.com/photos/2023_04/thumb_files/630_360_1681324888-896.jpg" text:style-name="Internet_20_link" text:visited-style-name="Visited_20_Internet_20_Link">
630_360_16813...</text:a>
"]</text:p>
      <text:p text:style-name="P4">
标签: ['Волейбол']</text:p>
      <text:p text:style-name="P4">
类型: Article</text:p>
      <!--METADATA-->
      <text:p text:style-name="P4">
<draw:frame draw:style-name="fr1" draw:name="Image231" text:anchor-type="as-char" svg:width="6.9236in" svg:height="3.956343in" draw:z-index="0">
<draw:image xlink:href="../Images/yкринформ/2023-04-12T21-42-39-03-00/630_360_1681324888-896.jpg" xlink:type="simple" xlink:show="embed" xlink:actuate="onLoad" draw:mime-type="image/jpeg"/>
</draw:frame>
排球季2022/23乌克兰的布朗佐维那罗达超级联赛播放Zhytomyr Zhytomyr Zhytomyr-Polissya和Kharkiv的VSC“ Law Academy”。</text:p>
      <text:p text:style-name="P4">
在系列赛的第一场比赛中，最高两场胜利，Zhytomyr团队被击败(25：19，23：25，19：25，20：25)，报道乌克林福姆。</text:p>
      <text:p text:style-name="P4">
“铜牌”系列的下一场比赛将于4月14日举行。</text:p>
      <text:p text:style-name="P4">
正如乌克林福姆报道的那样，“金”超级联赛的所有者由dnieper的VC“ Prometheus”和Khmelnytsky地区Gorodok的“ Prometheus”和“ Epicenter-Podolyany”确定。</text:p>
      <text:p text:style-name="P4">
<text:span text:style-name="T4">
另请阅读：</text:span>
 <text:a xlink:type="simple" xlink:href="https://www.ukrinform.ua/rubric-sports/3694628-epicentrpodolani-obigrali-prometej-na-starti-finalu-superligi-ukraini-z-volejbolu.html" text:style-name="Internet_20_link" text:visited-style-name="Visited_20_Internet_20_Link">
<text:span text:style-name="T4">
排球</text:span>
</text:a>
在第一场比赛中，“ Epicenter -podolyany”赢得了Prometheus的自愿胜利-3：1(18：25，25：21，25：23，25：18).</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我们会提醒，女子超级利马的获胜者是DNIEPER地区的排球运动员“ Prometheus”，他们在决赛中被Vinnitsa俱乐部“ Charles-Medunover-Schvsm”所克服。</text:p>
      <text:p text:style-name="P4">
照片：pvlu.org。</text:p>
      <text:p text:style-name="P4">
News Source: <text:a xlink:type="simple" xlink:href="https://www.ukrinform.ua/rubric-sports/3695099-zitici-postupilisa-urakademii-na-starti-finalu-za-bronzu-volejbolnoi-superligi.html" text:style-name="Internet_20_link" text:visited-style-name="Visited_20_Internet_20_Link">
https://www.ukrinform.ua/rubric-sports/3695099-zitici-postupilisa-urakademii-na-starti-finalu-za-bronzu-volejbolnoi-superligi.html</text:a>
</text:p>
      <!--NEWS-->
      <text:h text:style-name="P10" text:outline-level="1">
<text:span text:style-name="T4">
俄罗斯人一天在苏米地区开火</text:span>
</text:h>
      <text:p text:style-name="P4">
作者: Ukrinform (Person)</text:p>
      <text:p text:style-name="P4">
出版商: Укринформ (Organization)</text:p>
      <text:p text:style-name="P4">
出版时间: 2023-04-12T21:48:00+03:00</text:p>
      <text:p text:style-name="P4">
修改时间: 2023-04-12T21:48:00+03:00</text:p>
      <text:p text:style-name="P4">
描述: 白天，俄罗斯军队向Sumy Oblast边界开火了七次，共75次命中并造成破坏。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232" text:anchor-type="as-char" svg:width="6.9236in" svg:height="3.956343in" draw:z-index="0">
<draw:image xlink:href="../Images/yкринформ/2023-04-12T21-48-00-03-00/630_360_1669987737-966.jpg" xlink:type="simple" xlink:show="embed" xlink:actuate="onLoad" draw:mime-type="image/jpeg"/>
</draw:frame>
白天，俄罗斯边境在白天在苏米地区的边界开火，总共命中了75次，并造成了破坏。</text:p>
      <text:p text:style-name="P4">
根据乌克林福姆的说法，Sumy地区军事行政部门在[]中报道了(https://t.me/Sumy_news_ODA/15411)。</text:p>
      <text:p text:style-name="P4">
在敌对下<text:a xlink:type="simple" xlink:href="https://www.ukrinform.ua/tag-obstril" text:style-name="Internet_20_link" text:visited-style-name="Visited_20_Internet_20_Link">
</text:a>
4月12日，星期三，该地区有Belopilsk，Novoslobidskaya，Seredi-Buda，Miropil Yesman社区。 入侵者是由火箭发射器炮兵迫击炮制成的。</text:p>
      <text:p text:style-name="P4">
在埃斯曼社区，炮兵向敌人打击(两个命中)加油站损坏了损坏。</text:p>
      <text:p text:style-name="P4">
由于Miropil社区炮击(十点命中)损坏了两个私人家庭。</text:p>
      <text:p text:style-name="P4">
<text:span text:style-name="T4">
另请阅读：</text:span>
 <text:a xlink:type="simple" xlink:href="https://www.ukrinform.ua/rubric-ato/3695072-rosiani-obstrilali-nikopolskij-rajon-cetvero-poranenih.html" text:style-name="Internet_20_link" text:visited-style-name="Visited_20_Internet_20_Link">
<text:span text:style-name="T4">
射击</text:span>
</text:a>
“军方认为，没有发现国家边界附近的敌方进攻团体，”总编辑中添加了总编辑。</text:p>
      <text:p text:style-name="P4">
据乌克林福姆称，4月11日，俄罗斯军人向苏米地区边境社区开火，造成了许多破坏。</text:p>
      <text:p text:style-name="P4">
News Source: <text:a xlink:type="simple" xlink:href="https://www.ukrinform.ua/rubric-ato/3695100-rosiani-za-dobu-sim-raziv-obstrilali-sumsinu.html" text:style-name="Internet_20_link" text:visited-style-name="Visited_20_Internet_20_Link">
https://www.ukrinform.ua/rubric-ato/3695100-rosiani-za-dobu-sim-raziv-obstrilali-sumsinu.html</text:a>
</text:p>
      <!--NEWS-->
      <text:h text:style-name="P10" text:outline-level="1">
<text:span text:style-name="T4">
Zelensky：俄罗斯有罪不罚的悠久历史必须停止</text:span>
</text:h>
      <text:p text:style-name="P4">
作者: Ukrinform (Person)</text:p>
      <text:p text:style-name="P4">
出版商: Укринформ (Organization)</text:p>
      <text:p text:style-name="P4">
出版时间: 2023-04-12T21:54:00+03:00</text:p>
      <text:p text:style-name="P4">
修改时间: 2023-04-12T21:54:00+03:00</text:p>
      <text:p text:style-name="P4">
描述: 乌克兰沃罗迪米尔·泽伦斯基（Ukraine Volodymyr Zelensky）总统呼吁全世界协助，以结束俄罗斯人在乌克兰继续做的暴行的悠久历史。  - 乌克林。</text:p>
      <text:p text:style-name="P4">
图片: ["<text:a xlink:type="simple" xlink:href="https://static.ukrinform.com/photos/2022_12/thumb_files/630_360_1671070621-277.png" text:style-name="Internet_20_link" text:visited-style-name="Visited_20_Internet_20_Link">
630_360_16710...</text:a>
"]</text:p>
      <text:p text:style-name="P4">
标签: ['МВФ', 'Світовий банк', 'Зеленський', 'Війна з росією']</text:p>
      <text:p text:style-name="P4">
类型: Article</text:p>
      <!--METADATA-->
      <text:p text:style-name="P4">
<draw:frame draw:style-name="fr1" draw:name="Image233" text:anchor-type="as-char" svg:width="6.9236in" svg:height="3.956343in" draw:z-index="0">
<draw:image xlink:href="../Images/yкринформ/2023-04-12T21-54-00-03-00/630_360_1671070621-277.png" xlink:type="simple" xlink:show="embed" xlink:actuate="onLoad" draw:mime-type="image/png"/>
</draw:frame>
乌克兰沃迪米尔·泽伦斯基(Ukraine Volodymyr Zelensky)总统呼吁全世界协助，以使俄罗斯人对自己的暴行的不受惩罚的极端历史，他们继续在乌克兰。</text:p>
      <text:p text:style-name="P4">
他在周三的一次圆桌会议上说，这是由IMF组织的，这是IMF，这是华盛顿的一家存在银行。</text:p>
      <text:p text:style-name="P4">
“乌克兰将赢得这场战争只是时间问题<text:a xlink:type="simple" xlink:href="https://www.ukrinform.ua/tag-russian-aggression" text:style-name="Internet_20_link" text:visited-style-name="Visited_20_Internet_20_Link">
</text:a>
乌克兰国家负责人宣布。</text:p>
      <text:p text:style-name="P4">
他回忆起俄罗斯联邦残酷的新人员的出现，俄罗斯人民被乌克兰人的囚徒阻止了俄罗斯人民。</text:p>
      <text:p text:style-name="P4">
“每当他们做这样的事情时，您都会感到震惊，好像是第一次，因此，俄罗斯人带来的不应该是普遍的。 乌克兰总统强调。</text:p>
      <text:p text:style-name="P4">
<text:span text:style-name="T4">
另请阅读：</text:span>
 <text:a xlink:type="simple" xlink:href="https://www.ukrinform.ua/rubric-ato/3694808-zelenskij-pro-stratu-ukrainskogo-voina-ce-video-rosii-akou-vona-e.html" text:style-name="Internet_20_link" text:visited-style-name="Visited_20_Internet_20_Link">
<text:span text:style-name="T4">
 Zelensky </text:span>
</text:a>
他呼吁在圆桌会议上出席的国际代表，以纪念遭受酷刑和堕落的乌克兰人。</text:p>
      <text:p text:style-name="P4">
乌克兰总统强调，俄罗斯在乌克兰的侵略也追求破坏民用基础设施的目的，数千和数千人被摧毁。 在这方面，他感谢合作伙伴的协助，他们指的是乌克兰的修复和重建。</text:p>
      <text:p text:style-name="P4">
同时，他敦促通过没收俄罗斯资产来重建乌克兰。</text:p>
      <text:p text:style-name="P4">
泽伦斯基强调说：“俄罗斯必须为其侵略性支付全价。”</text:p>
      <text:p text:style-name="P4">
据报道，互联网上有两个有关乌克兰防御保护的视频。</text:p>
      <text:p text:style-name="P4">
根据美国有线电视新闻网(CNN)的说法，第一个视频于4月8日发布在 - 俄罗斯 - 俄罗斯频道上。 它是由“瓦格纳”故意将其拆除的，并显示了乌克兰军队的两个领导尸体，这些尸体位于受伤的军车附近的地面上。 俄罗斯帐户声称该视频是在巴赫穆特附近拍摄的。</text:p>
      <text:p text:style-name="P4">
鉴于框架中的植被，第二个视频出现在Twitter上并故意模糊的视频可能是在夏天录制的。 在上面，乌克兰军方斩首了一个用刀的俄罗斯男孩，他以奈迪迪多的声音来斩首，在大屠杀开始时可能还活着。乌克兰执法机构采取措施确定犯罪的人。  _foto：op _</text:p>
      <text:p text:style-name="P4">
News Source: <text:a xlink:type="simple" xlink:href="https://www.ukrinform.ua/rubric-polytics/3695104-zelenskij-dovga-istoria-bezkarnosti-rosii-povinna-pripinitisa.html" text:style-name="Internet_20_link" text:visited-style-name="Visited_20_Internet_20_Link">
https://www.ukrinform.ua/rubric-polytics/3695104-zelenskij-dovga-istoria-bezkarnosti-rosii-povinna-pripinitisa.html</text:a>
</text:p>
      <!--NEWS-->
      <text:h text:style-name="P10" text:outline-level="1">
<text:span text:style-name="T4">
Nabu将重复以使Kobolev继续进行调查时间</text:span>
</text:h>
      <text:p text:style-name="P4">
作者: Ukrinform (Person)</text:p>
      <text:p text:style-name="P4">
出版商: Укринформ (Organization)</text:p>
      <text:p text:style-name="P4">
出版时间: 2023-04-12T22:05:00+03:00</text:p>
      <text:p text:style-name="P4">
修改时间: 2023-04-12T22:05:00+03:00</text:p>
      <text:p text:style-name="P4">
描述: 纳布代表介绍了乌克兰安德里·科博尔夫（Andriy Andriy Kobolev）在案件中延长调查的要求，此前最高反腐败法院的调查法官拒绝延长调查条款。  - 乌克林。</text:p>
      <text:p text:style-name="P4">
图片: ["<text:a xlink:type="simple" xlink:href="https://static.ukrinform.com/photos/2023_03/thumb_files/630_360_1677697128-577.jpg" text:style-name="Internet_20_link" text:visited-style-name="Visited_20_Internet_20_Link">
630_360_16776...</text:a>
"]</text:p>
      <text:p text:style-name="P4">
标签: ['Коболєв', 'НАБУ', 'Нафтогаз', 'Антикорупційний суд', 'Розслідування']</text:p>
      <text:p text:style-name="P4">
类型: Article</text:p>
      <!--METADATA-->
      <text:p text:style-name="P4">
<draw:frame draw:style-name="fr1" draw:name="Image234" text:anchor-type="as-char" svg:width="6.9236in" svg:height="3.956343in" draw:z-index="0">
<draw:image xlink:href="../Images/yкринформ/2023-04-12T22-05-00-03-00/630_360_1677697128-577.jpg" xlink:type="simple" xlink:show="embed" xlink:actuate="onLoad" draw:mime-type="image/jpeg"/>
</draw:frame>
纳布代表提出了乌克兰安德里·科博尔夫(Andriy Kobolev)的纳夫司可兹(Naftogaz)的远派。</text:p>
      <text:p text:style-name="P4">
对这个 <text:a xlink:type="simple" xlink:href="https://www.facebook.com/story.php" text:style-name="Internet_20_link" text:visited-style-name="Visited_20_Internet_20_Link">
</text:a>
在他的Facebook页面Andrey Kobolev上。</text:p>
      <text:p text:style-name="P4">
“纳布侦探刚刚递给我一份新请求的副本，以继续进行我的案件进行预审，这与法院的旧裁决直接相反，法院不接受上诉。 对KPK的解释是多么有趣的解释。”他写道。</text:p>
      <text:p text:style-name="P4">
<text:span text:style-name="T4">
另请阅读：</text:span>
 <text:span text:style-name="T4">
 <text:a xlink:type="simple" xlink:href="https://www.ukrinform.ua/rubric-economy/3695043-vaks-vidmovivsa-prodovzuvati-slidstvo-u-spravi-koboleva.html" text:style-name="Internet_20_link" text:visited-style-name="Visited_20_Internet_20_Link">
</text:a>
</text:span>
</text:p>
      <text:p text:style-name="P4">
正如乌克林福姆报道的那样，4月12日，高反腐败司法的调查法官对延长对NAFTOGAZ NJSC NJSC NJSC Export Andrei Kobolev的刑事诉讼的要求感到满意。</text:p>
      <text:p text:style-name="P4">
调查法官的决定不接受上诉。 预审调查的条款将于4月19日到期。</text:p>
      <text:p text:style-name="P4">
鉴于法院的裁决，该案的调查必须由法院进行调查以审议或关闭案件。</text:p>
      <text:p text:style-name="P4">
<text:span text:style-name="T4">
另请阅读：</text:span>
 <text:span text:style-name="T4">
 <text:a xlink:type="simple" xlink:href="https://www.ukrinform.ua/rubric-economy/3682426-sud-zobovazav-koboleva-nositi-elektronnij-braslet.html" text:style-name="Internet_20_link" text:visited-style-name="Visited_20_Internet_20_Link">
</text:a>
</text:span>
</text:p>
      <text:p text:style-name="P4">
乌克林福姆(Ukrinform)的SAP报道说，检方方将评估证据的好处，以表彰其上诉并派遣法院的福利。</text:p>
      <text:p text:style-name="P4">
交换NJSC“乌克兰naftogaz” <text:span text:style-name="T4">
 <text:a xlink:type="simple" xlink:href="https://www.ukrinform.ua/tag-kobolev" text:style-name="Internet_20_link" text:visited-style-name="Visited_20_Internet_20_Link">
</text:a>
</text:span>
怀疑1月19日。 根据调查，确保支付超过UAH的2.29亿美元的奖金是非法的。</text:p>
      <text:p text:style-name="P4">
<text:span text:style-name="T4">
另请阅读：</text:span>
 <text:span text:style-name="T4">
 <text:a xlink:type="simple" xlink:href="https://www.ukrinform.ua/rubric-economy/3679370-kobolev-nazvav-zaavu-sap-sodo-jogo-rahunkiv-manipulativnou.html" text:style-name="Internet_20_link" text:visited-style-name="Visited_20_Internet_20_Link">
</text:a>
</text:span>
</text:p>
      <text:p text:style-name="P4">
Coblev采用了预防措施，其形式为2.29亿克戴着电子手镯的义务。</text:p>
      <text:p text:style-name="P4">
News Source: <text:a xlink:type="simple" xlink:href="https://www.ukrinform.ua/rubric-economy/3695105-nabu-povtorno-klopotatime-pro-prodovzenna-terminiv-slidstva-u-spravi-koboleva.html" text:style-name="Internet_20_link" text:visited-style-name="Visited_20_Internet_20_Link">
https://www.ukrinform.ua/rubric-economy/3695105-nabu-povtorno-klopotatime-pro-prodovzenna-terminiv-slidstva-u-spravi-koboleva.html</text:a>
</text:p>
      <!--NEWS-->
      <text:h text:style-name="P10" text:outline-level="1">
<text:span text:style-name="T4">
联合国秘书 - 乌克兰囚犯处决视频中的“恐怖”</text:span>
</text:h>
      <text:p text:style-name="P4">
作者: Ukrinform (Person)</text:p>
      <text:p text:style-name="P4">
出版商: Укринформ (Organization)</text:p>
      <text:p text:style-name="P4">
出版时间: 2023-04-12T22:19:00+03:00</text:p>
      <text:p text:style-name="P4">
修改时间: 2023-04-12T22:19:00+03:00</text:p>
      <text:p text:style-name="P4">
描述: 联合国秘书长安东尼·古特雷斯（Anthony Guterres）的“恐怖”（Horror）是社交网络上广泛传播的视频，俄罗斯入侵者切断了乌克兰战俘的负责人。  - 乌克林。</text:p>
      <text:p text:style-name="P4">
图片: ["<text:a xlink:type="simple" xlink:href="https://static.ukrinform.com/photos/2023_03/thumb_files/630_360_1678288128-890.jpg" text:style-name="Internet_20_link" text:visited-style-name="Visited_20_Internet_20_Link">
630_360_16782...</text:a>
"]</text:p>
      <text:p text:style-name="P4">
标签: ['Гутерреш', 'ООН', 'Страта', 'Воєнні злочини', 'Війна з росією']</text:p>
      <text:p text:style-name="P4">
类型: Article</text:p>
      <!--METADATA-->
      <text:p text:style-name="P4">
<draw:frame draw:style-name="fr1" draw:name="Image235" text:anchor-type="as-char" svg:width="6.9236in" svg:height="3.956343in" draw:z-index="0">
<draw:image xlink:href="../Images/yкринформ/2023-04-12T22-19-00-03-00/630_360_1678288128-890.jpg" xlink:type="simple" xlink:show="embed" xlink:actuate="onLoad" draw:mime-type="image/jpeg"/>
</draw:frame>
联合国秘书长安东尼·古特雷斯(Anthony Guterres)的“恐怖”来自社会网络中广泛的社会网络，俄罗斯入侵者切断了乌克兰 - 穆兹扬(Ukrainian -Muzyan)的负责人。</text:p>
      <text:p text:style-name="P4">
据纽约乌克林事物通讯员说，秘书长发言人斯特凡·杜扎里克(Stefan Duzharik)在秘书长中说。</text:p>
      <text:p text:style-name="P4">
根据发言人的说法，联合国首领要求犯罪者负责。</text:p>
      <text:p text:style-name="P4">
“不幸的是，这不是一个案例，”杜扎里克补充说。</text:p>
      <text:p text:style-name="P4">
<text:span text:style-name="T4">
另请阅读：</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他指出，联合国在乌克兰的人权使命“被苏格里恐怖的视频感到震惊，并在其最新报告中记录了包括Drival在内的几项国际人道主义法律。</text:p>
      <text:p text:style-name="P4">
他说：“必须对最小的违规行为进行适当的调查，有罪应征收责任。”</text:p>
      <text:p text:style-name="P4">
<text:span text:style-name="T4">
另请阅读：</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正如乌克林福姆报道的那样，互联网上出现了两个视频<text:span text:style-name="T4">
 []。(https://www.ukrinform.ua/tag-strata)</text:span>
乌克兰捍卫者。 乌克兰的服务进行了一项预审调查，介绍了一段视频，该视频涉及俄罗斯 - 俄罗斯囚犯如何切断乌克兰囚犯的负责人。 执法机构正在采取措施确定犯下这种可怕拉链的人。</text:p>
      <text:p text:style-name="P4">
<text:span text:style-name="T4">
另请阅读：</text:span>
 <text:span text:style-name="T4">
 <text:a xlink:type="simple" xlink:href="https://www.ukrinform.ua/rubric-ato/3694875-lubinec-zaklikae-oon-ta-cervonij-hrest-pokarati-rosiu-pisla-video-strati-ukrainskogo-bijca.html" text:style-name="Internet_20_link" text:visited-style-name="Visited_20_Internet_20_Link">
</text:a>
</text:span>
</text:p>
      <text:p text:style-name="P4">
乌克兰外交部向国际刑事法院的检察官上诉，要求俄罗斯军方在俄罗斯侵害俄罗斯侵略者在乌克兰犯下的人类侵害人类的军事犯罪的背景下，乌克兰士兵死亡。</text:p>
      <text:p text:style-name="P4">
News Source: <text:a xlink:type="simple" xlink:href="https://www.ukrinform.ua/rubric-polytics/3695103-gensek-oon-u-zahu-vid-video-zi-stratou-ukrainskogo-polonenogo.html" text:style-name="Internet_20_link" text:visited-style-name="Visited_20_Internet_20_Link">
https://www.ukrinform.ua/rubric-polytics/3695103-gensek-oon-u-zahu-vid-video-zi-stratou-ukrainskogo-polonenogo.html</text:a>
</text:p>
      <!--NEWS-->
      <text:h text:style-name="P10" text:outline-level="1">
<text:span text:style-name="T4">
Zelensky：乌克兰不会有废墟 - 这是我们的目标</text:span>
</text:h>
      <text:p text:style-name="P4">
作者: Ukrinform (Person)</text:p>
      <text:p text:style-name="P4">
出版商: Укринформ (Organization)</text:p>
      <text:p text:style-name="P4">
出版时间: 2023-04-12T22:29:00+03:00</text:p>
      <text:p text:style-name="P4">
修改时间: 2023-04-12T22:29:00+03:00</text:p>
      <text:p text:style-name="P4">
描述: 乌克兰将不会有废墟，俄罗斯的资产应该用于恢复我国。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Україна', 'Звернення', 'Агресія РФ', 'Зеленський', 'Війна з росією']</text:p>
      <text:p text:style-name="P4">
类型: Article</text:p>
      <!--METADATA-->
      <text:p text:style-name="P4">
<draw:frame draw:style-name="fr1" draw:name="Image236" text:anchor-type="as-char" svg:width="6.9236in" svg:height="3.956343in" draw:z-index="0">
<draw:image xlink:href="../Images/yкринформ/2023-04-12T22-29-00-03-00/630_360_1678738078-322.jpeg" xlink:type="simple" xlink:show="embed" xlink:actuate="onLoad" draw:mime-type="image/jpeg"/>
</draw:frame>
乌克兰不会有废墟，俄罗斯资产必须用于恢复我国。</text:p>
      <text:p text:style-name="P4">
在您的[]中(https://www.youtube.com/watch?v=BA2uXe4RDfg)乌克林福姆报道说，在战争的第413天结束时。</text:p>
      <text:p text:style-name="P4">
<text:span text:style-name="T5">
viso：<text:a xlink:type="simple" xlink:href="https://www.youtube.com/watch" text:style-name="Internet_20_link" text:visited-style-name="Visited_20_Internet_20_Link">
</text:a>
</text:span>
</text:p>
      <text:p text:style-name="P4">
<text:span text:style-name="T4">
 <text:span text:style-name="T5">
我希望健康，亲爱的乌克兰人!</text:span>
 </text:span>
</text:p>
      <text:p text:style-name="P4">
他刚刚参加了乌克兰财务支持的特殊支持形式。 这项活动在华盛顿举行，联合金融民主国家 - 我们的合作伙伴，欧洲委员会，国际金融机构的负责人：国际货币基金组织，世界银行，欧洲重建和发展银行。 主题是首先恢复。 战场之后我们国家的恢复。</text:p>
      <text:p text:style-name="P4">
我感谢我的合作伙伴帮助我们维持可持续性和财务稳定性。 他敦促更加活跃，以便乌克兰人可以更积极地重建，使乌克兰人正常生活。</text:p>
      <text:p text:style-name="P4">
乌克兰不会有废墟。 这是我们的目标。 这将是恐怖分子全部损失的特定二氧化碳。</text:p>
      <text:p text:style-name="P4">
此外，世界知道解决方案 - 关于俄罗斯的资产，俄罗斯官员，富裕的寡头，而他们的国家成为恐怖分子……所有这些都被激活，以弥补俄罗斯带来痛苦和痛苦的损失。 。 对于侵略者来说，战争应该是最昂贵的。 我们为此做了一切。 感谢支持我们的合作伙伴。</text:p>
      <text:p text:style-name="P4">
他今天在基辅举行了美国参议院的代表团 - 一个两党代表团。我告知战场上正在发生的事情，以及我们的机会。以及我们始终，我们已经证明了我们与美国的关系武器的供应是完全干净的，完全透明的。 合作伙伴对每个单元和每个武器的每个单位都有完整的视野。 重要的是，没有人工操作会被我们的信任宠坏。</text:p>
      <text:p text:style-name="P4">
当然，我很高兴听到来自美国的客人对乌克兰的积极话语以及我们设法实现恐怖命运的目标。我感谢所有现在选择的人以及直接帮助的道路。 没有SES和警察的认真工作，根本就不会想象正常的生活，而不是为了拯救许多人。 实际上，这是他们工作的本质是对人们的直接帮助。</text:p>
      <text:p text:style-name="P4">
我相信，今天内政部的毕业生在为人类的希望辩护。</text:p>
      <text:p text:style-name="P4">
顺便说一句，我现在想庆祝这样的后卫 - 尤其是来自尼科波尔的救援人员。 Artem Shuldyakova少校的SES，Fyodor中尉Zaykina，高级中士Vasyl Muzychenko，初级抗击者Vitaliy Bulkin。 谢谢大家的救助 - 俄罗斯火箭中风的乌克兰人!</text:p>
      <text:p text:style-name="P4">
我还将注意到警察人员 - “白人”，他们在粉丝中拯救我们的人民，撤离，发送人道主义援助，复活...</text:p>
      <text:p text:style-name="P4">
我感谢Avdiivka的警察Gennady Yudin对儿童的救赎，医护人员Popi，Popi是Mariinsky Frort的白人天使之一。 他们已经救出了我们数百名人民，包括重伤。</text:p>
      <text:p text:style-name="P4">
今天，我也要感谢在赫尔森地区工作的国家警察弗拉基米尔·佩雷塞特(Vladimir Perepelytsya)的爆炸，他的工作非常有效。</text:p>
      <text:p text:style-name="P4">
还有一个。</text:p>
      <text:p text:style-name="P4">
今天，在我们国家，传统上，庆祝火箭和太空行业员工的日子。 总是荣耀乌克兰的行业。 我确定他会做的!</text:p>
      <text:p text:style-name="P4">
谢谢所有保留我们潜力的人。 我们目前的融合水平是国际关系，我们的权力水平(无论是国家还是社会)，乌克兰应得的，我们的人民水平 - 所有这一切都将使乌克兰能够与先进的国家一起发展外太空，以及我们的业务 - 以及高级公司。</text:p>
      <text:p text:style-name="P4">
但是首先 - 我们将赢!特别是要归功于乌克兰火箭。</text:p>
      <text:p text:style-name="P4">
荣耀现在我们现在正在战斗的所有士兵!</text:p>
      <text:p text:style-name="P4">
谢谢所有帮助乌克兰的人!</text:p>
      <text:p text:style-name="P4">
感谢所有保护我们人民并保护乌克兰生活的人!</text:p>
      <text:p text:style-name="P4">
<text:span text:style-name="T4">
 <text:span text:style-name="T5">
荣耀与乌克兰!</text:span>
 </text:span>
</text:p>
      <text:p text:style-name="P4">
News Source: <text:a xlink:type="simple" xlink:href="https://www.ukrinform.ua/rubric-ato/3695108-zelenskij-zodnoi-ruini-v-ukraini-ne-bude-ce-nasa-meta.html" text:style-name="Internet_20_link" text:visited-style-name="Visited_20_Internet_20_Link">
https://www.ukrinform.ua/rubric-ato/3695108-zelenskij-zodnoi-ruini-v-ukraini-ne-bude-ce-nasa-meta.html</text:a>
</text:p>
      <!--NEWS-->
      <text:h text:style-name="P10" text:outline-level="1">
<text:span text:style-name="T4">
自战争开始以来，Cherkasy地区的24个教堂社区已从莫斯科教堂转到PCU</text:span>
</text:h>
      <text:p text:style-name="P4">
作者: Ukrinform (Person)</text:p>
      <text:p text:style-name="P4">
出版商: Укринформ (Organization)</text:p>
      <text:p text:style-name="P4">
出版时间: 2023-04-12T22:35:00+03:00</text:p>
      <text:p text:style-name="P4">
修改时间: 2023-04-12T22:35:00+03:00</text:p>
      <text:p text:style-name="P4">
描述: 自从全面入侵俄罗斯进入乌克兰以来，来自莫斯科父权制UOC的24个教会社区已转移到PCU的Cherkasy教区。  - 乌克林。</text:p>
      <text:p text:style-name="P4">
图片: ["<text:a xlink:type="simple" xlink:href="https://static.ukrinform.com/photos/2019_12/thumb_files/630_360_1576413849-187.jpg" text:style-name="Internet_20_link" text:visited-style-name="Visited_20_Internet_20_Link">
630_360_15764...</text:a>
"]</text:p>
      <text:p text:style-name="P4">
标签: ['Церква', 'УПЦ МП', 'Православна церква України', 'Війна з росією']</text:p>
      <text:p text:style-name="P4">
类型: Article</text:p>
      <!--METADATA-->
      <text:p text:style-name="P4">
<draw:frame draw:style-name="fr1" draw:name="Image237" text:anchor-type="as-char" svg:width="6.9236in" svg:height="3.956343in" draw:z-index="0">
<draw:image xlink:href="../Images/yкринформ/2023-04-12T22-35-00-03-00/630_360_1576413849-187.jpg" xlink:type="simple" xlink:show="embed" xlink:actuate="onLoad" draw:mime-type="image/jpeg"/>
</draw:frame>
从全面入侵俄罗斯进入乌克兰的开始，PCU的Cherkasy教区从莫斯科的主人公的UOC通过了24个教堂社区。</text:p>
      <text:p text:style-name="P4">
PCU Sergey Zako的Cherkasy Parchy的负责人讲述了乌克林形式的通讯员。</text:p>
      <text:p text:style-name="P4">
“自全面入侵俄罗斯以来，UOC议员的24个教堂单位已移交给我们。有16个社区与祭司一起过去，还有8个社区，没有他们。没有他们。自战争开始以来，这一过程已经加速。我们期待新的尖峰。”办公室负责人说。</text:p>
      <text:p text:style-name="P4">
<text:span text:style-name="T4">
另请阅读：</text:span>
 <text:span text:style-name="T4">
 <text:a xlink:type="simple" xlink:href="https://www.ukrinform.ua/rubric-society/3695094-danilov-institucii-aki-maut-vidnosenna-do-moskvi-ne-pracuvatimut-na-teritorii-ukraini.html" text:style-name="Internet_20_link" text:visited-style-name="Visited_20_Internet_20_Link">
</text:a>
</text:span>
</text:p>
      <text:p text:style-name="P4">
根据Zaik的说法，他仅列出了完成所有法律程序的社区。 其他人只宣布要去的意图，有些是首先提出的。</text:p>
      <text:p text:style-name="P4">
Zico说：“我不会称这些社区为例，以免破坏聚会而不损害这一过程。”</text:p>
      <text:p text:style-name="P4">
<text:span text:style-name="T4">
另请阅读：</text:span>
 <text:span text:style-name="T4">
 <text:a xlink:type="simple" xlink:href="https://www.ukrinform.ua/rubric-society/3695085-vseukrainska-rada-cerkov-pidtrimue-zakonoproekt-pro-zaboronu-religijnih-organizacij-povazanih-iz-rf.html" text:style-name="Internet_20_link" text:visited-style-name="Visited_20_Internet_20_Link">
</text:a>
</text:span>
</text:p>
      <text:p text:style-name="P4">
根据监视乌克兰公司在Cherkasy Ompast的开放式登记册的注册数据，负责<text:span text:style-name="T4">
 <text:a xlink:type="simple" xlink:href="https://www.ukrinform.ua/tag-upc-mp" text:style-name="Internet_20_link" text:visited-style-name="Visited_20_Internet_20_Link">
</text:a>
</text:span>
有195个教会社区。</text:p>
      <text:p text:style-name="P4">
News Source: <text:a xlink:type="simple" xlink:href="https://www.ukrinform.ua/rubric-society/3695109-z-pocatku-vijni-z-moskovskoi-cerkvi-do-pcu-perejsli-24-cerkovni-gromadi-cerkasini.html" text:style-name="Internet_20_link" text:visited-style-name="Visited_20_Internet_20_Link">
https://www.ukrinform.ua/rubric-society/3695109-z-pocatku-vijni-z-moskovskoi-cerkvi-do-pcu-perejsli-24-cerkovni-gromadi-cerkasini.html</text:a>
</text:p>
      <!--NEWS-->
      <text:h text:style-name="P10" text:outline-level="1">
<text:span text:style-name="T4">
火箭和太空行业一直荣耀乌克兰，并将成为总统</text:span>
</text:h>
      <text:p text:style-name="P4">
作者: Ukrinform (Person)</text:p>
      <text:p text:style-name="P4">
出版商: Укринформ (Organization)</text:p>
      <text:p text:style-name="P4">
出版时间: 2023-04-12T22:42:00+03:00</text:p>
      <text:p text:style-name="P4">
修改时间: 2023-04-12T22:42:00+03:00</text:p>
      <text:p text:style-name="P4">
描述: 沃迪米尔·泽伦斯基（Volodymyr Zelensky）总统表示，乌克兰融入国际关系的水平以及人民的水平将使我们的国家能够与先进的国家一起参与外太空的发展。  - 乌克林。</text:p>
      <text:p text:style-name="P4">
图片: ["<text:a xlink:type="simple" xlink:href="https://static.ukrinform.com/photos/2023_01/thumb_files/630_360_1674289634-963.jpeg" text:style-name="Internet_20_link" text:visited-style-name="Visited_20_Internet_20_Link">
630_360_16742...</text:a>
"]</text:p>
      <text:p text:style-name="P4">
标签: ['Космос', 'Ракета', 'Технології', 'Зеленський']</text:p>
      <text:p text:style-name="P4">
类型: Article</text:p>
      <!--METADATA-->
      <text:p text:style-name="P4">
<draw:frame draw:style-name="fr1" draw:name="Image238" text:anchor-type="as-char" svg:width="6.9236in" svg:height="3.956343in" draw:z-index="0">
<draw:image xlink:href="../Images/yкринформ/2023-04-12T22-42-00-03-00/630_360_1674289634-963.jpeg" xlink:type="simple" xlink:show="embed" xlink:actuate="onLoad" draw:mime-type="image/jpeg"/>
</draw:frame>
总统神圣泽伦斯基(Zelensky)表示，乌克兰融入国际关系，人民将允许我们国家参与主要国家发展的发展。</text:p>
      <text:p text:style-name="P4">
他在晚上说了这个<text:a xlink:type="simple" xlink:href="https://www.youtube.com/watch" text:style-name="Internet_20_link" text:visited-style-name="Visited_20_Internet_20_Link">
</text:a>
乌克林福姆报道，在战争的第413天结束时。</text:p>
      <text:p text:style-name="P4">
“今天在我们国家，传统上庆祝火箭工人的日子<text:a xlink:type="simple" xlink:href="https://www.ukrinform.ua/tag-kosmos" text:style-name="Internet_20_link" text:visited-style-name="Visited_20_Internet_20_Link">
</text:a>
行业。 总是从事拉斯拉夫乌克兰的行业。 我确定他会做的。 我感谢所有保持我们潜力的人。” Zelensky说。</text:p>
      <text:p text:style-name="P4">
<text:span text:style-name="T5">
viso：<text:a xlink:type="simple" xlink:href="https://www.youtube.com/watch" text:style-name="Internet_20_link" text:visited-style-name="Visited_20_Internet_20_Link">
</text:a>
</text:span>
</text:p>
      <text:p text:style-name="P4">
据他说，“我们目前在国际关系中的整合水平，我们的武力水平 - 乌克兰应得的国家和社会，所有这些人 - 所有这些都将使乌克兰能够参与与与与与同等的平等发展的发展高级国家和我们的业务“与高级公司一起”。</text:p>
      <text:p text:style-name="P4">
“但是首先 - 我们将赢!特别是要归功于乌克兰火箭，”总统说。</text:p>
      <text:p text:style-name="P4">
<text:span text:style-name="T4">
另请阅读：</text:span>
 <text:a xlink:type="simple" xlink:href="https://www.ukrinform.ua/rubric-regions/3676207-prikarpatskij-universitet-uvijsov-do-konsorciumu-akij-doslidzue-kosmos.html" text:style-name="Internet_20_link" text:visited-style-name="Visited_20_Internet_20_Link">
<text:span text:style-name="T4">
空间</text:span>
</text:a>
众所周知，4月12日，庆祝火箭和太空行业的员工以及国际航空和太空日的日子。</text:p>
      <text:p text:style-name="P4">
_foto：op _</text:p>
      <text:p text:style-name="P4">
News Source: <text:a xlink:type="simple" xlink:href="https://www.ukrinform.ua/rubric-technology/3695110-zelenskij-raketnokosmicna-galuz-zavzdi-robila-slavu-ukraini-j-robitime.html" text:style-name="Internet_20_link" text:visited-style-name="Visited_20_Internet_20_Link">
https://www.ukrinform.ua/rubric-technology/3695110-zelenskij-raketnokosmicna-galuz-zavzdi-robila-slavu-ukraini-j-robitime.html</text:a>
</text:p>
      <!--NEWS-->
      <text:h text:style-name="P10" text:outline-level="1">
<text:span text:style-name="T4">
在篮球欧洲杯的1/4决赛中确定了“普罗米修斯”竞争对手</text:span>
</text:h>
      <text:p text:style-name="P4">
作者: Ukrinform (Person)</text:p>
      <text:p text:style-name="P4">
出版商: Укринформ (Organization)</text:p>
      <text:p text:style-name="P4">
出版时间: 2023-04-12T22:59:00+03:00</text:p>
      <text:p text:style-name="P4">
修改时间: 2023-04-12T22:59:00+03:00</text:p>
      <text:p text:style-name="P4">
描述: 欧洲杯四分之一决赛中乌克兰“普罗米修斯”的篮球运动员将与希腊俱乐部“ Internetaas”一起比赛。  - 乌克林。</text:p>
      <text:p text:style-name="P4">
图片: ["<text:a xlink:type="simple" xlink:href="https://static.ukrinform.com/photos/2023_04/thumb_files/630_360_1681329383-255.jpg" text:style-name="Internet_20_link" text:visited-style-name="Visited_20_Internet_20_Link">
630_360_16813...</text:a>
"]</text:p>
      <text:p text:style-name="P4">
标签: ['Баскетбол']</text:p>
      <text:p text:style-name="P4">
类型: Article</text:p>
      <!--METADATA-->
      <text:p text:style-name="P4">
<draw:frame draw:style-name="fr1" draw:name="Image239" text:anchor-type="as-char" svg:width="6.9236in" svg:height="3.956343in" draw:z-index="0">
<draw:image xlink:href="../Images/yкринформ/2023-04-12T22-59-00-03-00/630_360_1681329383-255.jpg" xlink:type="simple" xlink:show="embed" xlink:actuate="onLoad" draw:mime-type="image/jpeg"/>
</draw:frame>
乌克兰“普罗米修斯”的篮球运动员在欧洲杯的四分之一决赛中将参加希腊俱乐部“ Internetaas”。</text:p>
      <text:p text:style-name="P4">
在比赛中迪米特里斯·托法洛斯竞技场(Dimitris Tofalos Arena)的巡回赛锦标赛的1/8决赛中，帕特拉的内容被法国队“ bur”击败-89:75(24：13，17：20,20：22，28：20)，报道乌克林福姆。</text:p>
      <text:p text:style-name="P4">
半决赛的比赛将于4月18日/19日举行。</text:p>
      <text:p text:style-name="P4">
正如乌克林福姆报道的那样，普罗米修斯在前往欧元欧洲的四分之一决赛的途中被德国俱乐部“ Weolia Tauers Hamburg”击败(87:79).</text:p>
      <text:p text:style-name="P4">
<text:span text:style-name="T4">
Читайте також:</text:span>
 <text:a xlink:type="simple" xlink:href="https://www.ukrinform.ua/rubric-sports/3694618-prometej-vijsov-do-14-finalu-basketbolnogo-evrokubka-obigravsi-gamburg.html" text:style-name="Internet_20_link" text:visited-style-name="Visited_20_Internet_20_Link">
 <text:span text:style-name="T4">
баскетбол</text:span>
 </text:a>
应当指出的是，所有在欧洲杯中胜利的申请人都由季后赛土耳其人的网推进，只有一场比赛与对手打球。</text:p>
      <text:p text:style-name="P4">
照片：Prometeybc.com。</text:p>
      <text:p text:style-name="P4">
News Source: <text:a xlink:type="simple" xlink:href="https://www.ukrinform.ua/rubric-sports/3695112-viznacivsa-supernik-prometea-v-14-finalu-basketbolnogo-evrokubka.html" text:style-name="Internet_20_link" text:visited-style-name="Visited_20_Internet_20_Link">
https://www.ukrinform.ua/rubric-sports/3695112-viznacivsa-supernik-prometea-v-14-finalu-basketbolnogo-evrokubka.html</text:a>
</text:p>
      <!--NEWS-->
      <text:h text:style-name="P10" text:outline-level="1">
<text:span text:style-name="T4">
华盛顿的Shmigal：今年乌克兰至少需要141亿美元</text:span>
</text:h>
      <text:p text:style-name="P4">
作者: Ukrinform (Person)</text:p>
      <text:p text:style-name="P4">
出版商: Укринформ (Organization)</text:p>
      <text:p text:style-name="P4">
出版时间: 2023-04-12T23:02:00+03:00</text:p>
      <text:p text:style-name="P4">
修改时间: 2023-04-12T23:02:00+03:00</text:p>
      <text:p text:style-name="P4">
描述: 乌克兰今年对乌克兰恢复的迫切需求是141亿美元，为人们提供最低水平的社会和人道主义服务。  - 乌克林。</text:p>
      <text:p text:style-name="P4">
图片: ["<text:a xlink:type="simple" xlink:href="https://static.ukrinform.com/photos/2023_04/thumb_files/630_360_1681324938-4356.jpeg" text:style-name="Internet_20_link" text:visited-style-name="Visited_20_Internet_20_Link">
630_360_16813...</text:a>
"]</text:p>
      <text:p text:style-name="P4">
标签: ['МВФ', 'Україна', 'Світовий банк', 'Шмигаль']</text:p>
      <text:p text:style-name="P4">
类型: Article</text:p>
      <!--METADATA-->
      <text:p text:style-name="P4">
<draw:frame draw:style-name="fr1" draw:name="Image240" text:anchor-type="as-char" svg:width="6.9236in" svg:height="3.956343in" draw:z-index="0">
<draw:image xlink:href="../Images/yкринформ/2023-04-12T23-02-00-03-00/630_360_1681324938-4356.jpeg" xlink:type="simple" xlink:show="embed" xlink:actuate="onLoad" draw:mime-type="image/jpeg"/>
</draw:frame>
乌克兰今年恢复的迫切需求是141亿美元，以为人们提供最低水平的社会igumantarantian服务。</text:p>
      <text:p text:style-name="P4">
乌克林福音通讯员报告称，乌克兰丹尼斯·施密列尔总理在周三在国际货币基金组织和世界银行举行的圆桌会议上指出，这是由乌克林福音通讯员报告的。</text:p>
      <text:p text:style-name="P4">
“根据第二份报告(世界银行和欧洲委员会 - 编辑。)乌克兰负责人说：“乌克兰重建和恢复战争第一年后果的长期需求估计为4110亿美元。”</text:p>
      <text:p text:style-name="P4">
他还强调，为此目的<text:a xlink:type="simple" xlink:href="https://www.ukrinform.ua/tag-ukraina" text:style-name="Internet_20_link" text:visited-style-name="Visited_20_Internet_20_Link">
</text:a>
到2023年底，有必要巩固约140亿美元的捐助者援助。</text:p>
      <text:p text:style-name="P4">
乌克兰的恢复将是欧洲最大的投资项目之一。 但是现在，我们需要对终端需求和恢复的满意度最大程度地关注。 我的意思是，在世界银行的估计中，这是141亿美元，这是我国确保拥有最低社会和人道主义服务水平的人们的首要任务。”乌克兰总理强调。</text:p>
      <text:p text:style-name="P4">
在这种情况下，他感谢国际货币基金组织，世界银行，欧盟，联合国，七国集团，美国政府，他们已经采取的步骤提供了重要的一部分基本援助。 他还敦促国际合伙人考虑其他倡议，包括填补目标基金支持，恢复，改革和改革(urtf)，由世界银行创建。</text:p>
      <text:p text:style-name="P4">
在这方面，政府负责人保证乌克兰在财务责任制方面完全开放且透明，并向捐助者提供所有必要的信息。</text:p>
      <text:p text:style-name="P4">
<text:span text:style-name="T4">
另请阅读：</text:span>
 <text:a xlink:type="simple" xlink:href="https://www.ukrinform.ua/rubric-economy/3695097-svitovij-bank-nadae-ukraini-200-miljoniv-na-vidnovlenna-energetiki.html" text:style-name="Internet_20_link" text:visited-style-name="Visited_20_Internet_20_Link">
</text:a>
乌克兰福姆(Ukrinform)表示，乌克兰总理周三启动了他访问美国的基本部分。 丹尼斯·施米加尔(Denis Shmigal)在华盛顿的逗留涉及他参加世界银行集团和国际货币基金组织举行的年度春季会议论坛。 此外，他与美国国防部长劳埃德·奥斯丁(Lloyd Austin)，美国商务部长吉娜·雷蒙蒙德(Gina Raymomond)，财政部长珍妮特·埃伦(Janet Ellen)以及国际货币基金组织，世界银行和欧洲投资银行的会议被辩护。</text:p>
      <text:p text:style-name="P4">
News Source: <text:a xlink:type="simple" xlink:href="https://www.ukrinform.ua/rubric-economy/3695113-smigal-u-vasingtoni-cogoric-ukraini-znadobitsa-sonajmense-141-milarda.html" text:style-name="Internet_20_link" text:visited-style-name="Visited_20_Internet_20_Link">
https://www.ukrinform.ua/rubric-economy/3695113-smigal-u-vasingtoni-cogoric-ukraini-znadobitsa-sonajmense-141-milarda.html</text:a>
</text:p>
      <!--NEWS-->
      <text:h text:style-name="P10" text:outline-level="1">
<text:span text:style-name="T4">
逮捕记者WSJ允许普京亲自 - 彭博</text:span>
</text:h>
      <text:p text:style-name="P4">
作者: Ukrinform (Person)</text:p>
      <text:p text:style-name="P4">
出版商: Укринформ (Organization)</text:p>
      <text:p text:style-name="P4">
出版时间: 2023-04-12T23:10:00+03:00</text:p>
      <text:p text:style-name="P4">
修改时间: 2023-04-12T23:10:00+03:00</text:p>
      <text:p text:style-name="P4">
描述: 俄罗斯联邦总统亲自允许在俄罗斯逮捕《记者华尔街日报》埃文·格什科维奇。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Арешт', 'путін', 'Журналіст', 'росія']</text:p>
      <text:p text:style-name="P4">
类型: Article</text:p>
      <!--METADATA-->
      <text:p text:style-name="P4">
<draw:frame draw:style-name="fr1" draw:name="Image241" text:anchor-type="as-char" svg:width="6.9236in" svg:height="3.956343in" draw:z-index="0">
<draw:image xlink:href="../Images/yкринформ/2023-04-12T23-10-00-03-00/630_360_1680228306-496.jpg" xlink:type="simple" xlink:show="embed" xlink:actuate="onLoad" draw:mime-type="image/jpeg"/>
</draw:frame>
总统罗夫亲自允许在俄罗斯逮捕，记者华尔街杂志埃文纳格斯科维奇。</text:p>
      <text:p text:style-name="P4">
根据乌克林的通讯员的说法，关于自我信息的消息来源撰写<text:a xlink:type="simple" xlink:href="https://www.bnnbloomberg.ca/putin-approved-arrest-of-us-reporter-on-spying-charges-1.1906948" text:style-name="Internet_20_link" text:visited-style-name="Visited_20_Internet_20_Link">
</text:a>
。</text:p>
      <text:p text:style-name="P4">
该材料写道：“俄罗斯总统弗拉基米尔·普京(Vladimir Putin)亲自批准了被指控间谍活动的一名美国记者的逮捕。”</text:p>
      <text:p text:style-name="P4">
<text:span text:style-name="T4">
另请阅读：</text:span>
 <text:span text:style-name="T4">
 <text:a xlink:type="simple" xlink:href="https://www.ukrinform.ua/rubric-world/3694193-derzdep-zaklikav-rf-zvilniti-zurnalista-wsj-ta-vimagae-dostupu-do-nogo.html" text:style-name="Internet_20_link" text:visited-style-name="Visited_20_Internet_20_Link">
</text:a>
</text:span>
</text:p>
      <text:p text:style-name="P4">
根据该机构的对话者的说法，这越来越受“僵化线”的支持者的影响，这些支持者倾向于加深与华盛顿的对抗，认为这是不可逆转的。</text:p>
      <text:p text:style-name="P4">
彭博社说：“逮捕美国安全记者的提议近40年来首次来自霍克斯(Hawks)，俄罗斯在俄罗斯设施的最高领导地位。”</text:p>
      <text:p text:style-name="P4">
<text:span text:style-name="T4">
另请阅读：</text:span>
 <text:span text:style-name="T4">
 <text:a xlink:type="simple" xlink:href="https://www.ukrinform.ua/rubric-world/3691132-zatrimanij-u-rosii-zurnalist-wsj-ne-mav-zodnogo-vidnosenna-do-spigunstva-bilij-dim.html" text:style-name="Internet_20_link" text:visited-style-name="Visited_20_Internet_20_Link">
</text:a>
</text:span>
</text:p>
      <text:p text:style-name="P4">
正如乌克林福姆报道的那样，WSJ记者Evan Gershkovich在Yekaterinburg的新闻商务旅行中被拘留在俄罗斯联邦29 Bier中。 他成为美国媒体的第一位代表，自1986年以来被俄罗斯当局逮捕，并且是在俄罗斯过去几年被非法拘留的几个美国人之一。</text:p>
      <text:p text:style-name="P4">
News Source: <text:a xlink:type="simple" xlink:href="https://www.ukrinform.ua/rubric-world/3695114-arest-zurnalista-wsj-dozvoliv-osobisto-putin-bloomberg.html" text:style-name="Internet_20_link" text:visited-style-name="Visited_20_Internet_20_Link">
https://www.ukrinform.ua/rubric-world/3695114-arest-zurnalista-wsj-dozvoliv-osobisto-putin-bloomberg.html</text:a>
</text:p>
      <!--NEWS-->
      <text:h text:style-name="P10" text:outline-level="1">
<text:span text:style-name="T4">
没有SES和警察的勤奋工作</text:span>
</text:h>
      <text:p text:style-name="P4">
作者: Ukrinform (Person)</text:p>
      <text:p text:style-name="P4">
出版商: Укринформ (Organization)</text:p>
      <text:p text:style-name="P4">
出版时间: 2023-04-12T23:23:00+03:00</text:p>
      <text:p text:style-name="P4">
修改时间: 2023-04-12T23:23:00+03:00</text:p>
      <text:p text:style-name="P4">
描述: 沃迪米尔总统Zelenskyy强调，如果没有SES和警察的勤奋工作，就不会想象正常的生活，也不会拯救许多人。  - 乌克林。</text:p>
      <text:p text:style-name="P4">
图片: ["<text:a xlink:type="simple" xlink:href="https://static.ukrinform.com/photos/2023_04/thumb_files/630_360_1681297550-9850.jpeg" text:style-name="Internet_20_link" text:visited-style-name="Visited_20_Internet_20_Link">
630_360_16812...</text:a>
"]</text:p>
      <text:p text:style-name="P4">
标签: ['ДСНС', 'МВС', 'Звернення', 'Зеленський']</text:p>
      <text:p text:style-name="P4">
类型: Article</text:p>
      <!--METADATA-->
      <text:p text:style-name="P4">
<draw:frame draw:style-name="fr1" draw:name="Image242" text:anchor-type="as-char" svg:width="6.9236in" svg:height="3.956343in" draw:z-index="0">
<draw:image xlink:href="../Images/yкринформ/2023-04-12T23-23-00-03-00/630_360_1681297550-9850.jpeg" xlink:type="simple" xlink:show="embed" xlink:actuate="onLoad" draw:mime-type="image/jpeg"/>
</draw:frame>
沃迪米尔总统Zelenskyy强调，如果没有希波尔西氏症的勤奋工作，就不会想象正常的生活，也不要拯救许多人。</text:p>
      <text:p text:style-name="P4">
他在他的[]中说了这一点(https://t.me/V_Zelenskiy_official/5837)谈到参加培训的年轻警察和DSN救援人员的问候。</text:p>
      <text:p text:style-name="P4">
<text:span text:style-name="T5">
viso：<text:a xlink:type="simple" xlink:href="https://t.me/OP_UA/9222" text:style-name="Internet_20_link" text:visited-style-name="Visited_20_Internet_20_Link">
</text:a>
</text:span>
</text:p>
      <text:p text:style-name="P4">
“今天完成学习，祝贺我们的年轻警察和SES的救援人员对我来说是非常情感和光荣的。 Zelensky说：“超过3000名青年人 - 专业和爱国 - 现在加入那些想要保护生活安全性和正常性的人。”</text:p>
      <text:p text:style-name="P4">
<text:span text:style-name="T4">
另请阅读：</text:span>
 <text:span text:style-name="T4">
 <text:a xlink:type="simple" xlink:href="https://www.ukrinform.ua/rubric-ato/3695108-zelenskij-zodnoi-ruini-v-ukraini-ne-bude-ce-nasa-meta.html" text:style-name="Internet_20_link" text:visited-style-name="Visited_20_Internet_20_Link">
</text:a>
</text:span>
</text:p>
      <text:p text:style-name="P4">
总统说，他们将在最危险的地区工作。 特别是，该分布将在前线地区 - 苏米(Sumy)地区Nakarkiv地区。 他说，还有一些人将在我们的新攻击队中战斗。</text:p>
      <text:p text:style-name="P4">
“我感谢所有现在选择的人以及直接帮助的道路。 没有SES和警察的认真工作，根本就不会想象正常的生活，而不是为了拯救许多人。 实际上，这是他们工作的本质是对人们的直接帮助。 我相信，今天的内政部教育机构的毕业生为人类的希望辩护。</text:p>
      <text:p text:style-name="P4">
他还在讲话中提到了几个救援人员，并感谢他们的工作。</text:p>
      <text:p text:style-name="P4">
“我现在想庆祝这样的后卫 - 我们的救援人员，包括尼科波尔。 Artem Shuldyakova少校的SES，Fyodor中尉Zaykina，高级中士Vasyl Muzychenko，初级抗击者Vitaliy Bulkin。 谢谢大家的救助 - 俄罗斯火箭发射器的乌克兰人。”总统说。</text:p>
      <text:p text:style-name="P4">
<text:span text:style-name="T4">
另请阅读：</text:span>
 <text:span text:style-name="T4">
 <text:a xlink:type="simple" xlink:href="https://www.ukrinform.ua/rubric-polytics/3695104-zelenskij-dovga-istoria-bezkarnosti-rosii-povinna-pripinitisa.html" text:style-name="Internet_20_link" text:visited-style-name="Visited_20_Internet_20_Link">
</text:a>
</text:span>
</text:p>
      <text:p text:style-name="P4">
此外，他还指出，警察人员 - “白天使”，羞愧我们在顿涅茨克地区的人民，撤离，更名为人道主义援助，复苏了受伤的人……”。<text:span text:style-name="T4">
另请阅读：</text:span>
 <text:span text:style-name="T4">
 <text:a xlink:type="simple" xlink:href="https://www.ukrinform.ua/rubric-society/3694873-zelenskij-privitav-vipusknikiv-sistemi-mvs.html" text:style-name="Internet_20_link" text:visited-style-name="Visited_20_Internet_20_Link">
</text:a>
</text:span>
</text:p>
      <text:p text:style-name="P4">
据报道，4月12日，沃迪米尔·泽伦斯基总统参加了内政部高等教育机构的成就。</text:p>
      <text:p text:style-name="P4">
News Source: <text:a xlink:type="simple" xlink:href="https://www.ukrinform.ua/rubric-society/3695115-bez-sumlinnoi-roboti-dsns-i-policii-ne-uaviti-normalnogo-zitta-zelenskij.html" text:style-name="Internet_20_link" text:visited-style-name="Visited_20_Internet_20_Link">
https://www.ukrinform.ua/rubric-society/3695115-bez-sumlinnoi-roboti-dsns-i-policii-ne-uaviti-normalnogo-zitta-zelenskij.html</text:a>
</text:p>
      <!--NEWS-->
      <text:h text:style-name="P10" text:outline-level="1">
<text:span text:style-name="T4">
外交部和罗马尼亚，乌克兰和摩尔多瓦国防部的领导将在布加勒斯特见面</text:span>
</text:h>
      <text:p text:style-name="P4">
作者: Ukrinform (Person)</text:p>
      <text:p text:style-name="P4">
出版商: Укринформ (Organization)</text:p>
      <text:p text:style-name="P4">
出版时间: 2023-04-12T23:39:00+03:00</text:p>
      <text:p text:style-name="P4">
修改时间: 2023-04-12T23:39:00+03:00</text:p>
      <text:p text:style-name="P4">
描述: 外交部和罗马尼亚，乌克兰和摩尔多瓦政府部门的领导将于周四在罗马尼亚首都布加勒斯特举行三方会议。  - 乌克林。</text:p>
      <text:p text:style-name="P4">
图片: ["<text:a xlink:type="simple" xlink:href="https://static.ukrinform.com/photos/2016_07/thumb_files/630_360_1468094495-6827.jpg" text:style-name="Internet_20_link" text:visited-style-name="Visited_20_Internet_20_Link">
630_360_14680...</text:a>
"]</text:p>
      <text:p text:style-name="P4">
标签: ['Міноборони', 'Молдова', 'МЗС', 'Румунія']</text:p>
      <text:p text:style-name="P4">
类型: Article</text:p>
      <!--METADATA-->
      <text:p text:style-name="P4">
<draw:frame draw:style-name="fr1" draw:name="Image243" text:anchor-type="as-char" svg:width="6.9236in" svg:height="3.956343in" draw:z-index="0">
<draw:image xlink:href="../Images/yкринформ/2023-04-12T23-39-00-03-00/630_360_1468094495-6827.jpg" xlink:type="simple" xlink:show="embed" xlink:actuate="onLoad" draw:mime-type="image/jpeg"/>
</draw:frame>
乌克兰·塔莫尔多夫(Ukraine Tamoldov)的外交部和罗马尼亚国防部的领导将于周四在罗马尼亚首都布加勒斯特举行三方会议。</text:p>
      <text:p text:style-name="P4">
据乌克林福音通讯员称，周三，记者在晚上报告了这一点<text:a xlink:type="simple" xlink:href="https://www.mae.ro/" text:style-name="Internet_20_link" text:visited-style-name="Visited_20_Internet_20_Link">
</text:a>
。</text:p>
      <text:p text:style-name="P4">
罗马尼亚外交部大楼举行的会议将在克里米亚平台举行的第一次黑海安全会议上举行，该会议在布加勒斯特举行，尤其是参与者是外交事务和Moremunia部的负责人，[] <text:a xlink:type="simple" xlink:href="https://www.ukrinform.ua/tag-ukraina" text:style-name="Internet_20_link" text:visited-style-name="Visited_20_Internet_20_Link">
</text:a>
和摩尔多瓦。</text:p>
      <text:p text:style-name="P4">
罗马尼亚外交部尚未报告罗马尼亚 - 乌克兰 - 摩尔多瓦共和国的三方会议的主要主题，但预计该地区的安全状况将成为人们关注的焦点。 计划在谈判完成后，其参与者将充当媒体报告。</text:p>
      <text:p text:style-name="P4">
预计乌克兰外交部将在第一次黑海安全会议上与国际克里米亚平台的普拉维德(Pravid)举行，部长德米特里·库莱巴(Dmitry Kuleba)将代表，但在周三晚上，罗马尼亚方面告诉记者，相反，第一任副外交大臣Emine Japarov会。</text:p>
      <text:p text:style-name="P4">
因此，第一任外交事务副部长Eminzhaparov，乌克兰国防部长Alexei Reznikov，外国董事部长Bohdan Aursku，罗马尼亚国防部长，外交部，外交部部长，外交部部长，外交部部长，外交部长外交部，外国国防部长，外国国防部长Oleksiy Reznikov的Oleksiy Aurskcu将参加在罗马尼亚举行的三方会议 - 乌克兰 - 摩尔多瓦大臣和国防部的Anatoly Anatoly Nosyaty。</text:p>
      <text:p text:style-name="P4">
<text:span text:style-name="T4">
另请阅读：</text:span>
 <text:a xlink:type="simple" xlink:href="https://www.ukrinform.ua/rubric-crimea/3695002-cornomorska-bezpekova-konferencia-zaversila-arhitekturu-miznarodnoi-krimskoi-platformi-mzs.html" text:style-name="Internet_20_link" text:visited-style-name="Visited_20_Internet_20_Link">
</text:a>
正如乌克林福姆报道的那样，乌克兰外交部长德米特里·库莱布(Dmitry Kuleb)在与罗马尼亚同事博丹·艾尔斯克(Bohdan Aursk)的对话中间。海洋地区。</text:p>
      <text:p text:style-name="P4">
News Source: <text:a xlink:type="simple" xlink:href="https://www.ukrinform.ua/rubric-polytics/3695121-kerivnictvo-mzs-ta-minoboroni-rumunii-ukraini-i-moldovi-provede-zustric-u-buharesti.html" text:style-name="Internet_20_link" text:visited-style-name="Visited_20_Internet_20_Link">
https://www.ukrinform.ua/rubric-polytics/3695121-kerivnictvo-mzs-ta-minoboroni-rumunii-ukraini-i-moldovi-provede-zustric-u-buharesti.html</text:a>
</text:p>
      <!--NEWS-->
      <text:h text:style-name="P10" text:outline-level="1">
<text:span text:style-name="T4">
皇家马德里在欧洲欧洲冠军联赛的1/4决赛的第一场比赛中击败切尔西</text:span>
</text:h>
      <text:p text:style-name="P4">
作者: Ukrinform (Person)</text:p>
      <text:p text:style-name="P4">
出版商: Укринформ (Organization)</text:p>
      <text:p text:style-name="P4">
出版时间: 2023-04-12T23:44:00+03:00</text:p>
      <text:p text:style-name="P4">
修改时间: 2023-04-12T23:44:00+03:00</text:p>
      <text:p text:style-name="P4">
描述: 在欧洲冠军联赛中，接下来的1/4季后赛决赛结束了。  - 乌克林。</text:p>
      <text:p text:style-name="P4">
图片: ["<text:a xlink:type="simple" xlink:href="https://static.ukrinform.com/photos/2023_04/thumb_files/630_360_1681332199-533.jpg" text:style-name="Internet_20_link" text:visited-style-name="Visited_20_Internet_20_Link">
630_360_16813...</text:a>
"]</text:p>
      <text:p text:style-name="P4">
标签: ['Челсі', 'Футбол', 'Ліга чемпіонів', 'Реал Мадрид']</text:p>
      <text:p text:style-name="P4">
类型: Article</text:p>
      <!--METADATA-->
      <text:p text:style-name="P4">
<draw:frame draw:style-name="fr1" draw:name="Image244" text:anchor-type="as-char" svg:width="6.9236in" svg:height="3.956343in" draw:z-index="0">
<draw:image xlink:href="../Images/yкринформ/2023-04-12T23-44-00-03-00/630_360_1681332199-533.jpg" xlink:type="simple" xlink:show="embed" xlink:actuate="onLoad" draw:mime-type="image/jpeg"/>
</draw:frame>
UEFA Lisichampions完成了接下来的1/4季后赛决赛。</text:p>
      <text:p text:style-name="P4">
据报道，在圣地亚哥·伯纳乌(Santiago Bernabeu)的第一节四分之一决赛中，西班牙“皇家”(Real)冠军的目前获胜者被足球运动员“切尔西”(Chelsea)击败-2-0。</text:p>
      <text:p text:style-name="P4">
真正的成功在第22分钟带来了Karim Benzema和Marco Asensio的目标(74).</text:p>
      <text:p text:style-name="P4">
«Челсі» догравав матч у меншості - на 59-й хвилині Бен Чілвелл за затримкусуперника отримав червону картку.</text:p>
      <text:p text:style-name="P4">
У паралельній зустрічі італійського дербі «Мілан» мінімально переміг «Наполі»- 1:0.</text:p>
      <text:p text:style-name="P4">
Як повідомлялося, напередодні англійський «Манчестер Сіті» здобув перемогу наднімецькою «Баварію» (3：0)葡萄牙的“ Benfica”让位于意大利“ Inter”(0：2).</text:p>
      <text:p text:style-name="P4">
<text:span text:style-name="T4">
Читайте також:</text:span>
 <text:a xlink:type="simple" xlink:href="https://www.ukrinform.ua/rubric-sports/3694658-mancester-siti-peregrav-bavariu-u-persomu-matci-14-finalu-ligi-cempioniv-uefa.html" text:style-name="Internet_20_link" text:visited-style-name="Visited_20_Internet_20_Link">
 </text:a>
战斗将于4月18日至19日举行。 这两场比赛的胜利将发布到半决赛。</text:p>
      <text:p text:style-name="P4">
1/2总决赛的第一次会议将于5月9日至10日举行，重复16-17。</text:p>
      <text:p text:style-name="P4">
回想一下，欧洲冠军联赛的最后一场比赛将于6月10日在伊斯坦布尔的阿塔图尔克奥林匹克体育场举行。</text:p>
      <text:p text:style-name="P4">
照片：法新社。</text:p>
      <text:p text:style-name="P4">
News Source: <text:a xlink:type="simple" xlink:href="https://www.ukrinform.ua/rubric-sports/3695124-real-obigrav-celsi-u-persomu-matci-14-finalu-ligi-cempioniv-uefa.html" text:style-name="Internet_20_link" text:visited-style-name="Visited_20_Internet_20_Link">
https://www.ukrinform.ua/rubric-sports/3695124-real-obigrav-celsi-u-persomu-matci-14-finalu-ligi-cempioniv-uefa.html</text:a>
</text:p>
      <!--NEWS-->
      <text:h text:style-name="P10" text:outline-level="1">
<text:span text:style-name="T4">
华盛顿计划在9月之前向乌克兰提供新的赠款援助 - 美国财政部</text:span>
</text:h>
      <text:p text:style-name="P4">
作者: Ukrinform (Person)</text:p>
      <text:p text:style-name="P4">
出版商: Укринформ (Organization)</text:p>
      <text:p text:style-name="P4">
出版时间: 2023-04-12T23:53:00+03:00</text:p>
      <text:p text:style-name="P4">
修改时间: 2023-04-12T23:53:00+03:00</text:p>
      <text:p text:style-name="P4">
描述: 美国财政部负责人珍妮特·埃伦（Janet Ellen）宣布华盛顿计划在今年9月之前提供乌克兰，并提供额外的财政支持以及其他形式的援助。  - 乌克林。</text:p>
      <text:p text:style-name="P4">
图片: ["<text:a xlink:type="simple" xlink:href="https://static.ukrinform.com/photos/2023_02/thumb_files/630_360_1677502946-733.jpg" text:style-name="Internet_20_link" text:visited-style-name="Visited_20_Internet_20_Link">
630_360_16775...</text:a>
"]</text:p>
      <text:p text:style-name="P4">
标签: ['Економіка', 'Мінфін', 'США', 'Україна', 'Гроші', 'Грант']</text:p>
      <text:p text:style-name="P4">
类型: Article</text:p>
      <!--METADATA-->
      <text:p text:style-name="P4">
<draw:frame draw:style-name="fr1" draw:name="Image245" text:anchor-type="as-char" svg:width="6.9236in" svg:height="3.956343in" draw:z-index="0">
<draw:image xlink:href="../Images/yкринформ/2023-04-12T23-53-00-03-00/630_360_1677502946-733.jpg" xlink:type="simple" xlink:show="embed" xlink:actuate="onLoad" draw:mime-type="image/jpeg"/>
</draw:frame>
美国Glavinistry珍妮特·埃伦(Janet Ellen)宣布华盛顿州将于今年9月在今年9月提供额外的财政支持以及其他形式的援助。</text:p>
      <text:p text:style-name="P4">
她在周三的国际圆桌会议上说，这是由国际货币基金组织和世界银行组织的支持乌克兰的国际圆桌会议。</text:p>
      <text:p text:style-name="P4">
“我们目前有计划提供额外的帮助(乌克兰 - 编辑。)关于 - 所有这些<text:span text:style-name="T4">
 <text:a xlink:type="simple" xlink:href="https://www.ukrinform.ua/tag-grant" text:style-name="Internet_20_link" text:visited-style-name="Visited_20_Internet_20_Link">
</text:a>
</text:span>
，并确保在恢复早期阶段的能源安全支持。”美国财政部负责人说。</text:p>
      <text:p text:style-name="P4">
<text:span text:style-name="T4">
另请阅读：</text:span>
 <text:span text:style-name="T4">
 <text:a xlink:type="simple" xlink:href="https://www.ukrinform.ua/rubric-economy/3695113-smigal-u-vasingtoni-cogoric-ukraini-znadobitsa-sonajmense-141-milarda.html" text:style-name="Internet_20_link" text:visited-style-name="Visited_20_Internet_20_Link">
</text:a>
</text:span>
</text:p>
      <text:p text:style-name="P4">
她还强调，乌克兰的支持是一个普遍的问题。</text:p>
      <text:p text:style-name="P4">
部长强调说：“我们欢迎盟友和合作伙伴的努力提供大量，预期和及时的帮助，我们敦促所有人继续领带。”</text:p>
      <text:p text:style-name="P4">
<text:span text:style-name="T4">
另请阅读：</text:span>
 <text:span text:style-name="T4">
 <text:a xlink:type="simple" xlink:href="https://www.ukrinform.ua/rubric-economy/3694693-kostiv-donoriv-vistacit-ukraini-do-kinca-roku-minfin-ssa.html" text:style-name="Internet_20_link" text:visited-style-name="Visited_20_Internet_20_Link">
</text:a>
</text:span>
</text:p>
      <text:p text:style-name="P4">
同时，它强调了已经分析了对俄罗斯制裁的强大压力并继续加剧的国家的“国际联盟”的重要性。 她说，这限制了俄罗斯联合会对提供部队所需的技术和设备的通道。” 此外，由于国际禁运以及俄罗斯石油和石油产品价格的简介，俄罗斯失去了其关键收入，但在全球市场上保持稳定。</text:p>
      <text:p text:style-name="P4">
<text:span text:style-name="T4">
另请阅读：</text:span>
 <text:span text:style-name="T4">
 <text:a xlink:type="simple" xlink:href="https://www.ukrinform.ua/rubric-economy/3689215-stati-pererahuvali-do-derzbudzetu-ukraini-grant-u-rozmiri-125-milarda.html" text:style-name="Internet_20_link" text:visited-style-name="Visited_20_Internet_20_Link">
</text:a>
</text:span>
</text:p>
      <text:p text:style-name="P4">
在这种情况下，艾伦强调，与去年相比，俄罗斯税收税收的状态收入仅从引入石油轰炸的时候就下降了40％以上。</text:p>
      <text:p text:style-name="P4">
<text:span text:style-name="T4">
另请阅读：</text:span>
 <text:span text:style-name="T4">
 <text:a xlink:type="simple" xlink:href="https://www.ukrinform.ua/rubric-economy/3675993-ssa-ocikuut-provalu-ekonomicnoi-traektorii-rosii-cerez-pevnij-cas-ministerka-finansiv.html" text:style-name="Internet_20_link" text:visited-style-name="Visited_20_Internet_20_Link">
</text:a>
</text:span>
</text:p>
      <text:p text:style-name="P4">
根据乌克林的说法，IMF的国际货币基金组织IMF的华盛顿参与了政府的负责人，中央银行，世界上大多数国家的经济部门，华盛顿的大多数国家经济部门。 乌克兰代表团由总理丹尼斯·施米加尔(Denis Shmigal)领导。</text:p>
      <text:p text:style-name="P4">
News Source: <text:a xlink:type="simple" xlink:href="https://www.ukrinform.ua/rubric-economy/3695122-vasington-planue-do-veresna-nadati-novu-grantovu-dopomogu-ukraini-minfin-ssa.html" text:style-name="Internet_20_link" text:visited-style-name="Visited_20_Internet_20_Link">
https://www.ukrinform.ua/rubric-economy/3695122-vasington-planue-do-veresna-nadati-novu-grantovu-dopomogu-ukraini-minfin-ssa.html</text:a>
</text:p>
      <!--NEWS-->
      <text:h text:style-name="P10" text:outline-level="1">
<text:span text:style-name="T4">
欧洲欧洲冠军联赛：“米兰”是那不勒斯的最低限度扮演的</text:span>
</text:h>
      <text:p text:style-name="P4">
作者: Ukrinform (Person)</text:p>
      <text:p text:style-name="P4">
出版商: Укринформ (Organization)</text:p>
      <text:p text:style-name="P4">
出版时间: 2023-04-12T23:59:00+03:00</text:p>
      <text:p text:style-name="P4">
修改时间: 2023-04-12T23:59:00+03:00</text:p>
      <text:p text:style-name="P4">
描述: 在欧洲冠军联赛中，第一个1/4季后赛决赛结束了。  - 乌克林。</text:p>
      <text:p text:style-name="P4">
图片: ["<text:a xlink:type="simple" xlink:href="https://static.ukrinform.com/photos/2023_04/thumb_files/630_360_1681333276-548.jpg" text:style-name="Internet_20_link" text:visited-style-name="Visited_20_Internet_20_Link">
630_360_16813...</text:a>
"]</text:p>
      <text:p text:style-name="P4">
标签: ['Футбол', 'Ліга чемпіонів', 'Мілан', 'Наполі']</text:p>
      <text:p text:style-name="P4">
类型: Article</text:p>
      <!--METADATA-->
      <text:p text:style-name="P4">
<draw:frame draw:style-name="fr1" draw:name="Image246" text:anchor-type="as-char" svg:width="6.9236in" svg:height="3.956343in" draw:z-index="0">
<draw:image xlink:href="../Images/yкринформ/2023-04-12T23-59-00-03-00/630_360_1681333276-548.jpg" xlink:type="simple" xlink:show="embed" xlink:actuate="onLoad" draw:mime-type="image/jpeg"/>
</draw:frame>
UEFA Lizichampions结束了1/4季后赛决赛的第一场比赛。</text:p>
      <text:p text:style-name="P4">
据报道，在意大利德比，米兰在第一场比赛中赢得了那不勒斯-1：0。</text:p>
      <text:p text:style-name="P4">
在第40分钟，唯一目标的作者是米兰·伊斯梅尔·贝纳瑟(Milan Ismael Bennaser)圣西罗所有者的阿尔及利亚中场球员。</text:p>
      <text:p text:style-name="P4">
在马德里的圣地亚哥·伯纳布(Santiago Bernabeu)的平行会议上，Titulisan“ Real”的现任冠军被英国“切尔西”的球员击败(2：0).</text:p>
      <text:p text:style-name="P4">
Як повідомлялося, напередодні англійський «Манчестер Сіті» здобув перемогу наднімецькою «Баварію» (3：0)葡萄牙的“ Benfica”让位于意大利“ Inter”(0：2).</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战斗将于4月18日至19日举行。 这两场比赛的胜利将发布到半决赛。</text:p>
      <text:p text:style-name="P4">
1/2总决赛的第一次会议将于5月9日至10日举行，重复16-17。</text:p>
      <text:p text:style-name="P4">
回想一下，欧洲欧洲冠军联赛的最后一场比赛将于6月10日在伊斯坦布尔的阿塔图尔克奥林匹克体育场举行(火鸡).</text:p>
      <text:p text:style-name="P4">
Фото: Getty Images/Global Images Ukraine.</text:p>
      <text:p text:style-name="P4">
News Source: <text:a xlink:type="simple" xlink:href="https://www.ukrinform.ua/rubric-sports/3695125-liga-cempioniv-uefa-milan-minimalno-peregrav-napoli.html" text:style-name="Internet_20_link" text:visited-style-name="Visited_20_Internet_20_Link">
https://www.ukrinform.ua/rubric-sports/3695125-liga-cempioniv-uefa-milan-minimalno-peregrav-napoli.html</text:a>
</text:p>
      <!--NEWS-->
      <text:h text:style-name="P10" text:outline-level="1">
<text:span text:style-name="T4">
Verkhovna Rada禁止在乌克兰使用烟火和致敬</text:span>
</text:h>
      <text:p text:style-name="P4">
作者: ['АРМІЯINFORM']</text:p>
      <text:p text:style-name="P4">
时间: 2023-04-12T27:00:00-04:00</text:p>
      <text:p text:style-name="P4">
描述: 乌克兰Skoronni Vikoristanni的Verkhovna Rada对乌克兰Feurverkiv的Teritors that Salyutiv ....与乌克兰2022年的战争，与乌克兰的最新新闻，今天与乌克兰2022年与乌克兰的新闻战争，今天与乌克兰和俄罗斯之间的战争，乌克兰和俄罗斯之间的战争将在与乌克兰与乌克兰的战争将是不可行</text:p>
      <text:p text:style-name="P4">
图片: ['<text:a xlink:type="simple" xlink:href="https://armyinform.com.ua/wp-content/uploads/2023/04/fejerverky.jpg" text:style-name="Internet_20_link" text:visited-style-name="Visited_20_Internet_20_Link">
fejerverky.jpg</text:a>
']</text:p>
      <text:p text:style-name="P4">
标签: ['STOPRUSSIA', 'АГРЕСІЯ РФ', 'ВЕРХОВНА РАДА УКРАЇНИ']</text:p>
      <text:p text:style-name="P4">
类别: News</text:p>
      <!--METADATA-->
      <text:p text:style-name="P4">
<draw:frame draw:style-name="fr1" draw:name="Image247" text:anchor-type="as-char" svg:width="6.9236in" svg:height="4.235614in" draw:z-index="0">
<draw:image xlink:href="../Images/AРМІЯINFORM/2023-04-12T27-00-00-04-00/fejerverky.jpg" xlink:type="simple" xlink:show="embed" xlink:actuate="onLoad" draw:mime-type="image/jpeg"/>
</draw:frame>
乌克兰的Verkhovna Rada禁止在乌克兰使用Saluti烟花。</text:p>
      <text:p text:style-name="P4">
对于法案<text:a xlink:type="simple" xlink:href="https://itd.rada.gov.ua/billInfo/Bills/Card/39750" text:style-name="Internet_20_link" text:visited-style-name="Visited_20_Internet_20_Link">
第7438号</text:a>
290名乌克兰代表投票了。</text:p>
      <text:p text:style-name="P4">
法律的目的是在烟火领域引入针对人类和动物的欧洲人道价值观。</text:p>
      <text:p text:style-name="P4">
该文档旨在增强对产品使用和循环的控制。 这是禁止使用，销售和传输销售物和鞭炮。</text:p>
      <text:p text:style-name="P4">
“安全使用和受控循环乌克兰的烟火产品是维护公共秩序，保护人类的生活和健康以及环境保护，尤其是动物的重要关键，尤其是动物，免受这种使用的负面影响。”账单。</text:p>
      <text:p text:style-name="P4">
但是，在法律和非劳动日，城市的日子，其他假期根据地方议会的决定中建立的假期中，体育竞赛的进行允许使用烟花，仅使用F1级的烟花，它们的级别很低。危险和小噪声水平不超过60 dB，以及阶段的烟火产品。</text:p>
      <text:p text:style-name="P4">
News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Volodymyr Zelenskyy与一位美国商人讨论了对乌克兰的帮助</text:span>
</text:h>
      <text:p text:style-name="P4">
作者: ['АРМІЯINFORM']</text:p>
      <text:p text:style-name="P4">
时间: 2023-04-12T28:00:00-04:00</text:p>
      <text:p text:style-name="P4">
描述: 乌克兰沃迪米尔·Zelensky Zustiv总统与美国商人I ...与乌克兰2022年的战争，与乌克兰的最新新闻战争，今天与乌克兰2022年的新闻战争，乌克兰和俄罗斯之间的战争以及乌克兰与乌克兰战争之间的战争是否会发生他们说，2022年，是否会在不久的将来与乌克兰进行战争</text:p>
      <text:p text:style-name="P4">
图片: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标签: ['ПРЕЗИДЕНТ']</text:p>
      <text:p text:style-name="P4">
类别: News</text:p>
      <!--METADATA-->
      <text:p text:style-name="P4">
<draw:frame draw:style-name="fr1" draw:name="Image248" text:anchor-type="as-char" svg:width="6.9236in" svg:height="4.617948in" draw:z-index="0">
<draw:image xlink:href="../Images/AРМІЯINFORM/2023-04-12T28-00-00-04-00/3c9cbd6a234adb68e70cdac981ad4cac_1681236630_extra_large.jpeg" xlink:type="simple" xlink:show="embed" xlink:actuate="onLoad" draw:mime-type="image/jpeg"/>
</draw:frame>
乌克兰沃迪米尔·泽伦斯基(Ukraine Volodymyr Zelensky)总裁会见了美国商人和慈善事业霍华德·巴菲特(Philanthropus Howard Buffette)，他们在我国有棉花。</text:p>
      <text:p text:style-name="P4">
关于它<text:a xlink:type="simple" xlink:href="https://www.president.gov.ua/news/volodimir-zelenskij-i-govard-baffet-obgovorili-dopomogu-ukra-82201" text:style-name="Internet_20_link" text:visited-style-name="Visited_20_Internet_20_Link">
报告</text:a>
乌克兰总统办公室。</text:p>
      <text:p text:style-name="P4">
国家负责人感谢巴菲特的霍华德(Howard)在乌克兰体现的乌克兰人民和项目的支持。 总统特别指出，kukhkhkhkhkhkhkhkhkhkhkhkhkhkhkhkhkhkhkhkhkhkhkhkhkhkhkhkhkhkhkhkhkhkhkhkhkhkhkhkhkhkhkhkhkhkhkhkhkhkhkhkhkhkhkhkhkhkhkhkhkhkhkhkkhkkhkkhkhkhkhkhkhn</text:p>
      <text:p text:style-name="P4">
Volodymyr Zelensky向商人通报了我国在战场上塔维德西奇俄罗斯武装侵略的情况。 他强调了采取措施，以确保乌克兰士兵的可持续性，支持社会和商业。</text:p>
      <text:p text:style-name="P4">
国家元首说：“我们正试图使胜利更加接近。”</text:p>
      <text:p text:style-name="P4">
这位美国商人在他的角度指出，除了直接支持我们国家的许多项目外，他还试图谈论美国在各种公共场所的乌克兰人民。</text:p>
      <text:p text:style-name="P4">
在会议期间，沃迪米尔·泽伦斯基(Volodymyr Zelensky)和霍华德·巴菲特(Howard Buffet)讨论了乌克兰土地人道主义者的援助问题，尤其是霍森地区的领土。</text:p>
      <text:p text:style-name="P4">
News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NEWS-->
      <text:h text:style-name="P10" text:outline-level="1">
<text:span text:style-name="T4">
作为获得免费法律援助的军人 - 政府的解释</text:span>
</text:h>
      <text:p text:style-name="P4">
作者: ['АРМІЯINFORM']</text:p>
      <text:p text:style-name="P4">
时间: 2023-04-12T29:00:00-04:00</text:p>
      <text:p text:style-name="P4">
描述: Viiskovovovovovski，Yakim Trerthna Drazov的Drazov'vnni Pedan，Good Zi ...与乌克兰2022年的战争，与乌克兰的最新消息，今天与乌克兰的新闻，今天与乌克兰的新闻战争，今天与乌克兰2022年的新闻战，乌克兰和俄罗斯和俄罗斯之间以及何时，什么时候，何时，何时，何时，何时，何时，何时与乌克兰在2022年与乌克兰进行战争，是否在不久的将来与乌克兰进行战争，与乌克兰的战争，乌克兰今天的新闻，乌克兰的新闻，乌克兰媒体的新闻俄语</text:p>
      <text:p text:style-name="P4">
图片: ['<text:a xlink:type="simple" xlink:href="https://armyinform.com.ua/wp-content/uploads/2023/04/1513_1521813278_613x415_3_0-e1681194977677.jpg" text:style-name="Internet_20_link" text:visited-style-name="Visited_20_Internet_20_Link">
1513_1521813278_613x415_3_0-e1681194977677.jpg</text:a>
']</text:p>
      <text:p text:style-name="P4">
标签: ['STOPRUSSIA', 'ВЕТЕРАНИ ВІЙНИ', 'ПРАВОВА ДОПОМОГА', 'СОЦЗАХИСТ ПІД ЧАС ВІЙНИ']</text:p>
      <text:p text:style-name="P4">
类别: News</text:p>
      <!--METADATA-->
      <text:p text:style-name="P4">
<draw:frame draw:style-name="fr1" draw:name="Image249" text:anchor-type="as-char" svg:width="6.9236in" svg:height="5.19583in" draw:z-index="0">
<draw:image xlink:href="../Images/AРМІЯINFORM/2023-04-12T29-00-00-04-00/1513_1521813278_613x415_3_0-e1681194977677.jpg" xlink:type="simple" xlink:show="embed" xlink:actuate="onLoad" draw:mime-type="image/jpeg"/>
</draw:frame>
在解决与服务或其他生活情况有关的问题方面需要法律援助的士兵可能会以免费的法律援助比例接受(BPD).</text:p>
      <text:p text:style-name="P4">
Про це <text:a xlink:type="simple" xlink:href="https://www.kmu.gov.ua/news/yak-viiskovosluzhbovtsiam-otrymaty-bezoplatnu-pravovu-dopomohu" text:style-name="Internet_20_link" text:visited-style-name="Visited_20_Internet_20_Link">
повідомляє</text:a>
乌克兰部长的内阁。</text:p>
      <text:p text:style-name="P4">
根据自由法律援助系统专家的专家，法律服务可以远程或法律援助局的基础。</text:p>
      <text:p text:style-name="P4">
是的，所有军人都可以免费获得主要的法律援助。 这些是法律服务，例如：法律信息，法律咨询和澄清，协助起草申请，投诉和其他法律性质文件(除了程序).</text:p>
      <text:p text:style-name="P4">
Ті, хто мають статус учасників бойових дій, ветеранів війни, осіб зінвалідністю внаслідок війни, учасників війни можуть отримати безоплатно івторинну правову допомогу: захист і здійснення представництва інтересів всудах, інших державних органах, органах місцевого самоврядування, перед іншимиособами, складення документів процесуального характеру.</text:p>
      <text:p text:style-name="P4">
Зокрема, система БПД надає правову підтримку щодо:</text:p>
      <ul>
        <li>
отримання належного грошового забезпечення військовослужбовцями;  * оформлення грошової допомоги у зв’язку з пораненням військовослужбовця;  * оскарження рішення ВЛК, дії чи бездіяльності військової частини, органів влади;  * використання належної відпустки;  * звільнення з військової служби;  * вирішення сімейних та соціальних питань (离婚，a养费，继承等); *重新计算退休金，其他社会支付和福利以及其他法律问题。</li>
      </ul>
      <text:p text:style-name="P4">
_ <text:span text:style-name="T4">
如何获得免费的法律援助？</text:span>
 _</text:p>
      <text:p text:style-name="P4">
可以在免费法律系统的接触中心获得口头咨询：0 800 213 103(乌克兰的电话免费). Номердля дзвінків з <text:a xlink:type="simple" xlink:href="https://t.me/+380677213103" text:style-name="Internet_20_link" text:visited-style-name="Visited_20_Internet_20_Link">
Telegram</text:a>
.</text:p>
      <text:p text:style-name="P4">
Якщо потрібно отримати правову допомогу письмово — напишіть у <text:a xlink:type="simple" xlink:href="https://t.me/LegalAidUkraineBo" text:style-name="Internet_20_link" text:visited-style-name="Visited_20_Internet_20_Link">
телеграм-бот</text:a>
.</text:p>
      <text:p text:style-name="P4">
Також можна одразу звертатися до найближчого <text:a xlink:type="simple" xlink:href="https://bit.ly/bpd_buro" text:style-name="Internet_20_link" text:visited-style-name="Visited_20_Internet_20_Link">
бюро</text:a>
.</text:p>
      <text:p text:style-name="P4">
News Source: <text:a xlink:type="simple" xlink:href="https://armyinform.com.ua/2023/04/12/yak-vijskovosluzhbovczyam-otrymaty-bezoplatnu-pravovu-dopomogu-rozyasnennya-uryadu/" text:style-name="Internet_20_link" text:visited-style-name="Visited_20_Internet_20_Link">
https://armyinform.com.ua/2023/04/12/yak-vijskovosluzhbovczyam-otrymaty-bezoplatnu-pravovu-dopomogu-rozyasnennya-uryadu/</text:a>
</text:p>
      <!--NEWS-->
      <text:h text:style-name="P10" text:outline-level="1">
<text:span text:style-name="T4">
Dmytro Kuleba与加拿大外交大臣向乌克兰的援助和未来的北约峰会讨论了</text:span>
</text:h>
      <text:p text:style-name="P4">
作者: ['АРМІЯINFORM']</text:p>
      <text:p text:style-name="P4">
时间: 2023-04-12T30:00:00-04:00</text:p>
      <text:p text:style-name="P4">
描述: 乌克兰德米特罗·库莱巴（Dmitro Kuleba）的法律法与乌克兰（Hogly）的包裹...与乌克兰2022年的战争，与乌克兰与乌克兰的最新新闻，今天与乌克兰2022的新闻战争，今天上次与乌克兰的最新新闻，今天，将会有一个将有一个会有的，将会有一个将会有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4/6387b6cd9d3a1385785854.jpg" text:style-name="Internet_20_link" text:visited-style-name="Visited_20_Internet_20_Link">
6387b6cd9d3a1385785854.jpg</text:a>
']</text:p>
      <text:p text:style-name="P4">
标签: ['STOPRUSSIA', 'ГЛАВА МЗС УКРАЇНИ', 'ДМИТРО КУЛЕБА']</text:p>
      <text:p text:style-name="P4">
类别: News</text:p>
      <!--METADATA-->
      <text:p text:style-name="P4">
<draw:frame draw:style-name="fr1" draw:name="Image250" text:anchor-type="as-char" svg:width="6.9236in" svg:height="4.116547in" draw:z-index="0">
<draw:image xlink:href="../Images/AРМІЯINFORM/2023-04-12T30-00-00-04-00/6387b6cd9d3a1385785854.jpg" xlink:type="simple" xlink:show="embed" xlink:actuate="onLoad" draw:mime-type="image/jpeg"/>
</draw:frame>
乌克兰Dmytro Kuleba外交部长与加拿大法律部Melanie Zoli进行了交谈。</text:p>
      <text:p text:style-name="P4">
他<text:a xlink:type="simple" xlink:href="https://twitter.com/DmytroKuleba/status/1645819915922808832" text:style-name="Internet_20_link" text:visited-style-name="Visited_20_Internet_20_Link">
报告</text:a>
在Twitter中。</text:p>
      <text:p text:style-name="P4">
他写道：“在谈话中，梅兰妮·杰利(Melanie Jelly)和我讨论了加速频道协助的方法，以保证乌克兰的安全和未来在维尔纽斯举行的北约峰会。”</text:p>
      <text:p text:style-name="P4">
Dmytro Kuleba还感谢加拿大对乌克兰的支持。</text:p>
      <text:p text:style-name="P4">
众所周知，北约峰会将于7月11日至12日在维尔纽斯举行。 该联盟的成员和合作伙伴将需要大约40个代表团。</text:p>
      <text:p text:style-name="P4">
News Source: <text:a xlink:type="simple" xlink:href="https://armyinform.com.ua/2023/04/12/dmytro-kuleba-obgovoryv-iz-glavoyu-mzs-kanady-dopomogu-ukrayini-ta-majbutnij-samit-nato/" text:style-name="Internet_20_link" text:visited-style-name="Visited_20_Internet_20_Link">
https://armyinform.com.ua/2023/04/12/dmytro-kuleba-obgovoryv-iz-glavoyu-mzs-kanady-dopomogu-ukrayini-ta-majbutnij-samit-nato/</text:a>
</text:p>
      <!--NEWS-->
      <text:h text:style-name="P10" text:outline-level="1">
<text:span text:style-name="T4">
通过United24收集到的钱将再购买40个“快速”</text:span>
</text:h>
      <text:p text:style-name="P4">
作者: ['АРМІЯINFORM']</text:p>
      <text:p text:style-name="P4">
时间: 2023-04-12T31:00:00-04:00</text:p>
      <text:p text:style-name="P4">
描述: Medic -Vlakhovlka乌克兰人在Dodbann 40 Automobiliv Duphomoga上签订了合同...与乌克兰2022年的战争，与乌克兰的最新新闻，今天与乌克兰2022年与乌克兰2022年的战争，今天将在乌克兰和俄罗斯之间发生战争他们说，乌克兰在2022年是否会有一年的时间，在不久的将来是否会与乌克兰进行战争</text:p>
      <text:p text:style-name="P4">
图片: ['<text:a xlink:type="simple" xlink:href="https://armyinform.com.ua/wp-content/uploads/2023/04/45494-photo_2023_04_10_22_14_40.jpg" text:style-name="Internet_20_link" text:visited-style-name="Visited_20_Internet_20_Link">
45494-photo_2023_04_10_22_14_40.jpg</text:a>
']</text:p>
      <text:p text:style-name="P4">
标签: ['STOPRUSSIA', 'МОЗ']</text:p>
      <text:p text:style-name="P4">
类别: News</text:p>
      <!--METADATA-->
      <text:p text:style-name="P4">
<draw:frame draw:style-name="fr1" draw:name="Image251" text:anchor-type="as-char" svg:width="6.9236in" svg:height="4.599594in" draw:z-index="0">
<draw:image xlink:href="../Images/AРМІЯINFORM/2023-04-12T31-00-00-04-00/45494-photo_2023_04_10_22_14_40.jpg" xlink:type="simple" xlink:show="embed" xlink:actuate="onLoad" draw:mime-type="image/jpeg"/>
</draw:frame>
乌克兰的医疗采购已缔结了通过United24平台收集的40辆救护车购买40辆救护车的合同。</text:p>
      <text:p text:style-name="P4">
关于它<text:a xlink:type="simple" xlink:href="https://moz.gov.ua/article/news/na-104-mln-grn-ukladeno-kontrakti-na-zakupivlju-sche-40-shvidkih-za-koshti-zibrani-cherez-united24" text:style-name="Internet_20_link" text:visited-style-name="Visited_20_Internet_20_Link">
报告</text:a>
卫生部。</text:p>
      <text:p text:style-name="P4">
“根据委员会在满足医疗保健方面的资金分配委员会的决定，乌克兰的医疗采购缔结了40辆救护车的合同，总价值为104,000,000，用于医疗部门，用于通过FandSsering Platformenting24的资金， “声明读取。</text:p>
      <text:p text:style-name="P4">
卫生部指出，这些是C型的救护车。 特别是，氧气圆柱体，心脏配音剂，除颤器，心电图和人工肺通风设备。在心脏病性休克的情况下，它们可以节省一个人，在分娩期间提供帮助，复苏患者，进行一般性麻醉，主要的伤口手术治疗。</text:p>
      <text:p text:style-name="P4">
“补给急诊中心和药品崩溃的舰队非常重要。 毕竟，在战争103的条件下，“快速”损坏了，被摧毁了250，被捕获125。 新车将帮助我们的旅(o)在艰难的战时条件下，MDNAVES成功地满足了疾病的挑战。”</text:p>
      <text:p text:style-name="P4">
总共已经购买或合同176个单位。</text:p>
      <text:p text:style-name="P4">
News Source: <text:a xlink:type="simple" xlink:href="https://armyinform.com.ua/2023/04/12/na-zibrani-cherez-united24-groshi-zakuplyat-ishhe-40-shvydkyh/" text:style-name="Internet_20_link" text:visited-style-name="Visited_20_Internet_20_Link">
https://armyinform.com.ua/2023/04/12/na-zibrani-cherez-united24-groshi-zakuplyat-ishhe-40-shvydkyh/</text:a>
</text:p>
      <!--NEWS-->
      <text:h text:style-name="P10" text:outline-level="1">
<text:span text:style-name="T4">
占领者要求他的妻子尽快联系检察官办公室</text:span>
</text:h>
      <text:p text:style-name="P4">
作者: ['АРМІЯINFORM']</text:p>
      <text:p text:style-name="P4">
时间: 2023-04-12T32:00:00-04:00</text:p>
      <text:p text:style-name="P4">
描述: Viiskovovovovovovovovovovovovovovovovovovovovovovidah to and Askly susked surs jamosogosososogoshkoshidshea love ...与乌克兰2022年的战争，与乌克兰的最新新闻，今天与乌克兰2022年的新闻，今天与乌克兰的新闻战争，乌克兰和俄罗斯之间的战争将与乌克兰和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ГУР ПЕРЕХОПЛЕННЯ']</text:p>
      <text:p text:style-name="P4">
类别: News</text:p>
      <!--METADATA-->
      <text:p text:style-name="P4">
<draw:frame draw:style-name="fr1" draw:name="Image252" text:anchor-type="as-char" svg:width="6.9236in" svg:height="3.894525in" draw:z-index="0">
<draw:image xlink:href="../Images/AРМІЯINFORM/2023-04-12T32-00-00-04-00/gurperehoplennya.jpg" xlink:type="simple" xlink:show="embed" xlink:actuate="onLoad" draw:mime-type="image/jpeg"/>
</draw:frame>
这位俄罗斯军人向检察官办公室尽快向妻子询问损失，将他从乌克兰撤出：</text:p>
      <text:p text:style-name="P4">
电报中的对话<text:a xlink:type="simple" xlink:href="https://t.me/DIUkraine" text:style-name="Internet_20_link" text:visited-style-name="Visited_20_Internet_20_Link">
出版</text:a>
乌克兰国防部乌克兰情报部主要部门。</text:p>
      <text:p text:style-name="P4">
“在电视上的普京，一切都很漂亮。 我们在这里就像加农炮。”信息说。</text:p>
      <text:p text:style-name="P4">
<text:span text:style-name="T5">
“显然，这里的环境很快就会得到”； </text:span>
嘴里应该有100人，但仍有35人； <text:span text:style-name="T5">
“只有300米的家，如果只有200米，”； </text:span>
占用者表达了对假期的怀疑期望； <text:span text:style-name="T5">
“指挥官在鼓上，他们在总部，如果发生了什么事，他们将逃离第一个”； </text:span>
“没有钱，没有供应，没有轮换，什么也没有。”</text:p>
      <text:p text:style-name="P4">
News Source: <text:a xlink:type="simple" xlink:href="https://armyinform.com.ua/2023/04/12/okupant-prosyt-druzhynu-yakomoga-shvydshe-zvernutys-do-prokuratury-shhob-vytyagnuty-jogo-z-ukrayiny-perehoplennya-gur/" text:style-name="Internet_20_link" text:visited-style-name="Visited_20_Internet_20_Link">
https://armyinform.com.ua/2023/04/12/okupant-prosyt-druzhynu-yakomoga-shvydshe-zvernutys-do-prokuratury-shhob-vytyagnuty-jogo-z-ukrayiny-perehoplennya-gur/</text:a>
</text:p>
      <!--NEWS-->
      <text:h text:style-name="P10" text:outline-level="1">
<text:span text:style-name="T4">
“合法化”的乌克兰占领：俄罗斯联邦宪法法院的法官威胁生命监禁</text:span>
</text:h>
      <text:p text:style-name="P4">
作者: ['АРМІЯINFORM']</text:p>
      <text:p text:style-name="P4">
时间: 2023-04-12T33:00:00-04:00</text:p>
      <text:p text:style-name="P4">
描述: Roslijiduvannya Schodo特别休闲10俄罗斯联邦宪法法院，Yaki ...与乌克兰2022年的战争，与乌克兰的战争，与乌克兰2022年的最新消息，将是乌克兰和俄罗斯和战争之间的最新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755792678896297.webp" text:style-name="Internet_20_link" text:visited-style-name="Visited_20_Internet_20_Link">
755792678896297.webp</text:a>
']</text:p>
      <text:p text:style-name="P4">
标签: ['STOPRUSSIA', 'СБУ']</text:p>
      <text:p text:style-name="P4">
类别: News</text:p>
      <!--METADATA-->
      <text:p text:style-name="P4">
<draw:frame draw:style-name="fr1" draw:name="Image253" text:anchor-type="as-char" svg:width="6.9236in" svg:height="4.281093in" draw:z-index="0">
<draw:image xlink:href="../ConvertedIMGs/AРМІЯINFORM/2023-04-12T33-00-00-04-00/755792678896297.png" xlink:type="simple" xlink:show="embed" xlink:actuate="onLoad" draw:mime-type="image/png"/>
</draw:frame>
对俄罗斯联邦宪法法院的10名法官进行的特别预审调查涉及乌克兰临时占领地区的克里姆林宫政权的“合法化”。</text:p>
      <text:p text:style-name="P4">
关于它<text:a xlink:type="simple" xlink:href="https://ssu.gov.ua/novyny/za-materialamy-sbu-dovichne-uviaznennia-zahrozhuie-suddiam-konstytutsiinoho-sudu-rf-yaki-uzakonyly-okupatsiiu-ukrainy" text:style-name="Internet_20_link" text:visited-style-name="Visited_20_Internet_20_Link">
报告</text:a>
SBU新闻服务。</text:p>
      <text:p text:style-name="P4">
目前，起诉已被送交法院。</text:p>
      <text:p text:style-name="P4">
根据调查，2022年10月2日，俄罗斯法官签署了所谓的“顿涅茨克和卢汉斯克国民共和国”以及赫森和Zaporizhzhya地区的侵略国的决议。</text:p>
      <text:p text:style-name="P4">
“这样做，他们认识到克里姆林宫在乌克兰临时占领的“加入”的《加入》中。</text:p>
      <text:p text:style-name="P4">
当时，俄罗斯宪法法院由10名现任法官组成，其中包括该机构的主席。 因此，对于针对乌克兰的罪行，支持该决定的COP的全部组成是负责的。</text:p>
      <text:p text:style-name="P4">
根据收集的证据，安全局的调查人员告知俄罗斯的臭味，涉嫌协助和教toing toing to乌克兰的领土完整性。</text:p>
      <text:p text:style-name="P4">
袭击者受到惩罚长达15年的监禁或无期徒刑的惩罚，”该消息写道。</text:p>
      <text:p text:style-name="P4">
News Source: <text:a xlink:type="simple" xlink:href="https://armyinform.com.ua/2023/04/12/uzakonyly-okupacziyu-ukrayiny-suddyam-konstytuczijnogo-sudu-rf-zagrozhuye-dovichne-uvyaznennya/" text:style-name="Internet_20_link" text:visited-style-name="Visited_20_Internet_20_Link">
https://armyinform.com.ua/2023/04/12/uzakonyly-okupacziyu-ukrayiny-suddyam-konstytuczijnogo-sudu-rf-zagrozhuye-dovichne-uvyaznennya/</text:a>
</text:p>
      <!--NEWS-->
      <text:h text:style-name="P10" text:outline-level="1">
<text:span text:style-name="T4">
退伍军人的业务发展赠款计划已在乌克兰开始</text:span>
</text:h>
      <text:p text:style-name="P4">
作者: ['АРМІЯINFORM']</text:p>
      <text:p text:style-name="P4">
时间: 2023-04-12T34:00:00-04:00</text:p>
      <text:p text:style-name="P4">
描述: 对于伊科尼基·乌克兰（Ekononiki Ukrainian），在Spvpracii Zmintearav，...与乌克兰2022年的战争，与乌克兰的最新消息，今天与乌克兰2022年的战争，今天将在乌克兰和俄罗斯与乌克兰的2022年战争，乌克兰和俄罗斯与乌克兰的战争，乌克兰和俄罗斯与乌克兰的战争将在当今与乌克兰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20220628144913.jpg" text:style-name="Internet_20_link" text:visited-style-name="Visited_20_Internet_20_Link">
20220628144913.jpg</text:a>
', '<text:a xlink:type="simple" xlink:href="https://armyinform.com.ua/wp-content/uploads/2023/04/340308269_1188385798518563_8189021030872496306_n.jpg" text:style-name="Internet_20_link" text:visited-style-name="Visited_20_Internet_20_Link">
340308269_1188385798518563_8189021030872496306_n.jpg</text:a>
']</text:p>
      <text:p text:style-name="P4">
标签: []</text:p>
      <text:p text:style-name="P4">
类别: News</text:p>
      <!--METADATA-->
      <text:p text:style-name="P4">
<draw:frame draw:style-name="fr1" draw:name="Image254" text:anchor-type="as-char" svg:width="6.9236in" svg:height="3.724058in" draw:z-index="0">
<draw:image xlink:href="../Images/AРМІЯINFORM/2023-04-12T34-00-00-04-00/20220628144913.jpg" xlink:type="simple" xlink:show="embed" xlink:actuate="onLoad" draw:mime-type="image/jpeg"/>
</draw:frame>
说明性照片</text:p>
      <text:p text:style-name="P4">
乌克兰经济部在总理的倡议下，司法部，司法部，塔维特兰人社区的其他州机构司法部合作，启动了一项赠款计划，以资助创建或发展其自己的商业退伍军人的赠款。</text:p>
      <text:p text:style-name="P4">
退伍军人，退伍军人及其妻子/男人提供赠款。 获得的融资将使您能够开展自己的业务或将业务扩展到每个人，想要计划，必要的技能和欲望。</text:p>
      <text:p text:style-name="P4">
<draw:frame draw:style-name="fr1" draw:name="Image255" text:anchor-type="as-char" svg:width="6.9236in" svg:height="6.9236in" draw:z-index="0">
<draw:image xlink:href="../Images/AРМІЯINFORM/2023-04-12T34-00-00-04-00/340308269_1188385798518563_8189021030872496306_n.jpg" xlink:type="simple" xlink:show="embed" xlink:actuate="onLoad" draw:mime-type="image/jpeg"/>
</draw:frame>
该计划提供以下赠款：</text:p>
      <ul>
        <li>
25万UAH-对于战争而导致的敌对行动和/或残疾人的参与者，只要创建一个工作场所； * 50万UAH-对于敌对行动和/或残疾人参与者的妻子/丈夫，由于创造了两个工作，因此由于战争而导致残疾人； * 100万UAH-对于敌对行动和/或残疾人的参与者，由于登记为FOP的战争至少3年，但要创建四个工作，其中至少有2名将占领退伍军人或残疾人由于战争的结果。</li>
      </ul>
      <text:p text:style-name="P4">
此外，该计划的参与者将能够以组织和进行企业家活动的培训形式获得免费帮助，以及在地区中心的免费咨询。</text:p>
      <text:p text:style-name="P4">
您可以发送电子应用程序以参加该计划，并通过[参考]在门户网站上阅读该程序的程序(https://diia.gov.ua/services/grant-dlya-veteraniv-ta-chleniv-yihnih-simej?fbclid=IwAR1KfI9c0QFuJINQv0LAtd-DwZEgIvvPfbrOAJQbkYnBswb3ioruNztfIrc).</text:p>
      <text:p text:style-name="P4">
<text:span text:style-name="T5">
Джерело:<text:a xlink:type="simple" xlink:href="https://mva.gov.ua/ua/news/vid-250-tis-do-1-mln-grn-v-ukrayini-startuvala-grantova-programa-na-rozvitok-biznesu-dlya-veteraniv" text:style-name="Internet_20_link" text:visited-style-name="Visited_20_Internet_20_Link">
Міністерство у справах ветеранівУкраїни</text:a>
</text:span>
</text:p>
      <text:p text:style-name="P4">
News Source: <text:a xlink:type="simple" xlink:href="https://armyinform.com.ua/2023/04/12/v-ukrayini-startuvala-grantova-programa-na-rozvytok-biznesu-dlya-veteraniv/" text:style-name="Internet_20_link" text:visited-style-name="Visited_20_Internet_20_Link">
https://armyinform.com.ua/2023/04/12/v-ukrayini-startuvala-grantova-programa-na-rozvytok-biznesu-dlya-veteraniv/</text:a>
</text:p>
      <!--NEWS-->
      <text:h text:style-name="P10" text:outline-level="1">
<text:span text:style-name="T4">
武装部队摧毁了两个Eagle-10无人机和两个Reb占用者</text:span>
</text:h>
      <text:p text:style-name="P4">
作者: ['АРМІЯINFORM']</text:p>
      <text:p text:style-name="P4">
时间: 2023-04-12T35:00:00-04:00</text:p>
      <text:p text:style-name="P4">
描述: 我们的Zahisniki为Dobu Doblia的Zahisniki 2个Orlan-10的Wholows和Takozh 2 Stones ...与乌克兰2022的战争，与乌克兰的最新新闻，今天与乌克兰2022年的新闻战争，乌克兰和俄罗斯和俄罗斯和俄罗斯和俄罗斯和俄罗斯和俄罗斯和俄罗斯之间的战争都会当2022年与乌克兰的战争将在不久的将来与乌克兰战争时，与乌克兰的战争，今天与乌克兰的战争，今天的乌克兰新闻，乌克兰新闻，乌克兰媒体在俄罗斯的乌克兰新闻</text:p>
      <text:p text:style-name="P4">
图片: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标签: ['STOPRUSSIA', 'ГШ ЗСУ', 'ОПЕРАТИВНА ІНФОРМАЦІЯ']</text:p>
      <text:p text:style-name="P4">
类别: News</text:p>
      <!--METADATA-->
      <text:p text:style-name="P4">
<draw:frame draw:style-name="fr1" draw:name="Image256" text:anchor-type="as-char" svg:width="6.9236in" svg:height="4.615733in" draw:z-index="0">
<draw:image xlink:href="../Images/AРМІЯINFORM/2023-04-12T35-00-00-04-00/340836873_228535893058660_7842946212120837350_n.jpg" xlink:type="simple" xlink:show="embed" xlink:actuate="onLoad" draw:mime-type="image/jpeg"/>
</draw:frame>
<text:span text:style-name="T4">
<text:span text:style-name="T5">
*🔥俄罗斯入侵的情况</text:span>
</text:span>
*</text:p>
      <text:p text:style-name="P4">
我们的捍卫者击落了Orlan-10的2个敌人无人机，以及2个敌人的放射性斗争站。</text:p>
      <text:p text:style-name="P4">
关于它<text:a xlink:type="simple" xlink:href="https://m.facebook.com/story.php" text:style-name="Internet_20_link" text:visited-style-name="Visited_20_Internet_20_Link">
报告</text:a>
乌克兰武装部队的总参谋部。</text:p>
      <text:p text:style-name="P4">
国防军的航空在占领者军事装备人员集中的领域中进行了13杆。</text:p>
      <text:p text:style-name="P4">
白天，火箭部队和炮兵部队被5个活力，武器和军事装备击中。</text:p>
      <text:p text:style-name="P4">
News Source: <text:a xlink:type="simple" xlink:href="https://armyinform.com.ua/2023/04/12/zsu-znyshhyly-dva-bezpilotnyka-orlan-10-ta-dvi-stancziyi-reb-okupantiv/" text:style-name="Internet_20_link" text:visited-style-name="Visited_20_Internet_20_Link">
https://armyinform.com.ua/2023/04/12/zsu-znyshhyly-dva-bezpilotnyka-orlan-10-ta-dvi-stancziyi-reb-okupantiv/</text:a>
</text:p>
      <!--NEWS-->
      <text:h text:style-name="P10" text:outline-level="1">
<text:span text:style-name="T4">
在最后一天，入侵者以一百多个定居点开火</text:span>
</text:h>
      <text:p text:style-name="P4">
作者: ['АРМІЯINFORM']</text:p>
      <text:p text:style-name="P4">
时间: 2023-04-12T36:00:00-04:00</text:p>
      <text:p text:style-name="P4">
描述: 借出了第一枚导弹21号航空员的主管的对手，没有……与乌克兰2022年的战争，与乌克兰的最新新闻，今天与乌克兰2022年的新闻战争，乌克兰和俄罗斯，俄罗斯和俄罗斯和俄罗斯之间的战争是否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kramatorsk-1.jpeg" text:style-name="Internet_20_link" text:visited-style-name="Visited_20_Internet_20_Link">
kramatorsk-1.jpeg</text:a>
']</text:p>
      <text:p text:style-name="P4">
标签: ['ГШ ЗСУ', 'ОПЕРАТИВНА ІНФОРМАЦІЯ']</text:p>
      <text:p text:style-name="P4">
类别: News</text:p>
      <!--METADATA-->
      <text:p text:style-name="P4">
<draw:frame draw:style-name="fr1" draw:name="Image257" text:anchor-type="as-char" svg:width="6.9236in" svg:height="4.32725in" draw:z-index="0">
<draw:image xlink:href="../Images/AРМІЯINFORM/2023-04-12T36-00-00-04-00/kramatorsk-1.jpeg" xlink:type="simple" xlink:show="embed" xlink:actuate="onLoad" draw:mime-type="image/jpeg"/>
</draw:frame>
<text:span text:style-name="T4">
<text:span text:style-name="T5">
*🔥俄罗斯入侵的情况</text:span>
</text:span>
*</text:p>
      <text:p text:style-name="P4">
在过去的一天中，敌人击中了1枚火箭和21次航空罢工，并在我们的Yavsk和民事基础设施的位置上炮击了33枚火箭发射器。</text:p>
      <text:p text:style-name="P4">
关于它<text:a xlink:type="simple" xlink:href="https://m.facebook.com/story.php" text:style-name="Internet_20_link" text:visited-style-name="Visited_20_Internet_20_Link">
报告</text:a>
乌克兰武装部队的总参谋部。</text:p>
      <text:p text:style-name="P4">
在最后一天，敌人向Chernihiv地区Gremyach Kamyansk Sloboda的Bleshny定居点开火。 Volfine，Katerynivkasum地区以及兽医，Deep，Hatyshche，Vovchansk，Zibyne，Volokhivka，Okhrimivka，Chernyakov，Chernyakov，Komarov，Budarki，Budarki，Budarki和Dovzhanka在Kharkiv地区。</text:p>
      <text:p text:style-name="P4">
在敌人炮击的库皮斯克(Kupyansk)方向上，Kolodyazne，Kamianka，Poplar，Krasne，Ridkoodub，Novomlinsk，Novomlinsk，Two -Year，Kindrashivka，Peschane和Berestovo，Berestovo，Kharkave地区和Novoselovsk Luhansk地区受苦。</text:p>
      <text:p text:style-name="P4">
在最后一天，在利马的方向上，敌人在Bigorivka和有争议的定居点附近进行了不成功的行动。炮弹遭到了Makeevka，Nevskoye，Nevskoye，Luhansk地区的Bigorivka，Luhansk地区和Yampolivka的Bigorivka遭受了苦难，托尔斯基，托尔斯基，托马斯基，Donetsk地区质疑。</text:p>
      <text:p text:style-name="P4">
在巴赫穆特的方向上，敌人继续采取进攻行动，试图完全控制巴赫穆特市，战斗仍在继续。 过去，对手在定居点附近采取了不成功的进攻行动。 Nikiforivka, Vasyukivka, Minskivka, Orikhovo-Vasylivka, Novomarkove, Markovo, Bakhmut, Chrome, Yar, Yar, Ivanivske, Stupochka, Predict, Oleksandr-Shultine, Kurdynumivka, Zalaryanivka, Friendship, and News, and NEWRKA, DOCEMA, DOETERKA, DOCEMAKA, Dockynivka，Doonyuka，Kurdynivka，Kurdynivka，Kurdynivka，Kurdynivka，Kurdynivka，Kurdynivka，Kurdynivka，Kurdynivka，Kurdymovka，Kurdymovka，Kurdymovka，Kurdymovka，Kurdymovka，Kurdymovka，Kurdymovka。</text:p>
      <text:p text:style-name="P4">
在Avdeevsky和Marinsky的指示中，敌人采取了Avdiivka，Pervomaisko，Nevel和Marinkakadonnets地区定居点的进攻行动，没有成功。 最激烈的战斗持续了Marinka。 当时，诺沃卡利诺诺沃，奥尔洛夫卡，阿夫迪夫科，托恩科，塞嫩科，塞维琳，佩尔沃马斯科，netaylovo，karlovka，karlovka，krasnogorivka，krasnogorivka，圣乔治，圣乔治，圣乔治，马里克卡，马里克卡和龙门兹克地区的Vagoda遭受了敌对炮击。</text:p>
      <text:p text:style-name="P4">
在过去一天的矿物方向上，进攻行动的敌人不是。 他在Novomykhailivka，Shakhtarskoe，Novoukrainka，Veliky Novosilka，Kalledar，Kalledar，Prychistivka的Novomykhailivka定居点开除。</text:p>
      <text:p text:style-name="P4">
News Source: <text:a xlink:type="simple" xlink:href="https://armyinform.com.ua/2023/04/12/protyagom-mynuloyi-doby-zagarbnyky-obstrilyaly-bilshe-sta-naselenyh-punktiv-ukrayiny/" text:style-name="Internet_20_link" text:visited-style-name="Visited_20_Internet_20_Link">
https://armyinform.com.ua/2023/04/12/protyagom-mynuloyi-doby-zagarbnyky-obstrilyaly-bilshe-sta-naselenyh-punktiv-ukrayiny/</text:a>
</text:p>
      <!--NEWS-->
      <text:h text:style-name="P10" text:outline-level="1">
<text:span text:style-name="T4">
巴赫穆特（Bakhmut）和马林卡（Marinka）的残酷战斗继续 - 武装部队总参谋部</text:span>
</text:h>
      <text:p text:style-name="P4">
作者: ['АРМІЯINFORM']</text:p>
      <text:p text:style-name="P4">
时间: 2023-04-12T37: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339274231_166620776310712_7462345269416254200_n-640x360-1.webp" text:style-name="Internet_20_link" text:visited-style-name="Visited_20_Internet_20_Link">
339274231_166620776310712_7462345269416254200_n-640x360-1.webp</text:a>
']</text:p>
      <text:p text:style-name="P4">
标签: ['ГШ ЗСУ', 'ОПЕРАТИВНА ІНФОРМАЦІЯ']</text:p>
      <text:p text:style-name="P4">
类别: News</text:p>
      <!--METADATA-->
      <text:p text:style-name="P4">
<draw:frame draw:style-name="fr1" draw:name="Image258" text:anchor-type="as-char" svg:width="6.9236in" svg:height="3.894525in" draw:z-index="0">
<draw:image xlink:href="../ConvertedIMGs/AРМІЯINFORM/2023-04-12T37-00-00-04-00/339274231_166620776310712_7462345269416254200_n-640x360-1.png" xlink:type="simple" xlink:show="embed" xlink:actuate="onLoad" draw:mime-type="image/png"/>
</draw:frame>
<text:span text:style-name="T4">
🔥俄罗斯入侵的情况</text:span>
</text:p>
      <text:p text:style-name="P4">
在巴赫穆特的方向上，敌人继续采取进攻行动，试图完全控制巴赫穆特市，战斗仍在继续。</text:p>
      <text:p text:style-name="P4">
关于它<text:a xlink:type="simple" xlink:href="https://m.facebook.com/story.php" text:style-name="Internet_20_link" text:visited-style-name="Visited_20_Internet_20_Link">
报告</text:a>
乌克兰武装部队的总参谋部。</text:p>
      <text:p text:style-name="P4">
在过去的一天，敌人在博格达尼夫卡附近进行了不成功的进攻行动。 Nikiforivka, Vasyukivka, Minskivka, Orikhovo-Vasylivka, Novomarkove, Markovo, Bakhmut, Chrome, Yar, Yar, Ivanivske, Stupochka, Predict, Oleksandr-Shultine, Kurdynumivka, Zalaryanivka, Friendship, and News, and NEWRKA, DOCEMA, DOETERKA, DOCEMAKA, Dockynivka，Doonyuka，Kurdynivka，Kurdynivka，Kurdynivka，Kurdynivka，Kurdynivka，Kurdynivka，Kurdynivka，Kurdynivka，Kurdymovka，Kurdymovka，Kurdymovka，Kurdymovka，Kurdymovka，Kurdymovka，Kurdymovka。</text:p>
      <text:p text:style-name="P4">
在Avdeevsky和Marinsky的指示中，敌人采取了Avdiivka，Pervomaisko，Nevel和Marinkakadonnets地区定居点的进攻行动，没有成功。</text:p>
      <text:p text:style-name="P4">
最激烈的战斗持续了Marinka。 同时，敌对的炮击受到诺沃卡利诺沃，奥尔洛夫卡，阿夫迪夫卡，托尼，塞弗琳，塞维琳，pervomaisko，netaylovo，karlovka，krasnogorivka，georgiyivka，marinka tapobed donetsk地区的影响。</text:p>
      <text:p text:style-name="P4">
News Source: <text:a xlink:type="simple" xlink:href="https://armyinform.com.ua/2023/04/12/tryvayut-zhorstoki-boyi-za-bahmut-ta-maryinku-genshtab-zsu/" text:style-name="Internet_20_link" text:visited-style-name="Visited_20_Internet_20_Link">
https://armyinform.com.ua/2023/04/12/tryvayut-zhorstoki-boyi-za-bahmut-ta-maryinku-genshtab-zsu/</text:a>
</text:p>
      <!--NEWS-->
      <text:h text:style-name="P10" text:outline-level="1">
<text:span text:style-name="T4">
自大规模侵略以来，超过18万名士兵失去了俄罗斯联邦的军队</text:span>
</text:h>
      <text:p text:style-name="P4">
作者: ['АРМІЯINFORM']</text:p>
      <text:p text:style-name="P4">
时间: 2023-04-12T38:00:00-04:00</text:p>
      <text:p text:style-name="P4">
描述: Zagalni Boyov，在02/24/22到04/12/23 Orintovo成为：...与乌克兰2022的战争，与乌克兰的战争，今天与乌克兰的最新消息，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3b979308-b6ca-4de8-a941-706d8e91f3be.jpg" text:style-name="Internet_20_link" text:visited-style-name="Visited_20_Internet_20_Link">
3b979308-b6ca-4de8-a941-706d8e91f3be.jpg</text:a>
']</text:p>
      <text:p text:style-name="P4">
标签: ['STOPRUSSIA', 'АГРЕСІЯ РФ', 'ВТОРГНЕННЯ РФ', 'ВТРАТИ ВОРОГА', 'ГШ ЗСУ']</text:p>
      <text:p text:style-name="P4">
类别: News</text:p>
      <!--METADATA-->
      <text:p text:style-name="P4">
<draw:frame draw:style-name="fr1" draw:name="Image259" text:anchor-type="as-char" svg:width="6.9236in" svg:height="6.975919in" draw:z-index="0">
<draw:image xlink:href="../Images/AРМІЯINFORM/2023-04-12T38-00-00-04-00/3b979308-b6ca-4de8-a941-706d8e91f3be.jpg" xlink:type="simple" xlink:show="embed" xlink:actuate="onLoad" draw:mime-type="image/jpeg"/>
</draw:frame>
敌人的总损失从24.02.22到12.04.23将以朝向：</text:p>
      <text:p text:style-name="P4">
<text:span text:style-name="T4">
<text:span text:style-name="T5">
人员 -  </text:span>
* 180050(+730)淘汰的人</text:span>
<text:span text:style-name="T5">
坦克 -  </text:span>
<text:span text:style-name="T5">
 3646(+2)</text:span>
<text:span text:style-name="T4">
战斗装甲车 -  </text:span>
 7043(+5)<text:span text:style-name="T4">
<text:span text:style-name="T5">
炮兵系统 -  </text:span>
<text:span text:style-name="T5">
 2770(+5)</text:span>
 </text:span>
 rszv- <text:span text:style-name="T4">
 535(0)</text:span>
<text:span text:style-name="T5">
防空 -  </text:span>
<text:span text:style-name="T5">
 282(0)</text:span>
<text:span text:style-name="T4">
飞机 -  </text:span>
 307(0)<text:span text:style-name="T4">
<text:span text:style-name="T5">
直升机 -  </text:span>
* 293(0)</text:span>
<text:span text:style-name="T5">
无人机手术战术水平 -  </text:span>
<text:span text:style-name="T5">
 2334(+2)</text:span>
<text:span text:style-name="T4">
有翼的导弹 -  </text:span>
 911(0)<text:span text:style-name="T4">
<text:span text:style-name="T5">
船 /船 -  </text:span>
* 18(0)</text:span>
<text:span text:style-name="T5">
汽车设备和坦克 -  </text:span>
<text:span text:style-name="T5">
 5630(+10)</text:span>
<text:span text:style-name="T4">
特殊设备 -  </text:span>
 319(+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04.23。</text:p>
      <text:p text:style-name="P4">
News Source: <text:a xlink:type="simple" xlink:href="https://armyinform.com.ua/2023/04/12/ponad-180-tysyach-vijskovyh-vtratyla-armiya-rf-z-pochatku-shyrokomasshtabnoyi-agresiyi/" text:style-name="Internet_20_link" text:visited-style-name="Visited_20_Internet_20_Link">
https://armyinform.com.ua/2023/04/12/ponad-180-tysyach-vijskovyh-vtratyla-armiya-rf-z-pochatku-shyrokomasshtabnoyi-agresiyi/</text:a>
</text:p>
      <!--NEWS-->
      <text:h text:style-name="P10" text:outline-level="1">
<text:span text:style-name="T4">
敌人在与乌克兰边境地区保留军事存在</text:span>
</text:h>
      <text:p text:style-name="P4">
作者: ['АРМІЯINFORM']</text:p>
      <text:p text:style-name="P4">
时间: 2023-04-12T39:00:00-04:00</text:p>
      <text:p text:style-name="P4">
描述: Vorog I Nadali Zberiga Viskov在与乌克兰地区的Prodordonnnits的存在...与乌克兰2022年的战争，与乌克兰的最新新闻，今天与乌克兰2022年的新闻战争，今天与乌克兰的新闻战争，乌克兰和俄罗斯之间的战争以及战争将在乌克兰和俄罗斯之间发生战争他们在2022年与乌克兰有一年</text:p>
      <text:p text:style-name="P4">
图片: ['<text:a xlink:type="simple" xlink:href="https://armyinform.com.ua/wp-content/uploads/2023/04/pryhovana-mobilizacziya.jpg" text:style-name="Internet_20_link" text:visited-style-name="Visited_20_Internet_20_Link">
pryhovana-mobilizacziya.jpg</text:a>
']</text:p>
      <text:p text:style-name="P4">
标签: ['STOPRUSSIA', 'ГШ ЗСУ', 'ОПЕРАТИВНА ІНФОРМАЦІЯ']</text:p>
      <text:p text:style-name="P4">
类别: News</text:p>
      <!--METADATA-->
      <text:p text:style-name="P4">
<draw:frame draw:style-name="fr1" draw:name="Image260" text:anchor-type="as-char" svg:width="6.9236in" svg:height="3.952222in" draw:z-index="0">
<draw:image xlink:href="../Images/AРМІЯINFORM/2023-04-12T39-00-00-04-00/pryhovana-mobilizacziya.jpg" xlink:type="simple" xlink:show="embed" xlink:actuate="onLoad" draw:mime-type="image/jpeg"/>
</draw:frame>
<text:span text:style-name="T4">
🔥俄罗斯入侵的情况</text:span>
</text:p>
      <text:p text:style-name="P4">
敌人继续在乌克兰区和贝尔戈罗德地区的乌克兰地区保留军事存在，并继续执行工程设备。</text:p>
      <text:p text:style-name="P4">
关于它<text:a xlink:type="simple" xlink:href="https://m.facebook.com/story.php" text:style-name="Internet_20_link" text:visited-style-name="Visited_20_Internet_20_Link">
报告</text:a>
乌克兰武装部队的总参谋部。</text:p>
      <text:p text:style-name="P4">
在Volyn，Polissya，Siversky和Slobozhansky的指示中，操作且没有重大变化。 俄罗斯联邦领土兵役部队的确定部队继续留在白俄罗斯共和国领土。</text:p>
      <text:p text:style-name="P4">
News Source: <text:a xlink:type="simple" xlink:href="https://armyinform.com.ua/2023/04/12/vorog-zberigaye-vijskovu-prysutnist-u-prykordonnyh-z-ukrayinoyu-rajonah-2/" text:style-name="Internet_20_link" text:visited-style-name="Visited_20_Internet_20_Link">
https://armyinform.com.ua/2023/04/12/vorog-zberigaye-vijskovu-prysutnist-u-prykordonnyh-z-ukrayinoyu-rajonah-2/</text:a>
</text:p>
      <!--NEWS-->
      <text:h text:style-name="P10" text:outline-level="1">
<text:span text:style-name="T4">
囚犯信息的主要来源是释放辩护人的证据 - 协调总部</text:span>
</text:h>
      <text:p text:style-name="P4">
作者: ['АРМІЯINFORM']</text:p>
      <text:p text:style-name="P4">
时间: 2023-04-12T40:00:00-04:00</text:p>
      <text:p text:style-name="P4">
描述: 在协调的总部，Zustinich Zustinov是Sodonikh Muzikanthi乐团...与2022年与乌克兰的战争，与乌克兰的最新消息，今天与乌克兰的新闻，今天与乌克兰2022年的新闻战争，乌克兰和俄罗斯之间的战争将与乌克兰和俄罗斯之间的战争，以及何时战争他们说，乌克兰在2022年将是与乌克兰的战争</text:p>
      <text:p text:style-name="P4">
图片: ['<text:a xlink:type="simple" xlink:href="https://armyinform.com.ua/wp-content/uploads/2023/04/bez-imeni-5.jpg" text:style-name="Internet_20_link" text:visited-style-name="Visited_20_Internet_20_Link">
bez-imeni-5.jpg</text:a>
']</text:p>
      <text:p text:style-name="P4">
标签: ['ВІЙСЬКОВОПОЛОНЕНІ', 'ВТОРГНЕННЯ РФ', 'КООРДИНАЦІЙНИЙ ШТАБ З ПИТАНЬ ПОВОДЖЕННЯ З ВІЙСЬКОВОПОЛОНЕНИМИ', 'НЕКОМБАТАНТИ']</text:p>
      <text:p text:style-name="P4">
类别: News</text:p>
      <!--METADATA-->
      <text:p text:style-name="P4">
<draw:frame draw:style-name="fr1" draw:name="Image261" text:anchor-type="as-char" svg:width="6.9236in" svg:height="3.900523in" draw:z-index="0">
<draw:image xlink:href="../Images/AРМІЯINFORM/2023-04-12T40-00-00-04-00/bez-imeni-5.jpg" xlink:type="simple" xlink:show="embed" xlink:actuate="onLoad" draw:mime-type="image/jpeg"/>
</draw:frame>
在协调员举行了与以抗议的米哈伊尔·比利恩斯基(Mikhail Bilynsky)命名的海洋步兵旅囚犯的家属。 乌克兰塔米尼斯派协调总部的代表对亲人的名字做出了回应。</text:p>
      <text:p text:style-name="P4">
关于它<text:a xlink:type="simple" xlink:href="https://t.me/Koord_shtab/831" text:style-name="Internet_20_link" text:visited-style-name="Visited_20_Internet_20_Link">
报告</text:a>
与战俘问题协调总部。</text:p>
      <text:p text:style-name="P4">
人权组织的代表也参加了会议。 用这句话，在侵略者国家律师要求的领土上找到乌克兰人的位置的选择之一。 Protadosi是从囚禁中返回的囚犯信息的主要来源之一。</text:p>
      <text:p text:style-name="P4">
在国际人道主义法中，埃纳克战士(Enekbomant)的参与者，即不参加战斗人员的军人。</text:p>
      <text:p text:style-name="P4">
News Source: <text:a xlink:type="simple" xlink:href="https://armyinform.com.ua/2023/04/12/osnovnym-dzherelom-informacziyi-pro-polonenyh-ye-svidchennya-zvilnenyh-zahysnykiv-koordynaczijnyj-shtab/" text:style-name="Internet_20_link" text:visited-style-name="Visited_20_Internet_20_Link">
https://armyinform.com.ua/2023/04/12/osnovnym-dzherelom-informacziyi-pro-polonenyh-ye-svidchennya-zvilnenyh-zahysnykiv-koordynaczijnyj-shtab/</text:a>
</text:p>
      <!--NEWS-->
      <text:h text:style-name="P10" text:outline-level="1">
<text:span text:style-name="T4">
在乌克兰沉默的时刻</text:span>
</text:h>
      <text:p text:style-name="P4">
作者: ['АРМІЯINFORM']</text:p>
      <text:p text:style-name="P4">
时间: 2023-04-12T41: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2" text:anchor-type="as-char" svg:width="6.9236in" svg:height="3.895992in" draw:z-index="0">
<draw:image xlink:href="../Images/AРМІЯINFORM/2023-04-12T41-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2/v-ukrayini-hvylyna-movchannya/" text:style-name="Internet_20_link" text:visited-style-name="Visited_20_Internet_20_Link">
https://armyinform.com.ua/2023/04/12/v-ukrayini-hvylyna-movchannya/</text:a>
</text:p>
      <!--NEWS-->
      <text:h text:style-name="P10" text:outline-level="1">
<text:span text:style-name="T4">
立陶宛教练去德国教乌克兰军队</text:span>
</text:h>
      <text:p text:style-name="P4">
作者: ['АРМІЯINFORM']</text:p>
      <text:p text:style-name="P4">
时间: 2023-04-12T42:00:00-04:00</text:p>
      <text:p text:style-name="P4">
描述: 立陶宛Zemitija旅（Zemaiti）的Persha Grupa Izbroini部队...与乌克兰2022年的战争，与乌克兰的最新新闻，今天与乌克兰的新闻战争，今天与乌克兰的新闻战争最后一次与乌克兰的战争，将在乌克兰和俄罗斯之间发生战争，以及与乌克兰之间的战争他们说，在2022年，是否会在不久的将来与乌克兰进行战争</text:p>
      <text:p text:style-name="P4">
图片: ['<text:a xlink:type="simple" xlink:href="https://armyinform.com.ua/wp-content/uploads/2023/04/resize_828x826_mokymo-misijos-grupe-e1681280188316.jpeg" text:style-name="Internet_20_link" text:visited-style-name="Visited_20_Internet_20_Link">
resize_828x826_mokymo-misijos-grupe-e1681280188316.jpeg</text:a>
']</text:p>
      <text:p text:style-name="P4">
标签: ['ЛИТВА', 'НАВЧАННЯ ВІЙСЬКОВИХ', 'НІМЕЧЧИНА', 'СВІТ ПІДТРИМУЄ УКРАЇНУ']</text:p>
      <text:p text:style-name="P4">
类别: News</text:p>
      <!--METADATA-->
      <text:p text:style-name="P4">
<draw:frame draw:style-name="fr1" draw:name="Image263" text:anchor-type="as-char" svg:width="6.9236in" svg:height="3.478524in" draw:z-index="0">
<draw:image xlink:href="../Images/AРМІЯINFORM/2023-04-12T42-00-00-04-00/resize_828x826_mokymo-misijos-grupe-e1681280188316.jpeg" xlink:type="simple" xlink:show="embed" xlink:actuate="onLoad" draw:mime-type="image/jpeg"/>
</draw:frame>
步兵旅Zemaitija的立陶宛武装部队的第一组讲师(Zhemaytia)去德国参加欧盟的乌克兰军事教学任务(乌克兰Eumam).</text:p>
      <text:p text:style-name="P4">
Про це <text:a xlink:type="simple" xlink:href="https://kariuomene.lt/naujienos/pirmoji-lietuvos-kariuomenes-instruktoriu-grupe-isvyksta-i-ukrainos-kariu-mokymo-misija-vokietijoje/25237" text:style-name="Internet_20_link" text:visited-style-name="Visited_20_Internet_20_Link">
повідомляє</text:a>
立陶宛武装部队新闻服务。</text:p>
      <text:p text:style-name="P4">
立陶宛讲师与德国和比利时的同事一起将参加德国领导下的乌克兰军事跨国培训计划。</text:p>
      <text:p text:style-name="P4">
该任务将包括基本武器管理，正确的射击，医疗和工程培训，以及对不同级别的单位进行集体培训，重点是定居和森林地区的进攻和国防行动。</text:p>
      <text:p text:style-name="P4">
Eumam乌克兰任务的目的是增强武装部队的军事能力，以保护其领土诚信和主权，而不是违反乌克兰国际边界以及对平民的保护。</text:p>
      <text:p text:style-name="P4">
“我们去德国作为一个培训小组，以转移知识和熟练的军队。 我们将进行整个任务时期，教士兵，他们将为自己的国家的自由而实现。 我们不仅希望传达知识，还希望为Yota的经验，我们将在为受保护的国家做准备时使用。</text:p>
      <text:p text:style-name="P4">
News Source: <text:a xlink:type="simple" xlink:href="https://armyinform.com.ua/2023/04/12/lytovski-instruktory-vyrushyly-do-nimechchyny-dlya-navchannya-ukrayinskyh-vijskovyh/" text:style-name="Internet_20_link" text:visited-style-name="Visited_20_Internet_20_Link">
https://armyinform.com.ua/2023/04/12/lytovski-instruktory-vyrushyly-do-nimechchyny-dlya-navchannya-ukrayinskyh-vijskovyh/</text:a>
</text:p>
      <!--NEWS-->
      <text:h text:style-name="P10" text:outline-level="1">
<text:span text:style-name="T4">
军方支持战争受伤的ohmatdita的小病人</text:span>
</text:h>
      <text:p text:style-name="P4">
作者: ['АРМІЯINFORM']</text:p>
      <text:p text:style-name="P4">
时间: 2023-04-12T43: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1-34.jpg" text:style-name="Internet_20_link" text:visited-style-name="Visited_20_Internet_20_Link">
1-34.jpg</text:a>
', '<text:a xlink:type="simple" xlink:href="https://armyinform.com.ua/wp-content/uploads/2023/04/2-36-150x150.jpg" text:style-name="Internet_20_link" text:visited-style-name="Visited_20_Internet_20_Link">
2-36-150x150.jpg</text:a>
', '<text:a xlink:type="simple" xlink:href="https://armyinform.com.ua/wp-content/uploads/2023/04/3-28-150x150.jpg" text:style-name="Internet_20_link" text:visited-style-name="Visited_20_Internet_20_Link">
3-28-150x150.jpg</text:a>
', '<text:a xlink:type="simple" xlink:href="https://armyinform.com.ua/wp-content/uploads/2023/04/4-25-150x150.jpg" text:style-name="Internet_20_link" text:visited-style-name="Visited_20_Internet_20_Link">
4-25-150x150.jpg</text:a>
', '<text:a xlink:type="simple" xlink:href="https://armyinform.com.ua/wp-content/uploads/2023/04/6-18-150x150.jpg" text:style-name="Internet_20_link" text:visited-style-name="Visited_20_Internet_20_Link">
6-18-150x150.jpg</text:a>
']</text:p>
      <text:p text:style-name="P4">
标签: ['АГРЕСІЯ РФ', "КОМАНДУВАННЯ ОБ'ЄДНАНИХ СИЛ", 'ОХМАТДИТ', 'СЕРГІЙ НАЄВ']</text:p>
      <text:p text:style-name="P4">
类别: News</text:p>
      <!--METADATA-->
      <text:p text:style-name="P4">
<draw:frame draw:style-name="fr1" draw:name="Image264" text:anchor-type="as-char" svg:width="6.9236in" svg:height="5.1927in" draw:z-index="0">
<draw:image xlink:href="../Images/AРМІЯINFORM/2023-04-12T43-00-00-04-00/1-34.jpg" xlink:type="simple" xlink:show="embed" xlink:actuate="onLoad" draw:mime-type="image/jpeg"/>
</draw:frame>
乌克兰武装部队联合部队的指挥官谢尔盖·尼维维(Sergey Naivv)将国家儿童专业医院“ Okhmatdit”和礼物提供了支持乌克兰最大儿童医院的年轻患者，他们从俄罗斯侵略中学习。</text:p>
      <text:p text:style-name="P4">
关于它<text:a xlink:type="simple" xlink:href="https://www.facebook.com/JointForcesCommandAFU/posts/pfbid02tKYWVUB8zRtZMkahswa6hEZ7LWtwucw3nhKzXUT8jT1myjGv235P8DZazYMZ7vBbl" text:style-name="Internet_20_link" text:visited-style-name="Visited_20_Internet_20_Link">
报告</text:a>
乌克兰武装部队联合部队的指挥。</text:p>
      <text:p text:style-name="P4">
在其中一次访问中，谢尔盖·纳夫(Sergei Naev)中将参观了病人医院，包括俄罗斯军事侵略的男孩受害者。 武装部队联合部队的专员坚持了他的话，并做了一个梦想。</text:p>
      <text:p text:style-name="P4">
<text:a xlink:type="simple" xlink:href="https://armyinform.com.ua/wp-content/uploads/2023/04/2-36.jpg" text:style-name="Internet_20_link" text:visited-style-name="Visited_20_Internet_20_Link">
!(Images/AРМІЯINFORM/2023-04-12T43-00-00-04-00/2-36-150x150.jpg)</text:a>
</text:p>
      <text:p text:style-name="P4">
<text:a xlink:type="simple" xlink:href="https://armyinform.com.ua/wp-content/uploads/2023/04/3-28.jpg" text:style-name="Internet_20_link" text:visited-style-name="Visited_20_Internet_20_Link">
<draw:frame draw:style-name="fr1" draw:name="Image265" text:anchor-type="as-char" svg:width="6.9236in" svg:height="6.9236in" draw:z-index="0">
<draw:image xlink:href="../Images/AРМІЯINFORM/2023-04-12T43-00-00-04-00/3-28-150x150.jpg" xlink:type="simple" xlink:show="embed" xlink:actuate="onLoad" draw:mime-type="image/jpeg"/>
</draw:frame>
</text:a>
</text:p>
      <text:p text:style-name="P4">
<text:a xlink:type="simple" xlink:href="https://armyinform.com.ua/wp-content/uploads/2023/04/4-25.jpg" text:style-name="Internet_20_link" text:visited-style-name="Visited_20_Internet_20_Link">
<draw:frame draw:style-name="fr1" draw:name="Image266" text:anchor-type="as-char" svg:width="6.9236in" svg:height="6.9236in" draw:z-index="0">
<draw:image xlink:href="../Images/AРМІЯINFORM/2023-04-12T43-00-00-04-00/4-25-150x150.jpg" xlink:type="simple" xlink:show="embed" xlink:actuate="onLoad" draw:mime-type="image/jpeg"/>
</draw:frame>
</text:a>
</text:p>
      <text:p text:style-name="P4">
<text:a xlink:type="simple" xlink:href="https://armyinform.com.ua/wp-content/uploads/2023/04/6-18.jpg" text:style-name="Internet_20_link" text:visited-style-name="Visited_20_Internet_20_Link">
<draw:frame draw:style-name="fr1" draw:name="Image267" text:anchor-type="as-char" svg:width="6.9236in" svg:height="6.9236in" draw:z-index="0">
<draw:image xlink:href="../Images/AРМІЯINFORM/2023-04-12T43-00-00-04-00/6-18-150x150.jpg" xlink:type="simple" xlink:show="embed" xlink:actuate="onLoad" draw:mime-type="image/jpeg"/>
</draw:frame>
</text:a>
这个男孩收到了他长期以来梦dream以求的游戏机。 又有五个改造复杂手术的孩子从武装部队 - 新智能手机的总司令中获得了礼物。 为了感谢军队，其中一名患者向军事人员莉娜·科斯滕科(Lina Kostenko)的诗《翅膀》读书。</text:p>
      <text:p text:style-name="P4">
医院感谢军队的支持和礼物。</text:p>
      <text:p text:style-name="P4">
News Source: <text:a xlink:type="simple" xlink:href="https://armyinform.com.ua/2023/04/12/vijskovi-pidtrymaly-malenkyh-pacziyentiv-ohmatdytu-yaki-postrazhdaly-vid-vijny/" text:style-name="Internet_20_link" text:visited-style-name="Visited_20_Internet_20_Link">
https://armyinform.com.ua/2023/04/12/vijskovi-pidtrymaly-malenkyh-pacziyentiv-ohmatdytu-yaki-postrazhdaly-vid-vijny/</text:a>
</text:p>
      <!--NEWS-->
      <text:h text:style-name="P10" text:outline-level="1">
<text:span text:style-name="T4">
自大规模入侵以来，乌克兰近8.5万平民死亡 - 联合国</text:span>
</text:h>
      <text:p text:style-name="P4">
作者: ['АРМІЯINFORM']</text:p>
      <text:p text:style-name="P4">
时间: 2023-04-12T44:00:00-04:00</text:p>
      <text:p text:style-name="P4">
描述: Z 24在乌克兰人的2022年凶猛的2022年，8.5分析居民和米尔尼耶战争是由1422年的战争，与乌克兰的最新新闻，今天与乌克兰2022年的新闻战争，今天，乌克兰与俄罗斯和俄罗斯和俄罗斯和俄罗斯和俄罗斯和俄罗斯和俄罗斯和俄罗斯和俄罗斯和俄罗斯和俄罗斯和俄罗斯和俄罗斯和俄罗斯和俄罗斯和俄罗斯和俄罗斯以及俄罗斯在2022年与乌克兰的战争将在不久的将来与乌克兰进行战争，与乌克兰的战争，今天的乌克兰新闻，乌克兰的新闻，乌克兰媒体的乌克兰新闻</text:p>
      <text:p text:style-name="P4">
图片: ['<text:a xlink:type="simple" xlink:href="https://armyinform.com.ua/wp-content/uploads/2022/08/oon-ukrayina.jpg" text:style-name="Internet_20_link" text:visited-style-name="Visited_20_Internet_20_Link">
oon-ukrayina.jpg</text:a>
']</text:p>
      <text:p text:style-name="P4">
标签: ['STOPRUSSIA', 'АГРЕСІЯ РФ', 'ВТОРГНЕННЯ РФ', 'ООН']</text:p>
      <text:p text:style-name="P4">
类别: News</text:p>
      <!--METADATA-->
      <text:p text:style-name="P4">
<draw:frame draw:style-name="fr1" draw:name="Image268" text:anchor-type="as-char" svg:width="6.9236in" svg:height="4.350329in" draw:z-index="0">
<draw:image xlink:href="../Images/AРМІЯINFORM/2023-04-12T44-00-00-04-00/oon-ukrayina.jpg" xlink:type="simple" xlink:show="embed" xlink:actuate="onLoad" draw:mime-type="image/jpeg"/>
</draw:frame>
从2022年2月24日起，乌克兰有近8.5万平民受伤。</text:p>
      <text:p text:style-name="P4">
关于这个<text:a xlink:type="simple" xlink:href="https://www.ohchr.org/en/news/2023/04/ukraine-civilian-casualty-update-10-april-2023#_ftn1" text:style-name="Internet_20_link" text:visited-style-name="Visited_20_Internet_20_Link">
被引用</text:a>
在联合国建筑中。</text:p>
      <text:p text:style-name="P4">
“从2022年2月24日起，俄罗斯对乌克兰的大规模武装袭击开始了，联合国人权高级专员办公室(UVKPL)22 734名在该国平民中的受害者记录：8 490和14,244人受伤。”声明说。</text:p>
      <text:p text:style-name="P4">
因此，在顿涅茨克和卢甘斯克地区暂时控制的俄罗斯人中记录了652人和2316名受伤的人。</text:p>
      <text:p text:style-name="P4">
联合国还强调，被杀的平民的数量可能会更大，因为在Popasna袭击期间，俄罗斯人以及Lisichansk和Severodonetsk都没有诸如Mariupol这样的城市的可靠信息。</text:p>
      <text:p text:style-name="P4">
News Source: <text:a xlink:type="simple" xlink:href="https://armyinform.com.ua/2023/04/12/majzhe-85-tysyachi-myrnyh-zhyteliv-zagynuly-v-ukrayini-z-pochatku-shyrokomasshtabnogo-vtorgnennya-oon/" text:style-name="Internet_20_link" text:visited-style-name="Visited_20_Internet_20_Link">
https://armyinform.com.ua/2023/04/12/majzhe-85-tysyachi-myrnyh-zhyteliv-zagynuly-v-ukrayini-z-pochatku-shyrokomasshtabnogo-vtorgnennya-oon/</text:a>
</text:p>
      <!--NEWS-->
      <text:h text:style-name="P10" text:outline-level="1">
<text:span text:style-name="T4">
总统在乌克兰火箭和太空行业员工当天的问候</text:span>
</text:h>
      <text:p text:style-name="P4">
作者: ['АРМІЯINFORM']</text:p>
      <text:p text:style-name="P4">
时间: 2023-04-12T45:00:00-04:00</text:p>
      <text:p text:style-name="P4">
描述: Shchiro vitau，《圣诞节的日子》，即乌克兰人的pratsivnikiv火箭般的宇宙。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zagolovok-scaled-1.jpeg" text:style-name="Internet_20_link" text:visited-style-name="Visited_20_Internet_20_Link">
zagolovok-scaled-1.jpeg</text:a>
']</text:p>
      <text:p text:style-name="P4">
标签: ['ДЕНЬ ПРАЦІВНИКІВ РАКЕТНО-КОСМІЧНОЇ ГАЛУЗІ УКРАЇНИ']</text:p>
      <text:p text:style-name="P4">
类别: News</text:p>
      <!--METADATA-->
      <text:p text:style-name="P4">
<draw:frame draw:style-name="fr1" draw:name="Image269" text:anchor-type="as-char" svg:width="6.9236in" svg:height="3.10985in" draw:z-index="0">
<draw:image xlink:href="../Images/AРМІЯINFORM/2023-04-12T45-00-00-04-00/zagolovok-scaled-1.jpeg" xlink:type="simple" xlink:show="embed" xlink:actuate="onLoad" draw:mime-type="image/jpeg"/>
</draw:frame>
我真诚地祝贺职业假期 - 火箭和太空行业员工的日子。</text:p>
      <text:p text:style-name="P4">
得益于企业科学家和工人的集体的专业精神和辛勤工作，乌克兰的导弹和空间行业是国内经济中的主要和大多数科学之一，我们的火箭载体在世界上含糊不清。服务并为我们的国家提供了世界上一个体面的领域。</text:p>
      <text:p text:style-name="P4">
在俄罗斯武装行业的武装侵略的背景下，他们执行防御命令，并通过现代的火箭技术和向前的空间信息提供国防部的组成部分。</text:p>
      <text:p text:style-name="P4">
我坚信您的知识和经验将使您能够达到太空的新山峰，并为创建现代采样和军事设备做出重大贡献。</text:p>
      <text:p text:style-name="P4">
感谢您的敬业工作，增强了我们国家在世界各州的辩护和声望。</text:p>
      <text:p text:style-name="P4">
我希望每个在乌克兰发展为太空状态，坚不可摧的精神和新的胜利，以创造我们国家的火箭和太空组成部分以及在探索太空探索方面的成功，并获得成功。</text:p>
      <text:p text:style-name="P4">
荣耀乌克兰火箭和太空行业的员工!</text:p>
      <text:p text:style-name="P4">
荣耀乌克兰!</text:p>
      <text:p text:style-name="P4">
<text:span text:style-name="T4">
乌克兰Volodymyr Zelenskyy总统</text:span>
</text:p>
      <text:p text:style-name="P4">
News Source: <text:a xlink:type="simple" xlink:href="https://armyinform.com.ua/2023/04/12/vitannya-prezydenta-z-dnem-praczivnykiv-raketno-kosmichnoyi-galuzi-ukrayiny/" text:style-name="Internet_20_link" text:visited-style-name="Visited_20_Internet_20_Link">
https://armyinform.com.ua/2023/04/12/vitannya-prezydenta-z-dnem-praczivnykiv-raketno-kosmichnoyi-galuzi-ukrayiny/</text:a>
</text:p>
      <!--NEWS-->
      <text:h text:style-name="P10" text:outline-level="1">
<text:span text:style-name="T4">
加拿大宣布了针对白俄罗斯和货车的新制裁</text:span>
</text:h>
      <text:p text:style-name="P4">
作者: ['АРМІЯINFORM']</text:p>
      <text:p text:style-name="P4">
时间: 2023-04-12T46:00:00-04:00</text:p>
      <text:p text:style-name="P4">
描述: Prem-Minesstra Jastin Truzodo轰动了新的St. Sanzi-Rosyki Fiszichny OSES ...与乌克兰2022的战争，与乌克兰的最新消息，今天与乌克兰的新闻，与乌克兰2022年的新闻战争，今天，乌克兰和俄罗斯和俄罗斯和俄罗斯和俄罗斯和俄罗斯和俄罗斯和俄罗斯之间的战争将会何时，何时，何时，何时，何时，何时，何时，何时，何时，何时，何时，何时，何时，何时，何时与乌克兰在2022年都将在不久的将来与乌克兰发生战争与乌克兰的乌克兰今天的新闻乌克兰有关，乌克兰新闻在乌克兰媒体的俄罗斯人</text:p>
      <text:p text:style-name="P4">
图片: ['<text:a xlink:type="simple" xlink:href="https://armyinform.com.ua/wp-content/uploads/2023/04/kanada.jpg" text:style-name="Internet_20_link" text:visited-style-name="Visited_20_Internet_20_Link">
kanada.jpg</text:a>
']</text:p>
      <text:p text:style-name="P4">
标签: ['КАНАДА', 'КРАХ РОСІЙСЬКОЇ ЕКОНОМІКИ', 'САНКЦІЇ РФ']</text:p>
      <text:p text:style-name="P4">
类别: News</text:p>
      <!--METADATA-->
      <text:p text:style-name="P4">
<draw:frame draw:style-name="fr1" draw:name="Image270" text:anchor-type="as-char" svg:width="6.9236in" svg:height="3.894525in" draw:z-index="0">
<draw:image xlink:href="../Images/AРМІЯINFORM/2023-04-12T46-00-00-04-00/kanada.jpg" xlink:type="simple" xlink:show="embed" xlink:actuate="onLoad" draw:mime-type="image/jpeg"/>
</draw:frame>
总理贾斯汀·特鲁多(Justin Trudeau)宣布对14名俄罗斯人和俄罗斯参与俄罗斯的34个组织的新制裁，包括与瓦格纳·PEC(Wagner PEC)和俄罗斯iviation部门有关的安全设施。 此外，加拿大政府扩大了对白俄罗斯的制裁，将九个金融部门机构添加到了名单中。</text:p>
      <text:p text:style-name="P4">
在适当的[决定]中说明了这一点(https://www.international.gc.ca/world-monde/international_relations-relations_internationales/sanctions/belarus_regulations-reglement6.aspx?lang=eng)加拿大政府。</text:p>
      <text:p text:style-name="P4">
国家银行以及白俄罗斯最大的州和商业银行受到限制。</text:p>
      <text:p text:style-name="P4">
[白俄罗斯对白俄罗斯的艾滋病施加了对白俄罗斯金融部门的其他制裁。”(https://pm.gc.ca/en/news/news-releases/2023/04/11/prime-minister-trudeau-announces-more-support-ukraine)加拿大总理贾斯汀·特鲁多(Justin Trudo)在与乌克兰丹尼斯·施米加尔(Denis Shmigal)总理会面时，他正式访问加拿大。</text:p>
      <text:p text:style-name="P4">
根据加拿大政府的说法，白俄罗斯的行动严重违反了国际安全和平，这导致或可能导致严重的国际危机。</text:p>
      <text:p text:style-name="P4">
制裁清单已受到命中：</text:p>
      <text:p text:style-name="P4">
<text:span text:style-name="T5">
白俄罗斯共和国国家银行； * Belarusbank; * belagropombank; * bps sberbank; </text:span>
“ PriorBank”; <text:span text:style-name="T5">
银行Belveb; * Bilgazprombank; * vtb-bank; </text:span>
“状态银行”。</text:p>
      <text:p text:style-name="P4">
News Source: <text:a xlink:type="simple" xlink:href="https://armyinform.com.ua/2023/04/12/kanada-ogolosyla-novi-sankcziyi-proty-bilorusi-ta-vagnerivcziv/" text:style-name="Internet_20_link" text:visited-style-name="Visited_20_Internet_20_Link">
https://armyinform.com.ua/2023/04/12/kanada-ogolosyla-novi-sankcziyi-proty-bilorusi-ta-vagnerivcziv/</text:a>
</text:p>
      <!--NEWS-->
      <text:h text:style-name="P10" text:outline-level="1">
<text:span text:style-name="T4">
最后一天，俄罗斯军队在乌克兰的134个定居点开火</text:span>
</text:h>
      <text:p text:style-name="P4">
作者: ['АРМІЯINFORM']</text:p>
      <text:p text:style-name="P4">
时间: 2023-04-12T47: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312546663509902636_y.jpg" text:style-name="Internet_20_link" text:visited-style-name="Visited_20_Internet_20_Link">
photo_5312546663509902636_y.jpg</text:a>
']</text:p>
      <text:p text:style-name="P4">
标签: ['MILITARY MEDIA CENTER', 'STOPRUSSIA', 'ХАРКІВСЬКИЙ ТРИБУНАЛ']</text:p>
      <text:p text:style-name="P4">
类别: News</text:p>
      <!--METADATA-->
      <text:p text:style-name="P4">
<draw:frame draw:style-name="fr1" draw:name="Image271" text:anchor-type="as-char" svg:width="6.9236in" svg:height="5.134355in" draw:z-index="0">
<draw:image xlink:href="../Images/AРМІЯINFORM/2023-04-12T47-00-00-04-00/photo_5312546663509902636_y.jp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1679" text:style-name="Internet_20_link" text:visited-style-name="Visited_20_Internet_20_Link">
信息</text:a>
军事媒体中心。</text:p>
      <text:p text:style-name="P4">
“总的来说，不同类型的武器(步枪武器，迫击炮，坦克，炮兵，RSZV，S-300 ZRK，无人机，战术航空)该消息写道：“进行了134个通过点的炮击，确认了38个基础架构对象。”</text:p>
      <text:p text:style-name="P4">
有死亡和受伤，澄清了受害者的数量。</text:p>
      <text:p text:style-name="P4">
News Source: <text:a xlink:type="simple" xlink:href="https://armyinform.com.ua/2023/04/12/mynuloyi-doby-rosijski-vijska-obstrilyaly-134-naselenyh-punktiv-ukrayiny/" text:style-name="Internet_20_link" text:visited-style-name="Visited_20_Internet_20_Link">
https://armyinform.com.ua/2023/04/12/mynuloyi-doby-rosijski-vijska-obstrilyaly-134-naselenyh-punktiv-ukrayiny/</text:a>
</text:p>
      <!--NEWS-->
      <text:h text:style-name="P10" text:outline-level="1">
<text:span text:style-name="T4">
军事援助，制裁和自由贸易：Denis Shmigal总结了对加拿大的访问</text:span>
</text:h>
      <text:p text:style-name="P4">
作者: ['АРМІЯINFORM']</text:p>
      <text:p text:style-name="P4">
时间: 2023-04-12T48:00:00-04:00</text:p>
      <text:p text:style-name="P4">
描述: 前往Choli Zrin-Ministr Denis Schmigal Vidvili Canada I ...与乌克兰2022年的战争，与乌克兰的最新新闻，今天与乌克兰2022年与乌克兰战争的代表，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3d059629-1734-48fc-a82e-eac00ba513a4.jpg" text:style-name="Internet_20_link" text:visited-style-name="Visited_20_Internet_20_Link">
3d059629-1734-48fc-a82e-eac00ba513a4.jpg</text:a>
']</text:p>
      <text:p text:style-name="P4">
标签: ['АНТИРОСІЙСЬКІ САНКЦІЇ', 'ДЕНИС ШМИГАЛЬ', 'ДЖАСТІН ТРЮДО', 'ДОПОМОГА ПАРТНЕРІВ', 'СВІТ ПІДТРИМУЄ УКРАЇНУ']</text:p>
      <text:p text:style-name="P4">
类别: News</text:p>
      <!--METADATA-->
      <text:p text:style-name="P4">
<draw:frame draw:style-name="fr1" draw:name="Image272" text:anchor-type="as-char" svg:width="6.9236in" svg:height="4.615733in" draw:z-index="0">
<draw:image xlink:href="../Images/AРМІЯINFORM/2023-04-12T48-00-00-04-00/3d059629-1734-48fc-a82e-eac00ba513a4.jpg" xlink:type="simple" xlink:show="embed" xlink:actuate="onLoad" draw:mime-type="image/jpeg"/>
</draw:frame>
由总理丹尼斯·施米格尔(Denis Shmigal)领导的政府代表访问了卡纳迪(Kanadi)，并与总理贾斯汀·特鲁多(Justin Trudeau)，牧师基督教弗里兰(Christ Friland)，外交部负责人和加拿大国防部，商业界和加拿大养老基金举行了富有成效的会议。</text:p>
      <text:p text:style-name="P4">
关于加拿大政府团队的第一个结果，丹尼斯·史密斯(Denis Shmigal)<text:a xlink:type="simple" xlink:href="https://t.me/Denys_Smyhal/4944" text:style-name="Internet_20_link" text:visited-style-name="Visited_20_Internet_20_Link">
写道</text:a>
在电报中。</text:p>
      <text:p text:style-name="P4">
军事援助。 加拿大<text:a xlink:type="simple" xlink:href="https://armyinform.com.ua/2023/04/11/kanada-ogolosyla-pro-nadannya-ukrayini-dodatkovoyi-vijskovoyi-dopomogy/" text:style-name="Internet_20_link" text:visited-style-name="Visited_20_Internet_20_Link">
宣布</text:a>
关于新的军事援助。 21,000支突击步枪，38架机枪，超过240万个墨盒。</text:p>
      <text:p text:style-name="P4">
新制裁。 加拿大<text:a xlink:type="simple" xlink:href="https://armyinform.com.ua/2023/04/12/kanada-ogolosyla-novi-sankcziyi-proty-bilorusi-ta-vagnerivcziv/" text:style-name="Internet_20_link" text:visited-style-name="Visited_20_Internet_20_Link">
介绍</text:a>
另一包对反俄罗斯法律实体和个人的限制。 尤其是，加拿大的AN-124飞机的Volga-DNEPR被封锁。 下一步是鲁斯拉纳的没收和其他资产及其对乌克兰的转移。</text:p>
      <text:p text:style-name="P4">
<text:span text:style-name="T4">
免费贸易协定</text:span>
将更新。 “他们与贾斯汀诺特多(Justinomtrudo)的首映式签署了宣言。 一项重要的协议为乌克兰打开了商机和生产。” Schmigal说。</text:p>
      <text:p text:style-name="P4">
“我们继续工作。 我们为胜利，战后发展的重建而引起了极大的支持，”总理丹尼斯·施米加尔说。</text:p>
      <text:p text:style-name="P4">
News Source: <text:a xlink:type="simple" xlink:href="https://armyinform.com.ua/2023/04/12/vijskova-dopomoga-sankcziyi-ta-vilna-torgivlya-denys-shmygal-pidbyv-pidsumky-vizytu-do-kanady/" text:style-name="Internet_20_link" text:visited-style-name="Visited_20_Internet_20_Link">
https://armyinform.com.ua/2023/04/12/vijskova-dopomoga-sankcziyi-ta-vilna-torgivlya-denys-shmygal-pidbyv-pidsumky-vizytu-do-kanady/</text:a>
</text:p>
      <!--NEWS-->
      <text:h text:style-name="P10" text:outline-level="1">
<text:span text:style-name="T4">
对乌克兰战士占领者残酷谋杀的调查</text:span>
</text:h>
      <text:p text:style-name="P4">
作者: ['АРМІЯINFORM']</text:p>
      <text:p text:style-name="P4">
时间: 2023-04-12T49:00:00-04:00</text:p>
      <text:p text:style-name="P4">
描述: ukhora，12 kvisnyny，在梅里兹（Merezhi）是Z'yazhavi，Yak Rosiyski热情展示他的Zvizyrina ...与2022年与乌克兰的战争，与乌克兰的最新新闻，今天与乌克兰的新闻战争，与乌克兰2022年的新闻战争，乌克兰将在乌克兰之间进行战争，以及俄罗斯，俄罗斯，俄罗斯和俄罗斯在2022年与乌克兰的战争将与否，将在不久的将来与乌克兰发生战争，与乌克兰的战争，今天的乌克兰新闻，乌克兰的新闻，乌克兰媒体的乌克兰新闻</text:p>
      <text:p text:style-name="P4">
图片: ['<text:a xlink:type="simple" xlink:href="https://armyinform.com.ua/wp-content/uploads/2022/03/nelud.jpg" text:style-name="Internet_20_link" text:visited-style-name="Visited_20_Internet_20_Link">
nelud.jpg</text:a>
']</text:p>
      <text:p text:style-name="P4">
标签: ['ВОЄННІ ЗЛОЧИНИ РФ', 'КАТУВАННЯ ЗАХИСНИКА', 'СБУ']</text:p>
      <text:p text:style-name="P4">
类别: News</text:p>
      <!--METADATA-->
      <text:p text:style-name="P4">
<draw:frame draw:style-name="fr1" draw:name="Image273" text:anchor-type="as-char" svg:width="6.9236in" svg:height="3.894525in" draw:z-index="0">
<draw:image xlink:href="../Images/AРМІЯINFORM/2023-04-12T49-00-00-04-00/nelud.jpg" xlink:type="simple" xlink:show="embed" xlink:actuate="onLoad" draw:mime-type="image/jpeg"/>
</draw:frame>
昨天，4月12日，网络上出现了一段视频，俄罗斯入侵者如何表现出动物的本质 - 他们严重折磨了乌克兰的俘虏并切断了他的头。</text:p>
      <text:p text:style-name="P4">
乌克兰的安全服务<text:a xlink:type="simple" xlink:href="https://ssu.gov.ua/novyny/sbu-rozsliduie-zhorstoke-vbyvstvo-okupantamy-ukrainskoho-voina" text:style-name="Internet_20_link" text:visited-style-name="Visited_20_Internet_20_Link">
开始</text:a>
根据《艺术》第2部分对这场战争犯罪进行的预审调查。 《乌克兰刑法》的438。</text:p>
      <text:p text:style-name="P4">
“我们会发现这些不人道。 如有必要，我们将到达无处不在的地方：从地面或世界上。 但是，他们肯定会因承诺而受到惩罚。</text:p>
      <text:p text:style-name="P4">
News Source: <text:a xlink:type="simple" xlink:href="https://armyinform.com.ua/2023/04/12/rozpochato-rozsliduvannya-zhorstokogo-vbyvstva-okupantamy-ukrayinskogo-voyina/" text:style-name="Internet_20_link" text:visited-style-name="Visited_20_Internet_20_Link">
https://armyinform.com.ua/2023/04/12/rozpochato-rozsliduvannya-zhorstokogo-vbyvstva-okupantamy-ukrayinskogo-voyina/</text:a>
</text:p>
      <!--NEWS-->
      <text:h text:style-name="P10" text:outline-level="1">
<text:span text:style-name="T4">
爱国者和SAMP/T综合体将有助于保持俄罗斯航空-Yuri Ignat</text:span>
</text:h>
      <text:p text:style-name="P4">
作者: ['Анастасія Олехнович']</text:p>
      <text:p text:style-name="P4">
时间: 2023-04-12T50:00:00-04:00</text:p>
      <text:p text:style-name="P4">
描述: Nebobar Ukrainian，Zenitni Rockets Patriot Ta Samp/t。 乌克兰的Fakhivtsi ...与乌克兰2022年的战争，与乌克兰的最新新闻战争，与乌克兰2022年的新闻战争，今天的最后一场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4/2b5aad7227c5689ad2e8cfc7b754cb2c.png" text:style-name="Internet_20_link" text:visited-style-name="Visited_20_Internet_20_Link">
2b5aad7227c5689ad2e8cfc7b754cb2c.png</text:a>
']</text:p>
      <text:p text:style-name="P4">
标签: ['F-16', 'SAMP/T', 'ВТОРГНЕННЯ РФ', 'ЄДИНІ НОВИНИ', 'ЗРК PATRIOT', 'ППО ЗСУ', 'ЮРІЙ ІГНАТ']</text:p>
      <text:p text:style-name="P4">
类别: News</text:p>
      <!--METADATA-->
      <text:p text:style-name="P4">
<draw:frame draw:style-name="fr1" draw:name="Image274" text:anchor-type="as-char" svg:width="6.9236in" svg:height="4.330592in" draw:z-index="0">
<draw:image xlink:href="../Images/AРМІЯINFORM/2023-04-12T50-00-00-04-00/2b5aad7227c5689ad2e8cfc7b754cb2c.png" xlink:type="simple" xlink:show="embed" xlink:actuate="onLoad" draw:mime-type="image/png"/>
</draw:frame>
乌克兰将很快获得Patrioot和Samp/T.UKRAINE专家目前正在完成这些综合体培训的Anti -Aircraft导弹系统。 这是由维格纳统一新闻空军司令部发言人尤里·伊格纳特(Yuri Ignat)所说。</text:p>
      <ul>
        <li>
关于我们的反航空训练的大多数信息仍然“不是按压”，但是乌克兰军队的学习速度比预测的西方伙伴要快得多，它们表现出了极好的机会并摇晃，锻炼 - 武装部队发言人尤里·伊格纳特(Yuri Ignat)说。  - 复杂的ipatriot和samp/t将有助于保持俄罗斯航空。</li>
      </ul>
      <text:p text:style-name="P4">
但是，尽管通过收到爱国者伊斯兰/t的保护，乌克兰天空的保护将加剧，但它们还不够。 对于我国，获得F-16也非常重要。</text:p>
      <ul>
        <li>
我想分解对4级级别的多功能战斗机的决定。F-16飞机是防空的最佳手段 - 它可以拦截所有视觉目标，从无人机-Kamikadze开始，以此结束俄罗斯升，-said Yuri Ignat。</li>
      </ul>
      <text:p text:style-name="P4">
News Source: <text:a xlink:type="simple" xlink:href="https://armyinform.com.ua/2023/04/12/kompleksy-patriot-i-samp-t-dopomozhut-trymaty-na-vidstani-rosijsku-aviacziyu-yurij-ignat/" text:style-name="Internet_20_link" text:visited-style-name="Visited_20_Internet_20_Link">
https://armyinform.com.ua/2023/04/12/kompleksy-patriot-i-samp-t-dopomozhut-trymaty-na-vidstani-rosijsku-aviacziyu-yurij-ignat/</text:a>
</text:p>
      <!--NEWS-->
      <text:h text:style-name="P10" text:outline-level="1">
<text:span text:style-name="T4">
敌人继续沿整个前线应用战术航空-Yuri Ignat</text:span>
</text:h>
      <text:p text:style-name="P4">
作者: ['АРМІЯINFORM']</text:p>
      <text:p text:style-name="P4">
时间: 2023-04-12T51:00:00-04:00</text:p>
      <text:p text:style-name="P4">
描述: 关于PD的性别，直接到Yeter Telemarafon“єIninovini” Rechnik Commandanny ...与乌克兰2022年的战争，与乌克兰与乌克兰的最新新闻，《与乌克兰的新闻战争》 2022年的战争，今天的最后一场战争，将在今天之间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mig29-harm-1.jpg" text:style-name="Internet_20_link" text:visited-style-name="Visited_20_Internet_20_Link">
mig29-harm-1.jpg</text:a>
']</text:p>
      <text:p text:style-name="P4">
标签: ['ЮРІЙ ІГНАТ']</text:p>
      <text:p text:style-name="P4">
类别: News</text:p>
      <!--METADATA-->
      <text:p text:style-name="P4">
<draw:frame draw:style-name="fr1" draw:name="Image275" text:anchor-type="as-char" svg:width="6.9236in" svg:height="3.894525in" draw:z-index="0">
<draw:image xlink:href="../Images/AРМІЯINFORM/2023-04-12T51-00-00-04-00/mig29-harm-1.jpg" xlink:type="simple" xlink:show="embed" xlink:actuate="onLoad" draw:mime-type="image/jpeg"/>
</draw:frame>
Yuri Ignat上校在空军的Teleterna“统一新闻”的直接段落中报道了这一点。 就他们而言，乌克兰袭击和轰炸机是每天的。</text:p>
      <ul>
        <li>
尤里·伊格纳特(Yuri Ignat)说，最后一天，已经造成了十架占领者的团体飞机。  - 使用了敌人防空pro -enemy火箭的病变手段。 同时，如果我们开始从F-16飞机使用它，那么Harm Rocket的效率就是购买者。</li>
      </ul>
      <text:p text:style-name="P4">
News Source: <text:a xlink:type="simple" xlink:href="https://armyinform.com.ua/2023/04/12/protyvnyk-prodovzhuye-zastosovuvaty-taktychnu-aviacziyu-po-usij-liniyi-frontu-yurij-ignat/" text:style-name="Internet_20_link" text:visited-style-name="Visited_20_Internet_20_Link">
https://armyinform.com.ua/2023/04/12/protyvnyk-prodovzhuye-zastosovuvaty-taktychnu-aviacziyu-po-usij-liniyi-frontu-yurij-ignat/</text:a>
</text:p>
      <!--NEWS-->
      <text:h text:style-name="P10" text:outline-level="1">
<text:span text:style-name="T4">
我们不会忘记并原谅杀手，法律责任将适合一切 - 乌克兰总统</text:span>
</text:h>
      <text:p text:style-name="P4">
作者: ['АРМІЯINFORM']</text:p>
      <text:p text:style-name="P4">
时间: 2023-04-12T52:00:00-04:00</text:p>
      <text:p text:style-name="P4">
描述: 乌克兰总统沃罗迪米尔·泽伦斯基（Volodymyr Zelensky）浮动到Svytovo Gromadsokosti Pislla ...与乌克兰2022年的战争，与乌克兰的最新新闻战争，今天与乌克兰2022年的新闻战争，今天与乌克兰之间的战争，乌克兰和俄罗斯之间的战争，以及与乌克兰之间的战争他们说，在2022年是否在不久的将来与乌克兰战争，他们说，与乌克兰的战争，今天的乌克兰新闻，乌克兰的新闻，乌克兰媒体在俄罗斯的媒体</text:p>
      <text:p text:style-name="P4">
图片: []</text:p>
      <text:p text:style-name="P4">
标签: ['ПРЕЗИДЕНТ УКРАЇНИ']</text:p>
      <text:p text:style-name="P4">
类别: News</text:p>
      <!--METADATA-->
      <text:p text:style-name="P4">
乌克兰Volodymyr Zelenskyy总裁<text:a xlink:type="simple" xlink:href="https://www.president.gov.ua/news/mi-nichogo-ne-zbirayemosya-zabuvati-j-proshati-vbivcyam-zako-82213" text:style-name="Internet_20_link" text:visited-style-name="Visited_20_Internet_20_Link">
应用</text:a>
向世界公众公开发行乌克兰囚犯执行视频的帖子。</text:p>
      <text:p text:style-name="P4">
“这是世界上没有人被忽略：这些动物杀死了多么容易。 这段有关乌克兰俘虏处决的视频...世界必须看。</text:p>
      <text:p text:style-name="P4">
这是俄罗斯的视频，是什么。 什么是生物。 没有人适合他们。 儿子，兄弟，丈夫……有人的孩子…</text:p>
      <text:p text:style-name="P4">
这是俄罗斯的视频，它试图使这一新规范 - 一种学习生活的习惯。</text:p>
      <text:p text:style-name="P4">
这不是意外。 这不是一集。 是以前的。 那是在布查。 成千上万。</text:p>
      <text:p text:style-name="P4">
每个人都必须做出反应。 每个领导人。 不要等待它。 那是什么。</text:p>
      <text:p text:style-name="P4">
我们不会忘记并原谅杀手。</text:p>
      <text:p text:style-name="P4">
法律责任将适合一切。 需要失去恐怖。</text:p>
      <text:p text:style-name="P4">
没有人会理解领导人是否没有反应。 现在我们需要采取行动!</text:p>
      <text:p text:style-name="P4">
在乌克兰 - 尽可能地专注于前线。 帮助。</text:p>
      <text:p text:style-name="P4">
主要目标是获胜。 主要目标是乌克兰赢得胜利。</text:p>
      <text:p text:style-name="P4">
占领者的失败，杀手的句子，国家兹拉的法庭。</text:p>
      <text:p text:style-name="P4">
永恒的记忆对每个人的生活都消除了这种俄罗斯恐怖!</text:p>
      <text:p text:style-name="P4">
<text:span text:style-name="T4">
 <text:span text:style-name="T5">
荣耀击败那些击败这个邪恶的人!</text:span>
 </text:span>
</text:p>
      <text:p text:style-name="P4">
<text:span text:style-name="T4">
 <text:span text:style-name="T5">
荣耀乌克兰!</text:span>
 </text:span>
”  - 乌克兰总统说。</text:p>
      <text:p text:style-name="P4">
News Source: <text:a xlink:type="simple" xlink:href="https://armyinform.com.ua/2023/04/12/rosiya-po-zviryachy-vbyvayuchy-ukrayincziv-pokazuye-chym-vona-ye-my-nichogo-na-probachymo-prezydent/" text:style-name="Internet_20_link" text:visited-style-name="Visited_20_Internet_20_Link">
https://armyinform.com.ua/2023/04/12/rosiya-po-zviryachy-vbyvayuchy-ukrayincziv-pokazuye-chym-vona-ye-my-nichogo-na-probachymo-prezydent/</text:a>
</text:p>
      <!--NEWS-->
      <text:h text:style-name="P10" text:outline-level="1">
<text:span text:style-name="T4">
俄罗斯飞机在战争初期被击倒，是他们最好的方面-Yuri Ignat</text:span>
</text:h>
      <text:p text:style-name="P4">
作者: ['Анастасія Олехнович']</text:p>
      <text:p text:style-name="P4">
时间: 2023-04-12T53:00:00-04:00</text:p>
      <text:p text:style-name="P4">
描述: Kilkistya Rosiska Avisska avissyne Ugrapovanni在P'yat-shiy（与乌克兰2022年的战争，与乌克兰的最新消息，今天与乌克兰2022年的新闻战争）一起战争，乌克兰和俄罗斯之间的战争将会发生他们说，战争，与乌克兰的战争将在2022年，是否在不久的将来与乌克兰进行战争</text:p>
      <text:p text:style-name="P4">
图片: ['<text:a xlink:type="simple" xlink:href="https://armyinform.com.ua/wp-content/uploads/2022/11/yurij-ignat-1.jpg" text:style-name="Internet_20_link" text:visited-style-name="Visited_20_Internet_20_Link">
yurij-ignat-1.jpg</text:a>
']</text:p>
      <text:p text:style-name="P4">
标签: ['F-16', 'ВТОРГНЕННЯ РФ', 'ЄДИНІ НОВИНИ', 'ЛІТАКИ', 'ППО ЗСУ', 'ЮРІЙ ІГНАТ']</text:p>
      <text:p text:style-name="P4">
类别: News</text:p>
      <!--METADATA-->
      <text:p text:style-name="P4">
<draw:frame draw:style-name="fr1" draw:name="Image276" text:anchor-type="as-char" svg:width="6.9236in" svg:height="4.361868in" draw:z-index="0">
<draw:image xlink:href="../Images/AРМІЯINFORM/2023-04-12T53-00-00-04-00/yurij-ignat-1.jpg" xlink:type="simple" xlink:show="embed" xlink:actuate="onLoad" draw:mime-type="image/jpeg"/>
</draw:frame>
乌克兰空军的尤里·伊格纳修斯空军上校。</text:p>
      <text:p text:style-name="P4">
只有俄罗斯航空的数量超过五到六次。 对于技术能力，差异更加显着。 他们的政策，例如Su-34，Su-35，进行了深刻的现代化。 空军司令部发言人尤里·伊格纳特(Yuriy Ignat)在Etheritelvarane的“ One News”中报道了这一点。</text:p>
      <ul>
        <li>
在战争的头几天被击倒的俄罗斯飞机是他们最好的方面。 他们遭受了巨大的损失，低估了我们的力量。 乌克兰飞行员做到了不可能。 但是，能够保护俄罗斯人的技术至关重要的是乌克兰。 好像您正带着手枪坐在带有机枪的五架赛车的情况下。 从理论上讲，您有武器，但是要用这种骚扰而获胜，这并不容易。 没有F-16和足够数量的提交，我们将无法将其驱逐或驱赶它们。 应该以“地球上的胜利在天空中锻造”的口号，以空军指挥官航空联盟宣布，并在等待4级以上的飞机提供的决定。</li>
      </ul>
      <text:p text:style-name="P4">
News Source: <text:a xlink:type="simple" xlink:href="https://armyinform.com.ua/2023/04/12/rosijski-litaky-zbyti-v-pershi-dni-vijny-buly-yih-najkrashhymy-bortamy-yurij-ignat/" text:style-name="Internet_20_link" text:visited-style-name="Visited_20_Internet_20_Link">
https://armyinform.com.ua/2023/04/12/rosijski-litaky-zbyti-v-pershi-dni-vijny-buly-yih-najkrashhymy-bortamy-yurij-ignat/</text:a>
</text:p>
      <!--NEWS-->
      <text:h text:style-name="P10" text:outline-level="1">
<text:span text:style-name="T4">
超过400件爆炸物和一架飞机被处置</text:span>
</text:h>
      <text:p text:style-name="P4">
作者: ['АРМІЯINFORM']</text:p>
      <text:p text:style-name="P4">
时间: 2023-04-12T54:00:00-04:00</text:p>
      <text:p text:style-name="P4">
描述: 借出，11克维特里（Kvitry），对乌克兰人的位置服务的派雷斯里奇（Pirethrichile）...与乌克兰2022年的战争，与乌克兰的最新新闻战争，今天与乌克兰2022年的新闻战争，今天将在乌克兰和俄罗斯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 '<text:a xlink:type="simple" xlink:href="https://armyinform.com.ua/wp-content/uploads/2023/04/340762175_235874668950971_5824924078667092162_n.jpg" text:style-name="Internet_20_link" text:visited-style-name="Visited_20_Internet_20_Link">
340762175_235874668950971_5824924078667092162_n.jpg</text:a>
']</text:p>
      <text:p text:style-name="P4">
标签: ['STOPRUSSIA', 'АГРЕСІЯ РФ', 'ВІЙНА', 'ВТОРГНЕННЯ РФ', 'ДСНС УКРАЇНИ', 'РОЗМІНУВАННЯ']</text:p>
      <text:p text:style-name="P4">
类别: News</text:p>
      <!--METADATA-->
      <text:p text:style-name="P4">
<draw:frame draw:style-name="fr1" draw:name="Image277" text:anchor-type="as-char" svg:width="6.9236in" svg:height="3.89908in" draw:z-index="0">
<draw:image xlink:href="../Images/AРМІЯINFORM/2023-04-12T54-00-00-04-00/medium.jpg" xlink:type="simple" xlink:show="embed" xlink:actuate="onLoad" draw:mime-type="image/jpeg"/>
</draw:frame>
说明性照片</text:p>
      <text:p text:style-name="P4">
<text:span text:style-name="T4">
在过去的一天中，</text:span>
 <text:span text:style-name="T4">
 4月11日</text:span>
 <text:span text:style-name="T4">
，</text:span>
乌克兰在紧急情况下的烟火单位<text:span text:style-name="T4">
 147次</text:span>
参与了Demining任务。</text:p>
      <text:p text:style-name="P4">
关于它_ <text:a xlink:type="simple" xlink:href="https://dsns.gov.ua/uk/news/nadzvicaini-podiyi/informaciia-shhodo-diialnosti-pirotexnicnix-pidrozdiliv-dsns-99" text:style-name="Internet_20_link" text:visited-style-name="Visited_20_Internet_20_Link">
报告</text:a>
_苏联乌克兰。</text:p>
      <text:p text:style-name="P4">
发现，扣押和处置<text:span text:style-name="T4">
 4 </text:span>
 <text:span text:style-name="T4">
 </text:span>
 73 <text:span text:style-name="T4">
<text:span text:style-name="T5">
*爆炸</text:span>
* </text:span>
 <text:span text:style-name="T4">
项目，包括1个航空炸弹。(清除)</text:span>
 57公顷**的领土。</text:p>
      <text:p text:style-name="P4">
最常见的烟火单元工作：在Kharkiv地区16 662次，基辅地区-7417，顿涅茨克地区-4601，Chernihiv -4430 -4430，Mykolaiv地区-4316 -4316，Kherson地区-4073，Sumy -1798 -1798，Cherkasy地区-1083。</text:p>
      <text:p text:style-name="P4">
背景：从乌克兰SES的俄罗斯乌克兰烟火联合会的大规模侵略开始，乌克兰SES的烟火单位就参与了<text:span text:style-name="T4">
 50 508次</text:span>
，以执行DEMINGING任务。 处置<text:span text:style-name="T4">
 343 981示例对象</text:span>
，包括<text:span text:style-name="T4">
 2 205航空炸弹</text:span>
。 检查(清除)面积<text:span text:style-name="T4">
 81 922公顷</text:span>
。</text:p>
      <text:p text:style-name="P4">
总共剩下174,000平方米。 潜在危险领土的公里，占该州总面积的30％。</text:p>
      <text:p text:style-name="P4">
<draw:frame draw:style-name="fr1" draw:name="Image278" text:anchor-type="as-char" svg:width="6.9236in" svg:height="5.804039in" draw:z-index="0">
<draw:image xlink:href="../Images/AРМІЯINFORM/2023-04-12T54-00-00-04-00/340762175_235874668950971_5824924078667092162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2/za-dobu-pirotehniky-dsns-zneshkodyly-ponad-400-vybuhonebezpechnyh-predmetiv-ta-odnu-aviabombu/" text:style-name="Internet_20_link" text:visited-style-name="Visited_20_Internet_20_Link">
https://armyinform.com.ua/2023/04/12/za-dobu-pirotehniky-dsns-zneshkodyly-ponad-400-vybuhonebezpechnyh-predmetiv-ta-odnu-aviabombu/</text:a>
</text:p>
      <!--NEWS-->
      <text:h text:style-name="P10" text:outline-level="1">
<text:span text:style-name="T4">
新的第九旅将出现在进攻的警卫中</text:span>
</text:h>
      <text:p text:style-name="P4">
作者: ['АРМІЯINFORM']</text:p>
      <text:p text:style-name="P4">
时间: 2023-04-12T55:00:00-04:00</text:p>
      <text:p text:style-name="P4">
描述: 关于新旅的出现在“后卫naskuopa”中的“哈特雅”最后的最后，乌克兰与俄罗斯，俄罗斯，俄罗斯和俄罗斯之间的战争是否会在2022年与乌克兰进行战争时，是否会在不久的将来与乌克兰进行战争，这是与乌克兰的战争，乌克兰新闻的战争今天，乌克兰新闻在乌克兰媒体的俄罗斯人</text:p>
      <text:p text:style-name="P4">
图片: ['<text:a xlink:type="simple" xlink:href="https://armyinform.com.ua/wp-content/uploads/2023/04/2a6cc29-gvardiya-nastypy690.jpg" text:style-name="Internet_20_link" text:visited-style-name="Visited_20_Internet_20_Link">
2a6cc29-gvardiya-nastypy690.jpg</text:a>
']</text:p>
      <text:p text:style-name="P4">
标签: ['STOPRUSSIA', 'АГРЕСІЯ РФ', 'ВТОРГНЕННЯ РФ', 'ГВАРДІЯ НАСТУПУ', 'МВС']</text:p>
      <text:p text:style-name="P4">
类别: News</text:p>
      <!--METADATA-->
      <text:p text:style-name="P4">
<draw:frame draw:style-name="fr1" draw:name="Image279" text:anchor-type="as-char" svg:width="6.9236in" svg:height="3.883237in" draw:z-index="0">
<draw:image xlink:href="../Images/AРМІЯINFORM/2023-04-12T55-00-00-04-00/2a6cc29-gvardiya-nastypy690.jpg" xlink:type="simple" xlink:show="embed" xlink:actuate="onLoad" draw:mime-type="image/jpeg"/>
</draw:frame>
说明性照片</text:p>
      <text:p text:style-name="P4">
Kateryna Pavlichenko是一个新的第九大旅，在进攻后卫后卫。 根据其言论，该部门已经收到了志愿者的成千上万申请，这将由进攻的后卫加入。 这就是为什么决定继续积累并在乌克兰国民警卫队内创建一个新旅的原因。</text:p>
      <text:p text:style-name="P4">
关于它<text:a xlink:type="simple" xlink:href="https://www.kmu.gov.ua/news/kateryna-pavlichenko-u-hvardii-nastupu-ziavytsia-nova-deviata-bryhada-khartiia" text:style-name="Internet_20_link" text:visited-style-name="Visited_20_Internet_20_Link">
报告</text:a>
政府门户。</text:p>
      <text:p text:style-name="P4">
“这个旅将作为进攻卫队和乌克兰邪恶后卫第七旅的一部分。 招聘已经启动，申请是如此可能或通过内政部的网站，在那里您可以熟悉有关选择阶段的信息，了解将要进行的培训。 此外，您可以阅读当前正在工作的CNAP的地址，您也可以在此脱机文件。”乌克兰内政副部长说。</text:p>
      <text:p text:style-name="P4">
Kateryna Pavlichenko指出，“卫队Phoid”的候选人选择水平足够高，因为应该招募战斗人员的队伍。</text:p>
      <text:p text:style-name="P4">
“的确，我们必须根据乌克兰已经成为今天的经验，以及我们的外国合作伙伴可以提供的经验，选择和招募最佳，最有动力并正确地做好准备。在军事医疗委员会中，当候选人不是出于健康原因或身体健康水平不足时，”副部长补充说。</text:p>
      <text:p text:style-name="P4">
但是，据她说，仍然渴望进入进攻卫队的候选人可以通过训练来改善其体育锻炼，并加入攻击团队：“每间公寓都是一个如此大的机制，其中包括许多不同的专业。 来的人，志愿者，他们有机会从自己的技能，技能，知识和愿望中学习以后或其他方向。 它也是无人机操作员，侦察兵，炮兵，步兵，手榴弹发射器。“目前，我们看到了巨大的需求和渴望加入警卫队伍的愿望，因此我们继续进行了比赛。 特别是，他们开放了一个被称为《宪章的旅》集会的可能性，它将成为乌克兰国民警卫队的一部分。”副部长补充说。</text:p>
      <text:p text:style-name="P4">
News Source: <text:a xlink:type="simple" xlink:href="https://armyinform.com.ua/2023/04/12/u-gvardiyi-nastupu-zyavytsya-nova-devyata-brygada-hartiya/" text:style-name="Internet_20_link" text:visited-style-name="Visited_20_Internet_20_Link">
https://armyinform.com.ua/2023/04/12/u-gvardiyi-nastupu-zyavytsya-nova-devyata-brygada-hartiya/</text:a>
</text:p>
      <!--NEWS-->
      <text:h text:style-name="P10" text:outline-level="1">
<text:span text:style-name="T4">
乌克兰检察长办公室：记录了近80,000次战争罪</text:span>
</text:h>
      <text:p text:style-name="P4">
作者: ['АРМІЯINFORM']</text:p>
      <text:p text:style-name="P4">
时间: 2023-04-12T5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2042023ua.jpg" text:style-name="Internet_20_link" text:visited-style-name="Visited_20_Internet_20_Link">
warcrime-12042023ua.jpg</text:a>
', '<text:a xlink:type="simple" xlink:href="https://armyinform.com.ua/wp-content/uploads/2023/04/warcrime-12042023en.jpg" text:style-name="Internet_20_link" text:visited-style-name="Visited_20_Internet_20_Link">
warcrime-12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80" text:anchor-type="as-char" svg:width="6.9236in" svg:height="4.448413in" draw:z-index="0">
<draw:image xlink:href="../Images/AРМІЯINFORM/2023-04-12T56-00-00-04-00/warcrime-12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1日</text:span>
注册：</text:p>
      <ul>
        <li>
79 922军事犯罪， * 17 063针对乌克兰国家安全的罪行。</li>
      </ul>
      <text:p text:style-name="P4">
此外，根据少年检察官的官方数据，由于俄罗斯联邦的侵略，<text:span text:style-name="T4">
 1415名儿童已成为</text:span>
，包括：</text:p>
      <ul>
        <li>
468-儿童被杀， * 947-儿童因严重程度的不同程度受伤。</li>
      </ul>
      <text:p text:style-name="P4">
该部门强调，这些数字不是最终的，因为在暂时占据的有形领土上的积极战斗场所的安装中继续进行工作。</text:p>
      <text:p text:style-name="P4">
<draw:frame draw:style-name="fr1" draw:name="Image281" text:anchor-type="as-char" svg:width="6.9236in" svg:height="4.448413in" draw:z-index="0">
<draw:image xlink:href="../Images/AРМІЯINFORM/2023-04-12T56-00-00-04-00/warcrime-12042023en.jpg" xlink:type="simple" xlink:show="embed" xlink:actuate="onLoad" draw:mime-type="image/jpeg"/>
</draw:frame>
</text:p>
      <text:p text:style-name="P4">
News Source: <text:a xlink:type="simple" xlink:href="https://armyinform.com.ua/2023/04/12/ofis-genprokurora-ukrayiny-zadokumentovano-majzhe-80-tysyach-voyennyh-zlochyniv/" text:style-name="Internet_20_link" text:visited-style-name="Visited_20_Internet_20_Link">
https://armyinform.com.ua/2023/04/12/ofis-genprokurora-ukrayiny-zadokumentovano-majzhe-80-tysyach-voyennyh-zlochyniv/</text:a>
</text:p>
      <!--NEWS-->
      <text:h text:style-name="P10" text:outline-level="1">
<text:span text:style-name="T4">
俄罗斯比伊黎伊斯兰国还糟 - 迪米特罗·库伯（Dmytro Kuleba）对乌克兰军事的视频执行反应</text:span>
</text:h>
      <text:p text:style-name="P4">
作者: ['АРМІЯINFORM']</text:p>
      <text:p text:style-name="P4">
时间: 2023-04-12T57:00:00-04:00</text:p>
      <text:p text:style-name="P4">
描述: 乌克兰Dmitro Kuleba vidreaguvu的执法报告量，乌克兰的录像带...与乌克兰2022年的战争，与乌克兰的最新新闻，《今日新闻》，《新闻战》，今天与乌克兰2022年的《新闻战》，乌克兰和俄罗斯之间的战争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2/08/censor_social.jpg" text:style-name="Internet_20_link" text:visited-style-name="Visited_20_Internet_20_Link">
censor_social.jpg</text:a>
']</text:p>
      <text:p text:style-name="P4">
标签: ['ДМИТРО КУЛЕБА', 'РОСІЯ-ТЕРОРИСТ']</text:p>
      <text:p text:style-name="P4">
类别: News</text:p>
      <!--METADATA-->
      <text:p text:style-name="P4">
<draw:frame draw:style-name="fr1" draw:name="Image282" text:anchor-type="as-char" svg:width="6.9236in" svg:height="3.63489in" draw:z-index="0">
<draw:image xlink:href="../Images/AРМІЯINFORM/2023-04-12T57-00-00-04-00/censor_social.jpg" xlink:type="simple" xlink:show="embed" xlink:actuate="onLoad" draw:mime-type="image/jpeg"/>
</draw:frame>
乌克兰Dmytro Kuleba外交大臣对正在传播社交网络的执行服务员的视频做出了反应。</text:p>
      <text:p text:style-name="P4">
“随着俄罗斯军队违反乌克兰战俘，一段可怕的视频正在网络上传播。 俄罗斯比伊迪尔更糟的俄罗斯主持了联合国安理会是荒谬的。” <text:a xlink:type="simple" xlink:href="https://twitter.com/DmytroKuleba/status/1646055701318365184" text:style-name="Internet_20_link" text:visited-style-name="Visited_20_Internet_20_Link">
说</text:a>
dmitrykuleba。</text:p>
      <text:p text:style-name="P4">
他强调，俄罗斯恐怖分子需要从联合国开除，不人道应对他们的罪行负责。</text:p>
      <text:p text:style-name="P4">
我们将提醒，乌克兰的安全服务<text:a xlink:type="simple" xlink:href="https://armyinform.com.ua/2023/04/12/rozpochato-rozsliduvannya-zhorstokogo-vbyvstva-okupantamy-ukrayinskogo-voyina/" text:style-name="Internet_20_link" text:visited-style-name="Visited_20_Internet_20_Link">
开始</text:a>
对乌克兰军队可能处决的调查。</text:p>
      <text:p text:style-name="P4">
News Source: <text:a xlink:type="simple" xlink:href="https://armyinform.com.ua/2023/04/12/rosiya-girshe-za-idil-dmytro-kuleba-vidreaguvav-na-video-straty-ukrayinskogo-vijskovogo/" text:style-name="Internet_20_link" text:visited-style-name="Visited_20_Internet_20_Link">
https://armyinform.com.ua/2023/04/12/rosiya-girshe-za-idil-dmytro-kuleba-vidreaguvav-na-video-straty-ukrayinskogo-vijskovogo/</text:a>
</text:p>
      <!--NEWS-->
      <text:h text:style-name="P10" text:outline-level="1">
<text:span text:style-name="T4">
在波兰，艾布拉姆斯坦克的培训开始</text:span>
</text:h>
      <text:p text:style-name="P4">
作者: ['АРМІЯINFORM']</text:p>
      <text:p text:style-name="P4">
时间: 2023-04-12T58:00:00-04:00</text:p>
      <text:p text:style-name="P4">
描述: Sogodnis，12 Kvisniki 2023 Roku，在波兰的一半位于波兰Misti Nova Demba Rasise ...与乌克兰2022年的战争，与乌克兰的最新新闻，《与乌克兰2022年的新闻》的战争，今天与乌克兰的2022年战争，乌克兰和乌克兰之间的战争将会发生。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abrams-1.jpg" text:style-name="Internet_20_link" text:visited-style-name="Visited_20_Internet_20_Link">
abrams-1.jpg</text:a>
']</text:p>
      <text:p text:style-name="P4">
标签: ['АБРАМС', 'ВІЙСЬКОВІ ТРЕНУВАННЯ', 'ПОЛЬЩА', 'ТАНКИ']</text:p>
      <text:p text:style-name="P4">
类别: News</text:p>
      <!--METADATA-->
      <text:p text:style-name="P4">
<draw:frame draw:style-name="fr1" draw:name="Image283" text:anchor-type="as-char" svg:width="6.9236in" svg:height="3.894525in" draw:z-index="0">
<draw:image xlink:href="../Images/AРМІЯINFORM/2023-04-12T58-00-00-04-00/abrams-1.jpg" xlink:type="simple" xlink:show="embed" xlink:actuate="onLoad" draw:mime-type="image/jpeg"/>
</draw:frame>
今天，即2023年4月12日，艾布拉姆斯共同行使了美国和波兰艾布拉姆斯坦克的Nova Dembabost培训。</text:p>
      <text:p text:style-name="P4">
关于它<text:a xlink:type="simple" xlink:href="https://www.gov.pl/web/obrona-narodowa/szkolenie-abramsow-na-poligonie-nowa-deba" text:style-name="Internet_20_link" text:visited-style-name="Visited_20_Internet_20_Link">
报告</text:a>
波兰国防部的新闻服务。</text:p>
      <text:p text:style-name="P4">
据该部门称，波兰和美国士兵在许多军事演习中定期运作，不断提高运营兼容性水平。 北约的东部法兰之一是在诺瓦·丹贝(Nova Dembe)的垃圾填埋场学习。 一起在艾布拉姆斯坦克和BMP布拉德利和波兰18派师的士兵的艾布拉姆斯坦克和美国士兵一起研究美国(训练将在使用榴弹炮[KRAB]时进行(https://armyinform.com.ua/2022/06/16/polski-kraby-6-postriliv-za-hvylynu-dalnist-strilby-40-km/)，输送机<text:a xlink:type="simple" xlink:href="https://armyinform.com.ua/2023/04/06/polskyj-bronetransporter-rosomak-otrymuye-nove-zhyttya-z-bashtoyu-zssw-30/" text:style-name="Internet_20_link" text:visited-style-name="Visited_20_Internet_20_Link">
Rosomak</text:a>
，自行式迫击炮<text:a xlink:type="simple" xlink:href="https://armyinform.com.ua/2023/04/07/polski-samohidni-minomety-rak-yaki-nezabarom-otrymayut-zsu-znachno-tehnologichnishi-za-rosijski-analogy/" text:style-name="Internet_20_link" text:visited-style-name="Visited_20_Internet_20_Link">
RAK</text:a>
taziitic络合物<text:a xlink:type="simple" xlink:href="https://armyinform.com.ua/2020/12/09/parasolka-dlya-nazemnyh-vijsk-mobilni-zrk-blyzhnoyi-diyi/" text:style-name="Internet_20_link" text:visited-style-name="Visited_20_Internet_20_Link">
poprad</text:a>
).</text:p>
      <text:p text:style-name="P4">
У квітні 2022 року міністр національної оборони Польщі Маріуш Блащак уклавконтракт на придбання 250 танків M1A2 Abrams в новітній версії SEPv3 дляпольської армії. Також Польща<text:a xlink:type="simple" xlink:href="https://armyinform.com.ua/2023/01/06/chomu-polshha-popovnyuye-svij-vijskovyj-arsenal-amerykanskymy-m1-abrams/" text:style-name="Internet_20_link" text:visited-style-name="Visited_20_Internet_20_Link">
замовила</text:a>
116个负责美国陆军的艾布拉姆斯坦克。 不久，这些坦克的第一个例子将到达多莉亚军队。</text:p>
      <text:p text:style-name="P4">
第18个机械化划分是所谓的东壁上防御潜力的重建的关键要素之一。</text:p>
      <text:p text:style-name="P4">
News Source: <text:a xlink:type="simple" xlink:href="https://armyinform.com.ua/2023/04/12/u-polshhi-rozpochynayutsya-trenuvannya-na-tankah-abrams/" text:style-name="Internet_20_link" text:visited-style-name="Visited_20_Internet_20_Link">
https://armyinform.com.ua/2023/04/12/u-polshhi-rozpochynayutsya-trenuvannya-na-tankah-abrams/</text:a>
</text:p>
      <!--NEWS-->
      <text:h text:style-name="P10" text:outline-level="1">
<text:span text:style-name="T4">
安娜·马利亚（Anna Malyar）</text:span>
</text:h>
      <text:p text:style-name="P4">
作者: ['АРМІЯINFORM']</text:p>
      <text:p text:style-name="P4">
时间: 2023-04-12T59:00:00-04:00</text:p>
      <text:p text:style-name="P4">
描述: 乌克兰（Rosiyskiye of VSI）VSI Nelyudes的乌克兰Visskovoye的层面是Plass Hwilin的VID。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2/10/malyar-1.jpg" text:style-name="Internet_20_link" text:visited-style-name="Visited_20_Internet_20_Link">
malyar-1.jpg</text:a>
']</text:p>
      <text:p text:style-name="P4">
标签: ['ВОЄННІ ЗЛОЧИНИ РФ', 'ГАННА МАЛЯР', 'КАТУВАННЯ ЗАХИСНИКА']</text:p>
      <text:p text:style-name="P4">
类别: News</text:p>
      <!--METADATA-->
      <text:p text:style-name="P4">
<draw:frame draw:style-name="fr1" draw:name="Image284" text:anchor-type="as-char" svg:width="6.9236in" svg:height="3.894525in" draw:z-index="0">
<draw:image xlink:href="../Images/AРМІЯINFORM/2023-04-12T59-00-00-04-00/malyar-1.jpg" xlink:type="simple" xlink:show="embed" xlink:actuate="onLoad" draw:mime-type="image/jpeg"/>
</draw:frame>
从执行乌克兰军事俄罗斯普遍人民的视频的第一分钟开始，所有有能力的乌克兰服务局仔细研究了Passadrovo，以确定军事罪犯。</text:p>
      <text:p text:style-name="P4">
这个<text:a xlink:type="simple" xlink:href="https://t.me/annamaliar/634" text:style-name="Internet_20_link" text:visited-style-name="Visited_20_Internet_20_Link">
注明</text:a>
乌克兰国防部副部长安娜·马里亚尔(Anna Malyar)在电报中。</text:p>
      <text:p text:style-name="P4">
“今晚，我们与其他权力机构和特殊服务一起参与了很多工作。 我们尽力识别死者。 对我们所有人来说，这一点很重要 - 通过视频来识别一个人，而在这样一个人中更重要，这是一项极其艰巨的任务。”她说。</text:p>
      <text:p text:style-name="P4">
安娜·玛丽亚尔(Anna Malyar)敦促避免公开表达任何版本的官方结论。</text:p>
      <text:p text:style-name="P4">
乌克兰国防部副部长强调说：“请尊重您的亲人，也不要向死者的人提供任何公共援助，即使您绝对确定他会被认可。”</text:p>
      <text:p text:style-name="P4">
她还敦促停止该视频和任何类似种类的传播。</text:p>
      <text:p text:style-name="P4">
“请记住，敌人想恐吓我们。 想让我们变得更虚弱。 但是他将要收到的一切都是我们的愤怒和入侵者的全部失败，杀手法庭对侵略者国家的判决。</text:p>
      <text:p text:style-name="P4">
News Source: <text:a xlink:type="simple" xlink:href="https://armyinform.com.ua/2023/04/12/ganna-malyar-pro-kadry-katuvannya-zahysnyka-vorog-otrymaye-u-vidpovid-nashu-lyut-i-povnyj-rozgrom/" text:style-name="Internet_20_link" text:visited-style-name="Visited_20_Internet_20_Link">
https://armyinform.com.ua/2023/04/12/ganna-malyar-pro-kadry-katuvannya-zahysnyka-vorog-otrymaye-u-vidpovid-nashu-lyut-i-povnyj-rozgrom/</text:a>
</text:p>
      <!--NEWS-->
      <text:h text:style-name="P10" text:outline-level="1">
<text:span text:style-name="T4">
利马诺 - 古普兰方向：从不同的口径和系统中的我们的位置进行414个炮击的一天</text:span>
</text:h>
      <text:p text:style-name="P4">
作者: ['Анастасія Олехнович']</text:p>
      <text:p text:style-name="P4">
时间: 2023-04-12T60:00:00-04:00</text:p>
      <text:p text:style-name="P4">
描述: Bakhmutsky Ta Liman-Current Linge的局势是Perch的推迟...与乌克兰2022年的战争，与乌克兰与乌克兰的最新新闻，与乌克兰的新闻战争，与乌克兰2022年的新闻战争，这是今天的最后一次战争乌克兰与俄罗斯之间的战争，以及战争。战争。与乌克兰在2022年，他们会在不久的将来与乌克兰发生战争，他们说，与乌克兰的战争，今天的乌克兰新闻，乌克兰新闻，乌克兰媒体的新闻，乌克兰媒体的新闻俄语</text:p>
      <text:p text:style-name="P4">
图片: ['<text:a xlink:type="simple" xlink:href="https://armyinform.com.ua/wp-content/uploads/2023/04/cherevatyj.jpg" text:style-name="Internet_20_link" text:visited-style-name="Visited_20_Internet_20_Link">
cherevatyj.jpg</text:a>
']</text:p>
      <text:p text:style-name="P4">
标签: ['БАХМУТ', 'ВТОРГНЕННЯ РФ', 'ЄДИНІ НОВИНИ', 'КУП‘ЯНСЬК', 'ЛІМАН', 'СЕРГІЙ ЧЕРЕВАТИЙ']</text:p>
      <text:p text:style-name="P4">
类别: News</text:p>
      <!--METADATA-->
      <text:p text:style-name="P4">
<draw:frame draw:style-name="fr1" draw:name="Image285" text:anchor-type="as-char" svg:width="6.9236in" svg:height="4.367638in" draw:z-index="0">
<draw:image xlink:href="../Images/AРМІЯINFORM/2023-04-12T60-00-00-04-00/cherevatyj.jpg" xlink:type="simple" xlink:show="embed" xlink:actuate="onLoad" draw:mime-type="image/jpeg"/>
</draw:frame>
巴赫穆特(Bakhmut)和利马诺·基利亚(Limano-Kilian)方向的局势，以及对我们军方的占领的暴行，在武装部队东部组织的发言人Sergey Cherevaty上发表了评论。</text:p>
      <ul>
        <li>
敌人继续进攻。 在巴赫穆特(Bakhmut)的方向上，他用火箭炮(Rocket Drillery)进行了225条车道，并进行了22次战斗冲突，并进行了5架飞机罢工。 126名入侵者被乌克兰战士摧毁，124人受伤。 Sergiycheriev说，还摧毁了登陆区，雷达站的战车，雷达站6个田间仓库。  - 利马诺 - 库皮安的方向仍然是炮击的领导者。 这一天也不例外。 来自各种口径和各种系统的414次，敌人在我们的位置开火，有9个老板，敌人造成了8次航空罢工。 50名入侵者被摧毁，更受伤。 还摧毁了T-72坦克，Orlan-10无人机，车站。</li>
      </ul>
      <text:p text:style-name="P4">
谢尔盖·奇尔维蒂(Sergei Cherevaty)指出，武装部队当场惩罚了占领者。 他们中的许多人没有变成俄罗斯或重伤。</text:p>
      <ul>
        <li>
对于每个被摧毁的乌克兰城市，种族主义者都将付出数十年的费用 -  Dotsergiy Cherevaty。</li>
      </ul>
      <text:p text:style-name="P4">
News Source: <text:a xlink:type="simple" xlink:href="https://armyinform.com.ua/2023/04/12/lymano-kupyanskyj-napryamok-za-dobu-414-obstriliv-po-nashyh-pozycziyah-z-riznyh-kalibriv-ta-system/" text:style-name="Internet_20_link" text:visited-style-name="Visited_20_Internet_20_Link">
https://armyinform.com.ua/2023/04/12/lymano-kupyanskyj-napryamok-za-dobu-414-obstriliv-po-nashyh-pozycziyah-z-riznyh-kalibriv-ta-system/</text:a>
</text:p>
      <!--NEWS-->
      <text:h text:style-name="P10" text:outline-level="1">
<text:span text:style-name="T4">
Sergey Cherevaty：没有表现出的“专业知识”俄罗斯军事领导</text:span>
</text:h>
      <text:p text:style-name="P4">
作者: ['Анастасія Олехнович']</text:p>
      <text:p text:style-name="P4">
时间: 2023-04-12T61:00:00-04:00</text:p>
      <text:p text:style-name="P4">
描述: 在Efiri Telemarathon“єIiniNew”中，这条河是一条屏幕截图Ugisk Sergi Cherevatiy ...与乌克兰2022年的战争，与乌克兰的最新新闻，《与乌克兰2022年的新闻战争》，今天在今天，乌克兰和俄罗斯与俄罗斯和俄罗斯之间的战争将会发生。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1/original-4-1.jpg" text:style-name="Internet_20_link" text:visited-style-name="Visited_20_Internet_20_Link">
original-4-1.jpg</text:a>
']</text:p>
      <text:p text:style-name="P4">
标签: ['СЕРГІЙ ЧЕРЕВАТИЙ']</text:p>
      <text:p text:style-name="P4">
类别: News</text:p>
      <!--METADATA-->
      <text:p text:style-name="P4">
<draw:frame draw:style-name="fr1" draw:name="Image286" text:anchor-type="as-char" svg:width="6.9236in" svg:height="4.881138in" draw:z-index="0">
<draw:image xlink:href="../Images/AРМІЯINFORM/2023-04-12T61-00-00-04-00/original-4-1.jpg" xlink:type="simple" xlink:show="embed" xlink:actuate="onLoad" draw:mime-type="image/jpeg"/>
</draw:frame>
说明性照片</text:p>
      <text:p text:style-name="P4">
在“ One News”的播出中，东部部队Sergiycheriev的发言人解释说，没有俄罗斯军事领导层没有修复“专业知识”。 实际上，他们取得了某些中间战术成功的事实，实际上是在巴赫穆特(Bakhmut)方向上，仅以“肉类”风暴为代价，因为他们被任命为西方分析师。</text:p>
      <ul>
        <li>
恒定的圆形-Clock使用活力的使用，当一波破坏后，另一个圆形消失了。 Sergei Cherevaty说，这是唯一使占用者有机会做某事的机会。  - 现在他们主要与小型群体一起运作，但由正规军加强。 瓦格纳的力量还不够。 这简单地解释了这一点，因为瓦格纳将工作人员仓库用作主要驱动力。 他们带来了巨大的损失。 如果种族主义者不熟悉人员的新来源，那么瓦格纳将不再是一个强大的战斗部队。 在监狱中拨打越来越困难的是，这已经不是什么秘密了，因为“圣夜广播”散布了访问Bakhmut的访问是一种单程访问。</li>
      </ul>
      <text:p text:style-name="P4">
News Source: <text:a xlink:type="simple" xlink:href="https://armyinform.com.ua/2023/04/12/sergij-cherevatyj-zhodnyh-nou-hau-rosijske-vijskove-kerivnycztvo-ne-prodemonstruvalo/" text:style-name="Internet_20_link" text:visited-style-name="Visited_20_Internet_20_Link">
https://armyinform.com.ua/2023/04/12/sergij-cherevatyj-zhodnyh-nou-hau-rosijske-vijskove-kerivnycztvo-ne-prodemonstruvalo/</text:a>
</text:p>
      <!--NEWS-->
      <text:h text:style-name="P10" text:outline-level="1">
<text:span text:style-name="T4">
威胁终生的前伯克特人，他启动了FSB的代理网络</text:span>
</text:h>
      <text:p text:style-name="P4">
作者: ['АРМІЯINFORM']</text:p>
      <text:p text:style-name="P4">
时间: 2023-04-12T62:00:00-04:00</text:p>
      <text:p text:style-name="P4">
描述: FSB机构咕unt的Kerivnik的人，Yak Bulo Vikriti Pid Hour已发起...与乌克兰2022年的战争，与乌克兰的最新新闻，今天与乌克兰的新闻，乌克兰2022年的新闻战争，今天将有一场乌克兰与俄罗斯之间的战争以及与乌克兰的战争将在不久的将来与乌克兰战争时，与乌克兰的战争，与乌克兰的战争，今天的乌克兰新闻，乌克兰媒体的乌克兰新闻，俄罗斯的乌克兰新闻俄语</text:p>
      <text:p text:style-name="P4">
图片: ['<text:a xlink:type="simple" xlink:href="https://armyinform.com.ua/wp-content/uploads/2023/04/zlodij.jpg" text:style-name="Internet_20_link" text:visited-style-name="Visited_20_Internet_20_Link">
zlodij.jpg</text:a>
']</text:p>
      <text:p text:style-name="P4">
标签: ['STOPRUSSIA', 'АГРЕСІЯ РФ', 'СБУ']</text:p>
      <text:p text:style-name="P4">
类别: News</text:p>
      <!--METADATA-->
      <text:p text:style-name="P4">
<draw:frame draw:style-name="fr1" draw:name="Image287" text:anchor-type="as-char" svg:width="6.9236in" svg:height="3.894525in" draw:z-index="0">
<draw:image xlink:href="../Images/AРМІЯINFORM/2023-04-12T62-00-00-04-00/zlodij.jpg" xlink:type="simple" xlink:show="embed" xlink:actuate="onLoad" draw:mime-type="image/jpeg"/>
</draw:frame>
确定了FSB代理小组的负责人的身份，这是在去年8月在Donetsk地区的矛盾措施中暴露的。</text:p>
      <text:p text:style-name="P4">
关于它<text:a xlink:type="simple" xlink:href="https://ssu.gov.ua/novyny/sbu-povidomyla-pro-pidozru-kolyshnomu-berkutivtsiu-yakyi-stvoryv-ahenturnu-merezhu-rf-u-frontovykh-oblastiakh-ukrainy" text:style-name="Internet_20_link" text:visited-style-name="Visited_20_Internet_20_Link">
报告</text:a>
SBU新闻服务。</text:p>
      <text:p text:style-name="P4">
他曾是金鹰民兵Valery Astakhov的解散特种部队的前雇员。</text:p>
      <text:p text:style-name="P4">
克里米亚占领后，他搬到了敌人的一边，并以“人民军事的evpatoria rot”的名义加入了该组织的俄罗斯特殊服务的草坪。</text:p>
      <text:p text:style-name="P4">
在大规模入侵FSB的开始时，阿斯塔霍夫组成了一个针对乌克兰的情报和颠覆性活动的不同代理人。对于其组成，叛徒远程吸引了南方南部地区的数十名居民，尤其是从巴赫穆特(From Bakhmut)。 敌对代理商的主要任务是收集在Fronte附近的地下室和国防部队的位置的情报。 攻击者获得的信息以电子地图上的位置形式通过电报使者发送，并详细描述对象。</text:p>
      <text:p text:style-name="P4">
前伯库特维特人将这些数据传递给了他的FSB策展人，在被没收的克里米亚领土上。 占领者需要他们来指导和调整乌克兰军队立场的导弹武装炮击。</text:p>
      <text:p text:style-name="P4">
根据收集的证据，阿斯塔克霍夫被告知涉嫌在戒严条件下犯下的国家拥有的国家。</text:p>
      <text:p text:style-name="P4">
他目前躲藏在乌克兰南部的暂时占领领土上。正在采取复杂措施来带来叛徒，以及他的所有农民和他们的俄罗斯“策展人”。</text:p>
      <text:p text:style-name="P4">
News Source: <text:a xlink:type="simple" xlink:href="https://armyinform.com.ua/2023/04/12/vstanovleno-osobu-kolyshnogo-berkutivczya-yakyj-rozgornuv-agenturnu-merezhu-dlya-fsb-jomu-zagrozhuye-dovichne/" text:style-name="Internet_20_link" text:visited-style-name="Visited_20_Internet_20_Link">
https://armyinform.com.ua/2023/04/12/vstanovleno-osobu-kolyshnogo-berkutivczya-yakyj-rozgornuv-agenturnu-merezhu-dlya-fsb-jomu-zagrozhuye-dovichne/</text:a>
</text:p>
      <!--NEWS-->
      <text:h text:style-name="P10" text:outline-level="1">
<text:span text:style-name="T4">
在与捐助国代表团的会议上，讨论了乌克兰重建的关键项目和原则</text:span>
</text:h>
      <text:p text:style-name="P4">
作者: ['АРМІЯINFORM']</text:p>
      <text:p text:style-name="P4">
时间: 2023-04-12T63:00:00-04:00</text:p>
      <text:p text:style-name="P4">
描述: VICEPER'YR-MINESTRA ZNYNNAYA UKRAINIAN-MINISTAN ROSVITKA GROMAD，TERITA ...与乌克兰2022年的战争，与乌克兰的最新新闻，今天与乌克兰的新闻，与乌克兰的新闻进行战争，今天与乌克兰2022年最后一次与乌克兰的战争，乌克兰和俄罗斯之间的战争，何时及其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serg2412-2.jpg" text:style-name="Internet_20_link" text:visited-style-name="Visited_20_Internet_20_Link">
serg2412-2.jpg</text:a>
']</text:p>
      <text:p text:style-name="P4">
标签: ['STOPRUSSIA', 'ВІДБУДОВА УКРАЇНИ']</text:p>
      <text:p text:style-name="P4">
类别: News</text:p>
      <!--METADATA-->
      <text:p text:style-name="P4">
<draw:frame draw:style-name="fr1" draw:name="Image288" text:anchor-type="as-char" svg:width="6.9236in" svg:height="4.615733in" draw:z-index="0">
<draw:image xlink:href="../Images/AРМІЯINFORM/2023-04-12T63-00-00-04-00/serg2412-2.jpg" xlink:type="simple" xlink:show="embed" xlink:actuate="onLoad" draw:mime-type="image/jpeg"/>
</draw:frame>
基础设施，亚历山大·库布拉科夫(Alexander Kubrakov)会见了乌克兰的乌克兰社区发展，苏格兰人少女的少数人，会见了乌克兰捐助者协调平台的代表。 特别是，美国，波兰，爱沙尼亚，日本，荷兰，德国，瑞士，意大利，丹麦，加拿大，英国，西班牙和联合国的代表出席了会议。</text:p>
      <text:p text:style-name="P4">
在会议期间，讨论了重建的关键项目和重建原则，与当地自治的合作以及国际伙伴的参与。</text:p>
      <text:p text:style-name="P4">
“为了协调去年的国际援助，由大七人和世界金融机构的代表组成的捐助者的协调平台已经碰撞。 同时，为了确保各级质量沟通，以及乌克兰捐助者代表团的负责人举行了一场工作会议，在该会议上，我们的团队在该会议上介绍了该部与国际金融组织的合作。</text:p>
      <text:p text:style-name="P4">
讨论的预测将被允许今年重建。 首先，为公民提供提供生命的基本服务的机会。 我们已经在创造有助于我们将乌克兰人带回家的条件。 我们感谢合作伙伴的帮助，问题，Taglibok参与所有重建过程，这不仅在弊端，而且在我们的机构和改革中都在发生，”社区发展的副副律师事务所表示。 ，基础设施领域亚历山大·库布拉科夫(Alexander Kubrakov)。</text:p>
      <text:p text:style-name="P4">
恢复优先级：</text:p>
      <text:p text:style-name="P4">
<text:span text:style-name="T5">
住房的维修和建设； </text:span>
续签能源基础设施，低代项目的开发和现有能源网络的保护； <text:span text:style-name="T5">
社会基础设施的重建(学校，幼儿园，医院等); </text:span>
恢复边境基础设施的桥梁，道路，铁路和发展；</text:p>
      <text:p text:style-name="P4">
重建2023年的关键目的是为乌克兰人归还房屋的存在而创造条件。 计划使用三阶段方法：</text:p>
      <text:p text:style-name="P4">
<text:span text:style-name="T5">
恢复生命所需的关键基础设施(水，热量和电源系统); </text:span>
稳定措施，包括住房建设以及涉及失业的人； *实施开发项目旨在恢复解放社区的经济活动。资料来源：<text:a xlink:type="simple" xlink:href="https://www.kmu.gov.ua/news/vidbulasia-donorska-zustrich-shchodo-upravlinnia-vidbudovoiu-ukrainy" text:style-name="Internet_20_link" text:visited-style-name="Visited_20_Internet_20_Link">
政府门户</text:a>
</text:p>
      <text:p text:style-name="P4">
News Source: <text:a xlink:type="simple" xlink:href="https://armyinform.com.ua/2023/04/12/na-zustrichi-z-delegacziyamy-krayin-donoriv-obgovoryly-klyuchovi-proekty-ta-prynczypy-vidbudovy-ukrayiny/" text:style-name="Internet_20_link" text:visited-style-name="Visited_20_Internet_20_Link">
https://armyinform.com.ua/2023/04/12/na-zustrichi-z-delegacziyamy-krayin-donoriv-obgovoryly-klyuchovi-proekty-ta-prynczypy-vidbudovy-ukrayiny/</text:a>
</text:p>
      <!--NEWS-->
      <text:h text:style-name="P10" text:outline-level="1">
<text:span text:style-name="T4">
在基辅地区，国防军的准备仍在继续</text:span>
</text:h>
      <text:p text:style-name="P4">
作者: ['Євген Проворний']</text:p>
      <text:p text:style-name="P4">
时间: 2023-04-12T64:00:00-04:00</text:p>
      <text:p text:style-name="P4">
描述: 在基辅地区，izhstroy-thodical雇用的是国防军的药丸。 TSOO ...与乌克兰2022年的战争，与乌克兰的最新新闻战争，与乌克兰2022年的新闻战争，今天的最后一次战争，乌克兰和俄罗斯之间的战争以及2022年与乌克兰的战争将在他们说，在不久的将来与乌克兰发动了战争</text:p>
      <text:p text:style-name="P4">
图片: ['<text:a xlink:type="simple" xlink:href="https://armyinform.com.ua/wp-content/uploads/2023/04/golovna-19.jpg" text:style-name="Internet_20_link" text:visited-style-name="Visited_20_Internet_20_Link">
golovna-19.jpg</text:a>
', '<text:a xlink:type="simple" xlink:href="https://armyinform.com.ua/wp-content/uploads/2023/04/nayev.jpg" text:style-name="Internet_20_link" text:visited-style-name="Visited_20_Internet_20_Link">
nayev.jpg</text:a>
', '<text:a xlink:type="simple" xlink:href="https://armyinform.com.ua/wp-content/uploads/2023/04/1-36-150x150.jpg" text:style-name="Internet_20_link" text:visited-style-name="Visited_20_Internet_20_Link">
1-36-150x150.jpg</text:a>
', '<text:a xlink:type="simple" xlink:href="https://armyinform.com.ua/wp-content/uploads/2023/04/2-37-150x150.jpg" text:style-name="Internet_20_link" text:visited-style-name="Visited_20_Internet_20_Link">
2-37-150x150.jpg</text:a>
', '<text:a xlink:type="simple" xlink:href="https://armyinform.com.ua/wp-content/uploads/2023/04/3-30-150x150.jpg" text:style-name="Internet_20_link" text:visited-style-name="Visited_20_Internet_20_Link">
3-30-150x150.jpg</text:a>
', '<text:a xlink:type="simple" xlink:href="https://armyinform.com.ua/wp-content/uploads/2023/04/4-26-150x150.jpg" text:style-name="Internet_20_link" text:visited-style-name="Visited_20_Internet_20_Link">
4-26-150x150.jpg</text:a>
', '<text:a xlink:type="simple" xlink:href="https://armyinform.com.ua/wp-content/uploads/2023/04/5-21-150x150.jpg" text:style-name="Internet_20_link" text:visited-style-name="Visited_20_Internet_20_Link">
5-21-150x150.jpg</text:a>
', '<text:a xlink:type="simple" xlink:href="https://armyinform.com.ua/wp-content/uploads/2023/04/6-20-150x150.jpg" text:style-name="Internet_20_link" text:visited-style-name="Visited_20_Internet_20_Link">
6-20-150x150.jpg</text:a>
', '<text:a xlink:type="simple" xlink:href="https://armyinform.com.ua/wp-content/uploads/2023/04/viktor.jpg" text:style-name="Internet_20_link" text:visited-style-name="Visited_20_Internet_20_Link">
viktor.jpg</text:a>
', '<text:a xlink:type="simple" xlink:href="https://armyinform.com.ua/wp-content/uploads/2023/04/8-10-150x150.jpg" text:style-name="Internet_20_link" text:visited-style-name="Visited_20_Internet_20_Link">
8-10-150x150.jpg</text:a>
', '<text:a xlink:type="simple" xlink:href="https://armyinform.com.ua/wp-content/uploads/2023/04/10-8-150x150.jpg" text:style-name="Internet_20_link" text:visited-style-name="Visited_20_Internet_20_Link">
10-8-150x150.jpg</text:a>
', '<text:a xlink:type="simple" xlink:href="https://armyinform.com.ua/wp-content/uploads/2023/04/11-3-150x150.jpg" text:style-name="Internet_20_link" text:visited-style-name="Visited_20_Internet_20_Link">
11-3-150x150.jpg</text:a>
', '<text:a xlink:type="simple" xlink:href="https://armyinform.com.ua/wp-content/uploads/2023/04/12-2-150x150.jpg" text:style-name="Internet_20_link" text:visited-style-name="Visited_20_Internet_20_Link">
12-2-150x150.jpg</text:a>
', '<text:a xlink:type="simple" xlink:href="https://armyinform.com.ua/wp-content/uploads/2023/04/13-2-150x150.jpg" text:style-name="Internet_20_link" text:visited-style-name="Visited_20_Internet_20_Link">
13-2-150x150.jpg</text:a>
']</text:p>
      <text:p text:style-name="P4">
标签: ['ІНСТРУКТОРСЬКО-МЕТОДИЧНІ ЗАНЯТТЯ', 'КИЇВЩИНА', "КОМАНДУВАЧ ОБ'ЄДНАНИХ СИЛ", 'ПІВНІЧНА ОПЕРАЦІЙНА ЗОНА', 'СЕРГІЙ НАЄВ', 'ФОТОРЕПОРТАЖ']</text:p>
      <text:p text:style-name="P4">
类别: News</text:p>
      <!--METADATA-->
      <text:p text:style-name="P4">
<draw:frame draw:style-name="fr1" draw:name="Image289" text:anchor-type="as-char" svg:width="6.9236in" svg:height="4.615733in" draw:z-index="0">
<draw:image xlink:href="../Images/AРМІЯINFORM/2023-04-12T64-00-00-04-00/golovna-19.jpg" xlink:type="simple" xlink:show="embed" xlink:actuate="onLoad" draw:mime-type="image/jpeg"/>
</draw:frame>
在基辅地区，发生了带有Siloboron单位的讲师和方法论课。 这次，我们的勇士尤其是通过了在战场上训练的坦克，克服了心理障碍地带，其中包括战斗的所有要素 - 在城市和排支持点上。</text:p>
      <text:p text:style-name="P4">
<text:span text:style-name="T5">
e通讯员军</text:span>
 _inform _ sec</text:p>
      <text:p text:style-name="P4">
根据武装部队中尉谢尔盖·纳耶夫(Sergei Nayev)联合部队的指挥官，现在北部运营区的局势使您能够不断加强辩护：</text:p>
      <text:p text:style-name="P4">
<draw:frame draw:style-name="fr1" draw:name="Image290" text:anchor-type="as-char" svg:width="6.9236in" svg:height="4.615733in" draw:z-index="0">
<draw:image xlink:href="../Images/AРМІЯINFORM/2023-04-12T64-00-00-04-00/nayev.jpg" xlink:type="simple" xlink:show="embed" xlink:actuate="onLoad" draw:mime-type="image/jpeg"/>
</draw:frame>
 - 除了设备设备，工程障碍的安排外，我们还使我们的军人提高军事技能。我们了解军事技能不是命运的礼物。 这是艰苦的，日常工作和每天击败自己的胜利。 通常，学习中没有印刷任务。 有一个目标需要实现一个目标，而道德和身体上的损失最少。 在所有组中，此类条均已组织(心理障碍。  -  _ ed _。)每个战士都可以增加他的军事研讨会并赢得自己的胜利。 这项准备工作包括部门的并发症的行为，特别是部门。 这里的部门指挥官为领导才能工作。</text:p>
      <text:p text:style-name="P4">
指挥官补充说，军事人员也有部署问题。</text:p>
      <text:p text:style-name="P4">
<text:a xlink:type="simple" xlink:href="https://armyinform.com.ua/wp-content/uploads/2023/04/1-36.jpg" text:style-name="Internet_20_link" text:visited-style-name="Visited_20_Internet_20_Link">
!(Images/AРМІЯINFORM/2023-04-12T64-00-00-04-00/1-36-150x150.jpg)</text:a>
</text:p>
      <text:p text:style-name="P4">
<text:a xlink:type="simple" xlink:href="https://armyinform.com.ua/wp-content/uploads/2023/04/2-37.jpg" text:style-name="Internet_20_link" text:visited-style-name="Visited_20_Internet_20_Link">
<draw:frame draw:style-name="fr1" draw:name="Image291" text:anchor-type="as-char" svg:width="6.9236in" svg:height="6.9236in" draw:z-index="0">
<draw:image xlink:href="../Images/AРМІЯINFORM/2023-04-12T64-00-00-04-00/2-37-150x150.jpg" xlink:type="simple" xlink:show="embed" xlink:actuate="onLoad" draw:mime-type="image/jpeg"/>
</draw:frame>
</text:a>
</text:p>
      <text:p text:style-name="P4">
<text:a xlink:type="simple" xlink:href="https://armyinform.com.ua/wp-content/uploads/2023/04/3-30.jpg" text:style-name="Internet_20_link" text:visited-style-name="Visited_20_Internet_20_Link">
<draw:frame draw:style-name="fr1" draw:name="Image292" text:anchor-type="as-char" svg:width="6.9236in" svg:height="6.9236in" draw:z-index="0">
<draw:image xlink:href="../Images/AРМІЯINFORM/2023-04-12T64-00-00-04-00/3-30-150x150.jpg" xlink:type="simple" xlink:show="embed" xlink:actuate="onLoad" draw:mime-type="image/jpeg"/>
</draw:frame>
</text:a>
</text:p>
      <text:p text:style-name="P4">
<text:a xlink:type="simple" xlink:href="https://armyinform.com.ua/wp-content/uploads/2023/04/4-26.jpg" text:style-name="Internet_20_link" text:visited-style-name="Visited_20_Internet_20_Link">
<draw:frame draw:style-name="fr1" draw:name="Image293" text:anchor-type="as-char" svg:width="6.9236in" svg:height="6.9236in" draw:z-index="0">
<draw:image xlink:href="../Images/AРМІЯINFORM/2023-04-12T64-00-00-04-00/4-26-150x150.jpg" xlink:type="simple" xlink:show="embed" xlink:actuate="onLoad" draw:mime-type="image/jpeg"/>
</draw:frame>
</text:a>
</text:p>
      <text:p text:style-name="P4">
<text:a xlink:type="simple" xlink:href="https://armyinform.com.ua/wp-content/uploads/2023/04/5-21.jpg" text:style-name="Internet_20_link" text:visited-style-name="Visited_20_Internet_20_Link">
<draw:frame draw:style-name="fr1" draw:name="Image294" text:anchor-type="as-char" svg:width="6.9236in" svg:height="6.9236in" draw:z-index="0">
<draw:image xlink:href="../Images/AРМІЯINFORM/2023-04-12T64-00-00-04-00/5-21-150x150.jpg" xlink:type="simple" xlink:show="embed" xlink:actuate="onLoad" draw:mime-type="image/jpeg"/>
</draw:frame>
</text:a>
</text:p>
      <text:p text:style-name="P4">
<text:a xlink:type="simple" xlink:href="https://armyinform.com.ua/wp-content/uploads/2023/04/6-20.jpg" text:style-name="Internet_20_link" text:visited-style-name="Visited_20_Internet_20_Link">
<draw:frame draw:style-name="fr1" draw:name="Image295" text:anchor-type="as-char" svg:width="6.9236in" svg:height="6.9236in" draw:z-index="0">
<draw:image xlink:href="../Images/AРМІЯINFORM/2023-04-12T64-00-00-04-00/6-20-150x150.jpg" xlink:type="simple" xlink:show="embed" xlink:actuate="onLoad" draw:mime-type="image/jpeg"/>
</draw:frame>
</text:a>
</text:p>
      <text:p text:style-name="P4">
武装部队维克多声称，我们士兵的心理稳定是在障碍过程中形成的：</text:p>
      <text:p text:style-name="P4">
<draw:frame draw:style-name="fr1" draw:name="Image296" text:anchor-type="as-char" svg:width="6.9236in" svg:height="4.615733in" draw:z-index="0">
<draw:image xlink:href="../Images/AРМІЯINFORM/2023-04-12T64-00-00-04-00/viktor.jpg" xlink:type="simple" xlink:show="embed" xlink:actuate="onLoad" draw:mime-type="image/jpeg"/>
</draw:frame>
 - 我们考虑了我们军队拥有的所有战斗经验。 我们分析了目前在东部执行任务的单位的行动。 我们还研究敌人的行为，他的行为如何变化。 所有这些都反映在我们的军人的培训中。 顺便说一句，为了准备陆军部门DSHV，SCO.C.C.C. 根据目前正在进行的战斗的性质，这项准备的过程将得到改善。</text:p>
      <text:p text:style-name="P4">
<text:a xlink:type="simple" xlink:href="https://armyinform.com.ua/wp-content/uploads/2023/04/8-10.jpg" text:style-name="Internet_20_link" text:visited-style-name="Visited_20_Internet_20_Link">
!(Images/AРМІЯINFORM/2023-04-12T64-00-00-04-00/8-10-150x150.jpg)</text:a>
</text:p>
      <text:p text:style-name="P4">
<text:a xlink:type="simple" xlink:href="https://armyinform.com.ua/wp-content/uploads/2023/04/10-8.jpg" text:style-name="Internet_20_link" text:visited-style-name="Visited_20_Internet_20_Link">
<draw:frame draw:style-name="fr1" draw:name="Image297" text:anchor-type="as-char" svg:width="6.9236in" svg:height="6.9236in" draw:z-index="0">
<draw:image xlink:href="../Images/AРМІЯINFORM/2023-04-12T64-00-00-04-00/10-8-150x150.jpg" xlink:type="simple" xlink:show="embed" xlink:actuate="onLoad" draw:mime-type="image/jpeg"/>
</draw:frame>
</text:a>
</text:p>
      <text:p text:style-name="P4">
<text:a xlink:type="simple" xlink:href="https://armyinform.com.ua/wp-content/uploads/2023/04/11-3.jpg" text:style-name="Internet_20_link" text:visited-style-name="Visited_20_Internet_20_Link">
<draw:frame draw:style-name="fr1" draw:name="Image298" text:anchor-type="as-char" svg:width="6.9236in" svg:height="6.9236in" draw:z-index="0">
<draw:image xlink:href="../Images/AРМІЯINFORM/2023-04-12T64-00-00-04-00/11-3-150x150.jpg" xlink:type="simple" xlink:show="embed" xlink:actuate="onLoad" draw:mime-type="image/jpeg"/>
</draw:frame>
</text:a>
</text:p>
      <text:p text:style-name="P4">
<text:a xlink:type="simple" xlink:href="https://armyinform.com.ua/wp-content/uploads/2023/04/12-2.jpg" text:style-name="Internet_20_link" text:visited-style-name="Visited_20_Internet_20_Link">
<draw:frame draw:style-name="fr1" draw:name="Image299" text:anchor-type="as-char" svg:width="6.9236in" svg:height="6.9236in" draw:z-index="0">
<draw:image xlink:href="../Images/AРМІЯINFORM/2023-04-12T64-00-00-04-00/12-2-150x150.jpg" xlink:type="simple" xlink:show="embed" xlink:actuate="onLoad" draw:mime-type="image/jpeg"/>
</draw:frame>
</text:a>
</text:p>
      <text:p text:style-name="P4">
<text:a xlink:type="simple" xlink:href="https://armyinform.com.ua/wp-content/uploads/2023/04/13-2.jpg" text:style-name="Internet_20_link" text:visited-style-name="Visited_20_Internet_20_Link">
<draw:frame draw:style-name="fr1" draw:name="Image300" text:anchor-type="as-char" svg:width="6.9236in" svg:height="6.9236in" draw:z-index="0">
<draw:image xlink:href="../Images/AРМІЯINFORM/2023-04-12T64-00-00-04-00/13-2-150x150.jpg" xlink:type="simple" xlink:show="embed" xlink:actuate="onLoad" draw:mime-type="image/jpeg"/>
</draw:frame>
</text:a>
游戏服务员还分享了他的想法：</text:p>
      <ul>
        <li>
刚刚来到军队的人们，他们没有听到，例如爆炸，投篮。 这样的锻炼使得有可能适应战斗，以使他们不会为初学者感到惊讶。 如果勇士队在战场上听到一个人的声音，当然，如果他们的指挥官正确地给出命令，那么它将挽救每个战士的生命。</li>
      </ul>
      <text:p text:style-name="P4">
<text:span text:style-name="T5">
foto dmitry Yurchenko</text:span>
</text:p>
      <text:p text:style-name="P4">
News Source: <text:a xlink:type="simple" xlink:href="https://armyinform.com.ua/2023/04/12/na-kyyivshhyni-tryvaye-pidgotovka-pidrozdiliv-syl-oborony/" text:style-name="Internet_20_link" text:visited-style-name="Visited_20_Internet_20_Link">
https://armyinform.com.ua/2023/04/12/na-kyyivshhyni-tryvaye-pidgotovka-pidrozdiliv-syl-oborony/</text:a>
</text:p>
      <!--NEWS-->
      <text:h text:style-name="P10" text:outline-level="1">
<text:span text:style-name="T4">
白天，救援人员一直在旅行近200次，以消除敌人炮击的后果</text:span>
</text:h>
      <text:p text:style-name="P4">
作者: ['АРМІЯINFORM']</text:p>
      <text:p text:style-name="P4">
时间: 2023-04-12T65:00:00-04:00</text:p>
      <text:p text:style-name="P4">
描述: 最后一次，乌克兰Zvozvichahi的Holden Service 11 Kvisnya ...与乌克兰2022年的战争，与乌克兰的最新新闻，今天与乌克兰的新闻2022年最后一次与乌克兰进行战争，将在乌克兰和俄罗斯和俄罗斯之间以及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01" text:anchor-type="as-char" svg:width="6.9236in" svg:height="4.635046in" draw:z-index="0">
<draw:image xlink:href="../Images/AРМІЯINFORM/2023-04-12T65-00-00-04-00/pozhezha-1.jpg" xlink:type="simple" xlink:show="embed" xlink:actuate="onLoad" draw:mime-type="image/jpeg"/>
</draw:frame>
说明性照片</text:p>
      <text:p text:style-name="P4">
在4月11日<text:span text:style-name="T4">
的最后一天，</text:span>
乌克兰公务员的不确定情况的划分<text:span text:style-name="T4">
 182离开</text:span>
，以消除定居点和基础设施的居民的后果。 消除了3次大火。 为143人提供了心理帮助。</text:p>
      <text:p text:style-name="P4">
这在[消息]中说明了(https://dsns.gov.ua/uk/news/nadzvicaini-podiyi/operativna-informaciia-dsns-shhodo-naslidkiv-vedennia-boiovix-dii-rosiiskoiu-federacijeiu-123)乌克兰的SES。</text:p>
      <text:p text:style-name="P4">
<text:span text:style-name="T4">
 参考 </text:span>
。 自战争开始以来，<text:span text:style-name="T4">
 88 784出发就被淘汰了</text:span>
，被淘汰<text:span text:style-name="T4">
 14 281大火</text:span>
 <text:span text:style-name="T4">
 Zhu </text:span>
，3992人被救出，为心理援助提供了209 792 。</text:p>
      <text:p text:style-name="P4">
News Source: <text:a xlink:type="simple" xlink:href="https://armyinform.com.ua/2023/04/12/za-dobu-ryatuvalnyky-majzhe-dvisti-raziv-vyyizhdzhaly-na-likvidacziyu-naslidkiv-vorozhyh-obstriliv-2/" text:style-name="Internet_20_link" text:visited-style-name="Visited_20_Internet_20_Link">
https://armyinform.com.ua/2023/04/12/za-dobu-ryatuvalnyky-majzhe-dvisti-raziv-vyyizhdzhaly-na-likvidacziyu-naslidkiv-vorozhyh-obstriliv-2/</text:a>
</text:p>
      <!--NEWS-->
      <text:h text:style-name="P10" text:outline-level="1">
<text:span text:style-name="T4">
敌人增加了地中海的船只团体</text:span>
</text:h>
      <text:p text:style-name="P4">
作者: ['АРМІЯINFORM']</text:p>
      <text:p text:style-name="P4">
时间: 2023-04-12T66:00:00-04:00</text:p>
      <text:p text:style-name="P4">
描述: 阿佐夫斯基（Azovsky）在乔尼（Chorny）水域中的12个kvitry村庄在战斗中得分...与乌克兰2022年的战争，与乌克兰的最新新闻，《与乌克兰的新闻战争》，《乌克兰2022年的新闻战》，今天将在乌克兰和乌克兰之间发动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07/maxresdefault-1.jpg" text:style-name="Internet_20_link" text:visited-style-name="Visited_20_Internet_20_Link">
maxresdefault-1.jpg</text:a>
']</text:p>
      <text:p text:style-name="P4">
标签: ['STOPRUSSIA', 'АГРЕСІЯ РФ', 'ВМС ЗС УКРАЇНИ']</text:p>
      <text:p text:style-name="P4">
类别: News</text:p>
      <!--METADATA-->
      <text:p text:style-name="P4">
<draw:frame draw:style-name="fr1" draw:name="Image302" text:anchor-type="as-char" svg:width="6.9236in" svg:height="3.894525in" draw:z-index="0">
<draw:image xlink:href="../Images/AРМІЯINFORM/2023-04-12T66-00-00-04-00/maxresdefault-1.jpg" xlink:type="simple" xlink:show="embed" xlink:actuate="onLoad" draw:mime-type="image/jpeg"/>
</draw:frame>
说明性照片</text:p>
      <text:p text:style-name="P4">
截至4月12日，黑色，阿佐夫和地中海海域的水域中有13艘敌方船，其中6艘是碳纤维翼的船。 总齐射为48枚火箭。</text:p>
      <text:p text:style-name="P4">
这在[消息]中说明了(https://www.facebook.com/navy.mil.gov.ua/posts/pfbid0xAZ15mtBzTW4f9W7shtw4XVp4bV4sepNNKMULwpK2fz8S6MP4TLrobpy9GpJpFnTl)乌克兰武装部队海军的指挥。</text:p>
      <text:p text:style-name="P4">
其中：</text:p>
      <text:p text:style-name="P4">
<text:span text:style-name="T5">
黑海有4艘敌军，其中2艘是机芯翼导弹的载体，总凌空抽射为12枚导弹。 </text:span>
在亚齐夫的海洋中，敌人继续控制海洋通讯，负责1艘船； *在地中海，由于该项目的部署了“戈尔什科夫海军上将”的项目，敌人增加了船只组，到8艘敌方船只，其中4艘是有翼的导弹载体“机能”，总凌空抽射的36枚导弹 - 多达36枚导弹。</text:p>
      <text:p text:style-name="P4">
在白天，为了俄罗斯联邦的利益，凯希·耶尼卡尔海峡的通过：</text:p>
      <text:p text:style-name="P4">
<text:span text:style-name="T5">
到Azov Sea -28艘船，其中2艘船从Bosphorus Strait继续进行； </text:span>
到黑海 -  13艘船，其中5艘船沿Bosphorus的方向继续移动。</text:p>
      <text:p text:style-name="P4">
俄罗斯联邦继续违反《 1974年海洋保护人类生命的国际公约》。(Solas)通过关闭自动识别系统(AIS)，纳粹船只在亚佐夫海。</text:p>
      <text:p text:style-name="P4">
News Source: <text:a xlink:type="simple" xlink:href="https://armyinform.com.ua/2023/04/12/vorog-zbilshyv-korabelne-ugrupovannya-u-seredzemnomu-mori/" text:style-name="Internet_20_link" text:visited-style-name="Visited_20_Internet_20_Link">
https://armyinform.com.ua/2023/04/12/vorog-zbilshyv-korabelne-ugrupovannya-u-seredzemnomu-mori/</text:a>
</text:p>
      <!--NEWS-->
      <text:h text:style-name="P10" text:outline-level="1">
<text:span text:style-name="T4">
监察员通过残酷处决的视频向联合国和红十字会呼吁</text:span>
</text:h>
      <text:p text:style-name="P4">
作者: ['АРМІЯINFORM']</text:p>
      <text:p text:style-name="P4">
时间: 2023-04-12T67:00:00-04:00</text:p>
      <text:p text:style-name="P4">
描述: 乌克兰德米特罗·卢比纳坦（Dmitro Lubinetan）的申诉专员与联合国权利权利的最高权利，……与乌克兰2022年的战争，与乌克兰的最新新闻，今天与乌克兰2022年的新闻战争，乌克兰和俄罗斯和俄罗斯和俄罗斯和俄罗斯和俄罗斯与乌克兰之间的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ruska.jpg" text:style-name="Internet_20_link" text:visited-style-name="Visited_20_Internet_20_Link">
ruska.jpg</text:a>
']</text:p>
      <text:p text:style-name="P4">
标签: ['STOPRUSSIA', 'АГРЕСІЯ РФ']</text:p>
      <text:p text:style-name="P4">
类别: News</text:p>
      <!--METADATA-->
      <text:p text:style-name="P4">
<draw:frame draw:style-name="fr1" draw:name="Image303" text:anchor-type="as-char" svg:width="6.9236in" svg:height="3.894525in" draw:z-index="0">
<draw:image xlink:href="../Images/AРМІЯINFORM/2023-04-12T67-00-00-04-00/ruska.jpg" xlink:type="simple" xlink:show="embed" xlink:actuate="onLoad" draw:mime-type="image/jpeg"/>
</draw:frame>
说明性照片</text:p>
      <text:p text:style-name="P4">
乌克兰Dmitry Lubinets的申诉专员向联合国高级专员，联合国乌克兰监测任务，联合国秘书长，红十字国际委员会，惩罚参与的乌克兰军方的所有参与，与社会网络有关的录像带。</text:p>
      <text:p text:style-name="P4">
dmitry lubinets <text:a xlink:type="simple" xlink:href="https://t.me/dmytro_lubinetzs/2119" text:style-name="Internet_20_link" text:visited-style-name="Visited_20_Internet_20_Link">
报告</text:a>
Zelegram。</text:p>
      <text:p text:style-name="P4">
“俄罗斯入侵者再次在网络上发布了一段残酷谋杀案的视频。 人类和人类的景象，是否可以完全照亮任何军队，然后将此视频传播给将军？ 这样的行动增加了这样的军队吗？ 这个问题是言辞。 但是，俄罗斯联邦一方的人类美德根本不是。 当它不是乌克兰人民种族灭绝的另一个证明时，这是什么？ 他们发布了视频，分发，写恐怖的评论，其中对乌克兰和乌克兰人产生了仇恨，”乌克兰人权申诉专员报道。</text:p>
      <text:p text:style-name="P4">
他补充说，俄罗斯正在传播社交网络，首先是内部观众的视频，“加强了社会上的反乌克兰族人的Kinacharies”。</text:p>
      <text:p text:style-name="P4">
此外，德米特里·卢比尼特(Dmitry Lubinets)建议，俄罗斯指挥官下达命令下属采取此类行动并删除摄像机上的一切 - 因此通过“洗礼”的仪式。</text:p>
      <text:p text:style-name="P4">
“首先，他们似乎不是乌克兰人，并认为他们会做同样的事情，这是对军队的恐吓元素。 而且，作为妥协，没有办法返回，这场侵入性战争将不得不结束。”乌克兰监察员强调。</text:p>
      <text:p text:style-name="P4">
他指出，乌克兰军队去世的案件又违反了日内瓦公约，国际人道主义法的规范以及侵犯基本生命权。</text:p>
      <text:p text:style-name="P4">
“该视频将所有申诉专员的同事送往世界，要求他们继续游说乌克兰对乌克兰的支持。 而且，要使其国家的议会以恐怖分子的侵略性认可俄罗斯，即乌克兰人民的种族灭绝!为了将欧洲人权网络排除在欧洲人权网络中，将Rhftetian Moskalkova的人权专员排除在所有人类机构之外，正如俄罗斯联合会总结的俄罗斯联合会所总结的。乌克兰·德米特罗·库莱巴(Ukraine Dmytro Kuleba)的外交大臣对乌克兰军队处决的视频做出了反应，<text:a xlink:type="simple" xlink:href="https://armyinform.com.ua/2023/04/12/rosiya-girshe-za-idil-dmytro-kuleba-vidreaguvav-na-video-straty-ukrayinskogo-vijskovogo/" text:style-name="Internet_20_link" text:visited-style-name="Visited_20_Internet_20_Link">
召集</text:a>
驱逐目前主持器官主体的区域。</text:p>
      <text:p text:style-name="P4">
此外，乌克兰国防部副部长安娜·马里亚尔(Anna Malyar)<text:a xlink:type="simple" xlink:href="https://armyinform.com.ua/2023/04/12/ganna-malyar-pro-kadry-katuvannya-zahysnyka-vorog-otrymaye-u-vidpovid-nashu-lyut-i-povnyj-rozgrom/" text:style-name="Internet_20_link" text:visited-style-name="Visited_20_Internet_20_Link">
报道</text:a>
目前，这是杀手的识别和执行军事身份。</text:p>
      <text:p text:style-name="P4">
News Source: <text:a xlink:type="simple" xlink:href="https://armyinform.com.ua/2023/04/12/ombudsman-zvernuvsya-do-oon-ta-chervonogo-hresta-cherez-video-zviryachoyi-straty-rosarmiyeyu-ukrayinskogo-vijskovogo/" text:style-name="Internet_20_link" text:visited-style-name="Visited_20_Internet_20_Link">
https://armyinform.com.ua/2023/04/12/ombudsman-zvernuvsya-do-oon-ta-chervonogo-hresta-cherez-video-zviryachoyi-straty-rosarmiyeyu-ukrayinskogo-vijskovogo/</text:a>
</text:p>
      <!--NEWS-->
      <text:h text:style-name="P10" text:outline-level="1">
<text:span text:style-name="T4">
落后11年：在切尼希夫（Chernihiv）宣布对俄罗斯联邦武装部队坦克营的指挥官判处</text:span>
</text:h>
      <text:p text:style-name="P4">
作者: ['АРМІЯINFORM']</text:p>
      <text:p text:style-name="P4">
时间: 2023-04-12T68:00:00-04:00</text:p>
      <text:p text:style-name="P4">
描述: 罗西斯科联邦部队的坦克battalium堡部队的指挥官最多被提高了11块岩石...与乌克兰2022的战争，与乌克兰的战争是今天的最新新闻，今天与乌克兰2022年的新闻战争，今天将在那里他们说，无论是否有一年的战争，与乌克兰之间的战争与乌克兰之间的战争是一场战争乌克兰媒体的新闻在俄罗斯</text:p>
      <text:p text:style-name="P4">
图片: ['<text:a xlink:type="simple" xlink:href="https://armyinform.com.ua/wp-content/uploads/2023/01/360_240_1582135276-970.jpg" text:style-name="Internet_20_link" text:visited-style-name="Visited_20_Internet_20_Link">
360_240_1582135276-970.jpg</text:a>
']</text:p>
      <text:p text:style-name="P4">
标签: ['ОФІС ГЕНЕРАЛЬНОГО ПРОКУРОРА УКРАЇНИ']</text:p>
      <text:p text:style-name="P4">
类别: News</text:p>
      <!--METADATA-->
      <text:p text:style-name="P4">
<draw:frame draw:style-name="fr1" draw:name="Image304" text:anchor-type="as-char" svg:width="6.9236in" svg:height="4.617974in" draw:z-index="0">
<draw:image xlink:href="../Images/AРМІЯINFORM/2023-04-12T68-00-00-04-00/360_240_1582135276-970.jpg" xlink:type="simple" xlink:show="embed" xlink:actuate="onLoad" draw:mime-type="image/jpeg"/>
</draw:frame>
说明性照片</text:p>
      <text:p text:style-name="P4">
俄罗斯联邦武装部队坦克营的指挥官因第二次执行多层公寓楼而被判处11年徒刑。</text:p>
      <text:p text:style-name="P4">
关于它<text:a xlink:type="simple" xlink:href="https://www.gp.gov.ua/ua/posts/obstril-zitlovogo-budinku-u-cernigovi-komandira-tankovogo-batalionu-zs-rf-zasudzeno-do-11-rokiv-pozbavlennya-voli" text:style-name="Internet_20_link" text:visited-style-name="Visited_20_Internet_20_Link">
报告</text:a>
乌克兰检察长办公室。</text:p>
      <text:p text:style-name="P4">
“在俄罗斯联邦第41届全军部队中，第35卫队的坦克营的指挥官被判犯有违反和习俗的罪行(艺术的第1部分。 乌克兰《刑法》的438). Прокурор у суді довів, щотанковий батальйон військової частини 41659 зс рф в кінці лютого 2022 рокузайшов на територію області з метою збройного захоплення Чернігівськогоаеропорту та окупації регіону», — йдеться в повідомленні.</text:p>
      <text:p text:style-name="P4">
Під час нападу обвинувачений віддав злочинний наказ оператору-навіднику танкана виконання пострілу осколково-фугасним снарядом калібру 125 мм по житловомубагатоповерховому будинку в м. Чернігові. Цей об’єкт цивільної інфраструктурине був військовою ціллю і не використовувався для військових потреб.</text:p>
      <text:p text:style-name="P4">
Внаслідок обстрілу було повністю зруйновано окремі житлові приміщення будинку.</text:p>
      <text:p text:style-name="P4">
News Source: <text:a xlink:type="simple" xlink:href="https://armyinform.com.ua/2023/04/12/11-rokiv-za-gratamy-u-chernigovi-ogolosyly-vyrok-komandyru-tankovogo-bataljonu-zs-rf/" text:style-name="Internet_20_link" text:visited-style-name="Visited_20_Internet_20_Link">
https://armyinform.com.ua/2023/04/12/11-rokiv-za-gratamy-u-chernigovi-ogolosyly-vyrok-komandyru-tankovogo-bataljonu-zs-rf/</text:a>
</text:p>
      <!--NEWS-->
      <text:h text:style-name="P10" text:outline-level="1">
<text:span text:style-name="T4">
乌克兰呼吁国际空间站检察官办公室立即关注俄罗斯军队的下一次侵害</text:span>
</text:h>
      <text:p text:style-name="P4">
作者: ['АРМІЯINFORM']</text:p>
      <text:p text:style-name="P4">
时间: 2023-04-12T69:00:00-04:00</text:p>
      <text:p text:style-name="P4">
描述: 在Khoosyan Hard of the Khoosyan的迷你群中，11 Kvity视频，关于Yako ...与乌克兰2022年的战争，与乌克兰与乌克兰的最新新闻，今天与乌克兰的新闻战争，今天与乌克兰2022年的新闻战争，乌克兰之间会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rosiya-teroryst.jpg" text:style-name="Internet_20_link" text:visited-style-name="Visited_20_Internet_20_Link">
rosiya-teroryst.jpg</text:a>
']</text:p>
      <text:p text:style-name="P4">
标签: ['STOPRUSSIA', 'АГРЕСІЯ РФ', 'ВОЄННІ ЗЛОЧИНИ РФ', 'ВТОРГНЕННЯ РФ', 'ЗАЯВА МЗС УКРАЇНИ']</text:p>
      <text:p text:style-name="P4">
类别: News</text:p>
      <!--METADATA-->
      <text:p text:style-name="P4">
<draw:frame draw:style-name="fr1" draw:name="Image305" text:anchor-type="as-char" svg:width="6.9236in" svg:height="3.889116in" draw:z-index="0">
<draw:image xlink:href="../Images/AРМІЯINFORM/2023-04-12T69-00-00-04-00/rosiya-teroryst.jpg" xlink:type="simple" xlink:show="embed" xlink:actuate="onLoad" draw:mime-type="image/jpeg"/>
</draw:frame>
“俄罗斯是恐怖分子”</text:p>
      <text:p text:style-name="P4">
乌克兰外交部因4月11日的出现而震惊，俄罗斯军方处决了乌克兰俘虏。 浇注纳卡默尔，俄罗斯execution子手在特殊犬儒主义的人身上夺走了生命。 MZS的声明指出，俄罗斯联邦军队继续在乌克兰犯下可怕的军事室。</text:p>
      <text:p text:style-name="P4">
关于它<text:a xlink:type="simple" xlink:href="https://www.kmu.gov.ua/news/zaiava-mzs-ukrainy-shchodo-straty-armiieiu-rf-ukrainskoho-polonenoho" text:style-name="Internet_20_link" text:visited-style-name="Visited_20_Internet_20_Link">
报告</text:a>
政府门户。</text:p>
      <text:p text:style-name="P4">
“这不是乌克兰囚犯对俄罗斯军队的浮华不人道待遇的第一个案例。 成千上万的案件发生在Bucha，Irpen，Gostomel，Borodyanka，Mariupol和其他乌克兰城市和村庄。 俄罗斯联邦有意识地体现了酷刑，身体虐待，不人道的待遇，故意造成严重痛苦，严重的身体伤害以及故意谋杀俘虏的军人和平民的政策，”外交部说。</text:p>
      <text:p text:style-name="P4">
在视频中记录的乌克兰俘虏的谋杀案严重违反了共同同意，是乌克兰《刑法》和《国际刑事法院法规》的规定，是战争犯罪。 根据罗马法规，此类行动也可以被视为刑事犯罪。</text:p>
      <text:p text:style-name="P4">
乌克兰外交部致电检察官办公室(MKS)立即在调查俄罗斯联邦公民在乌克兰领土上对人类的谜题进行调查的情况下，请立即注意俄罗斯军方的秩序俄罗斯种族灭绝。</text:p>
      <text:p text:style-name="P4">
News Source: <text:a xlink:type="simple" xlink:href="https://armyinform.com.ua/2023/04/12/ukrayina-zaklykaye-ofis-prokurora-mks-nevidkladno-zvernuty-uvagu-na-chergove-zvirstvo-armiyi-rf/" text:style-name="Internet_20_link" text:visited-style-name="Visited_20_Internet_20_Link">
https://armyinform.com.ua/2023/04/12/ukrayina-zaklykaye-ofis-prokurora-mks-nevidkladno-zvernuty-uvagu-na-chergove-zvirstvo-armiyi-rf/</text:a>
</text:p>
      <!--NEWS-->
      <text:h text:style-name="P10" text:outline-level="1">
<text:span text:style-name="T4">
收集了超过200万美元的国家预算</text:span>
</text:h>
      <text:p text:style-name="P4">
作者: ['АРМІЯINFORM']</text:p>
      <text:p text:style-name="P4">
时间: 2023-04-12T70:00:00-04:00</text:p>
      <text:p text:style-name="P4">
描述: 特殊圣职的特殊圣职是pidprimititi的特殊圣职，牛已经隐藏了持有合同...与乌克兰2022年的战争，与乌克兰的战争是今天的最新新闻，今天与乌克兰2022年的新闻战，今天会有一场新闻。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1/12/photo_2021-12-10_12-16-09.jpg" text:style-name="Internet_20_link" text:visited-style-name="Visited_20_Internet_20_Link">
photo_2021-12-10_12-16-09.jpg</text:a>
']</text:p>
      <text:p text:style-name="P4">
标签: ['СПЕЦІАЛІЗОВАНА ПРОКУРАТУРА У ВІЙСЬКОВІЙ ТА ОБОРОННІЙ СФЕРІ']</text:p>
      <text:p text:style-name="P4">
类别: News</text:p>
      <!--METADATA-->
      <text:p text:style-name="P4">
<draw:frame draw:style-name="fr1" draw:name="Image306" text:anchor-type="as-char" svg:width="6.9236in" svg:height="4.608521in" draw:z-index="0">
<draw:image xlink:href="../Images/AРМІЯINFORM/2023-04-12T70-00-00-04-00/photo_2021-12-10_12-16-09.jpg" xlink:type="simple" xlink:show="embed" xlink:actuate="onLoad" draw:mime-type="image/jpeg"/>
</draw:frame>
国防部乌克兰</text:p>
      <text:p text:style-name="P4">
在特别检察官办公室的及时回应之后，该企业与乌克兰国防部合同封闭了合同，承认违反了合同。 无需等待法院裁决的程序开始，罪犯在4月份将UAH的预付款222万个转移到了MUU的财政部帐户中。</text:p>
      <text:p text:style-name="P4">
关于它<text:a xlink:type="simple" xlink:href="https://vppnr.gp.gov.ua/ua/news.html" text:style-name="Internet_20_link" text:visited-style-name="Visited_20_Internet_20_Link">
报告</text:a>
中央地区国防领域的专业检察官办公室的新闻服务。</text:p>
      <text:p text:style-name="P4">
因此，在2019年12月，乌克兰国防部与一家复杂企业之间达成了一项国家合同，以实施有关按国家秩序创建和实施自动化政府管理系统的研究和设计工作，以满足条件给预付款执行人的国防意识。</text:p>
      <text:p text:style-name="P4">
但是，与合同的条款相反，承包商不遵守其义务。</text:p>
      <text:p text:style-name="P4">
Darnytsky专业检察官办公室的检察官提出了要求收回指定资金的索赔。</text:p>
      <text:p text:style-name="P4">
根据审判的结果，基辅商业法院的裁决从21.06.2022起，北部上诉上诉法院13.12.2022的裁决和最高法院在构成中没有改变。 30.03.2023，Darnytskyi专业检察官办公室的主张。</text:p>
      <text:p text:style-name="P4">
News Source: <text:a xlink:type="simple" xlink:href="https://armyinform.com.ua/2023/04/12/ponad-2-mln-grn-do-derzhbyudzhetu-styagnuto-na-koryst-mou-za-pozovom-speczprokuratury/" text:style-name="Internet_20_link" text:visited-style-name="Visited_20_Internet_20_Link">
https://armyinform.com.ua/2023/04/12/ponad-2-mln-grn-do-derzhbyudzhetu-styagnuto-na-koryst-mou-za-pozovom-speczprokuratury/</text:a>
</text:p>
      <!--NEWS-->
      <text:h text:style-name="P10" text:outline-level="1">
<text:span text:style-name="T4">
“如果世界选择与俄罗斯联邦的可耻和平 - 将与俄罗斯第四帝国进行战争”  -  NSDC秘书</text:span>
</text:h>
      <text:p text:style-name="P4">
作者: ['АРМІЯINFORM']</text:p>
      <text:p text:style-name="P4">
时间: 2023-04-12T71:00:00-04:00</text:p>
      <text:p text:style-name="P4">
描述: 有一次，Yakshcho Svitov，获得俄罗斯Zagarbnitziy Viyni的一点是不好的...与2022年乌克兰的战争，与乌克兰的最新新闻，与乌克兰2022年的新闻战争，乌克兰和俄罗斯与乌克兰和乌克兰的战争最后一次与乌克兰的战争，在2022年，是否将在不久的将来与乌克兰进行战争，与乌克兰的战争，今天的乌克兰新闻，乌克兰新闻，乌克兰的新闻在俄罗斯的乌克兰媒体</text:p>
      <text:p text:style-name="P4">
图片: ['<text:a xlink:type="simple" xlink:href="https://armyinform.com.ua/wp-content/uploads/2022/03/image-3.jpg" text:style-name="Internet_20_link" text:visited-style-name="Visited_20_Internet_20_Link">
image-3.jpg</text:a>
']</text:p>
      <text:p text:style-name="P4">
标签: ['STOPRUSSIA', 'АГРЕСІЯ РФ', 'РНБО УКРАЇНИ']</text:p>
      <text:p text:style-name="P4">
类别: News</text:p>
      <!--METADATA-->
      <text:p text:style-name="P4">
<draw:frame draw:style-name="fr1" draw:name="Image307" text:anchor-type="as-char" svg:width="6.9236in" svg:height="3.894525in" draw:z-index="0">
<draw:image xlink:href="../Images/AРМІЯINFORM/2023-04-12T71-00-00-04-00/image-3.jpg" xlink:type="simple" xlink:show="embed" xlink:actuate="onLoad" draw:mime-type="image/jpeg"/>
</draw:frame>
如果世界社区没有在对乌克兰的入侵者中击败俄罗斯，那么它将与俄罗斯第四战争获得新的世界大战。</text:p>
      <text:p text:style-name="P4">
因此<text:a xlink:type="simple" xlink:href="https://www.facebook.com/100012127781936/posts/pfbid02jTVVdWdy9usVGX4QuJobzLVTrdh5RjvqkxVw9fmtBJfBnbwmLxtMFTpcoJPnbFa4l/" text:style-name="Internet_20_link" text:visited-style-name="Visited_20_Internet_20_Link">
强调</text:a>
国家安全与国防委员会秘书Alexei Danilov。</text:p>
      <text:p text:style-name="P4">
他指出，西方国家与克里姆林宫的关系与第三帝国阿道夫·希特勒的关系相似。</text:p>
      <text:p text:style-name="P4">
“可以讨论乌克兰和民主胜利的公式，但该公式被击败了。 历史教导：没有侵略者的完整和无条件投降。 邀请希特勒参加Uonna Rada会议。 使法西斯的权力合法化，并与WEHRMACHT供应商一起恢复业务。 离开括号摧毁了城市，种族灭绝，恐怖，酷刑，包括数百名无辜儿童在内的数千人被杀，摧毁了命运……，并继续将普京的手压在各种萨米特人，会议和谈判上。 如果世界选择一个可耻的和平，那么与俄罗斯第四帝国的新战争将是葡萄酒，” NSDC秘书强调。</text:p>
      <text:p text:style-name="P4">
News Source: <text:a xlink:type="simple" xlink:href="https://armyinform.com.ua/2023/04/12/yakshho-svit-obere-ganebnyj-myr-z-rf-otrymaye-vijnu-z-rosijskym-chetvertym-rejhom-sekretar-rnbo/" text:style-name="Internet_20_link" text:visited-style-name="Visited_20_Internet_20_Link">
https://armyinform.com.ua/2023/04/12/yakshho-svit-obere-ganebnyj-myr-z-rf-otrymaye-vijnu-z-rosijskym-chetvertym-rejhom-sekretar-rnbo/</text:a>
</text:p>
      <!--NEWS-->
      <text:h text:style-name="P10" text:outline-level="1">
<text:span text:style-name="T4">
他们将判断俄罗斯联邦武装部队中将，后者管理阿齐斯塔尔的袭击</text:span>
</text:h>
      <text:p text:style-name="P4">
作者: ['АРМІЯINFORM']</text:p>
      <text:p text:style-name="P4">
时间: 2023-04-12T72:00:00-04:00</text:p>
      <text:p text:style-name="P4">
描述: Strosomno指挥官8码的指控行为被关闭。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3/01/360_240_1582135276-970.jpg" text:style-name="Internet_20_link" text:visited-style-name="Visited_20_Internet_20_Link">
360_240_1582135276-970.jpg</text:a>
']</text:p>
      <text:p text:style-name="P4">
标签: ['STOPRUSSIA', 'АГРЕСІЯ РФ', 'АЗОВСТАЛЬ', 'ВТОРГНЕННЯ РФ', 'ОФІС ГЕНЕРАЛЬНОГО ПРОКУРОРА УКРАЇНИ']</text:p>
      <text:p text:style-name="P4">
类别: News</text:p>
      <!--METADATA-->
      <text:p text:style-name="P4">
<draw:frame draw:style-name="fr1" draw:name="Image308" text:anchor-type="as-char" svg:width="6.9236in" svg:height="4.617974in" draw:z-index="0">
<draw:image xlink:href="../Images/AРМІЯINFORM/2023-04-12T72-00-00-04-00/360_240_1582135276-970.jpg" xlink:type="simple" xlink:show="embed" xlink:actuate="onLoad" draw:mime-type="image/jpeg"/>
</draw:frame>
说明性照片</text:p>
      <text:p text:style-name="P4">
起诉书已向俄罗斯联邦武装部队南部军事区的第8卫队军队的指挥官发出起诉。 从5月24日至2022年5月，他在入侵顿涅茨克地区领土上对下属部队进行了个人管理，以履行侵略者国家军事政治耕种的命令。</text:p>
      <text:p text:style-name="P4">
关于它<text:a xlink:type="simple" xlink:href="https://gp.gov.ua/ua/posts/nakazuvav-obstrilyuvati-civilnix-na-doneccini-i-keruvav-sturmom-azovstali-suditimut-general-leitenanta-zs-rf" text:style-name="Internet_20_link" text:visited-style-name="Visited_20_Internet_20_Link">
报告</text:a>
乌克兰检察长办公室。</text:p>
      <text:p text:style-name="P4">
俄罗斯军队的指挥官被指控采取故意采取行动，以改变乌克兰的跨境或州边界，以违反乌克兰宪法建立的命令，这导致了人们的死亡和其他严重后果，因为以及进行一场激进的战争。</text:p>
      <text:p text:style-name="P4">
预先调查发现，在陆上占领者的指挥下，在玛丽奥波尔，曼古什，尼古尔斯克，老克里米亚，斯科尔卡尔奇克，舍夫申科，舍夫特尼夫和阿佐夫玛丽奥波尔区，中尉，中尉，中尉，协调，坐标，坐标，坐标，坐标，坐标，，，，坐标，，，坐标，，，协调，，协调，，辅助，，共同，，共同，共同，，共同，，共同，共同为作用，，共同为作用，，共同，共同，共同为作用，，共同，共同，，共同为作用，，共同，共同为作用，，，共同，共同，共同，，共同，共同，，共同为作品，，共同为作用，，共同，共同，共同，，共同，共同，，共同为作用，，共同，共同，，共同为作用，，，竞技场，副业，，竞技场，竞争。和亚齐夫地区，中尉。 他还下令炮击顿涅茨克平民和该地区领土的占领。</text:p>
      <text:p text:style-name="P4">
被告参加了与俄罗斯ICECHEN共和国DNR的伪公开主管的会议，并制定了一项全面夺取周围Maiairepol的计划，并攻击了冶金工厂“ Azovstal”，Azovstal“，，”部分被摧毁的轰炸机被阻塞。</text:p>
      <text:p text:style-name="P4">
此外，他协调了下属形成对企业增强结构的行动以及乌克兰军事部队管理层的谋杀案。</text:p>
      <text:p text:style-name="P4">
被告目前正在躲避调查，因此他被通缉。</text:p>
      <text:p text:style-name="P4">
News Source: <text:a xlink:type="simple" xlink:href="https://armyinform.com.ua/2023/04/12/sudytymut-general-lejtenanta-zs-rf-yakyj-keruvav-shturmom-azovstali/" text:style-name="Internet_20_link" text:visited-style-name="Visited_20_Internet_20_Link">
https://armyinform.com.ua/2023/04/12/sudytymut-general-lejtenanta-zs-rf-yakyj-keruvav-shturmom-azovstali/</text:a>
</text:p>
      <!--NEWS-->
      <text:h text:style-name="P10" text:outline-level="1">
<text:span text:style-name="T4">
联合国对乌克兰军队罗萨尔米亚（Rosarmia）残酷谋杀的视频做出了反应</text:span>
</text:h>
      <text:p text:style-name="P4">
作者: ['АРМІЯINFORM']</text:p>
      <text:p text:style-name="P4">
时间: 2023-04-12T73:00:00-04:00</text:p>
      <text:p text:style-name="P4">
描述: 乌克兰的蒙托科娃（Montorkovova）联合国联合国权利权利被监督Zhorstoy停放...与乌克兰2022年的战争，与乌克兰与乌克兰的最新新闻，今天与乌克兰的新闻，乌克兰2022年最后一次战争，乌克兰与俄罗斯和俄罗斯和俄罗斯之间以及俄罗斯和俄罗斯之间的战争将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organizacziya-obyednanyh-naczij.jpg" text:style-name="Internet_20_link" text:visited-style-name="Visited_20_Internet_20_Link">
organizacziya-obyednanyh-naczij.jpg</text:a>
']</text:p>
      <text:p text:style-name="P4">
标签: ['STOPRUSSIA', 'АГРЕСІЯ РФ', 'ВОЄННІ ЗЛОЧИНИ РФ', 'ВТОРГНЕННЯ РФ', 'ЗАЯВА ООН', 'ООН']</text:p>
      <text:p text:style-name="P4">
类别: News</text:p>
      <!--METADATA-->
      <text:p text:style-name="P4">
<draw:frame draw:style-name="fr1" draw:name="Image309" text:anchor-type="as-char" svg:width="6.9236in" svg:height="4.615733in" draw:z-index="0">
<draw:image xlink:href="../Images/AРМІЯINFORM/2023-04-12T73-00-00-04-00/organizacziya-obyednanyh-naczij.jpg" xlink:type="simple" xlink:show="embed" xlink:actuate="onLoad" draw:mime-type="image/jpeg"/>
</draw:frame>
联合国。 说明性照片</text:p>
      <text:p text:style-name="P4">
4月11日星期二在社交网络上发布的极度严格的视频使联合国人权监测任务震惊了。</text:p>
      <text:p text:style-name="P4">
这在[官方声明]中指出(https://ukraine.un.org/uk/227267-заява-моніторингової-місії-оон-з-прав-людини-в-україні)组织。</text:p>
      <text:p text:style-name="P4">
“不幸的是，这不是一种情况。 在最新报告中，由战俘犯下的严重违反国际人道主义法的严重违反行为的使命。 与其他人一样，这些后一种违规必须进行适当的调查，并承担责任。”  - 语言说。</text:p>
      <text:p text:style-name="P4">
我们将提醒，乌克兰Volodymyr Zelenskyy总裁<text:a xlink:type="simple" xlink:href="https://armyinform.com.ua/2023/04/12/rosiya-po-zviryachy-vbyvayuchy-ukrayincziv-pokazuye-chym-vona-ye-my-nichogo-na-probachymo-prezydent/" text:style-name="Internet_20_link" text:visited-style-name="Visited_20_Internet_20_Link">
反应</text:a>
在乌克兰军队处决的视频中。 他强调说，俄罗斯试图制定这一新规范的视频 - 这种习惯减少了生活。 他强调，每个领导人都应该对这种暴行做出回应。</text:p>
      <text:p text:style-name="P4">
此外，乌克兰国防部副部长安娜·马里亚尔(Anna Malyar)<text:a xlink:type="simple" xlink:href="https://armyinform.com.ua/2023/04/12/ganna-malyar-pro-kadry-katuvannya-zahysnyka-vorog-otrymaye-u-vidpovid-nashu-lyut-i-povnyj-rozgrom/" text:style-name="Internet_20_link" text:visited-style-name="Visited_20_Internet_20_Link">
报道</text:a>
目前，这是杀手的识别和执行军事身份。</text:p>
      <text:p text:style-name="P4">
News Source: <text:a xlink:type="simple" xlink:href="https://armyinform.com.ua/2023/04/12/oon-vidreaguvala-na-video-zviryachogo-vbyvstva-rosarmiyeyu-ukrayinskogo-vijskovogo/" text:style-name="Internet_20_link" text:visited-style-name="Visited_20_Internet_20_Link">
https://armyinform.com.ua/2023/04/12/oon-vidreaguvala-na-video-zviryachogo-vbyvstva-rosarmiyeyu-ukrayinskogo-vijskovogo/</text:a>
</text:p>
      <!--NEWS-->
      <text:h text:style-name="P10" text:outline-level="1">
<text:span text:style-name="T4">
武装部队的武装部队接收了英国装甲车辆</text:span>
</text:h>
      <text:p text:style-name="P4">
作者: ['АРМІЯINFORM']</text:p>
      <text:p text:style-name="P4">
时间: 2023-04-12T74:00:00-04:00</text:p>
      <text:p text:style-name="P4">
描述: Zapyaki Initivati Knight Knight Knight乌克兰（SKA）SIL TERITARIAN对ZSU的防御...与乌克兰2022年的战争，与乌克兰与乌克兰的最新新闻，今天与乌克兰2022年的新闻战争，乌克兰和俄罗斯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united24.jpg" text:style-name="Internet_20_link" text:visited-style-name="Visited_20_Internet_20_Link">
united24.jpg</text:a>
']</text:p>
      <text:p text:style-name="P4">
标签: ['СВІТ ПІДТРИМУЄ УКРАЇНУ', 'СВІТОВИЙ КОНГРЕС УКРАЇНЦІВ', 'СИЛИ ТЕРИТОРІАЛЬНОЇ ОБОРОНИ']</text:p>
      <text:p text:style-name="P4">
类别: News</text:p>
      <!--METADATA-->
      <text:p text:style-name="P4">
<draw:frame draw:style-name="fr1" draw:name="Image310" text:anchor-type="as-char" svg:width="6.9236in" svg:height="3.894525in" draw:z-index="0">
<draw:image xlink:href="../Images/AРМІЯINFORM/2023-04-12T74-00-00-04-00/united24.jpg" xlink:type="simple" xlink:show="embed" xlink:actuate="onLoad" draw:mime-type="image/jpeg"/>
</draw:frame>
多亏了世界乌克兰人的主动性(sku)武装部队的武装部队接待了英国装甲车辆。</text:p>
      <text:p text:style-name="P4">
关于这个<text:a xlink:type="simple" xlink:href="https://www.facebook.com/TerritorialDefenseForces/videos/957882262237771/" text:style-name="Internet_20_link" text:visited-style-name="Visited_20_Internet_20_Link">
告知</text:a>
乌克兰武装部队领土国防军的指挥。</text:p>
      <text:p text:style-name="P4">
“世界上所有的乌克兰人都与俄罗斯的入侵团结起来，该入侵希望摧毁我们的火花。 UWC购买了<text:span text:style-name="T4">
二十辆装甲车</text:span>
：</text:p>
      <text:p text:style-name="P4">
<text:span text:style-name="T5">
十二<text:a xlink:type="simple" xlink:href="https://armyinform.com.ua/2022/07/13/brytanski-btr-fv103-spartan-uzhe-v-ukrayini-shho-pro-nyh-vidomo/" text:style-name="Internet_20_link" text:visited-style-name="Visited_20_Internet_20_Link">
spartan fv103</text:a>
， </text:span>
七个432 APC， <text:span text:style-name="T5">
两个434 APC， </text:span>
一个Spartan SPA8， <text:span text:style-name="T5">
一个Spartan Spa017， </text:span>
两个FV104 Samaritan，”消息写道。</text:p>
      <text:p text:style-name="P4">
该技术不仅将执行操作任务，而且还将执行医疗疏散的需求，包括平民和普遍仆人。</text:p>
      <text:p text:style-name="P4">
<text:span text:style-name="T4">
 FV103 Spartan </text:span>
是英国军队的履带式装甲人员。 轻巧，快速且可操纵的机器，最多可承载七个人。 高达60毫米的坚固焊缝能够保护军事偏移和大口径球。 自从出现以来，FV432武装着最常见的装甲车，该车用于战场上很多运输。 这款装甲车最多能够运输十二人。</text:p>
      <text:p text:style-name="P4">
News Source: <text:a xlink:type="simple" xlink:href="https://armyinform.com.ua/2023/04/12/syly-terytorialnoyi-oborony-zsu-otrymaly-brytanski-bronovani-mashyny/" text:style-name="Internet_20_link" text:visited-style-name="Visited_20_Internet_20_Link">
https://armyinform.com.ua/2023/04/12/syly-terytorialnoyi-oborony-zsu-otrymaly-brytanski-bronovani-mashyny/</text:a>
</text:p>
      <!--NEWS-->
      <text:h text:style-name="P10" text:outline-level="1">
<text:span text:style-name="T4">
对尼古拉的民用遗址进行了调整的FSB特工将在监狱中持续15年</text:span>
</text:h>
      <text:p text:style-name="P4">
作者: ['АРМІЯINFORM']</text:p>
      <text:p text:style-name="P4">
时间: 2023-04-12T75:00:00-04:00</text:p>
      <text:p text:style-name="P4">
描述: Zibrano祝福FSB代理人Yaki的先知，他在Rosiyki的服务之前受到了尊敬...与乌克兰2022年的战争，与乌克兰的最新新闻，今天与乌克兰的新闻，今天与乌克兰2022年的新闻战争，乌克兰在乌克兰之间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9e78894a92c17efea62808fdd14db36a.jpeg" text:style-name="Internet_20_link" text:visited-style-name="Visited_20_Internet_20_Link">
9e78894a92c17efea62808fdd14db36a.jpeg</text:a>
']</text:p>
      <text:p text:style-name="P4">
标签: ['STOPRUSSIA', 'АГЕНТ ФСБ', 'АГРЕСІЯ РФ', 'КОНТРРОЗВІДКА СБУ', 'МИКОЛАЇВ', 'ОБСТРІЛИ ІНФРАСТРУКТУРИ']</text:p>
      <text:p text:style-name="P4">
类别: News</text:p>
      <!--METADATA-->
      <text:p text:style-name="P4">
<draw:frame draw:style-name="fr1" draw:name="Image311" text:anchor-type="as-char" svg:width="6.9236in" svg:height="4.607082in" draw:z-index="0">
<draw:image xlink:href="../Images/AРМІЯINFORM/2023-04-12T75-00-00-04-00/9e78894a92c17efea62808fdd14db36a.jpeg" xlink:type="simple" xlink:show="embed" xlink:actuate="onLoad" draw:mime-type="image/jpeg"/>
</draw:frame>
已经收集了涉及尼古拉耶夫的系列空袭的FSB代理。 由于他在去年的26-30中的“勤奋”中，入侵者在十个座位的网站上进行了视线袭击。 其中包括平民基础设施建筑。 法院被任命为15年监禁。</text:p>
      <text:p text:style-name="P4">
关于它<text:a xlink:type="simple" xlink:href="https://ssu.gov.ua/novyny/zavdiaky-sbu-15-rokiv-za-gratamy-provede-ahent-fsb-yakyi-skoryhuvav-10-vorozhykh-udariv-po-tsyvilnykh-obiektakh-mykolaieva" text:style-name="Internet_20_link" text:visited-style-name="Visited_20_Internet_20_Link">
报告</text:a>
乌克兰的安全服务。</text:p>
      <text:p text:style-name="P4">
SBU反情报于7月拘留了俄罗斯特工。 在搜索过程中，攻击者发现炸药，未注册的枪支和弹药。</text:p>
      <text:p text:style-name="P4">
已经确定，敌对的同事是当地居民，他的FSB去年5月吸引了Donaglass合作。 为了招募，他被一位亲克雷姆洛夫斯基电报使用，其中涉及的人积极认识到俄罗斯联邦的武装侵略，他自己的评论。</text:p>
      <text:p text:style-name="P4">
为了履行俄罗斯特殊服务的任务，他四处走动，隐藏了乌克兰物体。 收到的文件通过Messenger中的匿名聊天发送了FSB人员配备人员。</text:p>
      <text:p text:style-name="P4">
根据收集的证据，法院裁定袭击者犯有《乌克兰刑法》三章的罪名：</text:p>
      <text:p text:style-name="P4">
<text:span text:style-name="T5">
在戒严条件下犯下的国家背叛； </text:span>
非法处理武器，弹药或炸药； *理由，承认合法，否认俄罗斯联邦对乌克兰的武装侵略，荣耀其由官员犯下的参与者。</text:p>
      <text:p text:style-name="P4">
News Source: <text:a xlink:type="simple" xlink:href="https://armyinform.com.ua/2023/04/12/15-rokiv-za-gratamy-provede-agent-fsb-yakyj-skoryguvav-vorozhi-udary-po-czyvilnyh-obyektah-mykolayeva/" text:style-name="Internet_20_link" text:visited-style-name="Visited_20_Internet_20_Link">
https://armyinform.com.ua/2023/04/12/15-rokiv-za-gratamy-provede-agent-fsb-yakyj-skoryguvav-vorozhi-udary-po-czyvilnyh-obyektah-mykolayeva/</text:a>
</text:p>
      <!--NEWS-->
      <text:h text:style-name="P10" text:outline-level="1">
<text:span text:style-name="T4">
欧洲议员证实了乌克兰通往欧盟道路的大力支持</text:span>
</text:h>
      <text:p text:style-name="P4">
作者: ['АРМІЯINFORM']</text:p>
      <text:p text:style-name="P4">
时间: 2023-04-12T76:00:00-04:00</text:p>
      <text:p text:style-name="P4">
描述: Sereda，12 Kvitry 2023 Rock，Providni代表，Pidir的Vroparlia，确认Namir ...与乌克兰2022年的战争，与乌克兰与乌克兰的最新新闻，与乌克兰的新闻，与乌克兰2022年的最新新闻，今天，乌克兰和俄罗斯与俄罗斯和俄罗斯之间的战争将会发生，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rada.jpg" text:style-name="Internet_20_link" text:visited-style-name="Visited_20_Internet_20_Link">
rada.jpg</text:a>
']</text:p>
      <text:p text:style-name="P4">
标签: ['STOPRUSSIA', 'YES', 'АГРЕСІЯ РФ', 'ВТОРГНЕННЯ РФ', 'ЄВРОПАРЛАМЕНТ']</text:p>
      <text:p text:style-name="P4">
类别: News</text:p>
      <!--METADATA-->
      <text:p text:style-name="P4">
<draw:frame draw:style-name="fr1" draw:name="Image312" text:anchor-type="as-char" svg:width="6.9236in" svg:height="3.894525in" draw:z-index="0">
<draw:image xlink:href="../Images/AРМІЯINFORM/2023-04-12T76-00-00-04-00/rada.jpg" xlink:type="simple" xlink:show="embed" xlink:actuate="onLoad" draw:mime-type="image/jpeg"/>
</draw:frame>
2023年4月12日，星期三，欧洲议会的领先国会议员确认，欧洲议会将继续尽一切可能帮助乌克兰在欧盟中融合。</text:p>
      <text:p text:style-name="P4">
关于它<text:a xlink:type="simple" xlink:href="https://www.europarl.europa.eu/news/en/press-room/20230412IPR79602/leading-meps-reaffirm-their-strong-support-for-ukraine-s-path-to-the-eu" text:style-name="Internet_20_link" text:visited-style-name="Visited_20_Internet_20_Link">
报告</text:a>
欧洲议会的新闻服务。</text:p>
      <text:p text:style-name="P4">
“今天的会议标志着我们两个机构之间的深入，全面和特定的行业合作的开始。 合作，鉴于乌克兰的欧洲道路，这是非凡的。 这就是我与Speakerruslan Stefanchuk所说的讨论和融合的话题，因为这不是乌克兰的未来就像欧盟的成员。 放心，乌克兰将在欧洲议会中总是找到一个朋友和盟友。 我希望采访介绍可以在今年开始。</text:p>
      <text:p text:style-name="P4">
在一次会议上，欧洲议会委员会主席以及欧盟加入进程的性质和挑战至高无上的会议，欧洲议会议员宣布对非法和不合理的俄罗斯入侵者表示强烈谴责。 据他们说，欧盟以及欧洲议会都是乌克兰的强大工会，并将继续为该国及其人民提供自由。</text:p>
      <text:p text:style-name="P4">
考虑到两个议会之间的未来合作，MevSeputes表示愿意加深机构关系，并为乌克兰同事提供更多的支持，以欧盟成员的方式，特别是在欧盟立法和欧盟立法和遵守欧盟立法的领域中邮政-WAR。 关于乌克兰的恢复，国会议员“更新了”，并联系了改革欧洲乌克兰融合的努力。</text:p>
      <text:p text:style-name="P4">
News Source: <text:a xlink:type="simple" xlink:href="https://armyinform.com.ua/2023/04/12/yevroparlamentari-pidtverdzhuyut-rishuchu-pidtrymku-shlyahu-ukrayiny-do-yes/" text:style-name="Internet_20_link" text:visited-style-name="Visited_20_Internet_20_Link">
https://armyinform.com.ua/2023/04/12/yevroparlamentari-pidtverdzhuyut-rishuchu-pidtrymku-shlyahu-ukrayiny-do-yes/</text:a>
</text:p>
      <!--NEWS-->
      <text:h text:style-name="P10" text:outline-level="1">
<text:span text:style-name="T4">
俄罗斯人绑架乌克兰儿童是对乌克兰人民的种族灭绝的一部分-Darya Gerasimchuk</text:span>
</text:h>
      <text:p text:style-name="P4">
作者: ['АРМІЯINFORM']</text:p>
      <text:p text:style-name="P4">
时间: 2023-04-12T77:00:00-04:00</text:p>
      <text:p text:style-name="P4">
描述: 乌克兰代表团的暴行，马其顿马其顿在有组织的马其顿……与乌克兰2022年的战争，与乌克兰的战争是今天的最新新闻，即与乌克兰2022年的新闻战争，这是乌克兰和俄罗斯的最后一场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d0c77f2c76abdef2c29a42a4874b2b31_1681303069_extra_large.jpeg" text:style-name="Internet_20_link" text:visited-style-name="Visited_20_Internet_20_Link">
d0c77f2c76abdef2c29a42a4874b2b31_1681303069_extra_large.jpeg</text:a>
']</text:p>
      <text:p text:style-name="P4">
标签: ['STOPRUSSIA', 'ВІЙНА', 'ВТОРГНЕННЯ РФ', 'ЗЛОЧИНИ ПРОТИ ДІТЕЙ']</text:p>
      <text:p text:style-name="P4">
类别: News</text:p>
      <!--METADATA-->
      <text:p text:style-name="P4">
<draw:frame draw:style-name="fr1" draw:name="Image313" text:anchor-type="as-char" svg:width="6.9236in" svg:height="4.164628in" draw:z-index="0">
<draw:image xlink:href="../Images/AРМІЯINFORM/2023-04-12T77-00-00-04-00/d0c77f2c76abdef2c29a42a4874b2b31_1681303069_extra_large.jpeg" xlink:type="simple" xlink:show="embed" xlink:actuate="onLoad" draw:mime-type="image/jpeg"/>
</draw:frame>
应乌克兰总统代表团的要求(奥斯科)召集了OSCE常设理事会的一次非凡会议，在此期间大规模入侵乌克兰。</text:p>
      <text:p text:style-name="P4">
达里亚·杰拉西姆楚克(Darya Gerasimchuk)告诉参与者会议有关可怕情况，乌克兰儿童是俄罗斯入侵者的错，尤其是对乌克兰的年轻公民的虐待，涉及暴力侵害暴力，对他们的暴力行为俄罗斯人，这是犯罪的一部分(https://www.president.gov.ua/news/darya-gerasimchuk-na-pozachergovomu-specialnomu-zasidanni-po-82225)总统办公室。</text:p>
      <text:p text:style-name="P4">
顾问说：“我们的目标是完全阻止强迫运动，将乌克兰儿童驱逐到俄罗斯联邦，并采取所有必要的措施归还他们并按照塔姆兹赫纳亚法律的利益统一家庭的统一。” - 乌克兰总统的真实和儿童康复。</text:p>
      <text:p text:style-name="P4">
她对俄罗斯侵略OSCE的第三个“莫斯科机制”的启动表示感谢，该机制将重点关注来自我们国家临时占领领土的乌克兰儿童人数的问题，包括俄罗斯在俄罗斯的非法收养和同化。</text:p>
      <text:p text:style-name="P4">
“我们每个人都在等待专家任务及其结论的结果。让我们一起保护乌克兰儿童，因为明天可以是世界上任何一个孩子，”达里亚·杰拉西姆楚克(Daria Gerasimchuk)称。</text:p>
      <text:p text:style-name="P4">
欧盟，英国，美国，土耳其，挪威，加拿大，瑞士的合作伙伴感谢顾问 - 乌克兰授权的总统详细介绍了侵犯俄罗斯儿童侵犯俄罗斯儿童权利的信息。</text:p>
      <text:p text:style-name="P4">
News Source: <text:a xlink:type="simple" xlink:href="https://armyinform.com.ua/2023/04/12/vykradennya-ukrayinskyh-ditej-rosiyanamy-shho-ye-chastynoyu-genoczydu-proty-ukrayinskogo-narodu-darya-gerasymchuk/" text:style-name="Internet_20_link" text:visited-style-name="Visited_20_Internet_20_Link">
https://armyinform.com.ua/2023/04/12/vykradennya-ukrayinskyh-ditej-rosiyanamy-shho-ye-chastynoyu-genoczydu-proty-ukrayinskogo-narodu-darya-gerasymchuk/</text:a>
</text:p>
      <!--NEWS-->
      <text:h text:style-name="P10" text:outline-level="1">
<text:span text:style-name="T4">
4月13日，将举行有关乌克兰正面和安全状况的操作信息的简报</text:span>
</text:h>
      <text:p text:style-name="P4">
作者: ['АРМІЯINFORM']</text:p>
      <text:p text:style-name="P4">
时间: 2023-04-12T78:00:00-04:00</text:p>
      <text:p text:style-name="P4">
描述: 直到尊重ZM！ 13 Kvitya，大约11:00，军事媒体中心广泛的布里夫...与乌克兰2022年的战争，与乌克兰的最新新闻战争，今天与乌克兰2022年的新闻战争，乌克兰和俄罗斯之间的战争将发生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big-mmc.jpg" text:style-name="Internet_20_link" text:visited-style-name="Visited_20_Internet_20_Link">
big-mmc.jpg</text:a>
']</text:p>
      <text:p text:style-name="P4">
标签: ['MILITARY MEDIA CENTER', 'STOPRUSSIA', 'БРИФІНГ']</text:p>
      <text:p text:style-name="P4">
类别: News</text:p>
      <!--METADATA-->
      <text:p text:style-name="P4">
<draw:frame draw:style-name="fr1" draw:name="Image314" text:anchor-type="as-char" svg:width="6.9236in" svg:height="3.894525in" draw:z-index="0">
<draw:image xlink:href="../Images/AРМІЯINFORM/2023-04-12T78-00-00-04-00/big-mmc.jpg" xlink:type="simple" xlink:show="embed" xlink:actuate="onLoad" draw:mime-type="image/jpeg"/>
</draw:frame>
<text:span text:style-name="T4">
媒体!</text:span>
</text:p>
      <text:p text:style-name="P4">
4月13日，11:00，军事媒体中心将在乌克兰的安全和辩护的代表中介绍有关前俄罗斯 - 乌克兰战争和乌克兰的安全状况的迅速信息。</text:p>
      <text:p text:style-name="P4">
同样在简报中，武装部队司令部的代表将提出改革军事医疗委员会的制度。</text:p>
      <text:p text:style-name="P4">
<text:span text:style-name="T4">
活动将参加：</text:span>
</text:p>
      <text:p text:style-name="P4">
<text:span text:style-name="T5">
乌克兰国防部副部长安娜·马里亚尔(Anna Malyar)； </text:span>
乌克兰旅武装部队总人员阿列克谢·格罗莫夫(Alexei Gromov)的武装部队总参谋长主要运营局长； <text:span text:style-name="T5">
乌克兰上校Mykola Urshalovych的国民警卫队正式局局局长副主任； </text:span>
乌克兰少将塔蒂亚娜·奥斯塔申科(Tatiana Ostashchenko)武装部队的医疗部队指挥官。</text:p>
      <text:p text:style-name="P4">
在乌克兰安全和国防部队的代表和乌克兰武装部队的医疗部队的介绍后，将有一份武装部队总人员的研究，潜在武器和军事设备的代表简报乌克兰关于无人机的技术破产，俄罗斯军队对乌克兰使用。</text:p>
      <text:p text:style-name="P4">
简报将显示出电子块和其他无人机成分的片段-2(“观看136”)和Zala。</text:p>
      <text:p text:style-name="P4">
<text:span text:style-name="T4">
国内媒体代表的认证(乌克兰公民)强制性手提袋，直到4月13日的09:00!</text:span>
</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简报将在YouTube [频道]上在线广播(https://www.youtube.com/channel/UCWRZ7gEgbry5FI2-46EX3jA)乌克兰的军事电视。</text:p>
      <text:p text:style-name="P4">
关注<text:a xlink:type="simple" xlink:href="https://t.me/militarymediacenter" text:style-name="Internet_20_link" text:visited-style-name="Visited_20_Internet_20_Link">
军事MediaCenter的频道中的新闻和公告。</text:a>
</text:p>
      <text:p text:style-name="P4">
News Source: <text:a xlink:type="simple" xlink:href="https://armyinform.com.ua/2023/04/12/13-kvitnya-vidbudetsya-bryfing-shhodo-operatyvnoyi-informacziyi-na-fronti-ta-bezpekovoyi-sytuacziyi-v-ukrayini/" text:style-name="Internet_20_link" text:visited-style-name="Visited_20_Internet_20_Link">
https://armyinform.com.ua/2023/04/12/13-kvitnya-vidbudetsya-bryfing-shhodo-operatyvnoyi-informacziyi-na-fronti-ta-bezpekovoyi-sytuacziyi-v-ukrayini/</text:a>
</text:p>
      <!--NEWS-->
      <text:h text:style-name="P10" text:outline-level="1">
<text:span text:style-name="T4">
简化通过VLK的程序 -  Verkhovna Rada在第一读中批准了法律</text:span>
</text:h>
      <text:p text:style-name="P4">
作者: ['АРМІЯINFORM']</text:p>
      <text:p text:style-name="P4">
时间: 2023-04-12T79:00:00-04:00</text:p>
      <text:p text:style-name="P4">
描述: Signae Rock正在监视Dylenosti viskovo-leskarski komissiy（VLK）Viyaviv ...与乌克兰2022年的战争，与乌克兰与乌克兰的最新新闻，与乌克兰2022年的新闻战争，今天最后一次与乌克兰的新闻战争，乌克兰和俄罗斯和俄罗斯和俄罗斯和俄罗斯之间的战争将会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3/vlk-travma.jpg" text:style-name="Internet_20_link" text:visited-style-name="Visited_20_Internet_20_Link">
vlk-travma.jpg</text:a>
']</text:p>
      <text:p text:style-name="P4">
标签: ['ВЛК', 'ЗАКОНОПРОЄКТИ', 'УПОВНОВАЖЕНИЙ ВРУ З ПРАВ ЛЮДИНИ']</text:p>
      <text:p text:style-name="P4">
类别: News</text:p>
      <!--METADATA-->
      <text:p text:style-name="P4">
<draw:frame draw:style-name="fr1" draw:name="Image315" text:anchor-type="as-char" svg:width="6.9236in" svg:height="4.529188in" draw:z-index="0">
<draw:image xlink:href="../Images/AРМІЯINFORM/2023-04-12T79-00-00-04-00/vlk-travma.jpg" xlink:type="simple" xlink:show="embed" xlink:actuate="onLoad" draw:mime-type="image/jpeg"/>
</draw:frame>
军事医疗委员会。 说明性照片</text:p>
      <text:p text:style-name="P4">
在今年1月，监视军事医疗委员会的活动(VLK)发现侵犯了军事人员对适当医疗保健和医疗保健的权利，特别是在武装部队西部地区的军事医疗临床中心(利沃夫).</text:p>
      <text:p text:style-name="P4">
Про це <text:a xlink:type="simple" xlink:href="https://ombudsman.gov.ua/news_details/sproshchennya-proceduri-prohodzhennya-vijskovo-likarskih-komisij-verhovna-rada-uhvalila-zakonoproyekti-u-pershomu-chitanni" text:style-name="Internet_20_link" text:visited-style-name="Visited_20_Internet_20_Link">
повідомляє</text:a>
乌克兰人权的Verkhovna Rada专员所在地。</text:p>
      <text:p text:style-name="P4">
“除其他事项外，缺乏用于接收医院和VLK的电子工作流程的电子记录，这导致了文档注册过程的并发症，过度期望，包括保护服务人员的数量。 该局势立即获得了立即解决的地址，”该消息写道。</text:p>
      <text:p text:style-name="P4">
值得注意的是，国会议员是各部委和机构的官员，公众加入了问题。 国家安全，国防和情报议会委员会成立了一个相关的机构间工作组，其中包括国防部的代表，武装部队的武装部队，卫生部，社会政策部，社会政策部，Verkhovna Rada的专员以及非政府组织的“原则”。 她的作品由人民副手Maryanabisag领导。</text:p>
      <text:p text:style-name="P4">
“如今，工作组已制定了对当前立法的变化，旨在简化和加速VLK的程序。 这些更改在第一读中已经发音了，”邮政指出。</text:p>
      <text:p text:style-name="P4">
是的，第9158号法律提议简化军事军人在伤害情况下的注册(伤口，受伤，伤害)军事零件和医疗机构之间的医疗文件的注册和转诊，第9154号法律规定了扩大军事地层和特殊机构清单的扩大，将提交军事医学委员会。 还建议向像国家所有权这样的国家民用保健机构进行法律。</text:p>
      <text:p text:style-name="P4">
“与此同时，本周在武装部队南部地区的Pedicular医疗临床中心的VLK中推出了一个电子队列(敖德萨)，为了改善该地区的捍卫者和捍卫者的医疗服务。</text:p>
      <text:p text:style-name="P4">
News Source: <text:a xlink:type="simple" xlink:href="https://armyinform.com.ua/2023/04/12/sproshhennya-proczedury-prohodzhennya-vijskovo-likarskyh-komisij/" text:style-name="Internet_20_link" text:visited-style-name="Visited_20_Internet_20_Link">
https://armyinform.com.ua/2023/04/12/sproshhennya-proczedury-prohodzhennya-vijskovo-likarskyh-komisij/</text:a>
</text:p>
      <!--NEWS-->
      <text:h text:style-name="P10" text:outline-level="1">
<text:span text:style-name="T4">
总统签署了一项有关确保乌克兰人在戒严方面养老金供应权的权利的法律</text:span>
</text:h>
      <text:p text:style-name="P4">
作者: ['АРМІЯINFORM']</text:p>
      <text:p text:style-name="P4">
时间: 2023-04-12T80:00:00-04:00</text:p>
      <text:p text:style-name="P4">
描述: 总统Volodymyr Zelensky PID第2981-IH法律法律“关于Vese​​nnya Zmisni ...与乌克兰2022年的战争，与乌克兰与乌克兰的最新新闻，《与乌克兰2022年新闻》的战争，今天与乌克兰2022年的新闻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0/01/ukaz.jpg" text:style-name="Internet_20_link" text:visited-style-name="Visited_20_Internet_20_Link">
ukaz.jpg</text:a>
']</text:p>
      <text:p text:style-name="P4">
标签: ['ВОЛОДИМИР ЗЕЛЕНСЬКИЙ', 'ПЕНСІЙНЕ ЗАБЕЗПЕЧЕННЯ', 'УКАЗ ПРЕЗИДЕНТА УКРАЇНИ']</text:p>
      <text:p text:style-name="P4">
类别: News</text:p>
      <!--METADATA-->
      <text:p text:style-name="P4">
<draw:frame draw:style-name="fr1" draw:name="Image316" text:anchor-type="as-char" svg:width="6.9236in" svg:height="4.615733in" draw:z-index="0">
<draw:image xlink:href="../Images/AРМІЯINFORM/2023-04-12T80-00-00-04-00/ukaz.jpg" xlink:type="simple" xlink:show="embed" xlink:actuate="onLoad" draw:mime-type="image/jpeg"/>
</draw:frame>
总统沃罗迪米尔·泽伦斯基(Volodymyr Zelensky)签署了乌克兰第2981-IX号法律，“关于乌克兰法律的标记“在强制性国家养老金中”，以指定居住在临时占领领土或敌对范围的人的养老金由Verkhovna Rada于3月20日批准。</text:p>
      <text:p text:style-name="P4">
该文件旨在确保公民掌握戒严令的权利。</text:p>
      <text:p text:style-name="P4">
养家糊口的人放弃了已退休年龄或已成为残疾人的公民，生活在临时占领的领土或敌对行动的地方，面临不可能的任命。 是的，他们不能直接应用于乌克兰的养老基金的尸体，也不能通过PFU Web-门户服务申请并支持与占领地区缺席和乌克兰移动通信有关的文件。</text:p>
      <text:p text:style-name="P4">
通过的法律旨在规范这一问题，特别是为武术时期提供，在养老金终止后的三个月内，无论上诉日期如何，养老金都被分配。</text:p>
      <text:p text:style-name="P4">
根据法律，将分配退休金：</text:p>
      <text:p text:style-name="P4">
<text:span text:style-name="T5">
按年龄 - 从退休时代开始的那一天开始； </text:span>
由于残疾 - 从残疾日起； <text:span text:style-name="T5">
与养家糊口的损失有关 - 从养家糊口之后的那一天起； </text:span>
服务多年 - 从解雇之日起的那一天起，该退休金享有这样的养老金，但不到2022年2月24日。</text:p>
      <text:p text:style-name="P4">
法律规则还适用于居住在临时提及领土或敌对行动并留下敌对行动的领土上的公民。</text:p>
      <text:p text:style-name="P4">
资料来源：<text:a xlink:type="simple" xlink:href="https://www.president.gov.ua/news/volodimir-zelenskij-pidpisav-zakon-shodo-zabezpechennya-prav-82217" text:style-name="Internet_20_link" text:visited-style-name="Visited_20_Internet_20_Link">
总统办公室</text:a>
</text:p>
      <text:p text:style-name="P4">
News Source: <text:a xlink:type="simple" xlink:href="https://armyinform.com.ua/2023/04/12/prezydent-pidpysav-zakon-shhodo-zabezpechennya-prava-ukrayincziv-na-pensijne-zabezpechennya-v-umovah-voyennogo-stanu/" text:style-name="Internet_20_link" text:visited-style-name="Visited_20_Internet_20_Link">
https://armyinform.com.ua/2023/04/12/prezydent-pidpysav-zakon-shhodo-zabezpechennya-prava-ukrayincziv-na-pensijne-zabezpechennya-v-umovah-voyennogo-stanu/</text:a>
</text:p>
      <!--NEWS-->
      <text:h text:style-name="P10" text:outline-level="1">
<text:span text:style-name="T4">
我们的艺术袭击了敌人的四个重点领域</text:span>
</text:h>
      <text:p text:style-name="P4">
作者: ['АРМІЯINFORM']</text:p>
      <text:p text:style-name="P4">
时间: 2023-04-12T81:00:00-04:00</text:p>
      <text:p text:style-name="P4">
描述: 火箭发射的Pidrodili，ARTICRICE，ZSERDZHENNYA的四个地区，……与乌克兰2022年的战争，与乌克兰与乌克兰的最新新闻，与乌克兰2022年的新闻战争，今天上次与乌克兰的新闻战争，乌克兰和俄罗斯和俄罗斯和俄罗斯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arta-2.jpg" text:style-name="Internet_20_link" text:visited-style-name="Visited_20_Internet_20_Link">
arta-2.jpg</text:a>
']</text:p>
      <text:p text:style-name="P4">
标签: ['STOPRUSSIA', 'АГРЕСІЯ РФ', 'ВІЙНА', 'ВТОРГНЕННЯ РФ', 'ВТРАТИ ВОРОГА', 'ГШ ЗСУ', 'ХРОНІКА ОБОРОНИ']</text:p>
      <text:p text:style-name="P4">
类别: News</text:p>
      <!--METADATA-->
      <text:p text:style-name="P4">
<draw:frame draw:style-name="fr1" draw:name="Image317" text:anchor-type="as-char" svg:width="6.9236in" svg:height="2.993015in" draw:z-index="0">
<draw:image xlink:href="../Images/AРМІЯINFORM/2023-04-12T81-00-00-04-00/arta-2.jpg" xlink:type="simple" xlink:show="embed" xlink:actuate="onLoad" draw:mime-type="image/jpeg"/>
</draw:frame>
**🔥i</text:p>
      <text:p text:style-name="P4">
导弹和​​炮兵的单位袭击了4个生活区域，武器和军事装备，敌人弹药的组成以及敌人的第一个放射分配站。</text:p>
      <text:p text:style-name="P4">
国防军的航空在入侵者的人员和军事装备的集中领域中遭到6杆。 另外，1个敌人无人机类型“ Orlan -10”，<text:a xlink:type="simple" xlink:href="https://www.facebook.com/GeneralStaff.ua/posts/pfbid02tiNNw4Z8rmn7hnkNGBLtuPeLajrHiKU8nsAC89XmYKoRs3BUq2oD84u4nH8aejjNl" text:style-name="Internet_20_link" text:visited-style-name="Visited_20_Internet_20_Link">
报告</text:a>
乌克兰武装部队的总参谋部。</text:p>
      <text:p text:style-name="P4">
News Source: <text:a xlink:type="simple" xlink:href="https://armyinform.com.ua/2023/04/12/nasha-arta-vrazyla-chotyry-rajony-zoseredzhennya-protyvnyka/" text:style-name="Internet_20_link" text:visited-style-name="Visited_20_Internet_20_Link">
https://armyinform.com.ua/2023/04/12/nasha-arta-vrazyla-chotyry-rajony-zoseredzhennya-protyvnyka/</text:a>
</text:p>
      <!--NEWS-->
      <text:h text:style-name="P10" text:outline-level="1">
<text:span text:style-name="T4">
敌人继续将进攻努力集中在四个方向上</text:span>
</text:h>
      <text:p text:style-name="P4">
作者: ['АРМІЯINFORM']</text:p>
      <text:p text:style-name="P4">
时间: 2023-04-12T82:00:00-04:00</text:p>
      <text:p text:style-name="P4">
描述: 没有被称为技术人员，敌人，敌人，敌人的数字……与乌克兰2022年的战争，与乌克兰的最新新闻，今天与乌克兰2022年的新闻战争，乌克兰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bahmut-2-1-scaled.jpg" text:style-name="Internet_20_link" text:visited-style-name="Visited_20_Internet_20_Link">
bahmut-2-1-scaled.jpg</text:a>
']</text:p>
      <text:p text:style-name="P4">
标签: ['STOPRUSSIA', 'АГРЕСІЯ РФ', 'ВІЙНА', 'ВТОРГНЕННЯ РФ', 'ГШ ЗСУ', 'ХРОНІКА ОБОРОНИ']</text:p>
      <text:p text:style-name="P4">
类别: News</text:p>
      <!--METADATA-->
      <text:p text:style-name="P4">
<draw:frame draw:style-name="fr1" draw:name="Image318" text:anchor-type="as-char" svg:width="6.9236in" svg:height="4.615733in" draw:z-index="0">
<draw:image xlink:href="../Images/AРМІЯINFORM/2023-04-12T82-00-00-04-00/bahmut-2-1-scaled.jpg" xlink:type="simple" xlink:show="embed" xlink:actuate="onLoad" draw:mime-type="image/jpeg"/>
</draw:frame>
<text:span text:style-name="T4">
🔥俄罗斯大纲中的情况</text:span>
</text:p>
      <text:p text:style-name="P4">
尽管技术和活力造成了许多损失，但敌人仍继续在利马，巴赫穆特，阿维迪夫和玛丽斯基的进攻行动中削减主要努力 - 白天反映了34次敌人的袭击。</text:p>
      <text:p text:style-name="P4">
整个乌克兰的导弹和航空罢工的可能性仍然很高，<text:a xlink:type="simple" xlink:href="https://www.facebook.com/GeneralStaff.ua/posts/pfbid02tiNNw4Z8rmn7hnkNGBLtuPeLajrHiKU8nsAC89XmYKoRs3BUq2oD84u4nH8aejjNl" text:style-name="Internet_20_link" text:visited-style-name="Visited_20_Internet_20_Link">
报告</text:a>
乌克兰武装部队的总参谋部。</text:p>
      <text:p text:style-name="P4">
在白天，敌人击中了19次航空罢工，从凌空大火的火箭发射器中进行了10多个涉水，并在我们部队的位置和定居点的基础设施。 平民中有受伤。</text:p>
      <text:p text:style-name="P4">
News Source: <text:a xlink:type="simple" xlink:href="https://armyinform.com.ua/2023/04/12/vorog-prodovzhuye-zoseredzhuvaty-nastupalni-zusyllya-na-chotyroh-napryamkah/" text:style-name="Internet_20_link" text:visited-style-name="Visited_20_Internet_20_Link">
https://armyinform.com.ua/2023/04/12/vorog-prodovzhuye-zoseredzhuvaty-nastupalni-zusyllya-na-chotyroh-napryamkah/</text:a>
</text:p>
      <!--NEWS-->
      <text:h text:style-name="P10" text:outline-level="1">
<text:span text:style-name="T4">
Volodymyr Zelenskyy收到了车臣共和国Ichkera的命令，“国家的荣誉”和Johar Dudayev的命令</text:span>
</text:h>
      <text:p text:style-name="P4">
作者: ['АРМІЯINFORM']</text:p>
      <text:p text:style-name="P4">
时间: 2023-04-12T83:00:00-04:00</text:p>
      <text:p text:style-name="P4">
描述: 乌克兰沃迪米尔·泽伦斯基（Volodymyr Zelensky）总统引爆了联合国，是车臣共和国共和国国际联盟（Chechensko Republiki Ichkeriy）...与乌克兰2022年的战争，与乌克兰与乌克兰的最新新闻，《与乌克兰的新闻》（News News）战争，今天与乌克兰2022年的最新新闻，今天将在乌克兰，乌克兰和俄罗斯和俄罗斯，俄罗斯和俄罗斯和俄罗斯和俄罗斯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orden1.jpeg" text:style-name="Internet_20_link" text:visited-style-name="Visited_20_Internet_20_Link">
orden1.jpeg</text:a>
', '<text:a xlink:type="simple" xlink:href="https://armyinform.com.ua/wp-content/uploads/2023/04/orden-1.jpeg" text:style-name="Internet_20_link" text:visited-style-name="Visited_20_Internet_20_Link">
orden-1.jpeg</text:a>
']</text:p>
      <text:p text:style-name="P4">
标签: ['ВОЛОДИМИР ЗЕЛЕНСЬКИЙ', 'НАГОРОДИ', 'ПРЕЗИДЕНТ УКРАЇНИ', 'ЧЕЧНЯ']</text:p>
      <text:p text:style-name="P4">
类别: News</text:p>
      <!--METADATA-->
      <text:p text:style-name="P4">
<draw:frame draw:style-name="fr1" draw:name="Image319" text:anchor-type="as-char" svg:width="6.9236in" svg:height="4.617948in" draw:z-index="0">
<draw:image xlink:href="../Images/AРМІЯINFORM/2023-04-12T83-00-00-04-00/orden1.jpeg" xlink:type="simple" xlink:show="embed" xlink:actuate="onLoad" draw:mime-type="image/jpeg"/>
</draw:frame>
乌克兰沃迪米尔·泽伦斯基(Volodymyr Zelensky)总统获得了车臣共和国政府的最高州奖项。(Qoman)和柔佛·杜达耶夫(Johar Dudayev)的命令。</text:p>
      <text:p text:style-name="P4">
乌克兰国家的负责人因世界各地的杰出优点和无私的自由和民主农产品以及预期人民的个人服务而受到尊重。</text:p>
      <text:p text:style-name="P4">
“他对祖国的政治硬度和对他的祖国的忠诚使乌克兰人民团结起来，从悬挂的威胁，从俄罗斯人及其血液怪物中夺取恐怖主义方法夺取权力的敌人的威胁，”  - 说。在11月的车臣共和国签署的一项决议中。</text:p>
      <text:p text:style-name="P4">
国家元首亲自授予西里尔·布达诺夫(Cyril Budanov)的负责人。 <draw:frame draw:style-name="fr1" draw:name="Image320" text:anchor-type="as-char" svg:width="6.9236in" svg:height="4.617948in" draw:z-index="0">
<draw:image xlink:href="../Images/AРМІЯINFORM/2023-04-12T83-00-00-04-00/orden-1.jpeg" xlink:type="simple" xlink:show="embed" xlink:actuate="onLoad" draw:mime-type="image/jpeg"/>
</draw:frame>
乔哈尔·杜达耶夫(Johar Dudaev)的命令被授予国家秩序的狂热。 Thakimrden现在授予了车臣政治人物Aslan Mashadov和Zelim Khanodarbiyev，以及立陶宛政治家Vitutas Landsbergis。</text:p>
      <text:p text:style-name="P4">
资料来源：<text:a xlink:type="simple" xlink:href="https://www.president.gov.ua/news/prezident-ukrayini-otrimav-orden-chechenskoyi-respubliki-ich-82229" text:style-name="Internet_20_link" text:visited-style-name="Visited_20_Internet_20_Link">
总统办公室</text:a>
</text:p>
      <text:p text:style-name="P4">
News Source: <text:a xlink:type="simple" xlink:href="https://armyinform.com.ua/2023/04/12/volodymyr-zelenskyj-otrymav-orden-chechenskoyi-respubliky-ichkeriya-chest-nacziyi-ta-orden-imeni-dzhohara-dudayeva/" text:style-name="Internet_20_link" text:visited-style-name="Visited_20_Internet_20_Link">
https://armyinform.com.ua/2023/04/12/volodymyr-zelenskyj-otrymav-orden-chechenskoyi-respubliky-ichkeriya-chest-nacziyi-ta-orden-imeni-dzhohara-dudayeva/</text:a>
</text:p>
      <!--NEWS-->
      <text:h text:style-name="P10" text:outline-level="1">
<text:span text:style-name="T4">
医疗经验是用我们的士兵的鲜血来写的-ICACICANIAL VITALIY TSYMBALYUK</text:span>
</text:h>
      <text:p text:style-name="P4">
作者: ['Олександр Тереверко']</text:p>
      <text:p text:style-name="P4">
时间: 2023-04-12T84:00:00-04:00</text:p>
      <text:p text:style-name="P4">
描述: 在军事媒体中心的猕猴桃中，搅拌的圈子在这个话题上是：“ Innovatsiykh Ukrainian ...与乌克兰2022年的战争，与乌克兰的最新新闻战争，与乌克兰2022年的新闻战争，乌克兰2022年最后一次为乌克兰和俄罗斯进行战争，以及何时，以及何时，当他们说，战争，与乌克兰的战争将在2022年，是否在不久的将来与乌克兰进行战争</text:p>
      <text:p text:style-name="P4">
图片: ['<text:a xlink:type="simple" xlink:href="https://armyinform.com.ua/wp-content/uploads/2023/04/1-43.jpg" text:style-name="Internet_20_link" text:visited-style-name="Visited_20_Internet_20_Link">
1-43.jpg</text:a>
', '<text:a xlink:type="simple" xlink:href="https://armyinform.com.ua/wp-content/uploads/2023/04/2-40.jpg" text:style-name="Internet_20_link" text:visited-style-name="Visited_20_Internet_20_Link">
2-40.jpg</text:a>
', '<text:a xlink:type="simple" xlink:href="https://armyinform.com.ua/wp-content/uploads/2023/04/3-35.jpg" text:style-name="Internet_20_link" text:visited-style-name="Visited_20_Internet_20_Link">
3-35.jpg</text:a>
', '<text:a xlink:type="simple" xlink:href="https://armyinform.com.ua/wp-content/uploads/2023/04/4-31.jpg" text:style-name="Internet_20_link" text:visited-style-name="Visited_20_Internet_20_Link">
4-31.jpg</text:a>
', '<text:a xlink:type="simple" xlink:href="https://armyinform.com.ua/wp-content/uploads/2019/12/tereverko.jpg" text:style-name="Internet_20_link" text:visited-style-name="Visited_20_Internet_20_Link">
tereverko.jpg</text:a>
']</text:p>
      <text:p text:style-name="P4">
标签: ['MILITARY MEDIA CENTER', 'ВІЙСЬКОВІ МЕДИКИ', 'ДОСВІД', 'ІННОВАЦІЇ', 'КРУГЛИЙ СТІЛ', 'ЛІКУВАННЯ ТА РЕАБІЛІТАЦІЯ', 'МЕДИКИ', 'МЕДИЦИНА']</text:p>
      <text:p text:style-name="P4">
类别: News</text:p>
      <!--METADATA-->
      <text:p text:style-name="P4">
<draw:frame draw:style-name="fr1" draw:name="Image321" text:anchor-type="as-char" svg:width="6.9236in" svg:height="4.615733in" draw:z-index="0">
<draw:image xlink:href="../Images/AРМІЯINFORM/2023-04-12T84-00-00-04-00/1-43.jpg" xlink:type="simple" xlink:show="embed" xlink:actuate="onLoad" draw:mime-type="image/jpeg"/>
</draw:frame>
在基辅，在军事媒体中心的圆桌会议上，关于该主题的圆桌会议：“乌克兰医生在救援和修复受伤的士兵中的创新。”</text:p>
      <text:p text:style-name="P4">
该主题由以下主题：乌克兰维塔利·西玛(Tsymbalyuk Inna Bragin医疗服务。</text:p>
      <text:p text:style-name="P4">
<draw:frame draw:style-name="fr1" draw:name="Image322" text:anchor-type="as-char" svg:width="6.9236in" svg:height="4.615733in" draw:z-index="0">
<draw:image xlink:href="../Images/AРМІЯINFORM/2023-04-12T84-00-00-04-00/2-40.jpg" xlink:type="simple" xlink:show="embed" xlink:actuate="onLoad" draw:mime-type="image/jpeg"/>
</draw:frame>
尤其是院士Vitaliy Tsymbalyuk指出，自2014年以来，随着Russo-Ikrainian战争的开始，平民医生就加入了救援。 治疗战斗伤害的经验实际上是没有的，因此他们学会了。 9年来，在乌克兰建立了一个单一的医疗空间，联合军事和民用医疗机构团结起来。 以色列的经验被视为军事医学拨号线的基础。 这个国家的所有药物都能够在几个小时内感到无聊，并确保受伤的武装冲突的接待和待遇。 这是乌克兰医学界的一个例子。</text:p>
      <text:p text:style-name="P4">
<draw:frame draw:style-name="fr1" draw:name="Image323" text:anchor-type="as-char" svg:width="6.9236in" svg:height="4.615733in" draw:z-index="0">
<draw:image xlink:href="../Images/AРМІЯINFORM/2023-04-12T84-00-00-04-00/3-35.jpg" xlink:type="simple" xlink:show="embed" xlink:actuate="onLoad" draw:mime-type="image/jpeg"/>
</draw:frame>
在战争过程中，乌克兰的医生达到了如此高的专业水平，其中82％的受伤返回该系统。</text:p>
      <text:p text:style-name="P4">
许多医生做的手术不仅在乌克兰，而且在世界上都没有类似物。 由于科学和实践的发展，设备和设备能够抓住外科医生进入受伤部位并加速手术的手术。 因此，Vitaliy Tsymbalyuk讲述了一个开发的磁性平台，用于去除手推车，矿山，手榴弹的碎片。 科学和医疗机构和乌克兰科学机构对俄罗斯人的大规模入侵，借助创新的方法，设法挽救了我们72名心脏伤口的战士，有524名军事人员得到了远见，并恢复了。恢复了重度真空后，超过100次听证会。</text:p>
      <text:p text:style-name="P4">
<draw:frame draw:style-name="fr1" draw:name="Image324" text:anchor-type="as-char" svg:width="6.9236in" svg:height="4.615733in" draw:z-index="0">
<draw:image xlink:href="../Images/AРМІЯINFORM/2023-04-12T84-00-00-04-00/4-31.jpg" xlink:type="simple" xlink:show="embed" xlink:actuate="onLoad" draw:mime-type="image/jpeg"/>
</draw:frame>
</text:p>
      <text:p text:style-name="P4">
在12卷专业文献中总结了医师的经验和概述。 不幸的是，根据Tsymbalyuk院士的说法，“医疗经验是由我们的士兵的血写的。”</text:p>
      <text:p text:style-name="P4">
<draw:frame draw:style-name="fr1" draw:name="Image325" text:anchor-type="as-char" svg:width="6.9236in" svg:height="6.9236in" draw:z-index="0">
<draw:image xlink:href="../Images/AРМІЯINFORM/2023-04-12T84-00-00-04-00/tereverko.jpg" xlink:type="simple" xlink:show="embed" xlink:actuate="onLoad" draw:mime-type="image/jpeg"/>
</draw:frame>
<text:a xlink:type="simple" xlink:href="https://armyinform.com.ua/army-authors/oleksandr-tereverko/" text:style-name="Internet_20_link" text:visited-style-name="Visited_20_Internet_20_Link">
Alexander Tereverko</text:a>
陆军通讯员</text:p>
      <text:p text:style-name="P4">
News Source: <text:a xlink:type="simple" xlink:href="https://armyinform.com.ua/2023/04/12/medychnyj-dosvid-pyshetsya-krovyu-nashyh-voyiniv/" text:style-name="Internet_20_link" text:visited-style-name="Visited_20_Internet_20_Link">
https://armyinform.com.ua/2023/04/12/medychnyj-dosvid-pyshetsya-krovyu-nashyh-voyiniv/</text:a>
</text:p>
      <!--NEWS-->
      <text:h text:style-name="P10" text:outline-level="1">
<text:span text:style-name="T4">
敌人继续在与乌克兰边境地区保持重要的力量</text:span>
</text:h>
      <text:p text:style-name="P4">
作者: ['АРМІЯINFORM']</text:p>
      <text:p text:style-name="P4">
时间: 2023-04-12T85:00:00-04:00</text:p>
      <text:p text:style-name="P4">
描述: 在西伯利亚人波利斯基的沃林斯基，Slobozhanskoye探索是运作的……与乌克兰2022年的战争，与乌克兰与乌克兰的最新新闻战争，今天与乌克兰2022年的新闻战争，今天将在乌克兰和俄罗斯之间以及战争之间发动战争他们在2022年与乌克兰有一年</text:p>
      <text:p text:style-name="P4">
图片: ['<text:a xlink:type="simple" xlink:href="https://armyinform.com.ua/wp-content/uploads/2023/04/stezhymo-1.jpg" text:style-name="Internet_20_link" text:visited-style-name="Visited_20_Internet_20_Link">
stezhymo-1.jpg</text:a>
']</text:p>
      <text:p text:style-name="P4">
标签: ['STOPRUSSIA', 'ВІЙНА', 'ВТОРГНЕННЯ РФ', 'ГШ ЗСУ']</text:p>
      <text:p text:style-name="P4">
类别: News</text:p>
      <!--METADATA-->
      <text:p text:style-name="P4">
<draw:frame draw:style-name="fr1" draw:name="Image326" text:anchor-type="as-char" svg:width="6.9236in" svg:height="4.32725in" draw:z-index="0">
<draw:image xlink:href="../Images/AРМІЯINFORM/2023-04-12T85-00-00-04-00/stezhymo-1.jpg" xlink:type="simple" xlink:show="embed" xlink:actuate="onLoad" draw:mime-type="image/jpeg"/>
</draw:frame>
在Volyn，Polissya，Siversky和Slobozhansky的指示中，操作且没有重大变化。 俄罗斯联邦领土兵役部队的确定部队继续留在白俄罗斯共和国领土。 对白俄罗斯共和国武装部队的战斗准备的全面检查正在进行中。 单独的连接和零件以较高的程度给出。 [报告]，以牺牲应征者为代价完成涉及监狱的部队。(https://www.facebook.com/GeneralStaff.ua/posts/pfbid02tiNNw4Z8rmn7hnkNGBLtuPeLajrHiKU8nsAC89XmYKoRs3BUq2oD84u4nH8aejjNl?<text:span text:style-name="T4">
cft</text:span>
%5b0%5d=AZW_GndzQ8YThrlUSJl3q3TeNWNgnkA6eTDH8nkwCPCgGXwHh-5PIYQeAdquDEGbmON0wQYfGhxsg7OoPd4qMF80TrSMMjJUwD1JX8gn2Z6VzpNVf8ASkDpKQQMjx)乌克兰武装部队的总参谋部。</text:p>
      <text:p text:style-name="P4">
敌人继续将某些单位保留在与库斯克和贝尔戈罗德地区的乌克兰国家的边界​​，并继续执行工程设备。 白天，敌人在景观的定居点，铁桥，切尔尼希夫地区的Arkhipivka和Mephadivka，Bilopillya，Volfine，Volfine，Kindrativka，Varachyna，Varachyna，Basil，Zazylia，Sumy地区，以及兽医，Vovchansk，Vovchansk，vovchansk，vovchansk，vovchansk，vovchansk，vovchansk，volachyna，hindrativka，hindrativka，bilopillya，bilopillya，vovchansk，vovchansk，vovchansk，vovchansk，vovchansk，vovchansk，vovchansk， Varbarivka，Zemlyana，Commissiors和Comsissiors and Kom。</text:p>
      <text:p text:style-name="P4">
News Source: <text:a xlink:type="simple" xlink:href="https://armyinform.com.ua/2023/04/12/protyvnyk-i-nadali-trymaye-znachni-syly-u-prykordonnyh-z-ukrayinoyu-rajonah/" text:style-name="Internet_20_link" text:visited-style-name="Visited_20_Internet_20_Link">
https://armyinform.com.ua/2023/04/12/protyvnyk-i-nadali-trymaye-znachni-syly-u-prykordonnyh-z-ukrayinoyu-rajonah/</text:a>
</text:p>
      <!--NEWS-->
      <text:h text:style-name="P10" text:outline-level="1">
<text:span text:style-name="T4">
尽管遭受了许多损失，俄罗斯入侵者还是试图完全控制巴赫穆特</text:span>
</text:h>
      <text:p text:style-name="P4">
作者: ['АРМІЯINFORM']</text:p>
      <text:p text:style-name="P4">
时间: 2023-04-12T86: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bahmut-3.jpg" text:style-name="Internet_20_link" text:visited-style-name="Visited_20_Internet_20_Link">
bahmut-3.jpg</text:a>
']</text:p>
      <text:p text:style-name="P4">
标签: ['STOPRUSSIA', 'БАХМУТСЬКИЙ НАПРЯМОК', 'ВІЙНА', 'ВТОРГНЕННЯ РФ', 'ГШ ЗСУ']</text:p>
      <text:p text:style-name="P4">
类别: News</text:p>
      <!--METADATA-->
      <text:p text:style-name="P4">
<draw:frame draw:style-name="fr1" draw:name="Image327" text:anchor-type="as-char" svg:width="6.9236in" svg:height="3.894525in" draw:z-index="0">
<draw:image xlink:href="../Images/AРМІЯINFORM/2023-04-12T86-00-00-04-00/bahmut-3.jpg" xlink:type="simple" xlink:show="embed" xlink:actuate="onLoad" draw:mime-type="image/jpeg"/>
</draw:frame>
**🔥i</text:p>
      <text:p text:style-name="P4">
在巴赫穆特(Bakhmut)的方向上，敌人继续采取进攻行动，试图完全控制巴赫穆特(Bakhmut)市，而残酷的战斗仍在继续。 在整个采摘过程中，在Chrome和Bubbanivka以北的地区没有成功的进攻行动。 国防军击退了前线敌人的大约18次袭击。 来自敌人的炮击，特别是Vasyukivka，Grigorivka，Bogdanivka，Bakhmut，Ivanivske，Kurdyumivka，Donetsk地区的友谊受伤，[报告] [报告] <text:a xlink:type="simple" xlink:href="https://www.facebook.com/GeneralStaff.ua/posts/pfbid02tiNNw4Z8rmn7hnkNGBLtuPeLajrHiKU8nsAC89XmYKoRs3BUq2oD84u4nH8aejjNl" text:style-name="Internet_20_link" text:visited-style-name="Visited_20_Internet_20_Link">
报告</text:a>
乌克兰武装部队的总参谋部。</text:p>
      <text:p text:style-name="P4">
在Avdeev和Marinsky的指示上，敌人采取了进攻行动</text:p>
      <text:p text:style-name="P4">
在顿涅茨克地区的Marinka，Viceda和Novomikhailivka的地区，没有成功。在Marinka的特定领域，最激烈的战斗继续前进，在这里，有14次敌对袭击。 同时，陶瓷，Novokalinovo，Krasnogorivka，Avdiivka，Vodyane，Netaylovo，Nevelskoye，Karlovka，Georgiyivka，Marinka，Marinka，Donetsk地区的定居点遭受了敌对的炮击。</text:p>
      <text:p text:style-name="P4">
在白天矿物方向上，敌人没有射击诺瓦特卡，沙赫塔尔斯克，诺瓦克兰卡，诺茨克地区Prechistivka的Novomykhailivka，Shakhtarske，Novoukrainka，Veliky Novosilka。</text:p>
      <text:p text:style-name="P4">
News Source: <text:a xlink:type="simple" xlink:href="https://armyinform.com.ua/2023/04/12/ne-zvazhayuchy-na-chyselni-vtraty-rosijski-zagarbnyky-namagayutsya-vzyaty-pid-povnyj-kontrol-bahmut/" text:style-name="Internet_20_link" text:visited-style-name="Visited_20_Internet_20_Link">
https://armyinform.com.ua/2023/04/12/ne-zvazhayuchy-na-chyselni-vtraty-rosijski-zagarbnyky-namagayutsya-vzyaty-pid-povnyj-kontrol-bahmut/</text:a>
</text:p>
      <!--NEWS-->
      <text:h text:style-name="P10" text:outline-level="1">
<text:span text:style-name="T4">
占用者将他们的“ chmobiki”放在被俘虏的学校</text:span>
</text:h>
      <text:p text:style-name="P4">
作者: ['АРМІЯINFORM']</text:p>
      <text:p text:style-name="P4">
时间: 2023-04-12T87:00:00-04:00</text:p>
      <text:p text:style-name="P4">
描述: Rosiskike porpopandy vikoristovati劫持了timchasovo ...与2022年与乌克兰的战争，与乌克兰的最新新闻，今天与乌克兰的新闻战争，乌克兰2022年的《新闻战》，今天将在乌克兰和俄罗斯之间发生战争，以及2022年在2022年与乌克兰之间的战争他们说，不，在不久的将来会与乌克兰发动战争，他们说，今天与乌克兰的战争，今天的乌克兰新闻，乌克兰的新闻，乌克兰媒体在俄罗斯</text:p>
      <text:p text:style-name="P4">
图片: ['<text:a xlink:type="simple" xlink:href="https://armyinform.com.ua/wp-content/uploads/2023/04/vrag.jpg" text:style-name="Internet_20_link" text:visited-style-name="Visited_20_Internet_20_Link">
vrag.jpg</text:a>
']</text:p>
      <text:p text:style-name="P4">
标签: ['STOPRUSSIA', 'АГРЕСІЯ РФ', 'ВІЙНА', 'ВІЙСЬКОВІ ЗЛОЧИНИ РФ', 'ВТОРГНЕННЯ РФ']</text:p>
      <text:p text:style-name="P4">
类别: News</text:p>
      <!--METADATA-->
      <text:p text:style-name="P4">
<draw:frame draw:style-name="fr1" draw:name="Image328" text:anchor-type="as-char" svg:width="6.9236in" svg:height="3.652863in" draw:z-index="0">
<draw:image xlink:href="../Images/AРМІЯINFORM/2023-04-12T87-00-00-04-00/vrag.jpg" xlink:type="simple" xlink:show="embed" xlink:actuate="onLoad" draw:mime-type="image/jpeg"/>
</draw:frame>
俄罗斯入侵者继续使用临时扣押领土的教育机构出于自己的目的，装备其军事物品，并掩盖了“活盾”  - 学生和教学作曲，<text:a xlink:type="simple" xlink:href="https://www.facebook.com/GeneralStaff.ua/posts/pfbid02tiNNw4Z8rmn7hnkNGBLtuPeLajrHiKU8nsAC89XmYKoRs3BUq2oD84u4nH8aejjNl" text:style-name="Internet_20_link" text:visited-style-name="Visited_20_Internet_20_Link">
报告</text:a>
乌克兰武装部队的总参谋部。</text:p>
      <text:p text:style-name="P4">
因此，在赫尔森地区的斯卡多夫斯克市，在最后几天，俄罗斯占领部队在动员中到达。 个人组成放置在教育机构的建筑物中。 同时，占领者强迫工厂组成继续进行教育过程，并强制拜访儿童。</text:p>
      <text:p text:style-name="P4">
同时，在临时被捕获的俄罗斯中增加了药物缺乏症的人道主义纵横交生曲。 俄罗斯职业“当局”大大限制了所有类型的药物的供应。</text:p>
      <text:p text:style-name="P4">
News Source: <text:a xlink:type="simple" xlink:href="https://armyinform.com.ua/2023/04/12/okupanty-rozmishhuyut-svoyih-chmobikiv-v-zahoplenyh-shkolah/" text:style-name="Internet_20_link" text:visited-style-name="Visited_20_Internet_20_Link">
https://armyinform.com.ua/2023/04/12/okupanty-rozmishhuyut-svoyih-chmobikiv-v-zahoplenyh-shkolah/</text:a>
</text:p>
      <!--NEWS-->
      <text:h text:style-name="P10" text:outline-level="1">
<text:span text:style-name="T4">
乌克兰总统会见了美国参议员的代表团</text:span>
</text:h>
      <text:p text:style-name="P4">
作者: ['АРМІЯINFORM']</text:p>
      <text:p text:style-name="P4">
时间: 2023-04-12T88:00:00-04:00</text:p>
      <text:p text:style-name="P4">
描述: “美国参议院的Zipta iz dvopart在仓库约瑟夫·曼钦（Joseph Manchin），莱斯兹（Liszi）...与乌克兰2022年的战争，与乌克兰的战争是今天的最新消息，《与乌克兰2022年的战争》是今天的最后一场战争，将在今天进行战争，将会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p>
      <text:p text:style-name="P4">
标签: ['STOPRUSSIA', 'АГРЕСІЯ РФ', 'ВОЛОДИМИР ЗЕЛЕНСЬКИЙ', 'ВТОРГНЕННЯ РФ', 'ДЕЛЕГАЦІЯ КОНГРЕСУ США', 'ОФІС ПРЕЗИДЕНТА УКРАЇНИ', 'ПРЕЗИДЕНТ УКРАЇНИ']</text:p>
      <text:p text:style-name="P4">
类别: News</text:p>
      <!--METADATA-->
      <text:p text:style-name="P4">
“他在约瑟夫·曼钦(Joseph Manchin)，丽莎·穆尔科夫斯基(Lisa Murkovsky)和马克·凯利(Mark Kelly)遇到了美国参议院的两项代表团。</text:p>
      <text:p text:style-name="P4">
他告知了最前沿的情况，并分享了有关发展前景的评估。” <text:a xlink:type="simple" xlink:href="https://www.facebook.com/zelenskiy.official/videos/1027881448177698/" text:style-name="Internet_20_link" text:visited-style-name="Visited_20_Internet_20_Link">
报告</text:a>
乌克兰Volodymyr Zelenskyy总裁。</text:p>
      <text:p text:style-name="P4">
“他们讨论了美国援助的进一步方向以及这一过程的作用。 我们争取共同价值观 - 自由与民主。 Seshell将对欧洲和世界各地的局势发展起决定性作用。扣除这种全面的支持 - 防御和财务 - 是胜利侵略侵略者的关键。</text:p>
      <text:p text:style-name="P4">
感谢您访问乌克兰。 这是对我们乌克兰人民塔瓦州的支持的重要信号。</text:p>
      <text:p text:style-name="P4">
News Source: <text:a xlink:type="simple" xlink:href="https://armyinform.com.ua/2023/04/12/prezydent-ukrayiny-zustrivsya-iz-delegacziyeyu-senatoriv-kongresu-ssha/" text:style-name="Internet_20_link" text:visited-style-name="Visited_20_Internet_20_Link">
https://armyinform.com.ua/2023/04/12/prezydent-ukrayiny-zustrivsya-iz-delegacziyeyu-senatoriv-kongresu-ssha/</text:a>
</text:p>
      <!--NEWS-->
      <text:h text:style-name="P10" text:outline-level="1">
<text:span text:style-name="T4">
乌克兰总理与美国国防部长的军事支持讨论</text:span>
</text:h>
      <text:p text:style-name="P4">
作者: ['АРМІЯINFORM']</text:p>
      <text:p text:style-name="P4">
时间: 2023-04-12T89:00:00-04:00</text:p>
      <text:p text:style-name="P4">
描述: 乌克兰的rozrakhovo涉及斯塔格南的Vissyskov piditrimka的非重要属性。 Zokrem ...与乌克兰2022年的战争，与乌克兰的最新新闻战争，与乌克兰2022年的新闻战争，今天的最后一次战争将在乌克兰和俄罗斯之间发生战争，当2022年与乌克兰的战争将是他们说，在不久的将来与乌克兰发动了战争</text:p>
      <text:p text:style-name="P4">
图片: ['<text:a xlink:type="simple" xlink:href="https://armyinform.com.ua/wp-content/uploads/2023/04/thumb_202255_820_360_0_0_auto.jpg" text:style-name="Internet_20_link" text:visited-style-name="Visited_20_Internet_20_Link">
thumb_202255_820_360_0_0_auto.jpg</text:a>
']</text:p>
      <text:p text:style-name="P4">
标签: ['STOPRUSSIA', 'ДЕНИС ШМИГАЛЬ', 'ДОПОМОГА ПАРТНЕРІВ', 'ЛЛОЙД ОСТІН']</text:p>
      <text:p text:style-name="P4">
类别: News</text:p>
      <!--METADATA-->
      <text:p text:style-name="P4">
<draw:frame draw:style-name="fr1" draw:name="Image329" text:anchor-type="as-char" svg:width="6.9236in" svg:height="4.610104in" draw:z-index="0">
<draw:image xlink:href="../Images/AРМІЯINFORM/2023-04-12T89-00-00-04-00/thumb_202255_820_360_0_0_auto.jpg" xlink:type="simple" xlink:show="embed" xlink:actuate="onLoad" draw:mime-type="image/jpeg"/>
</draw:frame>
乌克兰指望美国的强大军事支持，特别是重型设备和弹药的供应，以及提供导弹范围。 这是乌克兰丹尼斯·施米加尔总理在与美国国防部长劳埃德·奥斯丁的一次会议上所说的。(https://www.kmu.gov.ua/news/denys-shmyhal-obhovoryv-iz-lloidom-ostinom-viiskovu-pidtrymku-ukrainy)政府门户。</text:p>
      <text:p text:style-name="P4">
Denis Shmigal感谢美国和个人的大力军事支持，以及为当今包括50个国家在内的国防乌克兰建立联系小组的努力。</text:p>
      <text:p text:style-name="P4">
在会议期间，双方详细讨论了乌克兰成功进行下一次反性行动以解放乌克兰土地的紧急需求。</text:p>
      <ul>
        <li>
乌克兰士兵已经证明，在短时间内掌握了最新设备在战场上使用它。 乌克兰总理强调，更快的胜利还需要更多的武器才能更快的胜利：防空，重型火炮和设备，灰浆和水龙头。</li>
      </ul>
      <text:p text:style-name="P4">
News Source: <text:a xlink:type="simple" xlink:href="https://armyinform.com.ua/2023/04/12/premyer-ministr-ukrayiny-obgovoryv-iz-ministrom-oborony-ssha-vijskovu-pidtrymku-nashoyi-krayiny/" text:style-name="Internet_20_link" text:visited-style-name="Visited_20_Internet_20_Link">
https://armyinform.com.ua/2023/04/12/premyer-ministr-ukrayiny-obgovoryv-iz-ministrom-oborony-ssha-vijskovu-pidtrymku-nashoyi-krayiny/</text:a>
</text:p>
      <!--NEWS-->
      <text:h text:style-name="P10" text:outline-level="1">
<text:span text:style-name="T4">
前侦察战士与假体准备进行伦敦马拉松</text:span>
</text:h>
      <text:p text:style-name="P4">
作者: ['АРМІЯINFORM']</text:p>
      <text:p text:style-name="P4">
时间: 2023-04-12T90:00:00-04:00</text:p>
      <text:p text:style-name="P4">
描述: 罗马·卡什普尔·什切尔（Roman Kashpur Shchel）呆了一个小时，我在迷你上的ato pisdirvava没有腿被淹没。 与乌克兰的战争是当今的最新消息，即与乌克兰的战争，盯着乌克兰的战争，盯着乌克兰的战争是今天的最新消息，今天与乌克兰2022年的新闻战，乌克兰和俄罗斯之间的战争将在2022年与乌克兰战争之间发生战争无论是否将在不久的将来与乌克兰进行战争</text:p>
      <text:p text:style-name="P4">
图片: ['<text:a xlink:type="simple" xlink:href="https://armyinform.com.ua/wp-content/uploads/2023/04/kashpur.jpg" text:style-name="Internet_20_link" text:visited-style-name="Visited_20_Internet_20_Link">
kashpur.jpg</text:a>
']</text:p>
      <text:p text:style-name="P4">
标签: ['ВІДЕО', 'ГУР МОУ', 'ІГРИ НЕСКОРЕНИХ', 'ЛОНДОНСЬКИЙ МАРАФОН', 'ПРОТЕЗИ', 'РОЗВІДНИКИ', 'СПОРТСМЕНИ']</text:p>
      <text:p text:style-name="P4">
类别: News</text:p>
      <!--METADATA-->
      <text:p text:style-name="P4">
<draw:frame draw:style-name="fr1" draw:name="Image330" text:anchor-type="as-char" svg:width="6.9236in" svg:height="3.887764in" draw:z-index="0">
<draw:image xlink:href="../Images/AРМІЯINFORM/2023-04-12T90-00-00-04-00/kashpur.jpg" xlink:type="simple" xlink:show="embed" xlink:actuate="onLoad" draw:mime-type="image/jpeg"/>
</draw:frame>
Romankashpur。 视频中的框架</text:p>
      <text:p text:style-name="P4">
罗马·卡什普尔(Roman Kashpur)在ATO期间在迷你店里炸毁，没有腿。 但是，他开始假体，开始达到看似无法克服的山峰。 战士连续两年在英雄奥运会上排名第一，后来在哈尔基夫(Kharkiv)创造了乌克兰的记录，延伸了16吨吨的飞机!</text:p>
      <text:p text:style-name="P4">
关于它<text:a xlink:type="simple" xlink:href="https://gur.gov.ua/content/kolyshnii-voin-rozvidnyk-hotuietsia-probihty-iz-protezom-londonskyi-marafon.html" text:style-name="Internet_20_link" text:visited-style-name="Visited_20_Internet_20_Link">
告诉</text:a>
乌克兰国防部情报部主要部门。</text:p>
      <text:p text:style-name="P4">
罗马在前线受伤后着迷。 他在ATO期间自愿参加了前线。 然后，他与武装部队和辅音签订了合同。 在2019年，在Marinka的领导下，一名勇士在迷你时爆炸。 而且有一个无限。 但是他没有下降。</text:p>
      <text:p text:style-name="P4">
然后有大规模的入侵。 2月24日，罗马将Zakhakov的家人撤离到Khmelnytsky。 然后他回头。 捍卫这座城市。</text:p>
      <text:p text:style-name="P4">
“第一个半月是我参与的积极阶段。 直接，纳诺拉。 在前线。 然后是一个灰色区域，然后在袭击中……指挥官聚集了人。部队增加了仓库，他们需要与他们合作。 人们需要被教导。”战士说。</text:p>
      <text:p text:style-name="P4">
当敌人被驱逐出Kharkiv地区时，战士决定重返运动。 并实现生活另一个梦想。 关于假体的小说正在准备举办伦敦马拉松比赛。放松英雄不允许自己。</text:p>
      <text:p text:style-name="P4">
News Source: <text:a xlink:type="simple" xlink:href="https://armyinform.com.ua/2023/04/12/kolyshnij-voyin-rozvidnyk-iz-protezom-gotuyetsya-probigty-londonskyj-marafon/" text:style-name="Internet_20_link" text:visited-style-name="Visited_20_Internet_20_Link">
https://armyinform.com.ua/2023/04/12/kolyshnij-voyin-rozvidnyk-iz-protezom-gotuyetsya-probigty-londonskyj-marafon/</text:a>
</text:p>
      <!--NEWS-->
      <text:h text:style-name="P10" text:outline-level="1">
<text:span text:style-name="T4">
纳塔利亚·汉尼克（Natalia Humeniuk）：“现在有10艘敌方船只在战斗中有1架火箭架”</text:span>
</text:h>
      <text:p text:style-name="P4">
作者: ['Анастасія Олехнович']</text:p>
      <text:p text:style-name="P4">
时间: 2023-04-12T91:00:00-04:00</text:p>
      <text:p text:style-name="P4">
描述: 着装天气，要完成莫尔斯·蒂佐（Morce Teazho）的明尼维米（Minlivimi），博伊奥瓦（Boyova）热门...与乌克兰2022年的战争，与乌克兰的最新新闻，今天与乌克兰的新闻，乌克兰2022年的新闻战争，乌克兰和俄罗斯之间的战争将在，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09/gumenyuk2.jpg" text:style-name="Internet_20_link" text:visited-style-name="Visited_20_Internet_20_Link">
gumenyuk2.jpg</text:a>
']</text:p>
      <text:p text:style-name="P4">
标签: []</text:p>
      <text:p text:style-name="P4">
类别: News</text:p>
      <!--METADATA-->
      <text:p text:style-name="P4">
<draw:frame draw:style-name="fr1" draw:name="Image331" text:anchor-type="as-char" svg:width="6.9236in" svg:height="3.4618in" draw:z-index="0">
<draw:image xlink:href="../Images/AРМІЯINFORM/2023-04-12T91-00-00-04-00/gumenyuk2.jpg" xlink:type="simple" xlink:show="embed" xlink:actuate="onLoad" draw:mime-type="image/jpeg"/>
</draw:frame>
由于天气状况很大，因此海洋的战斗状况也在发生变化。 据报道，纳塔利亚格曼尤克(Nataliagmenyuk)是南部国防军国防军国防军中心，据报道是唯一新闻的空气。</text:p>
      <ul>
        <li>
当暴风雨减少时，敌人被带到税务2号火箭架上 - 鲁ck和水下。 射中总数为12个口径。 但是现在天气正在恶化，多余的火箭发射器再次被带到了基点。”  - 现在有1架带有4枚火箭的火箭载体正在战斗10艘船。 这是水下火箭发射器。</li>
      </ul>
      <text:p text:style-name="P4">
纳塔利亚·汉尼克(Natalia Humeniuk)提醒人们，这种火箭的开始很复杂，因此应及时执行警报。</text:p>
      <text:p text:style-name="P4">
News Source: <text:a xlink:type="simple" xlink:href="https://armyinform.com.ua/2023/04/12/nataliya-gumenyuk-narazi-na-bojovomu-cherguvanni-z-10-vorozhyh-korabliv-zalyshayetsya-1-raketonosij/" text:style-name="Internet_20_link" text:visited-style-name="Visited_20_Internet_20_Link">
https://armyinform.com.ua/2023/04/12/nataliya-gumenyuk-narazi-na-bojovomu-cherguvanni-z-10-vorozhyh-korabliv-zalyshayetsya-1-raketonosij/</text:a>
</text:p>
      <!--NEWS-->
      <text:h text:style-name="P10" text:outline-level="1">
<text:span text:style-name="T4">
在哈尔基夫，他们向乌克兰艺术家和乌克兰战士安东·德尔比洛夫说再见</text:span>
</text:h>
      <text:p text:style-name="P4">
作者: ['Оксана Іванець']</text:p>
      <text:p text:style-name="P4">
时间: 2023-04-12T92:00:00-04:00</text:p>
      <text:p text:style-name="P4">
描述: Yaku Mi的Vin Buv Schuinoy并没有将所有这些都固定在整个周围。 哈尔科娃（Kharkova）的天堂是非常受伤的……与乌克兰2022年的战争，与乌克兰的战争是今天的最新消息，与乌克兰2022年的战争是今天的最后一场，乌克兰和俄罗斯之间以及何时，乌克兰的战争，何时会发生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4/golovna-24.jpg" text:style-name="Internet_20_link" text:visited-style-name="Visited_20_Internet_20_Link">
golovna-24.jpg</text:a>
', '<text:a xlink:type="simple" xlink:href="https://armyinform.com.ua/wp-content/uploads/2023/04/1-45-150x150.jpg" text:style-name="Internet_20_link" text:visited-style-name="Visited_20_Internet_20_Link">
1-45-150x150.jpg</text:a>
', '<text:a xlink:type="simple" xlink:href="https://armyinform.com.ua/wp-content/uploads/2023/04/2-43-150x150.jpg" text:style-name="Internet_20_link" text:visited-style-name="Visited_20_Internet_20_Link">
2-43-150x150.jpg</text:a>
', '<text:a xlink:type="simple" xlink:href="https://armyinform.com.ua/wp-content/uploads/2023/04/3-37.jpg" text:style-name="Internet_20_link" text:visited-style-name="Visited_20_Internet_20_Link">
3-37.jpg</text:a>
', '<text:a xlink:type="simple" xlink:href="https://armyinform.com.ua/wp-content/uploads/2023/04/4-33.jpg" text:style-name="Internet_20_link" text:visited-style-name="Visited_20_Internet_20_Link">
4-33.jpg</text:a>
', '<text:a xlink:type="simple" xlink:href="https://armyinform.com.ua/wp-content/uploads/2023/04/5-29-150x150.jpg" text:style-name="Internet_20_link" text:visited-style-name="Visited_20_Internet_20_Link">
5-29-150x150.jpg</text:a>
', '<text:a xlink:type="simple" xlink:href="https://armyinform.com.ua/wp-content/uploads/2023/04/6-24-150x150.jpg" text:style-name="Internet_20_link" text:visited-style-name="Visited_20_Internet_20_Link">
6-24-150x150.jpg</text:a>
', '<text:a xlink:type="simple" xlink:href="https://armyinform.com.ua/wp-content/uploads/2023/04/7-12-150x150.jpg" text:style-name="Internet_20_link" text:visited-style-name="Visited_20_Internet_20_Link">
7-12-150x150.jpg</text:a>
', '<text:a xlink:type="simple" xlink:href="https://armyinform.com.ua/wp-content/uploads/2023/04/8-13-150x150.jpg" text:style-name="Internet_20_link" text:visited-style-name="Visited_20_Internet_20_Link">
8-13-150x150.jpg</text:a>
', '<text:a xlink:type="simple" xlink:href="https://armyinform.com.ua/wp-content/uploads/2023/04/9-12-150x150.jpg" text:style-name="Internet_20_link" text:visited-style-name="Visited_20_Internet_20_Link">
9-12-150x150.jpg</text:a>
', '<text:a xlink:type="simple" xlink:href="https://armyinform.com.ua/wp-content/uploads/2023/04/10-11-150x150.jpg" text:style-name="Internet_20_link" text:visited-style-name="Visited_20_Internet_20_Link">
10-11-150x150.jpg</text:a>
']</text:p>
      <text:p text:style-name="P4">
标签: []</text:p>
      <text:p text:style-name="P4">
类别: News</text:p>
      <!--METADATA-->
      <text:p text:style-name="P4">
<draw:frame draw:style-name="fr1" draw:name="Image332" text:anchor-type="as-char" svg:width="6.9236in" svg:height="4.615733in" draw:z-index="0">
<draw:image xlink:href="../Images/AРМІЯINFORM/2023-04-12T92-00-00-04-00/golovna-24.jpg" xlink:type="simple" xlink:show="embed" xlink:actuate="onLoad" draw:mime-type="image/jpeg"/>
</draw:frame>
<text:span text:style-name="T4">
他是一个我们没有时间完全欣赏的人。</text:span>
</text:p>
      <text:p text:style-name="P4">
早晨，哈尔科夫上方的天空在哭...也许这座城市塑造了一个英雄，他在他的祖国Slobozhansky Land的永恒睡眠中休息？</text:p>
      <text:p text:style-name="P4">
…今天哈尔基夫对著名的乌克兰艺术家雕塑家塔米斯主义者安东·德尔比洛夫(Anton Derbilov)告别。 这位艺术家于4月6日在卢汉斯克地区的扎克雷曼战役中去世。</text:p>
      <text:p text:style-name="P4">
这个男人只有43岁...他是一个儿子，一个男人，一个父亲...</text:p>
      <text:p text:style-name="P4">
据朋友称，与他的妻子凯瑟琳(Catherine)一起，他们熟悉他们的少年时代。关于这样的夫妻说：“这样的爱发生一次!”</text:p>
      <text:p text:style-name="P4">
这对夫妇是艺术家。 一次，德比洛夫创立了Sirko Toys Studio。 他们筹集了数千种独特的锡士兵模型。 在他们的收藏中，来自Bohdan Khmelnytsky军队的哥萨克人，从上古时代到20世纪的玩具武器的士兵。 安东还创建了乌克兰和其他国家的brasigetmans和将军。</text:p>
      <text:p text:style-name="P4">
<text:a xlink:type="simple" xlink:href="https://armyinform.com.ua/wp-content/uploads/2023/04/1-45.jpg" text:style-name="Internet_20_link" text:visited-style-name="Visited_20_Internet_20_Link">
!(Images/AРМІЯINFORM/2023-04-12T92-00-00-04-00/1-45-150x150.jpg)</text:a>
</text:p>
      <text:p text:style-name="P4">
<text:a xlink:type="simple" xlink:href="https://armyinform.com.ua/wp-content/uploads/2023/04/2-43.jpg" text:style-name="Internet_20_link" text:visited-style-name="Visited_20_Internet_20_Link">
<draw:frame draw:style-name="fr1" draw:name="Image333" text:anchor-type="as-char" svg:width="6.9236in" svg:height="6.9236in" draw:z-index="0">
<draw:image xlink:href="../Images/AРМІЯINFORM/2023-04-12T92-00-00-04-00/2-43-150x150.jpg" xlink:type="simple" xlink:show="embed" xlink:actuate="onLoad" draw:mime-type="image/jpeg"/>
</draw:frame>
</text:a>
 - 在制作另一个雕塑之前，安东(Anton)研究了军事历史。例如，当芬兰记者与他一起剧情时，他很长一段时间说，俄罗斯人已经从他们的乡下人借来的狙击手，帽子帽子等人那里借来了。 然后，他用他的知识给我们的外国同事留下了深刻的印象。</text:p>
      <text:p text:style-name="P4">
2015年，该男子成为酒精夏威夷四弦琴音乐乐队的成员。 他的乐队Yurer Yakubov的同事告诉Anton加入了音乐集体：最近我找到了他的第一个信息，他通过助理网络写信给我：“下午好!我们与您同住在一个地区!我想问如何学习玩？ 从那天起，他成为我们团队的正式成员。 是巴里顿夏威夷四弦琴。 他演奏的最重要的工具是Tsasalic连锁店和扳手。</text:p>
      <text:p text:style-name="P4">
20多年来，德尔比洛夫的婚姻已经分娩，并抚养了三个女儿-Anna，Oksana和Sofia。 所有的女孩都模仿了父母的才华 - 他们已经掌握了艺术业务。</text:p>
      <text:p text:style-name="P4">
<draw:frame draw:style-name="fr1" draw:name="Image334" text:anchor-type="as-char" svg:width="6.9236in" svg:height="5.1927in" draw:z-index="0">
<draw:image xlink:href="../Images/AРМІЯINFORM/2023-04-12T92-00-00-04-00/3-37.jpg" xlink:type="simple" xlink:show="embed" xlink:actuate="onLoad" draw:mime-type="image/jpeg"/>
</draw:frame>
</text:p>
      <ul>
        <li>
爸爸是一个开朗，乐观和开放的人。 我们总是确定他在这个世界上最爱我们!他用呼吸保护了我们! - 战士索非亚·德比洛夫(Sofia Derbilov)的女儿说。</li>
      </ul>
      <text:p text:style-name="P4">
自从唐巴斯(Donbass)战斗开始以来，这位艺术家积极从事志愿活动。乌克兰独角兽(Ukrainian Unicorn)于2022年2月26日穿着乌克兰领土上的俄罗斯人的攻势。 一家人随后说，不可能保护拒绝离开哈尔基夫的女孩。</text:p>
      <text:p text:style-name="P4">
一旦安东收到武器，与他的兄弟们一起，作为乌克兰国民警卫队第五大旅的一部分，就执行了哈尔基夫北部郊区的形象的战斗任务。</text:p>
      <text:p text:style-name="P4">
<draw:frame draw:style-name="fr1" draw:name="Image335" text:anchor-type="as-char" svg:width="6.9236in" svg:height="9.202618in" draw:z-index="0">
<draw:image xlink:href="../Images/AРМІЯINFORM/2023-04-12T92-00-00-04-00/4-33.jpg" xlink:type="simple" xlink:show="embed" xlink:actuate="onLoad" draw:mime-type="image/jpeg"/>
</draw:frame>
 - 战士说，我是“坦克枢纽”的一部分。  - 他被带到哈尔基夫戒指，走向了可能的敌人突破的方向。我们的主要目的是停止敌方装甲车。 他们去了那里几天，他们住了大约一百个 - 他们结婚了，创造了一个强大的要塞。</text:p>
      <text:p text:style-name="P4">
这位艺术家分享了他一生所做的一切 - 绘制，扮演花花公子工具，塑造等等 - 暂时必须留在过去。被木形小臂，手榴弹发射器和爆炸性。 安东(Anton)报告说，他只有在释放哥萨克小胡子时就会以新的军人形象感知自己。</text:p>
      <text:p text:style-name="P4">
德比洛夫·安东(Derbilov Anton)的士兵是Slobozhansky反击的资深人士。 这是“战斗中的英勇”的奖牌，“鲁斯索乌克兰战争的顽强英雄”和“英勇的服务”。</text:p>
      <ul>
        <li>
我总是很高兴地看着安东!他是我的偶像 - 一位才华横溢的艺术家，一个出色的家庭男人，一个真正的乌克兰战士，他将永远救援，肩膀，抬高他的兄弟们的战斗精神。 在伪“ Lizashur”上丧生的兄弟说，他总是一直前进。</li>
      </ul>
      <text:p text:style-name="P4">
由于迫击炮炮击，今年4月6日，安东·德尔比洛夫(Anton Derbilov)与生命断开了连接，并在战场上丧生，手里拿着武器。</text:p>
      <ul>
        <li>
安东是一个高标准的人，我们不必欣赏的人之一。 现在，我们都充满了愤怒，因为俄罗斯人Killy可能会给乌克兰带来很多东西!我不喜欢“垂死最好的”一词，但不幸的是，最好的死亡……不幸的是，它被包围的爱是没有引人注目的，-Shares Ivanna Skiba-yakubova ...</li>
      </ul>
      <text:p text:style-name="P4">
<text:a xlink:type="simple" xlink:href="https://armyinform.com.ua/wp-content/uploads/2023/04/6-24.jpg" text:style-name="Internet_20_link" text:visited-style-name="Visited_20_Internet_20_Link">
<draw:frame draw:style-name="fr1" draw:name="Image336" text:anchor-type="as-char" svg:width="6.9236in" svg:height="6.9236in" draw:z-index="0">
<draw:image xlink:href="../Images/AРМІЯINFORM/2023-04-12T92-00-00-04-00/6-24-150x150.jpg" xlink:type="simple" xlink:show="embed" xlink:actuate="onLoad" draw:mime-type="image/jpeg"/>
</draw:frame>
</text:a>
</text:p>
      <text:p text:style-name="P4">
<text:a xlink:type="simple" xlink:href="https://armyinform.com.ua/wp-content/uploads/2023/04/7-12.jpg" text:style-name="Internet_20_link" text:visited-style-name="Visited_20_Internet_20_Link">
<draw:frame draw:style-name="fr1" draw:name="Image337" text:anchor-type="as-char" svg:width="6.9236in" svg:height="6.9236in" draw:z-index="0">
<draw:image xlink:href="../Images/AРМІЯINFORM/2023-04-12T92-00-00-04-00/7-12-150x150.jpg" xlink:type="simple" xlink:show="embed" xlink:actuate="onLoad" draw:mime-type="image/jpeg"/>
</draw:frame>
</text:a>
</text:p>
      <text:p text:style-name="P4">
<text:a xlink:type="simple" xlink:href="https://armyinform.com.ua/wp-content/uploads/2023/04/8-13.jpg" text:style-name="Internet_20_link" text:visited-style-name="Visited_20_Internet_20_Link">
<draw:frame draw:style-name="fr1" draw:name="Image338" text:anchor-type="as-char" svg:width="6.9236in" svg:height="6.9236in" draw:z-index="0">
<draw:image xlink:href="../Images/AРМІЯINFORM/2023-04-12T92-00-00-04-00/8-13-150x150.jpg" xlink:type="simple" xlink:show="embed" xlink:actuate="onLoad" draw:mime-type="image/jpeg"/>
</draw:frame>
</text:a>
</text:p>
      <text:p text:style-name="P4">
<text:a xlink:type="simple" xlink:href="https://armyinform.com.ua/wp-content/uploads/2023/04/9-12.jpg" text:style-name="Internet_20_link" text:visited-style-name="Visited_20_Internet_20_Link">
<draw:frame draw:style-name="fr1" draw:name="Image339" text:anchor-type="as-char" svg:width="6.9236in" svg:height="6.9236in" draw:z-index="0">
<draw:image xlink:href="../Images/AРМІЯINFORM/2023-04-12T92-00-00-04-00/9-12-150x150.jpg" xlink:type="simple" xlink:show="embed" xlink:actuate="onLoad" draw:mime-type="image/jpeg"/>
</draw:frame>
</text:a>
</text:p>
      <text:p text:style-name="P4">
<text:a xlink:type="simple" xlink:href="https://armyinform.com.ua/wp-content/uploads/2023/04/10-11.jpg" text:style-name="Internet_20_link" text:visited-style-name="Visited_20_Internet_20_Link">
<draw:frame draw:style-name="fr1" draw:name="Image340" text:anchor-type="as-char" svg:width="6.9236in" svg:height="6.9236in" draw:z-index="0">
<draw:image xlink:href="../Images/AРМІЯINFORM/2023-04-12T92-00-00-04-00/10-11-150x150.jpg" xlink:type="simple" xlink:show="embed" xlink:actuate="onLoad" draw:mime-type="image/jpeg"/>
</draw:frame>
</text:a>
****</text:p>
      <text:p text:style-name="P4">
_opto作者和德比洛夫家族的家庭档案馆</text:p>
      <text:p text:style-name="P4">
News Source: <text:a xlink:type="simple" xlink:href="https://armyinform.com.ua/2023/04/12/u-harkovi-poproshhalysya-z-ukrayinskym-mytczem-ta-ukrayinskym-voyinom-antonom-derbilovym/" text:style-name="Internet_20_link" text:visited-style-name="Visited_20_Internet_20_Link">
https://armyinform.com.ua/2023/04/12/u-harkovi-poproshhalysya-z-ukrayinskym-mytczem-ta-ukrayinskym-voyinom-antonom-derbilovym/</text:a>
</text:p>
      <!--NEWS-->
      <text:h text:style-name="P10" text:outline-level="1">
<text:span text:style-name="T4">
到4月底，西班牙将在乌克兰放置6个豹子坦克和20个APC</text:span>
</text:h>
      <text:p text:style-name="P4">
作者: ['В’ячеслав Ржеуцький']</text:p>
      <text:p text:style-name="P4">
时间: 2023-04-12T93:00:00-04:00</text:p>
      <text:p text:style-name="P4">
描述: Ispaniya到Kinzi Kvistyn将乌克兰6基本储罐豹列，Yaki Buli ...与乌克兰2022的战争，与乌克兰的最新新闻，与乌克兰的新闻，乌克兰2022年的最新新闻，今天，乌克兰和俄罗斯和俄罗斯之间以及乌克兰和俄罗斯之间的战争将会，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ministr-2.jpg" text:style-name="Internet_20_link" text:visited-style-name="Visited_20_Internet_20_Link">
ministr-2.jpg</text:a>
']</text:p>
      <text:p text:style-name="P4">
标签: ['STOPRUSSIA', 'ПІДТРИМКА ПАРТНЕРІВ', 'СВІТ ПІДТРИМУЄ УКРАЇНУ', 'УКРАЇНА - ІСПАНІЯ']</text:p>
      <text:p text:style-name="P4">
类别: News</text:p>
      <!--METADATA-->
      <text:p text:style-name="P4">
<draw:frame draw:style-name="fr1" draw:name="Image341" text:anchor-type="as-char" svg:width="6.9236in" svg:height="5.103575in" draw:z-index="0">
<draw:image xlink:href="../Images/AРМІЯINFORM/2023-04-12T93-00-00-04-00/ministr-2.jpg" xlink:type="simple" xlink:show="embed" xlink:actuate="onLoad" draw:mime-type="image/jpeg"/>
</draw:frame>
到4月底，西班牙将在乌克兰放置6个主要的豹战车，这些战斗坦克已从该国政府恢复，作为相关义务的一部分。</text:p>
      <text:p text:style-name="P4">
西班牙国防部长玛格丽塔塔·罗伯斯(Margarita Robles)在4月12日星期二在马德里举行的联合新闻发布会上宣布了这一点。</text:p>
      <text:p text:style-name="P4">
“很快就会有6个豹子，这些豹子已经恢复，我们还将有20个APC。 我们预计，到本月底，他们必须到达乌克兰。”玛格丽塔·罗伯斯(Margarita Robles)说，他补充说，目前正在恢复4个豹子，这也计划在后来派往乌克兰。</text:p>
      <text:p text:style-name="P4">
这位部长还报告说，今天会议的结果是继续继续准备乌克兰警察，并指出今天西班牙方面已经进行了1000名乌克兰士兵的准备。</text:p>
      <text:p text:style-name="P4">
她补充说，在与乌克兰同事会议的框架内，双方还考虑了其​​他重要合作方式。</text:p>
      <ul>
        <li>
乌克兰现在不仅保护其主权及其领土复杂性，还保护我们的共同价值观。 玛格丽塔·罗伯斯(Margarita Robles)说，这就是为什么我们的支持以及支持整个欧洲的支持，并将继续并将持续到必要的尽可能多的时间。</li>
      </ul>
      <text:p text:style-name="P4">
反过来，乌克兰国防部长Alexei Reznikov感谢西班牙政府向乌克兰提供的国防和人道主义援助，强调西班牙是建立“坦克联盟”的启动者之一，乌克兰通过该援助者接受了现代战斗汽车。</text:p>
      <ul>
        <li>
对我来说，特别优先的是要在战场上保留战场的生命，我非常感谢我们从西班牙坦克·苏格尔德(M-113)收到战斗车，我希望我们能得到更多。 西班牙加入了坦克联盟，该联盟是在拉姆斯坦俱乐部(Ramstein Club)的田野中创建的，所以在本月底，我希望在乌克兰以雷帕德(Leopard)的口音咆哮时，乌克兰的口音却散发着口音。”</li>
      </ul>
      <text:p text:style-name="P4">
News Source: <text:a xlink:type="simple" xlink:href="https://armyinform.com.ua/2023/04/12/ispaniya-postavyt-v-ukrayinu-6-tankiv-leopard-j-20-btr-do-kinczya-kvitnya/" text:style-name="Internet_20_link" text:visited-style-name="Visited_20_Internet_20_Link">
https://armyinform.com.ua/2023/04/12/ispaniya-postavyt-v-ukrayinu-6-tankiv-leopard-j-20-btr-do-kinczya-kvitnya/</text:a>
</text:p>
      <!--NEWS-->
      <text:h text:style-name="P10" text:outline-level="1">
<text:span text:style-name="T4">
来自临时占领地区的内部流离失所者和公民的免费法律援助将变得更加易于接近</text:span>
</text:h>
      <text:p text:style-name="P4">
作者: ['АРМІЯINFORM']</text:p>
      <text:p text:style-name="P4">
时间: 2023-04-12T94:00:00-04:00</text:p>
      <text:p text:style-name="P4">
描述: Verkhovna Rada获得了法律（Prochkt No. 7473-D），Yaki Rodshiryryu，由被授权的...与乌克兰2022年的战争，与乌克兰与乌克兰的最新新闻进行战争，今天与乌克兰的新闻，与乌克兰的新闻，2022年上次与乌克兰的新闻战争，今天将有一场乌克兰与俄罗斯，俄罗斯，俄罗斯和俄罗斯之间的战争是在2022年与乌克兰战争时，是否会在不久的将来与乌克兰与乌克兰进行战争，与乌克兰的战争，今天的乌克兰新闻，乌克兰的新闻，乌克兰媒体在乌克兰媒体上的新闻俄语</text:p>
      <text:p text:style-name="P4">
图片: ['<text:a xlink:type="simple" xlink:href="https://armyinform.com.ua/wp-content/uploads/2023/01/minreintegracziyi-01.jpg" text:style-name="Internet_20_link" text:visited-style-name="Visited_20_Internet_20_Link">
minreintegracziyi-01.jpg</text:a>
']</text:p>
      <text:p text:style-name="P4">
标签: ['ВНУТРІШНЬО ПЕРЕМІЩЕНІ ОСОБИ', 'ДОПОМОГА ВПО', 'МІНРЕІНТЕГРАЦІЇ']</text:p>
      <text:p text:style-name="P4">
类别: News</text:p>
      <!--METADATA-->
      <text:p text:style-name="P4">
<draw:frame draw:style-name="fr1" draw:name="Image342" text:anchor-type="as-char" svg:width="6.9236in" svg:height="5.1927in" draw:z-index="0">
<draw:image xlink:href="../Images/AРМІЯINFORM/2023-04-12T94-00-00-04-00/minreintegracziyi-01.jpg" xlink:type="simple" xlink:show="embed" xlink:actuate="onLoad" draw:mime-type="image/jpeg"/>
</draw:frame>
Verkhovna Rada通过了法律(在7473年到蛋白质)，将IDP从临时占领的领土扩大到免费的二级法律援助，<text:a xlink:type="simple" xlink:href="https://minre.gov.ua/2023/04/12/bezoplatna-pravnycha-dopomoga-dlya-vnutrishno-peremishhenyh-osib-ta-gromadyan-iz-tymchasovo-okupovanyh-terytorij-stane-shhe-dostupnishoyu-rishennya-vru/" text:style-name="Internet_20_link" text:visited-style-name="Visited_20_Internet_20_Link">
报告</text:a>
重返社会部。</text:p>
      <text:p text:style-name="P4">
这是关于以下法律服务的类型：</text:p>
      <text:p text:style-name="P4">
<text:span text:style-name="T5">
在其他人面前，在法院，其他国家机构，地方自治机构中实施代表权利； </text:span>
绘制程序性质的文档。</text:p>
      <text:p text:style-name="P4">
尤其是，居住在tot上的公民将能够寻求自由法律，以造成与俄罗斯侵略有关的房地产损害的损害。</text:p>
      <text:p text:style-name="P4">
可以预见，您可以在电话或在线上寻求此帮助。</text:p>
      <text:p text:style-name="P4">
News Source: <text:a xlink:type="simple" xlink:href="https://armyinform.com.ua/2023/04/12/bezoplatna-pravnycha-dopomoga-dlya-vnutrishno-peremishhenyh-osib-ta-gromadyan-iz-tymchasovo-okupovanyh-terytorij-stane-shhe-dostupnishoyu/" text:style-name="Internet_20_link" text:visited-style-name="Visited_20_Internet_20_Link">
https://armyinform.com.ua/2023/04/12/bezoplatna-pravnycha-dopomoga-dlya-vnutrishno-peremishhenyh-osib-ta-gromadyan-iz-tymchasovo-okupovanyh-terytorij-stane-shhe-dostupnishoyu/</text:a>
</text:p>
      <!--NEWS-->
      <text:h text:style-name="P10" text:outline-level="1">
<text:span text:style-name="T4">
乌克兰将为西班牙武器制造商创建合资企业-Alexei Reznikov</text:span>
</text:h>
      <text:p text:style-name="P4">
作者: ['В’ячеслав Ржеуцький']</text:p>
      <text:p text:style-name="P4">
时间: 2023-04-12T95:00:00-04:00</text:p>
      <text:p text:style-name="P4">
描述: 乌克兰国防前言的明斯基城堡是Viexkovo-Promoslovaya综合大楼的Pidpromisti ...与乌克兰2022年的战争，与乌克兰与乌克兰的最新新闻，与乌克兰的新闻，与乌克兰2022的最新新闻进行战争，今天将在乌克兰和乌克兰之间进行战争，将在乌克兰和乌克兰之间发生一场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bez-nazvy.jpg" text:style-name="Internet_20_link" text:visited-style-name="Visited_20_Internet_20_Link">
bez-nazvy.jpg</text:a>
']</text:p>
      <text:p text:style-name="P4">
标签: ['STOPRUSSIA', 'ПІДТРИМКА ПАРТНЕРІВ', 'СВІТ ПІДТРИМУЄ УКРАЇНУ', 'УКРАЇНА - ІСПАНІЯ']</text:p>
      <text:p text:style-name="P4">
类别: News</text:p>
      <!--METADATA-->
      <text:p text:style-name="P4">
<draw:frame draw:style-name="fr1" draw:name="Image343" text:anchor-type="as-char" svg:width="6.9236in" svg:height="4.065812in" draw:z-index="0">
<draw:image xlink:href="../Images/AРМІЯINFORM/2023-04-12T95-00-00-04-00/bez-nazvy.jpg" xlink:type="simple" xlink:show="embed" xlink:actuate="onLoad" draw:mime-type="image/jpeg"/>
</draw:frame>
乌克兰国防部将向西班牙军事工业综合体的企业提议，以考虑创建共同企业以生产弹药和武器。 这是由马德里的乌克兰·阿列克谢·雷兹尼科夫国防部长宣布的。</text:p>
      <text:p text:style-name="P4">
据他说，相关的提案将在相关会议上由乌克兰方面发表，该会议将在乌克兰国防部长到西班牙的工作之旅的框架内举行。</text:p>
      <text:p text:style-name="P4">
“我准备与他们讨论根据合同获得产品的可能性，而且还可以与乌克兰人创建合资企业的可能性。 在我看来，这对两国来说都是双赢的情况。”雷兹尼科夫报道。</text:p>
      <text:p text:style-name="P4">
News Source: <text:a xlink:type="simple" xlink:href="https://armyinform.com.ua/2023/04/12/ukrayina-proponuvatyme-ispanskym-vyrobnykam-ozbroyennya-stvorennya-spilnyh-pidpryyemstv-oleksij-reznikov/" text:style-name="Internet_20_link" text:visited-style-name="Visited_20_Internet_20_Link">
https://armyinform.com.ua/2023/04/12/ukrayina-proponuvatyme-ispanskym-vyrobnykam-ozbroyennya-stvorennya-spilnyh-pidpryyemstv-oleksij-reznikov/</text:a>
</text:p>
      <!--NEWS-->
      <text:h text:style-name="P10" text:outline-level="1">
<text:span text:style-name="T4">
乌克兰和西班牙讨论了海军行动领域的合作问题</text:span>
</text:h>
      <text:p text:style-name="P4">
作者: ['В’ячеслав Ржеуцький']</text:p>
      <text:p text:style-name="P4">
时间: 2023-04-12T96:00:00-04:00</text:p>
      <text:p text:style-name="P4">
描述: 马德里（Madrid）在马德里（Madrid）进行了讨论，马德里（Madrid）与乌克兰的战争讨论了，与乌克兰的战争，与乌克兰的最新新闻进行了讨论，乌克兰2022年的新闻是今天的最后一场，乌克兰和俄罗斯之间的战争将是一场战争与乌克兰与乌克兰的战争将是不可行</text:p>
      <text:p text:style-name="P4">
图片: ['<text:a xlink:type="simple" xlink:href="https://armyinform.com.ua/wp-content/uploads/2023/04/630_360_1599734550-215.jpg" text:style-name="Internet_20_link" text:visited-style-name="Visited_20_Internet_20_Link">
630_360_1599734550-215.jpg</text:a>
']</text:p>
      <text:p text:style-name="P4">
标签: ['STOPRUSSIA', 'ПІДТРИМКА ПАРТНЕРІВ', 'СВІТ ПІДТРИМУЄ УКРАЇНУ', 'УКРАЇНА - ІСПАНІЯ']</text:p>
      <text:p text:style-name="P4">
类别: News</text:p>
      <!--METADATA-->
      <text:p text:style-name="P4">
<draw:frame draw:style-name="fr1" draw:name="Image344" text:anchor-type="as-char" svg:width="6.9236in" svg:height="3.956343in" draw:z-index="0">
<draw:image xlink:href="../Images/AРМІЯINFORM/2023-04-12T96-00-00-04-00/630_360_1599734550-215.jpg" xlink:type="simple" xlink:show="embed" xlink:actuate="onLoad" draw:mime-type="image/jpeg"/>
</draw:frame>
乌克兰国防部和西班牙国防部长在今天在马德里迪德尼德尼在海军行动领域的合作问题的谈判中。 乌克兰Oleksiy Reznikov的国防部长在新闻发布会上得到了报道。</text:p>
      <text:p text:style-name="P4">
据他说，当事各方特别讨论了加强乌克兰确保占领能力的问题</text:p>
      <text:p text:style-name="P4">
“我们对西班牙舰队在两栖动物调查方向的经验和检查感兴趣。 我们的海军陆战队有机会获得培训课程并使用西班牙舰队。”财政部Alexei Reznikov说，并指出当事方将继续讨论可能的帮助，这不会减少西班牙海军的残疾。</text:p>
      <text:p text:style-name="P4">
News Source: <text:a xlink:type="simple" xlink:href="https://armyinform.com.ua/2023/04/12/ukrayina-i-ispaniya-obgovoryly-pytannya-spivrobitnycztva-u-sferi-vijskovo-morskyh-operaczij/" text:style-name="Internet_20_link" text:visited-style-name="Visited_20_Internet_20_Link">
https://armyinform.com.ua/2023/04/12/ukrayina-i-ispaniya-obgovoryly-pytannya-spivrobitnycztva-u-sferi-vijskovo-morskyh-operaczij/</text:a>
</text:p>
      <!--NEWS-->
      <text:h text:style-name="P10" text:outline-level="1">
<text:span text:style-name="T4">
Volodymyr Zelenskyy：“乌克兰不会有废墟 - 这是我们的目标”</text:span>
</text:h>
      <text:p text:style-name="P4">
作者: ['АРМІЯINFORM']</text:p>
      <text:p text:style-name="P4">
时间: 2023-04-12T97:00:00-04:00</text:p>
      <text:p text:style-name="P4">
描述: 我很健康，乌克兰人！ 与Zustrichi的特殊格式一起命运...与乌克兰2022年的战争，与乌克兰的战争是今天的最新消息，今天与乌克兰2022年的战争是今天的战争，乌克兰和俄罗斯之间的战争是否会发生战争，什么时候他们说，与乌克兰的战争将在2022年，是否在2022年，在不久的将来与乌克兰战争，他们说，今天与乌克兰的战争，今天的乌克兰新闻，乌克兰新闻，乌克兰媒体在俄罗斯的乌克兰新闻</text:p>
      <text:p text:style-name="P4">
图片: []</text:p>
      <text:p text:style-name="P4">
标签: ['STOPRUSSIA', 'ВІДЕОЗВЕРНЕННЯ ПРЕЗИДЕНТА УКРАЇНИ', 'ВІЙНА', 'ВОЛОДИМИР ЗЕЛЕНСЬКИЙ', 'ВТОРГНЕННЯ РФ', 'ПРЕЗИДЕНТ УКРАЇНИ']</text:p>
      <text:p text:style-name="P4">
类别: News</text:p>
      <!--METADATA-->
      <text:p text:style-name="P4">
<text:span text:style-name="T4">
 <text:span text:style-name="T5">
我希望健康，亲爱的乌克兰人!</text:span>
 </text:span>
</text:p>
      <text:p text:style-name="P4">
他刚刚参加了乌克兰财务支持的特殊支持形式。 这项活动在华盛顿举行，联合金融民主国家 - 我们的合作伙伴，欧洲委员会，国际金融机构的负责人：国际货币基金组织，世界银行，欧洲重建和发展银行。 主题是首先恢复。 战场之后我们国家的恢复。</text:p>
      <text:p text:style-name="P4">
我感谢我的合作伙伴帮助我们维持可持续性和财务稳定性。 他敦促更加活跃，以便乌克兰人可以更积极地重建，使乌克兰人正常生活。</text:p>
      <text:p text:style-name="P4">
乌克兰不会有废墟。 这是我们的目标。 这将是恐怖分子全部损失的特定二氧化碳。</text:p>
      <text:p text:style-name="P4">
此外，全世界都知道这些决定 - 关于俄罗斯，俄罗斯官员，寡头的资产，他们是富有的，而他们的国家成为恐怖分子……所有这些都被激活，以弥补俄罗斯带来痛苦和痛苦的人的损失。 。 对于侵略者来说，战争应该是最昂贵的。 我们为此做了一切。 感谢支持我们的合作伙伴。</text:p>
      <text:p text:style-name="P4">
他今天在基辅与美国参议院的代表团 - 一个两党代表团会面。我告知战场上以及我们的机会上正在发生的事情。以及我们一直，我们已经证明了我们与美国的关系在供应中的关系武器的财政支持是完全干净的，完全透明的。 合作伙伴对每个单元和每个武器的每个单位都有完整的视野。 重要的是，没有人工操作会被我们的信任宠坏。</text:p>
      <text:p text:style-name="P4">
当然，我很高兴听到来自美国的客人对乌克兰的积极话语以及我们设法实现恐怖命运的目标。</text:p>
      <text:p text:style-name="P4">
今天对我来说，在我的情感上和光荣的是，祝贺我们的年轻警察和SES的救援人员完成学习。 超过3000年的青年 - 专业和爱国 - 现在正在加入那些想要保护生活安全性和正常性的人。 他们还将在最危险的Quaregions中工作。 该分布将在苏米地区哈尔基夫的边界的前线供应。 有些人将与新的攻击队作战。我相信，今天内政部的毕业生在为人类的希望辩护。</text:p>
      <text:p text:style-name="P4">
顺便说一句，我现在想庆祝这样的后卫 - 尤其是来自尼科波尔的救援人员。 Artem Shuldyakova少校的SES，Fyodor中尉Zaykina，高级中士Vasyl Muzychenko，初级抗击者Vitaliy Bulkin。 谢谢大家的救助 - 俄罗斯火箭中风的乌克兰人!</text:p>
      <text:p text:style-name="P4">
我还将注意到警察人员 - “白人”，他们在家里拯救我们的人民，撤离，派遣人道主义援助，复苏...</text:p>
      <text:p text:style-name="P4">
我感谢Avdiivka的警察Gennady Yudin对儿童的救赎，医护人员Popi，Popi是Mariinsky Frort的白人天使之一。 他们已经救出了我们数百名人民，包括重伤。</text:p>
      <text:p text:style-name="P4">
今天，我也要感谢在赫尔森地区工作的国家警察弗拉基米尔·佩雷塞特(Vladimir Perepelytsya)的爆炸，他的工作非常有效。</text:p>
      <text:p text:style-name="P4">
还有一个。</text:p>
      <text:p text:style-name="P4">
今天，在我们国家，传统上，庆祝火箭和太空行业员工的日子。 总是荣耀乌克兰的行业。 我确定他会做的!</text:p>
      <text:p text:style-name="P4">
谢谢所有保留我们潜力的人。 我们目前的融合水平是国际关系，我们的权力水平(无论是国家还是社会)，乌克兰应得的，我们的人民水平 - 所有这一切都将使乌克兰能够与先进的国家一起发展外太空，以及我们的业务 - 以及高级公司。</text:p>
      <text:p text:style-name="P4">
但是首先 - 我们将赢!特别是要归功于乌克兰火箭。</text:p>
      <text:p text:style-name="P4">
荣耀现在我们现在正在战斗的所有士兵!</text:p>
      <text:p text:style-name="P4">
谢谢所有帮助乌克兰的人!</text:p>
      <text:p text:style-name="P4">
感谢所有保护我们人民并保护乌克兰生活的人!</text:p>
      <text:p text:style-name="P4">
<text:span text:style-name="T4">
 <text:span text:style-name="T5">
荣耀与乌克兰!</text:span>
 </text:span>
</text:p>
      <text:p text:style-name="P4">
资料来源：<text:a xlink:type="simple" xlink:href="https://www.president.gov.ua/news/zhodnoyi-ruyini-v-ukrayini-ne-bude-ce-nasha-meta-zvernennya-82237" text:style-name="Internet_20_link" text:visited-style-name="Visited_20_Internet_20_Link">
乌克兰总统办公室</text:a>
</text:p>
      <text:p text:style-name="P4">
News Source: <text:a xlink:type="simple" xlink:href="https://armyinform.com.ua/2023/04/12/my-nichogo-ne-zbyrayemosya-zabuvaty-j-proshhaty-vbyvczyam-zakonna-vidpovidalnist-bude-za-vse-prezydent-ukrayiny/" text:style-name="Internet_20_link" text:visited-style-name="Visited_20_Internet_20_Link">
https://armyinform.com.ua/2023/04/12/my-nichogo-ne-zbyrayemosya-zabuvaty-j-proshhaty-vbyvczyam-zakonna-vidpovidalnist-bude-za-vse-prezydent-ukrayiny/</text:a>
</text:p>
      <!--NEWS-->
      <text:h text:style-name="P10" text:outline-level="1">
<text:span text:style-name="T4">
签署了有关恢复乌克兰能源的额外2亿美元的协议</text:span>
</text:h>
      <text:p text:style-name="P4">
作者: ['АРМІЯINFORM']</text:p>
      <text:p text:style-name="P4">
时间: 2023-04-12T98:00:00-04:00</text:p>
      <text:p text:style-name="P4">
描述: 12 Kvistyni Pid Hour Robocho Vasyton（美国）Prem-Miniristrist丹尼斯·施马尔·弗里夫（Denis Schmigal Proviv）...与乌克兰2022年的战争，与乌克兰的最新新闻，今天与乌克兰的新闻，与乌克兰的新闻战争，今天与乌克兰2022年最后一次战争，乌克兰和俄罗斯之间的战争将在乌克兰和俄罗斯之间发生战争，2022年与乌克兰与乌克兰的战争将是不在的，无论在不久的将来是否会与乌克兰进行战争，今天与乌克兰的战争，今天的乌克兰新闻，乌克兰新闻，乌克兰媒体在俄罗斯的乌克兰新闻</text:p>
      <text:p text:style-name="P4">
图片: ['<text:a xlink:type="simple" xlink:href="https://armyinform.com.ua/wp-content/uploads/2023/04/thumb_202277_820_360_0_0_auto.jpg" text:style-name="Internet_20_link" text:visited-style-name="Visited_20_Internet_20_Link">
thumb_202277_820_360_0_0_auto.jpg</text:a>
']</text:p>
      <text:p text:style-name="P4">
标签: ['ДЕНИС ШМИГАЛЬ', 'МІЖНАРОДНА ДОПОМОГА', 'ПІДТРИМКА ПАРТНЕРІВ', 'СВІТ ПІДТРИМУЄ УКРАЇНУ']</text:p>
      <text:p text:style-name="P4">
类别: News</text:p>
      <!--METADATA-->
      <text:p text:style-name="P4">
<draw:frame draw:style-name="fr1" draw:name="Image345" text:anchor-type="as-char" svg:width="6.9236in" svg:height="4.610104in" draw:z-index="0">
<draw:image xlink:href="../Images/AРМІЯINFORM/2023-04-12T98-00-00-04-00/thumb_202277_820_360_0_0_auto.jpg" xlink:type="simple" xlink:show="embed" xlink:actuate="onLoad" draw:mime-type="image/jpeg"/>
</draw:frame>
4月12日在华盛顿访问期间(美国)总理丹尼斯希尔(Denyshigal)会见了世界银行的领导。 会议也由乌克兰安德里·皮斯尼国家银行(National Bank of National Bank Andriy Pyshny)和乌克兰·塞尔盖(Sergey Marchenko)的财政部长主席参加，<text:a xlink:type="simple" xlink:href="https://www.kmu.gov.ua/news/denys-shmyhal-u-vashynhtoni-pidpysav-uhodu-pro-zaluchennia-dodatkovykh-200-mln-dolariv-na-vidnovlennia-ukrainskoi-enerhetyky" text:style-name="Internet_20_link" text:visited-style-name="Visited_20_Internet_20_Link">
报告</text:a>
政府门户。</text:p>
      <text:p text:style-name="P4">
在会议期间，丹尼斯·施密历(Denis Schmigal)与世界银行业务活动主任安娜·比尔德(Anna Bierde)一起签署了一项协议，授予授予乌克兰能源恢复的Grantmultidonic目标基金。 该建议将为2亿美元。</text:p>
      <text:p text:style-name="P4">
根据丹尼斯·施米格尔(Denis Shmigal)的说法，乌克兰的恢复今年开始，能源是优先事项之一。</text:p>
      <text:p text:style-name="P4">
“从世界银行筹集的资金将被分配，以重建基辅，哈尔基夫，米科洛，苏米和切尔尼希夫地区的电力网络和热源系统。 今年冬天，我们在光明和乌扎扎拉兹的战斗中赢得了俄罗斯赢得了俄罗斯的准备，我们正在为下一个暖气季节做准备。”乌克兰总理强调。</text:p>
      <text:p text:style-name="P4">
在重建计划的框架内，乌克兰和世界银行还在激活三个项目：在能源领域 - 在运输基础设施领域的重新塑件项目 - 项目relinc，在医疗保健领域 - Healukraine的项目。</text:p>
      <text:p text:style-name="P4">
Denis Shmigal强调，自第二次世界大战和乌克兰以来，乌克兰的恢复将成为欧洲最大的发展项目，目前正在动员合作伙伴的实施。</text:p>
      <text:p text:style-name="P4">
“我们已经与金融拉姆斯坦与世界银行的代表共同讨论，并为外国投资的军事风险保险做好准备。 现在，这是吸引这些投资而无需等待战争的关键工具。”乌克兰律师负责人说。</text:p>
      <text:p text:style-name="P4">
Denis Shmigal感谢世界银行对乌克兰的支持以及政府实施的续签计划。</text:p>
      <text:p text:style-name="P4">
News Source: <text:a xlink:type="simple" xlink:href="https://armyinform.com.ua/2023/04/12/pidpysano-ugodu-pro-zaluchennya-dodatkovyh-200-mln-dolariv-na-vidnovlennya-ukrayinskoyi-energetyky/" text:style-name="Internet_20_link" text:visited-style-name="Visited_20_Internet_20_Link">
https://armyinform.com.ua/2023/04/12/pidpysano-ugodu-pro-zaluchennya-dodatkovyh-200-mln-dolariv-na-vidnovlennya-ukrayinskoyi-energetyky/</text:a>
</text:p>
      <!--NEWS-->
      <text:h text:style-name="P10" text:outline-level="1">
<text:span text:style-name="T4">
短的。 战争。 第414天</text:span>
</text:h>
      <text:p text:style-name="P4">
作者: ['АРМІЯINFORM']</text:p>
      <text:p text:style-name="P4">
时间: 2023-04-12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 'ВІДЕОДАЙДЖЕСТ', 'ВІЙНА', 'ВТОРГНЕННЯ РФ', 'ГШ ЗСУ']</text:p>
      <text:p text:style-name="P4">
类别: News</text:p>
      <!--METADATA-->
      <text:p text:style-name="P4">
News Source: <text:a xlink:type="simple" xlink:href="https://armyinform.com.ua/2023/04/12/korotko-vijna-den-414-videodajdzhest/" text:style-name="Internet_20_link" text:visited-style-name="Visited_20_Internet_20_Link">
https://armyinform.com.ua/2023/04/12/korotko-vijna-den-414-videodajdzhest/</text:a>
</text:p>
      <!--NEWS-->
      <text:h text:style-name="P10" text:outline-level="1">
<text:span text:style-name="T4">
囚犯立场捷克总统</text:span>
</text:h>
      <text:p text:style-name="P4">
作者: Ukrinform (Person)</text:p>
      <text:p text:style-name="P4">
出版商: Укринформ (Organization)</text:p>
      <text:p text:style-name="P4">
出版时间: 2023-04-13T-31:20:00+03:00</text:p>
      <text:p text:style-name="P4">
修改时间: 2023-04-13T00:20:00+03:00</text:p>
      <text:p text:style-name="P4">
描述: 如果确认乌克兰战俘的斩首视频的可靠性，俄罗斯军队将与伊黎伊斯兰国的恐怖分子保持同步。  - 乌克林。</text:p>
      <text:p text:style-name="P4">
图片: ["<text:a xlink:type="simple" xlink:href="https://static.ukrinform.com/photos/2023_02/thumb_files/630_360_1676727661-548.jpg" text:style-name="Internet_20_link" text:visited-style-name="Visited_20_Internet_20_Link">
630_360_16767...</text:a>
"]</text:p>
      <text:p text:style-name="P4">
标签: ['Чехія', 'Страта', 'Воєнні злочини', 'Війна з росією', 'Петр Павел']</text:p>
      <text:p text:style-name="P4">
类型: Article</text:p>
      <!--METADATA-->
      <text:p text:style-name="P4">
<draw:frame draw:style-name="fr1" draw:name="Image346" text:anchor-type="as-char" svg:width="6.9236in" svg:height="3.956343in" draw:z-index="0">
<draw:image xlink:href="../Images/yкринформ/2023-04-13T-31-20-00-03-00/630_360_1676727661-548.jpg" xlink:type="simple" xlink:show="embed" xlink:actuate="onLoad" draw:mime-type="image/jpeg"/>
</draw:frame>
如果确认乌克兰战俘的分歧，俄罗斯军方将与伊黎伊斯兰国恐怖分子保持同步。</text:p>
      <text:p text:style-name="P4">
根据乌克林福称<text:a xlink:type="simple" xlink:href="https://www.ceskenoviny.cz/zpravy/pavel-kdyby-bylo-brutalni-video-prave-rusove-by-stanuli-po-boku-isis/2351205" text:style-name="Internet_20_link" text:visited-style-name="Visited_20_Internet_20_Link">
</text:a>
捷克共和国佩特帕维尔(Petrpavel)的总统说。</text:p>
      <text:p text:style-name="P4">
帕维尔说：“如果确认视频，俄罗斯军队将受到伊迪尔的谴责，每个人都应受到谴责。”</text:p>
      <text:p text:style-name="P4">
<text:span text:style-name="T4">
另请阅读：</text:span>
 <text:span text:style-name="T4">
 <text:a xlink:type="simple" xlink:href="https://www.ukrinform.ua/rubric-polytics/3695103-gensek-oon-u-zahu-vid-video-zi-stratou-ukrainskogo-polonenogo.html" text:style-name="Internet_20_link" text:visited-style-name="Visited_20_Internet_20_Link">
</text:a>
</text:span>
</text:p>
      <text:p text:style-name="P4">
他指出，要确认视频的准确性以过早地结论这一特定案例。</text:p>
      <text:p text:style-name="P4">
同时，保罗召回了乌克兰战争期间犯下的许多其他有据可查的案件，该案件在21世纪没有地位。</text:p>
      <text:p text:style-name="P4">
<text:span text:style-name="T4">
另请阅读：</text:span>
 <text:span text:style-name="T4">
 <text:a xlink:type="simple" xlink:href="https://www.ukrinform.ua/rubric-polytics/3694939-video-zi-stratou-polonenogo-malo-nalakati-ale-vijslo-navpaki-posol-britanii.html" text:style-name="Internet_20_link" text:visited-style-name="Visited_20_Internet_20_Link">
</text:a>
</text:span>
</text:p>
      <text:p text:style-name="P4">
据报道，网络上出现了两个视频，据称被斩首乌克兰捍卫者。</text:p>
      <text:p text:style-name="P4">
根据信息_ <text:span text:style-name="T4">
 <text:a xlink:type="simple" xlink:href="https://www.ukrinform.ua/rubric-ato/3694690-cnn-viavilo-dva-video-iz-nibito-obezgolovlennam-ukrainskih-voiniv.html" text:style-name="Internet_20_link" text:visited-style-name="Visited_20_Internet_20_Link">
</text:a>
</text:span>
 _，第一个视频于4月8日在社交网络的Pro -russian频道上发布。 它被“瓦格纳”(Wagner)拆除，并显示了两只斩首的乌克兰军队躺在被损坏的军用汽车附近的地面上的尸体。俄罗斯帐户声称该视频是在巴赫穆特附近拍摄的。</text:p>
      <text:p text:style-name="P4">
<text:span text:style-name="T4">
另请阅读：</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鉴于框架中的植被，第二个视频出现在Twitter上并故意模糊的视频可能是在夏天录制的。 在上面，乌克兰军方斩首了一个用刀的俄罗斯男孩，他以奈迪迪多的声音来斩首，在大屠杀开始时可能还活着。</text:p>
      <text:p text:style-name="P4">
乌克兰的安全局对一段视频进行了预审，俄罗斯入侵者切断了乌克兰囚犯的负责人。</text:p>
      <text:p text:style-name="P4">
<text:span text:style-name="T4">
另请阅读：</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News Source: <text:a xlink:type="simple" xlink:href="https://www.ukrinform.ua/rubric-polytics/3695128-prezident-cehii-pro-stratu-polonenogo-akso-video-spravzne-rosia-pririvnaetsa-do-idil.html" text:style-name="Internet_20_link" text:visited-style-name="Visited_20_Internet_20_Link">
https://www.ukrinform.ua/rubric-polytics/3695128-prezident-cehii-pro-stratu-polonenogo-akso-video-spravzne-rosia-pririvnaetsa-do-idil.html</text:a>
</text:p>
      <!--NEWS-->
      <text:h text:style-name="P10" text:outline-level="1">
<text:span text:style-name="T4">
波迪亚克嘲笑白俄罗斯外交部，该部与俄罗斯联邦进行了乌克兰的谈判</text:span>
</text:h>
      <text:p text:style-name="P4">
作者: Ukrinform (Person)</text:p>
      <text:p text:style-name="P4">
出版商: Укринформ (Organization)</text:p>
      <text:p text:style-name="P4">
出版时间: 2023-04-13T-33:11:00+03:00</text:p>
      <text:p text:style-name="P4">
修改时间: 2023-04-13T00:11:00+03:00</text:p>
      <text:p text:style-name="P4">
描述: 总统办公室米哈伊尔·波多利亚克（Mikhail Podolyak）的顾问表示，明斯克（Minsk）提供了乌克兰（Ukraine）不要抵制和赋予俄罗斯联邦“削减”自己。  - 乌克林。</text:p>
      <text:p text:style-name="P4">
图片: ["<text:a xlink:type="simple" xlink:href="https://static.ukrinform.com/photos/2022_03/thumb_files/630_360_1647521738-527.jpeg" text:style-name="Internet_20_link" text:visited-style-name="Visited_20_Internet_20_Link">
630_360_16475...</text:a>
"]</text:p>
      <text:p text:style-name="P4">
标签: ['білорусь', 'Подоляк', 'Війна з росією']</text:p>
      <text:p text:style-name="P4">
类型: Article</text:p>
      <!--METADATA-->
      <text:p text:style-name="P4">
<draw:frame draw:style-name="fr1" draw:name="Image347" text:anchor-type="as-char" svg:width="6.9236in" svg:height="3.956343in" draw:z-index="0">
<draw:image xlink:href="../Images/yкринформ/2023-04-13T-33-11-00-03-00/630_360_1647521738-527.jpeg" xlink:type="simple" xlink:show="embed" xlink:actuate="onLoad" draw:mime-type="image/jpeg"/>
</draw:frame>
总统顾问Mikhail Podolyak表示，明斯克提供乌克兰来阻碍抵抗运动，并使俄罗斯联邦“削减”自己。</text:p>
      <text:p text:style-name="P4">
根据乌克林福姆的说法，总统办公室米哈伊尔·波多利亚克(Mikhail Podolyak)负责人的顾问写在<text:a xlink:type="simple" xlink:href="https://t.me/M_Podolyak/134" text:style-name="Internet_20_link" text:visited-style-name="Visited_20_Internet_20_Link">
</text:a>
。</text:p>
      <text:p text:style-name="P4">
“迷人的舞蹈仙女。(https://www.ukrinform.ua/tag-bilorus) - 最终为我们提供停下来，坐在谈判表上。 立即地。 同时 - 仔细地 - 并没有仔细地坚持……完全禁止重新部署，武器供应，搬迁军队，” Podolyak说。</text:p>
      <text:p text:style-name="P4">
据OP负责人的顾问称，这种声明直接说 - “不要抵抗，让俄罗斯削减你。”</text:p>
      <text:p text:style-name="P4">
Podolyak说：“我很清楚，一个淡淡的开朗的愚蠢可以使您希望保持坚实的态度。但是，展现您的生活并不是那么必要。”俄罗斯联邦。</text:p>
      <text:p text:style-name="P4">
Podolyak表示，白俄罗斯显然失去了主观性的残余，因此“疯狂的“疯狂”倡议“疯狂的“俄罗斯帽子”“关于战术核”。</text:p>
      <text:p text:style-name="P4">
“尽管如此，它还是向公众说：“也许我们会担任调解人？ 我们是如此权威。 Podolyak补充说，我们有权说出“ ...简单地比盗窃要糟糕”。</text:p>
      <text:p text:style-name="P4">
<text:span text:style-name="T4">
另请阅读：</text:span>
 <text:a xlink:type="simple" xlink:href="https://www.ukrinform.ua/rubric-world/3692669-bilorus-napravila-tanki-do-kordonu-z-litvou-zmi.html" text:style-name="Internet_20_link" text:visited-style-name="Visited_20_Internet_20_Link">
<text:span text:style-name="T4">
白俄罗斯</text:span>
</text:a>
据报道，匈牙利的维亚齐人期间，白俄罗斯·谢尔盖·阿莱尼克(Belarus Sergey Aleinik)的外交大臣表示，明斯克赞成“立即休战”以及乌克兰与俄罗斯之间的间隔，乌克兰与俄罗斯之间的间隔销售了一场全面的战争。</text:p>
      <text:p text:style-name="P4">
News Source: <text:a xlink:type="simple" xlink:href="https://www.ukrinform.ua/rubric-polytics/3695126-podolak-vismiav-mzs-bilorusi-ake-proponue-ukraini-peregovori-z-rf.html" text:style-name="Internet_20_link" text:visited-style-name="Visited_20_Internet_20_Link">
https://www.ukrinform.ua/rubric-polytics/3695126-podolak-vismiav-mzs-bilorusi-ake-proponue-ukraini-peregovori-z-rf.html</text:a>
</text:p>
      <!--NEWS-->
      <text:h text:style-name="P10" text:outline-level="1">
<text:span text:style-name="T4">
波迪亚克嘲笑白俄罗斯外交部，该部与俄罗斯联邦进行了乌克兰的谈判</text:span>
</text:h>
      <text:p text:style-name="P4">
作者: Ukrinform (Person)</text:p>
      <text:p text:style-name="P4">
出版商: Укринформ (Organization)</text:p>
      <text:p text:style-name="P4">
出版时间: 2023-04-13T00:11:00+03:00</text:p>
      <text:p text:style-name="P4">
修改时间: 2023-04-13T00:11:00+03:00</text:p>
      <text:p text:style-name="P4">
描述: 总统办公室米哈伊尔·波多利亚克（Mikhail Podolyak）的顾问表示，明斯克（Minsk）提供了乌克兰（Ukraine）不要抵制和赋予俄罗斯联邦“削减”自己。  - 乌克林。</text:p>
      <text:p text:style-name="P4">
图片: ["<text:a xlink:type="simple" xlink:href="https://static.ukrinform.com/photos/2022_03/thumb_files/630_360_1647521738-527.jpeg" text:style-name="Internet_20_link" text:visited-style-name="Visited_20_Internet_20_Link">
630_360_16475...</text:a>
"]</text:p>
      <text:p text:style-name="P4">
标签: ['білорусь', 'Подоляк', 'Війна з росією']</text:p>
      <text:p text:style-name="P4">
类型: Article</text:p>
      <!--METADATA-->
      <text:p text:style-name="P4">
<draw:frame draw:style-name="fr1" draw:name="Image348" text:anchor-type="as-char" svg:width="6.9236in" svg:height="3.956343in" draw:z-index="0">
<draw:image xlink:href="../Images/yкринформ/2023-04-13T00-11-00-03-00/630_360_1647521738-527.jpeg" xlink:type="simple" xlink:show="embed" xlink:actuate="onLoad" draw:mime-type="image/jpeg"/>
</draw:frame>
总统顾问Mikhail Podolyak表示，明斯克提供乌克兰来阻碍抵抗运动，并使俄罗斯联邦“削减”自己。</text:p>
      <text:p text:style-name="P4">
根据乌克林福姆的说法，总统办公室米哈伊尔·波多利亚克(Mikhail Podolyak)负责人的顾问写在<text:a xlink:type="simple" xlink:href="https://t.me/M_Podolyak/134" text:style-name="Internet_20_link" text:visited-style-name="Visited_20_Internet_20_Link">
</text:a>
。</text:p>
      <text:p text:style-name="P4">
“迷人的舞蹈仙女。(https://www.ukrinform.ua/tag-bilorus) - 最终为我们提供停下来，坐在谈判表上。 立即地。 同时 - 仔细地 - 并没有仔细地坚持……完全禁止重新部署，武器供应，搬迁军队，” Podolyak说。</text:p>
      <text:p text:style-name="P4">
据OP负责人的顾问称，这种声明直接说 - “不要抵抗，让俄罗斯削减你。”</text:p>
      <text:p text:style-name="P4">
Podolyak说：“我很清楚，一个淡淡的开朗的愚蠢可以使您希望保持坚实的态度。但是，展现您的生活并不是那么必要。”俄罗斯联邦。</text:p>
      <text:p text:style-name="P4">
Podolyak表示，白俄罗斯显然失去了主观性的残余，因此“疯狂的“疯狂”倡议“疯狂的“俄罗斯帽子”“关于战术核”。</text:p>
      <text:p text:style-name="P4">
“尽管如此，它还是向公众说：“也许我们会担任调解人？ 我们是如此权威。 Podolyak补充说，我们有权说出“ ...简单地比盗窃要糟糕”。</text:p>
      <text:p text:style-name="P4">
<text:span text:style-name="T4">
另请阅读：</text:span>
 <text:a xlink:type="simple" xlink:href="https://www.ukrinform.ua/rubric-world/3692669-bilorus-napravila-tanki-do-kordonu-z-litvou-zmi.html" text:style-name="Internet_20_link" text:visited-style-name="Visited_20_Internet_20_Link">
<text:span text:style-name="T4">
白俄罗斯</text:span>
</text:a>
据报道，匈牙利的维亚齐人期间，白俄罗斯·谢尔盖·阿莱尼克(Belarus Sergey Aleinik)的外交大臣表示，明斯克赞成“立即休战”以及乌克兰与俄罗斯之间的间隔，乌克兰与俄罗斯之间的间隔销售了一场全面的战争。</text:p>
      <text:p text:style-name="P4">
News Source: <text:a xlink:type="simple" xlink:href="https://www.ukrinform.ua/rubric-polytics/3695126-podolak-vismiav-mzs-bilorusi-ake-proponue-ukraini-peregovori-z-rf.html" text:style-name="Internet_20_link" text:visited-style-name="Visited_20_Internet_20_Link">
https://www.ukrinform.ua/rubric-polytics/3695126-podolak-vismiav-mzs-bilorusi-ake-proponue-ukraini-peregovori-z-rf.html</text:a>
</text:p>
      <!--NEWS-->
      <text:h text:style-name="P10" text:outline-level="1">
<text:span text:style-name="T4">
囚犯立场捷克总统</text:span>
</text:h>
      <text:p text:style-name="P4">
作者: Ukrinform (Person)</text:p>
      <text:p text:style-name="P4">
出版商: Укринформ (Organization)</text:p>
      <text:p text:style-name="P4">
出版时间: 2023-04-13T00:20:00+03:00</text:p>
      <text:p text:style-name="P4">
修改时间: 2023-04-13T00:20:00+03:00</text:p>
      <text:p text:style-name="P4">
描述: 如果确认乌克兰战俘的斩首视频的可靠性，俄罗斯军队将与伊黎伊斯兰国的恐怖分子保持同步。  - 乌克林。</text:p>
      <text:p text:style-name="P4">
图片: ["<text:a xlink:type="simple" xlink:href="https://static.ukrinform.com/photos/2023_02/thumb_files/630_360_1676727661-548.jpg" text:style-name="Internet_20_link" text:visited-style-name="Visited_20_Internet_20_Link">
630_360_16767...</text:a>
"]</text:p>
      <text:p text:style-name="P4">
标签: ['Чехія', 'Страта', 'Воєнні злочини', 'Війна з росією', 'Петр Павел']</text:p>
      <text:p text:style-name="P4">
类型: Article</text:p>
      <!--METADATA-->
      <text:p text:style-name="P4">
<draw:frame draw:style-name="fr1" draw:name="Image349" text:anchor-type="as-char" svg:width="6.9236in" svg:height="3.956343in" draw:z-index="0">
<draw:image xlink:href="../Images/yкринформ/2023-04-13T00-20-00-03-00/630_360_1676727661-548.jpg" xlink:type="simple" xlink:show="embed" xlink:actuate="onLoad" draw:mime-type="image/jpeg"/>
</draw:frame>
如果确认乌克兰战俘的分歧，俄罗斯军方将与伊黎伊斯兰国恐怖分子保持同步。</text:p>
      <text:p text:style-name="P4">
根据乌克林福称<text:a xlink:type="simple" xlink:href="https://www.ceskenoviny.cz/zpravy/pavel-kdyby-bylo-brutalni-video-prave-rusove-by-stanuli-po-boku-isis/2351205" text:style-name="Internet_20_link" text:visited-style-name="Visited_20_Internet_20_Link">
</text:a>
捷克共和国佩特帕维尔(Petrpavel)的总统说。</text:p>
      <text:p text:style-name="P4">
帕维尔说：“如果确认视频，俄罗斯军队将受到伊迪尔的谴责，每个人都应受到谴责。”</text:p>
      <text:p text:style-name="P4">
<text:span text:style-name="T4">
另请阅读：</text:span>
 <text:span text:style-name="T4">
 <text:a xlink:type="simple" xlink:href="https://www.ukrinform.ua/rubric-polytics/3695103-gensek-oon-u-zahu-vid-video-zi-stratou-ukrainskogo-polonenogo.html" text:style-name="Internet_20_link" text:visited-style-name="Visited_20_Internet_20_Link">
</text:a>
</text:span>
</text:p>
      <text:p text:style-name="P4">
他指出，要确认视频的准确性以过早地结论这一特定案例。</text:p>
      <text:p text:style-name="P4">
同时，保罗召回了乌克兰战争期间犯下的许多其他有据可查的案件，该案件在21世纪没有地位。</text:p>
      <text:p text:style-name="P4">
<text:span text:style-name="T4">
另请阅读：</text:span>
 <text:span text:style-name="T4">
 <text:a xlink:type="simple" xlink:href="https://www.ukrinform.ua/rubric-polytics/3694939-video-zi-stratou-polonenogo-malo-nalakati-ale-vijslo-navpaki-posol-britanii.html" text:style-name="Internet_20_link" text:visited-style-name="Visited_20_Internet_20_Link">
</text:a>
</text:span>
</text:p>
      <text:p text:style-name="P4">
据报道，网络上出现了两个视频，据称被斩首乌克兰捍卫者。</text:p>
      <text:p text:style-name="P4">
根据信息_ <text:span text:style-name="T4">
 <text:a xlink:type="simple" xlink:href="https://www.ukrinform.ua/rubric-ato/3694690-cnn-viavilo-dva-video-iz-nibito-obezgolovlennam-ukrainskih-voiniv.html" text:style-name="Internet_20_link" text:visited-style-name="Visited_20_Internet_20_Link">
</text:a>
</text:span>
 _，第一个视频于4月8日在社交网络的Pro -russian频道上发布。 它被“瓦格纳”(Wagner)拆除，并显示了两只斩首的乌克兰军队躺在被损坏的军用汽车附近的地面上的尸体。俄罗斯帐户声称该视频是在巴赫穆特附近拍摄的。</text:p>
      <text:p text:style-name="P4">
<text:span text:style-name="T4">
另请阅读：</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鉴于框架中的植被，第二个视频出现在Twitter上并故意模糊的视频可能是在夏天录制的。 在上面，乌克兰军方斩首了一个用刀的俄罗斯男孩，他以奈迪迪多的声音来斩首，在大屠杀开始时可能还活着。</text:p>
      <text:p text:style-name="P4">
乌克兰的安全局对一段视频进行了预审，俄罗斯入侵者切断了乌克兰囚犯的负责人。</text:p>
      <text:p text:style-name="P4">
<text:span text:style-name="T4">
另请阅读：</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News Source: <text:a xlink:type="simple" xlink:href="https://www.ukrinform.ua/rubric-polytics/3695128-prezident-cehii-pro-stratu-polonenogo-akso-video-spravzne-rosia-pririvnaetsa-do-idil.html" text:style-name="Internet_20_link" text:visited-style-name="Visited_20_Internet_20_Link">
https://www.ukrinform.ua/rubric-polytics/3695128-prezident-cehii-pro-stratu-polonenogo-akso-video-spravzne-rosia-pririvnaetsa-do-idil.html</text:a>
</text:p>
      <!--NEWS-->
      <text:h text:style-name="P10" text:outline-level="1">
<text:span text:style-name="T4">
美国情报泄漏：乌克兰的战争可能会持久</text:span>
</text:h>
      <text:p text:style-name="P4">
作者: Ukrinform (Person)</text:p>
      <text:p text:style-name="P4">
出版商: Укринформ (Organization)</text:p>
      <text:p text:style-name="P4">
出版时间: 2023-04-13T00:41:00+03:00</text:p>
      <text:p text:style-name="P4">
修改时间: 2023-04-13T00:41:00+03:00</text:p>
      <text:p text:style-name="P4">
描述: 根据美国情报人员的说法，俄罗斯针对乌克兰的战争今年可以持续一年，更长的时间。  - 乌克林。</text:p>
      <text:p text:style-name="P4">
图片: ["<text:a xlink:type="simple" xlink:href="https://static.ukrinform.com/photos/2022_09/thumb_files/630_360_1664507137-368.jpg" text:style-name="Internet_20_link" text:visited-style-name="Visited_20_Internet_20_Link">
630_360_16645...</text:a>
"]</text:p>
      <text:p text:style-name="P4">
标签: ['Пентагон', 'Війна з росією', 'Документи']</text:p>
      <text:p text:style-name="P4">
类型: Article</text:p>
      <!--METADATA-->
      <text:p text:style-name="P4">
<draw:frame draw:style-name="fr1" draw:name="Image350" text:anchor-type="as-char" svg:width="6.9236in" svg:height="3.956343in" draw:z-index="0">
<draw:image xlink:href="../Images/yкринформ/2023-04-13T00-41-00-03-00/630_360_1664507137-368.jpg" xlink:type="simple" xlink:show="embed" xlink:actuate="onLoad" draw:mime-type="image/jpeg"/>
</draw:frame>
美国情报局，俄罗斯针对乌克兰的战争可以持续一年或更长的时间。</text:p>
      <text:p text:style-name="P4">
美国国防部的秘密文件证明了这一点，该机构熟悉<text:a xlink:type="simple" xlink:href="https://www.reuters.com/world/europe/ukraine-war-already-with-up-354000-casualties-likely-drag-us-documents-2023-04-12/" text:style-name="Internet_20_link" text:visited-style-name="Visited_20_Internet_20_Link">
</text:a>
。</text:p>
      <text:p text:style-name="P4">
值得注意的是，在2023年2月23日的一份文件中，众所周知，尽管俄罗斯几乎无法捕捉到今年的唐巴斯。</text:p>
      <text:p text:style-name="P4">
该文件写道：“俄罗斯在唐巴斯(Donbass)的疲惫活动的蔓延大概可能引起了耳聋，却干涉了莫斯科今年占领整个地区的目的。”</text:p>
      <text:p text:style-name="P4">
<text:span text:style-name="T4">
另请阅读：</text:span>
 <text:span text:style-name="T4">
 <text:a xlink:type="simple" xlink:href="https://www.ukrinform.ua/rubric-polytics/3695069-vitik-dokumentiv-pentagonu-e-sumissu-pravdivoi-ta-nepravdivoi-informacii-reznikov.html" text:style-name="Internet_20_link" text:visited-style-name="Visited_20_Internet_20_Link">
</text:a>
</text:span>
</text:p>
      <text:p text:style-name="P4">
鉴于此，武装对抗可以在2023年延迟。</text:p>
      <text:p text:style-name="P4">
该文件说：“这种策略使俄罗斯部队减少了俄罗斯力量，并保留在不可预见的恢复时期，它可能会耗尽俄罗斯单位，以防止莫斯科的军事目标，这将导致2023年摇滚战争后发动旷日持久的战争。”</text:p>
      <text:p text:style-name="P4">
请注意，此泄漏的可靠性尚未建立，路透社失败了，无法检查提供的信息。</text:p>
      <text:p text:style-name="P4">
<text:span text:style-name="T4">
另请阅读：</text:span>
 <text:span text:style-name="T4">
 <text:a xlink:type="simple" xlink:href="https://www.ukrinform.ua/rubric-polytics/3694725-putin-dosi-virit-so-zmoze-roztrositi-ukrainu-i-zahid-cru.html" text:style-name="Internet_20_link" text:visited-style-name="Visited_20_Internet_20_Link">
</text:a>
</text:span>
</text:p>
      <text:p text:style-name="P4">
上周，《纽约时报》报道说，五角大楼正在调查社交网络上有关美国和北约计划在计划中的武装部队的泄漏。</text:p>
      <text:p text:style-name="P4">
总统办公室负责人Mikhail Podolyak的顾问表示，乌克兰反官方文件的出版是俄罗斯虚张声势。</text:p>
      <text:p text:style-name="P4">
美国司法部已开始调查文件泄漏。</text:p>
      <text:p text:style-name="P4">
News Source: <text:a xlink:type="simple" xlink:href="https://www.ukrinform.ua/rubric-ato/3695131-vitik-rozviddanih-ssa-vijna-v-ukraini-moze-stati-zataznou.html" text:style-name="Internet_20_link" text:visited-style-name="Visited_20_Internet_20_Link">
https://www.ukrinform.ua/rubric-ato/3695131-vitik-rozviddanih-ssa-vijna-v-ukraini-moze-stati-zataznou.html</text:a>
</text:p>
      <!--NEWS-->
      <text:h text:style-name="P10" text:outline-level="1">
<text:span text:style-name="T4">
呼吁“乌克兰师”的宣传员梅德维奇克（Medvedchuk）拘留了国家叛国罪</text:span>
</text:h>
      <text:p text:style-name="P4">
作者: ['АРМІЯINFORM']</text:p>
      <text:p text:style-name="P4">
时间: 2023-04-13T97:00:00-04:00</text:p>
      <text:p text:style-name="P4">
描述: Khokhoki Khokhnyani的服务从Khmelnitsky Proserici宣传家绘制了...与乌克兰2022年的战争，与乌克兰的战争是今天的最新新闻，这是与乌克兰2022年的新闻战争，乌克兰和乌克兰之间的战争将在今天，将在乌克兰和乌克兰之间进行战争，将会发生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标签: ['ДЕРЖАВНА ЗРАДА', 'ЗРАДНИКИ', 'ПРОПАГАНДИСТИ', 'СБУ']</text:p>
      <text:p text:style-name="P4">
类别: News</text:p>
      <!--METADATA-->
      <text:p text:style-name="P4">
<draw:frame draw:style-name="fr1" draw:name="Image351" text:anchor-type="as-char" svg:width="6.9236in" svg:height="4.615733in" draw:z-index="0">
<draw:image xlink:href="../Images/AРМІЯINFORM/2023-04-13T97-00-00-04-00/propagandyst-0.jpg" xlink:type="simple" xlink:show="embed" xlink:actuate="onLoad" draw:mime-type="image/jpeg"/>
</draw:frame>
乌克兰的安全局拘留了赫梅尔尼茨基职业 - 俄罗斯 - 俄罗斯宣传家的俄罗斯宣传，他协助侵略者在针对乌克兰战争中。</text:p>
      <text:p text:style-name="P4">
关于它<text:a xlink:type="simple" xlink:href="https://ssu.gov.ua/novyny/sbu-zatrymala-propahandysta-medvedchuka-yakyi-zaklykav-do-podilu-ukrainy" text:style-name="Internet_20_link" text:visited-style-name="Visited_20_Internet_20_Link">
报告</text:a>
SBU新闻服务。</text:p>
      <text:p text:style-name="P4">
“即使在全面入侵之前，它也是为梅德维奇克(Medvedchuk)工作的政治先驱者的一部分。 据发现，涉及“克里姆林宫媒体形象”的“媒体形象为“和平缔造者”的人，在莫斯科是“听到”的人。 为此，他定期发表有关宣传预设的文章，”该消息写道。</text:p>
      <text:p text:style-name="P4">
此外，在2020年初，他自愿开始为俄罗斯信息“新闻前”工作，该信息已在临时占领的克里米亚注册。</text:p>
      <text:p text:style-name="P4">
在开始对俄罗斯联邦的全面侵略开始之后，参与赫梅尔尼特斯基的人反复传播出版物，这使乌克兰国家在国际公认的边界中的存在质疑。</text:p>
      <text:p text:style-name="P4">
他还以乌克兰的比例政策情况传播了国防军，并传播假货。 SBU发起的语言专家证实了该人的颠覆性活动的事实。</text:p>
      <text:p text:style-name="P4">
<draw:frame draw:style-name="fr1" draw:name="Image352" text:anchor-type="as-char" svg:width="6.9236in" svg:height="4.615733in" draw:z-index="0">
<draw:image xlink:href="../Images/AРМІЯINFORM/2023-04-13T97-00-00-04-00/propagandyst-1.jpg" xlink:type="simple" xlink:show="embed" xlink:actuate="onLoad" draw:mime-type="image/jpeg"/>
</draw:frame>
在Khmelnitsky攻击者居住地进行搜索时，发现了他在犯罪卡中使用的计算机和手机。 根据收集的证据，安全局的调查人员告诉他根据艺术的第1部分的盈利。 《乌克兰刑法》 111(叛国罪).</text:p>
      <text:p text:style-name="P4">
Фігуранту обрано запобіжний захід — тримання під вартою без права внесеннязастави.</text:p>
      <text:p text:style-name="P4">
News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4月12日的错误信息摘要</text:span>
</text:h>
      <text:p text:style-name="P4">
作者: ['АРМІЯINFORM']</text:p>
      <text:p text:style-name="P4">
时间: 2023-04-13T98:00:00-04:00</text:p>
      <text:p text:style-name="P4">
描述: Dobisrku novivkh假货在他的Facebook中心出现，在Facebook中心遭到诽谤...与乌克兰2022年的战争，与乌克兰的最新新闻，今天与乌克兰的新闻战争，乌克兰2022年最后一次，将在乌克兰与乌克兰之间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标签: ['STOPRUSSIA', 'ВІЙНА', 'ВТОРГНЕННЯ РФ', 'РОСІЙСЬКІ ФЕЙКИ']</text:p>
      <text:p text:style-name="P4">
类别: News</text:p>
      <!--METADATA-->
      <text:p text:style-name="P4">
<draw:frame draw:style-name="fr1" draw:name="Image353" text:anchor-type="as-char" svg:width="6.9236in" svg:height="5.1927in" draw:z-index="0">
<draw:image xlink:href="../Images/AРМІЯINFORM/2023-04-13T98-00-00-04-00/stop-fake-news-blurred-woman-wearing-gloves-scaled.jpg" xlink:type="simple" xlink:show="embed" xlink:actuate="onLoad" draw:mime-type="image/jpeg"/>
</draw:frame>
精选的假货<text:a xlink:type="simple" xlink:href="https://www.facebook.com/protydiyadezinformatsiyi.cpd/posts/pfbid07y6qS5w4WmSxqyDTuk98X68dLNbdoQJUGWFcPmx9jVLXEBFJspD1hs4bmHmjSd16l" text:style-name="Internet_20_link" text:visited-style-name="Visited_20_Internet_20_Link">
公开</text:a>
在您的Facebook页面上，是打击错误信息的中心。</text:p>
      <text:p text:style-name="P4">
<draw:frame draw:style-name="fr1" draw:name="Image354" text:anchor-type="as-char" svg:width="6.9236in" svg:height="6.9236in" draw:z-index="0">
<draw:image xlink:href="../Images/AРМІЯINFORM/2023-04-13T98-00-00-04-00/340814580_957123915443101_6905894541533759366_n.jpg" xlink:type="simple" xlink:show="embed" xlink:actuate="onLoad" draw:mime-type="image/jpeg"/>
</draw:frame>
CPD发现：</text:p>
      <text:p text:style-name="P4">
<text:span text:style-name="T4">
误传</text:span>
</text:p>
      <text:p text:style-name="P4">
在俄罗斯联邦的杜马州，他们采用了一份关于“破坏乌克兰正统教会的毁灭”的声明，该声明指出“基辅支持分裂结构和新纳粹组织的犯罪行为，这激发了正统教会，强行消除了正统教会社区，抓住牧师。”</text:p>
      <text:p text:style-name="P4">
<text:span text:style-name="T4">
 伪造的 </text:span>
</text:p>
      <text:p text:style-name="P4">
“西方武器来到乌克兰，尤其是墨西哥士兵和PTRC，通过腐败，落在世界范围内，落入了有组织犯罪的手中，是iextremists的恐怖分子。 俄罗斯联邦外交部说：“很快就有可能提出平民处置安全问题。”</text:p>
      <text:p text:style-name="P4">
<text:span text:style-name="T4">
误传</text:span>
</text:p>
      <text:p text:style-name="P4">
“通过美国生物圈的地缘政治局势类似于“原子时代”的开始，“俄罗斯联邦的杜马州已开始调查乌克兰美国生物创造者的工作。 同时，俄罗斯总统发言人D.Peskov报道说：“俄罗斯联邦已将世界吸引到美国生物代理的非法工作。”</text:p>
      <text:p text:style-name="P4">
News Source: <text:a xlink:type="simple" xlink:href="https://armyinform.com.ua/2023/04/13/dezinformaczijnyj-dajdzhest-za-12-kvitnya/" text:style-name="Internet_20_link" text:visited-style-name="Visited_20_Internet_20_Link">
https://armyinform.com.ua/2023/04/13/dezinformaczijnyj-dajdzhest-za-12-kvit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